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99in"/>
    </style:style>
    <style:style style:name="co2" style:family="table-column">
      <style:table-column-properties fo:break-before="auto" style:column-width="0.348in"/>
    </style:style>
    <style:style style:name="co3" style:family="table-column">
      <style:table-column-properties fo:break-before="auto" style:column-width="0.3661in"/>
    </style:style>
    <style:style style:name="co4" style:family="table-column">
      <style:table-column-properties fo:break-before="auto" style:column-width="0.189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422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2736in"/>
    </style:style>
    <style:style style:name="co10" style:family="table-column">
      <style:table-column-properties fo:break-before="auto" style:column-width="0.3945in"/>
    </style:style>
    <style:style style:name="co11" style:family="table-column">
      <style:table-column-properties fo:break-before="auto" style:column-width="0.5898in"/>
    </style:style>
    <style:style style:name="co12" style:family="table-column">
      <style:table-column-properties fo:break-before="auto" style:column-width="0.5429in"/>
    </style:style>
    <style:style style:name="co13" style:family="table-column">
      <style:table-column-properties fo:break-before="auto" style:column-width="0.9701in"/>
    </style:style>
    <style:style style:name="co14" style:family="table-column">
      <style:table-column-properties fo:break-before="auto" style:column-width="1.3138in"/>
    </style:style>
    <style:style style:name="co15" style:family="table-column">
      <style:table-column-properties fo:break-before="auto" style:column-width="1.0819in"/>
    </style:style>
    <style:style style:name="co16" style:family="table-column">
      <style:table-column-properties fo:break-before="auto" style:column-width="1.0075in"/>
    </style:style>
    <style:style style:name="co17" style:family="table-column">
      <style:table-column-properties fo:break-before="auto" style:column-width="1.2398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0.6543in"/>
    </style:style>
    <style:style style:name="co20" style:family="table-column">
      <style:table-column-properties fo:break-before="auto" style:column-width="1.2862in"/>
    </style:style>
    <style:style style:name="co21" style:family="table-column">
      <style:table-column-properties fo:break-before="auto" style:column-width="1.1283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language-asian="en" style:country-asian="US" style:font-size-complex="5.65000009536743pt" style:language-complex="en" style:country-complex="US"/>
    </style:style>
    <style:style style:name="ce2" style:family="table-cell" style:parent-style-name="Default"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3" style:family="table-cell" style:parent-style-name="Default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" table:default-cell-style-name="Default"/>
        <table:table-column table:style-name="co4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5" table:default-cell-style-name="ce3"/>
        <table:table-row table:style-name="ro1">
          <table:table-cell office:value-type="string">
            <text:p>ID,N,12,0</text:p>
          </table:table-cell>
          <table:table-cell office:value-type="string">
            <text:p>DATA,N,12,0</text:p>
          </table:table-cell>
          <table:table-cell office:value-type="string">
            <text:p>DISTRICT,C,12</text:p>
          </table:table-cell>
          <table:table-cell office:value-type="string">
            <text:p>MEMBERS,N,8,1</text:p>
          </table:table-cell>
          <table:table-cell office:value-type="string">
            <text:p>LOCKED,C,1</text:p>
          </table:table-cell>
          <table:table-cell office:value-type="string">
            <text:p>NAME,C,43</text:p>
          </table:table-cell>
          <table:table-cell office:value-type="string">
            <text:p>POPULATION,N,11,0</text:p>
          </table:table-cell>
          <table:table-cell office:value-type="string">
            <text:p>HISPANIC_O,N,11,0</text:p>
          </table:table-cell>
          <table:table-cell office:value-type="string">
            <text:p>NH_WHT,N,11,0</text:p>
          </table:table-cell>
          <table:table-cell office:value-type="string">
            <text:p>NH_DOJ_BLK,N,11,0</text:p>
          </table:table-cell>
          <table:table-cell office:value-type="string">
            <text:p>NH_DOJ_IND,N,11,0</text:p>
          </table:table-cell>
          <table:table-cell office:value-type="string">
            <text:p>NH_DOJ_ASN,N,11,0</text:p>
          </table:table-cell>
          <table:table-cell office:value-type="string">
            <text:p>NH_DOJ_HWN,N,11,0</text:p>
          </table:table-cell>
          <table:table-cell office:value-type="string">
            <text:p>NH_DOJ_OTH,N,11,0</text:p>
          </table:table-cell>
          <table:table-cell office:value-type="string">
            <text:p>NH_DOJ_OT1,N,11,0</text:p>
          </table:table-cell>
          <table:table-cell office:value-type="string">
            <text:p>F18_POP,N,11,0</text:p>
          </table:table-cell>
          <table:table-cell office:value-type="string">
            <text:p>H18_POP,N,11,0</text:p>
          </table:table-cell>
          <table:table-cell office:value-type="string">
            <text:p>NH18_WHT,N,11,0</text:p>
          </table:table-cell>
          <table:table-cell office:value-type="string">
            <text:p>NH18_DOJ_B,N,11,0</text:p>
          </table:table-cell>
          <table:table-cell office:value-type="string">
            <text:p>NH18_DOJ_I,N,11,0</text:p>
          </table:table-cell>
          <table:table-cell office:value-type="string">
            <text:p>NH18_DOJ_A,N,11,0</text:p>
          </table:table-cell>
          <table:table-cell office:value-type="string">
            <text:p>NH18_DOJ_H,N,11,0</text:p>
          </table:table-cell>
          <table:table-cell office:value-type="string">
            <text:p>NH18_DOJ_O,N,11,0</text:p>
          </table:table-cell>
          <table:table-cell office:value-type="string">
            <text:p>NH18_DOJ_1,N,11,0</text:p>
          </table:table-cell>
          <table:table-cell office:value-type="string">
            <text:p>DEM_INDEX,N,16,3</text:p>
          </table:table-cell>
          <table:table-cell office:value-type="string">
            <text:p>REP_INDEX,N,16,3</text:p>
          </table:table-cell>
          <table:table-cell office:value-type="string">
            <text:p>THIRD_INDE,N,16,3</text:p>
          </table:table-cell>
          <table:table-cell office:value-type="string">
            <text:p>INDEX_VOTE,N,16,3</text:p>
          </table:table-cell>
          <table:table-cell office:value-type="string">
            <text:p>IDEAL_VALU,N,12,4</text:p>
          </table:table-cell>
          <table:table-cell office:value-type="string">
            <text:p>DEVIATION,N,12,4</text:p>
          </table:table-cell>
          <table:table-cell office:value-type="string">
            <text:p>F_DEVIATIO,N,12,4</text:p>
          </table:table-cell>
          <table:table-cell office:value-type="string">
            <text:p>F_HISPANIC,N,12,4</text:p>
          </table:table-cell>
          <table:table-cell office:value-type="string">
            <text:p>F_NH_WHT,N,12,4</text:p>
          </table:table-cell>
          <table:table-cell office:value-type="string">
            <text:p>F_NH_DOJ_B,N,12,4</text:p>
          </table:table-cell>
          <table:table-cell office:value-type="string">
            <text:p>F_NH_DOJ_I,N,12,4</text:p>
          </table:table-cell>
          <table:table-cell office:value-type="string">
            <text:p>F_NH_DOJ_A,N,12,4</text:p>
          </table:table-cell>
          <table:table-cell office:value-type="string">
            <text:p>F_NH_DOJ_H,N,12,4</text:p>
          </table:table-cell>
          <table:table-cell office:value-type="string">
            <text:p>F_NH_DOJ_O,N,12,4</text:p>
          </table:table-cell>
          <table:table-cell office:value-type="string">
            <text:p>F_NH_DOJ_1,N,12,4</text:p>
          </table:table-cell>
          <table:table-cell office:value-type="string">
            <text:p>F_H18_POP,N,12,4</text:p>
          </table:table-cell>
          <table:table-cell office:value-type="string">
            <text:p>F_NH18_WHT,N,12,4</text:p>
          </table:table-cell>
          <table:table-cell office:value-type="string">
            <text:p>F_NH18_DOJ,N,12,4</text:p>
          </table:table-cell>
          <table:table-cell office:value-type="string">
            <text:p>F_NH18_DO1,N,12,4</text:p>
          </table:table-cell>
          <table:table-cell office:value-type="string">
            <text:p>F_NH18_DO2,N,12,4</text:p>
          </table:table-cell>
          <table:table-cell office:value-type="string">
            <text:p>F_NH18_DO3,N,12,4</text:p>
          </table:table-cell>
          <table:table-cell office:value-type="string">
            <text:p>F_NH18_DO4,N,12,4</text:p>
          </table:table-cell>
          <table:table-cell office:value-type="string">
            <text:p>F_NH18_DO5,N,12,4</text:p>
          </table:table-cell>
          <table:table-cell office:value-type="string">
            <text:p>F_DEM_INDE,N,12,4</text:p>
          </table:table-cell>
          <table:table-cell office:value-type="string">
            <text:p>F_REP_INDE,N,12,4</text:p>
          </table:table-cell>
          <table:table-cell office:value-type="string">
            <text:p>F_THIRD_IN,N,12,4</text:p>
          </table:table-cell>
          <table:table-cell office:value-type="string">
            <text:p>COLORING,N,8,0</text:p>
          </table:table-cell>
          <table:table-cell office:value-type="string">
            <text:p>SUMNUM,N,24,16</text:p>
          </table:table-cell>
          <table:table-cell office:value-type="string">
            <text:p>MEANNUM,N,24,16</text:p>
          </table:table-cell>
          <table:table-cell office:value-type="string">
            <text:p>SUMSEN,N,24,16</text:p>
          </table:table-cell>
          <table:table-cell office:value-type="string">
            <text:p>MEANSEN,N,24,16</text:p>
          </table:table-cell>
          <table:table-cell office:value-type="string">
            <text:p>SUMCNG,N,24,16</text:p>
          </table:table-cell>
          <table:table-cell office:value-type="string">
            <text:p>MEANCNG,N,24,16</text:p>
          </table:table-cell>
          <table:table-cell office:value-type="string">
            <text:p>SUMCOM,N,24,16</text:p>
          </table:table-cell>
          <table:table-cell office:value-type="string">
            <text:p>MEANCOM,N,24,16</text:p>
          </table:table-cell>
          <table:table-cell office:value-type="string">
            <text:p>SUMJUD,N,24,16</text:p>
          </table:table-cell>
          <table:table-cell office:value-type="string">
            <text:p>MEANJUD,N,24,16</text:p>
          </table:table-cell>
          <table:table-cell office:value-type="string">
            <text:p>SUMPRE_N,N,24,16</text:p>
          </table:table-cell>
          <table:table-cell office:value-type="string">
            <text:p>MEANPRE_N,N,24,16</text:p>
          </table:table-cell>
          <table:table-cell office:value-type="string">
            <text:p>SUMVR_MCD,N,24,16</text:p>
          </table:table-cell>
          <table:table-cell office:value-type="string">
            <text:p>MEANVR_MCD,N,24,16</text:p>
          </table:table-cell>
          <table:table-cell office:value-type="string">
            <text:p>SUMCTU,N,24,16</text:p>
          </table:table-cell>
          <table:table-cell office:value-type="string">
            <text:p>MEANCTU,N,24,16</text:p>
          </table:table-cell>
          <table:table-cell office:value-type="string">
            <text:p>SUMleg08,N,24,16</text:p>
          </table:table-cell>
          <table:table-cell office:value-type="string">
            <text:p>MEANleg08,N,24,16</text:p>
          </table:table-cell>
          <table:table-cell office:value-type="string">
            <text:p>SUMsen08,N,24,16</text:p>
          </table:table-cell>
          <table:table-cell office:value-type="string">
            <text:p>MEANsen08,N,24,16</text:p>
          </table:table-cell>
          <table:table-cell office:value-type="string">
            <text:p>SUMg10,N,24,16</text:p>
          </table:table-cell>
          <table:table-cell office:value-type="string">
            <text:p>MEANg10,N,24,16</text:p>
          </table:table-cell>
          <table:table-cell office:value-type="string">
            <text:p>SUMgtr10,N,24,16</text:p>
          </table:table-cell>
          <table:table-cell office:value-type="string">
            <text:p>MEANgtr10,N,24,16</text:p>
          </table:table-cell>
          <table:table-cell office:value-type="string">
            <text:p>SUMgtd10,N,24,16</text:p>
          </table:table-cell>
          <table:table-cell office:value-type="string">
            <text:p>MEANgtd10,N,24,16</text:p>
          </table:table-cell>
          <table:table-cell office:value-type="string">
            <text:p>SUMleg10,N,24,16</text:p>
          </table:table-cell>
          <table:table-cell office:value-type="string">
            <text:p>MEANleg10,N,24,16</text:p>
          </table:table-cell>
          <table:table-cell office:value-type="string">
            <text:p>SUMpvi,N,24,16</text:p>
          </table:table-cell>
          <table:table-cell office:value-type="string">
            <text:p>MEANpvi,N,24,16</text:p>
          </table:table-cell>
          <table:table-cell office:value-type="string">
            <text:p>COUNT,N,24,16</text:p>
          </table:table-cell>
          <table:table-cell office:value-type="string">
            <text:p>PVI,N,24,16</text:p>
          </table:table-cell>
          <table:table-cell office:value-type="string">
            <text:p>Republican leaning</text:p>
          </table:table-cell>
          <table:table-cell office:value-type="string">
            <text:p>More democrat by new calculation model?</text:p>
          </table:table-cell>
          <table:table-cell office:value-type="string">
            <text:p>Switched to GOP from new calculation</text:p>
          </table:table-cell>
          <table:table-cell table:style-name="Default" office:value-type="string">
            <text:p>Democrat leaning</text:p>
          </table:table-cell>
          <table:table-cell table:style-name="ce2" office:value-type="string">
            <text:p>Switched to DFL from new calculation</text:p>
          </table:table-cell>
        </table:table-row>
        <table:table-row table:style-name="ro2">
          <table:table-cell office:value-type="float" office:value="406205">
            <text:p>406205</text:p>
          </table:table-cell>
          <table:table-cell office:value-type="float" office:value="78">
            <text:p>78</text:p>
          </table:table-cell>
          <table:table-cell office:value-type="string">
            <text:p>39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47">
            <text:p>39447</text:p>
          </table:table-cell>
          <table:table-cell office:value-type="float" office:value="1036">
            <text:p>1036</text:p>
          </table:table-cell>
          <table:table-cell office:value-type="float" office:value="35618">
            <text:p>35618</text:p>
          </table:table-cell>
          <table:table-cell office:value-type="float" office:value="1277">
            <text:p>1277</text:p>
          </table:table-cell>
          <table:table-cell office:value-type="float" office:value="473">
            <text:p>473</text:p>
          </table:table-cell>
          <table:table-cell office:value-type="float" office:value="940">
            <text:p>94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30377">
            <text:p>30377</text:p>
          </table:table-cell>
          <table:table-cell office:value-type="float" office:value="646">
            <text:p>646</text:p>
          </table:table-cell>
          <table:table-cell office:value-type="float" office:value="27672">
            <text:p>27672</text:p>
          </table:table-cell>
          <table:table-cell office:value-type="float" office:value="1046">
            <text:p>1046</text:p>
          </table:table-cell>
          <table:table-cell office:value-type="float" office:value="395">
            <text:p>395</text:p>
          </table:table-cell>
          <table:table-cell office:value-type="float" office:value="566">
            <text:p>56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35">
            <text:p>-135</text:p>
          </table:table-cell>
          <table:table-cell office:value-type="float" office:value="-0.0034">
            <text:p>-0.0034</text:p>
          </table:table-cell>
          <table:table-cell office:value-type="float" office:value="0.0263">
            <text:p>0.0263</text:p>
          </table:table-cell>
          <table:table-cell office:value-type="float" office:value="0.9029">
            <text:p>0.9029</text:p>
          </table:table-cell>
          <table:table-cell office:value-type="float" office:value="0.0324">
            <text:p>0.0324</text:p>
          </table:table-cell>
          <table:table-cell office:value-type="float" office:value="0.012">
            <text:p>0.012</text:p>
          </table:table-cell>
          <table:table-cell office:value-type="float" office:value="0.0238">
            <text:p>0.0238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office:value-type="float" office:value="0.0017">
            <text:p>0.0017</text:p>
          </table:table-cell>
          <table:table-cell office:value-type="float" office:value="0.0213">
            <text:p>0.0213</text:p>
          </table:table-cell>
          <table:table-cell office:value-type="float" office:value="0.911">
            <text:p>0.911</text:p>
          </table:table-cell>
          <table:table-cell office:value-type="float" office:value="0.0344">
            <text:p>0.0344</text:p>
          </table:table-cell>
          <table:table-cell office:value-type="float" office:value="0.013">
            <text:p>0.013</text:p>
          </table:table-cell>
          <table:table-cell office:value-type="float" office:value="0.0186">
            <text:p>0.0186</text:p>
          </table:table-cell>
          <table:table-cell table:number-columns-repeated="2" office:value-type="float" office:value="0.0003">
            <text:p>0.0003</text:p>
          </table:table-cell>
          <table:table-cell office:value-type="float" office:value="0.0011">
            <text:p>0.001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321549956">
            <text:p>10321549956</text:p>
          </table:table-cell>
          <table:table-cell office:value-type="float" office:value="271619735.684211">
            <text:p>271619735.684211</text:p>
          </table:table-cell>
          <table:table-cell office:value-type="float" office:value="2061">
            <text:p>2061</text:p>
          </table:table-cell>
          <table:table-cell office:value-type="float" office:value="54.2368421052632">
            <text:p>54.2368421053</text:p>
          </table:table-cell>
          <table:table-cell office:value-type="float" office:value="212">
            <text:p>212</text:p>
          </table:table-cell>
          <table:table-cell office:value-type="float" office:value="5.57894736842105">
            <text:p>5.5789473684</text:p>
          </table:table-cell>
          <table:table-cell office:value-type="float" office:value="91">
            <text:p>91</text:p>
          </table:table-cell>
          <table:table-cell office:value-type="float" office:value="2.39473684210526">
            <text:p>2.3947368421</text:p>
          </table:table-cell>
          <table:table-cell office:value-type="float" office:value="372">
            <text:p>372</text:p>
          </table:table-cell>
          <table:table-cell office:value-type="float" office:value="9.78947368421053">
            <text:p>9.7894736842</text:p>
          </table:table-cell>
          <table:table-cell office:value-type="float" office:value="9956">
            <text:p>9956</text:p>
          </table:table-cell>
          <table:table-cell office:value-type="float" office:value="262">
            <text:p>262</text:p>
          </table:table-cell>
          <table:table-cell office:value-type="float" office:value="4432">
            <text:p>4432</text:p>
          </table:table-cell>
          <table:table-cell office:value-type="float" office:value="116.631578947368">
            <text:p>116.6315789474</text:p>
          </table:table-cell>
          <table:table-cell office:value-type="float" office:value="1637815">
            <text:p>1637815</text:p>
          </table:table-cell>
          <table:table-cell office:value-type="float" office:value="43100.3947368421">
            <text:p>43100.3947368421</text:p>
          </table:table-cell>
          <table:table-cell office:value-type="float" office:value="79.67076023767">
            <text:p>79.6707602377</text:p>
          </table:table-cell>
          <table:table-cell office:value-type="float" office:value="2.09659895362289">
            <text:p>2.0965989536</text:p>
          </table:table-cell>
          <table:table-cell office:value-type="float" office:value="368.479216903506">
            <text:p>368.4792169035</text:p>
          </table:table-cell>
          <table:table-cell office:value-type="float" office:value="9.69682149746068">
            <text:p>9.6968214975</text:p>
          </table:table-cell>
          <table:table-cell office:value-type="float" office:value="334.655204104228">
            <text:p>334.6552041042</text:p>
          </table:table-cell>
          <table:table-cell office:value-type="float" office:value="8.80671589747969">
            <text:p>8.8067158975</text:p>
          </table:table-cell>
          <table:table-cell office:value-type="float" office:value="21621">
            <text:p>21621</text:p>
          </table:table-cell>
          <table:table-cell office:value-type="float" office:value="568.973684210526">
            <text:p>568.9736842105</text:p>
          </table:table-cell>
          <table:table-cell office:value-type="float" office:value="16858">
            <text:p>16858</text:p>
          </table:table-cell>
          <table:table-cell office:value-type="float" office:value="443.631578947368">
            <text:p>443.6315789474</text:p>
          </table:table-cell>
          <table:table-cell office:value-type="float" office:value="431.461579361652">
            <text:p>431.4615793617</text:p>
          </table:table-cell>
          <table:table-cell office:value-type="float" office:value="11.3542520884645">
            <text:p>11.3542520885</text:p>
          </table:table-cell>
          <table:table-cell office:value-type="float" office:value="303.566690151566">
            <text:p>303.5666901516</text:p>
          </table:table-cell>
          <table:table-cell office:value-type="float" office:value="7.98859710925174">
            <text:p>7.9885971093</text:p>
          </table:table-cell>
          <table:table-cell office:value-type="float" office:value="38">
            <text:p>38</text:p>
          </table:table-cell>
          <table:table-cell table:formula="of:= 100 * (([.BV2] / ([.BV2] + [.BX2])) - ([.BX2] / ([.BV2] + [.BX2])))" office:value-type="float" office:value="12.378180306141">
            <text:p>12.3781803061</text:p>
          </table:table-cell>
          <table:table-cell table:formula="of:=IF([.CE2] &gt; 0;1;0)" office:value-type="float" office:value="1">
            <text:p>1</text:p>
          </table:table-cell>
          <table:table-cell table:formula="of:=IF([.BU2] &gt; [.CE2];1;0)" office:value-type="float" office:value="0">
            <text:p>0</text:p>
          </table:table-cell>
          <table:table-cell table:formula="of:=IF(AND([.CF2] = 1;[.BU2] &lt; 0);1;0)" office:value-type="float" office:value="0">
            <text:p>0</text:p>
          </table:table-cell>
          <table:table-cell table:formula="of:=IF([.CE2] &lt; 0;1;0)" office:value-type="float" office:value="0">
            <text:p>0</text:p>
          </table:table-cell>
          <table:table-cell table:formula="of:=IF(AND([.CI2] = 1;[.BU2] &gt; 0);1;0)" office:value-type="float" office:value="0">
            <text:p>0</text:p>
          </table:table-cell>
        </table:table-row>
        <table:table-row table:style-name="ro2">
          <table:table-cell office:value-type="float" office:value="406249">
            <text:p>406249</text:p>
          </table:table-cell>
          <table:table-cell office:value-type="float" office:value="49">
            <text:p>49</text:p>
          </table:table-cell>
          <table:table-cell office:value-type="string">
            <text:p>25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26">
            <text:p>39426</text:p>
          </table:table-cell>
          <table:table-cell office:value-type="float" office:value="1198">
            <text:p>1198</text:p>
          </table:table-cell>
          <table:table-cell office:value-type="float" office:value="35548">
            <text:p>35548</text:p>
          </table:table-cell>
          <table:table-cell office:value-type="float" office:value="756">
            <text:p>756</text:p>
          </table:table-cell>
          <table:table-cell office:value-type="float" office:value="162">
            <text:p>162</text:p>
          </table:table-cell>
          <table:table-cell office:value-type="float" office:value="1582">
            <text:p>1582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7636">
            <text:p>27636</text:p>
          </table:table-cell>
          <table:table-cell office:value-type="float" office:value="632">
            <text:p>632</text:p>
          </table:table-cell>
          <table:table-cell office:value-type="float" office:value="25500">
            <text:p>25500</text:p>
          </table:table-cell>
          <table:table-cell office:value-type="float" office:value="346">
            <text:p>346</text:p>
          </table:table-cell>
          <table:table-cell office:value-type="float" office:value="102">
            <text:p>102</text:p>
          </table:table-cell>
          <table:table-cell office:value-type="float" office:value="964">
            <text:p>964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56">
            <text:p>-156</text:p>
          </table:table-cell>
          <table:table-cell office:value-type="float" office:value="-0.0039">
            <text:p>-0.0039</text:p>
          </table:table-cell>
          <table:table-cell office:value-type="float" office:value="0.0304">
            <text:p>0.0304</text:p>
          </table:table-cell>
          <table:table-cell office:value-type="float" office:value="0.9016">
            <text:p>0.9016</text:p>
          </table:table-cell>
          <table:table-cell office:value-type="float" office:value="0.0192">
            <text:p>0.0192</text:p>
          </table:table-cell>
          <table:table-cell office:value-type="float" office:value="0.0041">
            <text:p>0.0041</text:p>
          </table:table-cell>
          <table:table-cell office:value-type="float" office:value="0.0401">
            <text:p>0.0401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.0018">
            <text:p>0.0018</text:p>
          </table:table-cell>
          <table:table-cell office:value-type="float" office:value="0.0229">
            <text:p>0.0229</text:p>
          </table:table-cell>
          <table:table-cell office:value-type="float" office:value="0.9227">
            <text:p>0.9227</text:p>
          </table:table-cell>
          <table:table-cell office:value-type="float" office:value="0.0125">
            <text:p>0.0125</text:p>
          </table:table-cell>
          <table:table-cell office:value-type="float" office:value="0.0037">
            <text:p>0.0037</text:p>
          </table:table-cell>
          <table:table-cell office:value-type="float" office:value="0.0349">
            <text:p>0.0349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.0013">
            <text:p>0.0013</text:p>
          </table:table-cell>
          <table:table-cell table:number-columns-repeated="4" office:value-type="float" office:value="0">
            <text:p>0</text:p>
          </table:table-cell>
          <table:table-cell office:value-type="float" office:value="11375244173">
            <text:p>11375244173</text:p>
          </table:table-cell>
          <table:table-cell office:value-type="float" office:value="270839146.97619">
            <text:p>270839146.97619</text:p>
          </table:table-cell>
          <table:table-cell office:value-type="float" office:value="1217">
            <text:p>1217</text:p>
          </table:table-cell>
          <table:table-cell office:value-type="float" office:value="28.9761904761905">
            <text:p>28.9761904762</text:p>
          </table:table-cell>
          <table:table-cell office:value-type="float" office:value="46">
            <text:p>46</text:p>
          </table:table-cell>
          <table:table-cell office:value-type="float" office:value="1.0952380952381">
            <text:p>1.0952380952</text:p>
          </table:table-cell>
          <table:table-cell office:value-type="float" office:value="175">
            <text:p>175</text:p>
          </table:table-cell>
          <table:table-cell office:value-type="float" office:value="4.16666666666667">
            <text:p>4.1666666667</text:p>
          </table:table-cell>
          <table:table-cell office:value-type="float" office:value="118">
            <text:p>118</text:p>
          </table:table-cell>
          <table:table-cell office:value-type="float" office:value="2.80952380952381">
            <text:p>2.8095238095</text:p>
          </table:table-cell>
          <table:table-cell office:value-type="float" office:value="4173">
            <text:p>4173</text:p>
          </table:table-cell>
          <table:table-cell office:value-type="float" office:value="99.3571428571429">
            <text:p>99.3571428571</text:p>
          </table:table-cell>
          <table:table-cell office:value-type="float" office:value="2866">
            <text:p>2866</text:p>
          </table:table-cell>
          <table:table-cell office:value-type="float" office:value="68.2380952380952">
            <text:p>68.2380952381</text:p>
          </table:table-cell>
          <table:table-cell office:value-type="float" office:value="1715882">
            <text:p>1715882</text:p>
          </table:table-cell>
          <table:table-cell office:value-type="float" office:value="40854.3333333333">
            <text:p>40854.3333333333</text:p>
          </table:table-cell>
          <table:table-cell office:value-type="float" office:value="445.31256241649">
            <text:p>445.3125624165</text:p>
          </table:table-cell>
          <table:table-cell office:value-type="float" office:value="10.6026800575355">
            <text:p>10.6026800575</text:p>
          </table:table-cell>
          <table:table-cell office:value-type="float" office:value="757.01164934386">
            <text:p>757.0116493439</text:p>
          </table:table-cell>
          <table:table-cell office:value-type="float" office:value="18.0240868891395">
            <text:p>18.0240868891</text:p>
          </table:table-cell>
          <table:table-cell office:value-type="float" office:value="895.92243467392">
            <text:p>895.9224346739</text:p>
          </table:table-cell>
          <table:table-cell office:value-type="float" office:value="21.3314865398552">
            <text:p>21.3314865399</text:p>
          </table:table-cell>
          <table:table-cell office:value-type="float" office:value="13367">
            <text:p>13367</text:p>
          </table:table-cell>
          <table:table-cell office:value-type="float" office:value="318.261904761905">
            <text:p>318.2619047619</text:p>
          </table:table-cell>
          <table:table-cell office:value-type="float" office:value="8925">
            <text:p>8925</text:p>
          </table:table-cell>
          <table:table-cell office:value-type="float" office:value="212.5">
            <text:p>212.5</text:p>
          </table:table-cell>
          <table:table-cell office:value-type="float" office:value="962.82466374435">
            <text:p>962.8246637444</text:p>
          </table:table-cell>
          <table:table-cell office:value-type="float" office:value="22.9243967558179">
            <text:p>22.9243967558</text:p>
          </table:table-cell>
          <table:table-cell office:value-type="float" office:value="765.267827544906">
            <text:p>765.2678275449</text:p>
          </table:table-cell>
          <table:table-cell office:value-type="float" office:value="18.220662560593">
            <text:p>18.2206625606</text:p>
          </table:table-cell>
          <table:table-cell office:value-type="float" office:value="42">
            <text:p>42</text:p>
          </table:table-cell>
          <table:table-cell table:formula="of:= 100 * (([.BV3] / ([.BV3] + [.BX3])) - ([.BX3] / ([.BV3] + [.BX3])))" office:value-type="float" office:value="19.9264310066392">
            <text:p>19.9264310066</text:p>
          </table:table-cell>
          <table:table-cell table:formula="of:=IF([.CE3] &gt; 0;1;0)" office:value-type="float" office:value="1">
            <text:p>1</text:p>
          </table:table-cell>
          <table:table-cell table:formula="of:=IF([.BU3] &gt; [.CE3];1;0)" office:value-type="float" office:value="1">
            <text:p>1</text:p>
          </table:table-cell>
          <table:table-cell table:formula="of:=IF(AND([.CF3] = 1;[.BU3] &lt; 0);1;0)" office:value-type="float" office:value="0">
            <text:p>0</text:p>
          </table:table-cell>
          <table:table-cell table:formula="of:=IF([.CE3] &lt; 0;1;0)" office:value-type="float" office:value="0">
            <text:p>0</text:p>
          </table:table-cell>
          <table:table-cell table:formula="of:=IF(AND([.CI3] = 1;[.BU3] &gt; 0);1;0)" office:value-type="float" office:value="0">
            <text:p>0</text:p>
          </table:table-cell>
        </table:table-row>
        <table:table-row table:style-name="ro2">
          <table:table-cell office:value-type="float" office:value="406277">
            <text:p>406277</text:p>
          </table:table-cell>
          <table:table-cell office:value-type="float" office:value="41">
            <text:p>41</text:p>
          </table:table-cell>
          <table:table-cell office:value-type="string">
            <text:p>21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82">
            <text:p>39482</text:p>
          </table:table-cell>
          <table:table-cell office:value-type="float" office:value="1234">
            <text:p>1234</text:p>
          </table:table-cell>
          <table:table-cell office:value-type="float" office:value="36594">
            <text:p>36594</text:p>
          </table:table-cell>
          <table:table-cell office:value-type="float" office:value="548">
            <text:p>548</text:p>
          </table:table-cell>
          <table:table-cell office:value-type="float" office:value="646">
            <text:p>646</text:p>
          </table:table-cell>
          <table:table-cell office:value-type="float" office:value="327">
            <text:p>327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30528">
            <text:p>30528</text:p>
          </table:table-cell>
          <table:table-cell office:value-type="float" office:value="703">
            <text:p>703</text:p>
          </table:table-cell>
          <table:table-cell office:value-type="float" office:value="28886">
            <text:p>28886</text:p>
          </table:table-cell>
          <table:table-cell office:value-type="float" office:value="262">
            <text:p>262</text:p>
          </table:table-cell>
          <table:table-cell office:value-type="float" office:value="420">
            <text:p>420</text:p>
          </table:table-cell>
          <table:table-cell office:value-type="float" office:value="195">
            <text:p>19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00">
            <text:p>-100</text:p>
          </table:table-cell>
          <table:table-cell office:value-type="float" office:value="-0.0025">
            <text:p>-0.0025</text:p>
          </table:table-cell>
          <table:table-cell office:value-type="float" office:value="0.0313">
            <text:p>0.0313</text:p>
          </table:table-cell>
          <table:table-cell office:value-type="float" office:value="0.9269">
            <text:p>0.9269</text:p>
          </table:table-cell>
          <table:table-cell office:value-type="float" office:value="0.0139">
            <text:p>0.0139</text:p>
          </table:table-cell>
          <table:table-cell office:value-type="float" office:value="0.0164">
            <text:p>0.0164</text:p>
          </table:table-cell>
          <table:table-cell office:value-type="float" office:value="0.0083">
            <text:p>0.0083</text:p>
          </table:table-cell>
          <table:table-cell office:value-type="float" office:value="0.0006">
            <text:p>0.0006</text:p>
          </table:table-cell>
          <table:table-cell office:value-type="float" office:value="0.0007">
            <text:p>0.0007</text:p>
          </table:table-cell>
          <table:table-cell office:value-type="float" office:value="0.0021">
            <text:p>0.0021</text:p>
          </table:table-cell>
          <table:table-cell office:value-type="float" office:value="0.023">
            <text:p>0.023</text:p>
          </table:table-cell>
          <table:table-cell office:value-type="float" office:value="0.9462">
            <text:p>0.9462</text:p>
          </table:table-cell>
          <table:table-cell office:value-type="float" office:value="0.0086">
            <text:p>0.0086</text:p>
          </table:table-cell>
          <table:table-cell office:value-type="float" office:value="0.0138">
            <text:p>0.0138</text:p>
          </table:table-cell>
          <table:table-cell office:value-type="float" office:value="0.0064">
            <text:p>0.0064</text:p>
          </table:table-cell>
          <table:table-cell office:value-type="float" office:value="0.0005">
            <text:p>0.0005</text:p>
          </table:table-cell>
          <table:table-cell office:value-type="float" office:value="0.0006">
            <text:p>0.0006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081216940">
            <text:p>14081216940</text:p>
          </table:table-cell>
          <table:table-cell office:value-type="float" office:value="270792633.461538">
            <text:p>270792633.461538</text:p>
          </table:table-cell>
          <table:table-cell office:value-type="float" office:value="1512">
            <text:p>1512</text:p>
          </table:table-cell>
          <table:table-cell office:value-type="float" office:value="29.0769230769231">
            <text:p>29.0769230769</text:p>
          </table:table-cell>
          <table:table-cell office:value-type="float" office:value="89">
            <text:p>89</text:p>
          </table:table-cell>
          <table:table-cell office:value-type="float" office:value="1.71153846153846">
            <text:p>1.7115384615</text:p>
          </table:table-cell>
          <table:table-cell office:value-type="float" office:value="150">
            <text:p>150</text:p>
          </table:table-cell>
          <table:table-cell office:value-type="float" office:value="2.88461538461538">
            <text:p>2.8846153846</text:p>
          </table:table-cell>
          <table:table-cell office:value-type="float" office:value="82">
            <text:p>82</text:p>
          </table:table-cell>
          <table:table-cell office:value-type="float" office:value="1.57692307692308">
            <text:p>1.5769230769</text:p>
          </table:table-cell>
          <table:table-cell office:value-type="float" office:value="16940">
            <text:p>16940</text:p>
          </table:table-cell>
          <table:table-cell office:value-type="float" office:value="325.769230769231">
            <text:p>325.7692307692</text:p>
          </table:table-cell>
          <table:table-cell office:value-type="float" office:value="4267">
            <text:p>4267</text:p>
          </table:table-cell>
          <table:table-cell office:value-type="float" office:value="82.0576923076923">
            <text:p>82.0576923077</text:p>
          </table:table-cell>
          <table:table-cell office:value-type="float" office:value="2092886">
            <text:p>2092886</text:p>
          </table:table-cell>
          <table:table-cell office:value-type="float" office:value="40247.8076923077">
            <text:p>40247.8076923077</text:p>
          </table:table-cell>
          <table:table-cell office:value-type="float" office:value="407.737649547411">
            <text:p>407.7376495474</text:p>
          </table:table-cell>
          <table:table-cell office:value-type="float" office:value="7.84110864514252">
            <text:p>7.8411086451</text:p>
          </table:table-cell>
          <table:table-cell office:value-type="float" office:value="360.307988106456">
            <text:p>360.3079881065</text:p>
          </table:table-cell>
          <table:table-cell office:value-type="float" office:value="6.928999771278">
            <text:p>6.9289997713</text:p>
          </table:table-cell>
          <table:table-cell office:value-type="float" office:value="581.256779045439">
            <text:p>581.2567790454</text:p>
          </table:table-cell>
          <table:table-cell office:value-type="float" office:value="11.1780149816431">
            <text:p>11.1780149816</text:p>
          </table:table-cell>
          <table:table-cell office:value-type="float" office:value="10221">
            <text:p>10221</text:p>
          </table:table-cell>
          <table:table-cell office:value-type="float" office:value="196.557692307692">
            <text:p>196.5576923077</text:p>
          </table:table-cell>
          <table:table-cell office:value-type="float" office:value="8292">
            <text:p>8292</text:p>
          </table:table-cell>
          <table:table-cell office:value-type="float" office:value="159.461538461538">
            <text:p>159.4615384615</text:p>
          </table:table-cell>
          <table:table-cell office:value-type="float" office:value="1514.01685411965">
            <text:p>1514.0168541197</text:p>
          </table:table-cell>
          <table:table-cell office:value-type="float" office:value="29.1157087330702">
            <text:p>29.1157087331</text:p>
          </table:table-cell>
          <table:table-cell office:value-type="float" office:value="715.82981770478">
            <text:p>715.8298177048</text:p>
          </table:table-cell>
          <table:table-cell office:value-type="float" office:value="13.7659580327842">
            <text:p>13.7659580328</text:p>
          </table:table-cell>
          <table:table-cell office:value-type="float" office:value="52">
            <text:p>52</text:p>
          </table:table-cell>
          <table:table-cell table:formula="of:= 100 * (([.BV4] / ([.BV4] + [.BX4])) - ([.BX4] / ([.BV4] + [.BX4])))" office:value-type="float" office:value="10.4197050721115">
            <text:p>10.4197050721</text:p>
          </table:table-cell>
          <table:table-cell table:formula="of:=IF([.CE4] &gt; 0;1;0)" office:value-type="float" office:value="1">
            <text:p>1</text:p>
          </table:table-cell>
          <table:table-cell table:formula="of:=IF([.BU4] &gt; [.CE4];1;0)" office:value-type="float" office:value="1">
            <text:p>1</text:p>
          </table:table-cell>
          <table:table-cell table:formula="of:=IF(AND([.CF4] = 1;[.BU4] &lt; 0);1;0)" office:value-type="float" office:value="0">
            <text:p>0</text:p>
          </table:table-cell>
          <table:table-cell table:formula="of:=IF([.CE4] &lt; 0;1;0)" office:value-type="float" office:value="0">
            <text:p>0</text:p>
          </table:table-cell>
          <table:table-cell table:formula="of:=IF(AND([.CI4] = 1;[.BU4] &gt; 0);1;0)" office:value-type="float" office:value="0">
            <text:p>0</text:p>
          </table:table-cell>
        </table:table-row>
        <table:table-row table:style-name="ro2">
          <table:table-cell office:value-type="float" office:value="406294">
            <text:p>406294</text:p>
          </table:table-cell>
          <table:table-cell office:value-type="float" office:value="50">
            <text:p>50</text:p>
          </table:table-cell>
          <table:table-cell office:value-type="string">
            <text:p>25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62">
            <text:p>39762</text:p>
          </table:table-cell>
          <table:table-cell office:value-type="float" office:value="1439">
            <text:p>1439</text:p>
          </table:table-cell>
          <table:table-cell office:value-type="float" office:value="32022">
            <text:p>32022</text:p>
          </table:table-cell>
          <table:table-cell office:value-type="float" office:value="2719">
            <text:p>2719</text:p>
          </table:table-cell>
          <table:table-cell office:value-type="float" office:value="149">
            <text:p>149</text:p>
          </table:table-cell>
          <table:table-cell office:value-type="float" office:value="3142">
            <text:p>3142</text:p>
          </table:table-cell>
          <table:table-cell office:value-type="float" office:value="31">
            <text:p>31</text:p>
          </table:table-cell>
          <table:table-cell office:value-type="float" office:value="112">
            <text:p>112</text:p>
          </table:table-cell>
          <table:table-cell office:value-type="float" office:value="148">
            <text:p>148</text:p>
          </table:table-cell>
          <table:table-cell office:value-type="float" office:value="30254">
            <text:p>30254</text:p>
          </table:table-cell>
          <table:table-cell office:value-type="float" office:value="854">
            <text:p>854</text:p>
          </table:table-cell>
          <table:table-cell office:value-type="float" office:value="25569">
            <text:p>25569</text:p>
          </table:table-cell>
          <table:table-cell office:value-type="float" office:value="1466">
            <text:p>1466</text:p>
          </table:table-cell>
          <table:table-cell office:value-type="float" office:value="100">
            <text:p>100</text:p>
          </table:table-cell>
          <table:table-cell office:value-type="float" office:value="2112">
            <text:p>2112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80">
            <text:p>180</text:p>
          </table:table-cell>
          <table:table-cell office:value-type="float" office:value="0.0045">
            <text:p>0.0045</text:p>
          </table:table-cell>
          <table:table-cell office:value-type="float" office:value="0.0362">
            <text:p>0.0362</text:p>
          </table:table-cell>
          <table:table-cell office:value-type="float" office:value="0.8053">
            <text:p>0.8053</text:p>
          </table:table-cell>
          <table:table-cell office:value-type="float" office:value="0.0684">
            <text:p>0.0684</text:p>
          </table:table-cell>
          <table:table-cell office:value-type="float" office:value="0.0037">
            <text:p>0.0037</text:p>
          </table:table-cell>
          <table:table-cell office:value-type="float" office:value="0.079">
            <text:p>0.079</text:p>
          </table:table-cell>
          <table:table-cell office:value-type="float" office:value="0.0008">
            <text:p>0.0008</text:p>
          </table:table-cell>
          <table:table-cell office:value-type="float" office:value="0.0028">
            <text:p>0.0028</text:p>
          </table:table-cell>
          <table:table-cell office:value-type="float" office:value="0.0037">
            <text:p>0.0037</text:p>
          </table:table-cell>
          <table:table-cell office:value-type="float" office:value="0.0282">
            <text:p>0.0282</text:p>
          </table:table-cell>
          <table:table-cell office:value-type="float" office:value="0.8451">
            <text:p>0.8451</text:p>
          </table:table-cell>
          <table:table-cell office:value-type="float" office:value="0.0485">
            <text:p>0.0485</text:p>
          </table:table-cell>
          <table:table-cell office:value-type="float" office:value="0.0033">
            <text:p>0.0033</text:p>
          </table:table-cell>
          <table:table-cell office:value-type="float" office:value="0.0698">
            <text:p>0.0698</text:p>
          </table:table-cell>
          <table:table-cell office:value-type="float" office:value="0.0006">
            <text:p>0.0006</text:p>
          </table:table-cell>
          <table:table-cell office:value-type="float" office:value="0.002">
            <text:p>0.002</text:p>
          </table:table-cell>
          <table:table-cell office:value-type="float" office:value="0.0025">
            <text:p>0.002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319434449">
            <text:p>7319434449</text:p>
          </table:table-cell>
          <table:table-cell office:value-type="float" office:value="271090164.777778">
            <text:p>271090164.777778</text:p>
          </table:table-cell>
          <table:table-cell office:value-type="float" office:value="788">
            <text:p>788</text:p>
          </table:table-cell>
          <table:table-cell office:value-type="float" office:value="29.1851851851852">
            <text:p>29.185185185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.7037037037037">
            <text:p>3.7037037037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4449">
            <text:p>4449</text:p>
          </table:table-cell>
          <table:table-cell office:value-type="float" office:value="164.777777777778">
            <text:p>164.7777777778</text:p>
          </table:table-cell>
          <table:table-cell office:value-type="float" office:value="2250">
            <text:p>2250</text:p>
          </table:table-cell>
          <table:table-cell office:value-type="float" office:value="83.3333333333333">
            <text:p>83.3333333333</text:p>
          </table:table-cell>
          <table:table-cell office:value-type="float" office:value="1314208">
            <text:p>1314208</text:p>
          </table:table-cell>
          <table:table-cell office:value-type="float" office:value="48674.3703703704">
            <text:p>48674.3703703704</text:p>
          </table:table-cell>
          <table:table-cell office:value-type="float" office:value="-397.75384105349">
            <text:p>-397.7538410535</text:p>
          </table:table-cell>
          <table:table-cell office:value-type="float" office:value="-14.7316237427219">
            <text:p>-14.7316237427</text:p>
          </table:table-cell>
          <table:table-cell office:value-type="float" office:value="151.94786259342">
            <text:p>151.9478625934</text:p>
          </table:table-cell>
          <table:table-cell office:value-type="float" office:value="5.62769861457111">
            <text:p>5.6276986146</text:p>
          </table:table-cell>
          <table:table-cell office:value-type="float" office:value="156.488688930437">
            <text:p>156.4886889304</text:p>
          </table:table-cell>
          <table:table-cell office:value-type="float" office:value="5.79587736779396">
            <text:p>5.7958773678</text:p>
          </table:table-cell>
          <table:table-cell office:value-type="float" office:value="10033">
            <text:p>10033</text:p>
          </table:table-cell>
          <table:table-cell office:value-type="float" office:value="371.592592592593">
            <text:p>371.5925925926</text:p>
          </table:table-cell>
          <table:table-cell office:value-type="float" office:value="8715">
            <text:p>8715</text:p>
          </table:table-cell>
          <table:table-cell office:value-type="float" office:value="322.777777777778">
            <text:p>322.7777777778</text:p>
          </table:table-cell>
          <table:table-cell office:value-type="float" office:value="-43.77764484683">
            <text:p>-43.7776448468</text:p>
          </table:table-cell>
          <table:table-cell office:value-type="float" office:value="-1.6213942535863">
            <text:p>-1.6213942536</text:p>
          </table:table-cell>
          <table:table-cell office:value-type="float" office:value="-33.273733594111">
            <text:p>-33.2737335941</text:p>
          </table:table-cell>
          <table:table-cell office:value-type="float" office:value="-1.23236050348559">
            <text:p>-1.2323605035</text:p>
          </table:table-cell>
          <table:table-cell office:value-type="float" office:value="27">
            <text:p>27</text:p>
          </table:table-cell>
          <table:table-cell table:formula="of:= 100 * (([.BV5] / ([.BV5] + [.BX5])) - ([.BX5] / ([.BV5] + [.BX5])))" office:value-type="float" office:value="7.03008320887562">
            <text:p>7.0300832089</text:p>
          </table:table-cell>
          <table:table-cell table:formula="of:=IF([.CE5] &gt; 0;1;0)" office:value-type="float" office:value="1">
            <text:p>1</text:p>
          </table:table-cell>
          <table:table-cell table:formula="of:=IF([.BU5] &gt; [.CE5];1;0)" office:value-type="float" office:value="0">
            <text:p>0</text:p>
          </table:table-cell>
          <table:table-cell table:formula="of:=IF(AND([.CF5] = 1;[.BU5] &lt; 0);1;0)" office:value-type="float" office:value="0">
            <text:p>0</text:p>
          </table:table-cell>
          <table:table-cell table:formula="of:=IF([.CE5] &lt; 0;1;0)" office:value-type="float" office:value="0">
            <text:p>0</text:p>
          </table:table-cell>
          <table:table-cell table:formula="of:=IF(AND([.CI5] = 1;[.BU5] &gt; 0);1;0)" office:value-type="float" office:value="0">
            <text:p>0</text:p>
          </table:table-cell>
        </table:table-row>
        <table:table-row table:style-name="ro2">
          <table:table-cell office:value-type="float" office:value="406320">
            <text:p>406320</text:p>
          </table:table-cell>
          <table:table-cell office:value-type="float" office:value="42">
            <text:p>42</text:p>
          </table:table-cell>
          <table:table-cell office:value-type="string">
            <text:p>21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33">
            <text:p>39733</text:p>
          </table:table-cell>
          <table:table-cell office:value-type="float" office:value="1302">
            <text:p>1302</text:p>
          </table:table-cell>
          <table:table-cell office:value-type="float" office:value="37539">
            <text:p>37539</text:p>
          </table:table-cell>
          <table:table-cell office:value-type="float" office:value="277">
            <text:p>277</text:p>
          </table:table-cell>
          <table:table-cell office:value-type="float" office:value="154">
            <text:p>154</text:p>
          </table:table-cell>
          <table:table-cell office:value-type="float" office:value="401">
            <text:p>40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9789">
            <text:p>29789</text:p>
          </table:table-cell>
          <table:table-cell office:value-type="float" office:value="735">
            <text:p>735</text:p>
          </table:table-cell>
          <table:table-cell office:value-type="float" office:value="28554">
            <text:p>28554</text:p>
          </table:table-cell>
          <table:table-cell office:value-type="float" office:value="119">
            <text:p>119</text:p>
          </table:table-cell>
          <table:table-cell office:value-type="float" office:value="96">
            <text:p>96</text:p>
          </table:table-cell>
          <table:table-cell office:value-type="float" office:value="254">
            <text:p>254</text:p>
          </table:table-cell>
          <table:table-cell table:number-columns-repeated="2"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51">
            <text:p>151</text:p>
          </table:table-cell>
          <table:table-cell office:value-type="float" office:value="0.0038">
            <text:p>0.0038</text:p>
          </table:table-cell>
          <table:table-cell office:value-type="float" office:value="0.0328">
            <text:p>0.0328</text:p>
          </table:table-cell>
          <table:table-cell office:value-type="float" office:value="0.9448">
            <text:p>0.9448</text:p>
          </table:table-cell>
          <table:table-cell office:value-type="float" office:value="0.007">
            <text:p>0.007</text:p>
          </table:table-cell>
          <table:table-cell office:value-type="float" office:value="0.0039">
            <text:p>0.0039</text:p>
          </table:table-cell>
          <table:table-cell office:value-type="float" office:value="0.0101">
            <text:p>0.0101</text:p>
          </table:table-cell>
          <table:table-cell office:value-type="float" office:value="0.0004">
            <text:p>0.0004</text:p>
          </table:table-cell>
          <table:table-cell office:value-type="float" office:value="0.0005">
            <text:p>0.0005</text:p>
          </table:table-cell>
          <table:table-cell office:value-type="float" office:value="0.0007">
            <text:p>0.0007</text:p>
          </table:table-cell>
          <table:table-cell office:value-type="float" office:value="0.0247">
            <text:p>0.0247</text:p>
          </table:table-cell>
          <table:table-cell office:value-type="float" office:value="0.9585">
            <text:p>0.9585</text:p>
          </table:table-cell>
          <table:table-cell office:value-type="float" office:value="0.004">
            <text:p>0.004</text:p>
          </table:table-cell>
          <table:table-cell office:value-type="float" office:value="0.0032">
            <text:p>0.0032</text:p>
          </table:table-cell>
          <table:table-cell office:value-type="float" office:value="0.0085">
            <text:p>0.0085</text:p>
          </table:table-cell>
          <table:table-cell table:number-columns-repeated="2" office:value-type="float" office:value="0.0004">
            <text:p>0.0004</text:p>
          </table:table-cell>
          <table:table-cell office:value-type="float" office:value="0.0002">
            <text:p>0.000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054397565">
            <text:p>23054397565</text:p>
          </table:table-cell>
          <table:table-cell office:value-type="float" office:value="271228206.647059">
            <text:p>271228206.647059</text:p>
          </table:table-cell>
          <table:table-cell office:value-type="float" office:value="2426">
            <text:p>2426</text:p>
          </table:table-cell>
          <table:table-cell office:value-type="float" office:value="28.5411764705882">
            <text:p>28.5411764706</text:p>
          </table:table-cell>
          <table:table-cell office:value-type="float" office:value="105">
            <text:p>105</text:p>
          </table:table-cell>
          <table:table-cell office:value-type="float" office:value="1.23529411764706">
            <text:p>1.2352941176</text:p>
          </table:table-cell>
          <table:table-cell office:value-type="float" office:value="274">
            <text:p>274</text:p>
          </table:table-cell>
          <table:table-cell office:value-type="float" office:value="3.22352941176471">
            <text:p>3.2235294118</text:p>
          </table:table-cell>
          <table:table-cell office:value-type="float" office:value="217">
            <text:p>217</text:p>
          </table:table-cell>
          <table:table-cell office:value-type="float" office:value="2.55294117647059">
            <text:p>2.5529411765</text:p>
          </table:table-cell>
          <table:table-cell office:value-type="float" office:value="7565">
            <text:p>7565</text:p>
          </table:table-cell>
          <table:table-cell office:value-type="float" office:value="89">
            <text:p>89</text:p>
          </table:table-cell>
          <table:table-cell office:value-type="float" office:value="6516">
            <text:p>6516</text:p>
          </table:table-cell>
          <table:table-cell office:value-type="float" office:value="76.6588235294118">
            <text:p>76.6588235294</text:p>
          </table:table-cell>
          <table:table-cell office:value-type="float" office:value="3586218">
            <text:p>3586218</text:p>
          </table:table-cell>
          <table:table-cell office:value-type="float" office:value="42190.8">
            <text:p>42190.8</text:p>
          </table:table-cell>
          <table:table-cell office:value-type="float" office:value="438.50510833149">
            <text:p>438.5051083315</text:p>
          </table:table-cell>
          <table:table-cell office:value-type="float" office:value="5.15888362742929">
            <text:p>5.1588836274</text:p>
          </table:table-cell>
          <table:table-cell office:value-type="float" office:value="858.33139730172">
            <text:p>858.3313973017</text:p>
          </table:table-cell>
          <table:table-cell office:value-type="float" office:value="10.0980164388438">
            <text:p>10.0980164388</text:p>
          </table:table-cell>
          <table:table-cell office:value-type="float" office:value="1453.29928360855">
            <text:p>1453.2992836086</text:p>
          </table:table-cell>
          <table:table-cell office:value-type="float" office:value="17.0976386306888">
            <text:p>17.0976386307</text:p>
          </table:table-cell>
          <table:table-cell office:value-type="float" office:value="12738">
            <text:p>12738</text:p>
          </table:table-cell>
          <table:table-cell office:value-type="float" office:value="149.858823529412">
            <text:p>149.8588235294</text:p>
          </table:table-cell>
          <table:table-cell office:value-type="float" office:value="8808">
            <text:p>8808</text:p>
          </table:table-cell>
          <table:table-cell office:value-type="float" office:value="103.623529411765">
            <text:p>103.6235294118</text:p>
          </table:table-cell>
          <table:table-cell office:value-type="float" office:value="2248.25748715345">
            <text:p>2248.2574871535</text:p>
          </table:table-cell>
          <table:table-cell office:value-type="float" office:value="26.4500880841583">
            <text:p>26.4500880842</text:p>
          </table:table-cell>
          <table:table-cell office:value-type="float" office:value="1249.59831909899">
            <text:p>1249.598319099</text:p>
          </table:table-cell>
          <table:table-cell office:value-type="float" office:value="14.7011566952822">
            <text:p>14.7011566953</text:p>
          </table:table-cell>
          <table:table-cell office:value-type="float" office:value="85">
            <text:p>85</text:p>
          </table:table-cell>
          <table:table-cell table:formula="of:= 100 * (([.BV6] / ([.BV6] + [.BX6])) - ([.BX6] / ([.BV6] + [.BX6])))" office:value-type="float" office:value="18.240044555834">
            <text:p>18.2400445558</text:p>
          </table:table-cell>
          <table:table-cell table:formula="of:=IF([.CE6] &gt; 0;1;0)" office:value-type="float" office:value="1">
            <text:p>1</text:p>
          </table:table-cell>
          <table:table-cell table:formula="of:=IF([.BU6] &gt; [.CE6];1;0)" office:value-type="float" office:value="0">
            <text:p>0</text:p>
          </table:table-cell>
          <table:table-cell table:formula="of:=IF(AND([.CF6] = 1;[.BU6] &lt; 0);1;0)" office:value-type="float" office:value="0">
            <text:p>0</text:p>
          </table:table-cell>
          <table:table-cell table:formula="of:=IF([.CE6] &lt; 0;1;0)" office:value-type="float" office:value="0">
            <text:p>0</text:p>
          </table:table-cell>
          <table:table-cell table:formula="of:=IF(AND([.CI6] = 1;[.BU6] &gt; 0);1;0)" office:value-type="float" office:value="0">
            <text:p>0</text:p>
          </table:table-cell>
        </table:table-row>
        <table:table-row table:style-name="ro2">
          <table:table-cell office:value-type="float" office:value="406341">
            <text:p>406341</text:p>
          </table:table-cell>
          <table:table-cell office:value-type="float" office:value="73">
            <text:p>73</text:p>
          </table:table-cell>
          <table:table-cell office:value-type="string">
            <text:p>37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53">
            <text:p>39553</text:p>
          </table:table-cell>
          <table:table-cell office:value-type="float" office:value="1617">
            <text:p>1617</text:p>
          </table:table-cell>
          <table:table-cell office:value-type="float" office:value="32940">
            <text:p>32940</text:p>
          </table:table-cell>
          <table:table-cell office:value-type="float" office:value="2303">
            <text:p>2303</text:p>
          </table:table-cell>
          <table:table-cell office:value-type="float" office:value="562">
            <text:p>562</text:p>
          </table:table-cell>
          <table:table-cell office:value-type="float" office:value="1890">
            <text:p>1890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164">
            <text:p>164</text:p>
          </table:table-cell>
          <table:table-cell office:value-type="float" office:value="30357">
            <text:p>30357</text:p>
          </table:table-cell>
          <table:table-cell office:value-type="float" office:value="921">
            <text:p>921</text:p>
          </table:table-cell>
          <table:table-cell office:value-type="float" office:value="26530">
            <text:p>26530</text:p>
          </table:table-cell>
          <table:table-cell office:value-type="float" office:value="1182">
            <text:p>1182</text:p>
          </table:table-cell>
          <table:table-cell office:value-type="float" office:value="354">
            <text:p>354</text:p>
          </table:table-cell>
          <table:table-cell office:value-type="float" office:value="1248">
            <text:p>1248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29">
            <text:p>-29</text:p>
          </table:table-cell>
          <table:table-cell office:value-type="float" office:value="-0.0007">
            <text:p>-0.0007</text:p>
          </table:table-cell>
          <table:table-cell office:value-type="float" office:value="0.0409">
            <text:p>0.0409</text:p>
          </table:table-cell>
          <table:table-cell office:value-type="float" office:value="0.8328">
            <text:p>0.8328</text:p>
          </table:table-cell>
          <table:table-cell office:value-type="float" office:value="0.0582">
            <text:p>0.0582</text:p>
          </table:table-cell>
          <table:table-cell office:value-type="float" office:value="0.0142">
            <text:p>0.0142</text:p>
          </table:table-cell>
          <table:table-cell office:value-type="float" office:value="0.0478">
            <text:p>0.0478</text:p>
          </table:table-cell>
          <table:table-cell office:value-type="float" office:value="0.0007">
            <text:p>0.0007</text:p>
          </table:table-cell>
          <table:table-cell office:value-type="float" office:value="0.0013">
            <text:p>0.0013</text:p>
          </table:table-cell>
          <table:table-cell office:value-type="float" office:value="0.0041">
            <text:p>0.0041</text:p>
          </table:table-cell>
          <table:table-cell office:value-type="float" office:value="0.0303">
            <text:p>0.0303</text:p>
          </table:table-cell>
          <table:table-cell office:value-type="float" office:value="0.8739">
            <text:p>0.8739</text:p>
          </table:table-cell>
          <table:table-cell office:value-type="float" office:value="0.0389">
            <text:p>0.0389</text:p>
          </table:table-cell>
          <table:table-cell office:value-type="float" office:value="0.0117">
            <text:p>0.0117</text:p>
          </table:table-cell>
          <table:table-cell office:value-type="float" office:value="0.0411">
            <text:p>0.0411</text:p>
          </table:table-cell>
          <table:table-cell office:value-type="float" office:value="0.0007">
            <text:p>0.0007</text:p>
          </table:table-cell>
          <table:table-cell office:value-type="float" office:value="0.0008">
            <text:p>0.0008</text:p>
          </table:table-cell>
          <table:table-cell office:value-type="float" office:value="0.0025">
            <text:p>0.002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184024625">
            <text:p>9184024625</text:p>
          </table:table-cell>
          <table:table-cell office:value-type="float" office:value="270118371.323529">
            <text:p>270118371.323529</text:p>
          </table:table-cell>
          <table:table-cell office:value-type="float" office:value="1697">
            <text:p>1697</text:p>
          </table:table-cell>
          <table:table-cell office:value-type="float" office:value="49.9117647058824">
            <text:p>49.9117647059</text:p>
          </table:table-cell>
          <table:table-cell office:value-type="float" office:value="159">
            <text:p>159</text:p>
          </table:table-cell>
          <table:table-cell office:value-type="float" office:value="4.67647058823529">
            <text:p>4.6764705882</text:p>
          </table:table-cell>
          <table:table-cell office:value-type="float" office:value="124">
            <text:p>124</text:p>
          </table:table-cell>
          <table:table-cell office:value-type="float" office:value="3.64705882352941">
            <text:p>3.6470588235</text:p>
          </table:table-cell>
          <table:table-cell office:value-type="float" office:value="318">
            <text:p>318</text:p>
          </table:table-cell>
          <table:table-cell office:value-type="float" office:value="9.35294117647059">
            <text:p>9.3529411765</text:p>
          </table:table-cell>
          <table:table-cell office:value-type="float" office:value="104625">
            <text:p>104625</text:p>
          </table:table-cell>
          <table:table-cell office:value-type="float" office:value="3077.20588235294">
            <text:p>3077.205882353</text:p>
          </table:table-cell>
          <table:table-cell office:value-type="float" office:value="1524">
            <text:p>1524</text:p>
          </table:table-cell>
          <table:table-cell office:value-type="float" office:value="44.8235294117647">
            <text:p>44.8235294118</text:p>
          </table:table-cell>
          <table:table-cell office:value-type="float" office:value="590818">
            <text:p>590818</text:p>
          </table:table-cell>
          <table:table-cell office:value-type="float" office:value="17377">
            <text:p>17377</text:p>
          </table:table-cell>
          <table:table-cell office:value-type="float" office:value="-478.849179309557">
            <text:p>-478.8491793096</text:p>
          </table:table-cell>
          <table:table-cell office:value-type="float" office:value="-14.0837993914576">
            <text:p>-14.0837993915</text:p>
          </table:table-cell>
          <table:table-cell office:value-type="float" office:value="-5.76622103005101">
            <text:p>-5.7662210301</text:p>
          </table:table-cell>
          <table:table-cell office:value-type="float" office:value="-0.169594736177971">
            <text:p>-0.1695947362</text:p>
          </table:table-cell>
          <table:table-cell office:value-type="float" office:value="-15.373173470522">
            <text:p>-15.3731734705</text:p>
          </table:table-cell>
          <table:table-cell office:value-type="float" office:value="-0.452152160897705">
            <text:p>-0.4521521609</text:p>
          </table:table-cell>
          <table:table-cell office:value-type="float" office:value="14976">
            <text:p>14976</text:p>
          </table:table-cell>
          <table:table-cell office:value-type="float" office:value="440.470588235294">
            <text:p>440.4705882353</text:p>
          </table:table-cell>
          <table:table-cell office:value-type="float" office:value="14622">
            <text:p>14622</text:p>
          </table:table-cell>
          <table:table-cell office:value-type="float" office:value="430.058823529412">
            <text:p>430.0588235294</text:p>
          </table:table-cell>
          <table:table-cell office:value-type="float" office:value="-42.62919910133">
            <text:p>-42.6291991013</text:p>
          </table:table-cell>
          <table:table-cell office:value-type="float" office:value="-1.25379997356853">
            <text:p>-1.2537999736</text:p>
          </table:table-cell>
          <table:table-cell office:value-type="float" office:value="-135.654443227899">
            <text:p>-135.6544432279</text:p>
          </table:table-cell>
          <table:table-cell office:value-type="float" office:value="-3.98983656552643">
            <text:p>-3.9898365655</text:p>
          </table:table-cell>
          <table:table-cell office:value-type="float" office:value="34">
            <text:p>34</text:p>
          </table:table-cell>
          <table:table-cell table:formula="of:= 100 * (([.BV7] / ([.BV7] + [.BX7])) - ([.BX7] / ([.BV7] + [.BX7])))" office:value-type="float" office:value="1.19602675856477">
            <text:p>1.1960267586</text:p>
          </table:table-cell>
          <table:table-cell table:formula="of:=IF([.CE7] &gt; 0;1;0)" office:value-type="float" office:value="1">
            <text:p>1</text:p>
          </table:table-cell>
          <table:table-cell table:formula="of:=IF([.BU7] &gt; [.CE7];1;0)" office:value-type="float" office:value="0">
            <text:p>0</text:p>
          </table:table-cell>
          <table:table-cell table:formula="of:=IF(AND([.CF7] = 1;[.BU7] &lt; 0);1;0)" office:value-type="float" office:value="1">
            <text:p>1</text:p>
          </table:table-cell>
          <table:table-cell table:formula="of:=IF([.CE7] &lt; 0;1;0)" office:value-type="float" office:value="0">
            <text:p>0</text:p>
          </table:table-cell>
          <table:table-cell table:formula="of:=IF(AND([.CI7] = 1;[.BU7] &gt; 0);1;0)" office:value-type="float" office:value="0">
            <text:p>0</text:p>
          </table:table-cell>
        </table:table-row>
        <table:table-row table:style-name="ro2">
          <table:table-cell office:value-type="float" office:value="406378">
            <text:p>406378</text:p>
          </table:table-cell>
          <table:table-cell office:value-type="float" office:value="74">
            <text:p>74</text:p>
          </table:table-cell>
          <table:table-cell office:value-type="string">
            <text:p>37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86">
            <text:p>39686</text:p>
          </table:table-cell>
          <table:table-cell office:value-type="float" office:value="1176">
            <text:p>1176</text:p>
          </table:table-cell>
          <table:table-cell office:value-type="float" office:value="32356">
            <text:p>32356</text:p>
          </table:table-cell>
          <table:table-cell office:value-type="float" office:value="1771">
            <text:p>1771</text:p>
          </table:table-cell>
          <table:table-cell office:value-type="float" office:value="338">
            <text:p>338</text:p>
          </table:table-cell>
          <table:table-cell office:value-type="float" office:value="3836">
            <text:p>3836</text:p>
          </table:table-cell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  <table:table-cell office:value-type="float" office:value="119">
            <text:p>119</text:p>
          </table:table-cell>
          <table:table-cell office:value-type="float" office:value="28658">
            <text:p>28658</text:p>
          </table:table-cell>
          <table:table-cell office:value-type="float" office:value="652">
            <text:p>652</text:p>
          </table:table-cell>
          <table:table-cell office:value-type="float" office:value="24257">
            <text:p>24257</text:p>
          </table:table-cell>
          <table:table-cell office:value-type="float" office:value="936">
            <text:p>936</text:p>
          </table:table-cell>
          <table:table-cell office:value-type="float" office:value="224">
            <text:p>224</text:p>
          </table:table-cell>
          <table:table-cell office:value-type="float" office:value="2486">
            <text:p>2486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04">
            <text:p>104</text:p>
          </table:table-cell>
          <table:table-cell office:value-type="float" office:value="0.0026">
            <text:p>0.0026</text:p>
          </table:table-cell>
          <table:table-cell office:value-type="float" office:value="0.0296">
            <text:p>0.0296</text:p>
          </table:table-cell>
          <table:table-cell office:value-type="float" office:value="0.8153">
            <text:p>0.8153</text:p>
          </table:table-cell>
          <table:table-cell office:value-type="float" office:value="0.0446">
            <text:p>0.0446</text:p>
          </table:table-cell>
          <table:table-cell office:value-type="float" office:value="0.0085">
            <text:p>0.0085</text:p>
          </table:table-cell>
          <table:table-cell office:value-type="float" office:value="0.0967">
            <text:p>0.0967</text:p>
          </table:table-cell>
          <table:table-cell office:value-type="float" office:value="0.0004">
            <text:p>0.0004</text:p>
          </table:table-cell>
          <table:table-cell office:value-type="float" office:value="0.0018">
            <text:p>0.0018</text:p>
          </table:table-cell>
          <table:table-cell office:value-type="float" office:value="0.003">
            <text:p>0.003</text:p>
          </table:table-cell>
          <table:table-cell office:value-type="float" office:value="0.0228">
            <text:p>0.0228</text:p>
          </table:table-cell>
          <table:table-cell office:value-type="float" office:value="0.8464">
            <text:p>0.8464</text:p>
          </table:table-cell>
          <table:table-cell office:value-type="float" office:value="0.0327">
            <text:p>0.0327</text:p>
          </table:table-cell>
          <table:table-cell office:value-type="float" office:value="0.0078">
            <text:p>0.0078</text:p>
          </table:table-cell>
          <table:table-cell office:value-type="float" office:value="0.0867">
            <text:p>0.0867</text:p>
          </table:table-cell>
          <table:table-cell office:value-type="float" office:value="0.0003">
            <text:p>0.0003</text:p>
          </table:table-cell>
          <table:table-cell office:value-type="float" office:value="0.0009">
            <text:p>0.0009</text:p>
          </table:table-cell>
          <table:table-cell office:value-type="float" office:value="0.0023">
            <text:p>0.002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022039807">
            <text:p>7022039807</text:p>
          </table:table-cell>
          <table:table-cell office:value-type="float" office:value="270078454.115385">
            <text:p>270078454.115385</text:p>
          </table:table-cell>
          <table:table-cell office:value-type="float" office:value="1322">
            <text:p>1322</text:p>
          </table:table-cell>
          <table:table-cell office:value-type="float" office:value="50.8461538461538">
            <text:p>50.8461538462</text:p>
          </table:table-cell>
          <table:table-cell office:value-type="float" office:value="151">
            <text:p>151</text:p>
          </table:table-cell>
          <table:table-cell office:value-type="float" office:value="5.80769230769231">
            <text:p>5.8076923077</text:p>
          </table:table-cell>
          <table:table-cell office:value-type="float" office:value="84">
            <text:p>84</text:p>
          </table:table-cell>
          <table:table-cell office:value-type="float" office:value="3.23076923076923">
            <text:p>3.2307692308</text:p>
          </table:table-cell>
          <table:table-cell office:value-type="float" office:value="252">
            <text:p>252</text:p>
          </table:table-cell>
          <table:table-cell office:value-type="float" office:value="9.69230769230769">
            <text:p>9.6923076923</text:p>
          </table:table-cell>
          <table:table-cell office:value-type="float" office:value="59807">
            <text:p>59807</text:p>
          </table:table-cell>
          <table:table-cell office:value-type="float" office:value="2300.26923076923">
            <text:p>2300.2692307692</text:p>
          </table:table-cell>
          <table:table-cell office:value-type="float" office:value="785">
            <text:p>785</text:p>
          </table:table-cell>
          <table:table-cell office:value-type="float" office:value="30.1923076923077">
            <text:p>30.1923076923</text:p>
          </table:table-cell>
          <table:table-cell office:value-type="float" office:value="288710">
            <text:p>288710</text:p>
          </table:table-cell>
          <table:table-cell office:value-type="float" office:value="11104.2307692308">
            <text:p>11104.2307692308</text:p>
          </table:table-cell>
          <table:table-cell office:value-type="float" office:value="-42.396796981107">
            <text:p>-42.3967969811</text:p>
          </table:table-cell>
          <table:table-cell office:value-type="float" office:value="-1.63064603773489">
            <text:p>-1.6306460377</text:p>
          </table:table-cell>
          <table:table-cell office:value-type="float" office:value="146.653321172948">
            <text:p>146.6533211729</text:p>
          </table:table-cell>
          <table:table-cell office:value-type="float" office:value="5.64051235280569">
            <text:p>5.6405123528</text:p>
          </table:table-cell>
          <table:table-cell office:value-type="float" office:value="149.062410976652">
            <text:p>149.0624109767</text:p>
          </table:table-cell>
          <table:table-cell office:value-type="float" office:value="5.73316965294815">
            <text:p>5.7331696529</text:p>
          </table:table-cell>
          <table:table-cell office:value-type="float" office:value="12989">
            <text:p>12989</text:p>
          </table:table-cell>
          <table:table-cell office:value-type="float" office:value="499.576923076923">
            <text:p>499.5769230769</text:p>
          </table:table-cell>
          <table:table-cell office:value-type="float" office:value="10726">
            <text:p>10726</text:p>
          </table:table-cell>
          <table:table-cell office:value-type="float" office:value="412.538461538462">
            <text:p>412.5384615385</text:p>
          </table:table-cell>
          <table:table-cell office:value-type="float" office:value="219.17754154292">
            <text:p>219.1775415429</text:p>
          </table:table-cell>
          <table:table-cell office:value-type="float" office:value="8.42990544395846">
            <text:p>8.429905444</text:p>
          </table:table-cell>
          <table:table-cell office:value-type="float" office:value="118.124119177925">
            <text:p>118.1241191779</text:p>
          </table:table-cell>
          <table:table-cell office:value-type="float" office:value="4.54323535299713">
            <text:p>4.543235353</text:p>
          </table:table-cell>
          <table:table-cell office:value-type="float" office:value="26">
            <text:p>26</text:p>
          </table:table-cell>
          <table:table-cell table:formula="of:= 100 * (([.BV8] / ([.BV8] + [.BX8])) - ([.BX8] / ([.BV8] + [.BX8])))" office:value-type="float" office:value="9.54248366013072">
            <text:p>9.5424836601</text:p>
          </table:table-cell>
          <table:table-cell table:formula="of:=IF([.CE8] &gt; 0;1;0)" office:value-type="float" office:value="1">
            <text:p>1</text:p>
          </table:table-cell>
          <table:table-cell table:formula="of:=IF([.BU8] &gt; [.CE8];1;0)" office:value-type="float" office:value="0">
            <text:p>0</text:p>
          </table:table-cell>
          <table:table-cell table:formula="of:=IF(AND([.CF8] = 1;[.BU8] &lt; 0);1;0)" office:value-type="float" office:value="0">
            <text:p>0</text:p>
          </table:table-cell>
          <table:table-cell table:formula="of:=IF([.CE8] &lt; 0;1;0)" office:value-type="float" office:value="0">
            <text:p>0</text:p>
          </table:table-cell>
          <table:table-cell table:formula="of:=IF(AND([.CI8] = 1;[.BU8] &gt; 0);1;0)" office:value-type="float" office:value="0">
            <text:p>0</text:p>
          </table:table-cell>
        </table:table-row>
        <table:table-row table:style-name="ro2">
          <table:table-cell office:value-type="float" office:value="406411">
            <text:p>406411</text:p>
          </table:table-cell>
          <table:table-cell office:value-type="float" office:value="83">
            <text:p>83</text:p>
          </table:table-cell>
          <table:table-cell office:value-type="string">
            <text:p>42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39">
            <text:p>39739</text:p>
          </table:table-cell>
          <table:table-cell office:value-type="float" office:value="1209">
            <text:p>1209</text:p>
          </table:table-cell>
          <table:table-cell office:value-type="float" office:value="33774">
            <text:p>33774</text:p>
          </table:table-cell>
          <table:table-cell office:value-type="float" office:value="1383">
            <text:p>1383</text:p>
          </table:table-cell>
          <table:table-cell office:value-type="float" office:value="274">
            <text:p>274</text:p>
          </table:table-cell>
          <table:table-cell office:value-type="float" office:value="2893">
            <text:p>2893</text:p>
          </table:table-cell>
          <table:table-cell office:value-type="float" office:value="23">
            <text:p>23</text:p>
          </table:table-cell>
          <table:table-cell office:value-type="float" office:value="74">
            <text:p>74</text:p>
          </table:table-cell>
          <table:table-cell office:value-type="float" office:value="109">
            <text:p>109</text:p>
          </table:table-cell>
          <table:table-cell office:value-type="float" office:value="31501">
            <text:p>31501</text:p>
          </table:table-cell>
          <table:table-cell office:value-type="float" office:value="727">
            <text:p>727</text:p>
          </table:table-cell>
          <table:table-cell office:value-type="float" office:value="27678">
            <text:p>27678</text:p>
          </table:table-cell>
          <table:table-cell office:value-type="float" office:value="795">
            <text:p>795</text:p>
          </table:table-cell>
          <table:table-cell office:value-type="float" office:value="201">
            <text:p>201</text:p>
          </table:table-cell>
          <table:table-cell office:value-type="float" office:value="1982">
            <text:p>1982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57">
            <text:p>157</text:p>
          </table:table-cell>
          <table:table-cell office:value-type="float" office:value="0.004">
            <text:p>0.004</text:p>
          </table:table-cell>
          <table:table-cell office:value-type="float" office:value="0.0304">
            <text:p>0.0304</text:p>
          </table:table-cell>
          <table:table-cell office:value-type="float" office:value="0.8499">
            <text:p>0.8499</text:p>
          </table:table-cell>
          <table:table-cell office:value-type="float" office:value="0.0348">
            <text:p>0.0348</text:p>
          </table:table-cell>
          <table:table-cell office:value-type="float" office:value="0.0069">
            <text:p>0.0069</text:p>
          </table:table-cell>
          <table:table-cell office:value-type="float" office:value="0.0728">
            <text:p>0.0728</text:p>
          </table:table-cell>
          <table:table-cell office:value-type="float" office:value="0.0006">
            <text:p>0.0006</text:p>
          </table:table-cell>
          <table:table-cell office:value-type="float" office:value="0.0019">
            <text:p>0.0019</text:p>
          </table:table-cell>
          <table:table-cell office:value-type="float" office:value="0.0027">
            <text:p>0.0027</text:p>
          </table:table-cell>
          <table:table-cell office:value-type="float" office:value="0.0231">
            <text:p>0.0231</text:p>
          </table:table-cell>
          <table:table-cell office:value-type="float" office:value="0.8786">
            <text:p>0.8786</text:p>
          </table:table-cell>
          <table:table-cell office:value-type="float" office:value="0.0252">
            <text:p>0.0252</text:p>
          </table:table-cell>
          <table:table-cell office:value-type="float" office:value="0.0064">
            <text:p>0.0064</text:p>
          </table:table-cell>
          <table:table-cell office:value-type="float" office:value="0.0629">
            <text:p>0.0629</text:p>
          </table:table-cell>
          <table:table-cell office:value-type="float" office:value="0.0005">
            <text:p>0.0005</text:p>
          </table:table-cell>
          <table:table-cell office:value-type="float" office:value="0.0013">
            <text:p>0.0013</text:p>
          </table:table-cell>
          <table:table-cell office:value-type="float" office:value="0.0019">
            <text:p>0.001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669808900">
            <text:p>8669808900</text:p>
          </table:table-cell>
          <table:table-cell office:value-type="float" office:value="270931528.125">
            <text:p>270931528.125</text:p>
          </table:table-cell>
          <table:table-cell office:value-type="float" office:value="1661">
            <text:p>1661</text:p>
          </table:table-cell>
          <table:table-cell office:value-type="float" office:value="51.90625">
            <text:p>51.90625</text:p>
          </table:table-cell>
          <table:table-cell office:value-type="float" office:value="144">
            <text:p>144</text:p>
          </table:table-cell>
          <table:table-cell office:value-type="float" office:value="4.5">
            <text:p>4.5</text:p>
          </table:table-cell>
          <table:table-cell office:value-type="float" office:value="69">
            <text:p>69</text:p>
          </table:table-cell>
          <table:table-cell office:value-type="float" office:value="2.15625">
            <text:p>2.15625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48900">
            <text:p>48900</text:p>
          </table:table-cell>
          <table:table-cell office:value-type="float" office:value="1528.125">
            <text:p>1528.125</text:p>
          </table:table-cell>
          <table:table-cell office:value-type="float" office:value="2800">
            <text:p>2800</text:p>
          </table:table-cell>
          <table:table-cell office:value-type="float" office:value="87.5">
            <text:p>87.5</text:p>
          </table:table-cell>
          <table:table-cell office:value-type="float" office:value="1227914">
            <text:p>1227914</text:p>
          </table:table-cell>
          <table:table-cell office:value-type="float" office:value="38372.3125">
            <text:p>38372.3125</text:p>
          </table:table-cell>
          <table:table-cell office:value-type="float" office:value="-311.27578403878">
            <text:p>-311.2757840388</text:p>
          </table:table-cell>
          <table:table-cell office:value-type="float" office:value="-9.72736825121188">
            <text:p>-9.7273682512</text:p>
          </table:table-cell>
          <table:table-cell office:value-type="float" office:value="231.508301462305">
            <text:p>231.5083014623</text:p>
          </table:table-cell>
          <table:table-cell office:value-type="float" office:value="7.23463442069703">
            <text:p>7.2346344207</text:p>
          </table:table-cell>
          <table:table-cell office:value-type="float" office:value="128.422177990415">
            <text:p>128.4221779904</text:p>
          </table:table-cell>
          <table:table-cell office:value-type="float" office:value="4.01319306220047">
            <text:p>4.0131930622</text:p>
          </table:table-cell>
          <table:table-cell office:value-type="float" office:value="19313">
            <text:p>19313</text:p>
          </table:table-cell>
          <table:table-cell office:value-type="float" office:value="603.53125">
            <text:p>603.53125</text:p>
          </table:table-cell>
          <table:table-cell office:value-type="float" office:value="17499">
            <text:p>17499</text:p>
          </table:table-cell>
          <table:table-cell office:value-type="float" office:value="546.84375">
            <text:p>546.84375</text:p>
          </table:table-cell>
          <table:table-cell office:value-type="float" office:value="35.96770771837">
            <text:p>35.9677077184</text:p>
          </table:table-cell>
          <table:table-cell office:value-type="float" office:value="1.12399086619906">
            <text:p>1.1239908662</text:p>
          </table:table-cell>
          <table:table-cell office:value-type="float" office:value="21.15560078314">
            <text:p>21.1556007831</text:p>
          </table:table-cell>
          <table:table-cell office:value-type="float" office:value="0.661112524473125">
            <text:p>0.6611125245</text:p>
          </table:table-cell>
          <table:table-cell office:value-type="float" office:value="32">
            <text:p>32</text:p>
          </table:table-cell>
          <table:table-cell table:formula="of:= 100 * (([.BV9] / ([.BV9] + [.BX9])) - ([.BX9] / ([.BV9] + [.BX9])))" office:value-type="float" office:value="4.92774095403672">
            <text:p>4.927740954</text:p>
          </table:table-cell>
          <table:table-cell table:formula="of:=IF([.CE9] &gt; 0;1;0)" office:value-type="float" office:value="1">
            <text:p>1</text:p>
          </table:table-cell>
          <table:table-cell table:formula="of:=IF([.BU9] &gt; [.CE9];1;0)" office:value-type="float" office:value="0">
            <text:p>0</text:p>
          </table:table-cell>
          <table:table-cell table:formula="of:=IF(AND([.CF9] = 1;[.BU9] &lt; 0);1;0)" office:value-type="float" office:value="0">
            <text:p>0</text:p>
          </table:table-cell>
          <table:table-cell table:formula="of:=IF([.CE9] &lt; 0;1;0)" office:value-type="float" office:value="0">
            <text:p>0</text:p>
          </table:table-cell>
          <table:table-cell table:formula="of:=IF(AND([.CI9] = 1;[.BU9] &gt; 0);1;0)" office:value-type="float" office:value="0">
            <text:p>0</text:p>
          </table:table-cell>
        </table:table-row>
        <table:table-row table:style-name="ro2">
          <table:table-cell office:value-type="float" office:value="406444">
            <text:p>406444</text:p>
          </table:table-cell>
          <table:table-cell office:value-type="float" office:value="62">
            <text:p>62</text:p>
          </table:table-cell>
          <table:table-cell office:value-type="string">
            <text:p>31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02">
            <text:p>39602</text:p>
          </table:table-cell>
          <table:table-cell office:value-type="float" office:value="639">
            <text:p>639</text:p>
          </table:table-cell>
          <table:table-cell office:value-type="float" office:value="37277">
            <text:p>37277</text:p>
          </table:table-cell>
          <table:table-cell office:value-type="float" office:value="326">
            <text:p>326</text:p>
          </table:table-cell>
          <table:table-cell office:value-type="float" office:value="307">
            <text:p>307</text:p>
          </table:table-cell>
          <table:table-cell office:value-type="float" office:value="970">
            <text:p>97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9376">
            <text:p>29376</text:p>
          </table:table-cell>
          <table:table-cell office:value-type="float" office:value="331">
            <text:p>331</text:p>
          </table:table-cell>
          <table:table-cell office:value-type="float" office:value="28086">
            <text:p>28086</text:p>
          </table:table-cell>
          <table:table-cell office:value-type="float" office:value="149">
            <text:p>149</text:p>
          </table:table-cell>
          <table:table-cell office:value-type="float" office:value="231">
            <text:p>231</text:p>
          </table:table-cell>
          <table:table-cell office:value-type="float" office:value="539">
            <text:p>53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20">
            <text:p>20</text:p>
          </table:table-cell>
          <table:table-cell office:value-type="float" office:value="0.0005">
            <text:p>0.0005</text:p>
          </table:table-cell>
          <table:table-cell office:value-type="float" office:value="0.0161">
            <text:p>0.0161</text:p>
          </table:table-cell>
          <table:table-cell office:value-type="float" office:value="0.9413">
            <text:p>0.9413</text:p>
          </table:table-cell>
          <table:table-cell office:value-type="float" office:value="0.0082">
            <text:p>0.0082</text:p>
          </table:table-cell>
          <table:table-cell office:value-type="float" office:value="0.0078">
            <text:p>0.0078</text:p>
          </table:table-cell>
          <table:table-cell office:value-type="float" office:value="0.0245">
            <text:p>0.0245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office:value-type="float" office:value="0.0012">
            <text:p>0.0012</text:p>
          </table:table-cell>
          <table:table-cell office:value-type="float" office:value="0.0113">
            <text:p>0.0113</text:p>
          </table:table-cell>
          <table:table-cell office:value-type="float" office:value="0.9561">
            <text:p>0.9561</text:p>
          </table:table-cell>
          <table:table-cell office:value-type="float" office:value="0.0051">
            <text:p>0.0051</text:p>
          </table:table-cell>
          <table:table-cell office:value-type="float" office:value="0.0079">
            <text:p>0.0079</text:p>
          </table:table-cell>
          <table:table-cell office:value-type="float" office:value="0.0183">
            <text:p>0.0183</text:p>
          </table:table-cell>
          <table:table-cell office:value-type="float" office:value="0.0004">
            <text:p>0.0004</text:p>
          </table:table-cell>
          <table:table-cell office:value-type="float" office:value="0.0003">
            <text:p>0.0003</text:p>
          </table:table-cell>
          <table:table-cell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456361554">
            <text:p>9456361554</text:p>
          </table:table-cell>
          <table:table-cell office:value-type="float" office:value="270181758.685714">
            <text:p>270181758.685714</text:p>
          </table:table-cell>
          <table:table-cell office:value-type="float" office:value="1504">
            <text:p>1504</text:p>
          </table:table-cell>
          <table:table-cell office:value-type="float" office:value="42.9714285714286">
            <text:p>42.9714285714</text:p>
          </table:table-cell>
          <table:table-cell office:value-type="float" office:value="222">
            <text:p>222</text:p>
          </table:table-cell>
          <table:table-cell office:value-type="float" office:value="6.34285714285714">
            <text:p>6.3428571429</text:p>
          </table:table-cell>
          <table:table-cell office:value-type="float" office:value="91">
            <text:p>91</text:p>
          </table:table-cell>
          <table:table-cell office:value-type="float" office:value="2.6">
            <text:p>2.6</text:p>
          </table:table-cell>
          <table:table-cell office:value-type="float" office:value="350">
            <text:p>350</text:p>
          </table:table-cell>
          <table:table-cell office:value-type="float" office:value="10">
            <text:p>10</text:p>
          </table:table-cell>
          <table:table-cell office:value-type="float" office:value="111554">
            <text:p>111554</text:p>
          </table:table-cell>
          <table:table-cell office:value-type="float" office:value="3187.25714285714">
            <text:p>3187.2571428572</text:p>
          </table:table-cell>
          <table:table-cell office:value-type="float" office:value="1902">
            <text:p>1902</text:p>
          </table:table-cell>
          <table:table-cell office:value-type="float" office:value="54.3428571428571">
            <text:p>54.3428571429</text:p>
          </table:table-cell>
          <table:table-cell office:value-type="float" office:value="1002254">
            <text:p>1002254</text:p>
          </table:table-cell>
          <table:table-cell office:value-type="float" office:value="28635.8285714286">
            <text:p>28635.8285714286</text:p>
          </table:table-cell>
          <table:table-cell office:value-type="float" office:value="690.992923660788">
            <text:p>690.9929236608</text:p>
          </table:table-cell>
          <table:table-cell office:value-type="float" office:value="19.7426549617368">
            <text:p>19.7426549617</text:p>
          </table:table-cell>
          <table:table-cell office:value-type="float" office:value="713.18154631294">
            <text:p>713.1815463129</text:p>
          </table:table-cell>
          <table:table-cell office:value-type="float" office:value="20.3766156089411">
            <text:p>20.3766156089</text:p>
          </table:table-cell>
          <table:table-cell office:value-type="float" office:value="887.35128740708">
            <text:p>887.3512874071</text:p>
          </table:table-cell>
          <table:table-cell office:value-type="float" office:value="25.3528939259166">
            <text:p>25.3528939259</text:p>
          </table:table-cell>
          <table:table-cell office:value-type="float" office:value="26324">
            <text:p>26324</text:p>
          </table:table-cell>
          <table:table-cell office:value-type="float" office:value="752.114285714286">
            <text:p>752.1142857143</text:p>
          </table:table-cell>
          <table:table-cell office:value-type="float" office:value="14441">
            <text:p>14441</text:p>
          </table:table-cell>
          <table:table-cell office:value-type="float" office:value="412.6">
            <text:p>412.6</text:p>
          </table:table-cell>
          <table:table-cell office:value-type="float" office:value="1162.41418778859">
            <text:p>1162.4141877886</text:p>
          </table:table-cell>
          <table:table-cell office:value-type="float" office:value="33.2118339368169">
            <text:p>33.2118339368</text:p>
          </table:table-cell>
          <table:table-cell office:value-type="float" office:value="863.48498629244">
            <text:p>863.4849862924</text:p>
          </table:table-cell>
          <table:table-cell office:value-type="float" office:value="24.6709996083554">
            <text:p>24.6709996084</text:p>
          </table:table-cell>
          <table:table-cell office:value-type="float" office:value="35">
            <text:p>35</text:p>
          </table:table-cell>
          <table:table-cell table:formula="of:= 100 * (([.BV10] / ([.BV10] + [.BX10])) - ([.BX10] / ([.BV10] + [.BX10])))" office:value-type="float" office:value="29.1500061327119">
            <text:p>29.1500061327</text:p>
          </table:table-cell>
          <table:table-cell table:formula="of:=IF([.CE10] &gt; 0;1;0)" office:value-type="float" office:value="1">
            <text:p>1</text:p>
          </table:table-cell>
          <table:table-cell table:formula="of:=IF([.BU10] &gt; [.CE10];1;0)" office:value-type="float" office:value="0">
            <text:p>0</text:p>
          </table:table-cell>
          <table:table-cell table:formula="of:=IF(AND([.CF10] = 1;[.BU10] &lt; 0);1;0)" office:value-type="float" office:value="0">
            <text:p>0</text:p>
          </table:table-cell>
          <table:table-cell table:formula="of:=IF([.CE10] &lt; 0;1;0)" office:value-type="float" office:value="0">
            <text:p>0</text:p>
          </table:table-cell>
          <table:table-cell table:formula="of:=IF(AND([.CI10] = 1;[.BU10] &gt; 0);1;0)" office:value-type="float" office:value="0">
            <text:p>0</text:p>
          </table:table-cell>
        </table:table-row>
        <table:table-row table:style-name="ro2">
          <table:table-cell office:value-type="float" office:value="406479">
            <text:p>406479</text:p>
          </table:table-cell>
          <table:table-cell office:value-type="float" office:value="76">
            <text:p>76</text:p>
          </table:table-cell>
          <table:table-cell office:value-type="string">
            <text:p>38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98">
            <text:p>39598</text:p>
          </table:table-cell>
          <table:table-cell office:value-type="float" office:value="1045">
            <text:p>1045</text:p>
          </table:table-cell>
          <table:table-cell office:value-type="float" office:value="36187">
            <text:p>36187</text:p>
          </table:table-cell>
          <table:table-cell office:value-type="float" office:value="619">
            <text:p>619</text:p>
          </table:table-cell>
          <table:table-cell office:value-type="float" office:value="219">
            <text:p>219</text:p>
          </table:table-cell>
          <table:table-cell office:value-type="float" office:value="1386">
            <text:p>1386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30456">
            <text:p>30456</text:p>
          </table:table-cell>
          <table:table-cell office:value-type="float" office:value="590">
            <text:p>590</text:p>
          </table:table-cell>
          <table:table-cell office:value-type="float" office:value="28467">
            <text:p>28467</text:p>
          </table:table-cell>
          <table:table-cell office:value-type="float" office:value="324">
            <text:p>324</text:p>
          </table:table-cell>
          <table:table-cell office:value-type="float" office:value="160">
            <text:p>160</text:p>
          </table:table-cell>
          <table:table-cell office:value-type="float" office:value="850">
            <text:p>85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6">
            <text:p>16</text:p>
          </table:table-cell>
          <table:table-cell office:value-type="float" office:value="0.0004">
            <text:p>0.0004</text:p>
          </table:table-cell>
          <table:table-cell office:value-type="float" office:value="0.0264">
            <text:p>0.0264</text:p>
          </table:table-cell>
          <table:table-cell office:value-type="float" office:value="0.9139">
            <text:p>0.9139</text:p>
          </table:table-cell>
          <table:table-cell office:value-type="float" office:value="0.0156">
            <text:p>0.0156</text:p>
          </table:table-cell>
          <table:table-cell office:value-type="float" office:value="0.0055">
            <text:p>0.0055</text:p>
          </table:table-cell>
          <table:table-cell office:value-type="float" office:value="0.035">
            <text:p>0.035</text:p>
          </table:table-cell>
          <table:table-cell office:value-type="float" office:value="0.0007">
            <text:p>0.0007</text:p>
          </table:table-cell>
          <table:table-cell office:value-type="float" office:value="0.0008">
            <text:p>0.0008</text:p>
          </table:table-cell>
          <table:table-cell office:value-type="float" office:value="0.0021">
            <text:p>0.0021</text:p>
          </table:table-cell>
          <table:table-cell office:value-type="float" office:value="0.0194">
            <text:p>0.0194</text:p>
          </table:table-cell>
          <table:table-cell office:value-type="float" office:value="0.9347">
            <text:p>0.9347</text:p>
          </table:table-cell>
          <table:table-cell office:value-type="float" office:value="0.0106">
            <text:p>0.0106</text:p>
          </table:table-cell>
          <table:table-cell office:value-type="float" office:value="0.0053">
            <text:p>0.0053</text:p>
          </table:table-cell>
          <table:table-cell office:value-type="float" office:value="0.0279">
            <text:p>0.0279</text:p>
          </table:table-cell>
          <table:table-cell office:value-type="float" office:value="0.0005">
            <text:p>0.0005</text:p>
          </table:table-cell>
          <table:table-cell office:value-type="float" office:value="0.0006">
            <text:p>0.0006</text:p>
          </table:table-cell>
          <table:table-cell office:value-type="float" office:value="0.0011">
            <text:p>0.001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865314510">
            <text:p>7865314510</text:p>
          </table:table-cell>
          <table:table-cell office:value-type="float" office:value="271217741.724138">
            <text:p>271217741.724138</text:p>
          </table:table-cell>
          <table:table-cell office:value-type="float" office:value="1533">
            <text:p>1533</text:p>
          </table:table-cell>
          <table:table-cell office:value-type="float" office:value="52.8620689655172">
            <text:p>52.8620689655</text:p>
          </table:table-cell>
          <table:table-cell office:value-type="float" office:value="134">
            <text:p>134</text:p>
          </table:table-cell>
          <table:table-cell office:value-type="float" office:value="4.62068965517241">
            <text:p>4.6206896552</text:p>
          </table:table-cell>
          <table:table-cell office:value-type="float" office:value="76">
            <text:p>76</text:p>
          </table:table-cell>
          <table:table-cell office:value-type="float" office:value="2.62068965517241">
            <text:p>2.6206896552</text:p>
          </table:table-cell>
          <table:table-cell office:value-type="float" office:value="146">
            <text:p>146</text:p>
          </table:table-cell>
          <table:table-cell office:value-type="float" office:value="5.03448275862069">
            <text:p>5.0344827586</text:p>
          </table:table-cell>
          <table:table-cell office:value-type="float" office:value="44510">
            <text:p>44510</text:p>
          </table:table-cell>
          <table:table-cell office:value-type="float" office:value="1534.8275862069">
            <text:p>1534.8275862069</text:p>
          </table:table-cell>
          <table:table-cell office:value-type="float" office:value="3660">
            <text:p>3660</text:p>
          </table:table-cell>
          <table:table-cell office:value-type="float" office:value="126.206896551724">
            <text:p>126.2068965517</text:p>
          </table:table-cell>
          <table:table-cell office:value-type="float" office:value="1457112">
            <text:p>1457112</text:p>
          </table:table-cell>
          <table:table-cell office:value-type="float" office:value="50245.2413793104">
            <text:p>50245.2413793104</text:p>
          </table:table-cell>
          <table:table-cell office:value-type="float" office:value="248.51232906103">
            <text:p>248.512329061</text:p>
          </table:table-cell>
          <table:table-cell office:value-type="float" office:value="8.5693906572769">
            <text:p>8.5693906573</text:p>
          </table:table-cell>
          <table:table-cell office:value-type="float" office:value="459.514696893167">
            <text:p>459.5146968932</text:p>
          </table:table-cell>
          <table:table-cell office:value-type="float" office:value="15.8453343756265">
            <text:p>15.8453343756</text:p>
          </table:table-cell>
          <table:table-cell office:value-type="float" office:value="395.951845393809">
            <text:p>395.9518453938</text:p>
          </table:table-cell>
          <table:table-cell office:value-type="float" office:value="13.6535119101313">
            <text:p>13.6535119101</text:p>
          </table:table-cell>
          <table:table-cell office:value-type="float" office:value="22728">
            <text:p>22728</text:p>
          </table:table-cell>
          <table:table-cell office:value-type="float" office:value="783.724137931035">
            <text:p>783.724137931</text:p>
          </table:table-cell>
          <table:table-cell office:value-type="float" office:value="16974">
            <text:p>16974</text:p>
          </table:table-cell>
          <table:table-cell office:value-type="float" office:value="585.310344827586">
            <text:p>585.3103448276</text:p>
          </table:table-cell>
          <table:table-cell office:value-type="float" office:value="457.88350049541">
            <text:p>457.8835004954</text:p>
          </table:table-cell>
          <table:table-cell office:value-type="float" office:value="15.7890862239797">
            <text:p>15.789086224</text:p>
          </table:table-cell>
          <table:table-cell office:value-type="float" office:value="390.465592960722">
            <text:p>390.4655929607</text:p>
          </table:table-cell>
          <table:table-cell office:value-type="float" office:value="13.464330791749">
            <text:p>13.4643307917</text:p>
          </table:table-cell>
          <table:table-cell office:value-type="float" office:value="29">
            <text:p>29</text:p>
          </table:table-cell>
          <table:table-cell table:formula="of:= 100 * (([.BV11] / ([.BV11] + [.BX11])) - ([.BX11] / ([.BV11] + [.BX11])))" office:value-type="float" office:value="14.4929726462143">
            <text:p>14.4929726462</text:p>
          </table:table-cell>
          <table:table-cell table:formula="of:=IF([.CE11] &gt; 0;1;0)" office:value-type="float" office:value="1">
            <text:p>1</text:p>
          </table:table-cell>
          <table:table-cell table:formula="of:=IF([.BU11] &gt; [.CE11];1;0)" office:value-type="float" office:value="0">
            <text:p>0</text:p>
          </table:table-cell>
          <table:table-cell table:formula="of:=IF(AND([.CF11] = 1;[.BU11] &lt; 0);1;0)" office:value-type="float" office:value="0">
            <text:p>0</text:p>
          </table:table-cell>
          <table:table-cell table:formula="of:=IF([.CE11] &lt; 0;1;0)" office:value-type="float" office:value="0">
            <text:p>0</text:p>
          </table:table-cell>
          <table:table-cell table:formula="of:=IF(AND([.CI11] = 1;[.BU11] &gt; 0);1;0)" office:value-type="float" office:value="0">
            <text:p>0</text:p>
          </table:table-cell>
        </table:table-row>
        <table:table-row table:style-name="ro2">
          <table:table-cell office:value-type="float" office:value="406510">
            <text:p>406510</text:p>
          </table:table-cell>
          <table:table-cell office:value-type="float" office:value="75">
            <text:p>75</text:p>
          </table:table-cell>
          <table:table-cell office:value-type="string">
            <text:p>38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31">
            <text:p>39531</text:p>
          </table:table-cell>
          <table:table-cell office:value-type="float" office:value="850">
            <text:p>850</text:p>
          </table:table-cell>
          <table:table-cell office:value-type="float" office:value="35435">
            <text:p>35435</text:p>
          </table:table-cell>
          <table:table-cell office:value-type="float" office:value="990">
            <text:p>990</text:p>
          </table:table-cell>
          <table:table-cell office:value-type="float" office:value="383">
            <text:p>383</text:p>
          </table:table-cell>
          <table:table-cell office:value-type="float" office:value="1727">
            <text:p>1727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28669">
            <text:p>28669</text:p>
          </table:table-cell>
          <table:table-cell office:value-type="float" office:value="481">
            <text:p>481</text:p>
          </table:table-cell>
          <table:table-cell office:value-type="float" office:value="26134">
            <text:p>26134</text:p>
          </table:table-cell>
          <table:table-cell office:value-type="float" office:value="687">
            <text:p>687</text:p>
          </table:table-cell>
          <table:table-cell office:value-type="float" office:value="290">
            <text:p>290</text:p>
          </table:table-cell>
          <table:table-cell office:value-type="float" office:value="998">
            <text:p>99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51">
            <text:p>-51</text:p>
          </table:table-cell>
          <table:table-cell office:value-type="float" office:value="-0.0013">
            <text:p>-0.0013</text:p>
          </table:table-cell>
          <table:table-cell office:value-type="float" office:value="0.0215">
            <text:p>0.0215</text:p>
          </table:table-cell>
          <table:table-cell office:value-type="float" office:value="0.8964">
            <text:p>0.8964</text:p>
          </table:table-cell>
          <table:table-cell office:value-type="float" office:value="0.025">
            <text:p>0.025</text:p>
          </table:table-cell>
          <table:table-cell office:value-type="float" office:value="0.0097">
            <text:p>0.0097</text:p>
          </table:table-cell>
          <table:table-cell office:value-type="float" office:value="0.0437">
            <text:p>0.0437</text:p>
          </table:table-cell>
          <table:table-cell office:value-type="float" office:value="0.0005">
            <text:p>0.0005</text:p>
          </table:table-cell>
          <table:table-cell office:value-type="float" office:value="0.0008">
            <text:p>0.0008</text:p>
          </table:table-cell>
          <table:table-cell office:value-type="float" office:value="0.0024">
            <text:p>0.0024</text:p>
          </table:table-cell>
          <table:table-cell office:value-type="float" office:value="0.0168">
            <text:p>0.0168</text:p>
          </table:table-cell>
          <table:table-cell office:value-type="float" office:value="0.9116">
            <text:p>0.9116</text:p>
          </table:table-cell>
          <table:table-cell office:value-type="float" office:value="0.024">
            <text:p>0.024</text:p>
          </table:table-cell>
          <table:table-cell office:value-type="float" office:value="0.0101">
            <text:p>0.0101</text:p>
          </table:table-cell>
          <table:table-cell office:value-type="float" office:value="0.0348">
            <text:p>0.0348</text:p>
          </table:table-cell>
          <table:table-cell office:value-type="float" office:value="0.0004">
            <text:p>0.0004</text:p>
          </table:table-cell>
          <table:table-cell office:value-type="float" office:value="0.0007">
            <text:p>0.0007</text:p>
          </table:table-cell>
          <table:table-cell office:value-type="float" office:value="0.0017">
            <text:p>0.0017</text:p>
          </table:table-cell>
          <table:table-cell table:number-columns-repeated="4" office:value-type="float" office:value="0">
            <text:p>0</text:p>
          </table:table-cell>
          <table:table-cell office:value-type="float" office:value="8116977732">
            <text:p>8116977732</text:p>
          </table:table-cell>
          <table:table-cell office:value-type="float" office:value="270565924.4">
            <text:p>270565924.4</text:p>
          </table:table-cell>
          <table:table-cell office:value-type="float" office:value="1562">
            <text:p>1562</text:p>
          </table:table-cell>
          <table:table-cell office:value-type="float" office:value="52.0666666666667">
            <text:p>52.0666666667</text:p>
          </table:table-cell>
          <table:table-cell office:value-type="float" office:value="172">
            <text:p>172</text:p>
          </table:table-cell>
          <table:table-cell office:value-type="float" office:value="5.73333333333333">
            <text:p>5.7333333333</text:p>
          </table:table-cell>
          <table:table-cell office:value-type="float" office:value="110">
            <text:p>110</text:p>
          </table:table-cell>
          <table:table-cell office:value-type="float" office:value="3.66666666666667">
            <text:p>3.6666666667</text:p>
          </table:table-cell>
          <table:table-cell office:value-type="float" office:value="268">
            <text:p>268</text:p>
          </table:table-cell>
          <table:table-cell office:value-type="float" office:value="8.93333333333333">
            <text:p>8.9333333333</text:p>
          </table:table-cell>
          <table:table-cell office:value-type="float" office:value="77732">
            <text:p>77732</text:p>
          </table:table-cell>
          <table:table-cell office:value-type="float" office:value="2591.06666666667">
            <text:p>2591.0666666667</text:p>
          </table:table-cell>
          <table:table-cell office:value-type="float" office:value="2038">
            <text:p>2038</text:p>
          </table:table-cell>
          <table:table-cell office:value-type="float" office:value="67.9333333333333">
            <text:p>67.9333333333</text:p>
          </table:table-cell>
          <table:table-cell office:value-type="float" office:value="852718">
            <text:p>852718</text:p>
          </table:table-cell>
          <table:table-cell office:value-type="float" office:value="28423.9333333333">
            <text:p>28423.9333333333</text:p>
          </table:table-cell>
          <table:table-cell office:value-type="float" office:value="371.98465677474">
            <text:p>371.9846567747</text:p>
          </table:table-cell>
          <table:table-cell office:value-type="float" office:value="12.399488559158">
            <text:p>12.3994885592</text:p>
          </table:table-cell>
          <table:table-cell office:value-type="float" office:value="474.33843672888">
            <text:p>474.3384367289</text:p>
          </table:table-cell>
          <table:table-cell office:value-type="float" office:value="15.811281224296">
            <text:p>15.8112812243</text:p>
          </table:table-cell>
          <table:table-cell office:value-type="float" office:value="511.843873746302">
            <text:p>511.8438737463</text:p>
          </table:table-cell>
          <table:table-cell office:value-type="float" office:value="17.0614624582101">
            <text:p>17.0614624582</text:p>
          </table:table-cell>
          <table:table-cell office:value-type="float" office:value="22896">
            <text:p>22896</text:p>
          </table:table-cell>
          <table:table-cell office:value-type="float" office:value="763.2">
            <text:p>763.2</text:p>
          </table:table-cell>
          <table:table-cell office:value-type="float" office:value="15194">
            <text:p>15194</text:p>
          </table:table-cell>
          <table:table-cell office:value-type="float" office:value="506.466666666667">
            <text:p>506.4666666667</text:p>
          </table:table-cell>
          <table:table-cell office:value-type="float" office:value="677.60033641853">
            <text:p>677.6003364185</text:p>
          </table:table-cell>
          <table:table-cell office:value-type="float" office:value="22.5866778806177">
            <text:p>22.5866778806</text:p>
          </table:table-cell>
          <table:table-cell office:value-type="float" office:value="508.94182591689">
            <text:p>508.9418259169</text:p>
          </table:table-cell>
          <table:table-cell office:value-type="float" office:value="16.964727530563">
            <text:p>16.9647275306</text:p>
          </table:table-cell>
          <table:table-cell office:value-type="float" office:value="30">
            <text:p>30</text:p>
          </table:table-cell>
          <table:table-cell table:formula="of:= 100 * (([.BV12] / ([.BV12] + [.BX12])) - ([.BX12] / ([.BV12] + [.BX12])))" office:value-type="float" office:value="20.2205303229194">
            <text:p>20.2205303229</text:p>
          </table:table-cell>
          <table:table-cell table:formula="of:=IF([.CE12] &gt; 0;1;0)" office:value-type="float" office:value="1">
            <text:p>1</text:p>
          </table:table-cell>
          <table:table-cell table:formula="of:=IF([.BU12] &gt; [.CE12];1;0)" office:value-type="float" office:value="0">
            <text:p>0</text:p>
          </table:table-cell>
          <table:table-cell table:formula="of:=IF(AND([.CF12] = 1;[.BU12] &lt; 0);1;0)" office:value-type="float" office:value="0">
            <text:p>0</text:p>
          </table:table-cell>
          <table:table-cell table:formula="of:=IF([.CE12] &lt; 0;1;0)" office:value-type="float" office:value="0">
            <text:p>0</text:p>
          </table:table-cell>
          <table:table-cell table:formula="of:=IF(AND([.CI12] = 1;[.BU12] &gt; 0);1;0)" office:value-type="float" office:value="0">
            <text:p>0</text:p>
          </table:table-cell>
        </table:table-row>
        <table:table-row table:style-name="ro2">
          <table:table-cell office:value-type="float" office:value="406544">
            <text:p>406544</text:p>
          </table:table-cell>
          <table:table-cell office:value-type="float" office:value="77">
            <text:p>77</text:p>
          </table:table-cell>
          <table:table-cell office:value-type="string">
            <text:p>39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83">
            <text:p>39483</text:p>
          </table:table-cell>
          <table:table-cell office:value-type="float" office:value="681">
            <text:p>681</text:p>
          </table:table-cell>
          <table:table-cell office:value-type="float" office:value="37357">
            <text:p>37357</text:p>
          </table:table-cell>
          <table:table-cell office:value-type="float" office:value="426">
            <text:p>426</text:p>
          </table:table-cell>
          <table:table-cell office:value-type="float" office:value="284">
            <text:p>284</text:p>
          </table:table-cell>
          <table:table-cell office:value-type="float" office:value="622">
            <text:p>622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29125">
            <text:p>29125</text:p>
          </table:table-cell>
          <table:table-cell office:value-type="float" office:value="376">
            <text:p>376</text:p>
          </table:table-cell>
          <table:table-cell office:value-type="float" office:value="27935">
            <text:p>27935</text:p>
          </table:table-cell>
          <table:table-cell office:value-type="float" office:value="220">
            <text:p>220</text:p>
          </table:table-cell>
          <table:table-cell office:value-type="float" office:value="194">
            <text:p>194</text:p>
          </table:table-cell>
          <table:table-cell office:value-type="float" office:value="349">
            <text:p>34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99">
            <text:p>-99</text:p>
          </table:table-cell>
          <table:table-cell office:value-type="float" office:value="-0.0025">
            <text:p>-0.0025</text:p>
          </table:table-cell>
          <table:table-cell office:value-type="float" office:value="0.0172">
            <text:p>0.0172</text:p>
          </table:table-cell>
          <table:table-cell office:value-type="float" office:value="0.9462">
            <text:p>0.9462</text:p>
          </table:table-cell>
          <table:table-cell office:value-type="float" office:value="0.0108">
            <text:p>0.0108</text:p>
          </table:table-cell>
          <table:table-cell office:value-type="float" office:value="0.0072">
            <text:p>0.0072</text:p>
          </table:table-cell>
          <table:table-cell office:value-type="float" office:value="0.0158">
            <text:p>0.0158</text:p>
          </table:table-cell>
          <table:table-cell office:value-type="float" office:value="0.0005">
            <text:p>0.0005</text:p>
          </table:table-cell>
          <table:table-cell office:value-type="float" office:value="0.0009">
            <text:p>0.0009</text:p>
          </table:table-cell>
          <table:table-cell office:value-type="float" office:value="0.0015">
            <text:p>0.0015</text:p>
          </table:table-cell>
          <table:table-cell office:value-type="float" office:value="0.0129">
            <text:p>0.0129</text:p>
          </table:table-cell>
          <table:table-cell office:value-type="float" office:value="0.9591">
            <text:p>0.9591</text:p>
          </table:table-cell>
          <table:table-cell office:value-type="float" office:value="0.0076">
            <text:p>0.0076</text:p>
          </table:table-cell>
          <table:table-cell office:value-type="float" office:value="0.0067">
            <text:p>0.0067</text:p>
          </table:table-cell>
          <table:table-cell office:value-type="float" office:value="0.012">
            <text:p>0.012</text:p>
          </table:table-cell>
          <table:table-cell office:value-type="float" office:value="0.0004">
            <text:p>0.0004</text:p>
          </table:table-cell>
          <table:table-cell office:value-type="float" office:value="0.0005">
            <text:p>0.0005</text:p>
          </table:table-cell>
          <table:table-cell office:value-type="float" office:value="0.0008">
            <text:p>0.000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322757536">
            <text:p>7322757536</text:p>
          </table:table-cell>
          <table:table-cell office:value-type="float" office:value="271213242.074074">
            <text:p>271213242.074074</text:p>
          </table:table-cell>
          <table:table-cell office:value-type="float" office:value="1163">
            <text:p>1163</text:p>
          </table:table-cell>
          <table:table-cell office:value-type="float" office:value="43.0740740740741">
            <text:p>43.0740740741</text:p>
          </table:table-cell>
          <table:table-cell office:value-type="float" office:value="176">
            <text:p>176</text:p>
          </table:table-cell>
          <table:table-cell office:value-type="float" office:value="6.51851851851852">
            <text:p>6.5185185185</text:p>
          </table:table-cell>
          <table:table-cell office:value-type="float" office:value="57">
            <text:p>57</text:p>
          </table:table-cell>
          <table:table-cell office:value-type="float" office:value="2.11111111111111">
            <text:p>2.1111111111</text:p>
          </table:table-cell>
          <table:table-cell office:value-type="float" office:value="270">
            <text:p>270</text:p>
          </table:table-cell>
          <table:table-cell office:value-type="float" office:value="10">
            <text:p>10</text:p>
          </table:table-cell>
          <table:table-cell office:value-type="float" office:value="7536">
            <text:p>7536</text:p>
          </table:table-cell>
          <table:table-cell office:value-type="float" office:value="279.111111111111">
            <text:p>279.1111111111</text:p>
          </table:table-cell>
          <table:table-cell office:value-type="float" office:value="2369">
            <text:p>2369</text:p>
          </table:table-cell>
          <table:table-cell office:value-type="float" office:value="87.7407407407408">
            <text:p>87.7407407407</text:p>
          </table:table-cell>
          <table:table-cell office:value-type="float" office:value="1023982">
            <text:p>1023982</text:p>
          </table:table-cell>
          <table:table-cell office:value-type="float" office:value="37925.2592592593">
            <text:p>37925.2592592593</text:p>
          </table:table-cell>
          <table:table-cell office:value-type="float" office:value="377.20461036878">
            <text:p>377.2046103688</text:p>
          </table:table-cell>
          <table:table-cell office:value-type="float" office:value="13.9705411247696">
            <text:p>13.9705411248</text:p>
          </table:table-cell>
          <table:table-cell office:value-type="float" office:value="367.23800189036">
            <text:p>367.2380018904</text:p>
          </table:table-cell>
          <table:table-cell office:value-type="float" office:value="13.6014074774207">
            <text:p>13.6014074774</text:p>
          </table:table-cell>
          <table:table-cell office:value-type="float" office:value="384.892746876032">
            <text:p>384.892746876</text:p>
          </table:table-cell>
          <table:table-cell office:value-type="float" office:value="14.2552869213345">
            <text:p>14.2552869213</text:p>
          </table:table-cell>
          <table:table-cell office:value-type="float" office:value="18551">
            <text:p>18551</text:p>
          </table:table-cell>
          <table:table-cell office:value-type="float" office:value="687.074074074074">
            <text:p>687.0740740741</text:p>
          </table:table-cell>
          <table:table-cell office:value-type="float" office:value="12674">
            <text:p>12674</text:p>
          </table:table-cell>
          <table:table-cell office:value-type="float" office:value="469.407407407407">
            <text:p>469.4074074074</text:p>
          </table:table-cell>
          <table:table-cell office:value-type="float" office:value="625.12295094373">
            <text:p>625.1229509437</text:p>
          </table:table-cell>
          <table:table-cell office:value-type="float" office:value="23.1527018868048">
            <text:p>23.1527018868</text:p>
          </table:table-cell>
          <table:table-cell office:value-type="float" office:value="438.61457751986">
            <text:p>438.6145775199</text:p>
          </table:table-cell>
          <table:table-cell office:value-type="float" office:value="16.2449843525874">
            <text:p>16.2449843526</text:p>
          </table:table-cell>
          <table:table-cell office:value-type="float" office:value="27">
            <text:p>27</text:p>
          </table:table-cell>
          <table:table-cell table:formula="of:= 100 * (([.BV13] / ([.BV13] + [.BX13])) - ([.BX13] / ([.BV13] + [.BX13])))" office:value-type="float" office:value="18.8214571657326">
            <text:p>18.8214571657</text:p>
          </table:table-cell>
          <table:table-cell table:formula="of:=IF([.CE13] &gt; 0;1;0)" office:value-type="float" office:value="1">
            <text:p>1</text:p>
          </table:table-cell>
          <table:table-cell table:formula="of:=IF([.BU13] &gt; [.CE13];1;0)" office:value-type="float" office:value="0">
            <text:p>0</text:p>
          </table:table-cell>
          <table:table-cell table:formula="of:=IF(AND([.CF13] = 1;[.BU13] &lt; 0);1;0)" office:value-type="float" office:value="0">
            <text:p>0</text:p>
          </table:table-cell>
          <table:table-cell table:formula="of:=IF([.CE13] &lt; 0;1;0)" office:value-type="float" office:value="0">
            <text:p>0</text:p>
          </table:table-cell>
          <table:table-cell table:formula="of:=IF(AND([.CI13] = 1;[.BU13] &gt; 0);1;0)" office:value-type="float" office:value="0">
            <text:p>0</text:p>
          </table:table-cell>
        </table:table-row>
        <table:table-row table:style-name="ro2">
          <table:table-cell office:value-type="float" office:value="406589">
            <text:p>406589</text:p>
          </table:table-cell>
          <table:table-cell office:value-type="float" office:value="64">
            <text:p>64</text:p>
          </table:table-cell>
          <table:table-cell office:value-type="string">
            <text:p>3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88">
            <text:p>39488</text:p>
          </table:table-cell>
          <table:table-cell office:value-type="float" office:value="605">
            <text:p>605</text:p>
          </table:table-cell>
          <table:table-cell office:value-type="float" office:value="37708">
            <text:p>37708</text:p>
          </table:table-cell>
          <table:table-cell office:value-type="float" office:value="295">
            <text:p>295</text:p>
          </table:table-cell>
          <table:table-cell office:value-type="float" office:value="305">
            <text:p>305</text:p>
          </table:table-cell>
          <table:table-cell office:value-type="float" office:value="490">
            <text:p>490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28986">
            <text:p>28986</text:p>
          </table:table-cell>
          <table:table-cell office:value-type="float" office:value="346">
            <text:p>346</text:p>
          </table:table-cell>
          <table:table-cell office:value-type="float" office:value="27994">
            <text:p>27994</text:p>
          </table:table-cell>
          <table:table-cell office:value-type="float" office:value="127">
            <text:p>127</text:p>
          </table:table-cell>
          <table:table-cell office:value-type="float" office:value="208">
            <text:p>208</text:p>
          </table:table-cell>
          <table:table-cell office:value-type="float" office:value="268">
            <text:p>26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94">
            <text:p>-94</text:p>
          </table:table-cell>
          <table:table-cell office:value-type="float" office:value="-0.0024">
            <text:p>-0.0024</text:p>
          </table:table-cell>
          <table:table-cell office:value-type="float" office:value="0.0153">
            <text:p>0.0153</text:p>
          </table:table-cell>
          <table:table-cell office:value-type="float" office:value="0.9549">
            <text:p>0.9549</text:p>
          </table:table-cell>
          <table:table-cell office:value-type="float" office:value="0.0075">
            <text:p>0.0075</text:p>
          </table:table-cell>
          <table:table-cell office:value-type="float" office:value="0.0077">
            <text:p>0.0077</text:p>
          </table:table-cell>
          <table:table-cell office:value-type="float" office:value="0.0124">
            <text:p>0.0124</text:p>
          </table:table-cell>
          <table:table-cell office:value-type="float" office:value="0.0007">
            <text:p>0.0007</text:p>
          </table:table-cell>
          <table:table-cell office:value-type="float" office:value="0.0005">
            <text:p>0.0005</text:p>
          </table:table-cell>
          <table:table-cell office:value-type="float" office:value="0.001">
            <text:p>0.001</text:p>
          </table:table-cell>
          <table:table-cell office:value-type="float" office:value="0.0119">
            <text:p>0.0119</text:p>
          </table:table-cell>
          <table:table-cell office:value-type="float" office:value="0.9658">
            <text:p>0.9658</text:p>
          </table:table-cell>
          <table:table-cell office:value-type="float" office:value="0.0044">
            <text:p>0.0044</text:p>
          </table:table-cell>
          <table:table-cell office:value-type="float" office:value="0.0072">
            <text:p>0.0072</text:p>
          </table:table-cell>
          <table:table-cell office:value-type="float" office:value="0.0092">
            <text:p>0.0092</text:p>
          </table:table-cell>
          <table:table-cell office:value-type="float" office:value="0.0004">
            <text:p>0.0004</text:p>
          </table:table-cell>
          <table:table-cell office:value-type="float" office:value="0.0003">
            <text:p>0.0003</text:p>
          </table:table-cell>
          <table:table-cell office:value-type="float" office:value="0.0008">
            <text:p>0.0008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300800648">
            <text:p>7300800648</text:p>
          </table:table-cell>
          <table:table-cell office:value-type="float" office:value="270400024">
            <text:p>270400024</text:p>
          </table:table-cell>
          <table:table-cell office:value-type="float" office:value="634">
            <text:p>634</text:p>
          </table:table-cell>
          <table:table-cell office:value-type="float" office:value="23.4814814814815">
            <text:p>23.4814814815</text:p>
          </table:table-cell>
          <table:table-cell office:value-type="float" office:value="206">
            <text:p>206</text:p>
          </table:table-cell>
          <table:table-cell office:value-type="float" office:value="7.62962962962963">
            <text:p>7.6296296296</text:p>
          </table:table-cell>
          <table:table-cell office:value-type="float" office:value="79">
            <text:p>79</text:p>
          </table:table-cell>
          <table:table-cell office:value-type="float" office:value="2.92592592592593">
            <text:p>2.9259259259</text:p>
          </table:table-cell>
          <table:table-cell office:value-type="float" office:value="270">
            <text:p>270</text:p>
          </table:table-cell>
          <table:table-cell office:value-type="float" office:value="10">
            <text:p>10</text:p>
          </table:table-cell>
          <table:table-cell office:value-type="float" office:value="10648">
            <text:p>10648</text:p>
          </table:table-cell>
          <table:table-cell office:value-type="float" office:value="394.37037037037">
            <text:p>394.3703703704</text:p>
          </table:table-cell>
          <table:table-cell office:value-type="float" office:value="1547">
            <text:p>1547</text:p>
          </table:table-cell>
          <table:table-cell office:value-type="float" office:value="57.2962962962963">
            <text:p>57.2962962963</text:p>
          </table:table-cell>
          <table:table-cell office:value-type="float" office:value="999800">
            <text:p>999800</text:p>
          </table:table-cell>
          <table:table-cell office:value-type="float" office:value="37029.6296296296">
            <text:p>37029.6296296296</text:p>
          </table:table-cell>
          <table:table-cell office:value-type="float" office:value="72.10772915373">
            <text:p>72.1077291537</text:p>
          </table:table-cell>
          <table:table-cell office:value-type="float" office:value="2.67065663532333">
            <text:p>2.6706566353</text:p>
          </table:table-cell>
          <table:table-cell office:value-type="float" office:value="346.83846474031">
            <text:p>346.8384647403</text:p>
          </table:table-cell>
          <table:table-cell office:value-type="float" office:value="12.8458690644559">
            <text:p>12.8458690645</text:p>
          </table:table-cell>
          <table:table-cell office:value-type="float" office:value="430.09004582285">
            <text:p>430.0900458229</text:p>
          </table:table-cell>
          <table:table-cell office:value-type="float" office:value="15.9292609564019">
            <text:p>15.9292609564</text:p>
          </table:table-cell>
          <table:table-cell office:value-type="float" office:value="15658">
            <text:p>15658</text:p>
          </table:table-cell>
          <table:table-cell office:value-type="float" office:value="579.925925925926">
            <text:p>579.9259259259</text:p>
          </table:table-cell>
          <table:table-cell office:value-type="float" office:value="10525">
            <text:p>10525</text:p>
          </table:table-cell>
          <table:table-cell office:value-type="float" office:value="389.814814814815">
            <text:p>389.8148148148</text:p>
          </table:table-cell>
          <table:table-cell office:value-type="float" office:value="554.543151517688">
            <text:p>554.5431515177</text:p>
          </table:table-cell>
          <table:table-cell office:value-type="float" office:value="20.5386352413959">
            <text:p>20.5386352414</text:p>
          </table:table-cell>
          <table:table-cell office:value-type="float" office:value="350.89484780878">
            <text:p>350.8948478088</text:p>
          </table:table-cell>
          <table:table-cell office:value-type="float" office:value="12.9961054743993">
            <text:p>12.9961054744</text:p>
          </table:table-cell>
          <table:table-cell office:value-type="float" office:value="27">
            <text:p>27</text:p>
          </table:table-cell>
          <table:table-cell table:formula="of:= 100 * (([.BV14] / ([.BV14] + [.BX14])) - ([.BX14] / ([.BV14] + [.BX14])))" office:value-type="float" office:value="19.6043234159569">
            <text:p>19.604323416</text:p>
          </table:table-cell>
          <table:table-cell table:formula="of:=IF([.CE14] &gt; 0;1;0)" office:value-type="float" office:value="1">
            <text:p>1</text:p>
          </table:table-cell>
          <table:table-cell table:formula="of:=IF([.BU14] &gt; [.CE14];1;0)" office:value-type="float" office:value="0">
            <text:p>0</text:p>
          </table:table-cell>
          <table:table-cell table:formula="of:=IF(AND([.CF14] = 1;[.BU14] &lt; 0);1;0)" office:value-type="float" office:value="0">
            <text:p>0</text:p>
          </table:table-cell>
          <table:table-cell table:formula="of:=IF([.CE14] &lt; 0;1;0)" office:value-type="float" office:value="0">
            <text:p>0</text:p>
          </table:table-cell>
          <table:table-cell table:formula="of:=IF(AND([.CI14] = 1;[.BU14] &gt; 0);1;0)" office:value-type="float" office:value="0">
            <text:p>0</text:p>
          </table:table-cell>
        </table:table-row>
        <table:table-row table:style-name="ro2">
          <table:table-cell office:value-type="float" office:value="406617">
            <text:p>406617</text:p>
          </table:table-cell>
          <table:table-cell office:value-type="float" office:value="63">
            <text:p>63</text:p>
          </table:table-cell>
          <table:table-cell office:value-type="string">
            <text:p>32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917">
            <text:p>39917</text:p>
          </table:table-cell>
          <table:table-cell office:value-type="float" office:value="657">
            <text:p>657</text:p>
          </table:table-cell>
          <table:table-cell office:value-type="float" office:value="37490">
            <text:p>37490</text:p>
          </table:table-cell>
          <table:table-cell office:value-type="float" office:value="751">
            <text:p>751</text:p>
          </table:table-cell>
          <table:table-cell office:value-type="float" office:value="506">
            <text:p>506</text:p>
          </table:table-cell>
          <table:table-cell office:value-type="float" office:value="436">
            <text:p>43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29729">
            <text:p>29729</text:p>
          </table:table-cell>
          <table:table-cell office:value-type="float" office:value="365">
            <text:p>365</text:p>
          </table:table-cell>
          <table:table-cell office:value-type="float" office:value="28117">
            <text:p>28117</text:p>
          </table:table-cell>
          <table:table-cell office:value-type="float" office:value="582">
            <text:p>582</text:p>
          </table:table-cell>
          <table:table-cell office:value-type="float" office:value="379">
            <text:p>379</text:p>
          </table:table-cell>
          <table:table-cell office:value-type="float" office:value="244">
            <text:p>24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335">
            <text:p>335</text:p>
          </table:table-cell>
          <table:table-cell office:value-type="float" office:value="0.0085">
            <text:p>0.0085</text:p>
          </table:table-cell>
          <table:table-cell office:value-type="float" office:value="0.0165">
            <text:p>0.0165</text:p>
          </table:table-cell>
          <table:table-cell office:value-type="float" office:value="0.9392">
            <text:p>0.9392</text:p>
          </table:table-cell>
          <table:table-cell office:value-type="float" office:value="0.0188">
            <text:p>0.0188</text:p>
          </table:table-cell>
          <table:table-cell office:value-type="float" office:value="0.0127">
            <text:p>0.0127</text:p>
          </table:table-cell>
          <table:table-cell office:value-type="float" office:value="0.0109">
            <text:p>0.0109</text:p>
          </table:table-cell>
          <table:table-cell office:value-type="float" office:value="0.0003">
            <text:p>0.0003</text:p>
          </table:table-cell>
          <table:table-cell office:value-type="float" office:value="0.0005">
            <text:p>0.0005</text:p>
          </table:table-cell>
          <table:table-cell office:value-type="float" office:value="0.0012">
            <text:p>0.0012</text:p>
          </table:table-cell>
          <table:table-cell office:value-type="float" office:value="0.0123">
            <text:p>0.0123</text:p>
          </table:table-cell>
          <table:table-cell office:value-type="float" office:value="0.9458">
            <text:p>0.9458</text:p>
          </table:table-cell>
          <table:table-cell office:value-type="float" office:value="0.0196">
            <text:p>0.0196</text:p>
          </table:table-cell>
          <table:table-cell office:value-type="float" office:value="0.0127">
            <text:p>0.0127</text:p>
          </table:table-cell>
          <table:table-cell office:value-type="float" office:value="0.0082">
            <text:p>0.0082</text:p>
          </table:table-cell>
          <table:table-cell office:value-type="float" office:value="0.0002">
            <text:p>0.0002</text:p>
          </table:table-cell>
          <table:table-cell office:value-type="float" office:value="0.0005">
            <text:p>0.0005</text:p>
          </table:table-cell>
          <table:table-cell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40487750">
            <text:p>9740487750</text:p>
          </table:table-cell>
          <table:table-cell office:value-type="float" office:value="270569104.166667">
            <text:p>270569104.166667</text:p>
          </table:table-cell>
          <table:table-cell office:value-type="float" office:value="562">
            <text:p>562</text:p>
          </table:table-cell>
          <table:table-cell office:value-type="float" office:value="15.6111111111111">
            <text:p>15.6111111111</text:p>
          </table:table-cell>
          <table:table-cell office:value-type="float" office:value="284">
            <text:p>284</text:p>
          </table:table-cell>
          <table:table-cell office:value-type="float" office:value="7.88888888888889">
            <text:p>7.8888888889</text:p>
          </table:table-cell>
          <table:table-cell office:value-type="float" office:value="111">
            <text:p>111</text:p>
          </table:table-cell>
          <table:table-cell office:value-type="float" office:value="3.08333333333333">
            <text:p>3.0833333333</text:p>
          </table:table-cell>
          <table:table-cell office:value-type="float" office:value="351">
            <text:p>351</text:p>
          </table:table-cell>
          <table:table-cell office:value-type="float" office:value="9.75">
            <text:p>9.75</text:p>
          </table:table-cell>
          <table:table-cell office:value-type="float" office:value="7750">
            <text:p>7750</text:p>
          </table:table-cell>
          <table:table-cell office:value-type="float" office:value="215.277777777778">
            <text:p>215.2777777778</text:p>
          </table:table-cell>
          <table:table-cell office:value-type="float" office:value="1902">
            <text:p>1902</text:p>
          </table:table-cell>
          <table:table-cell office:value-type="float" office:value="52.8333333333333">
            <text:p>52.8333333333</text:p>
          </table:table-cell>
          <table:table-cell office:value-type="float" office:value="1257567">
            <text:p>1257567</text:p>
          </table:table-cell>
          <table:table-cell office:value-type="float" office:value="34932.4166666667">
            <text:p>34932.4166666667</text:p>
          </table:table-cell>
          <table:table-cell office:value-type="float" office:value="181.632533576447">
            <text:p>181.6325335764</text:p>
          </table:table-cell>
          <table:table-cell office:value-type="float" office:value="5.04534815490131">
            <text:p>5.0453481549</text:p>
          </table:table-cell>
          <table:table-cell office:value-type="float" office:value="485.68581337976">
            <text:p>485.6858133798</text:p>
          </table:table-cell>
          <table:table-cell office:value-type="float" office:value="13.4912725938822">
            <text:p>13.4912725939</text:p>
          </table:table-cell>
          <table:table-cell office:value-type="float" office:value="639.69847686068">
            <text:p>639.6984768607</text:p>
          </table:table-cell>
          <table:table-cell office:value-type="float" office:value="17.7694021350189">
            <text:p>17.769402135</text:p>
          </table:table-cell>
          <table:table-cell office:value-type="float" office:value="16622">
            <text:p>16622</text:p>
          </table:table-cell>
          <table:table-cell office:value-type="float" office:value="461.722222222222">
            <text:p>461.7222222222</text:p>
          </table:table-cell>
          <table:table-cell office:value-type="float" office:value="10927">
            <text:p>10927</text:p>
          </table:table-cell>
          <table:table-cell office:value-type="float" office:value="303.527777777778">
            <text:p>303.5277777778</text:p>
          </table:table-cell>
          <table:table-cell office:value-type="float" office:value="617.934655069333">
            <text:p>617.9346550693</text:p>
          </table:table-cell>
          <table:table-cell office:value-type="float" office:value="17.1648515297037">
            <text:p>17.1648515297</text:p>
          </table:table-cell>
          <table:table-cell office:value-type="float" office:value="481.23786972166">
            <text:p>481.2378697217</text:p>
          </table:table-cell>
          <table:table-cell office:value-type="float" office:value="13.3677186033794">
            <text:p>13.3677186034</text:p>
          </table:table-cell>
          <table:table-cell office:value-type="float" office:value="36">
            <text:p>36</text:p>
          </table:table-cell>
          <table:table-cell table:formula="of:= 100 * (([.BV15] / ([.BV15] + [.BX15])) - ([.BX15] / ([.BV15] + [.BX15])))" office:value-type="float" office:value="20.6722567062325">
            <text:p>20.6722567062</text:p>
          </table:table-cell>
          <table:table-cell table:formula="of:=IF([.CE15] &gt; 0;1;0)" office:value-type="float" office:value="1">
            <text:p>1</text:p>
          </table:table-cell>
          <table:table-cell table:formula="of:=IF([.BU15] &gt; [.CE15];1;0)" office:value-type="float" office:value="0">
            <text:p>0</text:p>
          </table:table-cell>
          <table:table-cell table:formula="of:=IF(AND([.CF15] = 1;[.BU15] &lt; 0);1;0)" office:value-type="float" office:value="0">
            <text:p>0</text:p>
          </table:table-cell>
          <table:table-cell table:formula="of:=IF([.CE15] &lt; 0;1;0)" office:value-type="float" office:value="0">
            <text:p>0</text:p>
          </table:table-cell>
          <table:table-cell table:formula="of:=IF(AND([.CI15] = 1;[.BU15] &gt; 0);1;0)" office:value-type="float" office:value="0">
            <text:p>0</text:p>
          </table:table-cell>
        </table:table-row>
        <table:table-row table:style-name="ro2">
          <table:table-cell office:value-type="float" office:value="406643">
            <text:p>406643</text:p>
          </table:table-cell>
          <table:table-cell office:value-type="float" office:value="22">
            <text:p>22</text:p>
          </table:table-cell>
          <table:table-cell office:value-type="string">
            <text:p>11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81">
            <text:p>39581</text:p>
          </table:table-cell>
          <table:table-cell office:value-type="float" office:value="873">
            <text:p>873</text:p>
          </table:table-cell>
          <table:table-cell office:value-type="float" office:value="36359">
            <text:p>36359</text:p>
          </table:table-cell>
          <table:table-cell office:value-type="float" office:value="751">
            <text:p>751</text:p>
          </table:table-cell>
          <table:table-cell office:value-type="float" office:value="1234">
            <text:p>1234</text:p>
          </table:table-cell>
          <table:table-cell office:value-type="float" office:value="256">
            <text:p>25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float" office:value="30572">
            <text:p>30572</text:p>
          </table:table-cell>
          <table:table-cell office:value-type="float" office:value="595">
            <text:p>595</text:p>
          </table:table-cell>
          <table:table-cell office:value-type="float" office:value="28319">
            <text:p>28319</text:p>
          </table:table-cell>
          <table:table-cell office:value-type="float" office:value="598">
            <text:p>598</text:p>
          </table:table-cell>
          <table:table-cell office:value-type="float" office:value="844">
            <text:p>844</text:p>
          </table:table-cell>
          <table:table-cell office:value-type="float" office:value="155">
            <text:p>15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">
            <text:p>-1</text:p>
          </table:table-cell>
          <table:table-cell office:value-type="float" office:value="-0">
            <text:p>-0</text:p>
          </table:table-cell>
          <table:table-cell office:value-type="float" office:value="0.0221">
            <text:p>0.0221</text:p>
          </table:table-cell>
          <table:table-cell office:value-type="float" office:value="0.9186">
            <text:p>0.9186</text:p>
          </table:table-cell>
          <table:table-cell office:value-type="float" office:value="0.019">
            <text:p>0.019</text:p>
          </table:table-cell>
          <table:table-cell office:value-type="float" office:value="0.0312">
            <text:p>0.0312</text:p>
          </table:table-cell>
          <table:table-cell office:value-type="float" office:value="0.0065">
            <text:p>0.0065</text:p>
          </table:table-cell>
          <table:table-cell office:value-type="float" office:value="0.0006">
            <text:p>0.0006</text:p>
          </table:table-cell>
          <table:table-cell office:value-type="float" office:value="0.0003">
            <text:p>0.0003</text:p>
          </table:table-cell>
          <table:table-cell office:value-type="float" office:value="0.0018">
            <text:p>0.0018</text:p>
          </table:table-cell>
          <table:table-cell office:value-type="float" office:value="0.0195">
            <text:p>0.0195</text:p>
          </table:table-cell>
          <table:table-cell office:value-type="float" office:value="0.9263">
            <text:p>0.9263</text:p>
          </table:table-cell>
          <table:table-cell office:value-type="float" office:value="0.0196">
            <text:p>0.0196</text:p>
          </table:table-cell>
          <table:table-cell office:value-type="float" office:value="0.0276">
            <text:p>0.0276</text:p>
          </table:table-cell>
          <table:table-cell office:value-type="float" office:value="0.0051">
            <text:p>0.0051</text:p>
          </table:table-cell>
          <table:table-cell office:value-type="float" office:value="0.0005">
            <text:p>0.0005</text:p>
          </table:table-cell>
          <table:table-cell office:value-type="float" office:value="0.0003">
            <text:p>0.0003</text:p>
          </table:table-cell>
          <table:table-cell office:value-type="float" office:value="0.0012">
            <text:p>0.001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588727788">
            <text:p>20588727788</text:p>
          </table:table-cell>
          <table:table-cell office:value-type="float" office:value="270904313">
            <text:p>270904313</text:p>
          </table:table-cell>
          <table:table-cell office:value-type="float" office:value="616">
            <text:p>616</text:p>
          </table:table-cell>
          <table:table-cell office:value-type="float" office:value="8.10526315789474">
            <text:p>8.1052631579</text:p>
          </table:table-cell>
          <table:table-cell office:value-type="float" office:value="608">
            <text:p>608</text:p>
          </table:table-cell>
          <table:table-cell office:value-type="float" office:value="8">
            <text:p>8</text:p>
          </table:table-cell>
          <table:table-cell office:value-type="float" office:value="266">
            <text:p>266</text:p>
          </table:table-cell>
          <table:table-cell office:value-type="float" office:value="3.5">
            <text:p>3.5</text:p>
          </table:table-cell>
          <table:table-cell office:value-type="float" office:value="742">
            <text:p>742</text:p>
          </table:table-cell>
          <table:table-cell office:value-type="float" office:value="9.76315789473684">
            <text:p>9.7631578947</text:p>
          </table:table-cell>
          <table:table-cell office:value-type="float" office:value="7788">
            <text:p>7788</text:p>
          </table:table-cell>
          <table:table-cell office:value-type="float" office:value="102.473684210526">
            <text:p>102.4736842105</text:p>
          </table:table-cell>
          <table:table-cell office:value-type="float" office:value="7079">
            <text:p>7079</text:p>
          </table:table-cell>
          <table:table-cell office:value-type="float" office:value="93.1447368421053">
            <text:p>93.1447368421</text:p>
          </table:table-cell>
          <table:table-cell office:value-type="float" office:value="2640295">
            <text:p>2640295</text:p>
          </table:table-cell>
          <table:table-cell office:value-type="float" office:value="34740.7236842105">
            <text:p>34740.7236842105</text:p>
          </table:table-cell>
          <table:table-cell office:value-type="float" office:value="-850.050137824594">
            <text:p>-850.0501378246</text:p>
          </table:table-cell>
          <table:table-cell office:value-type="float" office:value="-11.1848702345341">
            <text:p>-11.1848702345</text:p>
          </table:table-cell>
          <table:table-cell office:value-type="float" office:value="-117.907996645126">
            <text:p>-117.9079966451</text:p>
          </table:table-cell>
          <table:table-cell office:value-type="float" office:value="-1.5514210084885">
            <text:p>-1.5514210085</text:p>
          </table:table-cell>
          <table:table-cell office:value-type="float" office:value="146.499097980186">
            <text:p>146.4990979802</text:p>
          </table:table-cell>
          <table:table-cell office:value-type="float" office:value="1.92761971026561">
            <text:p>1.9276197103</text:p>
          </table:table-cell>
          <table:table-cell office:value-type="float" office:value="9370">
            <text:p>9370</text:p>
          </table:table-cell>
          <table:table-cell office:value-type="float" office:value="123.289473684211">
            <text:p>123.2894736842</text:p>
          </table:table-cell>
          <table:table-cell office:value-type="float" office:value="8285">
            <text:p>8285</text:p>
          </table:table-cell>
          <table:table-cell office:value-type="float" office:value="109.013157894737">
            <text:p>109.0131578947</text:p>
          </table:table-cell>
          <table:table-cell office:value-type="float" office:value="284.36238918633">
            <text:p>284.3623891863</text:p>
          </table:table-cell>
          <table:table-cell office:value-type="float" office:value="3.74161038403066">
            <text:p>3.741610384</text:p>
          </table:table-cell>
          <table:table-cell office:value-type="float" office:value="-134.274161825766">
            <text:p>-134.2741618258</text:p>
          </table:table-cell>
          <table:table-cell office:value-type="float" office:value="-1.76676528718113">
            <text:p>-1.7667652872</text:p>
          </table:table-cell>
          <table:table-cell office:value-type="float" office:value="76">
            <text:p>76</text:p>
          </table:table-cell>
          <table:table-cell table:formula="of:= 100 * (([.BV16] / ([.BV16] + [.BX16])) - ([.BX16] / ([.BV16] + [.BX16])))" office:value-type="float" office:value="6.14556782781082">
            <text:p>6.1455678278</text:p>
          </table:table-cell>
          <table:table-cell table:formula="of:=IF([.CE16] &gt; 0;1;0)" office:value-type="float" office:value="1">
            <text:p>1</text:p>
          </table:table-cell>
          <table:table-cell table:formula="of:=IF([.BU16] &gt; [.CE16];1;0)" office:value-type="float" office:value="0">
            <text:p>0</text:p>
          </table:table-cell>
          <table:table-cell table:formula="of:=IF(AND([.CF16] = 1;[.BU16] &lt; 0);1;0)" office:value-type="float" office:value="0">
            <text:p>0</text:p>
          </table:table-cell>
          <table:table-cell table:formula="of:=IF([.CE16] &lt; 0;1;0)" office:value-type="float" office:value="0">
            <text:p>0</text:p>
          </table:table-cell>
          <table:table-cell table:formula="of:=IF(AND([.CI16] = 1;[.BU16] &gt; 0);1;0)" office:value-type="float" office:value="0">
            <text:p>0</text:p>
          </table:table-cell>
        </table:table-row>
        <table:table-row table:style-name="ro2">
          <table:table-cell office:value-type="float" office:value="406667">
            <text:p>406667</text:p>
          </table:table-cell>
          <table:table-cell office:value-type="float" office:value="15">
            <text:p>15</text:p>
          </table:table-cell>
          <table:table-cell office:value-type="string">
            <text:p>08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861">
            <text:p>39861</text:p>
          </table:table-cell>
          <table:table-cell office:value-type="float" office:value="1333">
            <text:p>1333</text:p>
          </table:table-cell>
          <table:table-cell office:value-type="float" office:value="37238">
            <text:p>37238</text:p>
          </table:table-cell>
          <table:table-cell office:value-type="float" office:value="465">
            <text:p>465</text:p>
          </table:table-cell>
          <table:table-cell office:value-type="float" office:value="407">
            <text:p>407</text:p>
          </table:table-cell>
          <table:table-cell office:value-type="float" office:value="325">
            <text:p>325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1393">
            <text:p>31393</text:p>
          </table:table-cell>
          <table:table-cell office:value-type="float" office:value="767">
            <text:p>767</text:p>
          </table:table-cell>
          <table:table-cell office:value-type="float" office:value="29869">
            <text:p>29869</text:p>
          </table:table-cell>
          <table:table-cell office:value-type="float" office:value="225">
            <text:p>225</text:p>
          </table:table-cell>
          <table:table-cell office:value-type="float" office:value="281">
            <text:p>281</text:p>
          </table:table-cell>
          <table:table-cell office:value-type="float" office:value="197">
            <text:p>197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279">
            <text:p>279</text:p>
          </table:table-cell>
          <table:table-cell office:value-type="float" office:value="0.007">
            <text:p>0.007</text:p>
          </table:table-cell>
          <table:table-cell office:value-type="float" office:value="0.0334">
            <text:p>0.0334</text:p>
          </table:table-cell>
          <table:table-cell office:value-type="float" office:value="0.9342">
            <text:p>0.9342</text:p>
          </table:table-cell>
          <table:table-cell office:value-type="float" office:value="0.0117">
            <text:p>0.0117</text:p>
          </table:table-cell>
          <table:table-cell office:value-type="float" office:value="0.0102">
            <text:p>0.0102</text:p>
          </table:table-cell>
          <table:table-cell office:value-type="float" office:value="0.0082">
            <text:p>0.0082</text:p>
          </table:table-cell>
          <table:table-cell office:value-type="float" office:value="0.001">
            <text:p>0.001</text:p>
          </table:table-cell>
          <table:table-cell office:value-type="float" office:value="0.0006">
            <text:p>0.0006</text:p>
          </table:table-cell>
          <table:table-cell office:value-type="float" office:value="0.0008">
            <text:p>0.0008</text:p>
          </table:table-cell>
          <table:table-cell office:value-type="float" office:value="0.0244">
            <text:p>0.0244</text:p>
          </table:table-cell>
          <table:table-cell office:value-type="float" office:value="0.9515">
            <text:p>0.9515</text:p>
          </table:table-cell>
          <table:table-cell office:value-type="float" office:value="0.0072">
            <text:p>0.0072</text:p>
          </table:table-cell>
          <table:table-cell office:value-type="float" office:value="0.009">
            <text:p>0.009</text:p>
          </table:table-cell>
          <table:table-cell office:value-type="float" office:value="0.0063">
            <text:p>0.0063</text:p>
          </table:table-cell>
          <table:table-cell office:value-type="float" office:value="0.0008">
            <text:p>0.0008</text:p>
          </table:table-cell>
          <table:table-cell office:value-type="float" office:value="0.0004">
            <text:p>0.0004</text:p>
          </table:table-cell>
          <table:table-cell office:value-type="float" office:value="0.0005">
            <text:p>0.000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599655025">
            <text:p>20599655025</text:p>
          </table:table-cell>
          <table:table-cell office:value-type="float" office:value="271048092.434211">
            <text:p>271048092.434211</text:p>
          </table:table-cell>
          <table:table-cell office:value-type="float" office:value="737">
            <text:p>737</text:p>
          </table:table-cell>
          <table:table-cell office:value-type="float" office:value="9.69736842105263">
            <text:p>9.6973684211</text:p>
          </table:table-cell>
          <table:table-cell office:value-type="float" office:value="532">
            <text:p>532</text:p>
          </table:table-cell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  <table:table-cell office:value-type="float" office:value="2.60526315789474">
            <text:p>2.6052631579</text:p>
          </table:table-cell>
          <table:table-cell office:value-type="float" office:value="542">
            <text:p>542</text:p>
          </table:table-cell>
          <table:table-cell office:value-type="float" office:value="7.13157894736842">
            <text:p>7.1315789474</text:p>
          </table:table-cell>
          <table:table-cell office:value-type="float" office:value="15025">
            <text:p>15025</text:p>
          </table:table-cell>
          <table:table-cell office:value-type="float" office:value="197.697368421053">
            <text:p>197.6973684211</text:p>
          </table:table-cell>
          <table:table-cell office:value-type="float" office:value="13325">
            <text:p>13325</text:p>
          </table:table-cell>
          <table:table-cell office:value-type="float" office:value="175.328947368421">
            <text:p>175.3289473684</text:p>
          </table:table-cell>
          <table:table-cell office:value-type="float" office:value="2501184">
            <text:p>2501184</text:p>
          </table:table-cell>
          <table:table-cell office:value-type="float" office:value="32910.3157894737">
            <text:p>32910.3157894737</text:p>
          </table:table-cell>
          <table:table-cell office:value-type="float" office:value="716.32379753806">
            <text:p>716.3237975381</text:p>
          </table:table-cell>
          <table:table-cell office:value-type="float" office:value="9.42531312550079">
            <text:p>9.4253131255</text:p>
          </table:table-cell>
          <table:table-cell office:value-type="float" office:value="1454.76703692668">
            <text:p>1454.7670369267</text:p>
          </table:table-cell>
          <table:table-cell office:value-type="float" office:value="19.1416715385089">
            <text:p>19.1416715385</text:p>
          </table:table-cell>
          <table:table-cell office:value-type="float" office:value="1357.02041794566">
            <text:p>1357.0204179457</text:p>
          </table:table-cell>
          <table:table-cell office:value-type="float" office:value="17.8555318150745">
            <text:p>17.8555318151</text:p>
          </table:table-cell>
          <table:table-cell office:value-type="float" office:value="12494">
            <text:p>12494</text:p>
          </table:table-cell>
          <table:table-cell office:value-type="float" office:value="164.394736842105">
            <text:p>164.3947368421</text:p>
          </table:table-cell>
          <table:table-cell office:value-type="float" office:value="8173">
            <text:p>8173</text:p>
          </table:table-cell>
          <table:table-cell office:value-type="float" office:value="107.539473684211">
            <text:p>107.5394736842</text:p>
          </table:table-cell>
          <table:table-cell office:value-type="float" office:value="1811.00908848147">
            <text:p>1811.0090884815</text:p>
          </table:table-cell>
          <table:table-cell office:value-type="float" office:value="23.8290669537036">
            <text:p>23.8290669537</text:p>
          </table:table-cell>
          <table:table-cell office:value-type="float" office:value="1334.78008522346">
            <text:p>1334.7800852235</text:p>
          </table:table-cell>
          <table:table-cell office:value-type="float" office:value="17.5628958582035">
            <text:p>17.5628958582</text:p>
          </table:table-cell>
          <table:table-cell office:value-type="float" office:value="76">
            <text:p>76</text:p>
          </table:table-cell>
          <table:table-cell table:formula="of:= 100 * (([.BV17] / ([.BV17] + [.BX17])) - ([.BX17] / ([.BV17] + [.BX17])))" office:value-type="float" office:value="20.9077272947211">
            <text:p>20.9077272947</text:p>
          </table:table-cell>
          <table:table-cell table:formula="of:=IF([.CE17] &gt; 0;1;0)" office:value-type="float" office:value="1">
            <text:p>1</text:p>
          </table:table-cell>
          <table:table-cell table:formula="of:=IF([.BU17] &gt; [.CE17];1;0)" office:value-type="float" office:value="0">
            <text:p>0</text:p>
          </table:table-cell>
          <table:table-cell table:formula="of:=IF(AND([.CF17] = 1;[.BU17] &lt; 0);1;0)" office:value-type="float" office:value="0">
            <text:p>0</text:p>
          </table:table-cell>
          <table:table-cell table:formula="of:=IF([.CE17] &lt; 0;1;0)" office:value-type="float" office:value="0">
            <text:p>0</text:p>
          </table:table-cell>
          <table:table-cell table:formula="of:=IF(AND([.CI17] = 1;[.BU17] &gt; 0);1;0)" office:value-type="float" office:value="0">
            <text:p>0</text:p>
          </table:table-cell>
        </table:table-row>
        <table:table-row table:style-name="ro2">
          <table:table-cell office:value-type="float" office:value="406684">
            <text:p>406684</text:p>
          </table:table-cell>
          <table:table-cell office:value-type="float" office:value="8">
            <text:p>8</text:p>
          </table:table-cell>
          <table:table-cell office:value-type="string">
            <text:p>04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09">
            <text:p>39709</text:p>
          </table:table-cell>
          <table:table-cell office:value-type="float" office:value="921">
            <text:p>921</text:p>
          </table:table-cell>
          <table:table-cell office:value-type="float" office:value="37031">
            <text:p>37031</text:p>
          </table:table-cell>
          <table:table-cell office:value-type="float" office:value="225">
            <text:p>225</text:p>
          </table:table-cell>
          <table:table-cell office:value-type="float" office:value="1164">
            <text:p>1164</text:p>
          </table:table-cell>
          <table:table-cell office:value-type="float" office:value="281">
            <text:p>28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29785">
            <text:p>29785</text:p>
          </table:table-cell>
          <table:table-cell office:value-type="float" office:value="486">
            <text:p>486</text:p>
          </table:table-cell>
          <table:table-cell office:value-type="float" office:value="28270">
            <text:p>28270</text:p>
          </table:table-cell>
          <table:table-cell office:value-type="float" office:value="92">
            <text:p>92</text:p>
          </table:table-cell>
          <table:table-cell office:value-type="float" office:value="731">
            <text:p>731</text:p>
          </table:table-cell>
          <table:table-cell office:value-type="float" office:value="164">
            <text:p>16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27">
            <text:p>127</text:p>
          </table:table-cell>
          <table:table-cell office:value-type="float" office:value="0.0032">
            <text:p>0.0032</text:p>
          </table:table-cell>
          <table:table-cell office:value-type="float" office:value="0.0232">
            <text:p>0.0232</text:p>
          </table:table-cell>
          <table:table-cell office:value-type="float" office:value="0.9326">
            <text:p>0.9326</text:p>
          </table:table-cell>
          <table:table-cell office:value-type="float" office:value="0.0057">
            <text:p>0.0057</text:p>
          </table:table-cell>
          <table:table-cell office:value-type="float" office:value="0.0293">
            <text:p>0.0293</text:p>
          </table:table-cell>
          <table:table-cell office:value-type="float" office:value="0.0071">
            <text:p>0.0071</text:p>
          </table:table-cell>
          <table:table-cell office:value-type="float" office:value="0.0003">
            <text:p>0.0003</text:p>
          </table:table-cell>
          <table:table-cell office:value-type="float" office:value="0.0007">
            <text:p>0.0007</text:p>
          </table:table-cell>
          <table:table-cell office:value-type="float" office:value="0.0012">
            <text:p>0.0012</text:p>
          </table:table-cell>
          <table:table-cell office:value-type="float" office:value="0.0163">
            <text:p>0.0163</text:p>
          </table:table-cell>
          <table:table-cell office:value-type="float" office:value="0.9491">
            <text:p>0.9491</text:p>
          </table:table-cell>
          <table:table-cell office:value-type="float" office:value="0.0031">
            <text:p>0.0031</text:p>
          </table:table-cell>
          <table:table-cell office:value-type="float" office:value="0.0245">
            <text:p>0.0245</text:p>
          </table:table-cell>
          <table:table-cell office:value-type="float" office:value="0.0055">
            <text:p>0.0055</text:p>
          </table:table-cell>
          <table:table-cell office:value-type="float" office:value="0.0002">
            <text:p>0.0002</text:p>
          </table:table-cell>
          <table:table-cell office:value-type="float" office:value="0.0005">
            <text:p>0.0005</text:p>
          </table:table-cell>
          <table:table-cell office:value-type="float" office:value="0.0006">
            <text:p>0.000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849953630">
            <text:p>30849953630</text:p>
          </table:table-cell>
          <table:table-cell office:value-type="float" office:value="270613628.333333">
            <text:p>270613628.333333</text:p>
          </table:table-cell>
          <table:table-cell office:value-type="float" office:value="666">
            <text:p>666</text:p>
          </table:table-cell>
          <table:table-cell office:value-type="float" office:value="5.8421052631579">
            <text:p>5.8421052632</text:p>
          </table:table-cell>
          <table:table-cell office:value-type="float" office:value="798">
            <text:p>798</text:p>
          </table:table-cell>
          <table:table-cell office:value-type="float" office:value="7">
            <text:p>7</text:p>
          </table:table-cell>
          <table:table-cell office:value-type="float" office:value="309">
            <text:p>309</text:p>
          </table:table-cell>
          <table:table-cell office:value-type="float" office:value="2.71052631578947">
            <text:p>2.7105263158</text:p>
          </table:table-cell>
          <table:table-cell office:value-type="float" office:value="886">
            <text:p>886</text:p>
          </table:table-cell>
          <table:table-cell office:value-type="float" office:value="7.7719298245614">
            <text:p>7.7719298246</text:p>
          </table:table-cell>
          <table:table-cell office:value-type="float" office:value="13630">
            <text:p>13630</text:p>
          </table:table-cell>
          <table:table-cell office:value-type="float" office:value="119.561403508772">
            <text:p>119.5614035088</text:p>
          </table:table-cell>
          <table:table-cell office:value-type="float" office:value="11199">
            <text:p>11199</text:p>
          </table:table-cell>
          <table:table-cell office:value-type="float" office:value="98.2368421052632">
            <text:p>98.2368421053</text:p>
          </table:table-cell>
          <table:table-cell office:value-type="float" office:value="3751738">
            <text:p>3751738</text:p>
          </table:table-cell>
          <table:table-cell office:value-type="float" office:value="32909.9824561403">
            <text:p>32909.9824561403</text:p>
          </table:table-cell>
          <table:table-cell office:value-type="float" office:value="-3955.11220468116">
            <text:p>-3955.1122046812</text:p>
          </table:table-cell>
          <table:table-cell office:value-type="float" office:value="-34.6939667077295">
            <text:p>-34.6939667077</text:p>
          </table:table-cell>
          <table:table-cell office:value-type="float" office:value="574.453222127101">
            <text:p>574.4532221271</text:p>
          </table:table-cell>
          <table:table-cell office:value-type="float" office:value="5.03906335199211">
            <text:p>5.039063352</text:p>
          </table:table-cell>
          <table:table-cell office:value-type="float" office:value="-215.611967306691">
            <text:p>-215.6119673067</text:p>
          </table:table-cell>
          <table:table-cell office:value-type="float" office:value="-1.89133304654992">
            <text:p>-1.8913330465</text:p>
          </table:table-cell>
          <table:table-cell office:value-type="float" office:value="12041">
            <text:p>12041</text:p>
          </table:table-cell>
          <table:table-cell office:value-type="float" office:value="105.622807017544">
            <text:p>105.6228070175</text:p>
          </table:table-cell>
          <table:table-cell office:value-type="float" office:value="11148">
            <text:p>11148</text:p>
          </table:table-cell>
          <table:table-cell office:value-type="float" office:value="97.7894736842105">
            <text:p>97.7894736842</text:p>
          </table:table-cell>
          <table:table-cell office:value-type="float" office:value="-1968.46760216241">
            <text:p>-1968.4676021624</text:p>
          </table:table-cell>
          <table:table-cell office:value-type="float" office:value="-17.2672596680913">
            <text:p>-17.2672596681</text:p>
          </table:table-cell>
          <table:table-cell office:value-type="float" office:value="-1391.18463800642">
            <text:p>-1391.1846380064</text:p>
          </table:table-cell>
          <table:table-cell office:value-type="float" office:value="-12.2033740176002">
            <text:p>-12.2033740176</text:p>
          </table:table-cell>
          <table:table-cell office:value-type="float" office:value="114">
            <text:p>114</text:p>
          </table:table-cell>
          <table:table-cell table:formula="of:= 100 * (([.BV18] / ([.BV18] + [.BX18])) - ([.BX18] / ([.BV18] + [.BX18])))" office:value-type="float" office:value="3.85096381905214">
            <text:p>3.8509638191</text:p>
          </table:table-cell>
          <table:table-cell table:formula="of:=IF([.CE18] &gt; 0;1;0)" office:value-type="float" office:value="1">
            <text:p>1</text:p>
          </table:table-cell>
          <table:table-cell table:formula="of:=IF([.BU18] &gt; [.CE18];1;0)" office:value-type="float" office:value="0">
            <text:p>0</text:p>
          </table:table-cell>
          <table:table-cell table:formula="of:=IF(AND([.CF18] = 1;[.BU18] &lt; 0);1;0)" office:value-type="float" office:value="1">
            <text:p>1</text:p>
          </table:table-cell>
          <table:table-cell table:formula="of:=IF([.CE18] &lt; 0;1;0)" office:value-type="float" office:value="0">
            <text:p>0</text:p>
          </table:table-cell>
          <table:table-cell table:formula="of:=IF(AND([.CI18] = 1;[.BU18] &gt; 0);1;0)" office:value-type="float" office:value="0">
            <text:p>0</text:p>
          </table:table-cell>
        </table:table-row>
        <table:table-row table:style-name="ro2">
          <table:table-cell office:value-type="float" office:value="406724">
            <text:p>406724</text:p>
          </table:table-cell>
          <table:table-cell office:value-type="float" office:value="4">
            <text:p>4</text:p>
          </table:table-cell>
          <table:table-cell office:value-type="string">
            <text:p>0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808">
            <text:p>39808</text:p>
          </table:table-cell>
          <table:table-cell office:value-type="float" office:value="566">
            <text:p>566</text:p>
          </table:table-cell>
          <table:table-cell office:value-type="float" office:value="33061">
            <text:p>33061</text:p>
          </table:table-cell>
          <table:table-cell office:value-type="float" office:value="209">
            <text:p>209</text:p>
          </table:table-cell>
          <table:table-cell office:value-type="float" office:value="5754">
            <text:p>5754</text:p>
          </table:table-cell>
          <table:table-cell office:value-type="float" office:value="121">
            <text:p>12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29541">
            <text:p>29541</text:p>
          </table:table-cell>
          <table:table-cell office:value-type="float" office:value="269">
            <text:p>269</text:p>
          </table:table-cell>
          <table:table-cell office:value-type="float" office:value="25516">
            <text:p>25516</text:p>
          </table:table-cell>
          <table:table-cell office:value-type="float" office:value="77">
            <text:p>77</text:p>
          </table:table-cell>
          <table:table-cell office:value-type="float" office:value="3579">
            <text:p>3579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226">
            <text:p>226</text:p>
          </table:table-cell>
          <table:table-cell office:value-type="float" office:value="0.0057">
            <text:p>0.0057</text:p>
          </table:table-cell>
          <table:table-cell office:value-type="float" office:value="0.0142">
            <text:p>0.0142</text:p>
          </table:table-cell>
          <table:table-cell office:value-type="float" office:value="0.8305">
            <text:p>0.8305</text:p>
          </table:table-cell>
          <table:table-cell office:value-type="float" office:value="0.0053">
            <text:p>0.0053</text:p>
          </table:table-cell>
          <table:table-cell office:value-type="float" office:value="0.1445">
            <text:p>0.1445</text:p>
          </table:table-cell>
          <table:table-cell office:value-type="float" office:value="0.003">
            <text:p>0.003</text:p>
          </table:table-cell>
          <table:table-cell office:value-type="float" office:value="0.0004">
            <text:p>0.0004</text:p>
          </table:table-cell>
          <table:table-cell office:value-type="float" office:value="0.0006">
            <text:p>0.0006</text:p>
          </table:table-cell>
          <table:table-cell office:value-type="float" office:value="0.0015">
            <text:p>0.0015</text:p>
          </table:table-cell>
          <table:table-cell office:value-type="float" office:value="0.0091">
            <text:p>0.0091</text:p>
          </table:table-cell>
          <table:table-cell office:value-type="float" office:value="0.8637">
            <text:p>0.8637</text:p>
          </table:table-cell>
          <table:table-cell office:value-type="float" office:value="0.0026">
            <text:p>0.0026</text:p>
          </table:table-cell>
          <table:table-cell office:value-type="float" office:value="0.1212">
            <text:p>0.1212</text:p>
          </table:table-cell>
          <table:table-cell office:value-type="float" office:value="0.002">
            <text:p>0.002</text:p>
          </table:table-cell>
          <table:table-cell office:value-type="float" office:value="0.0002">
            <text:p>0.0002</text:p>
          </table:table-cell>
          <table:table-cell office:value-type="float" office:value="0.0005">
            <text:p>0.0005</text:p>
          </table:table-cell>
          <table:table-cell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5437844416">
            <text:p>35437844416</text:p>
          </table:table-cell>
          <table:table-cell office:value-type="float" office:value="270517896.305344">
            <text:p>270517896.305344</text:p>
          </table:table-cell>
          <table:table-cell office:value-type="float" office:value="544">
            <text:p>544</text:p>
          </table:table-cell>
          <table:table-cell office:value-type="float" office:value="4.15267175572519">
            <text:p>4.1526717557</text:p>
          </table:table-cell>
          <table:table-cell office:value-type="float" office:value="947">
            <text:p>947</text:p>
          </table:table-cell>
          <table:table-cell office:value-type="float" office:value="7.22900763358779">
            <text:p>7.2290076336</text:p>
          </table:table-cell>
          <table:table-cell office:value-type="float" office:value="372">
            <text:p>372</text:p>
          </table:table-cell>
          <table:table-cell office:value-type="float" office:value="2.83969465648855">
            <text:p>2.8396946565</text:p>
          </table:table-cell>
          <table:table-cell office:value-type="float" office:value="1045">
            <text:p>1045</text:p>
          </table:table-cell>
          <table:table-cell office:value-type="float" office:value="7.97709923664122">
            <text:p>7.9770992366</text:p>
          </table:table-cell>
          <table:table-cell office:value-type="float" office:value="14416">
            <text:p>14416</text:p>
          </table:table-cell>
          <table:table-cell office:value-type="float" office:value="110.045801526718">
            <text:p>110.0458015267</text:p>
          </table:table-cell>
          <table:table-cell office:value-type="float" office:value="12801">
            <text:p>12801</text:p>
          </table:table-cell>
          <table:table-cell office:value-type="float" office:value="97.7175572519084">
            <text:p>97.7175572519</text:p>
          </table:table-cell>
          <table:table-cell office:value-type="float" office:value="4676664">
            <text:p>4676664</text:p>
          </table:table-cell>
          <table:table-cell office:value-type="float" office:value="35699.7251908397">
            <text:p>35699.7251908397</text:p>
          </table:table-cell>
          <table:table-cell office:value-type="float" office:value="-1552.69112436727">
            <text:p>-1552.6911243673</text:p>
          </table:table-cell>
          <table:table-cell office:value-type="float" office:value="-11.8526040028036">
            <text:p>-11.8526040028</text:p>
          </table:table-cell>
          <table:table-cell office:value-type="float" office:value="1030.15097210424">
            <text:p>1030.1509721042</text:p>
          </table:table-cell>
          <table:table-cell office:value-type="float" office:value="7.86374787865829">
            <text:p>7.8637478787</text:p>
          </table:table-cell>
          <table:table-cell office:value-type="float" office:value="651.509825374245">
            <text:p>651.5098253742</text:p>
          </table:table-cell>
          <table:table-cell office:value-type="float" office:value="4.97335744560492">
            <text:p>4.9733574456</text:p>
          </table:table-cell>
          <table:table-cell office:value-type="float" office:value="13563">
            <text:p>13563</text:p>
          </table:table-cell>
          <table:table-cell office:value-type="float" office:value="103.534351145038">
            <text:p>103.534351145</text:p>
          </table:table-cell>
          <table:table-cell office:value-type="float" office:value="10390">
            <text:p>10390</text:p>
          </table:table-cell>
          <table:table-cell office:value-type="float" office:value="79.3129770992366">
            <text:p>79.3129770992</text:p>
          </table:table-cell>
          <table:table-cell office:value-type="float" office:value="339.8305152469">
            <text:p>339.8305152469</text:p>
          </table:table-cell>
          <table:table-cell office:value-type="float" office:value="2.59412607058702">
            <text:p>2.5941260706</text:p>
          </table:table-cell>
          <table:table-cell office:value-type="float" office:value="117.200047089456">
            <text:p>117.2000470895</text:p>
          </table:table-cell>
          <table:table-cell office:value-type="float" office:value="0.894656848011114">
            <text:p>0.894656848</text:p>
          </table:table-cell>
          <table:table-cell office:value-type="float" office:value="131">
            <text:p>131</text:p>
          </table:table-cell>
          <table:table-cell table:formula="of:= 100 * (([.BV19] / ([.BV19] + [.BX19])) - ([.BX19] / ([.BV19] + [.BX19])))" office:value-type="float" office:value="13.2467749342462">
            <text:p>13.2467749342</text:p>
          </table:table-cell>
          <table:table-cell table:formula="of:=IF([.CE19] &gt; 0;1;0)" office:value-type="float" office:value="1">
            <text:p>1</text:p>
          </table:table-cell>
          <table:table-cell table:formula="of:=IF([.BU19] &gt; [.CE19];1;0)" office:value-type="float" office:value="0">
            <text:p>0</text:p>
          </table:table-cell>
          <table:table-cell table:formula="of:=IF(AND([.CF19] = 1;[.BU19] &lt; 0);1;0)" office:value-type="float" office:value="0">
            <text:p>0</text:p>
          </table:table-cell>
          <table:table-cell table:formula="of:=IF([.CE19] &lt; 0;1;0)" office:value-type="float" office:value="0">
            <text:p>0</text:p>
          </table:table-cell>
          <table:table-cell table:formula="of:=IF(AND([.CI19] = 1;[.BU19] &gt; 0);1;0)" office:value-type="float" office:value="0">
            <text:p>0</text:p>
          </table:table-cell>
        </table:table-row>
        <table:table-row table:style-name="ro2">
          <table:table-cell office:value-type="float" office:value="406753">
            <text:p>406753</text:p>
          </table:table-cell>
          <table:table-cell office:value-type="float" office:value="2">
            <text:p>2</text:p>
          </table:table-cell>
          <table:table-cell office:value-type="string">
            <text:p>01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76">
            <text:p>39676</text:p>
          </table:table-cell>
          <table:table-cell office:value-type="float" office:value="1912">
            <text:p>1912</text:p>
          </table:table-cell>
          <table:table-cell office:value-type="float" office:value="36167">
            <text:p>36167</text:p>
          </table:table-cell>
          <table:table-cell office:value-type="float" office:value="362">
            <text:p>362</text:p>
          </table:table-cell>
          <table:table-cell office:value-type="float" office:value="853">
            <text:p>853</text:p>
          </table:table-cell>
          <table:table-cell office:value-type="float" office:value="309">
            <text:p>30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30096">
            <text:p>30096</text:p>
          </table:table-cell>
          <table:table-cell office:value-type="float" office:value="1064">
            <text:p>1064</text:p>
          </table:table-cell>
          <table:table-cell office:value-type="float" office:value="28051">
            <text:p>28051</text:p>
          </table:table-cell>
          <table:table-cell office:value-type="float" office:value="190">
            <text:p>190</text:p>
          </table:table-cell>
          <table:table-cell office:value-type="float" office:value="537">
            <text:p>537</text:p>
          </table:table-cell>
          <table:table-cell office:value-type="float" office:value="208">
            <text:p>20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94">
            <text:p>94</text:p>
          </table:table-cell>
          <table:table-cell office:value-type="float" office:value="0.0024">
            <text:p>0.0024</text:p>
          </table:table-cell>
          <table:table-cell office:value-type="float" office:value="0.0482">
            <text:p>0.0482</text:p>
          </table:table-cell>
          <table:table-cell office:value-type="float" office:value="0.9116">
            <text:p>0.9116</text:p>
          </table:table-cell>
          <table:table-cell office:value-type="float" office:value="0.0091">
            <text:p>0.0091</text:p>
          </table:table-cell>
          <table:table-cell office:value-type="float" office:value="0.0215">
            <text:p>0.0215</text:p>
          </table:table-cell>
          <table:table-cell office:value-type="float" office:value="0.0078">
            <text:p>0.0078</text:p>
          </table:table-cell>
          <table:table-cell office:value-type="float" office:value="0.0002">
            <text:p>0.0002</text:p>
          </table:table-cell>
          <table:table-cell office:value-type="float" office:value="0.0006">
            <text:p>0.0006</text:p>
          </table:table-cell>
          <table:table-cell office:value-type="float" office:value="0.0011">
            <text:p>0.0011</text:p>
          </table:table-cell>
          <table:table-cell office:value-type="float" office:value="0.0354">
            <text:p>0.0354</text:p>
          </table:table-cell>
          <table:table-cell office:value-type="float" office:value="0.9321">
            <text:p>0.9321</text:p>
          </table:table-cell>
          <table:table-cell office:value-type="float" office:value="0.0063">
            <text:p>0.0063</text:p>
          </table:table-cell>
          <table:table-cell office:value-type="float" office:value="0.0178">
            <text:p>0.0178</text:p>
          </table:table-cell>
          <table:table-cell office:value-type="float" office:value="0.0069">
            <text:p>0.0069</text:p>
          </table:table-cell>
          <table:table-cell office:value-type="float" office:value="0.0002">
            <text:p>0.0002</text:p>
          </table:table-cell>
          <table:table-cell office:value-type="float" office:value="0.0005">
            <text:p>0.0005</text:p>
          </table:table-cell>
          <table:table-cell office:value-type="float" office:value="0.0008">
            <text:p>0.000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294565275">
            <text:p>42294565275</text:p>
          </table:table-cell>
          <table:table-cell office:value-type="float" office:value="271119008.173077">
            <text:p>271119008.173077</text:p>
          </table:table-cell>
          <table:table-cell office:value-type="float" office:value="207">
            <text:p>207</text:p>
          </table:table-cell>
          <table:table-cell office:value-type="float" office:value="1.32692307692308">
            <text:p>1.3269230769</text:p>
          </table:table-cell>
          <table:table-cell office:value-type="float" office:value="1092">
            <text:p>1092</text:p>
          </table:table-cell>
          <table:table-cell office:value-type="float" office:value="7">
            <text:p>7</text:p>
          </table:table-cell>
          <table:table-cell office:value-type="float" office:value="458">
            <text:p>458</text:p>
          </table:table-cell>
          <table:table-cell office:value-type="float" office:value="2.93589743589744">
            <text:p>2.9358974359</text:p>
          </table:table-cell>
          <table:table-cell office:value-type="float" office:value="1404">
            <text:p>1404</text:p>
          </table:table-cell>
          <table:table-cell office:value-type="float" office:value="9">
            <text:p>9</text:p>
          </table:table-cell>
          <table:table-cell office:value-type="float" office:value="25275">
            <text:p>25275</text:p>
          </table:table-cell>
          <table:table-cell office:value-type="float" office:value="162.019230769231">
            <text:p>162.0192307692</text:p>
          </table:table-cell>
          <table:table-cell office:value-type="float" office:value="19162">
            <text:p>19162</text:p>
          </table:table-cell>
          <table:table-cell office:value-type="float" office:value="122.833333333333">
            <text:p>122.8333333333</text:p>
          </table:table-cell>
          <table:table-cell office:value-type="float" office:value="5626629">
            <text:p>5626629</text:p>
          </table:table-cell>
          <table:table-cell office:value-type="float" office:value="36068.1346153846">
            <text:p>36068.1346153846</text:p>
          </table:table-cell>
          <table:table-cell office:value-type="float" office:value="-2447.65727072638">
            <text:p>-2447.6572707264</text:p>
          </table:table-cell>
          <table:table-cell office:value-type="float" office:value="-15.6901107097845">
            <text:p>-15.6901107098</text:p>
          </table:table-cell>
          <table:table-cell office:value-type="float" office:value="1336.797376066">
            <text:p>1336.797376066</text:p>
          </table:table-cell>
          <table:table-cell office:value-type="float" office:value="8.56921394914106">
            <text:p>8.5692139491</text:p>
          </table:table-cell>
          <table:table-cell office:value-type="float" office:value="-183.204602892245">
            <text:p>-183.2046028922</text:p>
          </table:table-cell>
          <table:table-cell office:value-type="float" office:value="-1.17438848007849">
            <text:p>-1.1743884801</text:p>
          </table:table-cell>
          <table:table-cell office:value-type="float" office:value="7665">
            <text:p>7665</text:p>
          </table:table-cell>
          <table:table-cell office:value-type="float" office:value="49.1346153846154">
            <text:p>49.1346153846</text:p>
          </table:table-cell>
          <table:table-cell office:value-type="float" office:value="7969">
            <text:p>7969</text:p>
          </table:table-cell>
          <table:table-cell office:value-type="float" office:value="51.0833333333333">
            <text:p>51.0833333333</text:p>
          </table:table-cell>
          <table:table-cell office:value-type="float" office:value="223.633934914274">
            <text:p>223.6339349143</text:p>
          </table:table-cell>
          <table:table-cell office:value-type="float" office:value="1.43355086483509">
            <text:p>1.4335508648</text:p>
          </table:table-cell>
          <table:table-cell office:value-type="float" office:value="-267.607640659678">
            <text:p>-267.6076406597</text:p>
          </table:table-cell>
          <table:table-cell office:value-type="float" office:value="-1.7154335939723">
            <text:p>-1.715433594</text:p>
          </table:table-cell>
          <table:table-cell office:value-type="float" office:value="156">
            <text:p>156</text:p>
          </table:table-cell>
          <table:table-cell table:formula="of:= 100 * (([.BV20] / ([.BV20] + [.BX20])) - ([.BX20] / ([.BV20] + [.BX20])))" office:value-type="float" office:value="-1.94447997953179">
            <text:p>-1.9444799795</text:p>
          </table:table-cell>
          <table:table-cell table:formula="of:=IF([.CE20] &gt; 0;1;0)" office:value-type="float" office:value="0">
            <text:p>0</text:p>
          </table:table-cell>
          <table:table-cell table:formula="of:=IF([.BU20] &gt; [.CE20];1;0)" office:value-type="float" office:value="1">
            <text:p>1</text:p>
          </table:table-cell>
          <table:table-cell table:formula="of:=IF(AND([.CF20] = 1;[.BU20] &lt; 0);1;0)" office:value-type="float" office:value="0">
            <text:p>0</text:p>
          </table:table-cell>
          <table:table-cell table:formula="of:=IF([.CE20] &lt; 0;1;0)" office:value-type="float" office:value="1">
            <text:p>1</text:p>
          </table:table-cell>
          <table:table-cell table:formula="of:=IF(AND([.CI20] = 1;[.BU20] &gt; 0);1;0)" office:value-type="float" office:value="0">
            <text:p>0</text:p>
          </table:table-cell>
        </table:table-row>
        <table:table-row table:style-name="ro2">
          <table:table-cell office:value-type="float" office:value="406780">
            <text:p>406780</text:p>
          </table:table-cell>
          <table:table-cell office:value-type="float" office:value="16">
            <text:p>16</text:p>
          </table:table-cell>
          <table:table-cell office:value-type="string">
            <text:p>08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57">
            <text:p>39457</text:p>
          </table:table-cell>
          <table:table-cell office:value-type="float" office:value="386">
            <text:p>386</text:p>
          </table:table-cell>
          <table:table-cell office:value-type="float" office:value="38306">
            <text:p>38306</text:p>
          </table:table-cell>
          <table:table-cell office:value-type="float" office:value="232">
            <text:p>232</text:p>
          </table:table-cell>
          <table:table-cell office:value-type="float" office:value="274">
            <text:p>274</text:p>
          </table:table-cell>
          <table:table-cell office:value-type="float" office:value="204">
            <text:p>204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0804">
            <text:p>30804</text:p>
          </table:table-cell>
          <table:table-cell office:value-type="float" office:value="217">
            <text:p>217</text:p>
          </table:table-cell>
          <table:table-cell office:value-type="float" office:value="30166">
            <text:p>30166</text:p>
          </table:table-cell>
          <table:table-cell office:value-type="float" office:value="94">
            <text:p>94</text:p>
          </table:table-cell>
          <table:table-cell office:value-type="float" office:value="185">
            <text:p>185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25">
            <text:p>-125</text:p>
          </table:table-cell>
          <table:table-cell office:value-type="float" office:value="-0.0032">
            <text:p>-0.0032</text:p>
          </table:table-cell>
          <table:table-cell office:value-type="float" office:value="0.0098">
            <text:p>0.0098</text:p>
          </table:table-cell>
          <table:table-cell office:value-type="float" office:value="0.9708">
            <text:p>0.9708</text:p>
          </table:table-cell>
          <table:table-cell office:value-type="float" office:value="0.0059">
            <text:p>0.0059</text:p>
          </table:table-cell>
          <table:table-cell office:value-type="float" office:value="0.0069">
            <text:p>0.0069</text:p>
          </table:table-cell>
          <table:table-cell office:value-type="float" office:value="0.0052">
            <text:p>0.0052</text:p>
          </table:table-cell>
          <table:table-cell table:number-columns-repeated="2" office:value-type="float" office:value="0.0004">
            <text:p>0.0004</text:p>
          </table:table-cell>
          <table:table-cell office:value-type="float" office:value="0.0006">
            <text:p>0.0006</text:p>
          </table:table-cell>
          <table:table-cell office:value-type="float" office:value="0.007">
            <text:p>0.007</text:p>
          </table:table-cell>
          <table:table-cell office:value-type="float" office:value="0.9793">
            <text:p>0.9793</text:p>
          </table:table-cell>
          <table:table-cell office:value-type="float" office:value="0.0031">
            <text:p>0.0031</text:p>
          </table:table-cell>
          <table:table-cell office:value-type="float" office:value="0.006">
            <text:p>0.006</text:p>
          </table:table-cell>
          <table:table-cell office:value-type="float" office:value="0.0038">
            <text:p>0.0038</text:p>
          </table:table-cell>
          <table:table-cell office:value-type="float" office:value="0.0002">
            <text:p>0.0002</text:p>
          </table:table-cell>
          <table:table-cell office:value-type="float" office:value="0.0004">
            <text:p>0.0004</text:p>
          </table:table-cell>
          <table:table-cell office:value-type="float" office:value="0.0003">
            <text:p>0.000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385655176">
            <text:p>24385655176</text:p>
          </table:table-cell>
          <table:table-cell office:value-type="float" office:value="270951724.177778">
            <text:p>270951724.177778</text:p>
          </table:table-cell>
          <table:table-cell office:value-type="float" office:value="935">
            <text:p>935</text:p>
          </table:table-cell>
          <table:table-cell office:value-type="float" office:value="10.3888888888889">
            <text:p>10.3888888889</text:p>
          </table:table-cell>
          <table:table-cell office:value-type="float" office:value="635">
            <text:p>635</text:p>
          </table:table-cell>
          <table:table-cell office:value-type="float" office:value="7.05555555555556">
            <text:p>7.0555555556</text:p>
          </table:table-cell>
          <table:table-cell office:value-type="float" office:value="272">
            <text:p>272</text:p>
          </table:table-cell>
          <table:table-cell office:value-type="float" office:value="3.02222222222222">
            <text:p>3.0222222222</text:p>
          </table:table-cell>
          <table:table-cell office:value-type="float" office:value="630">
            <text:p>630</text:p>
          </table:table-cell>
          <table:table-cell office:value-type="float" office:value="7">
            <text:p>7</text:p>
          </table:table-cell>
          <table:table-cell office:value-type="float" office:value="15176">
            <text:p>15176</text:p>
          </table:table-cell>
          <table:table-cell office:value-type="float" office:value="168.622222222222">
            <text:p>168.6222222222</text:p>
          </table:table-cell>
          <table:table-cell office:value-type="float" office:value="13289">
            <text:p>13289</text:p>
          </table:table-cell>
          <table:table-cell office:value-type="float" office:value="147.655555555556">
            <text:p>147.6555555556</text:p>
          </table:table-cell>
          <table:table-cell office:value-type="float" office:value="2981156">
            <text:p>2981156</text:p>
          </table:table-cell>
          <table:table-cell office:value-type="float" office:value="33123.9555555556">
            <text:p>33123.9555555556</text:p>
          </table:table-cell>
          <table:table-cell office:value-type="float" office:value="996.493305295063">
            <text:p>996.4933052951</text:p>
          </table:table-cell>
          <table:table-cell office:value-type="float" office:value="11.0721478366118">
            <text:p>11.0721478366</text:p>
          </table:table-cell>
          <table:table-cell office:value-type="float" office:value="1484.5851116965">
            <text:p>1484.5851116965</text:p>
          </table:table-cell>
          <table:table-cell office:value-type="float" office:value="16.4953901299611">
            <text:p>16.49539013</text:p>
          </table:table-cell>
          <table:table-cell office:value-type="float" office:value="1582.95079904056">
            <text:p>1582.9507990406</text:p>
          </table:table-cell>
          <table:table-cell office:value-type="float" office:value="17.5883422115617">
            <text:p>17.5883422116</text:p>
          </table:table-cell>
          <table:table-cell office:value-type="float" office:value="14534">
            <text:p>14534</text:p>
          </table:table-cell>
          <table:table-cell office:value-type="float" office:value="161.488888888889">
            <text:p>161.4888888889</text:p>
          </table:table-cell>
          <table:table-cell office:value-type="float" office:value="9414">
            <text:p>9414</text:p>
          </table:table-cell>
          <table:table-cell office:value-type="float" office:value="104.6">
            <text:p>104.6</text:p>
          </table:table-cell>
          <table:table-cell office:value-type="float" office:value="2538.69588332739">
            <text:p>2538.6958833274</text:p>
          </table:table-cell>
          <table:table-cell office:value-type="float" office:value="28.207732036971">
            <text:p>28.207732037</text:p>
          </table:table-cell>
          <table:table-cell office:value-type="float" office:value="1650.68127483985">
            <text:p>1650.6812748399</text:p>
          </table:table-cell>
          <table:table-cell office:value-type="float" office:value="18.3409030537761">
            <text:p>18.3409030538</text:p>
          </table:table-cell>
          <table:table-cell office:value-type="float" office:value="90">
            <text:p>90</text:p>
          </table:table-cell>
          <table:table-cell table:formula="of:= 100 * (([.BV21] / ([.BV21] + [.BX21])) - ([.BX21] / ([.BV21] + [.BX21])))" office:value-type="float" office:value="21.3796559211625">
            <text:p>21.3796559212</text:p>
          </table:table-cell>
          <table:table-cell table:formula="of:=IF([.CE21] &gt; 0;1;0)" office:value-type="float" office:value="1">
            <text:p>1</text:p>
          </table:table-cell>
          <table:table-cell table:formula="of:=IF([.BU21] &gt; [.CE21];1;0)" office:value-type="float" office:value="0">
            <text:p>0</text:p>
          </table:table-cell>
          <table:table-cell table:formula="of:=IF(AND([.CF21] = 1;[.BU21] &lt; 0);1;0)" office:value-type="float" office:value="0">
            <text:p>0</text:p>
          </table:table-cell>
          <table:table-cell table:formula="of:=IF([.CE21] &lt; 0;1;0)" office:value-type="float" office:value="0">
            <text:p>0</text:p>
          </table:table-cell>
          <table:table-cell table:formula="of:=IF(AND([.CI21] = 1;[.BU21] &gt; 0);1;0)" office:value-type="float" office:value="0">
            <text:p>0</text:p>
          </table:table-cell>
        </table:table-row>
        <table:table-row table:style-name="ro2">
          <table:table-cell office:value-type="float" office:value="406814">
            <text:p>406814</text:p>
          </table:table-cell>
          <table:table-cell office:value-type="float" office:value="17">
            <text:p>17</text:p>
          </table:table-cell>
          <table:table-cell office:value-type="string">
            <text:p>09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08">
            <text:p>39508</text:p>
          </table:table-cell>
          <table:table-cell office:value-type="float" office:value="463">
            <text:p>463</text:p>
          </table:table-cell>
          <table:table-cell office:value-type="float" office:value="38055">
            <text:p>38055</text:p>
          </table:table-cell>
          <table:table-cell office:value-type="float" office:value="309">
            <text:p>309</text:p>
          </table:table-cell>
          <table:table-cell office:value-type="float" office:value="368">
            <text:p>368</text:p>
          </table:table-cell>
          <table:table-cell office:value-type="float" office:value="218">
            <text:p>2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29991">
            <text:p>29991</text:p>
          </table:table-cell>
          <table:table-cell office:value-type="float" office:value="239">
            <text:p>239</text:p>
          </table:table-cell>
          <table:table-cell office:value-type="float" office:value="29188">
            <text:p>29188</text:p>
          </table:table-cell>
          <table:table-cell office:value-type="float" office:value="141">
            <text:p>141</text:p>
          </table:table-cell>
          <table:table-cell office:value-type="float" office:value="247">
            <text:p>24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4">
            <text:p>14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74">
            <text:p>-74</text:p>
          </table:table-cell>
          <table:table-cell office:value-type="float" office:value="-0.0019">
            <text:p>-0.0019</text:p>
          </table:table-cell>
          <table:table-cell office:value-type="float" office:value="0.0117">
            <text:p>0.0117</text:p>
          </table:table-cell>
          <table:table-cell office:value-type="float" office:value="0.9632">
            <text:p>0.9632</text:p>
          </table:table-cell>
          <table:table-cell office:value-type="float" office:value="0.0078">
            <text:p>0.0078</text:p>
          </table:table-cell>
          <table:table-cell office:value-type="float" office:value="0.0093">
            <text:p>0.0093</text:p>
          </table:table-cell>
          <table:table-cell office:value-type="float" office:value="0.0055">
            <text:p>0.0055</text:p>
          </table:table-cell>
          <table:table-cell office:value-type="float" office:value="0.0004">
            <text:p>0.0004</text:p>
          </table:table-cell>
          <table:table-cell office:value-type="float" office:value="0.0005">
            <text:p>0.0005</text:p>
          </table:table-cell>
          <table:table-cell office:value-type="float" office:value="0.0015">
            <text:p>0.0015</text:p>
          </table:table-cell>
          <table:table-cell office:value-type="float" office:value="0.008">
            <text:p>0.008</text:p>
          </table:table-cell>
          <table:table-cell office:value-type="float" office:value="0.9732">
            <text:p>0.9732</text:p>
          </table:table-cell>
          <table:table-cell office:value-type="float" office:value="0.0047">
            <text:p>0.0047</text:p>
          </table:table-cell>
          <table:table-cell office:value-type="float" office:value="0.0082">
            <text:p>0.0082</text:p>
          </table:table-cell>
          <table:table-cell office:value-type="float" office:value="0.0042">
            <text:p>0.0042</text:p>
          </table:table-cell>
          <table:table-cell table:number-columns-repeated="2" office:value-type="float" office:value="0.0005">
            <text:p>0.0005</text:p>
          </table:table-cell>
          <table:table-cell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629763879">
            <text:p>30629763879</text:p>
          </table:table-cell>
          <table:table-cell office:value-type="float" office:value="271059857.336283">
            <text:p>271059857.336283</text:p>
          </table:table-cell>
          <table:table-cell office:value-type="float" office:value="1044">
            <text:p>1044</text:p>
          </table:table-cell>
          <table:table-cell office:value-type="float" office:value="9.23893805309734">
            <text:p>9.2389380531</text:p>
          </table:table-cell>
          <table:table-cell office:value-type="float" office:value="852">
            <text:p>852</text:p>
          </table:table-cell>
          <table:table-cell office:value-type="float" office:value="7.53982300884956">
            <text:p>7.5398230088</text:p>
          </table:table-cell>
          <table:table-cell office:value-type="float" office:value="321">
            <text:p>321</text:p>
          </table:table-cell>
          <table:table-cell office:value-type="float" office:value="2.84070796460177">
            <text:p>2.8407079646</text:p>
          </table:table-cell>
          <table:table-cell office:value-type="float" office:value="857">
            <text:p>857</text:p>
          </table:table-cell>
          <table:table-cell office:value-type="float" office:value="7.58407079646018">
            <text:p>7.5840707965</text:p>
          </table:table-cell>
          <table:table-cell office:value-type="float" office:value="13879">
            <text:p>13879</text:p>
          </table:table-cell>
          <table:table-cell office:value-type="float" office:value="122.823008849558">
            <text:p>122.8230088496</text:p>
          </table:table-cell>
          <table:table-cell office:value-type="float" office:value="12878">
            <text:p>12878</text:p>
          </table:table-cell>
          <table:table-cell office:value-type="float" office:value="113.964601769912">
            <text:p>113.9646017699</text:p>
          </table:table-cell>
          <table:table-cell office:value-type="float" office:value="4331066">
            <text:p>4331066</text:p>
          </table:table-cell>
          <table:table-cell office:value-type="float" office:value="38328.017699115">
            <text:p>38328.017699115</text:p>
          </table:table-cell>
          <table:table-cell office:value-type="float" office:value="86.022606515837">
            <text:p>86.0226065158</text:p>
          </table:table-cell>
          <table:table-cell office:value-type="float" office:value="0.761262004564929">
            <text:p>0.7612620046</text:p>
          </table:table-cell>
          <table:table-cell office:value-type="float" office:value="1740.42140923893">
            <text:p>1740.4214092389</text:p>
          </table:table-cell>
          <table:table-cell office:value-type="float" office:value="15.4019593737958">
            <text:p>15.4019593738</text:p>
          </table:table-cell>
          <table:table-cell office:value-type="float" office:value="2172.99723777277">
            <text:p>2172.9972377728</text:p>
          </table:table-cell>
          <table:table-cell office:value-type="float" office:value="19.2300640510865">
            <text:p>19.2300640511</text:p>
          </table:table-cell>
          <table:table-cell office:value-type="float" office:value="15495">
            <text:p>15495</text:p>
          </table:table-cell>
          <table:table-cell office:value-type="float" office:value="137.12389380531">
            <text:p>137.1238938053</text:p>
          </table:table-cell>
          <table:table-cell office:value-type="float" office:value="9941">
            <text:p>9941</text:p>
          </table:table-cell>
          <table:table-cell office:value-type="float" office:value="87.9734513274336">
            <text:p>87.9734513274</text:p>
          </table:table-cell>
          <table:table-cell office:value-type="float" office:value="2308.54991185002">
            <text:p>2308.54991185</text:p>
          </table:table-cell>
          <table:table-cell office:value-type="float" office:value="20.4296452376108">
            <text:p>20.4296452376</text:p>
          </table:table-cell>
          <table:table-cell office:value-type="float" office:value="1576.99779134425">
            <text:p>1576.9977913443</text:p>
          </table:table-cell>
          <table:table-cell office:value-type="float" office:value="13.9557326667633">
            <text:p>13.9557326668</text:p>
          </table:table-cell>
          <table:table-cell office:value-type="float" office:value="113">
            <text:p>113</text:p>
          </table:table-cell>
          <table:table-cell table:formula="of:= 100 * (([.BV22] / ([.BV22] + [.BX22])) - ([.BX22] / ([.BV22] + [.BX22])))" office:value-type="float" office:value="21.8351942129266">
            <text:p>21.8351942129</text:p>
          </table:table-cell>
          <table:table-cell table:formula="of:=IF([.CE22] &gt; 0;1;0)" office:value-type="float" office:value="1">
            <text:p>1</text:p>
          </table:table-cell>
          <table:table-cell table:formula="of:=IF([.BU22] &gt; [.CE22];1;0)" office:value-type="float" office:value="0">
            <text:p>0</text:p>
          </table:table-cell>
          <table:table-cell table:formula="of:=IF(AND([.CF22] = 1;[.BU22] &lt; 0);1;0)" office:value-type="float" office:value="0">
            <text:p>0</text:p>
          </table:table-cell>
          <table:table-cell table:formula="of:=IF([.CE22] &lt; 0;1;0)" office:value-type="float" office:value="0">
            <text:p>0</text:p>
          </table:table-cell>
          <table:table-cell table:formula="of:=IF(AND([.CI22] = 1;[.BU22] &gt; 0);1;0)" office:value-type="float" office:value="0">
            <text:p>0</text:p>
          </table:table-cell>
        </table:table-row>
        <table:table-row table:style-name="ro2">
          <table:table-cell office:value-type="float" office:value="406835">
            <text:p>406835</text:p>
          </table:table-cell>
          <table:table-cell office:value-type="float" office:value="3">
            <text:p>3</text:p>
          </table:table-cell>
          <table:table-cell office:value-type="string">
            <text:p>02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25">
            <text:p>39725</text:p>
          </table:table-cell>
          <table:table-cell office:value-type="float" office:value="483">
            <text:p>483</text:p>
          </table:table-cell>
          <table:table-cell office:value-type="float" office:value="31442">
            <text:p>31442</text:p>
          </table:table-cell>
          <table:table-cell office:value-type="float" office:value="162">
            <text:p>162</text:p>
          </table:table-cell>
          <table:table-cell office:value-type="float" office:value="7276">
            <text:p>7276</text:p>
          </table:table-cell>
          <table:table-cell office:value-type="float" office:value="243">
            <text:p>24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29665">
            <text:p>29665</text:p>
          </table:table-cell>
          <table:table-cell office:value-type="float" office:value="222">
            <text:p>222</text:p>
          </table:table-cell>
          <table:table-cell office:value-type="float" office:value="24718">
            <text:p>24718</text:p>
          </table:table-cell>
          <table:table-cell office:value-type="float" office:value="50">
            <text:p>50</text:p>
          </table:table-cell>
          <table:table-cell office:value-type="float" office:value="4491">
            <text:p>4491</text:p>
          </table:table-cell>
          <table:table-cell office:value-type="float" office:value="137">
            <text:p>13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43">
            <text:p>143</text:p>
          </table:table-cell>
          <table:table-cell office:value-type="float" office:value="0.0036">
            <text:p>0.0036</text:p>
          </table:table-cell>
          <table:table-cell office:value-type="float" office:value="0.0122">
            <text:p>0.0122</text:p>
          </table:table-cell>
          <table:table-cell office:value-type="float" office:value="0.7915">
            <text:p>0.7915</text:p>
          </table:table-cell>
          <table:table-cell office:value-type="float" office:value="0.0041">
            <text:p>0.0041</text:p>
          </table:table-cell>
          <table:table-cell office:value-type="float" office:value="0.1832">
            <text:p>0.1832</text:p>
          </table:table-cell>
          <table:table-cell office:value-type="float" office:value="0.0061">
            <text:p>0.0061</text:p>
          </table:table-cell>
          <table:table-cell office:value-type="float" office:value="0.0003">
            <text:p>0.0003</text:p>
          </table:table-cell>
          <table:table-cell office:value-type="float" office:value="0.0004">
            <text:p>0.0004</text:p>
          </table:table-cell>
          <table:table-cell office:value-type="float" office:value="0.0023">
            <text:p>0.0023</text:p>
          </table:table-cell>
          <table:table-cell office:value-type="float" office:value="0.0075">
            <text:p>0.0075</text:p>
          </table:table-cell>
          <table:table-cell office:value-type="float" office:value="0.8332">
            <text:p>0.8332</text:p>
          </table:table-cell>
          <table:table-cell office:value-type="float" office:value="0.0017">
            <text:p>0.0017</text:p>
          </table:table-cell>
          <table:table-cell office:value-type="float" office:value="0.1514">
            <text:p>0.1514</text:p>
          </table:table-cell>
          <table:table-cell office:value-type="float" office:value="0.0046">
            <text:p>0.0046</text:p>
          </table:table-cell>
          <table:table-cell office:value-type="float" office:value="0.0002">
            <text:p>0.0002</text:p>
          </table:table-cell>
          <table:table-cell office:value-type="float" office:value="0.0004">
            <text:p>0.0004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000588720">
            <text:p>43000588720</text:p>
          </table:table-cell>
          <table:table-cell office:value-type="float" office:value="270443954.213837">
            <text:p>270443954.213837</text:p>
          </table:table-cell>
          <table:table-cell office:value-type="float" office:value="383">
            <text:p>383</text:p>
          </table:table-cell>
          <table:table-cell office:value-type="float" office:value="2.40880503144654">
            <text:p>2.4088050314</text:p>
          </table:table-cell>
          <table:table-cell office:value-type="float" office:value="1165">
            <text:p>1165</text:p>
          </table:table-cell>
          <table:table-cell office:value-type="float" office:value="7.32704402515723">
            <text:p>7.3270440252</text:p>
          </table:table-cell>
          <table:table-cell office:value-type="float" office:value="531">
            <text:p>531</text:p>
          </table:table-cell>
          <table:table-cell office:value-type="float" office:value="3.33962264150943">
            <text:p>3.3396226415</text:p>
          </table:table-cell>
          <table:table-cell office:value-type="float" office:value="1425">
            <text:p>1425</text:p>
          </table:table-cell>
          <table:table-cell office:value-type="float" office:value="8.9622641509434">
            <text:p>8.9622641509</text:p>
          </table:table-cell>
          <table:table-cell office:value-type="float" office:value="18720">
            <text:p>18720</text:p>
          </table:table-cell>
          <table:table-cell office:value-type="float" office:value="117.735849056604">
            <text:p>117.7358490566</text:p>
          </table:table-cell>
          <table:table-cell office:value-type="float" office:value="15211">
            <text:p>15211</text:p>
          </table:table-cell>
          <table:table-cell office:value-type="float" office:value="95.6666666666667">
            <text:p>95.6666666667</text:p>
          </table:table-cell>
          <table:table-cell office:value-type="float" office:value="5900867">
            <text:p>5900867</text:p>
          </table:table-cell>
          <table:table-cell office:value-type="float" office:value="37112.3710691824">
            <text:p>37112.3710691824</text:p>
          </table:table-cell>
          <table:table-cell office:value-type="float" office:value="-276.186540425425">
            <text:p>-276.1865404254</text:p>
          </table:table-cell>
          <table:table-cell office:value-type="float" office:value="-1.73702226682657">
            <text:p>-1.7370222668</text:p>
          </table:table-cell>
          <table:table-cell office:value-type="float" office:value="1450.64193822161">
            <text:p>1450.6419382216</text:p>
          </table:table-cell>
          <table:table-cell office:value-type="float" office:value="9.12353420265164">
            <text:p>9.1235342027</text:p>
          </table:table-cell>
          <table:table-cell office:value-type="float" office:value="492.363047193255">
            <text:p>492.3630471933</text:p>
          </table:table-cell>
          <table:table-cell office:value-type="float" office:value="3.09662293832236">
            <text:p>3.0966229383</text:p>
          </table:table-cell>
          <table:table-cell office:value-type="float" office:value="13268">
            <text:p>13268</text:p>
          </table:table-cell>
          <table:table-cell office:value-type="float" office:value="83.4465408805032">
            <text:p>83.4465408805</text:p>
          </table:table-cell>
          <table:table-cell office:value-type="float" office:value="11557">
            <text:p>11557</text:p>
          </table:table-cell>
          <table:table-cell office:value-type="float" office:value="72.685534591195">
            <text:p>72.6855345912</text:p>
          </table:table-cell>
          <table:table-cell office:value-type="float" office:value="1396.15268823159">
            <text:p>1396.1526882316</text:p>
          </table:table-cell>
          <table:table-cell office:value-type="float" office:value="8.78083451717981">
            <text:p>8.7808345172</text:p>
          </table:table-cell>
          <table:table-cell office:value-type="float" office:value="765.742783305345">
            <text:p>765.7427833053</text:p>
          </table:table-cell>
          <table:table-cell office:value-type="float" office:value="4.81599234783236">
            <text:p>4.8159923478</text:p>
          </table:table-cell>
          <table:table-cell office:value-type="float" office:value="159">
            <text:p>159</text:p>
          </table:table-cell>
          <table:table-cell table:formula="of:= 100 * (([.BV23] / ([.BV23] + [.BX23])) - ([.BX23] / ([.BV23] + [.BX23])))" office:value-type="float" office:value="6.89224572004028">
            <text:p>6.89224572</text:p>
          </table:table-cell>
          <table:table-cell table:formula="of:=IF([.CE23] &gt; 0;1;0)" office:value-type="float" office:value="1">
            <text:p>1</text:p>
          </table:table-cell>
          <table:table-cell table:formula="of:=IF([.BU23] &gt; [.CE23];1;0)" office:value-type="float" office:value="0">
            <text:p>0</text:p>
          </table:table-cell>
          <table:table-cell table:formula="of:=IF(AND([.CF23] = 1;[.BU23] &lt; 0);1;0)" office:value-type="float" office:value="0">
            <text:p>0</text:p>
          </table:table-cell>
          <table:table-cell table:formula="of:=IF([.CE23] &lt; 0;1;0)" office:value-type="float" office:value="0">
            <text:p>0</text:p>
          </table:table-cell>
          <table:table-cell table:formula="of:=IF(AND([.CI23] = 1;[.BU23] &gt; 0);1;0)" office:value-type="float" office:value="0">
            <text:p>0</text:p>
          </table:table-cell>
        </table:table-row>
        <table:table-row table:style-name="ro2">
          <table:table-cell office:value-type="float" office:value="406865">
            <text:p>406865</text:p>
          </table:table-cell>
          <table:table-cell office:value-type="float" office:value="1">
            <text:p>1</text:p>
          </table:table-cell>
          <table:table-cell office:value-type="string">
            <text:p>01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63">
            <text:p>39563</text:p>
          </table:table-cell>
          <table:table-cell office:value-type="float" office:value="811">
            <text:p>811</text:p>
          </table:table-cell>
          <table:table-cell office:value-type="float" office:value="37155">
            <text:p>37155</text:p>
          </table:table-cell>
          <table:table-cell office:value-type="float" office:value="338">
            <text:p>338</text:p>
          </table:table-cell>
          <table:table-cell office:value-type="float" office:value="639">
            <text:p>639</text:p>
          </table:table-cell>
          <table:table-cell office:value-type="float" office:value="560">
            <text:p>56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29990">
            <text:p>29990</text:p>
          </table:table-cell>
          <table:table-cell office:value-type="float" office:value="435">
            <text:p>435</text:p>
          </table:table-cell>
          <table:table-cell office:value-type="float" office:value="28640">
            <text:p>28640</text:p>
          </table:table-cell>
          <table:table-cell office:value-type="float" office:value="156">
            <text:p>156</text:p>
          </table:table-cell>
          <table:table-cell office:value-type="float" office:value="387">
            <text:p>387</text:p>
          </table:table-cell>
          <table:table-cell office:value-type="float" office:value="341">
            <text:p>34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9">
            <text:p>-19</text:p>
          </table:table-cell>
          <table:table-cell office:value-type="float" office:value="-0.0005">
            <text:p>-0.0005</text:p>
          </table:table-cell>
          <table:table-cell office:value-type="float" office:value="0.0205">
            <text:p>0.0205</text:p>
          </table:table-cell>
          <table:table-cell office:value-type="float" office:value="0.9391">
            <text:p>0.9391</text:p>
          </table:table-cell>
          <table:table-cell office:value-type="float" office:value="0.0085">
            <text:p>0.0085</text:p>
          </table:table-cell>
          <table:table-cell office:value-type="float" office:value="0.0162">
            <text:p>0.0162</text:p>
          </table:table-cell>
          <table:table-cell office:value-type="float" office:value="0.0142">
            <text:p>0.0142</text:p>
          </table:table-cell>
          <table:table-cell office:value-type="float" office:value="0.0002">
            <text:p>0.0002</text:p>
          </table:table-cell>
          <table:table-cell office:value-type="float" office:value="0.0003">
            <text:p>0.0003</text:p>
          </table:table-cell>
          <table:table-cell office:value-type="float" office:value="0.001">
            <text:p>0.001</text:p>
          </table:table-cell>
          <table:table-cell office:value-type="float" office:value="0.0145">
            <text:p>0.0145</text:p>
          </table:table-cell>
          <table:table-cell office:value-type="float" office:value="0.955">
            <text:p>0.955</text:p>
          </table:table-cell>
          <table:table-cell office:value-type="float" office:value="0.0052">
            <text:p>0.0052</text:p>
          </table:table-cell>
          <table:table-cell office:value-type="float" office:value="0.0129">
            <text:p>0.0129</text:p>
          </table:table-cell>
          <table:table-cell office:value-type="float" office:value="0.0114">
            <text:p>0.0114</text:p>
          </table:table-cell>
          <table:table-cell office:value-type="float" office:value="0.0002">
            <text:p>0.0002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table:number-columns-repeated="4" office:value-type="float" office:value="0">
            <text:p>0</text:p>
          </table:table-cell>
          <table:table-cell office:value-type="float" office:value="48776341858">
            <text:p>48776341858</text:p>
          </table:table-cell>
          <table:table-cell office:value-type="float" office:value="270979676.988889">
            <text:p>270979676.988889</text:p>
          </table:table-cell>
          <table:table-cell office:value-type="float" office:value="192">
            <text:p>192</text:p>
          </table:table-cell>
          <table:table-cell office:value-type="float" office:value="1.06666666666667">
            <text:p>1.0666666667</text:p>
          </table:table-cell>
          <table:table-cell office:value-type="float" office:value="1260">
            <text:p>1260</text:p>
          </table:table-cell>
          <table:table-cell office:value-type="float" office:value="7">
            <text:p>7</text:p>
          </table:table-cell>
          <table:table-cell office:value-type="float" office:value="651">
            <text:p>651</text:p>
          </table:table-cell>
          <table:table-cell office:value-type="float" office:value="3.61666666666667">
            <text:p>3.6166666667</text:p>
          </table:table-cell>
          <table:table-cell office:value-type="float" office:value="1620">
            <text:p>1620</text:p>
          </table:table-cell>
          <table:table-cell office:value-type="float" office:value="9">
            <text:p>9</text:p>
          </table:table-cell>
          <table:table-cell office:value-type="float" office:value="21858">
            <text:p>21858</text:p>
          </table:table-cell>
          <table:table-cell office:value-type="float" office:value="121.433333333333">
            <text:p>121.4333333333</text:p>
          </table:table-cell>
          <table:table-cell office:value-type="float" office:value="20551">
            <text:p>20551</text:p>
          </table:table-cell>
          <table:table-cell office:value-type="float" office:value="114.172222222222">
            <text:p>114.1722222222</text:p>
          </table:table-cell>
          <table:table-cell office:value-type="float" office:value="7027158">
            <text:p>7027158</text:p>
          </table:table-cell>
          <table:table-cell office:value-type="float" office:value="39039.7666666667">
            <text:p>39039.7666666667</text:p>
          </table:table-cell>
          <table:table-cell office:value-type="float" office:value="-2389.64033063403">
            <text:p>-2389.640330634</text:p>
          </table:table-cell>
          <table:table-cell office:value-type="float" office:value="-13.2757796146335">
            <text:p>-13.2757796146</text:p>
          </table:table-cell>
          <table:table-cell office:value-type="float" office:value="1621.38317374705">
            <text:p>1621.3831737471</text:p>
          </table:table-cell>
          <table:table-cell office:value-type="float" office:value="9.00768429859473">
            <text:p>9.0076842986</text:p>
          </table:table-cell>
          <table:table-cell office:value-type="float" office:value="-975.809242144676">
            <text:p>-975.8092421447</text:p>
          </table:table-cell>
          <table:table-cell office:value-type="float" office:value="-5.42116245635931">
            <text:p>-5.4211624564</text:p>
          </table:table-cell>
          <table:table-cell office:value-type="float" office:value="7832">
            <text:p>7832</text:p>
          </table:table-cell>
          <table:table-cell office:value-type="float" office:value="43.5111111111111">
            <text:p>43.5111111111</text:p>
          </table:table-cell>
          <table:table-cell office:value-type="float" office:value="7874">
            <text:p>7874</text:p>
          </table:table-cell>
          <table:table-cell office:value-type="float" office:value="43.7444444444444">
            <text:p>43.7444444444</text:p>
          </table:table-cell>
          <table:table-cell office:value-type="float" office:value="886.76329659178">
            <text:p>886.7632965918</text:p>
          </table:table-cell>
          <table:table-cell office:value-type="float" office:value="4.92646275884322">
            <text:p>4.9264627588</text:p>
          </table:table-cell>
          <table:table-cell office:value-type="float" office:value="-214.325775610643">
            <text:p>-214.3257756106</text:p>
          </table:table-cell>
          <table:table-cell office:value-type="float" office:value="-1.19069875339246">
            <text:p>-1.1906987534</text:p>
          </table:table-cell>
          <table:table-cell office:value-type="float" office:value="180">
            <text:p>180</text:p>
          </table:table-cell>
          <table:table-cell table:formula="of:= 100 * (([.BV24] / ([.BV24] + [.BX24])) - ([.BX24] / ([.BV24] + [.BX24])))" office:value-type="float" office:value="-0.267413727237997">
            <text:p>-0.2674137272</text:p>
          </table:table-cell>
          <table:table-cell table:formula="of:=IF([.CE24] &gt; 0;1;0)" office:value-type="float" office:value="0">
            <text:p>0</text:p>
          </table:table-cell>
          <table:table-cell table:formula="of:=IF([.BU24] &gt; [.CE24];1;0)" office:value-type="float" office:value="0">
            <text:p>0</text:p>
          </table:table-cell>
          <table:table-cell table:formula="of:=IF(AND([.CF24] = 1;[.BU24] &lt; 0);1;0)" office:value-type="float" office:value="0">
            <text:p>0</text:p>
          </table:table-cell>
          <table:table-cell table:formula="of:=IF([.CE24] &lt; 0;1;0)" office:value-type="float" office:value="1">
            <text:p>1</text:p>
          </table:table-cell>
          <table:table-cell table:formula="of:=IF(AND([.CI24] = 1;[.BU24] &gt; 0);1;0)" office:value-type="float" office:value="0">
            <text:p>0</text:p>
          </table:table-cell>
        </table:table-row>
        <table:table-row table:style-name="ro2">
          <table:table-cell office:value-type="float" office:value="406889">
            <text:p>406889</text:p>
          </table:table-cell>
          <table:table-cell office:value-type="float" office:value="19">
            <text:p>19</text:p>
          </table:table-cell>
          <table:table-cell office:value-type="string">
            <text:p>10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14">
            <text:p>39314</text:p>
          </table:table-cell>
          <table:table-cell office:value-type="float" office:value="467">
            <text:p>467</text:p>
          </table:table-cell>
          <table:table-cell office:value-type="float" office:value="37511">
            <text:p>37511</text:p>
          </table:table-cell>
          <table:table-cell office:value-type="float" office:value="415">
            <text:p>415</text:p>
          </table:table-cell>
          <table:table-cell office:value-type="float" office:value="552">
            <text:p>552</text:p>
          </table:table-cell>
          <table:table-cell office:value-type="float" office:value="277">
            <text:p>277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29895">
            <text:p>29895</text:p>
          </table:table-cell>
          <table:table-cell office:value-type="float" office:value="264">
            <text:p>264</text:p>
          </table:table-cell>
          <table:table-cell office:value-type="float" office:value="28843">
            <text:p>28843</text:p>
          </table:table-cell>
          <table:table-cell office:value-type="float" office:value="192">
            <text:p>192</text:p>
          </table:table-cell>
          <table:table-cell office:value-type="float" office:value="354">
            <text:p>354</text:p>
          </table:table-cell>
          <table:table-cell office:value-type="float" office:value="184">
            <text:p>18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268">
            <text:p>-268</text:p>
          </table:table-cell>
          <table:table-cell office:value-type="float" office:value="-0.0068">
            <text:p>-0.0068</text:p>
          </table:table-cell>
          <table:table-cell office:value-type="float" office:value="0.0119">
            <text:p>0.0119</text:p>
          </table:table-cell>
          <table:table-cell office:value-type="float" office:value="0.9541">
            <text:p>0.9541</text:p>
          </table:table-cell>
          <table:table-cell office:value-type="float" office:value="0.0106">
            <text:p>0.0106</text:p>
          </table:table-cell>
          <table:table-cell office:value-type="float" office:value="0.014">
            <text:p>0.014</text:p>
          </table:table-cell>
          <table:table-cell office:value-type="float" office:value="0.007">
            <text:p>0.007</text:p>
          </table:table-cell>
          <table:table-cell office:value-type="float" office:value="0.0005">
            <text:p>0.0005</text:p>
          </table:table-cell>
          <table:table-cell office:value-type="float" office:value="0.0007">
            <text:p>0.0007</text:p>
          </table:table-cell>
          <table:table-cell office:value-type="float" office:value="0.0011">
            <text:p>0.0011</text:p>
          </table:table-cell>
          <table:table-cell office:value-type="float" office:value="0.0088">
            <text:p>0.0088</text:p>
          </table:table-cell>
          <table:table-cell office:value-type="float" office:value="0.9648">
            <text:p>0.9648</text:p>
          </table:table-cell>
          <table:table-cell office:value-type="float" office:value="0.0064">
            <text:p>0.0064</text:p>
          </table:table-cell>
          <table:table-cell office:value-type="float" office:value="0.0118">
            <text:p>0.0118</text:p>
          </table:table-cell>
          <table:table-cell office:value-type="float" office:value="0.0062">
            <text:p>0.0062</text:p>
          </table:table-cell>
          <table:table-cell office:value-type="float" office:value="0.0005">
            <text:p>0.0005</text:p>
          </table:table-cell>
          <table:table-cell office:value-type="float" office:value="0.0006">
            <text:p>0.0006</text:p>
          </table:table-cell>
          <table:table-cell office:value-type="float" office:value="0.0009">
            <text:p>0.000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624075688">
            <text:p>11624075688</text:p>
          </table:table-cell>
          <table:table-cell office:value-type="float" office:value="270327341.581395">
            <text:p>270327341.581395</text:p>
          </table:table-cell>
          <table:table-cell office:value-type="float" office:value="356">
            <text:p>356</text:p>
          </table:table-cell>
          <table:table-cell office:value-type="float" office:value="8.27906976744186">
            <text:p>8.2790697674</text:p>
          </table:table-cell>
          <table:table-cell office:value-type="float" office:value="344">
            <text:p>344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float" office:value="2.6046511627907">
            <text:p>2.6046511628</text:p>
          </table:table-cell>
          <table:table-cell office:value-type="float" office:value="387">
            <text:p>387</text:p>
          </table:table-cell>
          <table:table-cell office:value-type="float" office:value="9">
            <text:p>9</text:p>
          </table:table-cell>
          <table:table-cell office:value-type="float" office:value="5688">
            <text:p>5688</text:p>
          </table:table-cell>
          <table:table-cell office:value-type="float" office:value="132.279069767442">
            <text:p>132.2790697674</text:p>
          </table:table-cell>
          <table:table-cell office:value-type="float" office:value="4474">
            <text:p>4474</text:p>
          </table:table-cell>
          <table:table-cell office:value-type="float" office:value="104.046511627907">
            <text:p>104.0465116279</text:p>
          </table:table-cell>
          <table:table-cell office:value-type="float" office:value="1291250">
            <text:p>1291250</text:p>
          </table:table-cell>
          <table:table-cell office:value-type="float" office:value="30029.0697674419">
            <text:p>30029.0697674419</text:p>
          </table:table-cell>
          <table:table-cell office:value-type="float" office:value="-445.049125467461">
            <text:p>-445.0491254675</text:p>
          </table:table-cell>
          <table:table-cell office:value-type="float" office:value="-10.349979662034">
            <text:p>-10.349979662</text:p>
          </table:table-cell>
          <table:table-cell office:value-type="float" office:value="550.18169460251">
            <text:p>550.1816946025</text:p>
          </table:table-cell>
          <table:table-cell office:value-type="float" office:value="12.7949231302909">
            <text:p>12.7949231303</text:p>
          </table:table-cell>
          <table:table-cell office:value-type="float" office:value="604.50358475015">
            <text:p>604.5035847502</text:p>
          </table:table-cell>
          <table:table-cell office:value-type="float" office:value="14.0582229011663">
            <text:p>14.0582229012</text:p>
          </table:table-cell>
          <table:table-cell office:value-type="float" office:value="12283">
            <text:p>12283</text:p>
          </table:table-cell>
          <table:table-cell office:value-type="float" office:value="285.651162790698">
            <text:p>285.6511627907</text:p>
          </table:table-cell>
          <table:table-cell office:value-type="float" office:value="9117">
            <text:p>9117</text:p>
          </table:table-cell>
          <table:table-cell office:value-type="float" office:value="212.023255813953">
            <text:p>212.023255814</text:p>
          </table:table-cell>
          <table:table-cell office:value-type="float" office:value="115.835227596824">
            <text:p>115.8352275968</text:p>
          </table:table-cell>
          <table:table-cell office:value-type="float" office:value="2.69384250225172">
            <text:p>2.6938425023</text:p>
          </table:table-cell>
          <table:table-cell office:value-type="float" office:value="206.367845370477">
            <text:p>206.3678453705</text:p>
          </table:table-cell>
          <table:table-cell office:value-type="float" office:value="4.79925221791806">
            <text:p>4.7992522179</text:p>
          </table:table-cell>
          <table:table-cell office:value-type="float" office:value="43">
            <text:p>43</text:p>
          </table:table-cell>
          <table:table-cell table:formula="of:= 100 * (([.BV25] / ([.BV25] + [.BX25])) - ([.BX25] / ([.BV25] + [.BX25])))" office:value-type="float" office:value="14.7943925233645">
            <text:p>14.7943925234</text:p>
          </table:table-cell>
          <table:table-cell table:formula="of:=IF([.CE25] &gt; 0;1;0)" office:value-type="float" office:value="1">
            <text:p>1</text:p>
          </table:table-cell>
          <table:table-cell table:formula="of:=IF([.BU25] &gt; [.CE25];1;0)" office:value-type="float" office:value="0">
            <text:p>0</text:p>
          </table:table-cell>
          <table:table-cell table:formula="of:=IF(AND([.CF25] = 1;[.BU25] &lt; 0);1;0)" office:value-type="float" office:value="0">
            <text:p>0</text:p>
          </table:table-cell>
          <table:table-cell table:formula="of:=IF([.CE25] &lt; 0;1;0)" office:value-type="float" office:value="0">
            <text:p>0</text:p>
          </table:table-cell>
          <table:table-cell table:formula="of:=IF(AND([.CI25] = 1;[.BU25] &gt; 0);1;0)" office:value-type="float" office:value="0">
            <text:p>0</text:p>
          </table:table-cell>
        </table:table-row>
        <table:table-row table:style-name="ro2">
          <table:table-cell office:value-type="float" office:value="476560">
            <text:p>476560</text:p>
          </table:table-cell>
          <table:table-cell office:value-type="float" office:value="10">
            <text:p>10</text:p>
          </table:table-cell>
          <table:table-cell office:value-type="string">
            <text:p>05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40">
            <text:p>39540</text:p>
          </table:table-cell>
          <table:table-cell office:value-type="float" office:value="376">
            <text:p>376</text:p>
          </table:table-cell>
          <table:table-cell office:value-type="float" office:value="37584">
            <text:p>37584</text:p>
          </table:table-cell>
          <table:table-cell office:value-type="float" office:value="215">
            <text:p>215</text:p>
          </table:table-cell>
          <table:table-cell office:value-type="float" office:value="1051">
            <text:p>1051</text:p>
          </table:table-cell>
          <table:table-cell office:value-type="float" office:value="208">
            <text:p>208</text:p>
          </table:table-cell>
          <table:table-cell table:number-columns-repeated="2" office:value-type="float" office:value="24">
            <text:p>24</text:p>
          </table:table-cell>
          <table:table-cell office:value-type="float" office:value="58">
            <text:p>58</text:p>
          </table:table-cell>
          <table:table-cell office:value-type="float" office:value="31157">
            <text:p>31157</text:p>
          </table:table-cell>
          <table:table-cell office:value-type="float" office:value="222">
            <text:p>222</text:p>
          </table:table-cell>
          <table:table-cell office:value-type="float" office:value="30005">
            <text:p>30005</text:p>
          </table:table-cell>
          <table:table-cell office:value-type="float" office:value="82">
            <text:p>82</text:p>
          </table:table-cell>
          <table:table-cell office:value-type="float" office:value="681">
            <text:p>681</text:p>
          </table:table-cell>
          <table:table-cell office:value-type="float" office:value="122">
            <text:p>12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42">
            <text:p>-42</text:p>
          </table:table-cell>
          <table:table-cell office:value-type="float" office:value="-0.0011">
            <text:p>-0.0011</text:p>
          </table:table-cell>
          <table:table-cell office:value-type="float" office:value="0.0095">
            <text:p>0.0095</text:p>
          </table:table-cell>
          <table:table-cell office:value-type="float" office:value="0.9505">
            <text:p>0.9505</text:p>
          </table:table-cell>
          <table:table-cell office:value-type="float" office:value="0.0054">
            <text:p>0.0054</text:p>
          </table:table-cell>
          <table:table-cell office:value-type="float" office:value="0.0266">
            <text:p>0.0266</text:p>
          </table:table-cell>
          <table:table-cell office:value-type="float" office:value="0.0053">
            <text:p>0.0053</text:p>
          </table:table-cell>
          <table:table-cell table:number-columns-repeated="2" office:value-type="float" office:value="0.0006">
            <text:p>0.0006</text:p>
          </table:table-cell>
          <table:table-cell office:value-type="float" office:value="0.0015">
            <text:p>0.0015</text:p>
          </table:table-cell>
          <table:table-cell office:value-type="float" office:value="0.0071">
            <text:p>0.0071</text:p>
          </table:table-cell>
          <table:table-cell office:value-type="float" office:value="0.963">
            <text:p>0.963</text:p>
          </table:table-cell>
          <table:table-cell office:value-type="float" office:value="0.0026">
            <text:p>0.0026</text:p>
          </table:table-cell>
          <table:table-cell office:value-type="float" office:value="0.0219">
            <text:p>0.0219</text:p>
          </table:table-cell>
          <table:table-cell office:value-type="float" office:value="0.0039">
            <text:p>0.0039</text:p>
          </table:table-cell>
          <table:table-cell office:value-type="float" office:value="0.0003">
            <text:p>0.0003</text:p>
          </table:table-cell>
          <table:table-cell office:value-type="float" office:value="0.0005">
            <text:p>0.0005</text:p>
          </table:table-cell>
          <table:table-cell office:value-type="float" office:value="0.0006">
            <text:p>0.000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7853428927">
            <text:p>27853428927</text:p>
          </table:table-cell>
          <table:table-cell office:value-type="float" office:value="270421640.067961">
            <text:p>270421640.067961</text:p>
          </table:table-cell>
          <table:table-cell office:value-type="float" office:value="377">
            <text:p>377</text:p>
          </table:table-cell>
          <table:table-cell office:value-type="float" office:value="3.66019417475728">
            <text:p>3.6601941748</text:p>
          </table:table-cell>
          <table:table-cell office:value-type="float" office:value="824">
            <text:p>824</text:p>
          </table:table-cell>
          <table:table-cell office:value-type="float" office:value="8">
            <text:p>8</text:p>
          </table:table-cell>
          <table:table-cell office:value-type="float" office:value="344">
            <text:p>344</text:p>
          </table:table-cell>
          <table:table-cell office:value-type="float" office:value="3.33980582524272">
            <text:p>3.3398058252</text:p>
          </table:table-cell>
          <table:table-cell office:value-type="float" office:value="923">
            <text:p>923</text:p>
          </table:table-cell>
          <table:table-cell office:value-type="float" office:value="8.96116504854369">
            <text:p>8.9611650485</text:p>
          </table:table-cell>
          <table:table-cell office:value-type="float" office:value="18927">
            <text:p>18927</text:p>
          </table:table-cell>
          <table:table-cell office:value-type="float" office:value="183.757281553398">
            <text:p>183.7572815534</text:p>
          </table:table-cell>
          <table:table-cell office:value-type="float" office:value="14963">
            <text:p>14963</text:p>
          </table:table-cell>
          <table:table-cell office:value-type="float" office:value="145.271844660194">
            <text:p>145.2718446602</text:p>
          </table:table-cell>
          <table:table-cell office:value-type="float" office:value="3773039">
            <text:p>3773039</text:p>
          </table:table-cell>
          <table:table-cell office:value-type="float" office:value="36631.4466019417">
            <text:p>36631.4466019417</text:p>
          </table:table-cell>
          <table:table-cell office:value-type="float" office:value="-554.64399027438">
            <text:p>-554.6439902744</text:p>
          </table:table-cell>
          <table:table-cell office:value-type="float" office:value="-5.38489310946">
            <text:p>-5.3848931095</text:p>
          </table:table-cell>
          <table:table-cell office:value-type="float" office:value="142.425977249752">
            <text:p>142.4259772498</text:p>
          </table:table-cell>
          <table:table-cell office:value-type="float" office:value="1.38277647815293">
            <text:p>1.3827764782</text:p>
          </table:table-cell>
          <table:table-cell office:value-type="float" office:value="-256.971249713904">
            <text:p>-256.9712497139</text:p>
          </table:table-cell>
          <table:table-cell office:value-type="float" office:value="-2.49486650207674">
            <text:p>-2.4948665021</text:p>
          </table:table-cell>
          <table:table-cell office:value-type="float" office:value="10213">
            <text:p>10213</text:p>
          </table:table-cell>
          <table:table-cell office:value-type="float" office:value="99.1553398058253">
            <text:p>99.1553398058</text:p>
          </table:table-cell>
          <table:table-cell office:value-type="float" office:value="11704">
            <text:p>11704</text:p>
          </table:table-cell>
          <table:table-cell office:value-type="float" office:value="113.631067961165">
            <text:p>113.6310679612</text:p>
          </table:table-cell>
          <table:table-cell office:value-type="float" office:value="408.97556841723">
            <text:p>408.9755684172</text:p>
          </table:table-cell>
          <table:table-cell office:value-type="float" office:value="3.97063658657505">
            <text:p>3.9706365866</text:p>
          </table:table-cell>
          <table:table-cell office:value-type="float" office:value="-65.0534235807152">
            <text:p>-65.0534235807</text:p>
          </table:table-cell>
          <table:table-cell office:value-type="float" office:value="-0.631586636705973">
            <text:p>-0.6315866367</text:p>
          </table:table-cell>
          <table:table-cell office:value-type="float" office:value="103">
            <text:p>103</text:p>
          </table:table-cell>
          <table:table-cell table:formula="of:= 100 * (([.BV26] / ([.BV26] + [.BX26])) - ([.BX26] / ([.BV26] + [.BX26])))" office:value-type="float" office:value="-6.80293835835197">
            <text:p>-6.8029383584</text:p>
          </table:table-cell>
          <table:table-cell table:formula="of:=IF([.CE26] &gt; 0;1;0)" office:value-type="float" office:value="0">
            <text:p>0</text:p>
          </table:table-cell>
          <table:table-cell table:formula="of:=IF([.BU26] &gt; [.CE26];1;0)" office:value-type="float" office:value="1">
            <text:p>1</text:p>
          </table:table-cell>
          <table:table-cell table:formula="of:=IF(AND([.CF26] = 1;[.BU26] &lt; 0);1;0)" office:value-type="float" office:value="0">
            <text:p>0</text:p>
          </table:table-cell>
          <table:table-cell table:formula="of:=IF([.CE26] &lt; 0;1;0)" office:value-type="float" office:value="1">
            <text:p>1</text:p>
          </table:table-cell>
          <table:table-cell table:formula="of:=IF(AND([.CI26] = 1;[.BU26] &gt; 0);1;0)" office:value-type="float" office:value="0">
            <text:p>0</text:p>
          </table:table-cell>
        </table:table-row>
        <table:table-row table:style-name="ro2">
          <table:table-cell office:value-type="float" office:value="476597">
            <text:p>476597</text:p>
          </table:table-cell>
          <table:table-cell office:value-type="float" office:value="20">
            <text:p>20</text:p>
          </table:table-cell>
          <table:table-cell office:value-type="string">
            <text:p>10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8">
            <text:p>39388</text:p>
          </table:table-cell>
          <table:table-cell office:value-type="float" office:value="336">
            <text:p>336</text:p>
          </table:table-cell>
          <table:table-cell office:value-type="float" office:value="37866">
            <text:p>37866</text:p>
          </table:table-cell>
          <table:table-cell office:value-type="float" office:value="203">
            <text:p>203</text:p>
          </table:table-cell>
          <table:table-cell office:value-type="float" office:value="779">
            <text:p>779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31517">
            <text:p>31517</text:p>
          </table:table-cell>
          <table:table-cell office:value-type="float" office:value="197">
            <text:p>197</text:p>
          </table:table-cell>
          <table:table-cell office:value-type="float" office:value="30623">
            <text:p>30623</text:p>
          </table:table-cell>
          <table:table-cell office:value-type="float" office:value="95">
            <text:p>95</text:p>
          </table:table-cell>
          <table:table-cell office:value-type="float" office:value="491">
            <text:p>491</text:p>
          </table:table-cell>
          <table:table-cell office:value-type="float" office:value="81">
            <text:p>8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94">
            <text:p>-194</text:p>
          </table:table-cell>
          <table:table-cell office:value-type="float" office:value="-0.0049">
            <text:p>-0.0049</text:p>
          </table:table-cell>
          <table:table-cell office:value-type="float" office:value="0.0085">
            <text:p>0.0085</text:p>
          </table:table-cell>
          <table:table-cell office:value-type="float" office:value="0.9614">
            <text:p>0.9614</text:p>
          </table:table-cell>
          <table:table-cell office:value-type="float" office:value="0.0052">
            <text:p>0.0052</text:p>
          </table:table-cell>
          <table:table-cell office:value-type="float" office:value="0.0198">
            <text:p>0.0198</text:p>
          </table:table-cell>
          <table:table-cell office:value-type="float" office:value="0.0036">
            <text:p>0.0036</text:p>
          </table:table-cell>
          <table:table-cell office:value-type="float" office:value="0.0005">
            <text:p>0.0005</text:p>
          </table:table-cell>
          <table:table-cell office:value-type="float" office:value="0.0003">
            <text:p>0.0003</text:p>
          </table:table-cell>
          <table:table-cell office:value-type="float" office:value="0.0008">
            <text:p>0.0008</text:p>
          </table:table-cell>
          <table:table-cell office:value-type="float" office:value="0.0063">
            <text:p>0.0063</text:p>
          </table:table-cell>
          <table:table-cell office:value-type="float" office:value="0.9716">
            <text:p>0.9716</text:p>
          </table:table-cell>
          <table:table-cell office:value-type="float" office:value="0.003">
            <text:p>0.003</text:p>
          </table:table-cell>
          <table:table-cell office:value-type="float" office:value="0.0156">
            <text:p>0.0156</text:p>
          </table:table-cell>
          <table:table-cell office:value-type="float" office:value="0.0026">
            <text:p>0.0026</text:p>
          </table:table-cell>
          <table:table-cell office:value-type="float" office:value="0.0004">
            <text:p>0.0004</text:p>
          </table:table-cell>
          <table:table-cell table:number-columns-repeated="2" office:value-type="float" office:value="0.0003">
            <text:p>0.000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7031690764">
            <text:p>37031690764</text:p>
          </table:table-cell>
          <table:table-cell office:value-type="float" office:value="270304312.145985">
            <text:p>270304312.145985</text:p>
          </table:table-cell>
          <table:table-cell office:value-type="float" office:value="872">
            <text:p>872</text:p>
          </table:table-cell>
          <table:table-cell office:value-type="float" office:value="6.36496350364964">
            <text:p>6.3649635036</text:p>
          </table:table-cell>
          <table:table-cell office:value-type="float" office:value="1096">
            <text:p>1096</text:p>
          </table:table-cell>
          <table:table-cell office:value-type="float" office:value="8">
            <text:p>8</text:p>
          </table:table-cell>
          <table:table-cell office:value-type="float" office:value="486">
            <text:p>486</text:p>
          </table:table-cell>
          <table:table-cell office:value-type="float" office:value="3.54744525547445">
            <text:p>3.5474452555</text:p>
          </table:table-cell>
          <table:table-cell office:value-type="float" office:value="1198">
            <text:p>1198</text:p>
          </table:table-cell>
          <table:table-cell office:value-type="float" office:value="8.74452554744526">
            <text:p>8.7445255474</text:p>
          </table:table-cell>
          <table:table-cell office:value-type="float" office:value="20764">
            <text:p>20764</text:p>
          </table:table-cell>
          <table:table-cell office:value-type="float" office:value="151.56204379562">
            <text:p>151.5620437956</text:p>
          </table:table-cell>
          <table:table-cell office:value-type="float" office:value="15795">
            <text:p>15795</text:p>
          </table:table-cell>
          <table:table-cell office:value-type="float" office:value="115.29197080292">
            <text:p>115.2919708029</text:p>
          </table:table-cell>
          <table:table-cell office:value-type="float" office:value="4976761">
            <text:p>4976761</text:p>
          </table:table-cell>
          <table:table-cell office:value-type="float" office:value="36326.7226277372">
            <text:p>36326.7226277372</text:p>
          </table:table-cell>
          <table:table-cell office:value-type="float" office:value="-2464.93283610587">
            <text:p>-2464.9328361059</text:p>
          </table:table-cell>
          <table:table-cell office:value-type="float" office:value="-17.9922104825246">
            <text:p>-17.9922104825</text:p>
          </table:table-cell>
          <table:table-cell office:value-type="float" office:value="-146.149562430914">
            <text:p>-146.1495624309</text:p>
          </table:table-cell>
          <table:table-cell office:value-type="float" office:value="-1.06678512723295">
            <text:p>-1.0667851272</text:p>
          </table:table-cell>
          <table:table-cell office:value-type="float" office:value="86.088577049616">
            <text:p>86.0885770496</text:p>
          </table:table-cell>
          <table:table-cell office:value-type="float" office:value="0.628383774084788">
            <text:p>0.6283837741</text:p>
          </table:table-cell>
          <table:table-cell office:value-type="float" office:value="15056">
            <text:p>15056</text:p>
          </table:table-cell>
          <table:table-cell office:value-type="float" office:value="109.897810218978">
            <text:p>109.897810219</text:p>
          </table:table-cell>
          <table:table-cell office:value-type="float" office:value="13030">
            <text:p>13030</text:p>
          </table:table-cell>
          <table:table-cell office:value-type="float" office:value="95.1094890510949">
            <text:p>95.1094890511</text:p>
          </table:table-cell>
          <table:table-cell office:value-type="float" office:value="-11.6775453850621">
            <text:p>-11.6775453851</text:p>
          </table:table-cell>
          <table:table-cell office:value-type="float" office:value="-0.0852375575551976">
            <text:p>-0.0852375576</text:p>
          </table:table-cell>
          <table:table-cell office:value-type="float" office:value="-634.167841717956">
            <text:p>-634.167841718</text:p>
          </table:table-cell>
          <table:table-cell office:value-type="float" office:value="-4.62896234830625">
            <text:p>-4.6289623483</text:p>
          </table:table-cell>
          <table:table-cell office:value-type="float" office:value="137">
            <text:p>137</text:p>
          </table:table-cell>
          <table:table-cell table:formula="of:= 100 * (([.BV27] / ([.BV27] + [.BX27])) - ([.BX27] / ([.BV27] + [.BX27])))" office:value-type="float" office:value="7.21355835647654">
            <text:p>7.2135583565</text:p>
          </table:table-cell>
          <table:table-cell table:formula="of:=IF([.CE27] &gt; 0;1;0)" office:value-type="float" office:value="1">
            <text:p>1</text:p>
          </table:table-cell>
          <table:table-cell table:formula="of:=IF([.BU27] &gt; [.CE27];1;0)" office:value-type="float" office:value="0">
            <text:p>0</text:p>
          </table:table-cell>
          <table:table-cell table:formula="of:=IF(AND([.CF27] = 1;[.BU27] &lt; 0);1;0)" office:value-type="float" office:value="0">
            <text:p>0</text:p>
          </table:table-cell>
          <table:table-cell table:formula="of:=IF([.CE27] &lt; 0;1;0)" office:value-type="float" office:value="0">
            <text:p>0</text:p>
          </table:table-cell>
          <table:table-cell table:formula="of:=IF(AND([.CI27] = 1;[.BU27] &gt; 0);1;0)" office:value-type="float" office:value="0">
            <text:p>0</text:p>
          </table:table-cell>
        </table:table-row>
        <table:table-row table:style-name="ro2">
          <table:table-cell office:value-type="float" office:value="476628">
            <text:p>476628</text:p>
          </table:table-cell>
          <table:table-cell office:value-type="float" office:value="9">
            <text:p>9</text:p>
          </table:table-cell>
          <table:table-cell office:value-type="string">
            <text:p>05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67">
            <text:p>39367</text:p>
          </table:table-cell>
          <table:table-cell office:value-type="float" office:value="675">
            <text:p>675</text:p>
          </table:table-cell>
          <table:table-cell office:value-type="float" office:value="30097">
            <text:p>30097</text:p>
          </table:table-cell>
          <table:table-cell office:value-type="float" office:value="370">
            <text:p>370</text:p>
          </table:table-cell>
          <table:table-cell office:value-type="float" office:value="7664">
            <text:p>7664</text:p>
          </table:table-cell>
          <table:table-cell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68">
            <text:p>168</text:p>
          </table:table-cell>
          <table:table-cell office:value-type="float" office:value="30338">
            <text:p>30338</text:p>
          </table:table-cell>
          <table:table-cell office:value-type="float" office:value="337">
            <text:p>337</text:p>
          </table:table-cell>
          <table:table-cell office:value-type="float" office:value="24696">
            <text:p>24696</text:p>
          </table:table-cell>
          <table:table-cell office:value-type="float" office:value="198">
            <text:p>198</text:p>
          </table:table-cell>
          <table:table-cell office:value-type="float" office:value="4772">
            <text:p>4772</text:p>
          </table:table-cell>
          <table:table-cell office:value-type="float" office:value="252">
            <text:p>25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215">
            <text:p>-215</text:p>
          </table:table-cell>
          <table:table-cell office:value-type="float" office:value="-0.0054">
            <text:p>-0.0054</text:p>
          </table:table-cell>
          <table:table-cell office:value-type="float" office:value="0.0171">
            <text:p>0.0171</text:p>
          </table:table-cell>
          <table:table-cell office:value-type="float" office:value="0.7645">
            <text:p>0.7645</text:p>
          </table:table-cell>
          <table:table-cell office:value-type="float" office:value="0.0094">
            <text:p>0.0094</text:p>
          </table:table-cell>
          <table:table-cell office:value-type="float" office:value="0.1947">
            <text:p>0.1947</text:p>
          </table:table-cell>
          <table:table-cell office:value-type="float" office:value="0.0089">
            <text:p>0.0089</text:p>
          </table:table-cell>
          <table:table-cell office:value-type="float" office:value="0.0005">
            <text:p>0.0005</text:p>
          </table:table-cell>
          <table:table-cell office:value-type="float" office:value="0.0006">
            <text:p>0.0006</text:p>
          </table:table-cell>
          <table:table-cell office:value-type="float" office:value="0.0043">
            <text:p>0.0043</text:p>
          </table:table-cell>
          <table:table-cell office:value-type="float" office:value="0.0111">
            <text:p>0.0111</text:p>
          </table:table-cell>
          <table:table-cell office:value-type="float" office:value="0.814">
            <text:p>0.814</text:p>
          </table:table-cell>
          <table:table-cell office:value-type="float" office:value="0.0065">
            <text:p>0.0065</text:p>
          </table:table-cell>
          <table:table-cell office:value-type="float" office:value="0.1573">
            <text:p>0.1573</text:p>
          </table:table-cell>
          <table:table-cell office:value-type="float" office:value="0.0083">
            <text:p>0.0083</text:p>
          </table:table-cell>
          <table:table-cell table:number-columns-repeated="2" office:value-type="float" office:value="0.0004">
            <text:p>0.0004</text:p>
          </table:table-cell>
          <table:table-cell office:value-type="float" office:value="0.0019">
            <text:p>0.0019</text:p>
          </table:table-cell>
          <table:table-cell table:number-columns-repeated="4" office:value-type="float" office:value="0">
            <text:p>0</text:p>
          </table:table-cell>
          <table:table-cell office:value-type="float" office:value="26763607515">
            <text:p>26763607515</text:p>
          </table:table-cell>
          <table:table-cell office:value-type="float" office:value="270339469.848485">
            <text:p>270339469.848485</text:p>
          </table:table-cell>
          <table:table-cell office:value-type="float" office:value="360">
            <text:p>360</text:p>
          </table:table-cell>
          <table:table-cell office:value-type="float" office:value="3.63636363636364">
            <text:p>3.6363636364</text:p>
          </table:table-cell>
          <table:table-cell office:value-type="float" office:value="781">
            <text:p>781</text:p>
          </table:table-cell>
          <table:table-cell office:value-type="float" office:value="7.88888888888889">
            <text:p>7.8888888889</text:p>
          </table:table-cell>
          <table:table-cell office:value-type="float" office:value="291">
            <text:p>291</text:p>
          </table:table-cell>
          <table:table-cell office:value-type="float" office:value="2.93939393939394">
            <text:p>2.9393939394</text:p>
          </table:table-cell>
          <table:table-cell office:value-type="float" office:value="891">
            <text:p>891</text:p>
          </table:table-cell>
          <table:table-cell office:value-type="float" office:value="9">
            <text:p>9</text:p>
          </table:table-cell>
          <table:table-cell office:value-type="float" office:value="17515">
            <text:p>17515</text:p>
          </table:table-cell>
          <table:table-cell office:value-type="float" office:value="176.919191919192">
            <text:p>176.9191919192</text:p>
          </table:table-cell>
          <table:table-cell office:value-type="float" office:value="14225">
            <text:p>14225</text:p>
          </table:table-cell>
          <table:table-cell office:value-type="float" office:value="143.686868686869">
            <text:p>143.6868686869</text:p>
          </table:table-cell>
          <table:table-cell office:value-type="float" office:value="3902018">
            <text:p>3902018</text:p>
          </table:table-cell>
          <table:table-cell office:value-type="float" office:value="39414.3232323232">
            <text:p>39414.3232323232</text:p>
          </table:table-cell>
          <table:table-cell office:value-type="float" office:value="-67.7298576225011">
            <text:p>-67.7298576225</text:p>
          </table:table-cell>
          <table:table-cell office:value-type="float" office:value="-0.684139975984859">
            <text:p>-0.684139976</text:p>
          </table:table-cell>
          <table:table-cell office:value-type="float" office:value="518.007042831048">
            <text:p>518.007042831</text:p>
          </table:table-cell>
          <table:table-cell office:value-type="float" office:value="5.23239437203079">
            <text:p>5.232394372</text:p>
          </table:table-cell>
          <table:table-cell office:value-type="float" office:value="128.130581716728">
            <text:p>128.1305817167</text:p>
          </table:table-cell>
          <table:table-cell office:value-type="float" office:value="1.29424830016897">
            <text:p>1.2942483002</text:p>
          </table:table-cell>
          <table:table-cell office:value-type="float" office:value="10191">
            <text:p>10191</text:p>
          </table:table-cell>
          <table:table-cell office:value-type="float" office:value="102.939393939394">
            <text:p>102.9393939394</text:p>
          </table:table-cell>
          <table:table-cell office:value-type="float" office:value="10297">
            <text:p>10297</text:p>
          </table:table-cell>
          <table:table-cell office:value-type="float" office:value="104.010101010101">
            <text:p>104.0101010101</text:p>
          </table:table-cell>
          <table:table-cell office:value-type="float" office:value="474.181333957638">
            <text:p>474.1813339576</text:p>
          </table:table-cell>
          <table:table-cell office:value-type="float" office:value="4.78971044401655">
            <text:p>4.789710444</text:p>
          </table:table-cell>
          <table:table-cell office:value-type="float" office:value="263.14727522054">
            <text:p>263.1472752205</text:p>
          </table:table-cell>
          <table:table-cell office:value-type="float" office:value="2.65805328505596">
            <text:p>2.6580532851</text:p>
          </table:table-cell>
          <table:table-cell office:value-type="float" office:value="99">
            <text:p>99</text:p>
          </table:table-cell>
          <table:table-cell table:formula="of:= 100 * (([.BV28] / ([.BV28] + [.BX28])) - ([.BX28] / ([.BV28] + [.BX28])))" office:value-type="float" office:value="-0.51737602499024">
            <text:p>-0.517376025</text:p>
          </table:table-cell>
          <table:table-cell table:formula="of:=IF([.CE28] &gt; 0;1;0)" office:value-type="float" office:value="0">
            <text:p>0</text:p>
          </table:table-cell>
          <table:table-cell table:formula="of:=IF([.BU28] &gt; [.CE28];1;0)" office:value-type="float" office:value="1">
            <text:p>1</text:p>
          </table:table-cell>
          <table:table-cell table:formula="of:=IF(AND([.CF28] = 1;[.BU28] &lt; 0);1;0)" office:value-type="float" office:value="0">
            <text:p>0</text:p>
          </table:table-cell>
          <table:table-cell table:formula="of:=IF([.CE28] &lt; 0;1;0)" office:value-type="float" office:value="1">
            <text:p>1</text:p>
          </table:table-cell>
          <table:table-cell table:formula="of:=IF(AND([.CI28] = 1;[.BU28] &gt; 0);1;0)" office:value-type="float" office:value="1">
            <text:p>1</text:p>
          </table:table-cell>
        </table:table-row>
        <table:table-row table:style-name="ro2">
          <table:table-cell office:value-type="float" office:value="476664">
            <text:p>476664</text:p>
          </table:table-cell>
          <table:table-cell office:value-type="float" office:value="21">
            <text:p>21</text:p>
          </table:table-cell>
          <table:table-cell office:value-type="string">
            <text:p>11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81">
            <text:p>39681</text:p>
          </table:table-cell>
          <table:table-cell office:value-type="float" office:value="532">
            <text:p>532</text:p>
          </table:table-cell>
          <table:table-cell office:value-type="float" office:value="35173">
            <text:p>35173</text:p>
          </table:table-cell>
          <table:table-cell office:value-type="float" office:value="609">
            <text:p>609</text:p>
          </table:table-cell>
          <table:table-cell office:value-type="float" office:value="3012">
            <text:p>3012</text:p>
          </table:table-cell>
          <table:table-cell office:value-type="float" office:value="253">
            <text:p>25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30267">
            <text:p>30267</text:p>
          </table:table-cell>
          <table:table-cell office:value-type="float" office:value="312">
            <text:p>312</text:p>
          </table:table-cell>
          <table:table-cell office:value-type="float" office:value="27289">
            <text:p>27289</text:p>
          </table:table-cell>
          <table:table-cell office:value-type="float" office:value="501">
            <text:p>501</text:p>
          </table:table-cell>
          <table:table-cell office:value-type="float" office:value="1966">
            <text:p>1966</text:p>
          </table:table-cell>
          <table:table-cell office:value-type="float" office:value="153">
            <text:p>15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99">
            <text:p>99</text:p>
          </table:table-cell>
          <table:table-cell office:value-type="float" office:value="0.0025">
            <text:p>0.0025</text:p>
          </table:table-cell>
          <table:table-cell office:value-type="float" office:value="0.0134">
            <text:p>0.0134</text:p>
          </table:table-cell>
          <table:table-cell office:value-type="float" office:value="0.8864">
            <text:p>0.8864</text:p>
          </table:table-cell>
          <table:table-cell office:value-type="float" office:value="0.0153">
            <text:p>0.0153</text:p>
          </table:table-cell>
          <table:table-cell office:value-type="float" office:value="0.0759">
            <text:p>0.0759</text:p>
          </table:table-cell>
          <table:table-cell office:value-type="float" office:value="0.0064">
            <text:p>0.0064</text:p>
          </table:table-cell>
          <table:table-cell office:value-type="float" office:value="0.0003">
            <text:p>0.0003</text:p>
          </table:table-cell>
          <table:table-cell office:value-type="float" office:value="0.0005">
            <text:p>0.0005</text:p>
          </table:table-cell>
          <table:table-cell office:value-type="float" office:value="0.0018">
            <text:p>0.0018</text:p>
          </table:table-cell>
          <table:table-cell office:value-type="float" office:value="0.0103">
            <text:p>0.0103</text:p>
          </table:table-cell>
          <table:table-cell office:value-type="float" office:value="0.9016">
            <text:p>0.9016</text:p>
          </table:table-cell>
          <table:table-cell office:value-type="float" office:value="0.0166">
            <text:p>0.0166</text:p>
          </table:table-cell>
          <table:table-cell office:value-type="float" office:value="0.065">
            <text:p>0.065</text:p>
          </table:table-cell>
          <table:table-cell office:value-type="float" office:value="0.0051">
            <text:p>0.0051</text:p>
          </table:table-cell>
          <table:table-cell office:value-type="float" office:value="0.0003">
            <text:p>0.0003</text:p>
          </table:table-cell>
          <table:table-cell office:value-type="float" office:value="0.0005">
            <text:p>0.0005</text:p>
          </table:table-cell>
          <table:table-cell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669883417">
            <text:p>18669883417</text:p>
          </table:table-cell>
          <table:table-cell office:value-type="float" office:value="270578020.536232">
            <text:p>270578020.536232</text:p>
          </table:table-cell>
          <table:table-cell office:value-type="float" office:value="499">
            <text:p>499</text:p>
          </table:table-cell>
          <table:table-cell office:value-type="float" office:value="7.23188405797101">
            <text:p>7.231884058</text:p>
          </table:table-cell>
          <table:table-cell office:value-type="float" office:value="552">
            <text:p>552</text:p>
          </table:table-cell>
          <table:table-cell office:value-type="float" office:value="8">
            <text:p>8</text:p>
          </table:table-cell>
          <table:table-cell office:value-type="float" office:value="304">
            <text:p>304</text:p>
          </table:table-cell>
          <table:table-cell office:value-type="float" office:value="4.40579710144928">
            <text:p>4.4057971014</text:p>
          </table:table-cell>
          <table:table-cell office:value-type="float" office:value="470">
            <text:p>470</text:p>
          </table:table-cell>
          <table:table-cell office:value-type="float" office:value="6.81159420289855">
            <text:p>6.8115942029</text:p>
          </table:table-cell>
          <table:table-cell office:value-type="float" office:value="13417">
            <text:p>13417</text:p>
          </table:table-cell>
          <table:table-cell office:value-type="float" office:value="194.449275362319">
            <text:p>194.4492753623</text:p>
          </table:table-cell>
          <table:table-cell office:value-type="float" office:value="7643">
            <text:p>7643</text:p>
          </table:table-cell>
          <table:table-cell office:value-type="float" office:value="110.768115942029">
            <text:p>110.768115942</text:p>
          </table:table-cell>
          <table:table-cell office:value-type="float" office:value="2357985">
            <text:p>2357985</text:p>
          </table:table-cell>
          <table:table-cell office:value-type="float" office:value="34173.6956521739">
            <text:p>34173.6956521739</text:p>
          </table:table-cell>
          <table:table-cell office:value-type="float" office:value="-2530.15201416263">
            <text:p>-2530.1520141626</text:p>
          </table:table-cell>
          <table:table-cell office:value-type="float" office:value="-36.6688697704729">
            <text:p>-36.6688697705</text:p>
          </table:table-cell>
          <table:table-cell office:value-type="float" office:value="-1602.13316511423">
            <text:p>-1602.1331651142</text:p>
          </table:table-cell>
          <table:table-cell office:value-type="float" office:value="-23.2193212335396">
            <text:p>-23.2193212335</text:p>
          </table:table-cell>
          <table:table-cell office:value-type="float" office:value="-2146.1381544201">
            <text:p>-2146.1381544201</text:p>
          </table:table-cell>
          <table:table-cell office:value-type="float" office:value="-31.1034515133348">
            <text:p>-31.1034515133</text:p>
          </table:table-cell>
          <table:table-cell office:value-type="float" office:value="6101">
            <text:p>6101</text:p>
          </table:table-cell>
          <table:table-cell office:value-type="float" office:value="88.4202898550725">
            <text:p>88.4202898551</text:p>
          </table:table-cell>
          <table:table-cell office:value-type="float" office:value="11574">
            <text:p>11574</text:p>
          </table:table-cell>
          <table:table-cell office:value-type="float" office:value="167.739130434783">
            <text:p>167.7391304348</text:p>
          </table:table-cell>
          <table:table-cell office:value-type="float" office:value="-1659.69568205608">
            <text:p>-1659.6956820561</text:p>
          </table:table-cell>
          <table:table-cell office:value-type="float" office:value="-24.0535606095084">
            <text:p>-24.0535606095</text:p>
          </table:table-cell>
          <table:table-cell office:value-type="float" office:value="-1984.52975393834">
            <text:p>-1984.5297539383</text:p>
          </table:table-cell>
          <table:table-cell office:value-type="float" office:value="-28.7613007817151">
            <text:p>-28.7613007817</text:p>
          </table:table-cell>
          <table:table-cell office:value-type="float" office:value="69">
            <text:p>69</text:p>
          </table:table-cell>
          <table:table-cell table:formula="of:= 100 * (([.BV29] / ([.BV29] + [.BX29])) - ([.BX29] / ([.BV29] + [.BX29])))" office:value-type="float" office:value="-30.964639321075">
            <text:p>-30.9646393211</text:p>
          </table:table-cell>
          <table:table-cell table:formula="of:=IF([.CE29] &gt; 0;1;0)" office:value-type="float" office:value="0">
            <text:p>0</text:p>
          </table:table-cell>
          <table:table-cell table:formula="of:=IF([.BU29] &gt; [.CE29];1;0)" office:value-type="float" office:value="0">
            <text:p>0</text:p>
          </table:table-cell>
          <table:table-cell table:formula="of:=IF(AND([.CF29] = 1;[.BU29] &lt; 0);1;0)" office:value-type="float" office:value="0">
            <text:p>0</text:p>
          </table:table-cell>
          <table:table-cell table:formula="of:=IF([.CE29] &lt; 0;1;0)" office:value-type="float" office:value="1">
            <text:p>1</text:p>
          </table:table-cell>
          <table:table-cell table:formula="of:=IF(AND([.CI29] = 1;[.BU29] &gt; 0);1;0)" office:value-type="float" office:value="0">
            <text:p>0</text:p>
          </table:table-cell>
        </table:table-row>
        <table:table-row table:style-name="ro2">
          <table:table-cell office:value-type="float" office:value="476692">
            <text:p>476692</text:p>
          </table:table-cell>
          <table:table-cell office:value-type="float" office:value="11">
            <text:p>11</text:p>
          </table:table-cell>
          <table:table-cell office:value-type="string">
            <text:p>06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01">
            <text:p>39501</text:p>
          </table:table-cell>
          <table:table-cell office:value-type="float" office:value="357">
            <text:p>357</text:p>
          </table:table-cell>
          <table:table-cell office:value-type="float" office:value="37775">
            <text:p>37775</text:p>
          </table:table-cell>
          <table:table-cell office:value-type="float" office:value="363">
            <text:p>363</text:p>
          </table:table-cell>
          <table:table-cell office:value-type="float" office:value="733">
            <text:p>733</text:p>
          </table:table-cell>
          <table:table-cell office:value-type="float" office:value="204">
            <text:p>20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31246">
            <text:p>31246</text:p>
          </table:table-cell>
          <table:table-cell office:value-type="float" office:value="206">
            <text:p>206</text:p>
          </table:table-cell>
          <table:table-cell office:value-type="float" office:value="30242">
            <text:p>30242</text:p>
          </table:table-cell>
          <table:table-cell office:value-type="float" office:value="148">
            <text:p>148</text:p>
          </table:table-cell>
          <table:table-cell office:value-type="float" office:value="498">
            <text:p>498</text:p>
          </table:table-cell>
          <table:table-cell office:value-type="float" office:value="127">
            <text:p>1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81">
            <text:p>-81</text:p>
          </table:table-cell>
          <table:table-cell office:value-type="float" office:value="-0.002">
            <text:p>-0.002</text:p>
          </table:table-cell>
          <table:table-cell office:value-type="float" office:value="0.009">
            <text:p>0.009</text:p>
          </table:table-cell>
          <table:table-cell office:value-type="float" office:value="0.9563">
            <text:p>0.9563</text:p>
          </table:table-cell>
          <table:table-cell office:value-type="float" office:value="0.0092">
            <text:p>0.0092</text:p>
          </table:table-cell>
          <table:table-cell office:value-type="float" office:value="0.0186">
            <text:p>0.0186</text:p>
          </table:table-cell>
          <table:table-cell office:value-type="float" office:value="0.0052">
            <text:p>0.0052</text:p>
          </table:table-cell>
          <table:table-cell office:value-type="float" office:value="0.0004">
            <text:p>0.0004</text:p>
          </table:table-cell>
          <table:table-cell office:value-type="float" office:value="0.0002">
            <text:p>0.0002</text:p>
          </table:table-cell>
          <table:table-cell office:value-type="float" office:value="0.0012">
            <text:p>0.0012</text:p>
          </table:table-cell>
          <table:table-cell office:value-type="float" office:value="0.0066">
            <text:p>0.0066</text:p>
          </table:table-cell>
          <table:table-cell office:value-type="float" office:value="0.9679">
            <text:p>0.9679</text:p>
          </table:table-cell>
          <table:table-cell office:value-type="float" office:value="0.0047">
            <text:p>0.0047</text:p>
          </table:table-cell>
          <table:table-cell office:value-type="float" office:value="0.0159">
            <text:p>0.0159</text:p>
          </table:table-cell>
          <table:table-cell office:value-type="float" office:value="0.0041">
            <text:p>0.0041</text:p>
          </table:table-cell>
          <table:table-cell office:value-type="float" office:value="0.0002">
            <text:p>0.0002</text:p>
          </table:table-cell>
          <table:table-cell office:value-type="float" office:value="0.0001">
            <text:p>0.0001</text:p>
          </table:table-cell>
          <table:table-cell office:value-type="float" office:value="0.0006">
            <text:p>0.000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556581619">
            <text:p>26556581619</text:p>
          </table:table-cell>
          <table:table-cell office:value-type="float" office:value="270985526.72449">
            <text:p>270985526.72449</text:p>
          </table:table-cell>
          <table:table-cell office:value-type="float" office:value="425">
            <text:p>425</text:p>
          </table:table-cell>
          <table:table-cell office:value-type="float" office:value="4.33673469387755">
            <text:p>4.3367346939</text:p>
          </table:table-cell>
          <table:table-cell office:value-type="float" office:value="784">
            <text:p>784</text:p>
          </table:table-cell>
          <table:table-cell office:value-type="float" office:value="8">
            <text:p>8</text:p>
          </table:table-cell>
          <table:table-cell office:value-type="float" office:value="490">
            <text:p>490</text:p>
          </table:table-cell>
          <table:table-cell office:value-type="float" office:value="5">
            <text:p>5</text:p>
          </table:table-cell>
          <table:table-cell office:value-type="float" office:value="714">
            <text:p>714</text:p>
          </table:table-cell>
          <table:table-cell office:value-type="float" office:value="7.28571428571429">
            <text:p>7.2857142857</text:p>
          </table:table-cell>
          <table:table-cell office:value-type="float" office:value="41619">
            <text:p>41619</text:p>
          </table:table-cell>
          <table:table-cell office:value-type="float" office:value="424.683673469388">
            <text:p>424.6836734694</text:p>
          </table:table-cell>
          <table:table-cell office:value-type="float" office:value="18235">
            <text:p>18235</text:p>
          </table:table-cell>
          <table:table-cell office:value-type="float" office:value="186.071428571429">
            <text:p>186.0714285714</text:p>
          </table:table-cell>
          <table:table-cell office:value-type="float" office:value="3213250">
            <text:p>3213250</text:p>
          </table:table-cell>
          <table:table-cell office:value-type="float" office:value="32788.2653061224">
            <text:p>32788.2653061224</text:p>
          </table:table-cell>
          <table:table-cell office:value-type="float" office:value="-3334.97365894788">
            <text:p>-3334.9736589479</text:p>
          </table:table-cell>
          <table:table-cell office:value-type="float" office:value="-34.0303434586518">
            <text:p>-34.0303434587</text:p>
          </table:table-cell>
          <table:table-cell office:value-type="float" office:value="-1970.80013880104">
            <text:p>-1970.800138801</text:p>
          </table:table-cell>
          <table:table-cell office:value-type="float" office:value="-20.1102054979698">
            <text:p>-20.110205498</text:p>
          </table:table-cell>
          <table:table-cell office:value-type="float" office:value="-2769.3773115767">
            <text:p>-2769.3773115767</text:p>
          </table:table-cell>
          <table:table-cell office:value-type="float" office:value="-28.2589521589459">
            <text:p>-28.2589521589</text:p>
          </table:table-cell>
          <table:table-cell office:value-type="float" office:value="6406">
            <text:p>6406</text:p>
          </table:table-cell>
          <table:table-cell office:value-type="float" office:value="65.3673469387755">
            <text:p>65.3673469388</text:p>
          </table:table-cell>
          <table:table-cell office:value-type="float" office:value="14327">
            <text:p>14327</text:p>
          </table:table-cell>
          <table:table-cell office:value-type="float" office:value="146.19387755102">
            <text:p>146.193877551</text:p>
          </table:table-cell>
          <table:table-cell office:value-type="float" office:value="-2523.01912327543">
            <text:p>-2523.0191232754</text:p>
          </table:table-cell>
          <table:table-cell office:value-type="float" office:value="-25.7450930946473">
            <text:p>-25.7450930946</text:p>
          </table:table-cell>
          <table:table-cell office:value-type="float" office:value="-2649.54255815044">
            <text:p>-2649.5425581504</text:p>
          </table:table-cell>
          <table:table-cell office:value-type="float" office:value="-27.0361485525555">
            <text:p>-27.0361485526</text:p>
          </table:table-cell>
          <table:table-cell office:value-type="float" office:value="98">
            <text:p>98</text:p>
          </table:table-cell>
          <table:table-cell table:formula="of:= 100 * (([.BV30] / ([.BV30] + [.BX30])) - ([.BX30] / ([.BV30] + [.BX30])))" office:value-type="float" office:value="-38.2047942892973">
            <text:p>-38.2047942893</text:p>
          </table:table-cell>
          <table:table-cell table:formula="of:=IF([.CE30] &gt; 0;1;0)" office:value-type="float" office:value="0">
            <text:p>0</text:p>
          </table:table-cell>
          <table:table-cell table:formula="of:=IF([.BU30] &gt; [.CE30];1;0)" office:value-type="float" office:value="1">
            <text:p>1</text:p>
          </table:table-cell>
          <table:table-cell table:formula="of:=IF(AND([.CF30] = 1;[.BU30] &lt; 0);1;0)" office:value-type="float" office:value="0">
            <text:p>0</text:p>
          </table:table-cell>
          <table:table-cell table:formula="of:=IF([.CE30] &lt; 0;1;0)" office:value-type="float" office:value="1">
            <text:p>1</text:p>
          </table:table-cell>
          <table:table-cell table:formula="of:=IF(AND([.CI30] = 1;[.BU30] &gt; 0);1;0)" office:value-type="float" office:value="0">
            <text:p>0</text:p>
          </table:table-cell>
        </table:table-row>
        <table:table-row table:style-name="ro2">
          <table:table-cell office:value-type="float" office:value="476717">
            <text:p>476717</text:p>
          </table:table-cell>
          <table:table-cell office:value-type="float" office:value="12">
            <text:p>12</text:p>
          </table:table-cell>
          <table:table-cell office:value-type="string">
            <text:p>06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16">
            <text:p>39616</text:p>
          </table:table-cell>
          <table:table-cell office:value-type="float" office:value="322">
            <text:p>322</text:p>
          </table:table-cell>
          <table:table-cell office:value-type="float" office:value="37704">
            <text:p>37704</text:p>
          </table:table-cell>
          <table:table-cell office:value-type="float" office:value="376">
            <text:p>376</text:p>
          </table:table-cell>
          <table:table-cell office:value-type="float" office:value="910">
            <text:p>910</text:p>
          </table:table-cell>
          <table:table-cell office:value-type="float" office:value="215">
            <text:p>215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31783">
            <text:p>31783</text:p>
          </table:table-cell>
          <table:table-cell office:value-type="float" office:value="178">
            <text:p>178</text:p>
          </table:table-cell>
          <table:table-cell office:value-type="float" office:value="30606">
            <text:p>30606</text:p>
          </table:table-cell>
          <table:table-cell office:value-type="float" office:value="209">
            <text:p>209</text:p>
          </table:table-cell>
          <table:table-cell office:value-type="float" office:value="615">
            <text:p>615</text:p>
          </table:table-cell>
          <table:table-cell office:value-type="float" office:value="141">
            <text:p>14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34">
            <text:p>34</text:p>
          </table:table-cell>
          <table:table-cell office:value-type="float" office:value="0.0009">
            <text:p>0.0009</text:p>
          </table:table-cell>
          <table:table-cell office:value-type="float" office:value="0.0081">
            <text:p>0.0081</text:p>
          </table:table-cell>
          <table:table-cell office:value-type="float" office:value="0.9517">
            <text:p>0.9517</text:p>
          </table:table-cell>
          <table:table-cell office:value-type="float" office:value="0.0095">
            <text:p>0.0095</text:p>
          </table:table-cell>
          <table:table-cell office:value-type="float" office:value="0.023">
            <text:p>0.023</text:p>
          </table:table-cell>
          <table:table-cell office:value-type="float" office:value="0.0054">
            <text:p>0.0054</text:p>
          </table:table-cell>
          <table:table-cell office:value-type="float" office:value="0.0007">
            <text:p>0.0007</text:p>
          </table:table-cell>
          <table:table-cell office:value-type="float" office:value="0.0003">
            <text:p>0.0003</text:p>
          </table:table-cell>
          <table:table-cell office:value-type="float" office:value="0.0013">
            <text:p>0.0013</text:p>
          </table:table-cell>
          <table:table-cell office:value-type="float" office:value="0.0056">
            <text:p>0.0056</text:p>
          </table:table-cell>
          <table:table-cell office:value-type="float" office:value="0.963">
            <text:p>0.963</text:p>
          </table:table-cell>
          <table:table-cell office:value-type="float" office:value="0.0066">
            <text:p>0.0066</text:p>
          </table:table-cell>
          <table:table-cell office:value-type="float" office:value="0.0193">
            <text:p>0.0193</text:p>
          </table:table-cell>
          <table:table-cell office:value-type="float" office:value="0.0044">
            <text:p>0.0044</text:p>
          </table:table-cell>
          <table:table-cell office:value-type="float" office:value="0.0004">
            <text:p>0.0004</text:p>
          </table:table-cell>
          <table:table-cell office:value-type="float" office:value="0.0002">
            <text:p>0.0002</text:p>
          </table:table-cell>
          <table:table-cell office:value-type="float" office:value="0.0005">
            <text:p>0.000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895540491">
            <text:p>20895540491</text:p>
          </table:table-cell>
          <table:table-cell office:value-type="float" office:value="271370655.727273">
            <text:p>271370655.727273</text:p>
          </table:table-cell>
          <table:table-cell office:value-type="float" office:value="407">
            <text:p>407</text:p>
          </table:table-cell>
          <table:table-cell office:value-type="float" office:value="5.28571428571429">
            <text:p>5.2857142857</text:p>
          </table:table-cell>
          <table:table-cell office:value-type="float" office:value="616">
            <text:p>616</text:p>
          </table:table-cell>
          <table:table-cell office:value-type="float" office:value="8">
            <text:p>8</text:p>
          </table:table-cell>
          <table:table-cell office:value-type="float" office:value="407">
            <text:p>407</text:p>
          </table:table-cell>
          <table:table-cell office:value-type="float" office:value="5.28571428571429">
            <text:p>5.2857142857</text:p>
          </table:table-cell>
          <table:table-cell office:value-type="float" office:value="462">
            <text:p>462</text:p>
          </table:table-cell>
          <table:table-cell office:value-type="float" office:value="6">
            <text:p>6</text:p>
          </table:table-cell>
          <table:table-cell office:value-type="float" office:value="50491">
            <text:p>50491</text:p>
          </table:table-cell>
          <table:table-cell office:value-type="float" office:value="655.727272727273">
            <text:p>655.7272727273</text:p>
          </table:table-cell>
          <table:table-cell office:value-type="float" office:value="18734">
            <text:p>18734</text:p>
          </table:table-cell>
          <table:table-cell office:value-type="float" office:value="243.298701298701">
            <text:p>243.2987012987</text:p>
          </table:table-cell>
          <table:table-cell office:value-type="float" office:value="2611834">
            <text:p>2611834</text:p>
          </table:table-cell>
          <table:table-cell office:value-type="float" office:value="33919.9220779221">
            <text:p>33919.9220779221</text:p>
          </table:table-cell>
          <table:table-cell office:value-type="float" office:value="-3600.7395826052">
            <text:p>-3600.7395826052</text:p>
          </table:table-cell>
          <table:table-cell office:value-type="float" office:value="-46.7628517221455">
            <text:p>-46.7628517221</text:p>
          </table:table-cell>
          <table:table-cell office:value-type="float" office:value="-1859.29931810832">
            <text:p>-1859.2993181083</text:p>
          </table:table-cell>
          <table:table-cell office:value-type="float" office:value="-24.1467443910171">
            <text:p>-24.146744391</text:p>
          </table:table-cell>
          <table:table-cell office:value-type="float" office:value="-2465.45735714594">
            <text:p>-2465.4573571459</text:p>
          </table:table-cell>
          <table:table-cell office:value-type="float" office:value="-32.018926716181">
            <text:p>-32.0189267162</text:p>
          </table:table-cell>
          <table:table-cell office:value-type="float" office:value="7462">
            <text:p>7462</text:p>
          </table:table-cell>
          <table:table-cell office:value-type="float" office:value="96.9090909090909">
            <text:p>96.9090909091</text:p>
          </table:table-cell>
          <table:table-cell office:value-type="float" office:value="15739">
            <text:p>15739</text:p>
          </table:table-cell>
          <table:table-cell office:value-type="float" office:value="204.402597402597">
            <text:p>204.4025974026</text:p>
          </table:table-cell>
          <table:table-cell office:value-type="float" office:value="-2622.64577990531">
            <text:p>-2622.6457799053</text:p>
          </table:table-cell>
          <table:table-cell office:value-type="float" office:value="-34.0603348039651">
            <text:p>-34.060334804</text:p>
          </table:table-cell>
          <table:table-cell office:value-type="float" office:value="-2637.03550944118">
            <text:p>-2637.0355094412</text:p>
          </table:table-cell>
          <table:table-cell office:value-type="float" office:value="-34.247214408327">
            <text:p>-34.2472144083</text:p>
          </table:table-cell>
          <table:table-cell office:value-type="float" office:value="77">
            <text:p>77</text:p>
          </table:table-cell>
          <table:table-cell table:formula="of:= 100 * (([.BV31] / ([.BV31] + [.BX31])) - ([.BX31] / ([.BV31] + [.BX31])))" office:value-type="float" office:value="-35.6751864143787">
            <text:p>-35.6751864144</text:p>
          </table:table-cell>
          <table:table-cell table:formula="of:=IF([.CE31] &gt; 0;1;0)" office:value-type="float" office:value="0">
            <text:p>0</text:p>
          </table:table-cell>
          <table:table-cell table:formula="of:=IF([.BU31] &gt; [.CE31];1;0)" office:value-type="float" office:value="1">
            <text:p>1</text:p>
          </table:table-cell>
          <table:table-cell table:formula="of:=IF(AND([.CF31] = 1;[.BU31] &lt; 0);1;0)" office:value-type="float" office:value="0">
            <text:p>0</text:p>
          </table:table-cell>
          <table:table-cell table:formula="of:=IF([.CE31] &lt; 0;1;0)" office:value-type="float" office:value="1">
            <text:p>1</text:p>
          </table:table-cell>
          <table:table-cell table:formula="of:=IF(AND([.CI31] = 1;[.BU31] &gt; 0);1;0)" office:value-type="float" office:value="0">
            <text:p>0</text:p>
          </table:table-cell>
        </table:table-row>
        <table:table-row table:style-name="ro2">
          <table:table-cell office:value-type="float" office:value="476751">
            <text:p>476751</text:p>
          </table:table-cell>
          <table:table-cell office:value-type="float" office:value="56">
            <text:p>56</text:p>
          </table:table-cell>
          <table:table-cell office:value-type="string">
            <text:p>28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893">
            <text:p>39893</text:p>
          </table:table-cell>
          <table:table-cell office:value-type="float" office:value="339">
            <text:p>339</text:p>
          </table:table-cell>
          <table:table-cell office:value-type="float" office:value="38857">
            <text:p>38857</text:p>
          </table:table-cell>
          <table:table-cell office:value-type="float" office:value="262">
            <text:p>262</text:p>
          </table:table-cell>
          <table:table-cell office:value-type="float" office:value="138">
            <text:p>138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30425">
            <text:p>30425</text:p>
          </table:table-cell>
          <table:table-cell office:value-type="float" office:value="207">
            <text:p>207</text:p>
          </table:table-cell>
          <table:table-cell office:value-type="float" office:value="29865">
            <text:p>29865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311">
            <text:p>311</text:p>
          </table:table-cell>
          <table:table-cell office:value-type="float" office:value="0.0079">
            <text:p>0.0079</text:p>
          </table:table-cell>
          <table:table-cell office:value-type="float" office:value="0.0085">
            <text:p>0.0085</text:p>
          </table:table-cell>
          <table:table-cell office:value-type="float" office:value="0.974">
            <text:p>0.974</text:p>
          </table:table-cell>
          <table:table-cell office:value-type="float" office:value="0.0066">
            <text:p>0.0066</text:p>
          </table:table-cell>
          <table:table-cell office:value-type="float" office:value="0.0035">
            <text:p>0.0035</text:p>
          </table:table-cell>
          <table:table-cell office:value-type="float" office:value="0.0059">
            <text:p>0.0059</text:p>
          </table:table-cell>
          <table:table-cell office:value-type="float" office:value="0.0002">
            <text:p>0.0002</text:p>
          </table:table-cell>
          <table:table-cell office:value-type="float" office:value="0.0005">
            <text:p>0.0005</text:p>
          </table:table-cell>
          <table:table-cell office:value-type="float" office:value="0.0008">
            <text:p>0.0008</text:p>
          </table:table-cell>
          <table:table-cell office:value-type="float" office:value="0.0068">
            <text:p>0.0068</text:p>
          </table:table-cell>
          <table:table-cell office:value-type="float" office:value="0.9816">
            <text:p>0.9816</text:p>
          </table:table-cell>
          <table:table-cell office:value-type="float" office:value="0.0034">
            <text:p>0.0034</text:p>
          </table:table-cell>
          <table:table-cell office:value-type="float" office:value="0.0032">
            <text:p>0.0032</text:p>
          </table:table-cell>
          <table:table-cell office:value-type="float" office:value="0.0039">
            <text:p>0.0039</text:p>
          </table:table-cell>
          <table:table-cell office:value-type="float" office:value="0.0002">
            <text:p>0.0002</text:p>
          </table:table-cell>
          <table:table-cell office:value-type="float" office:value="0.0003">
            <text:p>0.0003</text:p>
          </table:table-cell>
          <table:table-cell office:value-type="float" office:value="0.0005">
            <text:p>0.000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924436844">
            <text:p>21924436844</text:p>
          </table:table-cell>
          <table:table-cell office:value-type="float" office:value="270672059.802469">
            <text:p>270672059.802469</text:p>
          </table:table-cell>
          <table:table-cell office:value-type="float" office:value="2470">
            <text:p>2470</text:p>
          </table:table-cell>
          <table:table-cell office:value-type="float" office:value="30.4938271604938">
            <text:p>30.4938271605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office:value-type="float" office:value="3.34567901234568">
            <text:p>3.3456790123</text:p>
          </table:table-cell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float" office:value="6844">
            <text:p>6844</text:p>
          </table:table-cell>
          <table:table-cell office:value-type="float" office:value="84.4938271604938">
            <text:p>84.4938271605</text:p>
          </table:table-cell>
          <table:table-cell office:value-type="float" office:value="5868">
            <text:p>5868</text:p>
          </table:table-cell>
          <table:table-cell office:value-type="float" office:value="72.4444444444444">
            <text:p>72.4444444444</text:p>
          </table:table-cell>
          <table:table-cell office:value-type="float" office:value="2841814">
            <text:p>2841814</text:p>
          </table:table-cell>
          <table:table-cell office:value-type="float" office:value="35084.1234567901">
            <text:p>35084.1234567901</text:p>
          </table:table-cell>
          <table:table-cell office:value-type="float" office:value="100.870429082455">
            <text:p>100.8704290825</text:p>
          </table:table-cell>
          <table:table-cell office:value-type="float" office:value="1.24531393928957">
            <text:p>1.2453139393</text:p>
          </table:table-cell>
          <table:table-cell office:value-type="float" office:value="364.385661161746">
            <text:p>364.3856611617</text:p>
          </table:table-cell>
          <table:table-cell office:value-type="float" office:value="4.49858840940427">
            <text:p>4.4985884094</text:p>
          </table:table-cell>
          <table:table-cell office:value-type="float" office:value="657.576684052787">
            <text:p>657.5766840528</text:p>
          </table:table-cell>
          <table:table-cell office:value-type="float" office:value="8.11823066731835">
            <text:p>8.1182306673</text:p>
          </table:table-cell>
          <table:table-cell office:value-type="float" office:value="9423">
            <text:p>9423</text:p>
          </table:table-cell>
          <table:table-cell office:value-type="float" office:value="116.333333333333">
            <text:p>116.3333333333</text:p>
          </table:table-cell>
          <table:table-cell office:value-type="float" office:value="7997">
            <text:p>7997</text:p>
          </table:table-cell>
          <table:table-cell office:value-type="float" office:value="98.7283950617284">
            <text:p>98.7283950617</text:p>
          </table:table-cell>
          <table:table-cell office:value-type="float" office:value="1741.16502869666">
            <text:p>1741.1650286967</text:p>
          </table:table-cell>
          <table:table-cell office:value-type="float" office:value="21.4958645518106">
            <text:p>21.4958645518</text:p>
          </table:table-cell>
          <table:table-cell office:value-type="float" office:value="715.999450748546">
            <text:p>715.9994507485</text:p>
          </table:table-cell>
          <table:table-cell office:value-type="float" office:value="8.83949939195736">
            <text:p>8.839499392</text:p>
          </table:table-cell>
          <table:table-cell office:value-type="float" office:value="81">
            <text:p>81</text:p>
          </table:table-cell>
          <table:table-cell table:formula="of:= 100 * (([.BV32] / ([.BV32] + [.BX32])) - ([.BX32] / ([.BV32] + [.BX32])))" office:value-type="float" office:value="8.18599311136625">
            <text:p>8.1859931114</text:p>
          </table:table-cell>
          <table:table-cell table:formula="of:=IF([.CE32] &gt; 0;1;0)" office:value-type="float" office:value="1">
            <text:p>1</text:p>
          </table:table-cell>
          <table:table-cell table:formula="of:=IF([.BU32] &gt; [.CE32];1;0)" office:value-type="float" office:value="0">
            <text:p>0</text:p>
          </table:table-cell>
          <table:table-cell table:formula="of:=IF(AND([.CF32] = 1;[.BU32] &lt; 0);1;0)" office:value-type="float" office:value="0">
            <text:p>0</text:p>
          </table:table-cell>
          <table:table-cell table:formula="of:=IF([.CE32] &lt; 0;1;0)" office:value-type="float" office:value="0">
            <text:p>0</text:p>
          </table:table-cell>
          <table:table-cell table:formula="of:=IF(AND([.CI32] = 1;[.BU32] &gt; 0);1;0)" office:value-type="float" office:value="0">
            <text:p>0</text:p>
          </table:table-cell>
        </table:table-row>
        <table:table-row table:style-name="ro2">
          <table:table-cell office:value-type="float" office:value="476768">
            <text:p>476768</text:p>
          </table:table-cell>
          <table:table-cell office:value-type="float" office:value="55">
            <text:p>55</text:p>
          </table:table-cell>
          <table:table-cell office:value-type="string">
            <text:p>28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25">
            <text:p>39525</text:p>
          </table:table-cell>
          <table:table-cell office:value-type="float" office:value="686">
            <text:p>686</text:p>
          </table:table-cell>
          <table:table-cell office:value-type="float" office:value="36829">
            <text:p>36829</text:p>
          </table:table-cell>
          <table:table-cell office:value-type="float" office:value="736">
            <text:p>736</text:p>
          </table:table-cell>
          <table:table-cell office:value-type="float" office:value="192">
            <text:p>192</text:p>
          </table:table-cell>
          <table:table-cell office:value-type="float" office:value="994">
            <text:p>994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32556">
            <text:p>32556</text:p>
          </table:table-cell>
          <table:table-cell office:value-type="float" office:value="469">
            <text:p>469</text:p>
          </table:table-cell>
          <table:table-cell office:value-type="float" office:value="30680">
            <text:p>30680</text:p>
          </table:table-cell>
          <table:table-cell office:value-type="float" office:value="437">
            <text:p>437</text:p>
          </table:table-cell>
          <table:table-cell office:value-type="float" office:value="159">
            <text:p>159</text:p>
          </table:table-cell>
          <table:table-cell office:value-type="float" office:value="751">
            <text:p>75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57">
            <text:p>-57</text:p>
          </table:table-cell>
          <table:table-cell office:value-type="float" office:value="-0.0014">
            <text:p>-0.0014</text:p>
          </table:table-cell>
          <table:table-cell office:value-type="float" office:value="0.0174">
            <text:p>0.0174</text:p>
          </table:table-cell>
          <table:table-cell office:value-type="float" office:value="0.9318">
            <text:p>0.9318</text:p>
          </table:table-cell>
          <table:table-cell office:value-type="float" office:value="0.0186">
            <text:p>0.0186</text:p>
          </table:table-cell>
          <table:table-cell office:value-type="float" office:value="0.0049">
            <text:p>0.0049</text:p>
          </table:table-cell>
          <table:table-cell office:value-type="float" office:value="0.0251">
            <text:p>0.0251</text:p>
          </table:table-cell>
          <table:table-cell office:value-type="float" office:value="0.0003">
            <text:p>0.0003</text:p>
          </table:table-cell>
          <table:table-cell office:value-type="float" office:value="0.0011">
            <text:p>0.0011</text:p>
          </table:table-cell>
          <table:table-cell office:value-type="float" office:value="0.0009">
            <text:p>0.0009</text:p>
          </table:table-cell>
          <table:table-cell office:value-type="float" office:value="0.0144">
            <text:p>0.0144</text:p>
          </table:table-cell>
          <table:table-cell office:value-type="float" office:value="0.9424">
            <text:p>0.9424</text:p>
          </table:table-cell>
          <table:table-cell office:value-type="float" office:value="0.0134">
            <text:p>0.0134</text:p>
          </table:table-cell>
          <table:table-cell office:value-type="float" office:value="0.0049">
            <text:p>0.0049</text:p>
          </table:table-cell>
          <table:table-cell office:value-type="float" office:value="0.0231">
            <text:p>0.0231</text:p>
          </table:table-cell>
          <table:table-cell office:value-type="float" office:value="0.0002">
            <text:p>0.0002</text:p>
          </table:table-cell>
          <table:table-cell office:value-type="float" office:value="0.001">
            <text:p>0.001</text:p>
          </table:table-cell>
          <table:table-cell office:value-type="float" office:value="0.0006">
            <text:p>0.0006</text:p>
          </table:table-cell>
          <table:table-cell table:number-columns-repeated="4" office:value-type="float" office:value="0">
            <text:p>0</text:p>
          </table:table-cell>
          <table:table-cell office:value-type="float" office:value="13031105813">
            <text:p>13031105813</text:p>
          </table:table-cell>
          <table:table-cell office:value-type="float" office:value="271481371.104167">
            <text:p>271481371.104167</text:p>
          </table:table-cell>
          <table:table-cell office:value-type="float" office:value="1457">
            <text:p>1457</text:p>
          </table:table-cell>
          <table:table-cell office:value-type="float" office:value="30.3541666666667">
            <text:p>30.354166666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3.25">
            <text:p>3.25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5813">
            <text:p>5813</text:p>
          </table:table-cell>
          <table:table-cell office:value-type="float" office:value="121.104166666667">
            <text:p>121.1041666667</text:p>
          </table:table-cell>
          <table:table-cell office:value-type="float" office:value="4691">
            <text:p>4691</text:p>
          </table:table-cell>
          <table:table-cell office:value-type="float" office:value="97.7291666666667">
            <text:p>97.7291666667</text:p>
          </table:table-cell>
          <table:table-cell office:value-type="float" office:value="2486322">
            <text:p>2486322</text:p>
          </table:table-cell>
          <table:table-cell office:value-type="float" office:value="51798.375">
            <text:p>51798.375</text:p>
          </table:table-cell>
          <table:table-cell office:value-type="float" office:value="-832.36133733733">
            <text:p>-832.3613373373</text:p>
          </table:table-cell>
          <table:table-cell office:value-type="float" office:value="-17.3408611945277">
            <text:p>-17.3408611945</text:p>
          </table:table-cell>
          <table:table-cell office:value-type="float" office:value="-90.696821255435">
            <text:p>-90.6968212554</text:p>
          </table:table-cell>
          <table:table-cell office:value-type="float" office:value="-1.88951710948823">
            <text:p>-1.8895171095</text:p>
          </table:table-cell>
          <table:table-cell office:value-type="float" office:value="125.612752252294">
            <text:p>125.6127522523</text:p>
          </table:table-cell>
          <table:table-cell office:value-type="float" office:value="2.61693233858946">
            <text:p>2.6169323386</text:p>
          </table:table-cell>
          <table:table-cell office:value-type="float" office:value="8496">
            <text:p>8496</text:p>
          </table:table-cell>
          <table:table-cell office:value-type="float" office:value="177">
            <text:p>177</text:p>
          </table:table-cell>
          <table:table-cell office:value-type="float" office:value="8567">
            <text:p>8567</text:p>
          </table:table-cell>
          <table:table-cell office:value-type="float" office:value="178.479166666667">
            <text:p>178.4791666667</text:p>
          </table:table-cell>
          <table:table-cell office:value-type="float" office:value="113.665133986972">
            <text:p>113.665133987</text:p>
          </table:table-cell>
          <table:table-cell office:value-type="float" office:value="2.36802362472858">
            <text:p>2.3680236247</text:p>
          </table:table-cell>
          <table:table-cell office:value-type="float" office:value="-170.945068088433">
            <text:p>-170.9450680884</text:p>
          </table:table-cell>
          <table:table-cell office:value-type="float" office:value="-3.56135558517569">
            <text:p>-3.5613555852</text:p>
          </table:table-cell>
          <table:table-cell office:value-type="float" office:value="48">
            <text:p>48</text:p>
          </table:table-cell>
          <table:table-cell table:formula="of:= 100 * (([.BV33] / ([.BV33] + [.BX33])) - ([.BX33] / ([.BV33] + [.BX33])))" office:value-type="float" office:value="-0.41610502256344">
            <text:p>-0.4161050226</text:p>
          </table:table-cell>
          <table:table-cell table:formula="of:=IF([.CE33] &gt; 0;1;0)" office:value-type="float" office:value="0">
            <text:p>0</text:p>
          </table:table-cell>
          <table:table-cell table:formula="of:=IF([.BU33] &gt; [.CE33];1;0)" office:value-type="float" office:value="1">
            <text:p>1</text:p>
          </table:table-cell>
          <table:table-cell table:formula="of:=IF(AND([.CF33] = 1;[.BU33] &lt; 0);1;0)" office:value-type="float" office:value="0">
            <text:p>0</text:p>
          </table:table-cell>
          <table:table-cell table:formula="of:=IF([.CE33] &lt; 0;1;0)" office:value-type="float" office:value="1">
            <text:p>1</text:p>
          </table:table-cell>
          <table:table-cell table:formula="of:=IF(AND([.CI33] = 1;[.BU33] &gt; 0);1;0)" office:value-type="float" office:value="1">
            <text:p>1</text:p>
          </table:table-cell>
        </table:table-row>
        <table:table-row table:style-name="ro2">
          <table:table-cell office:value-type="float" office:value="476786">
            <text:p>476786</text:p>
          </table:table-cell>
          <table:table-cell office:value-type="float" office:value="14">
            <text:p>14</text:p>
          </table:table-cell>
          <table:table-cell office:value-type="string">
            <text:p>07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91">
            <text:p>39491</text:p>
          </table:table-cell>
          <table:table-cell office:value-type="float" office:value="640">
            <text:p>640</text:p>
          </table:table-cell>
          <table:table-cell office:value-type="float" office:value="34963">
            <text:p>34963</text:p>
          </table:table-cell>
          <table:table-cell office:value-type="float" office:value="1421">
            <text:p>1421</text:p>
          </table:table-cell>
          <table:table-cell office:value-type="float" office:value="1772">
            <text:p>1772</text:p>
          </table:table-cell>
          <table:table-cell office:value-type="float" office:value="499">
            <text:p>499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  <table:table-cell office:value-type="float" office:value="31375">
            <text:p>31375</text:p>
          </table:table-cell>
          <table:table-cell office:value-type="float" office:value="358">
            <text:p>358</text:p>
          </table:table-cell>
          <table:table-cell office:value-type="float" office:value="28648">
            <text:p>28648</text:p>
          </table:table-cell>
          <table:table-cell office:value-type="float" office:value="696">
            <text:p>696</text:p>
          </table:table-cell>
          <table:table-cell office:value-type="float" office:value="1222">
            <text:p>1222</text:p>
          </table:table-cell>
          <table:table-cell office:value-type="float" office:value="353">
            <text:p>353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91">
            <text:p>-91</text:p>
          </table:table-cell>
          <table:table-cell office:value-type="float" office:value="-0.0023">
            <text:p>-0.0023</text:p>
          </table:table-cell>
          <table:table-cell office:value-type="float" office:value="0.0162">
            <text:p>0.0162</text:p>
          </table:table-cell>
          <table:table-cell office:value-type="float" office:value="0.8853">
            <text:p>0.8853</text:p>
          </table:table-cell>
          <table:table-cell office:value-type="float" office:value="0.036">
            <text:p>0.036</text:p>
          </table:table-cell>
          <table:table-cell office:value-type="float" office:value="0.0449">
            <text:p>0.0449</text:p>
          </table:table-cell>
          <table:table-cell office:value-type="float" office:value="0.0126">
            <text:p>0.0126</text:p>
          </table:table-cell>
          <table:table-cell office:value-type="float" office:value="0.0007">
            <text:p>0.0007</text:p>
          </table:table-cell>
          <table:table-cell office:value-type="float" office:value="0.001">
            <text:p>0.001</text:p>
          </table:table-cell>
          <table:table-cell office:value-type="float" office:value="0.0033">
            <text:p>0.0033</text:p>
          </table:table-cell>
          <table:table-cell office:value-type="float" office:value="0.0114">
            <text:p>0.0114</text:p>
          </table:table-cell>
          <table:table-cell office:value-type="float" office:value="0.9131">
            <text:p>0.9131</text:p>
          </table:table-cell>
          <table:table-cell office:value-type="float" office:value="0.0222">
            <text:p>0.0222</text:p>
          </table:table-cell>
          <table:table-cell office:value-type="float" office:value="0.0389">
            <text:p>0.0389</text:p>
          </table:table-cell>
          <table:table-cell office:value-type="float" office:value="0.0113">
            <text:p>0.0113</text:p>
          </table:table-cell>
          <table:table-cell office:value-type="float" office:value="0.0007">
            <text:p>0.0007</text:p>
          </table:table-cell>
          <table:table-cell office:value-type="float" office:value="0.0006">
            <text:p>0.0006</text:p>
          </table:table-cell>
          <table:table-cell office:value-type="float" office:value="0.0018">
            <text:p>0.001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595968735">
            <text:p>7595968735</text:p>
          </table:table-cell>
          <table:table-cell office:value-type="float" office:value="271284597.678571">
            <text:p>271284597.678571</text:p>
          </table:table-cell>
          <table:table-cell office:value-type="float" office:value="188">
            <text:p>188</text:p>
          </table:table-cell>
          <table:table-cell office:value-type="float" office:value="6.71428571428571">
            <text:p>6.7142857143</text:p>
          </table:table-cell>
          <table:table-cell office:value-type="float" office:value="224">
            <text:p>224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2.42857142857143">
            <text:p>2.4285714286</text:p>
          </table:table-cell>
          <table:table-cell office:value-type="float" office:value="168">
            <text:p>168</text:p>
          </table:table-cell>
          <table:table-cell office:value-type="float" office:value="6">
            <text:p>6</text:p>
          </table:table-cell>
          <table:table-cell office:value-type="float" office:value="8735">
            <text:p>8735</text:p>
          </table:table-cell>
          <table:table-cell office:value-type="float" office:value="311.964285714286">
            <text:p>311.9642857143</text:p>
          </table:table-cell>
          <table:table-cell office:value-type="float" office:value="4035">
            <text:p>4035</text:p>
          </table:table-cell>
          <table:table-cell office:value-type="float" office:value="144.107142857143">
            <text:p>144.1071428571</text:p>
          </table:table-cell>
          <table:table-cell office:value-type="float" office:value="645038">
            <text:p>645038</text:p>
          </table:table-cell>
          <table:table-cell office:value-type="float" office:value="23037.0714285714">
            <text:p>23037.0714285714</text:p>
          </table:table-cell>
          <table:table-cell office:value-type="float" office:value="-1250.3627918594">
            <text:p>-1250.3627918594</text:p>
          </table:table-cell>
          <table:table-cell office:value-type="float" office:value="-44.6558139949786">
            <text:p>-44.655813995</text:p>
          </table:table-cell>
          <table:table-cell office:value-type="float" office:value="-799.86451965761">
            <text:p>-799.8645196576</text:p>
          </table:table-cell>
          <table:table-cell office:value-type="float" office:value="-28.5665899877718">
            <text:p>-28.5665899878</text:p>
          </table:table-cell>
          <table:table-cell office:value-type="float" office:value="-1114.3719305916">
            <text:p>-1114.3719305916</text:p>
          </table:table-cell>
          <table:table-cell office:value-type="float" office:value="-39.7989975211286">
            <text:p>-39.7989975211</text:p>
          </table:table-cell>
          <table:table-cell office:value-type="float" office:value="6847">
            <text:p>6847</text:p>
          </table:table-cell>
          <table:table-cell office:value-type="float" office:value="244.535714285714">
            <text:p>244.5357142857</text:p>
          </table:table-cell>
          <table:table-cell office:value-type="float" office:value="16012">
            <text:p>16012</text:p>
          </table:table-cell>
          <table:table-cell office:value-type="float" office:value="571.857142857143">
            <text:p>571.8571428571</text:p>
          </table:table-cell>
          <table:table-cell office:value-type="float" office:value="-1045.9261892952">
            <text:p>-1045.9261892952</text:p>
          </table:table-cell>
          <table:table-cell office:value-type="float" office:value="-37.3545067605429">
            <text:p>-37.3545067605</text:p>
          </table:table-cell>
          <table:table-cell office:value-type="float" office:value="-1052.6313578513">
            <text:p>-1052.6313578513</text:p>
          </table:table-cell>
          <table:table-cell office:value-type="float" office:value="-37.5939770661179">
            <text:p>-37.5939770661</text:p>
          </table:table-cell>
          <table:table-cell office:value-type="float" office:value="28">
            <text:p>28</text:p>
          </table:table-cell>
          <table:table-cell table:formula="of:= 100 * (([.BV34] / ([.BV34] + [.BX34])) - ([.BX34] / ([.BV34] + [.BX34])))" office:value-type="float" office:value="-40.0936173935868">
            <text:p>-40.0936173936</text:p>
          </table:table-cell>
          <table:table-cell table:formula="of:=IF([.CE34] &gt; 0;1;0)" office:value-type="float" office:value="0">
            <text:p>0</text:p>
          </table:table-cell>
          <table:table-cell table:formula="of:=IF([.BU34] &gt; [.CE34];1;0)" office:value-type="float" office:value="1">
            <text:p>1</text:p>
          </table:table-cell>
          <table:table-cell table:formula="of:=IF(AND([.CF34] = 1;[.BU34] &lt; 0);1;0)" office:value-type="float" office:value="0">
            <text:p>0</text:p>
          </table:table-cell>
          <table:table-cell table:formula="of:=IF([.CE34] &lt; 0;1;0)" office:value-type="float" office:value="1">
            <text:p>1</text:p>
          </table:table-cell>
          <table:table-cell table:formula="of:=IF(AND([.CI34] = 1;[.BU34] &gt; 0);1;0)" office:value-type="float" office:value="0">
            <text:p>0</text:p>
          </table:table-cell>
        </table:table-row>
        <table:table-row table:style-name="ro2">
          <table:table-cell office:value-type="float" office:value="476814">
            <text:p>476814</text:p>
          </table:table-cell>
          <table:table-cell office:value-type="float" office:value="6">
            <text:p>6</text:p>
          </table:table-cell>
          <table:table-cell office:value-type="string">
            <text:p>03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64">
            <text:p>39664</text:p>
          </table:table-cell>
          <table:table-cell office:value-type="float" office:value="479">
            <text:p>479</text:p>
          </table:table-cell>
          <table:table-cell office:value-type="float" office:value="37547">
            <text:p>37547</text:p>
          </table:table-cell>
          <table:table-cell office:value-type="float" office:value="468">
            <text:p>468</text:p>
          </table:table-cell>
          <table:table-cell office:value-type="float" office:value="594">
            <text:p>594</text:p>
          </table:table-cell>
          <table:table-cell office:value-type="float" office:value="470">
            <text:p>470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31310">
            <text:p>31310</text:p>
          </table:table-cell>
          <table:table-cell office:value-type="float" office:value="317">
            <text:p>317</text:p>
          </table:table-cell>
          <table:table-cell office:value-type="float" office:value="29796">
            <text:p>29796</text:p>
          </table:table-cell>
          <table:table-cell office:value-type="float" office:value="352">
            <text:p>352</text:p>
          </table:table-cell>
          <table:table-cell office:value-type="float" office:value="451">
            <text:p>451</text:p>
          </table:table-cell>
          <table:table-cell office:value-type="float" office:value="334">
            <text:p>33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82">
            <text:p>82</text:p>
          </table:table-cell>
          <table:table-cell office:value-type="float" office:value="0.0021">
            <text:p>0.0021</text:p>
          </table:table-cell>
          <table:table-cell office:value-type="float" office:value="0.0121">
            <text:p>0.0121</text:p>
          </table:table-cell>
          <table:table-cell office:value-type="float" office:value="0.9466">
            <text:p>0.9466</text:p>
          </table:table-cell>
          <table:table-cell office:value-type="float" office:value="0.0118">
            <text:p>0.0118</text:p>
          </table:table-cell>
          <table:table-cell office:value-type="float" office:value="0.015">
            <text:p>0.015</text:p>
          </table:table-cell>
          <table:table-cell office:value-type="float" office:value="0.0118">
            <text:p>0.0118</text:p>
          </table:table-cell>
          <table:table-cell office:value-type="float" office:value="0.0004">
            <text:p>0.0004</text:p>
          </table:table-cell>
          <table:table-cell office:value-type="float" office:value="0.0008">
            <text:p>0.0008</text:p>
          </table:table-cell>
          <table:table-cell office:value-type="float" office:value="0.0015">
            <text:p>0.0015</text:p>
          </table:table-cell>
          <table:table-cell office:value-type="float" office:value="0.0101">
            <text:p>0.0101</text:p>
          </table:table-cell>
          <table:table-cell office:value-type="float" office:value="0.9516">
            <text:p>0.9516</text:p>
          </table:table-cell>
          <table:table-cell office:value-type="float" office:value="0.0112">
            <text:p>0.0112</text:p>
          </table:table-cell>
          <table:table-cell office:value-type="float" office:value="0.0144">
            <text:p>0.0144</text:p>
          </table:table-cell>
          <table:table-cell office:value-type="float" office:value="0.0107">
            <text:p>0.0107</text:p>
          </table:table-cell>
          <table:table-cell office:value-type="float" office:value="0.0004">
            <text:p>0.0004</text:p>
          </table:table-cell>
          <table:table-cell office:value-type="float" office:value="0.0006">
            <text:p>0.0006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205505527">
            <text:p>12205505527</text:p>
          </table:table-cell>
          <table:table-cell office:value-type="float" office:value="271233456.155556">
            <text:p>271233456.155556</text:p>
          </table:table-cell>
          <table:table-cell office:value-type="float" office:value="283">
            <text:p>283</text:p>
          </table:table-cell>
          <table:table-cell office:value-type="float" office:value="6.28888888888889">
            <text:p>6.2888888889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float" office:value="3.51111111111111">
            <text:p>3.5111111111</text:p>
          </table:table-cell>
          <table:table-cell office:value-type="float" office:value="270">
            <text:p>270</text:p>
          </table:table-cell>
          <table:table-cell office:value-type="float" office:value="6">
            <text:p>6</text:p>
          </table:table-cell>
          <table:table-cell office:value-type="float" office:value="15527">
            <text:p>15527</text:p>
          </table:table-cell>
          <table:table-cell office:value-type="float" office:value="345.044444444444">
            <text:p>345.0444444444</text:p>
          </table:table-cell>
          <table:table-cell office:value-type="float" office:value="6814">
            <text:p>6814</text:p>
          </table:table-cell>
          <table:table-cell office:value-type="float" office:value="151.422222222222">
            <text:p>151.4222222222</text:p>
          </table:table-cell>
          <table:table-cell office:value-type="float" office:value="1346536">
            <text:p>1346536</text:p>
          </table:table-cell>
          <table:table-cell office:value-type="float" office:value="29923.0222222222">
            <text:p>29923.0222222222</text:p>
          </table:table-cell>
          <table:table-cell office:value-type="float" office:value="-1577.3719993444">
            <text:p>-1577.3719993444</text:p>
          </table:table-cell>
          <table:table-cell office:value-type="float" office:value="-35.0527110965422">
            <text:p>-35.0527110965</text:p>
          </table:table-cell>
          <table:table-cell office:value-type="float" office:value="-758.06896459396">
            <text:p>-758.068964594</text:p>
          </table:table-cell>
          <table:table-cell office:value-type="float" office:value="-16.8459769909769">
            <text:p>-16.845976991</text:p>
          </table:table-cell>
          <table:table-cell office:value-type="float" office:value="-1216.8774385363">
            <text:p>-1216.8774385363</text:p>
          </table:table-cell>
          <table:table-cell office:value-type="float" office:value="-27.0417208563622">
            <text:p>-27.0417208564</text:p>
          </table:table-cell>
          <table:table-cell office:value-type="float" office:value="12086">
            <text:p>12086</text:p>
          </table:table-cell>
          <table:table-cell office:value-type="float" office:value="268.577777777778">
            <text:p>268.5777777778</text:p>
          </table:table-cell>
          <table:table-cell office:value-type="float" office:value="22956">
            <text:p>22956</text:p>
          </table:table-cell>
          <table:table-cell office:value-type="float" office:value="510.133333333333">
            <text:p>510.1333333333</text:p>
          </table:table-cell>
          <table:table-cell office:value-type="float" office:value="-1219.6534154895">
            <text:p>-1219.6534154895</text:p>
          </table:table-cell>
          <table:table-cell office:value-type="float" office:value="-27.1034092331">
            <text:p>-27.1034092331</text:p>
          </table:table-cell>
          <table:table-cell office:value-type="float" office:value="-1192.99295449126">
            <text:p>-1192.9929544913</text:p>
          </table:table-cell>
          <table:table-cell office:value-type="float" office:value="-26.5109545442502">
            <text:p>-26.5109545443</text:p>
          </table:table-cell>
          <table:table-cell office:value-type="float" office:value="45">
            <text:p>45</text:p>
          </table:table-cell>
          <table:table-cell table:formula="of:= 100 * (([.BV35] / ([.BV35] + [.BX35])) - ([.BX35] / ([.BV35] + [.BX35])))" office:value-type="float" office:value="-31.0199189543976">
            <text:p>-31.0199189544</text:p>
          </table:table-cell>
          <table:table-cell table:formula="of:=IF([.CE35] &gt; 0;1;0)" office:value-type="float" office:value="0">
            <text:p>0</text:p>
          </table:table-cell>
          <table:table-cell table:formula="of:=IF([.BU35] &gt; [.CE35];1;0)" office:value-type="float" office:value="1">
            <text:p>1</text:p>
          </table:table-cell>
          <table:table-cell table:formula="of:=IF(AND([.CF35] = 1;[.BU35] &lt; 0);1;0)" office:value-type="float" office:value="0">
            <text:p>0</text:p>
          </table:table-cell>
          <table:table-cell table:formula="of:=IF([.CE35] &lt; 0;1;0)" office:value-type="float" office:value="1">
            <text:p>1</text:p>
          </table:table-cell>
          <table:table-cell table:formula="of:=IF(AND([.CI35] = 1;[.BU35] &gt; 0);1;0)" office:value-type="float" office:value="0">
            <text:p>0</text:p>
          </table:table-cell>
        </table:table-row>
        <table:table-row table:style-name="ro2">
          <table:table-cell office:value-type="float" office:value="476851">
            <text:p>476851</text:p>
          </table:table-cell>
          <table:table-cell office:value-type="float" office:value="13">
            <text:p>13</text:p>
          </table:table-cell>
          <table:table-cell office:value-type="string">
            <text:p>07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16">
            <text:p>39416</text:p>
          </table:table-cell>
          <table:table-cell office:value-type="float" office:value="572">
            <text:p>572</text:p>
          </table:table-cell>
          <table:table-cell office:value-type="float" office:value="35434">
            <text:p>35434</text:p>
          </table:table-cell>
          <table:table-cell office:value-type="float" office:value="1118">
            <text:p>1118</text:p>
          </table:table-cell>
          <table:table-cell office:value-type="float" office:value="1148">
            <text:p>1148</text:p>
          </table:table-cell>
          <table:table-cell office:value-type="float" office:value="916">
            <text:p>916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70">
            <text:p>170</text:p>
          </table:table-cell>
          <table:table-cell office:value-type="float" office:value="32540">
            <text:p>32540</text:p>
          </table:table-cell>
          <table:table-cell office:value-type="float" office:value="382">
            <text:p>382</text:p>
          </table:table-cell>
          <table:table-cell office:value-type="float" office:value="29838">
            <text:p>29838</text:p>
          </table:table-cell>
          <table:table-cell office:value-type="float" office:value="665">
            <text:p>665</text:p>
          </table:table-cell>
          <table:table-cell office:value-type="float" office:value="814">
            <text:p>814</text:p>
          </table:table-cell>
          <table:table-cell office:value-type="float" office:value="737">
            <text:p>737</text:p>
          </table:table-cell>
          <table:table-cell table:number-columns-repeated="2" office:value-type="float" office:value="17">
            <text:p>17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66">
            <text:p>-166</text:p>
          </table:table-cell>
          <table:table-cell office:value-type="float" office:value="-0.0042">
            <text:p>-0.0042</text:p>
          </table:table-cell>
          <table:table-cell office:value-type="float" office:value="0.0145">
            <text:p>0.0145</text:p>
          </table:table-cell>
          <table:table-cell office:value-type="float" office:value="0.899">
            <text:p>0.899</text:p>
          </table:table-cell>
          <table:table-cell office:value-type="float" office:value="0.0284">
            <text:p>0.0284</text:p>
          </table:table-cell>
          <table:table-cell office:value-type="float" office:value="0.0291">
            <text:p>0.0291</text:p>
          </table:table-cell>
          <table:table-cell office:value-type="float" office:value="0.0232">
            <text:p>0.0232</text:p>
          </table:table-cell>
          <table:table-cell office:value-type="float" office:value="0.0006">
            <text:p>0.0006</text:p>
          </table:table-cell>
          <table:table-cell office:value-type="float" office:value="0.0009">
            <text:p>0.0009</text:p>
          </table:table-cell>
          <table:table-cell office:value-type="float" office:value="0.0043">
            <text:p>0.0043</text:p>
          </table:table-cell>
          <table:table-cell office:value-type="float" office:value="0.0117">
            <text:p>0.0117</text:p>
          </table:table-cell>
          <table:table-cell office:value-type="float" office:value="0.917">
            <text:p>0.917</text:p>
          </table:table-cell>
          <table:table-cell office:value-type="float" office:value="0.0204">
            <text:p>0.0204</text:p>
          </table:table-cell>
          <table:table-cell office:value-type="float" office:value="0.025">
            <text:p>0.025</text:p>
          </table:table-cell>
          <table:table-cell office:value-type="float" office:value="0.0226">
            <text:p>0.0226</text:p>
          </table:table-cell>
          <table:table-cell table:number-columns-repeated="2" office:value-type="float" office:value="0.0005">
            <text:p>0.0005</text:p>
          </table:table-cell>
          <table:table-cell office:value-type="float" office:value="0.0022">
            <text:p>0.0022</text:p>
          </table:table-cell>
          <table:table-cell table:number-columns-repeated="4" office:value-type="float" office:value="0">
            <text:p>0</text:p>
          </table:table-cell>
          <table:table-cell office:value-type="float" office:value="5970145695">
            <text:p>5970145695</text:p>
          </table:table-cell>
          <table:table-cell office:value-type="float" office:value="271370258.863636">
            <text:p>271370258.863636</text:p>
          </table:table-cell>
          <table:table-cell office:value-type="float" office:value="150">
            <text:p>150</text:p>
          </table:table-cell>
          <table:table-cell office:value-type="float" office:value="6.81818181818182">
            <text:p>6.8181818182</text:p>
          </table:table-cell>
          <table:table-cell office:value-type="float" office:value="176">
            <text:p>176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2.04545454545455">
            <text:p>2.0454545455</text:p>
          </table:table-cell>
          <table:table-cell office:value-type="float" office:value="132">
            <text:p>132</text:p>
          </table:table-cell>
          <table:table-cell office:value-type="float" office:value="6">
            <text:p>6</text:p>
          </table:table-cell>
          <table:table-cell office:value-type="float" office:value="5695">
            <text:p>5695</text:p>
          </table:table-cell>
          <table:table-cell office:value-type="float" office:value="258.863636363636">
            <text:p>258.8636363636</text:p>
          </table:table-cell>
          <table:table-cell office:value-type="float" office:value="3160">
            <text:p>3160</text:p>
          </table:table-cell>
          <table:table-cell office:value-type="float" office:value="143.636363636364">
            <text:p>143.6363636364</text:p>
          </table:table-cell>
          <table:table-cell office:value-type="float" office:value="429312">
            <text:p>429312</text:p>
          </table:table-cell>
          <table:table-cell office:value-type="float" office:value="19514.1818181818">
            <text:p>19514.1818181818</text:p>
          </table:table-cell>
          <table:table-cell office:value-type="float" office:value="-823.9086079008">
            <text:p>-823.9086079008</text:p>
          </table:table-cell>
          <table:table-cell office:value-type="float" office:value="-37.4503912682182">
            <text:p>-37.4503912682</text:p>
          </table:table-cell>
          <table:table-cell office:value-type="float" office:value="-463.77912560498">
            <text:p>-463.779125605</text:p>
          </table:table-cell>
          <table:table-cell office:value-type="float" office:value="-21.0808693456809">
            <text:p>-21.0808693457</text:p>
          </table:table-cell>
          <table:table-cell office:value-type="float" office:value="-776.71065296616">
            <text:p>-776.7106529662</text:p>
          </table:table-cell>
          <table:table-cell office:value-type="float" office:value="-35.30502968028">
            <text:p>-35.3050296803</text:p>
          </table:table-cell>
          <table:table-cell office:value-type="float" office:value="6532">
            <text:p>6532</text:p>
          </table:table-cell>
          <table:table-cell office:value-type="float" office:value="296.909090909091">
            <text:p>296.9090909091</text:p>
          </table:table-cell>
          <table:table-cell office:value-type="float" office:value="13941">
            <text:p>13941</text:p>
          </table:table-cell>
          <table:table-cell office:value-type="float" office:value="633.681818181818">
            <text:p>633.6818181818</text:p>
          </table:table-cell>
          <table:table-cell office:value-type="float" office:value="-721.13578293345">
            <text:p>-721.1357829335</text:p>
          </table:table-cell>
          <table:table-cell office:value-type="float" office:value="-32.7788992242477">
            <text:p>-32.7788992242</text:p>
          </table:table-cell>
          <table:table-cell office:value-type="float" office:value="-696.3835423514">
            <text:p>-696.3835423514</text:p>
          </table:table-cell>
          <table:table-cell office:value-type="float" office:value="-31.6537973796091">
            <text:p>-31.6537973796</text:p>
          </table:table-cell>
          <table:table-cell office:value-type="float" office:value="22">
            <text:p>22</text:p>
          </table:table-cell>
          <table:table-cell table:formula="of:= 100 * (([.BV36] / ([.BV36] + [.BX36])) - ([.BX36] / ([.BV36] + [.BX36])))" office:value-type="float" office:value="-36.1891271430665">
            <text:p>-36.1891271431</text:p>
          </table:table-cell>
          <table:table-cell table:formula="of:=IF([.CE36] &gt; 0;1;0)" office:value-type="float" office:value="0">
            <text:p>0</text:p>
          </table:table-cell>
          <table:table-cell table:formula="of:=IF([.BU36] &gt; [.CE36];1;0)" office:value-type="float" office:value="1">
            <text:p>1</text:p>
          </table:table-cell>
          <table:table-cell table:formula="of:=IF(AND([.CF36] = 1;[.BU36] &lt; 0);1;0)" office:value-type="float" office:value="0">
            <text:p>0</text:p>
          </table:table-cell>
          <table:table-cell table:formula="of:=IF([.CE36] &lt; 0;1;0)" office:value-type="float" office:value="1">
            <text:p>1</text:p>
          </table:table-cell>
          <table:table-cell table:formula="of:=IF(AND([.CI36] = 1;[.BU36] &gt; 0);1;0)" office:value-type="float" office:value="0">
            <text:p>0</text:p>
          </table:table-cell>
        </table:table-row>
        <table:table-row table:style-name="ro2">
          <table:table-cell office:value-type="float" office:value="476877">
            <text:p>476877</text:p>
          </table:table-cell>
          <table:table-cell office:value-type="float" office:value="5">
            <text:p>5</text:p>
          </table:table-cell>
          <table:table-cell office:value-type="string">
            <text:p>03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62">
            <text:p>39462</text:p>
          </table:table-cell>
          <table:table-cell office:value-type="float" office:value="361">
            <text:p>361</text:p>
          </table:table-cell>
          <table:table-cell office:value-type="float" office:value="36617">
            <text:p>36617</text:p>
          </table:table-cell>
          <table:table-cell office:value-type="float" office:value="221">
            <text:p>221</text:p>
          </table:table-cell>
          <table:table-cell office:value-type="float" office:value="1978">
            <text:p>1978</text:p>
          </table:table-cell>
          <table:table-cell office:value-type="float" office:value="194">
            <text:p>194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2284">
            <text:p>32284</text:p>
          </table:table-cell>
          <table:table-cell office:value-type="float" office:value="211">
            <text:p>211</text:p>
          </table:table-cell>
          <table:table-cell office:value-type="float" office:value="30391">
            <text:p>30391</text:p>
          </table:table-cell>
          <table:table-cell office:value-type="float" office:value="130">
            <text:p>130</text:p>
          </table:table-cell>
          <table:table-cell office:value-type="float" office:value="1365">
            <text:p>1365</text:p>
          </table:table-cell>
          <table:table-cell office:value-type="float" office:value="133">
            <text:p>133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20">
            <text:p>-120</text:p>
          </table:table-cell>
          <table:table-cell office:value-type="float" office:value="-0.003">
            <text:p>-0.003</text:p>
          </table:table-cell>
          <table:table-cell office:value-type="float" office:value="0.0091">
            <text:p>0.0091</text:p>
          </table:table-cell>
          <table:table-cell office:value-type="float" office:value="0.9279">
            <text:p>0.9279</text:p>
          </table:table-cell>
          <table:table-cell office:value-type="float" office:value="0.0056">
            <text:p>0.0056</text:p>
          </table:table-cell>
          <table:table-cell office:value-type="float" office:value="0.0501">
            <text:p>0.0501</text:p>
          </table:table-cell>
          <table:table-cell office:value-type="float" office:value="0.0049">
            <text:p>0.0049</text:p>
          </table:table-cell>
          <table:table-cell office:value-type="float" office:value="0.0006">
            <text:p>0.0006</text:p>
          </table:table-cell>
          <table:table-cell office:value-type="float" office:value="0.0008">
            <text:p>0.0008</text:p>
          </table:table-cell>
          <table:table-cell office:value-type="float" office:value="0.001">
            <text:p>0.001</text:p>
          </table:table-cell>
          <table:table-cell office:value-type="float" office:value="0.0065">
            <text:p>0.0065</text:p>
          </table:table-cell>
          <table:table-cell office:value-type="float" office:value="0.9414">
            <text:p>0.9414</text:p>
          </table:table-cell>
          <table:table-cell office:value-type="float" office:value="0.004">
            <text:p>0.004</text:p>
          </table:table-cell>
          <table:table-cell office:value-type="float" office:value="0.0423">
            <text:p>0.0423</text:p>
          </table:table-cell>
          <table:table-cell office:value-type="float" office:value="0.0041">
            <text:p>0.0041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219963847">
            <text:p>35219963847</text:p>
          </table:table-cell>
          <table:table-cell office:value-type="float" office:value="270922798.823077">
            <text:p>270922798.823077</text:p>
          </table:table-cell>
          <table:table-cell office:value-type="float" office:value="612">
            <text:p>612</text:p>
          </table:table-cell>
          <table:table-cell office:value-type="float" office:value="4.70769230769231">
            <text:p>4.7076923077</text:p>
          </table:table-cell>
          <table:table-cell office:value-type="float" office:value="1033">
            <text:p>1033</text:p>
          </table:table-cell>
          <table:table-cell office:value-type="float" office:value="7.94615384615385">
            <text:p>7.9461538462</text:p>
          </table:table-cell>
          <table:table-cell office:value-type="float" office:value="465">
            <text:p>465</text:p>
          </table:table-cell>
          <table:table-cell office:value-type="float" office:value="3.57692307692308">
            <text:p>3.5769230769</text:p>
          </table:table-cell>
          <table:table-cell office:value-type="float" office:value="930">
            <text:p>930</text:p>
          </table:table-cell>
          <table:table-cell office:value-type="float" office:value="7.15384615384615">
            <text:p>7.1538461538</text:p>
          </table:table-cell>
          <table:table-cell office:value-type="float" office:value="43847">
            <text:p>43847</text:p>
          </table:table-cell>
          <table:table-cell office:value-type="float" office:value="337.284615384615">
            <text:p>337.2846153846</text:p>
          </table:table-cell>
          <table:table-cell office:value-type="float" office:value="17150">
            <text:p>17150</text:p>
          </table:table-cell>
          <table:table-cell office:value-type="float" office:value="131.923076923077">
            <text:p>131.9230769231</text:p>
          </table:table-cell>
          <table:table-cell office:value-type="float" office:value="5071979">
            <text:p>5071979</text:p>
          </table:table-cell>
          <table:table-cell office:value-type="float" office:value="39015.2230769231">
            <text:p>39015.2230769231</text:p>
          </table:table-cell>
          <table:table-cell office:value-type="float" office:value="-3685.37768838674">
            <text:p>-3685.3776883868</text:p>
          </table:table-cell>
          <table:table-cell office:value-type="float" office:value="-28.3490591414365">
            <text:p>-28.3490591414</text:p>
          </table:table-cell>
          <table:table-cell office:value-type="float" office:value="-573.471996416179">
            <text:p>-573.4719964162</text:p>
          </table:table-cell>
          <table:table-cell office:value-type="float" office:value="-4.41132304935522">
            <text:p>-4.4113230494</text:p>
          </table:table-cell>
          <table:table-cell office:value-type="float" office:value="-2032.8979627432">
            <text:p>-2032.8979627432</text:p>
          </table:table-cell>
          <table:table-cell office:value-type="float" office:value="-15.6376766364862">
            <text:p>-15.6376766365</text:p>
          </table:table-cell>
          <table:table-cell office:value-type="float" office:value="8678">
            <text:p>8678</text:p>
          </table:table-cell>
          <table:table-cell office:value-type="float" office:value="66.7538461538462">
            <text:p>66.7538461538</text:p>
          </table:table-cell>
          <table:table-cell office:value-type="float" office:value="14778">
            <text:p>14778</text:p>
          </table:table-cell>
          <table:table-cell office:value-type="float" office:value="113.676923076923">
            <text:p>113.6769230769</text:p>
          </table:table-cell>
          <table:table-cell office:value-type="float" office:value="-2391.06673781082">
            <text:p>-2391.0667378108</text:p>
          </table:table-cell>
          <table:table-cell office:value-type="float" office:value="-18.3928210600833">
            <text:p>-18.3928210601</text:p>
          </table:table-cell>
          <table:table-cell office:value-type="float" office:value="-2170.70359633939">
            <text:p>-2170.7035963394</text:p>
          </table:table-cell>
          <table:table-cell office:value-type="float" office:value="-16.6977199718415">
            <text:p>-16.6977199718</text:p>
          </table:table-cell>
          <table:table-cell office:value-type="float" office:value="130">
            <text:p>130</text:p>
          </table:table-cell>
          <table:table-cell table:formula="of:= 100 * (([.BV37] / ([.BV37] + [.BX37])) - ([.BX37] / ([.BV37] + [.BX37])))" office:value-type="float" office:value="-26.006139154161">
            <text:p>-26.0061391542</text:p>
          </table:table-cell>
          <table:table-cell table:formula="of:=IF([.CE37] &gt; 0;1;0)" office:value-type="float" office:value="0">
            <text:p>0</text:p>
          </table:table-cell>
          <table:table-cell table:formula="of:=IF([.BU37] &gt; [.CE37];1;0)" office:value-type="float" office:value="1">
            <text:p>1</text:p>
          </table:table-cell>
          <table:table-cell table:formula="of:=IF(AND([.CF37] = 1;[.BU37] &lt; 0);1;0)" office:value-type="float" office:value="0">
            <text:p>0</text:p>
          </table:table-cell>
          <table:table-cell table:formula="of:=IF([.CE37] &lt; 0;1;0)" office:value-type="float" office:value="1">
            <text:p>1</text:p>
          </table:table-cell>
          <table:table-cell table:formula="of:=IF(AND([.CI37] = 1;[.BU37] &gt; 0);1;0)" office:value-type="float" office:value="0">
            <text:p>0</text:p>
          </table:table-cell>
        </table:table-row>
        <table:table-row table:style-name="ro2">
          <table:table-cell office:value-type="float" office:value="154478">
            <text:p>154478</text:p>
          </table:table-cell>
          <table:table-cell office:value-type="float" office:value="7">
            <text:p>7</text:p>
          </table:table-cell>
          <table:table-cell office:value-type="string">
            <text:p>04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892">
            <text:p>39892</text:p>
          </table:table-cell>
          <table:table-cell office:value-type="float" office:value="1597">
            <text:p>1597</text:p>
          </table:table-cell>
          <table:table-cell office:value-type="float" office:value="35346">
            <text:p>35346</text:p>
          </table:table-cell>
          <table:table-cell office:value-type="float" office:value="1004">
            <text:p>1004</text:p>
          </table:table-cell>
          <table:table-cell office:value-type="float" office:value="848">
            <text:p>848</text:p>
          </table:table-cell>
          <table:table-cell office:value-type="float" office:value="938">
            <text:p>938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88">
            <text:p>88</text:p>
          </table:table-cell>
          <table:table-cell office:value-type="float" office:value="31456">
            <text:p>31456</text:p>
          </table:table-cell>
          <table:table-cell office:value-type="float" office:value="956">
            <text:p>956</text:p>
          </table:table-cell>
          <table:table-cell office:value-type="float" office:value="28508">
            <text:p>28508</text:p>
          </table:table-cell>
          <table:table-cell office:value-type="float" office:value="608">
            <text:p>608</text:p>
          </table:table-cell>
          <table:table-cell office:value-type="float" office:value="538">
            <text:p>538</text:p>
          </table:table-cell>
          <table:table-cell office:value-type="float" office:value="762">
            <text:p>762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310">
            <text:p>310</text:p>
          </table:table-cell>
          <table:table-cell office:value-type="float" office:value="0.0078">
            <text:p>0.0078</text:p>
          </table:table-cell>
          <table:table-cell office:value-type="float" office:value="0.04">
            <text:p>0.04</text:p>
          </table:table-cell>
          <table:table-cell office:value-type="float" office:value="0.886">
            <text:p>0.886</text:p>
          </table:table-cell>
          <table:table-cell office:value-type="float" office:value="0.0252">
            <text:p>0.0252</text:p>
          </table:table-cell>
          <table:table-cell office:value-type="float" office:value="0.0213">
            <text:p>0.0213</text:p>
          </table:table-cell>
          <table:table-cell office:value-type="float" office:value="0.0235">
            <text:p>0.0235</text:p>
          </table:table-cell>
          <table:table-cell office:value-type="float" office:value="0.0006">
            <text:p>0.0006</text:p>
          </table:table-cell>
          <table:table-cell office:value-type="float" office:value="0.0012">
            <text:p>0.0012</text:p>
          </table:table-cell>
          <table:table-cell office:value-type="float" office:value="0.0022">
            <text:p>0.0022</text:p>
          </table:table-cell>
          <table:table-cell office:value-type="float" office:value="0.0304">
            <text:p>0.0304</text:p>
          </table:table-cell>
          <table:table-cell office:value-type="float" office:value="0.9063">
            <text:p>0.9063</text:p>
          </table:table-cell>
          <table:table-cell office:value-type="float" office:value="0.0193">
            <text:p>0.0193</text:p>
          </table:table-cell>
          <table:table-cell office:value-type="float" office:value="0.0171">
            <text:p>0.0171</text:p>
          </table:table-cell>
          <table:table-cell office:value-type="float" office:value="0.0242">
            <text:p>0.0242</text:p>
          </table:table-cell>
          <table:table-cell office:value-type="float" office:value="0.0005">
            <text:p>0.0005</text:p>
          </table:table-cell>
          <table:table-cell office:value-type="float" office:value="0.001">
            <text:p>0.001</text:p>
          </table:table-cell>
          <table:table-cell office:value-type="float" office:value="0.0012">
            <text:p>0.00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05403482">
            <text:p>5405403482</text:p>
          </table:table-cell>
          <table:table-cell office:value-type="float" office:value="270270174.1">
            <text:p>270270174.1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3.05">
            <text:p>3.05</text:p>
          </table:table-cell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float" office:value="3482">
            <text:p>3482</text:p>
          </table:table-cell>
          <table:table-cell office:value-type="float" office:value="174.1">
            <text:p>174.1</text:p>
          </table:table-cell>
          <table:table-cell office:value-type="float" office:value="2725">
            <text:p>2725</text:p>
          </table:table-cell>
          <table:table-cell office:value-type="float" office:value="136.25">
            <text:p>136.25</text:p>
          </table:table-cell>
          <table:table-cell office:value-type="float" office:value="823672">
            <text:p>823672</text:p>
          </table:table-cell>
          <table:table-cell office:value-type="float" office:value="41183.6">
            <text:p>41183.6</text:p>
          </table:table-cell>
          <table:table-cell office:value-type="float" office:value="56.71306260675">
            <text:p>56.7130626068</text:p>
          </table:table-cell>
          <table:table-cell office:value-type="float" office:value="2.8356531303375">
            <text:p>2.8356531303</text:p>
          </table:table-cell>
          <table:table-cell office:value-type="float" office:value="133.562827063738">
            <text:p>133.5628270637</text:p>
          </table:table-cell>
          <table:table-cell office:value-type="float" office:value="6.6781413531869">
            <text:p>6.6781413532</text:p>
          </table:table-cell>
          <table:table-cell office:value-type="float" office:value="-8.89314503658001">
            <text:p>-8.8931450366</text:p>
          </table:table-cell>
          <table:table-cell office:value-type="float" office:value="-0.444657251829">
            <text:p>-0.4446572518</text:p>
          </table:table-cell>
          <table:table-cell office:value-type="float" office:value="5930">
            <text:p>5930</text:p>
          </table:table-cell>
          <table:table-cell office:value-type="float" office:value="296.5">
            <text:p>296.5</text:p>
          </table:table-cell>
          <table:table-cell office:value-type="float" office:value="6479">
            <text:p>6479</text:p>
          </table:table-cell>
          <table:table-cell office:value-type="float" office:value="323.95">
            <text:p>323.95</text:p>
          </table:table-cell>
          <table:table-cell office:value-type="float" office:value="187.282202723297">
            <text:p>187.2822027233</text:p>
          </table:table-cell>
          <table:table-cell office:value-type="float" office:value="9.36411013616485">
            <text:p>9.3641101362</text:p>
          </table:table-cell>
          <table:table-cell office:value-type="float" office:value="92.16623683953">
            <text:p>92.1662368395</text:p>
          </table:table-cell>
          <table:table-cell office:value-type="float" office:value="4.6083118419765">
            <text:p>4.608311842</text:p>
          </table:table-cell>
          <table:table-cell office:value-type="float" office:value="20">
            <text:p>20</text:p>
          </table:table-cell>
          <table:table-cell table:formula="of:= 100 * (([.BV38] / ([.BV38] + [.BX38])) - ([.BX38] / ([.BV38] + [.BX38])))" office:value-type="float" office:value="-4.42420823595777">
            <text:p>-4.424208236</text:p>
          </table:table-cell>
          <table:table-cell table:formula="of:=IF([.CE38] &gt; 0;1;0)" office:value-type="float" office:value="0">
            <text:p>0</text:p>
          </table:table-cell>
          <table:table-cell table:formula="of:=IF([.BU38] &gt; [.CE38];1;0)" office:value-type="float" office:value="1">
            <text:p>1</text:p>
          </table:table-cell>
          <table:table-cell table:formula="of:=IF(AND([.CF38] = 1;[.BU38] &lt; 0);1;0)" office:value-type="float" office:value="0">
            <text:p>0</text:p>
          </table:table-cell>
          <table:table-cell table:formula="of:=IF([.CE38] &lt; 0;1;0)" office:value-type="float" office:value="1">
            <text:p>1</text:p>
          </table:table-cell>
          <table:table-cell table:formula="of:=IF(AND([.CI38] = 1;[.BU38] &gt; 0);1;0)" office:value-type="float" office:value="0">
            <text:p>0</text:p>
          </table:table-cell>
        </table:table-row>
        <table:table-row table:style-name="ro2">
          <table:table-cell office:value-type="float" office:value="154503">
            <text:p>154503</text:p>
          </table:table-cell>
          <table:table-cell office:value-type="float" office:value="44">
            <text:p>44</text:p>
          </table:table-cell>
          <table:table-cell office:value-type="string">
            <text:p>2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13">
            <text:p>39513</text:p>
          </table:table-cell>
          <table:table-cell office:value-type="float" office:value="5764">
            <text:p>5764</text:p>
          </table:table-cell>
          <table:table-cell office:value-type="float" office:value="30546">
            <text:p>30546</text:p>
          </table:table-cell>
          <table:table-cell office:value-type="float" office:value="937">
            <text:p>937</text:p>
          </table:table-cell>
          <table:table-cell office:value-type="float" office:value="177">
            <text:p>177</text:p>
          </table:table-cell>
          <table:table-cell office:value-type="float" office:value="1949">
            <text:p>1949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29679">
            <text:p>29679</text:p>
          </table:table-cell>
          <table:table-cell office:value-type="float" office:value="3366">
            <text:p>3366</text:p>
          </table:table-cell>
          <table:table-cell office:value-type="float" office:value="24322">
            <text:p>24322</text:p>
          </table:table-cell>
          <table:table-cell office:value-type="float" office:value="579">
            <text:p>579</text:p>
          </table:table-cell>
          <table:table-cell office:value-type="float" office:value="103">
            <text:p>103</text:p>
          </table:table-cell>
          <table:table-cell office:value-type="float" office:value="1231">
            <text:p>1231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69">
            <text:p>-69</text:p>
          </table:table-cell>
          <table:table-cell office:value-type="float" office:value="-0.0017">
            <text:p>-0.0017</text:p>
          </table:table-cell>
          <table:table-cell office:value-type="float" office:value="0.1459">
            <text:p>0.1459</text:p>
          </table:table-cell>
          <table:table-cell office:value-type="float" office:value="0.7731">
            <text:p>0.7731</text:p>
          </table:table-cell>
          <table:table-cell office:value-type="float" office:value="0.0237">
            <text:p>0.0237</text:p>
          </table:table-cell>
          <table:table-cell office:value-type="float" office:value="0.0045">
            <text:p>0.0045</text:p>
          </table:table-cell>
          <table:table-cell office:value-type="float" office:value="0.0493">
            <text:p>0.0493</text:p>
          </table:table-cell>
          <table:table-cell office:value-type="float" office:value="0.0008">
            <text:p>0.0008</text:p>
          </table:table-cell>
          <table:table-cell office:value-type="float" office:value="0.0011">
            <text:p>0.0011</text:p>
          </table:table-cell>
          <table:table-cell office:value-type="float" office:value="0.0017">
            <text:p>0.0017</text:p>
          </table:table-cell>
          <table:table-cell office:value-type="float" office:value="0.1134">
            <text:p>0.1134</text:p>
          </table:table-cell>
          <table:table-cell office:value-type="float" office:value="0.8195">
            <text:p>0.8195</text:p>
          </table:table-cell>
          <table:table-cell office:value-type="float" office:value="0.0195">
            <text:p>0.0195</text:p>
          </table:table-cell>
          <table:table-cell office:value-type="float" office:value="0.0035">
            <text:p>0.0035</text:p>
          </table:table-cell>
          <table:table-cell office:value-type="float" office:value="0.0415">
            <text:p>0.0415</text:p>
          </table:table-cell>
          <table:table-cell office:value-type="float" office:value="0.0008">
            <text:p>0.0008</text:p>
          </table:table-cell>
          <table:table-cell office:value-type="float" office:value="0.0006">
            <text:p>0.0006</text:p>
          </table:table-cell>
          <table:table-cell office:value-type="float" office:value="0.0011">
            <text:p>0.00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1954970152">
            <text:p>31954970152</text:p>
          </table:table-cell>
          <table:table-cell office:value-type="float" office:value="270804831.79661">
            <text:p>270804831.79661</text:p>
          </table:table-cell>
          <table:table-cell office:value-type="float" office:value="2579">
            <text:p>2579</text:p>
          </table:table-cell>
          <table:table-cell office:value-type="float" office:value="21.8559322033898">
            <text:p>21.8559322034</text:p>
          </table:table-cell>
          <table:table-cell office:value-type="float" office:value="190">
            <text:p>190</text:p>
          </table:table-cell>
          <table:table-cell office:value-type="float" office:value="1.61016949152542">
            <text:p>1.6101694915</text:p>
          </table:table-cell>
          <table:table-cell office:value-type="float" office:value="322">
            <text:p>322</text:p>
          </table:table-cell>
          <table:table-cell office:value-type="float" office:value="2.72881355932203">
            <text:p>2.7288135593</text:p>
          </table:table-cell>
          <table:table-cell office:value-type="float" office:value="590">
            <text:p>590</text:p>
          </table:table-cell>
          <table:table-cell office:value-type="float" office:value="5">
            <text:p>5</text:p>
          </table:table-cell>
          <table:table-cell office:value-type="float" office:value="10152">
            <text:p>10152</text:p>
          </table:table-cell>
          <table:table-cell office:value-type="float" office:value="86.0338983050847">
            <text:p>86.0338983051</text:p>
          </table:table-cell>
          <table:table-cell office:value-type="float" office:value="9342">
            <text:p>9342</text:p>
          </table:table-cell>
          <table:table-cell office:value-type="float" office:value="79.1694915254237">
            <text:p>79.1694915254</text:p>
          </table:table-cell>
          <table:table-cell office:value-type="float" office:value="4731492">
            <text:p>4731492</text:p>
          </table:table-cell>
          <table:table-cell office:value-type="float" office:value="40097.3898305085">
            <text:p>40097.3898305085</text:p>
          </table:table-cell>
          <table:table-cell office:value-type="float" office:value="1807.10199782902">
            <text:p>1807.101997829</text:p>
          </table:table-cell>
          <table:table-cell office:value-type="float" office:value="15.3144237104154">
            <text:p>15.3144237104</text:p>
          </table:table-cell>
          <table:table-cell office:value-type="float" office:value="1275.63461494319">
            <text:p>1275.6346149432</text:p>
          </table:table-cell>
          <table:table-cell office:value-type="float" office:value="10.8104628385016">
            <text:p>10.8104628385</text:p>
          </table:table-cell>
          <table:table-cell office:value-type="float" office:value="1696.70789676777">
            <text:p>1696.7078967678</text:p>
          </table:table-cell>
          <table:table-cell office:value-type="float" office:value="14.3788804810828">
            <text:p>14.3788804811</text:p>
          </table:table-cell>
          <table:table-cell office:value-type="float" office:value="7920">
            <text:p>7920</text:p>
          </table:table-cell>
          <table:table-cell office:value-type="float" office:value="67.1186440677966">
            <text:p>67.1186440678</text:p>
          </table:table-cell>
          <table:table-cell office:value-type="float" office:value="6024">
            <text:p>6024</text:p>
          </table:table-cell>
          <table:table-cell office:value-type="float" office:value="51.0508474576271">
            <text:p>51.0508474576</text:p>
          </table:table-cell>
          <table:table-cell office:value-type="float" office:value="4170.80565037165">
            <text:p>4170.8056503717</text:p>
          </table:table-cell>
          <table:table-cell office:value-type="float" office:value="35.3458105963699">
            <text:p>35.3458105964</text:p>
          </table:table-cell>
          <table:table-cell office:value-type="float" office:value="2237.56253997791">
            <text:p>2237.5625399779</text:p>
          </table:table-cell>
          <table:table-cell office:value-type="float" office:value="18.9623944065925">
            <text:p>18.9623944066</text:p>
          </table:table-cell>
          <table:table-cell office:value-type="float" office:value="118">
            <text:p>118</text:p>
          </table:table-cell>
          <table:table-cell table:formula="of:= 100 * (([.BV39] / ([.BV39] + [.BX39])) - ([.BX39] / ([.BV39] + [.BX39])))" office:value-type="float" office:value="13.5972461273666">
            <text:p>13.5972461274</text:p>
          </table:table-cell>
          <table:table-cell table:formula="of:=IF([.CE39] &gt; 0;1;0)" office:value-type="float" office:value="1">
            <text:p>1</text:p>
          </table:table-cell>
          <table:table-cell table:formula="of:=IF([.BU39] &gt; [.CE39];1;0)" office:value-type="float" office:value="1">
            <text:p>1</text:p>
          </table:table-cell>
          <table:table-cell table:formula="of:=IF(AND([.CF39] = 1;[.BU39] &lt; 0);1;0)" office:value-type="float" office:value="0">
            <text:p>0</text:p>
          </table:table-cell>
          <table:table-cell table:formula="of:=IF([.CE39] &lt; 0;1;0)" office:value-type="float" office:value="0">
            <text:p>0</text:p>
          </table:table-cell>
          <table:table-cell table:formula="of:=IF(AND([.CI39] = 1;[.BU39] &gt; 0);1;0)" office:value-type="float" office:value="0">
            <text:p>0</text:p>
          </table:table-cell>
        </table:table-row>
        <table:table-row table:style-name="ro2">
          <table:table-cell office:value-type="float" office:value="154531">
            <text:p>154531</text:p>
          </table:table-cell>
          <table:table-cell office:value-type="float" office:value="45">
            <text:p>45</text:p>
          </table:table-cell>
          <table:table-cell office:value-type="string">
            <text:p>23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59">
            <text:p>39559</text:p>
          </table:table-cell>
          <table:table-cell office:value-type="float" office:value="1652">
            <text:p>1652</text:p>
          </table:table-cell>
          <table:table-cell office:value-type="float" office:value="37119">
            <text:p>37119</text:p>
          </table:table-cell>
          <table:table-cell office:value-type="float" office:value="205">
            <text:p>205</text:p>
          </table:table-cell>
          <table:table-cell office:value-type="float" office:value="168">
            <text:p>168</text:p>
          </table:table-cell>
          <table:table-cell office:value-type="float" office:value="371">
            <text:p>371</text:p>
          </table:table-cell>
          <table:table-cell table:number-columns-repeated="2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0794">
            <text:p>30794</text:p>
          </table:table-cell>
          <table:table-cell office:value-type="float" office:value="928">
            <text:p>928</text:p>
          </table:table-cell>
          <table:table-cell office:value-type="float" office:value="29411">
            <text:p>29411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float" office:value="247">
            <text:p>24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23">
            <text:p>-23</text:p>
          </table:table-cell>
          <table:table-cell office:value-type="float" office:value="-0.0006">
            <text:p>-0.0006</text:p>
          </table:table-cell>
          <table:table-cell office:value-type="float" office:value="0.0418">
            <text:p>0.0418</text:p>
          </table:table-cell>
          <table:table-cell office:value-type="float" office:value="0.9383">
            <text:p>0.9383</text:p>
          </table:table-cell>
          <table:table-cell office:value-type="float" office:value="0.0052">
            <text:p>0.0052</text:p>
          </table:table-cell>
          <table:table-cell office:value-type="float" office:value="0.0042">
            <text:p>0.0042</text:p>
          </table:table-cell>
          <table:table-cell office:value-type="float" office:value="0.0094">
            <text:p>0.0094</text:p>
          </table:table-cell>
          <table:table-cell table:number-columns-repeated="2" office:value-type="float" office:value="0.0004">
            <text:p>0.0004</text:p>
          </table:table-cell>
          <table:table-cell office:value-type="float" office:value="0.0003">
            <text:p>0.0003</text:p>
          </table:table-cell>
          <table:table-cell office:value-type="float" office:value="0.0301">
            <text:p>0.0301</text:p>
          </table:table-cell>
          <table:table-cell office:value-type="float" office:value="0.9551">
            <text:p>0.9551</text:p>
          </table:table-cell>
          <table:table-cell office:value-type="float" office:value="0.0027">
            <text:p>0.0027</text:p>
          </table:table-cell>
          <table:table-cell office:value-type="float" office:value="0.0032">
            <text:p>0.0032</text:p>
          </table:table-cell>
          <table:table-cell office:value-type="float" office:value="0.008">
            <text:p>0.008</text:p>
          </table:table-cell>
          <table:table-cell office:value-type="float" office:value="0.0004">
            <text:p>0.0004</text:p>
          </table:table-cell>
          <table:table-cell office:value-type="float" office:value="0.0003">
            <text:p>0.0003</text:p>
          </table:table-cell>
          <table:table-cell office:value-type="float" office:value="0.0002">
            <text:p>0.0002</text:p>
          </table:table-cell>
          <table:table-cell table:number-columns-repeated="4" office:value-type="float" office:value="0">
            <text:p>0</text:p>
          </table:table-cell>
          <table:table-cell office:value-type="float" office:value="31136960382">
            <text:p>31136960382</text:p>
          </table:table-cell>
          <table:table-cell office:value-type="float" office:value="270756177.234783">
            <text:p>270756177.234783</text:p>
          </table:table-cell>
          <table:table-cell office:value-type="float" office:value="2689">
            <text:p>2689</text:p>
          </table:table-cell>
          <table:table-cell office:value-type="float" office:value="23.3826086956522">
            <text:p>23.3826086957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3.30434782608696">
            <text:p>3.3043478261</text:p>
          </table:table-cell>
          <table:table-cell office:value-type="float" office:value="575">
            <text:p>575</text:p>
          </table:table-cell>
          <table:table-cell office:value-type="float" office:value="5">
            <text:p>5</text:p>
          </table:table-cell>
          <table:table-cell office:value-type="float" office:value="10382">
            <text:p>10382</text:p>
          </table:table-cell>
          <table:table-cell office:value-type="float" office:value="90.2782608695652">
            <text:p>90.2782608696</text:p>
          </table:table-cell>
          <table:table-cell office:value-type="float" office:value="7267">
            <text:p>7267</text:p>
          </table:table-cell>
          <table:table-cell office:value-type="float" office:value="63.1913043478261">
            <text:p>63.1913043478</text:p>
          </table:table-cell>
          <table:table-cell office:value-type="float" office:value="3946061">
            <text:p>3946061</text:p>
          </table:table-cell>
          <table:table-cell office:value-type="float" office:value="34313.5739130435">
            <text:p>34313.5739130435</text:p>
          </table:table-cell>
          <table:table-cell office:value-type="float" office:value="2817.20780426307">
            <text:p>2817.2078042631</text:p>
          </table:table-cell>
          <table:table-cell office:value-type="float" office:value="24.497459167505">
            <text:p>24.4974591675</text:p>
          </table:table-cell>
          <table:table-cell office:value-type="float" office:value="1702.45090608668">
            <text:p>1702.4509060867</text:p>
          </table:table-cell>
          <table:table-cell office:value-type="float" office:value="14.8039209224929">
            <text:p>14.8039209225</text:p>
          </table:table-cell>
          <table:table-cell office:value-type="float" office:value="2439.25002567273">
            <text:p>2439.2500256727</text:p>
          </table:table-cell>
          <table:table-cell office:value-type="float" office:value="21.2108697884585">
            <text:p>21.2108697885</text:p>
          </table:table-cell>
          <table:table-cell office:value-type="float" office:value="10572">
            <text:p>10572</text:p>
          </table:table-cell>
          <table:table-cell office:value-type="float" office:value="91.9304347826087">
            <text:p>91.9304347826</text:p>
          </table:table-cell>
          <table:table-cell office:value-type="float" office:value="6650">
            <text:p>6650</text:p>
          </table:table-cell>
          <table:table-cell office:value-type="float" office:value="57.8260869565217">
            <text:p>57.8260869565</text:p>
          </table:table-cell>
          <table:table-cell office:value-type="float" office:value="4628.20612051115">
            <text:p>4628.2061205112</text:p>
          </table:table-cell>
          <table:table-cell office:value-type="float" office:value="40.2452706131404">
            <text:p>40.2452706131</text:p>
          </table:table-cell>
          <table:table-cell office:value-type="float" office:value="2896.77871413357">
            <text:p>2896.7787141336</text:p>
          </table:table-cell>
          <table:table-cell office:value-type="float" office:value="25.1893801229006">
            <text:p>25.1893801229</text:p>
          </table:table-cell>
          <table:table-cell office:value-type="float" office:value="115">
            <text:p>115</text:p>
          </table:table-cell>
          <table:table-cell table:formula="of:= 100 * (([.BV40] / ([.BV40] + [.BX40])) - ([.BX40] / ([.BV40] + [.BX40])))" office:value-type="float" office:value="22.7731970735106">
            <text:p>22.7731970735</text:p>
          </table:table-cell>
          <table:table-cell table:formula="of:=IF([.CE40] &gt; 0;1;0)" office:value-type="float" office:value="1">
            <text:p>1</text:p>
          </table:table-cell>
          <table:table-cell table:formula="of:=IF([.BU40] &gt; [.CE40];1;0)" office:value-type="float" office:value="0">
            <text:p>0</text:p>
          </table:table-cell>
          <table:table-cell table:formula="of:=IF(AND([.CF40] = 1;[.BU40] &lt; 0);1;0)" office:value-type="float" office:value="0">
            <text:p>0</text:p>
          </table:table-cell>
          <table:table-cell table:formula="of:=IF([.CE40] &lt; 0;1;0)" office:value-type="float" office:value="0">
            <text:p>0</text:p>
          </table:table-cell>
          <table:table-cell table:formula="of:=IF(AND([.CI40] = 1;[.BU40] &gt; 0);1;0)" office:value-type="float" office:value="0">
            <text:p>0</text:p>
          </table:table-cell>
        </table:table-row>
        <table:table-row table:style-name="ro2">
          <table:table-cell office:value-type="float" office:value="154555">
            <text:p>154555</text:p>
          </table:table-cell>
          <table:table-cell office:value-type="float" office:value="43">
            <text:p>43</text:p>
          </table:table-cell>
          <table:table-cell office:value-type="string">
            <text:p>22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15">
            <text:p>39615</text:p>
          </table:table-cell>
          <table:table-cell office:value-type="float" office:value="1044">
            <text:p>1044</text:p>
          </table:table-cell>
          <table:table-cell office:value-type="float" office:value="37410">
            <text:p>37410</text:p>
          </table:table-cell>
          <table:table-cell office:value-type="float" office:value="249">
            <text:p>249</text:p>
          </table:table-cell>
          <table:table-cell office:value-type="float" office:value="310">
            <text:p>310</text:p>
          </table:table-cell>
          <table:table-cell office:value-type="float" office:value="514">
            <text:p>514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30043">
            <text:p>30043</text:p>
          </table:table-cell>
          <table:table-cell office:value-type="float" office:value="559">
            <text:p>559</text:p>
          </table:table-cell>
          <table:table-cell office:value-type="float" office:value="28842">
            <text:p>28842</text:p>
          </table:table-cell>
          <table:table-cell office:value-type="float" office:value="106">
            <text:p>106</text:p>
          </table:table-cell>
          <table:table-cell office:value-type="float" office:value="196">
            <text:p>196</text:p>
          </table:table-cell>
          <table:table-cell office:value-type="float" office:value="294">
            <text:p>29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33">
            <text:p>33</text:p>
          </table:table-cell>
          <table:table-cell office:value-type="float" office:value="0.0008">
            <text:p>0.0008</text:p>
          </table:table-cell>
          <table:table-cell office:value-type="float" office:value="0.0264">
            <text:p>0.0264</text:p>
          </table:table-cell>
          <table:table-cell office:value-type="float" office:value="0.9443">
            <text:p>0.9443</text:p>
          </table:table-cell>
          <table:table-cell office:value-type="float" office:value="0.0063">
            <text:p>0.0063</text:p>
          </table:table-cell>
          <table:table-cell office:value-type="float" office:value="0.0078">
            <text:p>0.0078</text:p>
          </table:table-cell>
          <table:table-cell office:value-type="float" office:value="0.013">
            <text:p>0.013</text:p>
          </table:table-cell>
          <table:table-cell office:value-type="float" office:value="0.0004">
            <text:p>0.0004</text:p>
          </table:table-cell>
          <table:table-cell office:value-type="float" office:value="0.0006">
            <text:p>0.0006</text:p>
          </table:table-cell>
          <table:table-cell office:value-type="float" office:value="0.0012">
            <text:p>0.0012</text:p>
          </table:table-cell>
          <table:table-cell office:value-type="float" office:value="0.0186">
            <text:p>0.0186</text:p>
          </table:table-cell>
          <table:table-cell office:value-type="float" office:value="0.96">
            <text:p>0.96</text:p>
          </table:table-cell>
          <table:table-cell office:value-type="float" office:value="0.0035">
            <text:p>0.0035</text:p>
          </table:table-cell>
          <table:table-cell office:value-type="float" office:value="0.0065">
            <text:p>0.0065</text:p>
          </table:table-cell>
          <table:table-cell office:value-type="float" office:value="0.0098">
            <text:p>0.0098</text:p>
          </table:table-cell>
          <table:table-cell table:number-columns-repeated="2" office:value-type="float" office:value="0.0004">
            <text:p>0.0004</text:p>
          </table:table-cell>
          <table:table-cell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778329258">
            <text:p>35778329258</text:p>
          </table:table-cell>
          <table:table-cell office:value-type="float" office:value="271047948.924242">
            <text:p>271047948.924242</text:p>
          </table:table-cell>
          <table:table-cell office:value-type="float" office:value="2836">
            <text:p>2836</text:p>
          </table:table-cell>
          <table:table-cell office:value-type="float" office:value="21.4848484848485">
            <text:p>21.4848484848</text:p>
          </table:table-cell>
          <table:table-cell office:value-type="float" office:value="396">
            <text:p>396</text:p>
          </table:table-cell>
          <table:table-cell office:value-type="float" office:value="3">
            <text:p>3</text:p>
          </table:table-cell>
          <table:table-cell office:value-type="float" office:value="328">
            <text:p>328</text:p>
          </table:table-cell>
          <table:table-cell office:value-type="float" office:value="2.48484848484848">
            <text:p>2.4848484848</text:p>
          </table:table-cell>
          <table:table-cell office:value-type="float" office:value="672">
            <text:p>672</text:p>
          </table:table-cell>
          <table:table-cell office:value-type="float" office:value="5.09090909090909">
            <text:p>5.0909090909</text:p>
          </table:table-cell>
          <table:table-cell office:value-type="float" office:value="9258">
            <text:p>9258</text:p>
          </table:table-cell>
          <table:table-cell office:value-type="float" office:value="70.1363636363636">
            <text:p>70.1363636364</text:p>
          </table:table-cell>
          <table:table-cell office:value-type="float" office:value="8601">
            <text:p>8601</text:p>
          </table:table-cell>
          <table:table-cell office:value-type="float" office:value="65.1590909090909">
            <text:p>65.1590909091</text:p>
          </table:table-cell>
          <table:table-cell office:value-type="float" office:value="4621831">
            <text:p>4621831</text:p>
          </table:table-cell>
          <table:table-cell office:value-type="float" office:value="35013.8712121212">
            <text:p>35013.8712121212</text:p>
          </table:table-cell>
          <table:table-cell office:value-type="float" office:value="2269.31769452774">
            <text:p>2269.3176945277</text:p>
          </table:table-cell>
          <table:table-cell office:value-type="float" office:value="17.1918007161192">
            <text:p>17.1918007161</text:p>
          </table:table-cell>
          <table:table-cell office:value-type="float" office:value="1991.76966907214">
            <text:p>1991.7696690721</text:p>
          </table:table-cell>
          <table:table-cell office:value-type="float" office:value="15.0891641596374">
            <text:p>15.0891641596</text:p>
          </table:table-cell>
          <table:table-cell office:value-type="float" office:value="2047.01659646094">
            <text:p>2047.016596461</text:p>
          </table:table-cell>
          <table:table-cell office:value-type="float" office:value="15.5077014883405">
            <text:p>15.5077014883</text:p>
          </table:table-cell>
          <table:table-cell office:value-type="float" office:value="8846">
            <text:p>8846</text:p>
          </table:table-cell>
          <table:table-cell office:value-type="float" office:value="67.0151515151515">
            <text:p>67.0151515152</text:p>
          </table:table-cell>
          <table:table-cell office:value-type="float" office:value="6281">
            <text:p>6281</text:p>
          </table:table-cell>
          <table:table-cell office:value-type="float" office:value="47.5833333333333">
            <text:p>47.5833333333</text:p>
          </table:table-cell>
          <table:table-cell office:value-type="float" office:value="2268.01020493179">
            <text:p>2268.0102049318</text:p>
          </table:table-cell>
          <table:table-cell office:value-type="float" office:value="17.1818954919075">
            <text:p>17.1818954919</text:p>
          </table:table-cell>
          <table:table-cell office:value-type="float" office:value="2144.02854124867">
            <text:p>2144.0285412487</text:p>
          </table:table-cell>
          <table:table-cell office:value-type="float" office:value="16.2426404640051">
            <text:p>16.242640464</text:p>
          </table:table-cell>
          <table:table-cell office:value-type="float" office:value="132">
            <text:p>132</text:p>
          </table:table-cell>
          <table:table-cell table:formula="of:= 100 * (([.BV41] / ([.BV41] + [.BX41])) - ([.BX41] / ([.BV41] + [.BX41])))" office:value-type="float" office:value="16.9564355126595">
            <text:p>16.9564355127</text:p>
          </table:table-cell>
          <table:table-cell table:formula="of:=IF([.CE41] &gt; 0;1;0)" office:value-type="float" office:value="1">
            <text:p>1</text:p>
          </table:table-cell>
          <table:table-cell table:formula="of:=IF([.BU41] &gt; [.CE41];1;0)" office:value-type="float" office:value="0">
            <text:p>0</text:p>
          </table:table-cell>
          <table:table-cell table:formula="of:=IF(AND([.CF41] = 1;[.BU41] &lt; 0);1;0)" office:value-type="float" office:value="0">
            <text:p>0</text:p>
          </table:table-cell>
          <table:table-cell table:formula="of:=IF([.CE41] &lt; 0;1;0)" office:value-type="float" office:value="0">
            <text:p>0</text:p>
          </table:table-cell>
          <table:table-cell table:formula="of:=IF(AND([.CI41] = 1;[.BU41] &gt; 0);1;0)" office:value-type="float" office:value="0">
            <text:p>0</text:p>
          </table:table-cell>
        </table:table-row>
        <table:table-row table:style-name="ro2">
          <table:table-cell office:value-type="float" office:value="154579">
            <text:p>154579</text:p>
          </table:table-cell>
          <table:table-cell office:value-type="float" office:value="31">
            <text:p>31</text:p>
          </table:table-cell>
          <table:table-cell office:value-type="string">
            <text:p>16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01">
            <text:p>39701</text:p>
          </table:table-cell>
          <table:table-cell office:value-type="float" office:value="1884">
            <text:p>1884</text:p>
          </table:table-cell>
          <table:table-cell office:value-type="float" office:value="35816">
            <text:p>35816</text:p>
          </table:table-cell>
          <table:table-cell office:value-type="float" office:value="743">
            <text:p>743</text:p>
          </table:table-cell>
          <table:table-cell office:value-type="float" office:value="513">
            <text:p>513</text:p>
          </table:table-cell>
          <table:table-cell office:value-type="float" office:value="632">
            <text:p>632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float" office:value="30394">
            <text:p>30394</text:p>
          </table:table-cell>
          <table:table-cell office:value-type="float" office:value="1080">
            <text:p>1080</text:p>
          </table:table-cell>
          <table:table-cell office:value-type="float" office:value="28047">
            <text:p>28047</text:p>
          </table:table-cell>
          <table:table-cell office:value-type="float" office:value="437">
            <text:p>437</text:p>
          </table:table-cell>
          <table:table-cell office:value-type="float" office:value="319">
            <text:p>319</text:p>
          </table:table-cell>
          <table:table-cell office:value-type="float" office:value="456">
            <text:p>45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19">
            <text:p>119</text:p>
          </table:table-cell>
          <table:table-cell office:value-type="float" office:value="0.003">
            <text:p>0.003</text:p>
          </table:table-cell>
          <table:table-cell office:value-type="float" office:value="0.0475">
            <text:p>0.0475</text:p>
          </table:table-cell>
          <table:table-cell office:value-type="float" office:value="0.9021">
            <text:p>0.9021</text:p>
          </table:table-cell>
          <table:table-cell office:value-type="float" office:value="0.0187">
            <text:p>0.0187</text:p>
          </table:table-cell>
          <table:table-cell office:value-type="float" office:value="0.0129">
            <text:p>0.0129</text:p>
          </table:table-cell>
          <table:table-cell office:value-type="float" office:value="0.0159">
            <text:p>0.0159</text:p>
          </table:table-cell>
          <table:table-cell office:value-type="float" office:value="0.0004">
            <text:p>0.0004</text:p>
          </table:table-cell>
          <table:table-cell office:value-type="float" office:value="0.001">
            <text:p>0.001</text:p>
          </table:table-cell>
          <table:table-cell office:value-type="float" office:value="0.0015">
            <text:p>0.0015</text:p>
          </table:table-cell>
          <table:table-cell office:value-type="float" office:value="0.0355">
            <text:p>0.0355</text:p>
          </table:table-cell>
          <table:table-cell office:value-type="float" office:value="0.9228">
            <text:p>0.9228</text:p>
          </table:table-cell>
          <table:table-cell office:value-type="float" office:value="0.0144">
            <text:p>0.0144</text:p>
          </table:table-cell>
          <table:table-cell office:value-type="float" office:value="0.0105">
            <text:p>0.0105</text:p>
          </table:table-cell>
          <table:table-cell office:value-type="float" office:value="0.015">
            <text:p>0.015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office:value-type="float" office:value="0.0009">
            <text:p>0.000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898890006">
            <text:p>30898890006</text:p>
          </table:table-cell>
          <table:table-cell office:value-type="float" office:value="271042894.789474">
            <text:p>271042894.789474</text:p>
          </table:table-cell>
          <table:table-cell office:value-type="float" office:value="2315">
            <text:p>2315</text:p>
          </table:table-cell>
          <table:table-cell office:value-type="float" office:value="20.3070175438596">
            <text:p>20.3070175439</text:p>
          </table:table-cell>
          <table:table-cell office:value-type="float" office:value="798">
            <text:p>798</text:p>
          </table:table-cell>
          <table:table-cell office:value-type="float" office:value="7">
            <text:p>7</text:p>
          </table:table-cell>
          <table:table-cell office:value-type="float" office:value="315">
            <text:p>315</text:p>
          </table:table-cell>
          <table:table-cell office:value-type="float" office:value="2.76315789473684">
            <text:p>2.7631578947</text:p>
          </table:table-cell>
          <table:table-cell office:value-type="float" office:value="792">
            <text:p>792</text:p>
          </table:table-cell>
          <table:table-cell office:value-type="float" office:value="6.94736842105263">
            <text:p>6.9473684211</text:p>
          </table:table-cell>
          <table:table-cell office:value-type="float" office:value="10006">
            <text:p>10006</text:p>
          </table:table-cell>
          <table:table-cell office:value-type="float" office:value="87.7719298245614">
            <text:p>87.7719298246</text:p>
          </table:table-cell>
          <table:table-cell office:value-type="float" office:value="8705">
            <text:p>8705</text:p>
          </table:table-cell>
          <table:table-cell office:value-type="float" office:value="76.359649122807">
            <text:p>76.3596491228</text:p>
          </table:table-cell>
          <table:table-cell office:value-type="float" office:value="4279666">
            <text:p>4279666</text:p>
          </table:table-cell>
          <table:table-cell office:value-type="float" office:value="37540.9298245614">
            <text:p>37540.9298245614</text:p>
          </table:table-cell>
          <table:table-cell office:value-type="float" office:value="780.4618247905">
            <text:p>780.4618247905</text:p>
          </table:table-cell>
          <table:table-cell office:value-type="float" office:value="6.8461563578114">
            <text:p>6.8461563578</text:p>
          </table:table-cell>
          <table:table-cell office:value-type="float" office:value="849.73297996622">
            <text:p>849.7329799662</text:p>
          </table:table-cell>
          <table:table-cell office:value-type="float" office:value="7.45379806987912">
            <text:p>7.4537980699</text:p>
          </table:table-cell>
          <table:table-cell office:value-type="float" office:value="879.49128761653">
            <text:p>879.4912876165</text:p>
          </table:table-cell>
          <table:table-cell office:value-type="float" office:value="7.71483585628535">
            <text:p>7.7148358563</text:p>
          </table:table-cell>
          <table:table-cell office:value-type="float" office:value="8640">
            <text:p>8640</text:p>
          </table:table-cell>
          <table:table-cell office:value-type="float" office:value="75.7894736842105">
            <text:p>75.7894736842</text:p>
          </table:table-cell>
          <table:table-cell office:value-type="float" office:value="7933">
            <text:p>7933</text:p>
          </table:table-cell>
          <table:table-cell office:value-type="float" office:value="69.5877192982456">
            <text:p>69.5877192982</text:p>
          </table:table-cell>
          <table:table-cell office:value-type="float" office:value="983.54455259662">
            <text:p>983.5445525966</text:p>
          </table:table-cell>
          <table:table-cell office:value-type="float" office:value="8.62758379470719">
            <text:p>8.6275837947</text:p>
          </table:table-cell>
          <table:table-cell office:value-type="float" office:value="873.307661242879">
            <text:p>873.3076612429</text:p>
          </table:table-cell>
          <table:table-cell office:value-type="float" office:value="7.66059351967438">
            <text:p>7.6605935197</text:p>
          </table:table-cell>
          <table:table-cell office:value-type="float" office:value="114">
            <text:p>114</text:p>
          </table:table-cell>
          <table:table-cell table:formula="of:= 100 * (([.BV42] / ([.BV42] + [.BX42])) - ([.BX42] / ([.BV42] + [.BX42])))" office:value-type="float" office:value="4.26597477825379">
            <text:p>4.2659747783</text:p>
          </table:table-cell>
          <table:table-cell table:formula="of:=IF([.CE42] &gt; 0;1;0)" office:value-type="float" office:value="1">
            <text:p>1</text:p>
          </table:table-cell>
          <table:table-cell table:formula="of:=IF([.BU42] &gt; [.CE42];1;0)" office:value-type="float" office:value="1">
            <text:p>1</text:p>
          </table:table-cell>
          <table:table-cell table:formula="of:=IF(AND([.CF42] = 1;[.BU42] &lt; 0);1;0)" office:value-type="float" office:value="0">
            <text:p>0</text:p>
          </table:table-cell>
          <table:table-cell table:formula="of:=IF([.CE42] &lt; 0;1;0)" office:value-type="float" office:value="0">
            <text:p>0</text:p>
          </table:table-cell>
          <table:table-cell table:formula="of:=IF(AND([.CI42] = 1;[.BU42] &gt; 0);1;0)" office:value-type="float" office:value="0">
            <text:p>0</text:p>
          </table:table-cell>
        </table:table-row>
        <table:table-row table:style-name="ro2">
          <table:table-cell office:value-type="float" office:value="154613">
            <text:p>154613</text:p>
          </table:table-cell>
          <table:table-cell office:value-type="float" office:value="23">
            <text:p>23</text:p>
          </table:table-cell>
          <table:table-cell office:value-type="string">
            <text:p>12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36">
            <text:p>39736</text:p>
          </table:table-cell>
          <table:table-cell office:value-type="float" office:value="726">
            <text:p>726</text:p>
          </table:table-cell>
          <table:table-cell office:value-type="float" office:value="37940">
            <text:p>37940</text:p>
          </table:table-cell>
          <table:table-cell office:value-type="float" office:value="232">
            <text:p>232</text:p>
          </table:table-cell>
          <table:table-cell office:value-type="float" office:value="510">
            <text:p>510</text:p>
          </table:table-cell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1114">
            <text:p>31114</text:p>
          </table:table-cell>
          <table:table-cell office:value-type="float" office:value="464">
            <text:p>464</text:p>
          </table:table-cell>
          <table:table-cell office:value-type="float" office:value="29938">
            <text:p>29938</text:p>
          </table:table-cell>
          <table:table-cell office:value-type="float" office:value="125">
            <text:p>125</text:p>
          </table:table-cell>
          <table:table-cell office:value-type="float" office:value="357">
            <text:p>357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54">
            <text:p>154</text:p>
          </table:table-cell>
          <table:table-cell office:value-type="float" office:value="0.0039">
            <text:p>0.0039</text:p>
          </table:table-cell>
          <table:table-cell office:value-type="float" office:value="0.0183">
            <text:p>0.0183</text:p>
          </table:table-cell>
          <table:table-cell office:value-type="float" office:value="0.9548">
            <text:p>0.9548</text:p>
          </table:table-cell>
          <table:table-cell office:value-type="float" office:value="0.0058">
            <text:p>0.0058</text:p>
          </table:table-cell>
          <table:table-cell office:value-type="float" office:value="0.0128">
            <text:p>0.0128</text:p>
          </table:table-cell>
          <table:table-cell office:value-type="float" office:value="0.0066">
            <text:p>0.0066</text:p>
          </table:table-cell>
          <table:table-cell office:value-type="float" office:value="0.0002">
            <text:p>0.0002</text:p>
          </table:table-cell>
          <table:table-cell office:value-type="float" office:value="0.0006">
            <text:p>0.0006</text:p>
          </table:table-cell>
          <table:table-cell office:value-type="float" office:value="0.0008">
            <text:p>0.0008</text:p>
          </table:table-cell>
          <table:table-cell office:value-type="float" office:value="0.0149">
            <text:p>0.0149</text:p>
          </table:table-cell>
          <table:table-cell office:value-type="float" office:value="0.9622">
            <text:p>0.9622</text:p>
          </table:table-cell>
          <table:table-cell office:value-type="float" office:value="0.004">
            <text:p>0.004</text:p>
          </table:table-cell>
          <table:table-cell office:value-type="float" office:value="0.0115">
            <text:p>0.0115</text:p>
          </table:table-cell>
          <table:table-cell office:value-type="float" office:value="0.0062">
            <text:p>0.0062</text:p>
          </table:table-cell>
          <table:table-cell office:value-type="float" office:value="0.0002">
            <text:p>0.0002</text:p>
          </table:table-cell>
          <table:table-cell table:number-columns-repeated="2" office:value-type="float" office:value="0.0005">
            <text:p>0.0005</text:p>
          </table:table-cell>
          <table:table-cell table:number-columns-repeated="4" office:value-type="float" office:value="0">
            <text:p>0</text:p>
          </table:table-cell>
          <table:table-cell office:value-type="float" office:value="49602305214">
            <text:p>49602305214</text:p>
          </table:table-cell>
          <table:table-cell office:value-type="float" office:value="271050848.163934">
            <text:p>271050848.163934</text:p>
          </table:table-cell>
          <table:table-cell office:value-type="float" office:value="2219">
            <text:p>2219</text:p>
          </table:table-cell>
          <table:table-cell office:value-type="float" office:value="12.1256830601093">
            <text:p>12.1256830601</text:p>
          </table:table-cell>
          <table:table-cell office:value-type="float" office:value="1281">
            <text:p>1281</text:p>
          </table:table-cell>
          <table:table-cell office:value-type="float" office:value="7">
            <text:p>7</text:p>
          </table:table-cell>
          <table:table-cell office:value-type="float" office:value="497">
            <text:p>497</text:p>
          </table:table-cell>
          <table:table-cell office:value-type="float" office:value="2.71584699453552">
            <text:p>2.7158469945</text:p>
          </table:table-cell>
          <table:table-cell office:value-type="float" office:value="1433">
            <text:p>1433</text:p>
          </table:table-cell>
          <table:table-cell office:value-type="float" office:value="7.83060109289618">
            <text:p>7.8306010929</text:p>
          </table:table-cell>
          <table:table-cell office:value-type="float" office:value="15214">
            <text:p>15214</text:p>
          </table:table-cell>
          <table:table-cell office:value-type="float" office:value="83.1366120218579">
            <text:p>83.1366120219</text:p>
          </table:table-cell>
          <table:table-cell office:value-type="float" office:value="13706">
            <text:p>13706</text:p>
          </table:table-cell>
          <table:table-cell office:value-type="float" office:value="74.896174863388">
            <text:p>74.8961748634</text:p>
          </table:table-cell>
          <table:table-cell office:value-type="float" office:value="6272108">
            <text:p>6272108</text:p>
          </table:table-cell>
          <table:table-cell office:value-type="float" office:value="34273.8142076503">
            <text:p>34273.8142076503</text:p>
          </table:table-cell>
          <table:table-cell office:value-type="float" office:value="435.803739121077">
            <text:p>435.8037391211</text:p>
          </table:table-cell>
          <table:table-cell office:value-type="float" office:value="2.38144119738293">
            <text:p>2.3814411974</text:p>
          </table:table-cell>
          <table:table-cell office:value-type="float" office:value="1718.7779673009">
            <text:p>1718.7779673009</text:p>
          </table:table-cell>
          <table:table-cell office:value-type="float" office:value="9.39222932951311">
            <text:p>9.3922293295</text:p>
          </table:table-cell>
          <table:table-cell office:value-type="float" office:value="1624.92837003808">
            <text:p>1624.9283700381</text:p>
          </table:table-cell>
          <table:table-cell office:value-type="float" office:value="8.87939000020809">
            <text:p>8.8793900002</text:p>
          </table:table-cell>
          <table:table-cell office:value-type="float" office:value="11656">
            <text:p>11656</text:p>
          </table:table-cell>
          <table:table-cell office:value-type="float" office:value="63.6939890710383">
            <text:p>63.693989071</text:p>
          </table:table-cell>
          <table:table-cell office:value-type="float" office:value="9991">
            <text:p>9991</text:p>
          </table:table-cell>
          <table:table-cell office:value-type="float" office:value="54.5956284153005">
            <text:p>54.5956284153</text:p>
          </table:table-cell>
          <table:table-cell office:value-type="float" office:value="2295.29442526055">
            <text:p>2295.2944252606</text:p>
          </table:table-cell>
          <table:table-cell office:value-type="float" office:value="12.5425924877626">
            <text:p>12.5425924878</text:p>
          </table:table-cell>
          <table:table-cell office:value-type="float" office:value="1518.70112543033">
            <text:p>1518.7011254303</text:p>
          </table:table-cell>
          <table:table-cell office:value-type="float" office:value="8.29891325371767">
            <text:p>8.2989132537</text:p>
          </table:table-cell>
          <table:table-cell office:value-type="float" office:value="183">
            <text:p>183</text:p>
          </table:table-cell>
          <table:table-cell table:formula="of:= 100 * (([.BV43] / ([.BV43] + [.BX43])) - ([.BX43] / ([.BV43] + [.BX43])))" office:value-type="float" office:value="7.6915969880353">
            <text:p>7.691596988</text:p>
          </table:table-cell>
          <table:table-cell table:formula="of:=IF([.CE43] &gt; 0;1;0)" office:value-type="float" office:value="1">
            <text:p>1</text:p>
          </table:table-cell>
          <table:table-cell table:formula="of:=IF([.BU43] &gt; [.CE43];1;0)" office:value-type="float" office:value="1">
            <text:p>1</text:p>
          </table:table-cell>
          <table:table-cell table:formula="of:=IF(AND([.CF43] = 1;[.BU43] &lt; 0);1;0)" office:value-type="float" office:value="0">
            <text:p>0</text:p>
          </table:table-cell>
          <table:table-cell table:formula="of:=IF([.CE43] &lt; 0;1;0)" office:value-type="float" office:value="0">
            <text:p>0</text:p>
          </table:table-cell>
          <table:table-cell table:formula="of:=IF(AND([.CI43] = 1;[.BU43] &gt; 0);1;0)" office:value-type="float" office:value="0">
            <text:p>0</text:p>
          </table:table-cell>
        </table:table-row>
        <table:table-row table:style-name="ro2">
          <table:table-cell office:value-type="float" office:value="154635">
            <text:p>154635</text:p>
          </table:table-cell>
          <table:table-cell office:value-type="float" office:value="32">
            <text:p>32</text:p>
          </table:table-cell>
          <table:table-cell office:value-type="string">
            <text:p>16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70">
            <text:p>39670</text:p>
          </table:table-cell>
          <table:table-cell office:value-type="float" office:value="1188">
            <text:p>1188</text:p>
          </table:table-cell>
          <table:table-cell office:value-type="float" office:value="36864">
            <text:p>36864</text:p>
          </table:table-cell>
          <table:table-cell office:value-type="float" office:value="181">
            <text:p>181</text:p>
          </table:table-cell>
          <table:table-cell office:value-type="float" office:value="1007">
            <text:p>1007</text:p>
          </table:table-cell>
          <table:table-cell office:value-type="float" office:value="348">
            <text:p>34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float" office:value="30563">
            <text:p>30563</text:p>
          </table:table-cell>
          <table:table-cell office:value-type="float" office:value="606">
            <text:p>606</text:p>
          </table:table-cell>
          <table:table-cell office:value-type="float" office:value="29066">
            <text:p>29066</text:p>
          </table:table-cell>
          <table:table-cell office:value-type="float" office:value="85">
            <text:p>85</text:p>
          </table:table-cell>
          <table:table-cell office:value-type="float" office:value="585">
            <text:p>585</text:p>
          </table:table-cell>
          <table:table-cell office:value-type="float" office:value="187">
            <text:p>18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88">
            <text:p>88</text:p>
          </table:table-cell>
          <table:table-cell office:value-type="float" office:value="0.0022">
            <text:p>0.0022</text:p>
          </table:table-cell>
          <table:table-cell office:value-type="float" office:value="0.0299">
            <text:p>0.0299</text:p>
          </table:table-cell>
          <table:table-cell office:value-type="float" office:value="0.9293">
            <text:p>0.9293</text:p>
          </table:table-cell>
          <table:table-cell office:value-type="float" office:value="0.0046">
            <text:p>0.0046</text:p>
          </table:table-cell>
          <table:table-cell office:value-type="float" office:value="0.0254">
            <text:p>0.0254</text:p>
          </table:table-cell>
          <table:table-cell office:value-type="float" office:value="0.0088">
            <text:p>0.0088</text:p>
          </table:table-cell>
          <table:table-cell table:number-columns-repeated="2" office:value-type="float" office:value="0.0002">
            <text:p>0.0002</text:p>
          </table:table-cell>
          <table:table-cell office:value-type="float" office:value="0.0017">
            <text:p>0.0017</text:p>
          </table:table-cell>
          <table:table-cell office:value-type="float" office:value="0.0198">
            <text:p>0.0198</text:p>
          </table:table-cell>
          <table:table-cell office:value-type="float" office:value="0.951">
            <text:p>0.951</text:p>
          </table:table-cell>
          <table:table-cell office:value-type="float" office:value="0.0028">
            <text:p>0.0028</text:p>
          </table:table-cell>
          <table:table-cell office:value-type="float" office:value="0.0191">
            <text:p>0.0191</text:p>
          </table:table-cell>
          <table:table-cell office:value-type="float" office:value="0.0061">
            <text:p>0.0061</text:p>
          </table:table-cell>
          <table:table-cell office:value-type="float" office:value="0.0002">
            <text:p>0.0002</text:p>
          </table:table-cell>
          <table:table-cell office:value-type="float" office:value="0.0001">
            <text:p>0.0001</text:p>
          </table:table-cell>
          <table:table-cell office:value-type="float" office:value="0.0008">
            <text:p>0.0008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728778422">
            <text:p>25728778422</text:p>
          </table:table-cell>
          <table:table-cell office:value-type="float" office:value="270829246.547368">
            <text:p>270829246.547368</text:p>
          </table:table-cell>
          <table:table-cell office:value-type="float" office:value="2001">
            <text:p>2001</text:p>
          </table:table-cell>
          <table:table-cell office:value-type="float" office:value="21.0631578947368">
            <text:p>21.0631578947</text:p>
          </table:table-cell>
          <table:table-cell office:value-type="float" office:value="395">
            <text:p>395</text:p>
          </table:table-cell>
          <table:table-cell office:value-type="float" office:value="4.15789473684211">
            <text:p>4.1578947368</text:p>
          </table:table-cell>
          <table:table-cell office:value-type="float" office:value="308">
            <text:p>308</text:p>
          </table:table-cell>
          <table:table-cell office:value-type="float" office:value="3.24210526315789">
            <text:p>3.2421052632</text:p>
          </table:table-cell>
          <table:table-cell office:value-type="float" office:value="514">
            <text:p>514</text:p>
          </table:table-cell>
          <table:table-cell office:value-type="float" office:value="5.41052631578947">
            <text:p>5.4105263158</text:p>
          </table:table-cell>
          <table:table-cell office:value-type="float" office:value="8422">
            <text:p>8422</text:p>
          </table:table-cell>
          <table:table-cell office:value-type="float" office:value="88.6526315789474">
            <text:p>88.6526315789</text:p>
          </table:table-cell>
          <table:table-cell office:value-type="float" office:value="7570">
            <text:p>7570</text:p>
          </table:table-cell>
          <table:table-cell office:value-type="float" office:value="79.6842105263158">
            <text:p>79.6842105263</text:p>
          </table:table-cell>
          <table:table-cell office:value-type="float" office:value="3677808">
            <text:p>3677808</text:p>
          </table:table-cell>
          <table:table-cell office:value-type="float" office:value="38713.7684210526">
            <text:p>38713.7684210526</text:p>
          </table:table-cell>
          <table:table-cell office:value-type="float" office:value="1653.87996453706">
            <text:p>1653.8799645371</text:p>
          </table:table-cell>
          <table:table-cell office:value-type="float" office:value="17.4092627846006">
            <text:p>17.4092627846</text:p>
          </table:table-cell>
          <table:table-cell office:value-type="float" office:value="1736.79582434576">
            <text:p>1736.7958243458</text:p>
          </table:table-cell>
          <table:table-cell office:value-type="float" office:value="18.2820613089027">
            <text:p>18.2820613089</text:p>
          </table:table-cell>
          <table:table-cell office:value-type="float" office:value="2451.02270793744">
            <text:p>2451.0227079375</text:p>
          </table:table-cell>
          <table:table-cell office:value-type="float" office:value="25.8002390309205">
            <text:p>25.8002390309</text:p>
          </table:table-cell>
          <table:table-cell office:value-type="float" office:value="9738">
            <text:p>9738</text:p>
          </table:table-cell>
          <table:table-cell office:value-type="float" office:value="102.505263157895">
            <text:p>102.5052631579</text:p>
          </table:table-cell>
          <table:table-cell office:value-type="float" office:value="5764">
            <text:p>5764</text:p>
          </table:table-cell>
          <table:table-cell office:value-type="float" office:value="60.6736842105263">
            <text:p>60.6736842105</text:p>
          </table:table-cell>
          <table:table-cell office:value-type="float" office:value="5862.67188469522">
            <text:p>5862.6718846952</text:p>
          </table:table-cell>
          <table:table-cell office:value-type="float" office:value="61.7123356283708">
            <text:p>61.7123356284</text:p>
          </table:table-cell>
          <table:table-cell office:value-type="float" office:value="2926.09259537907">
            <text:p>2926.0925953791</text:p>
          </table:table-cell>
          <table:table-cell office:value-type="float" office:value="30.8009746882007">
            <text:p>30.8009746882</text:p>
          </table:table-cell>
          <table:table-cell office:value-type="float" office:value="95">
            <text:p>95</text:p>
          </table:table-cell>
          <table:table-cell table:formula="of:= 100 * (([.BV44] / ([.BV44] + [.BX44])) - ([.BX44] / ([.BV44] + [.BX44])))" office:value-type="float" office:value="25.6354018836279">
            <text:p>25.6354018836</text:p>
          </table:table-cell>
          <table:table-cell table:formula="of:=IF([.CE44] &gt; 0;1;0)" office:value-type="float" office:value="1">
            <text:p>1</text:p>
          </table:table-cell>
          <table:table-cell table:formula="of:=IF([.BU44] &gt; [.CE44];1;0)" office:value-type="float" office:value="1">
            <text:p>1</text:p>
          </table:table-cell>
          <table:table-cell table:formula="of:=IF(AND([.CF44] = 1;[.BU44] &lt; 0);1;0)" office:value-type="float" office:value="0">
            <text:p>0</text:p>
          </table:table-cell>
          <table:table-cell table:formula="of:=IF([.CE44] &lt; 0;1;0)" office:value-type="float" office:value="0">
            <text:p>0</text:p>
          </table:table-cell>
          <table:table-cell table:formula="of:=IF(AND([.CI44] = 1;[.BU44] &gt; 0);1;0)" office:value-type="float" office:value="0">
            <text:p>0</text:p>
          </table:table-cell>
        </table:table-row>
        <table:table-row table:style-name="ro2">
          <table:table-cell office:value-type="float" office:value="154659">
            <text:p>154659</text:p>
          </table:table-cell>
          <table:table-cell office:value-type="float" office:value="33">
            <text:p>33</text:p>
          </table:table-cell>
          <table:table-cell office:value-type="string">
            <text:p>17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8">
            <text:p>39388</text:p>
          </table:table-cell>
          <table:table-cell office:value-type="float" office:value="2056">
            <text:p>2056</text:p>
          </table:table-cell>
          <table:table-cell office:value-type="float" office:value="36456">
            <text:p>36456</text:p>
          </table:table-cell>
          <table:table-cell office:value-type="float" office:value="250">
            <text:p>250</text:p>
          </table:table-cell>
          <table:table-cell office:value-type="float" office:value="304">
            <text:p>304</text:p>
          </table:table-cell>
          <table:table-cell office:value-type="float" office:value="168">
            <text:p>168</text:p>
          </table:table-cell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0292">
            <text:p>30292</text:p>
          </table:table-cell>
          <table:table-cell office:value-type="float" office:value="1110">
            <text:p>1110</text:p>
          </table:table-cell>
          <table:table-cell office:value-type="float" office:value="28699">
            <text:p>28699</text:p>
          </table:table-cell>
          <table:table-cell office:value-type="float" office:value="110">
            <text:p>110</text:p>
          </table:table-cell>
          <table:table-cell office:value-type="float" office:value="184">
            <text:p>184</text:p>
          </table:table-cell>
          <table:table-cell office:value-type="float" office:value="103">
            <text:p>103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94">
            <text:p>-194</text:p>
          </table:table-cell>
          <table:table-cell office:value-type="float" office:value="-0.0049">
            <text:p>-0.0049</text:p>
          </table:table-cell>
          <table:table-cell office:value-type="float" office:value="0.0522">
            <text:p>0.0522</text:p>
          </table:table-cell>
          <table:table-cell office:value-type="float" office:value="0.9256">
            <text:p>0.9256</text:p>
          </table:table-cell>
          <table:table-cell office:value-type="float" office:value="0.0063">
            <text:p>0.0063</text:p>
          </table:table-cell>
          <table:table-cell office:value-type="float" office:value="0.0077">
            <text:p>0.0077</text:p>
          </table:table-cell>
          <table:table-cell office:value-type="float" office:value="0.0043">
            <text:p>0.0043</text:p>
          </table:table-cell>
          <table:table-cell office:value-type="float" office:value="0.0028">
            <text:p>0.0028</text:p>
          </table:table-cell>
          <table:table-cell office:value-type="float" office:value="0.0004">
            <text:p>0.0004</text:p>
          </table:table-cell>
          <table:table-cell office:value-type="float" office:value="0.0008">
            <text:p>0.0008</text:p>
          </table:table-cell>
          <table:table-cell office:value-type="float" office:value="0.0366">
            <text:p>0.0366</text:p>
          </table:table-cell>
          <table:table-cell office:value-type="float" office:value="0.9474">
            <text:p>0.9474</text:p>
          </table:table-cell>
          <table:table-cell office:value-type="float" office:value="0.0036">
            <text:p>0.0036</text:p>
          </table:table-cell>
          <table:table-cell office:value-type="float" office:value="0.0061">
            <text:p>0.0061</text:p>
          </table:table-cell>
          <table:table-cell office:value-type="float" office:value="0.0034">
            <text:p>0.0034</text:p>
          </table:table-cell>
          <table:table-cell office:value-type="float" office:value="0.0021">
            <text:p>0.0021</text:p>
          </table:table-cell>
          <table:table-cell table:number-columns-repeated="2" office:value-type="float" office:value="0.0004">
            <text:p>0.000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62410922">
            <text:p>36862410922</text:p>
          </table:table-cell>
          <table:table-cell office:value-type="float" office:value="271047139.132353">
            <text:p>271047139.132353</text:p>
          </table:table-cell>
          <table:table-cell office:value-type="float" office:value="2550">
            <text:p>2550</text:p>
          </table:table-cell>
          <table:table-cell office:value-type="float" office:value="18.75">
            <text:p>18.75</text:p>
          </table:table-cell>
          <table:table-cell office:value-type="float" office:value="934">
            <text:p>934</text:p>
          </table:table-cell>
          <table:table-cell office:value-type="float" office:value="6.86764705882353">
            <text:p>6.8676470588</text:p>
          </table:table-cell>
          <table:table-cell office:value-type="float" office:value="447">
            <text:p>447</text:p>
          </table:table-cell>
          <table:table-cell office:value-type="float" office:value="3.28676470588235">
            <text:p>3.2867647059</text:p>
          </table:table-cell>
          <table:table-cell office:value-type="float" office:value="1024">
            <text:p>1024</text:p>
          </table:table-cell>
          <table:table-cell office:value-type="float" office:value="7.52941176470588">
            <text:p>7.5294117647</text:p>
          </table:table-cell>
          <table:table-cell office:value-type="float" office:value="10922">
            <text:p>10922</text:p>
          </table:table-cell>
          <table:table-cell office:value-type="float" office:value="80.3088235294118">
            <text:p>80.3088235294</text:p>
          </table:table-cell>
          <table:table-cell office:value-type="float" office:value="10154">
            <text:p>10154</text:p>
          </table:table-cell>
          <table:table-cell office:value-type="float" office:value="74.6617647058824">
            <text:p>74.6617647059</text:p>
          </table:table-cell>
          <table:table-cell office:value-type="float" office:value="4593230">
            <text:p>4593230</text:p>
          </table:table-cell>
          <table:table-cell office:value-type="float" office:value="33773.75">
            <text:p>33773.75</text:p>
          </table:table-cell>
          <table:table-cell office:value-type="float" office:value="-1815.16856200531">
            <text:p>-1815.1685620053</text:p>
          </table:table-cell>
          <table:table-cell office:value-type="float" office:value="-13.3468276618037">
            <text:p>-13.3468276618</text:p>
          </table:table-cell>
          <table:table-cell office:value-type="float" office:value="660.399783768816">
            <text:p>660.3997837688</text:p>
          </table:table-cell>
          <table:table-cell office:value-type="float" office:value="4.855880763006">
            <text:p>4.855880763</text:p>
          </table:table-cell>
          <table:table-cell office:value-type="float" office:value="850.574556431562">
            <text:p>850.5745564316</text:p>
          </table:table-cell>
          <table:table-cell office:value-type="float" office:value="6.25422467964384">
            <text:p>6.2542246796</text:p>
          </table:table-cell>
          <table:table-cell office:value-type="float" office:value="9925">
            <text:p>9925</text:p>
          </table:table-cell>
          <table:table-cell office:value-type="float" office:value="72.9779411764706">
            <text:p>72.9779411765</text:p>
          </table:table-cell>
          <table:table-cell office:value-type="float" office:value="8825">
            <text:p>8825</text:p>
          </table:table-cell>
          <table:table-cell office:value-type="float" office:value="64.8897058823529">
            <text:p>64.8897058824</text:p>
          </table:table-cell>
          <table:table-cell office:value-type="float" office:value="1414.57828858319">
            <text:p>1414.5782885832</text:p>
          </table:table-cell>
          <table:table-cell office:value-type="float" office:value="10.4013109454646">
            <text:p>10.4013109455</text:p>
          </table:table-cell>
          <table:table-cell office:value-type="float" office:value="277.596016694998">
            <text:p>277.596016695</text:p>
          </table:table-cell>
          <table:table-cell office:value-type="float" office:value="2.04114718158087">
            <text:p>2.0411471816</text:p>
          </table:table-cell>
          <table:table-cell office:value-type="float" office:value="136">
            <text:p>136</text:p>
          </table:table-cell>
          <table:table-cell table:formula="of:= 100 * (([.BV45] / ([.BV45] + [.BX45])) - ([.BX45] / ([.BV45] + [.BX45])))" office:value-type="float" office:value="5.86666666666666">
            <text:p>5.8666666667</text:p>
          </table:table-cell>
          <table:table-cell table:formula="of:=IF([.CE45] &gt; 0;1;0)" office:value-type="float" office:value="1">
            <text:p>1</text:p>
          </table:table-cell>
          <table:table-cell table:formula="of:=IF([.BU45] &gt; [.CE45];1;0)" office:value-type="float" office:value="1">
            <text:p>1</text:p>
          </table:table-cell>
          <table:table-cell table:formula="of:=IF(AND([.CF45] = 1;[.BU45] &lt; 0);1;0)" office:value-type="float" office:value="0">
            <text:p>0</text:p>
          </table:table-cell>
          <table:table-cell table:formula="of:=IF([.CE45] &lt; 0;1;0)" office:value-type="float" office:value="0">
            <text:p>0</text:p>
          </table:table-cell>
          <table:table-cell table:formula="of:=IF(AND([.CI45] = 1;[.BU45] &gt; 0);1;0)" office:value-type="float" office:value="0">
            <text:p>0</text:p>
          </table:table-cell>
        </table:table-row>
        <table:table-row table:style-name="ro2">
          <table:table-cell office:value-type="float" office:value="154697">
            <text:p>154697</text:p>
          </table:table-cell>
          <table:table-cell office:value-type="float" office:value="34">
            <text:p>34</text:p>
          </table:table-cell>
          <table:table-cell office:value-type="string">
            <text:p>17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42">
            <text:p>39442</text:p>
          </table:table-cell>
          <table:table-cell office:value-type="float" office:value="4619">
            <text:p>4619</text:p>
          </table:table-cell>
          <table:table-cell office:value-type="float" office:value="33291">
            <text:p>33291</text:p>
          </table:table-cell>
          <table:table-cell office:value-type="float" office:value="1025">
            <text:p>1025</text:p>
          </table:table-cell>
          <table:table-cell office:value-type="float" office:value="186">
            <text:p>186</text:p>
          </table:table-cell>
          <table:table-cell office:value-type="float" office:value="245">
            <text:p>245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9966">
            <text:p>29966</text:p>
          </table:table-cell>
          <table:table-cell office:value-type="float" office:value="2592">
            <text:p>2592</text:p>
          </table:table-cell>
          <table:table-cell office:value-type="float" office:value="26490">
            <text:p>26490</text:p>
          </table:table-cell>
          <table:table-cell office:value-type="float" office:value="583">
            <text:p>583</text:p>
          </table:table-cell>
          <table:table-cell office:value-type="float" office:value="115">
            <text:p>115</text:p>
          </table:table-cell>
          <table:table-cell office:value-type="float" office:value="149">
            <text:p>149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40">
            <text:p>-140</text:p>
          </table:table-cell>
          <table:table-cell office:value-type="float" office:value="-0.0035">
            <text:p>-0.0035</text:p>
          </table:table-cell>
          <table:table-cell office:value-type="float" office:value="0.1171">
            <text:p>0.1171</text:p>
          </table:table-cell>
          <table:table-cell office:value-type="float" office:value="0.844">
            <text:p>0.844</text:p>
          </table:table-cell>
          <table:table-cell office:value-type="float" office:value="0.026">
            <text:p>0.026</text:p>
          </table:table-cell>
          <table:table-cell office:value-type="float" office:value="0.0047">
            <text:p>0.0047</text:p>
          </table:table-cell>
          <table:table-cell office:value-type="float" office:value="0.0062">
            <text:p>0.0062</text:p>
          </table:table-cell>
          <table:table-cell office:value-type="float" office:value="0.0005">
            <text:p>0.0005</text:p>
          </table:table-cell>
          <table:table-cell table:number-columns-repeated="2" office:value-type="float" office:value="0.0007">
            <text:p>0.0007</text:p>
          </table:table-cell>
          <table:table-cell office:value-type="float" office:value="0.0865">
            <text:p>0.0865</text:p>
          </table:table-cell>
          <table:table-cell office:value-type="float" office:value="0.884">
            <text:p>0.884</text:p>
          </table:table-cell>
          <table:table-cell office:value-type="float" office:value="0.0195">
            <text:p>0.0195</text:p>
          </table:table-cell>
          <table:table-cell office:value-type="float" office:value="0.0038">
            <text:p>0.0038</text:p>
          </table:table-cell>
          <table:table-cell office:value-type="float" office:value="0.005">
            <text:p>0.005</text:p>
          </table:table-cell>
          <table:table-cell office:value-type="float" office:value="0.0003">
            <text:p>0.0003</text:p>
          </table:table-cell>
          <table:table-cell office:value-type="float" office:value="0.0004">
            <text:p>0.0004</text:p>
          </table:table-cell>
          <table:table-cell office:value-type="float" office:value="0.0005">
            <text:p>0.000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519857325">
            <text:p>16519857325</text:p>
          </table:table-cell>
          <table:table-cell office:value-type="float" office:value="270817333.196721">
            <text:p>270817333.196721</text:p>
          </table:table-cell>
          <table:table-cell office:value-type="float" office:value="855">
            <text:p>855</text:p>
          </table:table-cell>
          <table:table-cell office:value-type="float" office:value="14.016393442623">
            <text:p>14.0163934426</text:p>
          </table:table-cell>
          <table:table-cell office:value-type="float" office:value="426">
            <text:p>426</text:p>
          </table:table-cell>
          <table:table-cell office:value-type="float" office:value="6.98360655737705">
            <text:p>6.9836065574</text:p>
          </table:table-cell>
          <table:table-cell office:value-type="float" office:value="226">
            <text:p>226</text:p>
          </table:table-cell>
          <table:table-cell office:value-type="float" office:value="3.70491803278689">
            <text:p>3.7049180328</text:p>
          </table:table-cell>
          <table:table-cell office:value-type="float" office:value="483">
            <text:p>483</text:p>
          </table:table-cell>
          <table:table-cell office:value-type="float" office:value="7.91803278688525">
            <text:p>7.9180327869</text:p>
          </table:table-cell>
          <table:table-cell office:value-type="float" office:value="7325">
            <text:p>7325</text:p>
          </table:table-cell>
          <table:table-cell office:value-type="float" office:value="120.081967213115">
            <text:p>120.0819672131</text:p>
          </table:table-cell>
          <table:table-cell office:value-type="float" office:value="6577">
            <text:p>6577</text:p>
          </table:table-cell>
          <table:table-cell office:value-type="float" office:value="107.819672131148">
            <text:p>107.8196721311</text:p>
          </table:table-cell>
          <table:table-cell office:value-type="float" office:value="2633556">
            <text:p>2633556</text:p>
          </table:table-cell>
          <table:table-cell office:value-type="float" office:value="43173.0491803279">
            <text:p>43173.0491803279</text:p>
          </table:table-cell>
          <table:table-cell office:value-type="float" office:value="-306.889911607727">
            <text:p>-306.8899116077</text:p>
          </table:table-cell>
          <table:table-cell office:value-type="float" office:value="-5.03098215750372">
            <text:p>-5.0309821575</text:p>
          </table:table-cell>
          <table:table-cell office:value-type="float" office:value="628.024387607452">
            <text:p>628.0243876075</text:p>
          </table:table-cell>
          <table:table-cell office:value-type="float" office:value="10.2954817640566">
            <text:p>10.2954817641</text:p>
          </table:table-cell>
          <table:table-cell office:value-type="float" office:value="551.082873358155">
            <text:p>551.0828733582</text:p>
          </table:table-cell>
          <table:table-cell office:value-type="float" office:value="9.03414546488779">
            <text:p>9.0341454649</text:p>
          </table:table-cell>
          <table:table-cell office:value-type="float" office:value="8911">
            <text:p>8911</text:p>
          </table:table-cell>
          <table:table-cell office:value-type="float" office:value="146.081967213115">
            <text:p>146.0819672131</text:p>
          </table:table-cell>
          <table:table-cell office:value-type="float" office:value="7422">
            <text:p>7422</text:p>
          </table:table-cell>
          <table:table-cell office:value-type="float" office:value="121.672131147541">
            <text:p>121.6721311475</text:p>
          </table:table-cell>
          <table:table-cell office:value-type="float" office:value="1642.86534022071">
            <text:p>1642.8653402207</text:p>
          </table:table-cell>
          <table:table-cell office:value-type="float" office:value="26.9322186921429">
            <text:p>26.9322186921</text:p>
          </table:table-cell>
          <table:table-cell office:value-type="float" office:value="628.77067239461">
            <text:p>628.7706723946</text:p>
          </table:table-cell>
          <table:table-cell office:value-type="float" office:value="10.3077159408952">
            <text:p>10.3077159409</text:p>
          </table:table-cell>
          <table:table-cell office:value-type="float" office:value="61">
            <text:p>61</text:p>
          </table:table-cell>
          <table:table-cell table:formula="of:= 100 * (([.BV46] / ([.BV46] + [.BX46])) - ([.BX46] / ([.BV46] + [.BX46])))" office:value-type="float" office:value="9.11651258188943">
            <text:p>9.1165125819</text:p>
          </table:table-cell>
          <table:table-cell table:formula="of:=IF([.CE46] &gt; 0;1;0)" office:value-type="float" office:value="1">
            <text:p>1</text:p>
          </table:table-cell>
          <table:table-cell table:formula="of:=IF([.BU46] &gt; [.CE46];1;0)" office:value-type="float" office:value="0">
            <text:p>0</text:p>
          </table:table-cell>
          <table:table-cell table:formula="of:=IF(AND([.CF46] = 1;[.BU46] &lt; 0);1;0)" office:value-type="float" office:value="0">
            <text:p>0</text:p>
          </table:table-cell>
          <table:table-cell table:formula="of:=IF([.CE46] &lt; 0;1;0)" office:value-type="float" office:value="0">
            <text:p>0</text:p>
          </table:table-cell>
          <table:table-cell table:formula="of:=IF(AND([.CI46] = 1;[.BU46] &gt; 0);1;0)" office:value-type="float" office:value="0">
            <text:p>0</text:p>
          </table:table-cell>
        </table:table-row>
        <table:table-row table:style-name="ro2">
          <table:table-cell office:value-type="float" office:value="154715">
            <text:p>154715</text:p>
          </table:table-cell>
          <table:table-cell office:value-type="float" office:value="24">
            <text:p>24</text:p>
          </table:table-cell>
          <table:table-cell office:value-type="string">
            <text:p>1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21">
            <text:p>39621</text:p>
          </table:table-cell>
          <table:table-cell office:value-type="float" office:value="1371">
            <text:p>1371</text:p>
          </table:table-cell>
          <table:table-cell office:value-type="float" office:value="37665">
            <text:p>37665</text:p>
          </table:table-cell>
          <table:table-cell office:value-type="float" office:value="206">
            <text:p>206</text:p>
          </table:table-cell>
          <table:table-cell office:value-type="float" office:value="148">
            <text:p>148</text:p>
          </table:table-cell>
          <table:table-cell office:value-type="float" office:value="175">
            <text:p>175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9728">
            <text:p>29728</text:p>
          </table:table-cell>
          <table:table-cell office:value-type="float" office:value="730">
            <text:p>730</text:p>
          </table:table-cell>
          <table:table-cell office:value-type="float" office:value="28715">
            <text:p>28715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39">
            <text:p>39</text:p>
          </table:table-cell>
          <table:table-cell office:value-type="float" office:value="0.001">
            <text:p>0.001</text:p>
          </table:table-cell>
          <table:table-cell office:value-type="float" office:value="0.0346">
            <text:p>0.0346</text:p>
          </table:table-cell>
          <table:table-cell office:value-type="float" office:value="0.9506">
            <text:p>0.9506</text:p>
          </table:table-cell>
          <table:table-cell office:value-type="float" office:value="0.0052">
            <text:p>0.0052</text:p>
          </table:table-cell>
          <table:table-cell office:value-type="float" office:value="0.0037">
            <text:p>0.0037</text:p>
          </table:table-cell>
          <table:table-cell office:value-type="float" office:value="0.0044">
            <text:p>0.0044</text:p>
          </table:table-cell>
          <table:table-cell office:value-type="float" office:value="0.0004">
            <text:p>0.0004</text:p>
          </table:table-cell>
          <table:table-cell office:value-type="float" office:value="0.0005">
            <text:p>0.0005</text:p>
          </table:table-cell>
          <table:table-cell office:value-type="float" office:value="0.0006">
            <text:p>0.0006</text:p>
          </table:table-cell>
          <table:table-cell office:value-type="float" office:value="0.0246">
            <text:p>0.0246</text:p>
          </table:table-cell>
          <table:table-cell office:value-type="float" office:value="0.9659">
            <text:p>0.9659</text:p>
          </table:table-cell>
          <table:table-cell office:value-type="float" office:value="0.0028">
            <text:p>0.0028</text:p>
          </table:table-cell>
          <table:table-cell office:value-type="float" office:value="0.0031">
            <text:p>0.0031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.0002">
            <text:p>0.000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674561137">
            <text:p>24674561137</text:p>
          </table:table-cell>
          <table:table-cell office:value-type="float" office:value="271149023.483516">
            <text:p>271149023.483516</text:p>
          </table:table-cell>
          <table:table-cell office:value-type="float" office:value="1159">
            <text:p>1159</text:p>
          </table:table-cell>
          <table:table-cell office:value-type="float" office:value="12.7362637362637">
            <text:p>12.7362637363</text:p>
          </table:table-cell>
          <table:table-cell office:value-type="float" office:value="621">
            <text:p>621</text:p>
          </table:table-cell>
          <table:table-cell office:value-type="float" office:value="6.82417582417582">
            <text:p>6.8241758242</text:p>
          </table:table-cell>
          <table:table-cell office:value-type="float" office:value="373">
            <text:p>373</text:p>
          </table:table-cell>
          <table:table-cell office:value-type="float" office:value="4.0989010989011">
            <text:p>4.0989010989</text:p>
          </table:table-cell>
          <table:table-cell office:value-type="float" office:value="666">
            <text:p>666</text:p>
          </table:table-cell>
          <table:table-cell office:value-type="float" office:value="7.31868131868132">
            <text:p>7.3186813187</text:p>
          </table:table-cell>
          <table:table-cell office:value-type="float" office:value="11137">
            <text:p>11137</text:p>
          </table:table-cell>
          <table:table-cell office:value-type="float" office:value="122.384615384615">
            <text:p>122.3846153846</text:p>
          </table:table-cell>
          <table:table-cell office:value-type="float" office:value="8872">
            <text:p>8872</text:p>
          </table:table-cell>
          <table:table-cell office:value-type="float" office:value="97.4945054945055">
            <text:p>97.4945054945</text:p>
          </table:table-cell>
          <table:table-cell office:value-type="float" office:value="2863614">
            <text:p>2863614</text:p>
          </table:table-cell>
          <table:table-cell office:value-type="float" office:value="31468.2857142857">
            <text:p>31468.2857142857</text:p>
          </table:table-cell>
          <table:table-cell office:value-type="float" office:value="1497.56140722265">
            <text:p>1497.5614072227</text:p>
          </table:table-cell>
          <table:table-cell office:value-type="float" office:value="16.4567187606885">
            <text:p>16.4567187607</text:p>
          </table:table-cell>
          <table:table-cell office:value-type="float" office:value="1517.08114053956">
            <text:p>1517.0811405396</text:p>
          </table:table-cell>
          <table:table-cell office:value-type="float" office:value="16.6712213246106">
            <text:p>16.6712213246</text:p>
          </table:table-cell>
          <table:table-cell office:value-type="float" office:value="1970.72679841433">
            <text:p>1970.7267984143</text:p>
          </table:table-cell>
          <table:table-cell office:value-type="float" office:value="21.6563384441135">
            <text:p>21.6563384441</text:p>
          </table:table-cell>
          <table:table-cell office:value-type="float" office:value="15068">
            <text:p>15068</text:p>
          </table:table-cell>
          <table:table-cell office:value-type="float" office:value="165.582417582418">
            <text:p>165.5824175824</text:p>
          </table:table-cell>
          <table:table-cell office:value-type="float" office:value="9295">
            <text:p>9295</text:p>
          </table:table-cell>
          <table:table-cell office:value-type="float" office:value="102.142857142857">
            <text:p>102.1428571429</text:p>
          </table:table-cell>
          <table:table-cell office:value-type="float" office:value="6321.4857956099">
            <text:p>6321.4857956099</text:p>
          </table:table-cell>
          <table:table-cell office:value-type="float" office:value="69.4668768748341">
            <text:p>69.4668768748</text:p>
          </table:table-cell>
          <table:table-cell office:value-type="float" office:value="2826.71378544609">
            <text:p>2826.7137854461</text:p>
          </table:table-cell>
          <table:table-cell office:value-type="float" office:value="31.0627888510559">
            <text:p>31.0627888511</text:p>
          </table:table-cell>
          <table:table-cell office:value-type="float" office:value="91">
            <text:p>91</text:p>
          </table:table-cell>
          <table:table-cell table:formula="of:= 100 * (([.BV47] / ([.BV47] + [.BX47])) - ([.BX47] / ([.BV47] + [.BX47])))" office:value-type="float" office:value="23.6957681730493">
            <text:p>23.695768173</text:p>
          </table:table-cell>
          <table:table-cell table:formula="of:=IF([.CE47] &gt; 0;1;0)" office:value-type="float" office:value="1">
            <text:p>1</text:p>
          </table:table-cell>
          <table:table-cell table:formula="of:=IF([.BU47] &gt; [.CE47];1;0)" office:value-type="float" office:value="0">
            <text:p>0</text:p>
          </table:table-cell>
          <table:table-cell table:formula="of:=IF(AND([.CF47] = 1;[.BU47] &lt; 0);1;0)" office:value-type="float" office:value="0">
            <text:p>0</text:p>
          </table:table-cell>
          <table:table-cell table:formula="of:=IF([.CE47] &lt; 0;1;0)" office:value-type="float" office:value="0">
            <text:p>0</text:p>
          </table:table-cell>
          <table:table-cell table:formula="of:=IF(AND([.CI47] = 1;[.BU47] &gt; 0);1;0)" office:value-type="float" office:value="0">
            <text:p>0</text:p>
          </table:table-cell>
        </table:table-row>
        <table:table-row table:style-name="ro2">
          <table:table-cell office:value-type="float" office:value="154756">
            <text:p>154756</text:p>
          </table:table-cell>
          <table:table-cell office:value-type="float" office:value="35">
            <text:p>35</text:p>
          </table:table-cell>
          <table:table-cell office:value-type="string">
            <text:p>18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21">
            <text:p>39721</text:p>
          </table:table-cell>
          <table:table-cell office:value-type="float" office:value="1347">
            <text:p>1347</text:p>
          </table:table-cell>
          <table:table-cell office:value-type="float" office:value="37615">
            <text:p>37615</text:p>
          </table:table-cell>
          <table:table-cell office:value-type="float" office:value="248">
            <text:p>248</text:p>
          </table:table-cell>
          <table:table-cell office:value-type="float" office:value="174">
            <text:p>174</text:p>
          </table:table-cell>
          <table:table-cell office:value-type="float" office:value="273">
            <text:p>27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9192">
            <text:p>29192</text:p>
          </table:table-cell>
          <table:table-cell office:value-type="float" office:value="691">
            <text:p>691</text:p>
          </table:table-cell>
          <table:table-cell office:value-type="float" office:value="28089">
            <text:p>28089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168">
            <text:p>16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39">
            <text:p>139</text:p>
          </table:table-cell>
          <table:table-cell office:value-type="float" office:value="0.0035">
            <text:p>0.0035</text:p>
          </table:table-cell>
          <table:table-cell office:value-type="float" office:value="0.0339">
            <text:p>0.0339</text:p>
          </table:table-cell>
          <table:table-cell office:value-type="float" office:value="0.947">
            <text:p>0.947</text:p>
          </table:table-cell>
          <table:table-cell office:value-type="float" office:value="0.0062">
            <text:p>0.0062</text:p>
          </table:table-cell>
          <table:table-cell office:value-type="float" office:value="0.0044">
            <text:p>0.0044</text:p>
          </table:table-cell>
          <table:table-cell office:value-type="float" office:value="0.0069">
            <text:p>0.0069</text:p>
          </table:table-cell>
          <table:table-cell office:value-type="float" office:value="0.0005">
            <text:p>0.0005</text:p>
          </table:table-cell>
          <table:table-cell office:value-type="float" office:value="0.0006">
            <text:p>0.0006</text:p>
          </table:table-cell>
          <table:table-cell office:value-type="float" office:value="0.0005">
            <text:p>0.0005</text:p>
          </table:table-cell>
          <table:table-cell office:value-type="float" office:value="0.0237">
            <text:p>0.0237</text:p>
          </table:table-cell>
          <table:table-cell office:value-type="float" office:value="0.9622">
            <text:p>0.9622</text:p>
          </table:table-cell>
          <table:table-cell office:value-type="float" office:value="0.0035">
            <text:p>0.0035</text:p>
          </table:table-cell>
          <table:table-cell office:value-type="float" office:value="0.0037">
            <text:p>0.0037</text:p>
          </table:table-cell>
          <table:table-cell office:value-type="float" office:value="0.0058">
            <text:p>0.0058</text:p>
          </table:table-cell>
          <table:table-cell office:value-type="float" office:value="0.0003">
            <text:p>0.0003</text:p>
          </table:table-cell>
          <table:table-cell office:value-type="float" office:value="0.0005">
            <text:p>0.0005</text:p>
          </table:table-cell>
          <table:table-cell office:value-type="float" office:value="0.0003">
            <text:p>0.0003</text:p>
          </table:table-cell>
          <table:table-cell table:number-columns-repeated="4" office:value-type="float" office:value="0">
            <text:p>0</text:p>
          </table:table-cell>
          <table:table-cell office:value-type="float" office:value="15177984615">
            <text:p>15177984615</text:p>
          </table:table-cell>
          <table:table-cell office:value-type="float" office:value="271035439.553571">
            <text:p>271035439.553571</text:p>
          </table:table-cell>
          <table:table-cell office:value-type="float" office:value="973">
            <text:p>973</text:p>
          </table:table-cell>
          <table:table-cell office:value-type="float" office:value="17.375">
            <text:p>17.375</text:p>
          </table:table-cell>
          <table:table-cell office:value-type="float" office:value="382">
            <text:p>382</text:p>
          </table:table-cell>
          <table:table-cell office:value-type="float" office:value="6.82142857142857">
            <text:p>6.8214285714</text:p>
          </table:table-cell>
          <table:table-cell office:value-type="float" office:value="208">
            <text:p>208</text:p>
          </table:table-cell>
          <table:table-cell office:value-type="float" office:value="3.71428571428571">
            <text:p>3.7142857143</text:p>
          </table:table-cell>
          <table:table-cell office:value-type="float" office:value="400">
            <text:p>400</text:p>
          </table:table-cell>
          <table:table-cell office:value-type="float" office:value="7.14285714285714">
            <text:p>7.1428571429</text:p>
          </table:table-cell>
          <table:table-cell office:value-type="float" office:value="4615">
            <text:p>4615</text:p>
          </table:table-cell>
          <table:table-cell office:value-type="float" office:value="82.4107142857143">
            <text:p>82.4107142857</text:p>
          </table:table-cell>
          <table:table-cell office:value-type="float" office:value="4064">
            <text:p>4064</text:p>
          </table:table-cell>
          <table:table-cell office:value-type="float" office:value="72.5714285714286">
            <text:p>72.5714285714</text:p>
          </table:table-cell>
          <table:table-cell office:value-type="float" office:value="1583902">
            <text:p>1583902</text:p>
          </table:table-cell>
          <table:table-cell office:value-type="float" office:value="28283.9642857143">
            <text:p>28283.9642857143</text:p>
          </table:table-cell>
          <table:table-cell office:value-type="float" office:value="503.197322568253">
            <text:p>503.1973225683</text:p>
          </table:table-cell>
          <table:table-cell office:value-type="float" office:value="8.98566647443309">
            <text:p>8.9856664744</text:p>
          </table:table-cell>
          <table:table-cell office:value-type="float" office:value="917.074100811482">
            <text:p>917.0741008115</text:p>
          </table:table-cell>
          <table:table-cell office:value-type="float" office:value="16.3763232287765">
            <text:p>16.3763232288</text:p>
          </table:table-cell>
          <table:table-cell office:value-type="float" office:value="1094.28767438631">
            <text:p>1094.2876743863</text:p>
          </table:table-cell>
          <table:table-cell office:value-type="float" office:value="19.540851328327">
            <text:p>19.5408513283</text:p>
          </table:table-cell>
          <table:table-cell office:value-type="float" office:value="12618">
            <text:p>12618</text:p>
          </table:table-cell>
          <table:table-cell office:value-type="float" office:value="225.321428571429">
            <text:p>225.3214285714</text:p>
          </table:table-cell>
          <table:table-cell office:value-type="float" office:value="7654">
            <text:p>7654</text:p>
          </table:table-cell>
          <table:table-cell office:value-type="float" office:value="136.678571428571">
            <text:p>136.6785714286</text:p>
          </table:table-cell>
          <table:table-cell office:value-type="float" office:value="2043.72872109912">
            <text:p>2043.7287210991</text:p>
          </table:table-cell>
          <table:table-cell office:value-type="float" office:value="36.4951557339129">
            <text:p>36.4951557339</text:p>
          </table:table-cell>
          <table:table-cell office:value-type="float" office:value="1139.5719547164">
            <text:p>1139.5719547164</text:p>
          </table:table-cell>
          <table:table-cell office:value-type="float" office:value="20.3494991913644">
            <text:p>20.3494991914</text:p>
          </table:table-cell>
          <table:table-cell office:value-type="float" office:value="56">
            <text:p>56</text:p>
          </table:table-cell>
          <table:table-cell table:formula="of:= 100 * (([.BV48] / ([.BV48] + [.BX48])) - ([.BX48] / ([.BV48] + [.BX48])))" office:value-type="float" office:value="24.4869771112865">
            <text:p>24.4869771113</text:p>
          </table:table-cell>
          <table:table-cell table:formula="of:=IF([.CE48] &gt; 0;1;0)" office:value-type="float" office:value="1">
            <text:p>1</text:p>
          </table:table-cell>
          <table:table-cell table:formula="of:=IF([.BU48] &gt; [.CE48];1;0)" office:value-type="float" office:value="0">
            <text:p>0</text:p>
          </table:table-cell>
          <table:table-cell table:formula="of:=IF(AND([.CF48] = 1;[.BU48] &lt; 0);1;0)" office:value-type="float" office:value="0">
            <text:p>0</text:p>
          </table:table-cell>
          <table:table-cell table:formula="of:=IF([.CE48] &lt; 0;1;0)" office:value-type="float" office:value="0">
            <text:p>0</text:p>
          </table:table-cell>
          <table:table-cell table:formula="of:=IF(AND([.CI48] = 1;[.BU48] &gt; 0);1;0)" office:value-type="float" office:value="0">
            <text:p>0</text:p>
          </table:table-cell>
        </table:table-row>
        <table:table-row table:style-name="ro2">
          <table:table-cell office:value-type="float" office:value="154786">
            <text:p>154786</text:p>
          </table:table-cell>
          <table:table-cell office:value-type="float" office:value="25">
            <text:p>25</text:p>
          </table:table-cell>
          <table:table-cell office:value-type="string">
            <text:p>13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82">
            <text:p>39582</text:p>
          </table:table-cell>
          <table:table-cell office:value-type="float" office:value="1159">
            <text:p>1159</text:p>
          </table:table-cell>
          <table:table-cell office:value-type="float" office:value="37298">
            <text:p>37298</text:p>
          </table:table-cell>
          <table:table-cell office:value-type="float" office:value="333">
            <text:p>333</text:p>
          </table:table-cell>
          <table:table-cell office:value-type="float" office:value="142">
            <text:p>142</text:p>
          </table:table-cell>
          <table:table-cell office:value-type="float" office:value="557">
            <text:p>557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0608">
            <text:p>30608</text:p>
          </table:table-cell>
          <table:table-cell office:value-type="float" office:value="684">
            <text:p>684</text:p>
          </table:table-cell>
          <table:table-cell office:value-type="float" office:value="29171">
            <text:p>29171</text:p>
          </table:table-cell>
          <table:table-cell office:value-type="float" office:value="197">
            <text:p>197</text:p>
          </table:table-cell>
          <table:table-cell office:value-type="float" office:value="100">
            <text:p>100</text:p>
          </table:table-cell>
          <table:table-cell office:value-type="float" office:value="404">
            <text:p>40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93">
            <text:p>0.0293</text:p>
          </table:table-cell>
          <table:table-cell office:value-type="float" office:value="0.9423">
            <text:p>0.9423</text:p>
          </table:table-cell>
          <table:table-cell office:value-type="float" office:value="0.0084">
            <text:p>0.0084</text:p>
          </table:table-cell>
          <table:table-cell office:value-type="float" office:value="0.0036">
            <text:p>0.0036</text:p>
          </table:table-cell>
          <table:table-cell office:value-type="float" office:value="0.0141">
            <text:p>0.0141</text:p>
          </table:table-cell>
          <table:table-cell office:value-type="float" office:value="0.0003">
            <text:p>0.0003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223">
            <text:p>0.0223</text:p>
          </table:table-cell>
          <table:table-cell office:value-type="float" office:value="0.9531">
            <text:p>0.9531</text:p>
          </table:table-cell>
          <table:table-cell office:value-type="float" office:value="0.0064">
            <text:p>0.0064</text:p>
          </table:table-cell>
          <table:table-cell office:value-type="float" office:value="0.0033">
            <text:p>0.0033</text:p>
          </table:table-cell>
          <table:table-cell office:value-type="float" office:value="0.0132">
            <text:p>0.0132</text:p>
          </table:table-cell>
          <table:table-cell office:value-type="float" office:value="0.0002">
            <text:p>0.0002</text:p>
          </table:table-cell>
          <table:table-cell office:value-type="float" office:value="0.0007">
            <text:p>0.0007</text:p>
          </table:table-cell>
          <table:table-cell office:value-type="float" office:value="0.0008">
            <text:p>0.000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842360518">
            <text:p>13842360518</text:p>
          </table:table-cell>
          <table:table-cell office:value-type="float" office:value="271418833.686275">
            <text:p>271418833.686275</text:p>
          </table:table-cell>
          <table:table-cell office:value-type="float" office:value="759">
            <text:p>759</text:p>
          </table:table-cell>
          <table:table-cell office:value-type="float" office:value="14.8823529411765">
            <text:p>14.8823529412</text:p>
          </table:table-cell>
          <table:table-cell office:value-type="float" office:value="314">
            <text:p>314</text:p>
          </table:table-cell>
          <table:table-cell office:value-type="float" office:value="6.15686274509804">
            <text:p>6.1568627451</text:p>
          </table:table-cell>
          <table:table-cell office:value-type="float" office:value="170">
            <text:p>170</text:p>
          </table:table-cell>
          <table:table-cell office:value-type="float" office:value="3.33333333333333">
            <text:p>3.3333333333</text:p>
          </table:table-cell>
          <table:table-cell office:value-type="float" office:value="377">
            <text:p>377</text:p>
          </table:table-cell>
          <table:table-cell office:value-type="float" office:value="7.3921568627451">
            <text:p>7.3921568627</text:p>
          </table:table-cell>
          <table:table-cell office:value-type="float" office:value="10518">
            <text:p>10518</text:p>
          </table:table-cell>
          <table:table-cell office:value-type="float" office:value="206.235294117647">
            <text:p>206.2352941176</text:p>
          </table:table-cell>
          <table:table-cell office:value-type="float" office:value="7730">
            <text:p>7730</text:p>
          </table:table-cell>
          <table:table-cell office:value-type="float" office:value="151.56862745098">
            <text:p>151.568627451</text:p>
          </table:table-cell>
          <table:table-cell office:value-type="float" office:value="2045536">
            <text:p>2045536</text:p>
          </table:table-cell>
          <table:table-cell office:value-type="float" office:value="40108.5490196078">
            <text:p>40108.5490196078</text:p>
          </table:table-cell>
          <table:table-cell office:value-type="float" office:value="-427.21853244414">
            <text:p>-427.2185324441</text:p>
          </table:table-cell>
          <table:table-cell office:value-type="float" office:value="-8.37683396949294">
            <text:p>-8.3768339695</text:p>
          </table:table-cell>
          <table:table-cell office:value-type="float" office:value="917.000670894292">
            <text:p>917.0006708943</text:p>
          </table:table-cell>
          <table:table-cell office:value-type="float" office:value="17.9804053116528">
            <text:p>17.9804053117</text:p>
          </table:table-cell>
          <table:table-cell office:value-type="float" office:value="1039.55089493282">
            <text:p>1039.5508949328</text:p>
          </table:table-cell>
          <table:table-cell office:value-type="float" office:value="20.3833508810357">
            <text:p>20.383350881</text:p>
          </table:table-cell>
          <table:table-cell office:value-type="float" office:value="16075">
            <text:p>16075</text:p>
          </table:table-cell>
          <table:table-cell office:value-type="float" office:value="315.196078431373">
            <text:p>315.1960784314</text:p>
          </table:table-cell>
          <table:table-cell office:value-type="float" office:value="10275">
            <text:p>10275</text:p>
          </table:table-cell>
          <table:table-cell office:value-type="float" office:value="201.470588235294">
            <text:p>201.4705882353</text:p>
          </table:table-cell>
          <table:table-cell office:value-type="float" office:value="666.198169115258">
            <text:p>666.1981691153</text:p>
          </table:table-cell>
          <table:table-cell office:value-type="float" office:value="13.0627091983384">
            <text:p>13.0627091983</text:p>
          </table:table-cell>
          <table:table-cell office:value-type="float" office:value="548.882800624349">
            <text:p>548.8828006243</text:p>
          </table:table-cell>
          <table:table-cell office:value-type="float" office:value="10.7624078553794">
            <text:p>10.7624078554</text:p>
          </table:table-cell>
          <table:table-cell office:value-type="float" office:value="51">
            <text:p>51</text:p>
          </table:table-cell>
          <table:table-cell table:formula="of:= 100 * (([.BV49] / ([.BV49] + [.BX49])) - ([.BX49] / ([.BV49] + [.BX49])))" office:value-type="float" office:value="22.011385199241">
            <text:p>22.0113851992</text:p>
          </table:table-cell>
          <table:table-cell table:formula="of:=IF([.CE49] &gt; 0;1;0)" office:value-type="float" office:value="1">
            <text:p>1</text:p>
          </table:table-cell>
          <table:table-cell table:formula="of:=IF([.BU49] &gt; [.CE49];1;0)" office:value-type="float" office:value="0">
            <text:p>0</text:p>
          </table:table-cell>
          <table:table-cell table:formula="of:=IF(AND([.CF49] = 1;[.BU49] &lt; 0);1;0)" office:value-type="float" office:value="0">
            <text:p>0</text:p>
          </table:table-cell>
          <table:table-cell table:formula="of:=IF([.CE49] &lt; 0;1;0)" office:value-type="float" office:value="0">
            <text:p>0</text:p>
          </table:table-cell>
          <table:table-cell table:formula="of:=IF(AND([.CI49] = 1;[.BU49] &gt; 0);1;0)" office:value-type="float" office:value="0">
            <text:p>0</text:p>
          </table:table-cell>
        </table:table-row>
        <table:table-row table:style-name="ro2">
          <table:table-cell office:value-type="float" office:value="154818">
            <text:p>154818</text:p>
          </table:table-cell>
          <table:table-cell office:value-type="float" office:value="46">
            <text:p>46</text:p>
          </table:table-cell>
          <table:table-cell office:value-type="string">
            <text:p>23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79">
            <text:p>39479</text:p>
          </table:table-cell>
          <table:table-cell office:value-type="float" office:value="2575">
            <text:p>2575</text:p>
          </table:table-cell>
          <table:table-cell office:value-type="float" office:value="36225">
            <text:p>36225</text:p>
          </table:table-cell>
          <table:table-cell office:value-type="float" office:value="263">
            <text:p>263</text:p>
          </table:table-cell>
          <table:table-cell office:value-type="float" office:value="136">
            <text:p>136</text:p>
          </table:table-cell>
          <table:table-cell office:value-type="float" office:value="238">
            <text:p>23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9883">
            <text:p>29883</text:p>
          </table:table-cell>
          <table:table-cell office:value-type="float" office:value="1411">
            <text:p>1411</text:p>
          </table:table-cell>
          <table:table-cell office:value-type="float" office:value="28109">
            <text:p>28109</text:p>
          </table:table-cell>
          <table:table-cell office:value-type="float" office:value="110">
            <text:p>110</text:p>
          </table:table-cell>
          <table:table-cell office:value-type="float" office:value="92">
            <text:p>92</text:p>
          </table:table-cell>
          <table:table-cell office:value-type="float" office:value="137">
            <text:p>13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03">
            <text:p>-103</text:p>
          </table:table-cell>
          <table:table-cell office:value-type="float" office:value="-0.0026">
            <text:p>-0.0026</text:p>
          </table:table-cell>
          <table:table-cell office:value-type="float" office:value="0.0652">
            <text:p>0.0652</text:p>
          </table:table-cell>
          <table:table-cell office:value-type="float" office:value="0.9176">
            <text:p>0.9176</text:p>
          </table:table-cell>
          <table:table-cell office:value-type="float" office:value="0.0067">
            <text:p>0.0067</text:p>
          </table:table-cell>
          <table:table-cell office:value-type="float" office:value="0.0034">
            <text:p>0.0034</text:p>
          </table:table-cell>
          <table:table-cell office:value-type="float" office:value="0.006">
            <text:p>0.006</text:p>
          </table:table-cell>
          <table:table-cell office:value-type="float" office:value="0.0003">
            <text:p>0.0003</text:p>
          </table:table-cell>
          <table:table-cell office:value-type="float" office:value="0.0004">
            <text:p>0.0004</text:p>
          </table:table-cell>
          <table:table-cell office:value-type="float" office:value="0.0003">
            <text:p>0.0003</text:p>
          </table:table-cell>
          <table:table-cell office:value-type="float" office:value="0.0472">
            <text:p>0.0472</text:p>
          </table:table-cell>
          <table:table-cell office:value-type="float" office:value="0.9406">
            <text:p>0.9406</text:p>
          </table:table-cell>
          <table:table-cell office:value-type="float" office:value="0.0037">
            <text:p>0.0037</text:p>
          </table:table-cell>
          <table:table-cell office:value-type="float" office:value="0.0031">
            <text:p>0.0031</text:p>
          </table:table-cell>
          <table:table-cell office:value-type="float" office:value="0.0046">
            <text:p>0.0046</text:p>
          </table:table-cell>
          <table:table-cell table:number-columns-repeated="2" office:value-type="float" office:value="0.0003">
            <text:p>0.0003</text:p>
          </table:table-cell>
          <table:table-cell office:value-type="float" office:value="0.0002">
            <text:p>0.000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808538589">
            <text:p>26808538589</text:p>
          </table:table-cell>
          <table:table-cell office:value-type="float" office:value="270793319.080808">
            <text:p>270793319.080808</text:p>
          </table:table-cell>
          <table:table-cell office:value-type="float" office:value="2367">
            <text:p>2367</text:p>
          </table:table-cell>
          <table:table-cell office:value-type="float" office:value="23.9090909090909">
            <text:p>23.9090909091</text:p>
          </table:table-cell>
          <table:table-cell office:value-type="float" office:value="108">
            <text:p>108</text:p>
          </table:table-cell>
          <table:table-cell office:value-type="float" office:value="1.09090909090909">
            <text:p>1.0909090909</text:p>
          </table:table-cell>
          <table:table-cell office:value-type="float" office:value="356">
            <text:p>356</text:p>
          </table:table-cell>
          <table:table-cell office:value-type="float" office:value="3.5959595959596">
            <text:p>3.595959596</text:p>
          </table:table-cell>
          <table:table-cell office:value-type="float" office:value="407">
            <text:p>407</text:p>
          </table:table-cell>
          <table:table-cell office:value-type="float" office:value="4.11111111111111">
            <text:p>4.1111111111</text:p>
          </table:table-cell>
          <table:table-cell office:value-type="float" office:value="8589">
            <text:p>8589</text:p>
          </table:table-cell>
          <table:table-cell office:value-type="float" office:value="86.7575757575758">
            <text:p>86.7575757576</text:p>
          </table:table-cell>
          <table:table-cell office:value-type="float" office:value="6322">
            <text:p>6322</text:p>
          </table:table-cell>
          <table:table-cell office:value-type="float" office:value="63.8585858585859">
            <text:p>63.8585858586</text:p>
          </table:table-cell>
          <table:table-cell office:value-type="float" office:value="3561636">
            <text:p>3561636</text:p>
          </table:table-cell>
          <table:table-cell office:value-type="float" office:value="35976.1212121212">
            <text:p>35976.1212121212</text:p>
          </table:table-cell>
          <table:table-cell office:value-type="float" office:value="520.429483373042">
            <text:p>520.429483373</text:p>
          </table:table-cell>
          <table:table-cell office:value-type="float" office:value="5.25686346841456">
            <text:p>5.2568634684</text:p>
          </table:table-cell>
          <table:table-cell office:value-type="float" office:value="882.242080806869">
            <text:p>882.2420808069</text:p>
          </table:table-cell>
          <table:table-cell office:value-type="float" office:value="8.91153616976636">
            <text:p>8.9115361698</text:p>
          </table:table-cell>
          <table:table-cell office:value-type="float" office:value="1338.98778720403">
            <text:p>1338.987787204</text:p>
          </table:table-cell>
          <table:table-cell office:value-type="float" office:value="13.5251291636771">
            <text:p>13.5251291637</text:p>
          </table:table-cell>
          <table:table-cell office:value-type="float" office:value="13039">
            <text:p>13039</text:p>
          </table:table-cell>
          <table:table-cell office:value-type="float" office:value="131.707070707071">
            <text:p>131.7070707071</text:p>
          </table:table-cell>
          <table:table-cell office:value-type="float" office:value="10380">
            <text:p>10380</text:p>
          </table:table-cell>
          <table:table-cell office:value-type="float" office:value="104.848484848485">
            <text:p>104.8484848485</text:p>
          </table:table-cell>
          <table:table-cell office:value-type="float" office:value="3541.92106109537">
            <text:p>3541.9210610954</text:p>
          </table:table-cell>
          <table:table-cell office:value-type="float" office:value="35.7769804151047">
            <text:p>35.7769804151</text:p>
          </table:table-cell>
          <table:table-cell office:value-type="float" office:value="1570.89510311938">
            <text:p>1570.8951031194</text:p>
          </table:table-cell>
          <table:table-cell office:value-type="float" office:value="15.8676273042362">
            <text:p>15.8676273042</text:p>
          </table:table-cell>
          <table:table-cell office:value-type="float" office:value="99">
            <text:p>99</text:p>
          </table:table-cell>
          <table:table-cell table:formula="of:= 100 * (([.BV50] / ([.BV50] + [.BX50])) - ([.BX50] / ([.BV50] + [.BX50])))" office:value-type="float" office:value="11.3540287800504">
            <text:p>11.3540287801</text:p>
          </table:table-cell>
          <table:table-cell table:formula="of:=IF([.CE50] &gt; 0;1;0)" office:value-type="float" office:value="1">
            <text:p>1</text:p>
          </table:table-cell>
          <table:table-cell table:formula="of:=IF([.BU50] &gt; [.CE50];1;0)" office:value-type="float" office:value="1">
            <text:p>1</text:p>
          </table:table-cell>
          <table:table-cell table:formula="of:=IF(AND([.CF50] = 1;[.BU50] &lt; 0);1;0)" office:value-type="float" office:value="0">
            <text:p>0</text:p>
          </table:table-cell>
          <table:table-cell table:formula="of:=IF([.CE50] &lt; 0;1;0)" office:value-type="float" office:value="0">
            <text:p>0</text:p>
          </table:table-cell>
          <table:table-cell table:formula="of:=IF(AND([.CI50] = 1;[.BU50] &gt; 0);1;0)" office:value-type="float" office:value="0">
            <text:p>0</text:p>
          </table:table-cell>
        </table:table-row>
        <table:table-row table:style-name="ro2">
          <table:table-cell office:value-type="float" office:value="154853">
            <text:p>154853</text:p>
          </table:table-cell>
          <table:table-cell office:value-type="float" office:value="53">
            <text:p>53</text:p>
          </table:table-cell>
          <table:table-cell office:value-type="string">
            <text:p>27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45">
            <text:p>39545</text:p>
          </table:table-cell>
          <table:table-cell office:value-type="float" office:value="3198">
            <text:p>3198</text:p>
          </table:table-cell>
          <table:table-cell office:value-type="float" office:value="35394">
            <text:p>35394</text:p>
          </table:table-cell>
          <table:table-cell office:value-type="float" office:value="322">
            <text:p>322</text:p>
          </table:table-cell>
          <table:table-cell office:value-type="float" office:value="170">
            <text:p>170</text:p>
          </table:table-cell>
          <table:table-cell office:value-type="float" office:value="377">
            <text:p>377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30648">
            <text:p>30648</text:p>
          </table:table-cell>
          <table:table-cell office:value-type="float" office:value="1807">
            <text:p>1807</text:p>
          </table:table-cell>
          <table:table-cell office:value-type="float" office:value="28274">
            <text:p>28274</text:p>
          </table:table-cell>
          <table:table-cell office:value-type="float" office:value="148">
            <text:p>148</text:p>
          </table:table-cell>
          <table:table-cell office:value-type="float" office:value="117">
            <text:p>117</text:p>
          </table:table-cell>
          <table:table-cell office:value-type="float" office:value="263">
            <text:p>26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37">
            <text:p>-37</text:p>
          </table:table-cell>
          <table:table-cell office:value-type="float" office:value="-0.0009">
            <text:p>-0.0009</text:p>
          </table:table-cell>
          <table:table-cell office:value-type="float" office:value="0.0809">
            <text:p>0.0809</text:p>
          </table:table-cell>
          <table:table-cell office:value-type="float" office:value="0.895">
            <text:p>0.895</text:p>
          </table:table-cell>
          <table:table-cell office:value-type="float" office:value="0.0081">
            <text:p>0.0081</text:p>
          </table:table-cell>
          <table:table-cell office:value-type="float" office:value="0.0043">
            <text:p>0.0043</text:p>
          </table:table-cell>
          <table:table-cell office:value-type="float" office:value="0.0095">
            <text:p>0.0095</text:p>
          </table:table-cell>
          <table:table-cell office:value-type="float" office:value="0.0004">
            <text:p>0.0004</text:p>
          </table:table-cell>
          <table:table-cell office:value-type="float" office:value="0.0007">
            <text:p>0.0007</text:p>
          </table:table-cell>
          <table:table-cell office:value-type="float" office:value="0.001">
            <text:p>0.001</text:p>
          </table:table-cell>
          <table:table-cell office:value-type="float" office:value="0.059">
            <text:p>0.059</text:p>
          </table:table-cell>
          <table:table-cell office:value-type="float" office:value="0.9225">
            <text:p>0.9225</text:p>
          </table:table-cell>
          <table:table-cell office:value-type="float" office:value="0.0048">
            <text:p>0.0048</text:p>
          </table:table-cell>
          <table:table-cell office:value-type="float" office:value="0.0038">
            <text:p>0.0038</text:p>
          </table:table-cell>
          <table:table-cell office:value-type="float" office:value="0.0086">
            <text:p>0.0086</text:p>
          </table:table-cell>
          <table:table-cell table:number-columns-repeated="2" office:value-type="float" office:value="0.0004">
            <text:p>0.0004</text:p>
          </table:table-cell>
          <table:table-cell office:value-type="float" office:value="0.0005">
            <text:p>0.000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670677203">
            <text:p>18670677203</text:p>
          </table:table-cell>
          <table:table-cell office:value-type="float" office:value="270589524.681159">
            <text:p>270589524.681159</text:p>
          </table:table-cell>
          <table:table-cell office:value-type="float" office:value="1826">
            <text:p>1826</text:p>
          </table:table-cell>
          <table:table-cell office:value-type="float" office:value="26.463768115942">
            <text:p>26.4637681159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.43478260869565">
            <text:p>2.4347826087</text:p>
          </table:table-cell>
          <table:table-cell office:value-type="float" office:value="231">
            <text:p>231</text:p>
          </table:table-cell>
          <table:table-cell office:value-type="float" office:value="3.34782608695652">
            <text:p>3.347826087</text:p>
          </table:table-cell>
          <table:table-cell office:value-type="float" office:value="7203">
            <text:p>7203</text:p>
          </table:table-cell>
          <table:table-cell office:value-type="float" office:value="104.391304347826">
            <text:p>104.3913043478</text:p>
          </table:table-cell>
          <table:table-cell office:value-type="float" office:value="4619">
            <text:p>4619</text:p>
          </table:table-cell>
          <table:table-cell office:value-type="float" office:value="66.9420289855073">
            <text:p>66.9420289855</text:p>
          </table:table-cell>
          <table:table-cell office:value-type="float" office:value="1991138">
            <text:p>1991138</text:p>
          </table:table-cell>
          <table:table-cell office:value-type="float" office:value="28857.0724637681">
            <text:p>28857.0724637681</text:p>
          </table:table-cell>
          <table:table-cell office:value-type="float" office:value="-595.143448153808">
            <text:p>-595.1434481538</text:p>
          </table:table-cell>
          <table:table-cell office:value-type="float" office:value="-8.62526736454794">
            <text:p>-8.6252673645</text:p>
          </table:table-cell>
          <table:table-cell office:value-type="float" office:value="-44.57503999928">
            <text:p>-44.5750399993</text:p>
          </table:table-cell>
          <table:table-cell office:value-type="float" office:value="-0.646015072453333">
            <text:p>-0.6460150725</text:p>
          </table:table-cell>
          <table:table-cell office:value-type="float" office:value="-23.267627318248">
            <text:p>-23.2676273182</text:p>
          </table:table-cell>
          <table:table-cell office:value-type="float" office:value="-0.337211990119536">
            <text:p>-0.3372119901</text:p>
          </table:table-cell>
          <table:table-cell office:value-type="float" office:value="8245">
            <text:p>8245</text:p>
          </table:table-cell>
          <table:table-cell office:value-type="float" office:value="119.492753623188">
            <text:p>119.4927536232</text:p>
          </table:table-cell>
          <table:table-cell office:value-type="float" office:value="9314">
            <text:p>9314</text:p>
          </table:table-cell>
          <table:table-cell office:value-type="float" office:value="134.985507246377">
            <text:p>134.9855072464</text:p>
          </table:table-cell>
          <table:table-cell office:value-type="float" office:value="643.770757474978">
            <text:p>643.770757475</text:p>
          </table:table-cell>
          <table:table-cell office:value-type="float" office:value="9.33001097789824">
            <text:p>9.3300109779</text:p>
          </table:table-cell>
          <table:table-cell office:value-type="float" office:value="-4.8038394991401">
            <text:p>-4.8038394991</text:p>
          </table:table-cell>
          <table:table-cell office:value-type="float" office:value="-0.0696208623063783">
            <text:p>-0.0696208623</text:p>
          </table:table-cell>
          <table:table-cell office:value-type="float" office:value="69">
            <text:p>69</text:p>
          </table:table-cell>
          <table:table-cell table:formula="of:= 100 * (([.BV51] / ([.BV51] + [.BX51])) - ([.BX51] / ([.BV51] + [.BX51])))" office:value-type="float" office:value="-6.08804601628794">
            <text:p>-6.0880460163</text:p>
          </table:table-cell>
          <table:table-cell table:formula="of:=IF([.CE51] &gt; 0;1;0)" office:value-type="float" office:value="0">
            <text:p>0</text:p>
          </table:table-cell>
          <table:table-cell table:formula="of:=IF([.BU51] &gt; [.CE51];1;0)" office:value-type="float" office:value="1">
            <text:p>1</text:p>
          </table:table-cell>
          <table:table-cell table:formula="of:=IF(AND([.CF51] = 1;[.BU51] &lt; 0);1;0)" office:value-type="float" office:value="0">
            <text:p>0</text:p>
          </table:table-cell>
          <table:table-cell table:formula="of:=IF([.CE51] &lt; 0;1;0)" office:value-type="float" office:value="1">
            <text:p>1</text:p>
          </table:table-cell>
          <table:table-cell table:formula="of:=IF(AND([.CI51] = 1;[.BU51] &gt; 0);1;0)" office:value-type="float" office:value="0">
            <text:p>0</text:p>
          </table:table-cell>
        </table:table-row>
        <table:table-row table:style-name="ro2">
          <table:table-cell office:value-type="float" office:value="154871">
            <text:p>154871</text:p>
          </table:table-cell>
          <table:table-cell office:value-type="float" office:value="54">
            <text:p>54</text:p>
          </table:table-cell>
          <table:table-cell office:value-type="string">
            <text:p>27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43">
            <text:p>39743</text:p>
          </table:table-cell>
          <table:table-cell office:value-type="float" office:value="4144">
            <text:p>4144</text:p>
          </table:table-cell>
          <table:table-cell office:value-type="float" office:value="33560">
            <text:p>33560</text:p>
          </table:table-cell>
          <table:table-cell office:value-type="float" office:value="974">
            <text:p>974</text:p>
          </table:table-cell>
          <table:table-cell office:value-type="float" office:value="150">
            <text:p>150</text:p>
          </table:table-cell>
          <table:table-cell office:value-type="float" office:value="740">
            <text:p>740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office:value-type="float" office:value="29696">
            <text:p>29696</text:p>
          </table:table-cell>
          <table:table-cell office:value-type="float" office:value="2310">
            <text:p>2310</text:p>
          </table:table-cell>
          <table:table-cell office:value-type="float" office:value="26251">
            <text:p>26251</text:p>
          </table:table-cell>
          <table:table-cell office:value-type="float" office:value="458">
            <text:p>458</text:p>
          </table:table-cell>
          <table:table-cell office:value-type="float" office:value="95">
            <text:p>95</text:p>
          </table:table-cell>
          <table:table-cell office:value-type="float" office:value="501">
            <text:p>501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61">
            <text:p>161</text:p>
          </table:table-cell>
          <table:table-cell office:value-type="float" office:value="0.0041">
            <text:p>0.0041</text:p>
          </table:table-cell>
          <table:table-cell office:value-type="float" office:value="0.1043">
            <text:p>0.1043</text:p>
          </table:table-cell>
          <table:table-cell office:value-type="float" office:value="0.8444">
            <text:p>0.8444</text:p>
          </table:table-cell>
          <table:table-cell office:value-type="float" office:value="0.0245">
            <text:p>0.0245</text:p>
          </table:table-cell>
          <table:table-cell office:value-type="float" office:value="0.0038">
            <text:p>0.0038</text:p>
          </table:table-cell>
          <table:table-cell office:value-type="float" office:value="0.0186">
            <text:p>0.0186</text:p>
          </table:table-cell>
          <table:table-cell office:value-type="float" office:value="0.0011">
            <text:p>0.0011</text:p>
          </table:table-cell>
          <table:table-cell office:value-type="float" office:value="0.001">
            <text:p>0.001</text:p>
          </table:table-cell>
          <table:table-cell office:value-type="float" office:value="0.0023">
            <text:p>0.0023</text:p>
          </table:table-cell>
          <table:table-cell office:value-type="float" office:value="0.0778">
            <text:p>0.0778</text:p>
          </table:table-cell>
          <table:table-cell office:value-type="float" office:value="0.884">
            <text:p>0.884</text:p>
          </table:table-cell>
          <table:table-cell office:value-type="float" office:value="0.0154">
            <text:p>0.0154</text:p>
          </table:table-cell>
          <table:table-cell office:value-type="float" office:value="0.0032">
            <text:p>0.0032</text:p>
          </table:table-cell>
          <table:table-cell office:value-type="float" office:value="0.0169">
            <text:p>0.0169</text:p>
          </table:table-cell>
          <table:table-cell office:value-type="float" office:value="0.0009">
            <text:p>0.0009</text:p>
          </table:table-cell>
          <table:table-cell office:value-type="float" office:value="0.0005">
            <text:p>0.0005</text:p>
          </table:table-cell>
          <table:table-cell office:value-type="float" office:value="0.0013">
            <text:p>0.001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356116525">
            <text:p>14356116525</text:p>
          </table:table-cell>
          <table:table-cell office:value-type="float" office:value="270870123.113208">
            <text:p>270870123.113208</text:p>
          </table:table-cell>
          <table:table-cell office:value-type="float" office:value="1451">
            <text:p>1451</text:p>
          </table:table-cell>
          <table:table-cell office:value-type="float" office:value="27.377358490566">
            <text:p>27.3773584906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2.30188679245283">
            <text:p>2.3018867925</text:p>
          </table:table-cell>
          <table:table-cell office:value-type="float" office:value="159">
            <text:p>159</text:p>
          </table:table-cell>
          <table:table-cell office:value-type="float" office:value="3">
            <text:p>3</text:p>
          </table:table-cell>
          <table:table-cell office:value-type="float" office:value="6525">
            <text:p>6525</text:p>
          </table:table-cell>
          <table:table-cell office:value-type="float" office:value="123.11320754717">
            <text:p>123.1132075472</text:p>
          </table:table-cell>
          <table:table-cell office:value-type="float" office:value="4412">
            <text:p>4412</text:p>
          </table:table-cell>
          <table:table-cell office:value-type="float" office:value="83.2452830188679">
            <text:p>83.2452830189</text:p>
          </table:table-cell>
          <table:table-cell office:value-type="float" office:value="1858970">
            <text:p>1858970</text:p>
          </table:table-cell>
          <table:table-cell office:value-type="float" office:value="35074.9056603774">
            <text:p>35074.9056603774</text:p>
          </table:table-cell>
          <table:table-cell office:value-type="float" office:value="-1108.18132551797">
            <text:p>-1108.181325518</text:p>
          </table:table-cell>
          <table:table-cell office:value-type="float" office:value="-20.9090816135467">
            <text:p>-20.9090816135</text:p>
          </table:table-cell>
          <table:table-cell office:value-type="float" office:value="-177.321974214929">
            <text:p>-177.3219742149</text:p>
          </table:table-cell>
          <table:table-cell office:value-type="float" office:value="-3.34569762669677">
            <text:p>-3.3456976267</text:p>
          </table:table-cell>
          <table:table-cell office:value-type="float" office:value="-187.8902708161">
            <text:p>-187.8902708161</text:p>
          </table:table-cell>
          <table:table-cell office:value-type="float" office:value="-3.54509944936038">
            <text:p>-3.5450994494</text:p>
          </table:table-cell>
          <table:table-cell office:value-type="float" office:value="6560">
            <text:p>6560</text:p>
          </table:table-cell>
          <table:table-cell office:value-type="float" office:value="123.77358490566">
            <text:p>123.7735849057</text:p>
          </table:table-cell>
          <table:table-cell office:value-type="float" office:value="8433">
            <text:p>8433</text:p>
          </table:table-cell>
          <table:table-cell office:value-type="float" office:value="159.11320754717">
            <text:p>159.1132075472</text:p>
          </table:table-cell>
          <table:table-cell office:value-type="float" office:value="-338.676340617062">
            <text:p>-338.6763406171</text:p>
          </table:table-cell>
          <table:table-cell office:value-type="float" office:value="-6.39011963428419">
            <text:p>-6.3901196343</text:p>
          </table:table-cell>
          <table:table-cell office:value-type="float" office:value="-453.017477791631">
            <text:p>-453.0174777916</text:p>
          </table:table-cell>
          <table:table-cell office:value-type="float" office:value="-8.54749958097417">
            <text:p>-8.547499581</text:p>
          </table:table-cell>
          <table:table-cell office:value-type="float" office:value="53">
            <text:p>53</text:p>
          </table:table-cell>
          <table:table-cell table:formula="of:= 100 * (([.BV52] / ([.BV52] + [.BX52])) - ([.BX52] / ([.BV52] + [.BX52])))" office:value-type="float" office:value="-12.4924964983659">
            <text:p>-12.4924964984</text:p>
          </table:table-cell>
          <table:table-cell table:formula="of:=IF([.CE52] &gt; 0;1;0)" office:value-type="float" office:value="0">
            <text:p>0</text:p>
          </table:table-cell>
          <table:table-cell table:formula="of:=IF([.BU52] &gt; [.CE52];1;0)" office:value-type="float" office:value="1">
            <text:p>1</text:p>
          </table:table-cell>
          <table:table-cell table:formula="of:=IF(AND([.CF52] = 1;[.BU52] &lt; 0);1;0)" office:value-type="float" office:value="0">
            <text:p>0</text:p>
          </table:table-cell>
          <table:table-cell table:formula="of:=IF([.CE52] &lt; 0;1;0)" office:value-type="float" office:value="1">
            <text:p>1</text:p>
          </table:table-cell>
          <table:table-cell table:formula="of:=IF(AND([.CI52] = 1;[.BU52] &gt; 0);1;0)" office:value-type="float" office:value="0">
            <text:p>0</text:p>
          </table:table-cell>
        </table:table-row>
        <table:table-row table:style-name="ro2">
          <table:table-cell office:value-type="float" office:value="154890">
            <text:p>154890</text:p>
          </table:table-cell>
          <table:table-cell office:value-type="float" office:value="51">
            <text:p>51</text:p>
          </table:table-cell>
          <table:table-cell office:value-type="string">
            <text:p>26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37">
            <text:p>39637</text:p>
          </table:table-cell>
          <table:table-cell office:value-type="float" office:value="3272">
            <text:p>3272</text:p>
          </table:table-cell>
          <table:table-cell office:value-type="float" office:value="29304">
            <text:p>29304</text:p>
          </table:table-cell>
          <table:table-cell office:value-type="float" office:value="3707">
            <text:p>3707</text:p>
          </table:table-cell>
          <table:table-cell office:value-type="float" office:value="275">
            <text:p>275</text:p>
          </table:table-cell>
          <table:table-cell office:value-type="float" office:value="2732">
            <text:p>2732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office:value-type="float" office:value="235">
            <text:p>235</text:p>
          </table:table-cell>
          <table:table-cell office:value-type="float" office:value="30639">
            <text:p>30639</text:p>
          </table:table-cell>
          <table:table-cell office:value-type="float" office:value="2041">
            <text:p>2041</text:p>
          </table:table-cell>
          <table:table-cell office:value-type="float" office:value="24053">
            <text:p>24053</text:p>
          </table:table-cell>
          <table:table-cell office:value-type="float" office:value="2258">
            <text:p>2258</text:p>
          </table:table-cell>
          <table:table-cell office:value-type="float" office:value="211">
            <text:p>211</text:p>
          </table:table-cell>
          <table:table-cell office:value-type="float" office:value="1885">
            <text:p>1885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19">
            <text:p>11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55">
            <text:p>55</text:p>
          </table:table-cell>
          <table:table-cell office:value-type="float" office:value="0.0014">
            <text:p>0.0014</text:p>
          </table:table-cell>
          <table:table-cell office:value-type="float" office:value="0.0825">
            <text:p>0.0825</text:p>
          </table:table-cell>
          <table:table-cell office:value-type="float" office:value="0.7393">
            <text:p>0.7393</text:p>
          </table:table-cell>
          <table:table-cell office:value-type="float" office:value="0.0935">
            <text:p>0.0935</text:p>
          </table:table-cell>
          <table:table-cell office:value-type="float" office:value="0.0069">
            <text:p>0.0069</text:p>
          </table:table-cell>
          <table:table-cell office:value-type="float" office:value="0.0689">
            <text:p>0.0689</text:p>
          </table:table-cell>
          <table:table-cell office:value-type="float" office:value="0.0007">
            <text:p>0.0007</text:p>
          </table:table-cell>
          <table:table-cell office:value-type="float" office:value="0.0022">
            <text:p>0.0022</text:p>
          </table:table-cell>
          <table:table-cell office:value-type="float" office:value="0.0059">
            <text:p>0.0059</text:p>
          </table:table-cell>
          <table:table-cell office:value-type="float" office:value="0.0666">
            <text:p>0.0666</text:p>
          </table:table-cell>
          <table:table-cell office:value-type="float" office:value="0.785">
            <text:p>0.785</text:p>
          </table:table-cell>
          <table:table-cell office:value-type="float" office:value="0.0737">
            <text:p>0.0737</text:p>
          </table:table-cell>
          <table:table-cell office:value-type="float" office:value="0.0069">
            <text:p>0.0069</text:p>
          </table:table-cell>
          <table:table-cell office:value-type="float" office:value="0.0615">
            <text:p>0.0615</text:p>
          </table:table-cell>
          <table:table-cell office:value-type="float" office:value="0.0007">
            <text:p>0.0007</text:p>
          </table:table-cell>
          <table:table-cell office:value-type="float" office:value="0.0016">
            <text:p>0.0016</text:p>
          </table:table-cell>
          <table:table-cell office:value-type="float" office:value="0.0039">
            <text:p>0.003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403794505">
            <text:p>8403794505</text:p>
          </table:table-cell>
          <table:table-cell office:value-type="float" office:value="271090145.322581">
            <text:p>271090145.322581</text:p>
          </table:table-cell>
          <table:table-cell office:value-type="float" office:value="924">
            <text:p>924</text:p>
          </table:table-cell>
          <table:table-cell office:value-type="float" office:value="29.8064516129032">
            <text:p>29.806451612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.03225806451613">
            <text:p>4.0322580645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4505">
            <text:p>4505</text:p>
          </table:table-cell>
          <table:table-cell office:value-type="float" office:value="145.322580645161">
            <text:p>145.3225806452</text:p>
          </table:table-cell>
          <table:table-cell office:value-type="float" office:value="2845">
            <text:p>2845</text:p>
          </table:table-cell>
          <table:table-cell office:value-type="float" office:value="91.7741935483871">
            <text:p>91.7741935484</text:p>
          </table:table-cell>
          <table:table-cell office:value-type="float" office:value="1645582">
            <text:p>1645582</text:p>
          </table:table-cell>
          <table:table-cell office:value-type="float" office:value="53083.2903225806">
            <text:p>53083.2903225806</text:p>
          </table:table-cell>
          <table:table-cell office:value-type="float" office:value="-517.41048732103">
            <text:p>-517.410487321</text:p>
          </table:table-cell>
          <table:table-cell office:value-type="float" office:value="-16.6906608813235">
            <text:p>-16.6906608813</text:p>
          </table:table-cell>
          <table:table-cell office:value-type="float" office:value="145.006670203">
            <text:p>145.006670203</text:p>
          </table:table-cell>
          <table:table-cell office:value-type="float" office:value="4.67763452267742">
            <text:p>4.6776345227</text:p>
          </table:table-cell>
          <table:table-cell office:value-type="float" office:value="80.750418745921">
            <text:p>80.7504187459</text:p>
          </table:table-cell>
          <table:table-cell office:value-type="float" office:value="2.60485221761035">
            <text:p>2.6048522176</text:p>
          </table:table-cell>
          <table:table-cell office:value-type="float" office:value="11739">
            <text:p>11739</text:p>
          </table:table-cell>
          <table:table-cell office:value-type="float" office:value="378.677419354839">
            <text:p>378.6774193548</text:p>
          </table:table-cell>
          <table:table-cell office:value-type="float" office:value="10859">
            <text:p>10859</text:p>
          </table:table-cell>
          <table:table-cell office:value-type="float" office:value="350.290322580645">
            <text:p>350.2903225806</text:p>
          </table:table-cell>
          <table:table-cell office:value-type="float" office:value="-164.36320950795">
            <text:p>-164.363209508</text:p>
          </table:table-cell>
          <table:table-cell office:value-type="float" office:value="-5.30203901638549">
            <text:p>-5.3020390164</text:p>
          </table:table-cell>
          <table:table-cell office:value-type="float" office:value="-114.004151970034">
            <text:p>-114.00415197</text:p>
          </table:table-cell>
          <table:table-cell office:value-type="float" office:value="-3.67755328935594">
            <text:p>-3.6775532894</text:p>
          </table:table-cell>
          <table:table-cell office:value-type="float" office:value="31">
            <text:p>31</text:p>
          </table:table-cell>
          <table:table-cell table:formula="of:= 100 * (([.BV53] / ([.BV53] + [.BX53])) - ([.BX53] / ([.BV53] + [.BX53])))" office:value-type="float" office:value="3.89414992477211">
            <text:p>3.8941499248</text:p>
          </table:table-cell>
          <table:table-cell table:formula="of:=IF([.CE53] &gt; 0;1;0)" office:value-type="float" office:value="1">
            <text:p>1</text:p>
          </table:table-cell>
          <table:table-cell table:formula="of:=IF([.BU53] &gt; [.CE53];1;0)" office:value-type="float" office:value="0">
            <text:p>0</text:p>
          </table:table-cell>
          <table:table-cell table:formula="of:=IF(AND([.CF53] = 1;[.BU53] &lt; 0);1;0)" office:value-type="float" office:value="0">
            <text:p>0</text:p>
          </table:table-cell>
          <table:table-cell table:formula="of:=IF([.CE53] &lt; 0;1;0)" office:value-type="float" office:value="0">
            <text:p>0</text:p>
          </table:table-cell>
          <table:table-cell table:formula="of:=IF(AND([.CI53] = 1;[.BU53] &gt; 0);1;0)" office:value-type="float" office:value="0">
            <text:p>0</text:p>
          </table:table-cell>
        </table:table-row>
        <table:table-row table:style-name="ro2">
          <table:table-cell office:value-type="float" office:value="154926">
            <text:p>154926</text:p>
          </table:table-cell>
          <table:table-cell office:value-type="float" office:value="52">
            <text:p>52</text:p>
          </table:table-cell>
          <table:table-cell office:value-type="string">
            <text:p>26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49">
            <text:p>39449</text:p>
          </table:table-cell>
          <table:table-cell office:value-type="float" office:value="801">
            <text:p>801</text:p>
          </table:table-cell>
          <table:table-cell office:value-type="float" office:value="36568">
            <text:p>36568</text:p>
          </table:table-cell>
          <table:table-cell office:value-type="float" office:value="509">
            <text:p>509</text:p>
          </table:table-cell>
          <table:table-cell office:value-type="float" office:value="94">
            <text:p>94</text:p>
          </table:table-cell>
          <table:table-cell office:value-type="float" office:value="1362">
            <text:p>1362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29107">
            <text:p>29107</text:p>
          </table:table-cell>
          <table:table-cell office:value-type="float" office:value="449">
            <text:p>449</text:p>
          </table:table-cell>
          <table:table-cell office:value-type="float" office:value="27442">
            <text:p>27442</text:p>
          </table:table-cell>
          <table:table-cell office:value-type="float" office:value="260">
            <text:p>260</text:p>
          </table:table-cell>
          <table:table-cell office:value-type="float" office:value="64">
            <text:p>64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33">
            <text:p>-133</text:p>
          </table:table-cell>
          <table:table-cell office:value-type="float" office:value="-0.0034">
            <text:p>-0.0034</text:p>
          </table:table-cell>
          <table:table-cell office:value-type="float" office:value="0.0203">
            <text:p>0.0203</text:p>
          </table:table-cell>
          <table:table-cell office:value-type="float" office:value="0.927">
            <text:p>0.927</text:p>
          </table:table-cell>
          <table:table-cell office:value-type="float" office:value="0.0129">
            <text:p>0.0129</text:p>
          </table:table-cell>
          <table:table-cell office:value-type="float" office:value="0.0024">
            <text:p>0.0024</text:p>
          </table:table-cell>
          <table:table-cell office:value-type="float" office:value="0.0345">
            <text:p>0.0345</text:p>
          </table:table-cell>
          <table:table-cell office:value-type="float" office:value="0.0004">
            <text:p>0.0004</text:p>
          </table:table-cell>
          <table:table-cell office:value-type="float" office:value="0.0008">
            <text:p>0.0008</text:p>
          </table:table-cell>
          <table:table-cell office:value-type="float" office:value="0.0017">
            <text:p>0.0017</text:p>
          </table:table-cell>
          <table:table-cell office:value-type="float" office:value="0.0154">
            <text:p>0.0154</text:p>
          </table:table-cell>
          <table:table-cell office:value-type="float" office:value="0.9428">
            <text:p>0.9428</text:p>
          </table:table-cell>
          <table:table-cell office:value-type="float" office:value="0.0089">
            <text:p>0.0089</text:p>
          </table:table-cell>
          <table:table-cell office:value-type="float" office:value="0.0022">
            <text:p>0.0022</text:p>
          </table:table-cell>
          <table:table-cell office:value-type="float" office:value="0.0288">
            <text:p>0.0288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265047120">
            <text:p>16265047120</text:p>
          </table:table-cell>
          <table:table-cell office:value-type="float" office:value="271084118.666667">
            <text:p>271084118.666667</text:p>
          </table:table-cell>
          <table:table-cell office:value-type="float" office:value="1770">
            <text:p>1770</text:p>
          </table:table-cell>
          <table:table-cell office:value-type="float" office:value="29.5">
            <text:p>29.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7120">
            <text:p>7120</text:p>
          </table:table-cell>
          <table:table-cell office:value-type="float" office:value="118.666666666667">
            <text:p>118.6666666667</text:p>
          </table:table-cell>
          <table:table-cell office:value-type="float" office:value="4865">
            <text:p>4865</text:p>
          </table:table-cell>
          <table:table-cell office:value-type="float" office:value="81.0833333333333">
            <text:p>81.0833333333</text:p>
          </table:table-cell>
          <table:table-cell office:value-type="float" office:value="2678084">
            <text:p>2678084</text:p>
          </table:table-cell>
          <table:table-cell office:value-type="float" office:value="44634.7333333333">
            <text:p>44634.7333333333</text:p>
          </table:table-cell>
          <table:table-cell office:value-type="float" office:value="-271.770256156076">
            <text:p>-271.7702561561</text:p>
          </table:table-cell>
          <table:table-cell office:value-type="float" office:value="-4.52950426926793">
            <text:p>-4.5295042693</text:p>
          </table:table-cell>
          <table:table-cell office:value-type="float" office:value="835.362933765056">
            <text:p>835.3629337651</text:p>
          </table:table-cell>
          <table:table-cell office:value-type="float" office:value="13.9227155627509">
            <text:p>13.9227155628</text:p>
          </table:table-cell>
          <table:table-cell office:value-type="float" office:value="995.657741970187">
            <text:p>995.6577419702</text:p>
          </table:table-cell>
          <table:table-cell office:value-type="float" office:value="16.5942956995031">
            <text:p>16.5942956995</text:p>
          </table:table-cell>
          <table:table-cell office:value-type="float" office:value="17471">
            <text:p>17471</text:p>
          </table:table-cell>
          <table:table-cell office:value-type="float" office:value="291.183333333333">
            <text:p>291.1833333333</text:p>
          </table:table-cell>
          <table:table-cell office:value-type="float" office:value="12846">
            <text:p>12846</text:p>
          </table:table-cell>
          <table:table-cell office:value-type="float" office:value="214.1">
            <text:p>214.1</text:p>
          </table:table-cell>
          <table:table-cell office:value-type="float" office:value="683.992650017361">
            <text:p>683.9926500174</text:p>
          </table:table-cell>
          <table:table-cell office:value-type="float" office:value="11.3998775002893">
            <text:p>11.3998775003</text:p>
          </table:table-cell>
          <table:table-cell office:value-type="float" office:value="560.810767399093">
            <text:p>560.8107673991</text:p>
          </table:table-cell>
          <table:table-cell office:value-type="float" office:value="9.34684612331822">
            <text:p>9.3468461233</text:p>
          </table:table-cell>
          <table:table-cell office:value-type="float" office:value="60">
            <text:p>60</text:p>
          </table:table-cell>
          <table:table-cell table:formula="of:= 100 * (([.BV54] / ([.BV54] + [.BX54])) - ([.BX54] / ([.BV54] + [.BX54])))" office:value-type="float" office:value="15.2554672296072">
            <text:p>15.2554672296</text:p>
          </table:table-cell>
          <table:table-cell table:formula="of:=IF([.CE54] &gt; 0;1;0)" office:value-type="float" office:value="1">
            <text:p>1</text:p>
          </table:table-cell>
          <table:table-cell table:formula="of:=IF([.BU54] &gt; [.CE54];1;0)" office:value-type="float" office:value="1">
            <text:p>1</text:p>
          </table:table-cell>
          <table:table-cell table:formula="of:=IF(AND([.CF54] = 1;[.BU54] &lt; 0);1;0)" office:value-type="float" office:value="0">
            <text:p>0</text:p>
          </table:table-cell>
          <table:table-cell table:formula="of:=IF([.CE54] &lt; 0;1;0)" office:value-type="float" office:value="0">
            <text:p>0</text:p>
          </table:table-cell>
          <table:table-cell table:formula="of:=IF(AND([.CI54] = 1;[.BU54] &gt; 0);1;0)" office:value-type="float" office:value="0">
            <text:p>0</text:p>
          </table:table-cell>
        </table:table-row>
        <table:table-row table:style-name="ro2">
          <table:table-cell office:value-type="float" office:value="154969">
            <text:p>154969</text:p>
          </table:table-cell>
          <table:table-cell office:value-type="float" office:value="37">
            <text:p>37</text:p>
          </table:table-cell>
          <table:table-cell office:value-type="string">
            <text:p>19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72">
            <text:p>39572</text:p>
          </table:table-cell>
          <table:table-cell office:value-type="float" office:value="1435">
            <text:p>1435</text:p>
          </table:table-cell>
          <table:table-cell office:value-type="float" office:value="36272">
            <text:p>36272</text:p>
          </table:table-cell>
          <table:table-cell office:value-type="float" office:value="930">
            <text:p>930</text:p>
          </table:table-cell>
          <table:table-cell office:value-type="float" office:value="192">
            <text:p>192</text:p>
          </table:table-cell>
          <table:table-cell office:value-type="float" office:value="646">
            <text:p>646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30699">
            <text:p>30699</text:p>
          </table:table-cell>
          <table:table-cell office:value-type="float" office:value="873">
            <text:p>873</text:p>
          </table:table-cell>
          <table:table-cell office:value-type="float" office:value="28645">
            <text:p>28645</text:p>
          </table:table-cell>
          <table:table-cell office:value-type="float" office:value="536">
            <text:p>536</text:p>
          </table:table-cell>
          <table:table-cell office:value-type="float" office:value="134">
            <text:p>134</text:p>
          </table:table-cell>
          <table:table-cell office:value-type="float" office:value="465">
            <text:p>46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0">
            <text:p>-10</text:p>
          </table:table-cell>
          <table:table-cell office:value-type="float" office:value="-0.0003">
            <text:p>-0.0003</text:p>
          </table:table-cell>
          <table:table-cell office:value-type="float" office:value="0.0363">
            <text:p>0.0363</text:p>
          </table:table-cell>
          <table:table-cell office:value-type="float" office:value="0.9166">
            <text:p>0.9166</text:p>
          </table:table-cell>
          <table:table-cell office:value-type="float" office:value="0.0235">
            <text:p>0.0235</text:p>
          </table:table-cell>
          <table:table-cell office:value-type="float" office:value="0.0049">
            <text:p>0.0049</text:p>
          </table:table-cell>
          <table:table-cell office:value-type="float" office:value="0.0163">
            <text:p>0.0163</text:p>
          </table:table-cell>
          <table:table-cell office:value-type="float" office:value="0.0002">
            <text:p>0.0002</text:p>
          </table:table-cell>
          <table:table-cell office:value-type="float" office:value="0.0008">
            <text:p>0.0008</text:p>
          </table:table-cell>
          <table:table-cell office:value-type="float" office:value="0.0015">
            <text:p>0.0015</text:p>
          </table:table-cell>
          <table:table-cell office:value-type="float" office:value="0.0284">
            <text:p>0.0284</text:p>
          </table:table-cell>
          <table:table-cell office:value-type="float" office:value="0.9331">
            <text:p>0.9331</text:p>
          </table:table-cell>
          <table:table-cell office:value-type="float" office:value="0.0175">
            <text:p>0.0175</text:p>
          </table:table-cell>
          <table:table-cell office:value-type="float" office:value="0.0044">
            <text:p>0.0044</text:p>
          </table:table-cell>
          <table:table-cell office:value-type="float" office:value="0.0151">
            <text:p>0.0151</text:p>
          </table:table-cell>
          <table:table-cell office:value-type="float" office:value="0.0002">
            <text:p>0.0002</text:p>
          </table:table-cell>
          <table:table-cell office:value-type="float" office:value="0.0006">
            <text:p>0.0006</text:p>
          </table:table-cell>
          <table:table-cell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679635991">
            <text:p>18679635991</text:p>
          </table:table-cell>
          <table:table-cell office:value-type="float" office:value="270719362.188406">
            <text:p>270719362.188406</text:p>
          </table:table-cell>
          <table:table-cell office:value-type="float" office:value="1585">
            <text:p>1585</text:p>
          </table:table-cell>
          <table:table-cell office:value-type="float" office:value="22.9710144927536">
            <text:p>22.9710144928</text:p>
          </table:table-cell>
          <table:table-cell office:value-type="float" office:value="110">
            <text:p>110</text:p>
          </table:table-cell>
          <table:table-cell office:value-type="float" office:value="1.59420289855072">
            <text:p>1.5942028986</text:p>
          </table:table-cell>
          <table:table-cell office:value-type="float" office:value="233">
            <text:p>233</text:p>
          </table:table-cell>
          <table:table-cell office:value-type="float" office:value="3.3768115942029">
            <text:p>3.3768115942</text:p>
          </table:table-cell>
          <table:table-cell office:value-type="float" office:value="315">
            <text:p>315</text:p>
          </table:table-cell>
          <table:table-cell office:value-type="float" office:value="4.56521739130435">
            <text:p>4.5652173913</text:p>
          </table:table-cell>
          <table:table-cell office:value-type="float" office:value="5991">
            <text:p>5991</text:p>
          </table:table-cell>
          <table:table-cell office:value-type="float" office:value="86.8260869565217">
            <text:p>86.8260869565</text:p>
          </table:table-cell>
          <table:table-cell office:value-type="float" office:value="4647">
            <text:p>4647</text:p>
          </table:table-cell>
          <table:table-cell office:value-type="float" office:value="67.3478260869565">
            <text:p>67.347826087</text:p>
          </table:table-cell>
          <table:table-cell office:value-type="float" office:value="2689280">
            <text:p>2689280</text:p>
          </table:table-cell>
          <table:table-cell office:value-type="float" office:value="38975.0724637681">
            <text:p>38975.0724637681</text:p>
          </table:table-cell>
          <table:table-cell office:value-type="float" office:value="-1156.34359554042">
            <text:p>-1156.3435955404</text:p>
          </table:table-cell>
          <table:table-cell office:value-type="float" office:value="-16.7586028339192">
            <text:p>-16.7586028339</text:p>
          </table:table-cell>
          <table:table-cell office:value-type="float" office:value="314.155475441262">
            <text:p>314.1554754413</text:p>
          </table:table-cell>
          <table:table-cell office:value-type="float" office:value="4.55297790494583">
            <text:p>4.5529779049</text:p>
          </table:table-cell>
          <table:table-cell office:value-type="float" office:value="404.126141618594">
            <text:p>404.1261416186</text:p>
          </table:table-cell>
          <table:table-cell office:value-type="float" office:value="5.85690060316803">
            <text:p>5.8569006032</text:p>
          </table:table-cell>
          <table:table-cell office:value-type="float" office:value="12075">
            <text:p>12075</text:p>
          </table:table-cell>
          <table:table-cell office:value-type="float" office:value="175">
            <text:p>175</text:p>
          </table:table-cell>
          <table:table-cell office:value-type="float" office:value="11978">
            <text:p>11978</text:p>
          </table:table-cell>
          <table:table-cell office:value-type="float" office:value="173.594202898551">
            <text:p>173.5942028986</text:p>
          </table:table-cell>
          <table:table-cell office:value-type="float" office:value="429.954965259649">
            <text:p>429.9549652596</text:p>
          </table:table-cell>
          <table:table-cell office:value-type="float" office:value="6.23123138057462">
            <text:p>6.2312313806</text:p>
          </table:table-cell>
          <table:table-cell office:value-type="float" office:value="-2.02675330497995">
            <text:p>-2.026753305</text:p>
          </table:table-cell>
          <table:table-cell office:value-type="float" office:value="-0.0293732363040572">
            <text:p>-0.0293732363</text:p>
          </table:table-cell>
          <table:table-cell office:value-type="float" office:value="69">
            <text:p>69</text:p>
          </table:table-cell>
          <table:table-cell table:formula="of:= 100 * (([.BV55] / ([.BV55] + [.BX55])) - ([.BX55] / ([.BV55] + [.BX55])))" office:value-type="float" office:value="0.403276098615563">
            <text:p>0.4032760986</text:p>
          </table:table-cell>
          <table:table-cell table:formula="of:=IF([.CE55] &gt; 0;1;0)" office:value-type="float" office:value="1">
            <text:p>1</text:p>
          </table:table-cell>
          <table:table-cell table:formula="of:=IF([.BU55] &gt; [.CE55];1;0)" office:value-type="float" office:value="1">
            <text:p>1</text:p>
          </table:table-cell>
          <table:table-cell table:formula="of:=IF(AND([.CF55] = 1;[.BU55] &lt; 0);1;0)" office:value-type="float" office:value="0">
            <text:p>0</text:p>
          </table:table-cell>
          <table:table-cell table:formula="of:=IF([.CE55] &lt; 0;1;0)" office:value-type="float" office:value="0">
            <text:p>0</text:p>
          </table:table-cell>
          <table:table-cell table:formula="of:=IF(AND([.CI55] = 1;[.BU55] &gt; 0);1;0)" office:value-type="float" office:value="0">
            <text:p>0</text:p>
          </table:table-cell>
        </table:table-row>
        <table:table-row table:style-name="ro2">
          <table:table-cell office:value-type="float" office:value="155004">
            <text:p>155004</text:p>
          </table:table-cell>
          <table:table-cell office:value-type="float" office:value="38">
            <text:p>38</text:p>
          </table:table-cell>
          <table:table-cell office:value-type="string">
            <text:p>19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04">
            <text:p>39704</text:p>
          </table:table-cell>
          <table:table-cell office:value-type="float" office:value="1090">
            <text:p>1090</text:p>
          </table:table-cell>
          <table:table-cell office:value-type="float" office:value="35185">
            <text:p>35185</text:p>
          </table:table-cell>
          <table:table-cell office:value-type="float" office:value="1762">
            <text:p>1762</text:p>
          </table:table-cell>
          <table:table-cell office:value-type="float" office:value="204">
            <text:p>204</text:p>
          </table:table-cell>
          <table:table-cell office:value-type="float" office:value="1273">
            <text:p>1273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121">
            <text:p>121</text:p>
          </table:table-cell>
          <table:table-cell office:value-type="float" office:value="32977">
            <text:p>32977</text:p>
          </table:table-cell>
          <table:table-cell office:value-type="float" office:value="715">
            <text:p>715</text:p>
          </table:table-cell>
          <table:table-cell office:value-type="float" office:value="29869">
            <text:p>29869</text:p>
          </table:table-cell>
          <table:table-cell office:value-type="float" office:value="1108">
            <text:p>1108</text:p>
          </table:table-cell>
          <table:table-cell office:value-type="float" office:value="154">
            <text:p>154</text:p>
          </table:table-cell>
          <table:table-cell office:value-type="float" office:value="1007">
            <text:p>1007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22">
            <text:p>122</text:p>
          </table:table-cell>
          <table:table-cell office:value-type="float" office:value="0.0031">
            <text:p>0.0031</text:p>
          </table:table-cell>
          <table:table-cell office:value-type="float" office:value="0.0275">
            <text:p>0.0275</text:p>
          </table:table-cell>
          <table:table-cell office:value-type="float" office:value="0.8862">
            <text:p>0.8862</text:p>
          </table:table-cell>
          <table:table-cell office:value-type="float" office:value="0.0444">
            <text:p>0.0444</text:p>
          </table:table-cell>
          <table:table-cell office:value-type="float" office:value="0.0051">
            <text:p>0.0051</text:p>
          </table:table-cell>
          <table:table-cell office:value-type="float" office:value="0.0321">
            <text:p>0.0321</text:p>
          </table:table-cell>
          <table:table-cell office:value-type="float" office:value="0.0005">
            <text:p>0.0005</text:p>
          </table:table-cell>
          <table:table-cell office:value-type="float" office:value="0.0012">
            <text:p>0.0012</text:p>
          </table:table-cell>
          <table:table-cell office:value-type="float" office:value="0.003">
            <text:p>0.003</text:p>
          </table:table-cell>
          <table:table-cell office:value-type="float" office:value="0.0217">
            <text:p>0.0217</text:p>
          </table:table-cell>
          <table:table-cell office:value-type="float" office:value="0.9058">
            <text:p>0.9058</text:p>
          </table:table-cell>
          <table:table-cell office:value-type="float" office:value="0.0336">
            <text:p>0.0336</text:p>
          </table:table-cell>
          <table:table-cell office:value-type="float" office:value="0.0047">
            <text:p>0.0047</text:p>
          </table:table-cell>
          <table:table-cell office:value-type="float" office:value="0.0305">
            <text:p>0.0305</text:p>
          </table:table-cell>
          <table:table-cell office:value-type="float" office:value="0.0006">
            <text:p>0.0006</text:p>
          </table:table-cell>
          <table:table-cell office:value-type="float" office:value="0.001">
            <text:p>0.001</text:p>
          </table:table-cell>
          <table:table-cell office:value-type="float" office:value="0.0021">
            <text:p>0.002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12993296">
            <text:p>6212993296</text:p>
          </table:table-cell>
          <table:table-cell office:value-type="float" office:value="270130143.304348">
            <text:p>270130143.304348</text:p>
          </table:table-cell>
          <table:table-cell office:value-type="float" office:value="534">
            <text:p>534</text:p>
          </table:table-cell>
          <table:table-cell office:value-type="float" office:value="23.2173913043478">
            <text:p>23.217391304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.65217391304348">
            <text:p>2.652173913</text:p>
          </table:table-cell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3296">
            <text:p>3296</text:p>
          </table:table-cell>
          <table:table-cell office:value-type="float" office:value="143.304347826087">
            <text:p>143.3043478261</text:p>
          </table:table-cell>
          <table:table-cell office:value-type="float" office:value="2305">
            <text:p>2305</text:p>
          </table:table-cell>
          <table:table-cell office:value-type="float" office:value="100.217391304348">
            <text:p>100.2173913043</text:p>
          </table:table-cell>
          <table:table-cell office:value-type="float" office:value="922236">
            <text:p>922236</text:p>
          </table:table-cell>
          <table:table-cell office:value-type="float" office:value="40097.2173913043">
            <text:p>40097.2173913043</text:p>
          </table:table-cell>
          <table:table-cell office:value-type="float" office:value="-491.34210788516">
            <text:p>-491.3421078852</text:p>
          </table:table-cell>
          <table:table-cell office:value-type="float" office:value="-21.362700342833">
            <text:p>-21.3627003428</text:p>
          </table:table-cell>
          <table:table-cell office:value-type="float" office:value="-54.936189475989">
            <text:p>-54.936189476</text:p>
          </table:table-cell>
          <table:table-cell office:value-type="float" office:value="-2.38852997721691">
            <text:p>-2.3885299772</text:p>
          </table:table-cell>
          <table:table-cell office:value-type="float" office:value="-98.213974998415">
            <text:p>-98.2139749984</text:p>
          </table:table-cell>
          <table:table-cell office:value-type="float" office:value="-4.27017282601804">
            <text:p>-4.270172826</text:p>
          </table:table-cell>
          <table:table-cell office:value-type="float" office:value="6380">
            <text:p>6380</text:p>
          </table:table-cell>
          <table:table-cell office:value-type="float" office:value="277.391304347826">
            <text:p>277.3913043478</text:p>
          </table:table-cell>
          <table:table-cell office:value-type="float" office:value="7204">
            <text:p>7204</text:p>
          </table:table-cell>
          <table:table-cell office:value-type="float" office:value="313.217391304348">
            <text:p>313.2173913043</text:p>
          </table:table-cell>
          <table:table-cell office:value-type="float" office:value="-4.38619751992497">
            <text:p>-4.3861975199</text:p>
          </table:table-cell>
          <table:table-cell office:value-type="float" office:value="-0.190704239996738">
            <text:p>-0.19070424</text:p>
          </table:table-cell>
          <table:table-cell office:value-type="float" office:value="-162.21961746961">
            <text:p>-162.2196174696</text:p>
          </table:table-cell>
          <table:table-cell office:value-type="float" office:value="-7.05302684650478">
            <text:p>-7.0530268465</text:p>
          </table:table-cell>
          <table:table-cell office:value-type="float" office:value="23">
            <text:p>23</text:p>
          </table:table-cell>
          <table:table-cell table:formula="of:= 100 * (([.BV56] / ([.BV56] + [.BX56])) - ([.BX56] / ([.BV56] + [.BX56])))" office:value-type="float" office:value="-6.06595995288575">
            <text:p>-6.0659599529</text:p>
          </table:table-cell>
          <table:table-cell table:formula="of:=IF([.CE56] &gt; 0;1;0)" office:value-type="float" office:value="0">
            <text:p>0</text:p>
          </table:table-cell>
          <table:table-cell table:formula="of:=IF([.BU56] &gt; [.CE56];1;0)" office:value-type="float" office:value="1">
            <text:p>1</text:p>
          </table:table-cell>
          <table:table-cell table:formula="of:=IF(AND([.CF56] = 1;[.BU56] &lt; 0);1;0)" office:value-type="float" office:value="0">
            <text:p>0</text:p>
          </table:table-cell>
          <table:table-cell table:formula="of:=IF([.CE56] &lt; 0;1;0)" office:value-type="float" office:value="1">
            <text:p>1</text:p>
          </table:table-cell>
          <table:table-cell table:formula="of:=IF(AND([.CI56] = 1;[.BU56] &gt; 0);1;0)" office:value-type="float" office:value="0">
            <text:p>0</text:p>
          </table:table-cell>
        </table:table-row>
        <table:table-row table:style-name="ro2">
          <table:table-cell office:value-type="float" office:value="155028">
            <text:p>155028</text:p>
          </table:table-cell>
          <table:table-cell office:value-type="float" office:value="36">
            <text:p>36</text:p>
          </table:table-cell>
          <table:table-cell office:value-type="string">
            <text:p>18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61">
            <text:p>39461</text:p>
          </table:table-cell>
          <table:table-cell office:value-type="float" office:value="2467">
            <text:p>2467</text:p>
          </table:table-cell>
          <table:table-cell office:value-type="float" office:value="36227">
            <text:p>36227</text:p>
          </table:table-cell>
          <table:table-cell office:value-type="float" office:value="240">
            <text:p>240</text:p>
          </table:table-cell>
          <table:table-cell office:value-type="float" office:value="164">
            <text:p>164</text:p>
          </table:table-cell>
          <table:table-cell office:value-type="float" office:value="303">
            <text:p>30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9527">
            <text:p>29527</text:p>
          </table:table-cell>
          <table:table-cell office:value-type="float" office:value="1307">
            <text:p>1307</text:p>
          </table:table-cell>
          <table:table-cell office:value-type="float" office:value="27813">
            <text:p>27813</text:p>
          </table:table-cell>
          <table:table-cell office:value-type="float" office:value="111">
            <text:p>111</text:p>
          </table:table-cell>
          <table:table-cell office:value-type="float" office:value="101">
            <text:p>101</text:p>
          </table:table-cell>
          <table:table-cell office:value-type="float" office:value="165">
            <text:p>16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21">
            <text:p>-121</text:p>
          </table:table-cell>
          <table:table-cell office:value-type="float" office:value="-0.0031">
            <text:p>-0.0031</text:p>
          </table:table-cell>
          <table:table-cell office:value-type="float" office:value="0.0625">
            <text:p>0.0625</text:p>
          </table:table-cell>
          <table:table-cell office:value-type="float" office:value="0.918">
            <text:p>0.918</text:p>
          </table:table-cell>
          <table:table-cell office:value-type="float" office:value="0.0061">
            <text:p>0.0061</text:p>
          </table:table-cell>
          <table:table-cell office:value-type="float" office:value="0.0042">
            <text:p>0.0042</text:p>
          </table:table-cell>
          <table:table-cell office:value-type="float" office:value="0.0077">
            <text:p>0.0077</text:p>
          </table:table-cell>
          <table:table-cell office:value-type="float" office:value="0.0005">
            <text:p>0.0005</text:p>
          </table:table-cell>
          <table:table-cell office:value-type="float" office:value="0.0006">
            <text:p>0.0006</text:p>
          </table:table-cell>
          <table:table-cell office:value-type="float" office:value="0.0005">
            <text:p>0.0005</text:p>
          </table:table-cell>
          <table:table-cell office:value-type="float" office:value="0.0443">
            <text:p>0.0443</text:p>
          </table:table-cell>
          <table:table-cell office:value-type="float" office:value="0.942">
            <text:p>0.942</text:p>
          </table:table-cell>
          <table:table-cell office:value-type="float" office:value="0.0038">
            <text:p>0.0038</text:p>
          </table:table-cell>
          <table:table-cell office:value-type="float" office:value="0.0034">
            <text:p>0.0034</text:p>
          </table:table-cell>
          <table:table-cell office:value-type="float" office:value="0.0056">
            <text:p>0.0056</text:p>
          </table:table-cell>
          <table:table-cell office:value-type="float" office:value="0.0003">
            <text:p>0.0003</text:p>
          </table:table-cell>
          <table:table-cell office:value-type="float" office:value="0.0004">
            <text:p>0.0004</text:p>
          </table:table-cell>
          <table:table-cell office:value-type="float" office:value="0.0003">
            <text:p>0.000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330495652">
            <text:p>20330495652</text:p>
          </table:table-cell>
          <table:table-cell office:value-type="float" office:value="271073275.36">
            <text:p>271073275.36</text:p>
          </table:table-cell>
          <table:table-cell office:value-type="float" office:value="1653">
            <text:p>1653</text:p>
          </table:table-cell>
          <table:table-cell office:value-type="float" office:value="22.04">
            <text:p>22.04</text:p>
          </table:table-cell>
          <table:table-cell office:value-type="float" office:value="437">
            <text:p>437</text:p>
          </table:table-cell>
          <table:table-cell office:value-type="float" office:value="5.82666666666667">
            <text:p>5.8266666667</text:p>
          </table:table-cell>
          <table:table-cell office:value-type="float" office:value="226">
            <text:p>226</text:p>
          </table:table-cell>
          <table:table-cell office:value-type="float" office:value="3.01333333333333">
            <text:p>3.0133333333</text:p>
          </table:table-cell>
          <table:table-cell office:value-type="float" office:value="152">
            <text:p>152</text:p>
          </table:table-cell>
          <table:table-cell office:value-type="float" office:value="2.02666666666667">
            <text:p>2.0266666667</text:p>
          </table:table-cell>
          <table:table-cell office:value-type="float" office:value="5652">
            <text:p>5652</text:p>
          </table:table-cell>
          <table:table-cell office:value-type="float" office:value="75.36">
            <text:p>75.36</text:p>
          </table:table-cell>
          <table:table-cell office:value-type="float" office:value="4849">
            <text:p>4849</text:p>
          </table:table-cell>
          <table:table-cell office:value-type="float" office:value="64.6533333333333">
            <text:p>64.6533333333</text:p>
          </table:table-cell>
          <table:table-cell office:value-type="float" office:value="2660604">
            <text:p>2660604</text:p>
          </table:table-cell>
          <table:table-cell office:value-type="float" office:value="35474.72">
            <text:p>35474.72</text:p>
          </table:table-cell>
          <table:table-cell office:value-type="float" office:value="1384.87693705501">
            <text:p>1384.876937055</text:p>
          </table:table-cell>
          <table:table-cell office:value-type="float" office:value="18.4650258274002">
            <text:p>18.4650258274</text:p>
          </table:table-cell>
          <table:table-cell office:value-type="float" office:value="1545.98925041348">
            <text:p>1545.9892504135</text:p>
          </table:table-cell>
          <table:table-cell office:value-type="float" office:value="20.6131900055131">
            <text:p>20.6131900055</text:p>
          </table:table-cell>
          <table:table-cell office:value-type="float" office:value="2098.17480483169">
            <text:p>2098.1748048317</text:p>
          </table:table-cell>
          <table:table-cell office:value-type="float" office:value="27.9756640644225">
            <text:p>27.9756640644</text:p>
          </table:table-cell>
          <table:table-cell office:value-type="float" office:value="15261">
            <text:p>15261</text:p>
          </table:table-cell>
          <table:table-cell office:value-type="float" office:value="203.48">
            <text:p>203.48</text:p>
          </table:table-cell>
          <table:table-cell office:value-type="float" office:value="8304">
            <text:p>8304</text:p>
          </table:table-cell>
          <table:table-cell office:value-type="float" office:value="110.72">
            <text:p>110.72</text:p>
          </table:table-cell>
          <table:table-cell office:value-type="float" office:value="3668.18429016544">
            <text:p>3668.1842901655</text:p>
          </table:table-cell>
          <table:table-cell office:value-type="float" office:value="48.9091238688726">
            <text:p>48.9091238689</text:p>
          </table:table-cell>
          <table:table-cell office:value-type="float" office:value="2174.30632061667">
            <text:p>2174.3063206167</text:p>
          </table:table-cell>
          <table:table-cell office:value-type="float" office:value="28.9907509415556">
            <text:p>28.9907509416</text:p>
          </table:table-cell>
          <table:table-cell office:value-type="float" office:value="75">
            <text:p>75</text:p>
          </table:table-cell>
          <table:table-cell table:formula="of:= 100 * (([.BV57] / ([.BV57] + [.BX57])) - ([.BX57] / ([.BV57] + [.BX57])))" office:value-type="float" office:value="29.5225970719287">
            <text:p>29.5225970719</text:p>
          </table:table-cell>
          <table:table-cell table:formula="of:=IF([.CE57] &gt; 0;1;0)" office:value-type="float" office:value="1">
            <text:p>1</text:p>
          </table:table-cell>
          <table:table-cell table:formula="of:=IF([.BU57] &gt; [.CE57];1;0)" office:value-type="float" office:value="0">
            <text:p>0</text:p>
          </table:table-cell>
          <table:table-cell table:formula="of:=IF(AND([.CF57] = 1;[.BU57] &lt; 0);1;0)" office:value-type="float" office:value="0">
            <text:p>0</text:p>
          </table:table-cell>
          <table:table-cell table:formula="of:=IF([.CE57] &lt; 0;1;0)" office:value-type="float" office:value="0">
            <text:p>0</text:p>
          </table:table-cell>
          <table:table-cell table:formula="of:=IF(AND([.CI57] = 1;[.BU57] &gt; 0);1;0)" office:value-type="float" office:value="0">
            <text:p>0</text:p>
          </table:table-cell>
        </table:table-row>
        <table:table-row table:style-name="ro2">
          <table:table-cell office:value-type="float" office:value="155057">
            <text:p>155057</text:p>
          </table:table-cell>
          <table:table-cell office:value-type="float" office:value="39">
            <text:p>39</text:p>
          </table:table-cell>
          <table:table-cell office:value-type="string">
            <text:p>20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81">
            <text:p>39681</text:p>
          </table:table-cell>
          <table:table-cell office:value-type="float" office:value="1572">
            <text:p>1572</text:p>
          </table:table-cell>
          <table:table-cell office:value-type="float" office:value="36825">
            <text:p>36825</text:p>
          </table:table-cell>
          <table:table-cell office:value-type="float" office:value="350">
            <text:p>350</text:p>
          </table:table-cell>
          <table:table-cell office:value-type="float" office:value="168">
            <text:p>168</text:p>
          </table:table-cell>
          <table:table-cell office:value-type="float" office:value="621">
            <text:p>621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52">
            <text:p>52</text:p>
          </table:table-cell>
          <table:table-cell office:value-type="float" office:value="28222">
            <text:p>28222</text:p>
          </table:table-cell>
          <table:table-cell office:value-type="float" office:value="854">
            <text:p>854</text:p>
          </table:table-cell>
          <table:table-cell office:value-type="float" office:value="26654">
            <text:p>26654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float" office:value="339">
            <text:p>339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99">
            <text:p>99</text:p>
          </table:table-cell>
          <table:table-cell office:value-type="float" office:value="0.0025">
            <text:p>0.0025</text:p>
          </table:table-cell>
          <table:table-cell office:value-type="float" office:value="0.0396">
            <text:p>0.0396</text:p>
          </table:table-cell>
          <table:table-cell office:value-type="float" office:value="0.928">
            <text:p>0.928</text:p>
          </table:table-cell>
          <table:table-cell office:value-type="float" office:value="0.0088">
            <text:p>0.0088</text:p>
          </table:table-cell>
          <table:table-cell office:value-type="float" office:value="0.0042">
            <text:p>0.0042</text:p>
          </table:table-cell>
          <table:table-cell office:value-type="float" office:value="0.0157">
            <text:p>0.0157</text:p>
          </table:table-cell>
          <table:table-cell office:value-type="float" office:value="0.0005">
            <text:p>0.0005</text:p>
          </table:table-cell>
          <table:table-cell office:value-type="float" office:value="0.0018">
            <text:p>0.0018</text:p>
          </table:table-cell>
          <table:table-cell office:value-type="float" office:value="0.0013">
            <text:p>0.0013</text:p>
          </table:table-cell>
          <table:table-cell office:value-type="float" office:value="0.0303">
            <text:p>0.0303</text:p>
          </table:table-cell>
          <table:table-cell office:value-type="float" office:value="0.9444">
            <text:p>0.9444</text:p>
          </table:table-cell>
          <table:table-cell office:value-type="float" office:value="0.0062">
            <text:p>0.0062</text:p>
          </table:table-cell>
          <table:table-cell office:value-type="float" office:value="0.0043">
            <text:p>0.0043</text:p>
          </table:table-cell>
          <table:table-cell office:value-type="float" office:value="0.012">
            <text:p>0.012</text:p>
          </table:table-cell>
          <table:table-cell office:value-type="float" office:value="0.0005">
            <text:p>0.0005</text:p>
          </table:table-cell>
          <table:table-cell office:value-type="float" office:value="0.0016">
            <text:p>0.0016</text:p>
          </table:table-cell>
          <table:table-cell office:value-type="float" office:value="0.0008">
            <text:p>0.000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006871409">
            <text:p>13006871409</text:p>
          </table:table-cell>
          <table:table-cell office:value-type="float" office:value="270976487.6875">
            <text:p>270976487.6875</text:p>
          </table:table-cell>
          <table:table-cell office:value-type="float" office:value="1288">
            <text:p>1288</text:p>
          </table:table-cell>
          <table:table-cell office:value-type="float" office:value="26.8333333333333">
            <text:p>26.8333333333</text:p>
          </table:table-cell>
          <table:table-cell office:value-type="float" office:value="114">
            <text:p>114</text:p>
          </table:table-cell>
          <table:table-cell office:value-type="float" office:value="2.375">
            <text:p>2.375</text:p>
          </table:table-cell>
          <table:table-cell office:value-type="float" office:value="123">
            <text:p>123</text:p>
          </table:table-cell>
          <table:table-cell office:value-type="float" office:value="2.5625">
            <text:p>2.5625</text:p>
          </table:table-cell>
          <table:table-cell office:value-type="float" office:value="78">
            <text:p>78</text:p>
          </table:table-cell>
          <table:table-cell office:value-type="float" office:value="1.625">
            <text:p>1.625</text:p>
          </table:table-cell>
          <table:table-cell office:value-type="float" office:value="11409">
            <text:p>11409</text:p>
          </table:table-cell>
          <table:table-cell office:value-type="float" office:value="237.6875">
            <text:p>237.6875</text:p>
          </table:table-cell>
          <table:table-cell office:value-type="float" office:value="2902">
            <text:p>2902</text:p>
          </table:table-cell>
          <table:table-cell office:value-type="float" office:value="60.4583333333333">
            <text:p>60.4583333333</text:p>
          </table:table-cell>
          <table:table-cell office:value-type="float" office:value="1755439">
            <text:p>1755439</text:p>
          </table:table-cell>
          <table:table-cell office:value-type="float" office:value="36571.6458333333">
            <text:p>36571.6458333333</text:p>
          </table:table-cell>
          <table:table-cell office:value-type="float" office:value="662.740571352385">
            <text:p>662.7405713524</text:p>
          </table:table-cell>
          <table:table-cell office:value-type="float" office:value="13.807095236508">
            <text:p>13.8070952365</text:p>
          </table:table-cell>
          <table:table-cell office:value-type="float" office:value="657.763831733663">
            <text:p>657.7638317337</text:p>
          </table:table-cell>
          <table:table-cell office:value-type="float" office:value="13.703413161118">
            <text:p>13.7034131611</text:p>
          </table:table-cell>
          <table:table-cell office:value-type="float" office:value="819.45146798497">
            <text:p>819.451467985</text:p>
          </table:table-cell>
          <table:table-cell office:value-type="float" office:value="17.0719055830202">
            <text:p>17.071905583</text:p>
          </table:table-cell>
          <table:table-cell office:value-type="float" office:value="18788">
            <text:p>18788</text:p>
          </table:table-cell>
          <table:table-cell office:value-type="float" office:value="391.416666666667">
            <text:p>391.4166666667</text:p>
          </table:table-cell>
          <table:table-cell office:value-type="float" office:value="11326">
            <text:p>11326</text:p>
          </table:table-cell>
          <table:table-cell office:value-type="float" office:value="235.958333333333">
            <text:p>235.9583333333</text:p>
          </table:table-cell>
          <table:table-cell office:value-type="float" office:value="477.100128542699">
            <text:p>477.1001285427</text:p>
          </table:table-cell>
          <table:table-cell office:value-type="float" office:value="9.93958601130623">
            <text:p>9.9395860113</text:p>
          </table:table-cell>
          <table:table-cell office:value-type="float" office:value="654.263999903488">
            <text:p>654.2639999035</text:p>
          </table:table-cell>
          <table:table-cell office:value-type="float" office:value="13.6304999979893">
            <text:p>13.630499998</text:p>
          </table:table-cell>
          <table:table-cell office:value-type="float" office:value="48">
            <text:p>48</text:p>
          </table:table-cell>
          <table:table-cell table:formula="of:= 100 * (([.BV58] / ([.BV58] + [.BX58])) - ([.BX58] / ([.BV58] + [.BX58])))" office:value-type="float" office:value="24.7791724779172">
            <text:p>24.7791724779</text:p>
          </table:table-cell>
          <table:table-cell table:formula="of:=IF([.CE58] &gt; 0;1;0)" office:value-type="float" office:value="1">
            <text:p>1</text:p>
          </table:table-cell>
          <table:table-cell table:formula="of:=IF([.BU58] &gt; [.CE58];1;0)" office:value-type="float" office:value="0">
            <text:p>0</text:p>
          </table:table-cell>
          <table:table-cell table:formula="of:=IF(AND([.CF58] = 1;[.BU58] &lt; 0);1;0)" office:value-type="float" office:value="0">
            <text:p>0</text:p>
          </table:table-cell>
          <table:table-cell table:formula="of:=IF([.CE58] &lt; 0;1;0)" office:value-type="float" office:value="0">
            <text:p>0</text:p>
          </table:table-cell>
          <table:table-cell table:formula="of:=IF(AND([.CI58] = 1;[.BU58] &gt; 0);1;0)" office:value-type="float" office:value="0">
            <text:p>0</text:p>
          </table:table-cell>
        </table:table-row>
        <table:table-row table:style-name="ro2">
          <table:table-cell office:value-type="float" office:value="155087">
            <text:p>155087</text:p>
          </table:table-cell>
          <table:table-cell office:value-type="float" office:value="47">
            <text:p>47</text:p>
          </table:table-cell>
          <table:table-cell office:value-type="string">
            <text:p>24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65">
            <text:p>39465</text:p>
          </table:table-cell>
          <table:table-cell office:value-type="float" office:value="2822">
            <text:p>2822</text:p>
          </table:table-cell>
          <table:table-cell office:value-type="float" office:value="34317">
            <text:p>34317</text:p>
          </table:table-cell>
          <table:table-cell office:value-type="float" office:value="1530">
            <text:p>1530</text:p>
          </table:table-cell>
          <table:table-cell office:value-type="float" office:value="266">
            <text:p>266</text:p>
          </table:table-cell>
          <table:table-cell office:value-type="float" office:value="448">
            <text:p>448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29412">
            <text:p>29412</text:p>
          </table:table-cell>
          <table:table-cell office:value-type="float" office:value="1627">
            <text:p>1627</text:p>
          </table:table-cell>
          <table:table-cell office:value-type="float" office:value="26405">
            <text:p>26405</text:p>
          </table:table-cell>
          <table:table-cell office:value-type="float" office:value="853">
            <text:p>853</text:p>
          </table:table-cell>
          <table:table-cell office:value-type="float" office:value="213">
            <text:p>213</text:p>
          </table:table-cell>
          <table:table-cell office:value-type="float" office:value="267">
            <text:p>26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17">
            <text:p>-117</text:p>
          </table:table-cell>
          <table:table-cell office:value-type="float" office:value="-0.003">
            <text:p>-0.003</text:p>
          </table:table-cell>
          <table:table-cell office:value-type="float" office:value="0.0715">
            <text:p>0.0715</text:p>
          </table:table-cell>
          <table:table-cell office:value-type="float" office:value="0.8696">
            <text:p>0.8696</text:p>
          </table:table-cell>
          <table:table-cell office:value-type="float" office:value="0.0388">
            <text:p>0.0388</text:p>
          </table:table-cell>
          <table:table-cell office:value-type="float" office:value="0.0067">
            <text:p>0.0067</text:p>
          </table:table-cell>
          <table:table-cell office:value-type="float" office:value="0.0114">
            <text:p>0.0114</text:p>
          </table:table-cell>
          <table:table-cell office:value-type="float" office:value="0.0003">
            <text:p>0.0003</text:p>
          </table:table-cell>
          <table:table-cell office:value-type="float" office:value="0.0007">
            <text:p>0.0007</text:p>
          </table:table-cell>
          <table:table-cell office:value-type="float" office:value="0.0011">
            <text:p>0.0011</text:p>
          </table:table-cell>
          <table:table-cell office:value-type="float" office:value="0.0553">
            <text:p>0.0553</text:p>
          </table:table-cell>
          <table:table-cell office:value-type="float" office:value="0.8978">
            <text:p>0.8978</text:p>
          </table:table-cell>
          <table:table-cell office:value-type="float" office:value="0.029">
            <text:p>0.029</text:p>
          </table:table-cell>
          <table:table-cell office:value-type="float" office:value="0.0072">
            <text:p>0.0072</text:p>
          </table:table-cell>
          <table:table-cell office:value-type="float" office:value="0.0091">
            <text:p>0.0091</text:p>
          </table:table-cell>
          <table:table-cell table:number-columns-repeated="2" office:value-type="float" office:value="0.0003">
            <text:p>0.0003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502132925">
            <text:p>9502132925</text:p>
          </table:table-cell>
          <table:table-cell office:value-type="float" office:value="271489512.142857">
            <text:p>271489512.142857</text:p>
          </table:table-cell>
          <table:table-cell office:value-type="float" office:value="901">
            <text:p>901</text:p>
          </table:table-cell>
          <table:table-cell office:value-type="float" office:value="25.7428571428571">
            <text:p>25.7428571429</text:p>
          </table:table-cell>
          <table:table-cell office:value-type="float" office:value="38">
            <text:p>38</text:p>
          </table:table-cell>
          <table:table-cell office:value-type="float" office:value="1.08571428571429">
            <text:p>1.0857142857</text:p>
          </table:table-cell>
          <table:table-cell office:value-type="float" office:value="101">
            <text:p>101</text:p>
          </table:table-cell>
          <table:table-cell office:value-type="float" office:value="2.88571428571429">
            <text:p>2.8857142857</text:p>
          </table:table-cell>
          <table:table-cell office:value-type="float" office:value="103">
            <text:p>103</text:p>
          </table:table-cell>
          <table:table-cell office:value-type="float" office:value="2.94285714285714">
            <text:p>2.9428571429</text:p>
          </table:table-cell>
          <table:table-cell office:value-type="float" office:value="2925">
            <text:p>2925</text:p>
          </table:table-cell>
          <table:table-cell office:value-type="float" office:value="83.5714285714286">
            <text:p>83.5714285714</text:p>
          </table:table-cell>
          <table:table-cell office:value-type="float" office:value="2129">
            <text:p>2129</text:p>
          </table:table-cell>
          <table:table-cell office:value-type="float" office:value="60.8285714285714">
            <text:p>60.8285714286</text:p>
          </table:table-cell>
          <table:table-cell office:value-type="float" office:value="1702292">
            <text:p>1702292</text:p>
          </table:table-cell>
          <table:table-cell office:value-type="float" office:value="48636.9142857143">
            <text:p>48636.9142857143</text:p>
          </table:table-cell>
          <table:table-cell office:value-type="float" office:value="-269.256941922697">
            <text:p>-269.2569419227</text:p>
          </table:table-cell>
          <table:table-cell office:value-type="float" office:value="-7.69305548350562">
            <text:p>-7.6930554835</text:p>
          </table:table-cell>
          <table:table-cell office:value-type="float" office:value="424.043751357499">
            <text:p>424.0437513575</text:p>
          </table:table-cell>
          <table:table-cell office:value-type="float" office:value="12.1155357530714">
            <text:p>12.1155357531</text:p>
          </table:table-cell>
          <table:table-cell office:value-type="float" office:value="514.792626229078">
            <text:p>514.7926262291</text:p>
          </table:table-cell>
          <table:table-cell office:value-type="float" office:value="14.7083607494022">
            <text:p>14.7083607494</text:p>
          </table:table-cell>
          <table:table-cell office:value-type="float" office:value="9309">
            <text:p>9309</text:p>
          </table:table-cell>
          <table:table-cell office:value-type="float" office:value="265.971428571429">
            <text:p>265.9714285714</text:p>
          </table:table-cell>
          <table:table-cell office:value-type="float" office:value="6894">
            <text:p>6894</text:p>
          </table:table-cell>
          <table:table-cell office:value-type="float" office:value="196.971428571429">
            <text:p>196.9714285714</text:p>
          </table:table-cell>
          <table:table-cell office:value-type="float" office:value="-257.21335548214">
            <text:p>-257.2133554821</text:p>
          </table:table-cell>
          <table:table-cell office:value-type="float" office:value="-7.34895301377543">
            <text:p>-7.3489530138</text:p>
          </table:table-cell>
          <table:table-cell office:value-type="float" office:value="103.091520045505">
            <text:p>103.0915200455</text:p>
          </table:table-cell>
          <table:table-cell office:value-type="float" office:value="2.94547200130014">
            <text:p>2.9454720013</text:p>
          </table:table-cell>
          <table:table-cell office:value-type="float" office:value="35">
            <text:p>35</text:p>
          </table:table-cell>
          <table:table-cell table:formula="of:= 100 * (([.BV59] / ([.BV59] + [.BX59])) - ([.BX59] / ([.BV59] + [.BX59])))" office:value-type="float" office:value="14.9046472875393">
            <text:p>14.9046472875</text:p>
          </table:table-cell>
          <table:table-cell table:formula="of:=IF([.CE59] &gt; 0;1;0)" office:value-type="float" office:value="1">
            <text:p>1</text:p>
          </table:table-cell>
          <table:table-cell table:formula="of:=IF([.BU59] &gt; [.CE59];1;0)" office:value-type="float" office:value="0">
            <text:p>0</text:p>
          </table:table-cell>
          <table:table-cell table:formula="of:=IF(AND([.CF59] = 1;[.BU59] &lt; 0);1;0)" office:value-type="float" office:value="0">
            <text:p>0</text:p>
          </table:table-cell>
          <table:table-cell table:formula="of:=IF([.CE59] &lt; 0;1;0)" office:value-type="float" office:value="0">
            <text:p>0</text:p>
          </table:table-cell>
          <table:table-cell table:formula="of:=IF(AND([.CI59] = 1;[.BU59] &gt; 0);1;0)" office:value-type="float" office:value="0">
            <text:p>0</text:p>
          </table:table-cell>
        </table:table-row>
        <table:table-row table:style-name="ro2">
          <table:table-cell office:value-type="float" office:value="155103">
            <text:p>155103</text:p>
          </table:table-cell>
          <table:table-cell office:value-type="float" office:value="40">
            <text:p>40</text:p>
          </table:table-cell>
          <table:table-cell office:value-type="string">
            <text:p>20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49">
            <text:p>39549</text:p>
          </table:table-cell>
          <table:table-cell office:value-type="float" office:value="2155">
            <text:p>2155</text:p>
          </table:table-cell>
          <table:table-cell office:value-type="float" office:value="35635">
            <text:p>35635</text:p>
          </table:table-cell>
          <table:table-cell office:value-type="float" office:value="435">
            <text:p>435</text:p>
          </table:table-cell>
          <table:table-cell office:value-type="float" office:value="178">
            <text:p>178</text:p>
          </table:table-cell>
          <table:table-cell office:value-type="float" office:value="1020">
            <text:p>1020</text:p>
          </table:table-cell>
          <table:table-cell table:number-columns-repeated="2"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30375">
            <text:p>30375</text:p>
          </table:table-cell>
          <table:table-cell office:value-type="float" office:value="1293">
            <text:p>1293</text:p>
          </table:table-cell>
          <table:table-cell office:value-type="float" office:value="27772">
            <text:p>27772</text:p>
          </table:table-cell>
          <table:table-cell office:value-type="float" office:value="285">
            <text:p>285</text:p>
          </table:table-cell>
          <table:table-cell office:value-type="float" office:value="121">
            <text:p>121</text:p>
          </table:table-cell>
          <table:table-cell office:value-type="float" office:value="827">
            <text:p>827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33">
            <text:p>-33</text:p>
          </table:table-cell>
          <table:table-cell office:value-type="float" office:value="-0.0008">
            <text:p>-0.0008</text:p>
          </table:table-cell>
          <table:table-cell office:value-type="float" office:value="0.0545">
            <text:p>0.0545</text:p>
          </table:table-cell>
          <table:table-cell office:value-type="float" office:value="0.901">
            <text:p>0.901</text:p>
          </table:table-cell>
          <table:table-cell office:value-type="float" office:value="0.011">
            <text:p>0.011</text:p>
          </table:table-cell>
          <table:table-cell office:value-type="float" office:value="0.0045">
            <text:p>0.0045</text:p>
          </table:table-cell>
          <table:table-cell office:value-type="float" office:value="0.0258">
            <text:p>0.0258</text:p>
          </table:table-cell>
          <table:table-cell table:number-columns-repeated="2" office:value-type="float" office:value="0.0009">
            <text:p>0.0009</text:p>
          </table:table-cell>
          <table:table-cell office:value-type="float" office:value="0.0015">
            <text:p>0.0015</text:p>
          </table:table-cell>
          <table:table-cell office:value-type="float" office:value="0.0426">
            <text:p>0.0426</text:p>
          </table:table-cell>
          <table:table-cell office:value-type="float" office:value="0.9143">
            <text:p>0.9143</text:p>
          </table:table-cell>
          <table:table-cell office:value-type="float" office:value="0.0094">
            <text:p>0.0094</text:p>
          </table:table-cell>
          <table:table-cell office:value-type="float" office:value="0.004">
            <text:p>0.004</text:p>
          </table:table-cell>
          <table:table-cell office:value-type="float" office:value="0.0272">
            <text:p>0.0272</text:p>
          </table:table-cell>
          <table:table-cell office:value-type="float" office:value="0.0007">
            <text:p>0.0007</text:p>
          </table:table-cell>
          <table:table-cell office:value-type="float" office:value="0.0008">
            <text:p>0.0008</text:p>
          </table:table-cell>
          <table:table-cell office:value-type="float" office:value="0.0011">
            <text:p>0.00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196528343">
            <text:p>12196528343</text:p>
          </table:table-cell>
          <table:table-cell office:value-type="float" office:value="271033963.177778">
            <text:p>271033963.177778</text:p>
          </table:table-cell>
          <table:table-cell office:value-type="float" office:value="1204">
            <text:p>1204</text:p>
          </table:table-cell>
          <table:table-cell office:value-type="float" office:value="26.7555555555556">
            <text:p>26.7555555556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2.57777777777778">
            <text:p>2.5777777778</text:p>
          </table:table-cell>
          <table:table-cell office:value-type="float" office:value="89">
            <text:p>89</text:p>
          </table:table-cell>
          <table:table-cell office:value-type="float" office:value="1.97777777777778">
            <text:p>1.9777777778</text:p>
          </table:table-cell>
          <table:table-cell office:value-type="float" office:value="18343">
            <text:p>18343</text:p>
          </table:table-cell>
          <table:table-cell office:value-type="float" office:value="407.622222222222">
            <text:p>407.6222222222</text:p>
          </table:table-cell>
          <table:table-cell office:value-type="float" office:value="2791">
            <text:p>2791</text:p>
          </table:table-cell>
          <table:table-cell office:value-type="float" office:value="62.0222222222222">
            <text:p>62.0222222222</text:p>
          </table:table-cell>
          <table:table-cell office:value-type="float" office:value="1767646">
            <text:p>1767646</text:p>
          </table:table-cell>
          <table:table-cell office:value-type="float" office:value="39281.0222222222">
            <text:p>39281.0222222222</text:p>
          </table:table-cell>
          <table:table-cell office:value-type="float" office:value="-73.884734608322">
            <text:p>-73.8847346083</text:p>
          </table:table-cell>
          <table:table-cell office:value-type="float" office:value="-1.64188299129605">
            <text:p>-1.6418829913</text:p>
          </table:table-cell>
          <table:table-cell office:value-type="float" office:value="133.352734016999">
            <text:p>133.352734017</text:p>
          </table:table-cell>
          <table:table-cell office:value-type="float" office:value="2.96339408926665">
            <text:p>2.9633940893</text:p>
          </table:table-cell>
          <table:table-cell office:value-type="float" office:value="368.88898574111">
            <text:p>368.8889857411</text:p>
          </table:table-cell>
          <table:table-cell office:value-type="float" office:value="8.19753301646911">
            <text:p>8.1975330165</text:p>
          </table:table-cell>
          <table:table-cell office:value-type="float" office:value="12539">
            <text:p>12539</text:p>
          </table:table-cell>
          <table:table-cell office:value-type="float" office:value="278.644444444444">
            <text:p>278.6444444444</text:p>
          </table:table-cell>
          <table:table-cell office:value-type="float" office:value="10716">
            <text:p>10716</text:p>
          </table:table-cell>
          <table:table-cell office:value-type="float" office:value="238.133333333333">
            <text:p>238.1333333333</text:p>
          </table:table-cell>
          <table:table-cell office:value-type="float" office:value="108.267564356584">
            <text:p>108.2675643566</text:p>
          </table:table-cell>
          <table:table-cell office:value-type="float" office:value="2.40594587459076">
            <text:p>2.4059458746</text:p>
          </table:table-cell>
          <table:table-cell office:value-type="float" office:value="134.156137376472">
            <text:p>134.1561373765</text:p>
          </table:table-cell>
          <table:table-cell office:value-type="float" office:value="2.98124749725493">
            <text:p>2.9812474973</text:p>
          </table:table-cell>
          <table:table-cell office:value-type="float" office:value="45">
            <text:p>45</text:p>
          </table:table-cell>
          <table:table-cell table:formula="of:= 100 * (([.BV60] / ([.BV60] + [.BX60])) - ([.BX60] / ([.BV60] + [.BX60])))" office:value-type="float" office:value="7.83917437110299">
            <text:p>7.8391743711</text:p>
          </table:table-cell>
          <table:table-cell table:formula="of:=IF([.CE60] &gt; 0;1;0)" office:value-type="float" office:value="1">
            <text:p>1</text:p>
          </table:table-cell>
          <table:table-cell table:formula="of:=IF([.BU60] &gt; [.CE60];1;0)" office:value-type="float" office:value="1">
            <text:p>1</text:p>
          </table:table-cell>
          <table:table-cell table:formula="of:=IF(AND([.CF60] = 1;[.BU60] &lt; 0);1;0)" office:value-type="float" office:value="0">
            <text:p>0</text:p>
          </table:table-cell>
          <table:table-cell table:formula="of:=IF([.CE60] &lt; 0;1;0)" office:value-type="float" office:value="0">
            <text:p>0</text:p>
          </table:table-cell>
          <table:table-cell table:formula="of:=IF(AND([.CI60] = 1;[.BU60] &gt; 0);1;0)" office:value-type="float" office:value="0">
            <text:p>0</text:p>
          </table:table-cell>
        </table:table-row>
        <table:table-row table:style-name="ro2">
          <table:table-cell office:value-type="float" office:value="155120">
            <text:p>155120</text:p>
          </table:table-cell>
          <table:table-cell office:value-type="float" office:value="93">
            <text:p>93</text:p>
          </table:table-cell>
          <table:table-cell office:value-type="string">
            <text:p>47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70">
            <text:p>39470</text:p>
          </table:table-cell>
          <table:table-cell office:value-type="float" office:value="874">
            <text:p>874</text:p>
          </table:table-cell>
          <table:table-cell office:value-type="float" office:value="37191">
            <text:p>37191</text:p>
          </table:table-cell>
          <table:table-cell office:value-type="float" office:value="358">
            <text:p>358</text:p>
          </table:table-cell>
          <table:table-cell office:value-type="float" office:value="180">
            <text:p>180</text:p>
          </table:table-cell>
          <table:table-cell office:value-type="float" office:value="785">
            <text:p>78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27964">
            <text:p>27964</text:p>
          </table:table-cell>
          <table:table-cell office:value-type="float" office:value="472">
            <text:p>472</text:p>
          </table:table-cell>
          <table:table-cell office:value-type="float" office:value="26695">
            <text:p>26695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office:value-type="float" office:value="472">
            <text:p>47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12">
            <text:p>-112</text:p>
          </table:table-cell>
          <table:table-cell office:value-type="float" office:value="-0.0028">
            <text:p>-0.0028</text:p>
          </table:table-cell>
          <table:table-cell office:value-type="float" office:value="0.0221">
            <text:p>0.0221</text:p>
          </table:table-cell>
          <table:table-cell office:value-type="float" office:value="0.9423">
            <text:p>0.9423</text:p>
          </table:table-cell>
          <table:table-cell office:value-type="float" office:value="0.0091">
            <text:p>0.0091</text:p>
          </table:table-cell>
          <table:table-cell office:value-type="float" office:value="0.0046">
            <text:p>0.0046</text:p>
          </table:table-cell>
          <table:table-cell office:value-type="float" office:value="0.0199">
            <text:p>0.0199</text:p>
          </table:table-cell>
          <table:table-cell office:value-type="float" office:value="0.0002">
            <text:p>0.0002</text:p>
          </table:table-cell>
          <table:table-cell office:value-type="float" office:value="0.0004">
            <text:p>0.0004</text:p>
          </table:table-cell>
          <table:table-cell office:value-type="float" office:value="0.0015">
            <text:p>0.0015</text:p>
          </table:table-cell>
          <table:table-cell office:value-type="float" office:value="0.0169">
            <text:p>0.0169</text:p>
          </table:table-cell>
          <table:table-cell office:value-type="float" office:value="0.9546">
            <text:p>0.9546</text:p>
          </table:table-cell>
          <table:table-cell office:value-type="float" office:value="0.0059">
            <text:p>0.0059</text:p>
          </table:table-cell>
          <table:table-cell office:value-type="float" office:value="0.0044">
            <text:p>0.0044</text:p>
          </table:table-cell>
          <table:table-cell office:value-type="float" office:value="0.0169">
            <text:p>0.0169</text:p>
          </table:table-cell>
          <table:table-cell office:value-type="float" office:value="0.0002">
            <text:p>0.0002</text:p>
          </table:table-cell>
          <table:table-cell office:value-type="float" office:value="0.0004">
            <text:p>0.0004</text:p>
          </table:table-cell>
          <table:table-cell office:value-type="float" office:value="0.0009">
            <text:p>0.000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10875271">
            <text:p>10010875271</text:p>
          </table:table-cell>
          <table:table-cell office:value-type="float" office:value="270564196.513513">
            <text:p>270564196.513513</text:p>
          </table:table-cell>
          <table:table-cell office:value-type="float" office:value="1153">
            <text:p>1153</text:p>
          </table:table-cell>
          <table:table-cell office:value-type="float" office:value="31.1621621621622">
            <text:p>31.1621621622</text:p>
          </table:table-cell>
          <table:table-cell office:value-type="float" office:value="108">
            <text:p>108</text:p>
          </table:table-cell>
          <table:table-cell office:value-type="float" office:value="2.91891891891892">
            <text:p>2.9189189189</text:p>
          </table:table-cell>
          <table:table-cell office:value-type="float" office:value="128">
            <text:p>128</text:p>
          </table:table-cell>
          <table:table-cell office:value-type="float" office:value="3.45945945945946">
            <text:p>3.4594594595</text:p>
          </table:table-cell>
          <table:table-cell office:value-type="float" office:value="58">
            <text:p>58</text:p>
          </table:table-cell>
          <table:table-cell office:value-type="float" office:value="1.56756756756757">
            <text:p>1.5675675676</text:p>
          </table:table-cell>
          <table:table-cell office:value-type="float" office:value="5271">
            <text:p>5271</text:p>
          </table:table-cell>
          <table:table-cell office:value-type="float" office:value="142.459459459459">
            <text:p>142.4594594595</text:p>
          </table:table-cell>
          <table:table-cell office:value-type="float" office:value="2641">
            <text:p>2641</text:p>
          </table:table-cell>
          <table:table-cell office:value-type="float" office:value="71.3783783783784">
            <text:p>71.3783783784</text:p>
          </table:table-cell>
          <table:table-cell office:value-type="float" office:value="1462942">
            <text:p>1462942</text:p>
          </table:table-cell>
          <table:table-cell office:value-type="float" office:value="39538.972972973">
            <text:p>39538.972972973</text:p>
          </table:table-cell>
          <table:table-cell office:value-type="float" office:value="1286.39232860688">
            <text:p>1286.3923286069</text:p>
          </table:table-cell>
          <table:table-cell office:value-type="float" office:value="34.7673602326184">
            <text:p>34.7673602326</text:p>
          </table:table-cell>
          <table:table-cell office:value-type="float" office:value="1091.4848061977">
            <text:p>1091.4848061977</text:p>
          </table:table-cell>
          <table:table-cell office:value-type="float" office:value="29.4995893566946">
            <text:p>29.4995893567</text:p>
          </table:table-cell>
          <table:table-cell office:value-type="float" office:value="1352.5998465109">
            <text:p>1352.5998465109</text:p>
          </table:table-cell>
          <table:table-cell office:value-type="float" office:value="36.5567526084027">
            <text:p>36.5567526084</text:p>
          </table:table-cell>
          <table:table-cell office:value-type="float" office:value="19067">
            <text:p>19067</text:p>
          </table:table-cell>
          <table:table-cell office:value-type="float" office:value="515.324324324324">
            <text:p>515.3243243243</text:p>
          </table:table-cell>
          <table:table-cell office:value-type="float" office:value="8355">
            <text:p>8355</text:p>
          </table:table-cell>
          <table:table-cell office:value-type="float" office:value="225.810810810811">
            <text:p>225.8108108108</text:p>
          </table:table-cell>
          <table:table-cell office:value-type="float" office:value="1512.4674931082">
            <text:p>1512.4674931082</text:p>
          </table:table-cell>
          <table:table-cell office:value-type="float" office:value="40.8774998137351">
            <text:p>40.8774998137</text:p>
          </table:table-cell>
          <table:table-cell office:value-type="float" office:value="1310.7361186063">
            <text:p>1310.7361186063</text:p>
          </table:table-cell>
          <table:table-cell office:value-type="float" office:value="35.425300502873">
            <text:p>35.4253005029</text:p>
          </table:table-cell>
          <table:table-cell office:value-type="float" office:value="37">
            <text:p>37</text:p>
          </table:table-cell>
          <table:table-cell table:formula="of:= 100 * (([.BV61] / ([.BV61] + [.BX61])) - ([.BX61] / ([.BV61] + [.BX61])))" office:value-type="float" office:value="39.0635256363504">
            <text:p>39.0635256364</text:p>
          </table:table-cell>
          <table:table-cell table:formula="of:=IF([.CE61] &gt; 0;1;0)" office:value-type="float" office:value="1">
            <text:p>1</text:p>
          </table:table-cell>
          <table:table-cell table:formula="of:=IF([.BU61] &gt; [.CE61];1;0)" office:value-type="float" office:value="0">
            <text:p>0</text:p>
          </table:table-cell>
          <table:table-cell table:formula="of:=IF(AND([.CF61] = 1;[.BU61] &lt; 0);1;0)" office:value-type="float" office:value="0">
            <text:p>0</text:p>
          </table:table-cell>
          <table:table-cell table:formula="of:=IF([.CE61] &lt; 0;1;0)" office:value-type="float" office:value="0">
            <text:p>0</text:p>
          </table:table-cell>
          <table:table-cell table:formula="of:=IF(AND([.CI61] = 1;[.BU61] &gt; 0);1;0)" office:value-type="float" office:value="0">
            <text:p>0</text:p>
          </table:table-cell>
        </table:table-row>
        <table:table-row table:style-name="ro2">
          <table:table-cell office:value-type="float" office:value="155149">
            <text:p>155149</text:p>
          </table:table-cell>
          <table:table-cell office:value-type="float" office:value="94">
            <text:p>94</text:p>
          </table:table-cell>
          <table:table-cell office:value-type="string">
            <text:p>47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23">
            <text:p>39523</text:p>
          </table:table-cell>
          <table:table-cell office:value-type="float" office:value="2393">
            <text:p>2393</text:p>
          </table:table-cell>
          <table:table-cell office:value-type="float" office:value="34233">
            <text:p>34233</text:p>
          </table:table-cell>
          <table:table-cell office:value-type="float" office:value="897">
            <text:p>897</text:p>
          </table:table-cell>
          <table:table-cell office:value-type="float" office:value="209">
            <text:p>209</text:p>
          </table:table-cell>
          <table:table-cell office:value-type="float" office:value="1652">
            <text:p>1652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27416">
            <text:p>27416</text:p>
          </table:table-cell>
          <table:table-cell office:value-type="float" office:value="1358">
            <text:p>1358</text:p>
          </table:table-cell>
          <table:table-cell office:value-type="float" office:value="24361">
            <text:p>24361</text:p>
          </table:table-cell>
          <table:table-cell office:value-type="float" office:value="445">
            <text:p>445</text:p>
          </table:table-cell>
          <table:table-cell office:value-type="float" office:value="133">
            <text:p>133</text:p>
          </table:table-cell>
          <table:table-cell office:value-type="float" office:value="1048">
            <text:p>104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59">
            <text:p>-59</text:p>
          </table:table-cell>
          <table:table-cell office:value-type="float" office:value="-0.0015">
            <text:p>-0.0015</text:p>
          </table:table-cell>
          <table:table-cell office:value-type="float" office:value="0.0605">
            <text:p>0.0605</text:p>
          </table:table-cell>
          <table:table-cell office:value-type="float" office:value="0.8662">
            <text:p>0.8662</text:p>
          </table:table-cell>
          <table:table-cell office:value-type="float" office:value="0.0227">
            <text:p>0.0227</text:p>
          </table:table-cell>
          <table:table-cell office:value-type="float" office:value="0.0053">
            <text:p>0.0053</text:p>
          </table:table-cell>
          <table:table-cell office:value-type="float" office:value="0.0418">
            <text:p>0.0418</text:p>
          </table:table-cell>
          <table:table-cell office:value-type="float" office:value="0.0002">
            <text:p>0.0002</text:p>
          </table:table-cell>
          <table:table-cell office:value-type="float" office:value="0.0015">
            <text:p>0.0015</text:p>
          </table:table-cell>
          <table:table-cell office:value-type="float" office:value="0.0018">
            <text:p>0.0018</text:p>
          </table:table-cell>
          <table:table-cell office:value-type="float" office:value="0.0495">
            <text:p>0.0495</text:p>
          </table:table-cell>
          <table:table-cell office:value-type="float" office:value="0.8886">
            <text:p>0.8886</text:p>
          </table:table-cell>
          <table:table-cell office:value-type="float" office:value="0.0162">
            <text:p>0.0162</text:p>
          </table:table-cell>
          <table:table-cell office:value-type="float" office:value="0.0049">
            <text:p>0.0049</text:p>
          </table:table-cell>
          <table:table-cell office:value-type="float" office:value="0.0382">
            <text:p>0.0382</text:p>
          </table:table-cell>
          <table:table-cell office:value-type="float" office:value="0.0002">
            <text:p>0.0002</text:p>
          </table:table-cell>
          <table:table-cell office:value-type="float" office:value="0.001">
            <text:p>0.001</text:p>
          </table:table-cell>
          <table:table-cell office:value-type="float" office:value="0.0014">
            <text:p>0.001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112717757">
            <text:p>8112717757</text:p>
          </table:table-cell>
          <table:table-cell office:value-type="float" office:value="270423925.233333">
            <text:p>270423925.233333</text:p>
          </table:table-cell>
          <table:table-cell office:value-type="float" office:value="1049">
            <text:p>1049</text:p>
          </table:table-cell>
          <table:table-cell office:value-type="float" office:value="34.9666666666667">
            <text:p>34.9666666667</text:p>
          </table:table-cell>
          <table:table-cell office:value-type="float" office:value="69">
            <text:p>69</text:p>
          </table:table-cell>
          <table:table-cell office:value-type="float" office:value="2.3">
            <text:p>2.3</text:p>
          </table:table-cell>
          <table:table-cell office:value-type="float" office:value="105">
            <text:p>105</text:p>
          </table:table-cell>
          <table:table-cell office:value-type="float" office:value="3.5">
            <text:p>3.5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7757">
            <text:p>17757</text:p>
          </table:table-cell>
          <table:table-cell office:value-type="float" office:value="591.9">
            <text:p>591.9</text:p>
          </table:table-cell>
          <table:table-cell office:value-type="float" office:value="2201">
            <text:p>2201</text:p>
          </table:table-cell>
          <table:table-cell office:value-type="float" office:value="73.3666666666667">
            <text:p>73.3666666667</text:p>
          </table:table-cell>
          <table:table-cell office:value-type="float" office:value="838614">
            <text:p>838614</text:p>
          </table:table-cell>
          <table:table-cell office:value-type="float" office:value="27953.8">
            <text:p>27953.8</text:p>
          </table:table-cell>
          <table:table-cell office:value-type="float" office:value="747.41490461981">
            <text:p>747.4149046198</text:p>
          </table:table-cell>
          <table:table-cell office:value-type="float" office:value="24.9138301539937">
            <text:p>24.913830154</text:p>
          </table:table-cell>
          <table:table-cell office:value-type="float" office:value="708.93460758684">
            <text:p>708.9346075868</text:p>
          </table:table-cell>
          <table:table-cell office:value-type="float" office:value="23.631153586228">
            <text:p>23.6311535862</text:p>
          </table:table-cell>
          <table:table-cell office:value-type="float" office:value="771.17153472469">
            <text:p>771.1715347247</text:p>
          </table:table-cell>
          <table:table-cell office:value-type="float" office:value="25.7057178241563">
            <text:p>25.7057178242</text:p>
          </table:table-cell>
          <table:table-cell office:value-type="float" office:value="20988">
            <text:p>20988</text:p>
          </table:table-cell>
          <table:table-cell office:value-type="float" office:value="699.6">
            <text:p>699.6</text:p>
          </table:table-cell>
          <table:table-cell office:value-type="float" office:value="10833">
            <text:p>10833</text:p>
          </table:table-cell>
          <table:table-cell office:value-type="float" office:value="361.1">
            <text:p>361.1</text:p>
          </table:table-cell>
          <table:table-cell office:value-type="float" office:value="1719.2941676645">
            <text:p>1719.2941676645</text:p>
          </table:table-cell>
          <table:table-cell office:value-type="float" office:value="57.3098055888167">
            <text:p>57.3098055888</text:p>
          </table:table-cell>
          <table:table-cell office:value-type="float" office:value="986.70380364879">
            <text:p>986.7038036488</text:p>
          </table:table-cell>
          <table:table-cell office:value-type="float" office:value="32.890126788293">
            <text:p>32.8901267883</text:p>
          </table:table-cell>
          <table:table-cell office:value-type="float" office:value="30">
            <text:p>30</text:p>
          </table:table-cell>
          <table:table-cell table:formula="of:= 100 * (([.BV62] / ([.BV62] + [.BX62])) - ([.BX62] / ([.BV62] + [.BX62])))" office:value-type="float" office:value="31.9128877156595">
            <text:p>31.9128877157</text:p>
          </table:table-cell>
          <table:table-cell table:formula="of:=IF([.CE62] &gt; 0;1;0)" office:value-type="float" office:value="1">
            <text:p>1</text:p>
          </table:table-cell>
          <table:table-cell table:formula="of:=IF([.BU62] &gt; [.CE62];1;0)" office:value-type="float" office:value="0">
            <text:p>0</text:p>
          </table:table-cell>
          <table:table-cell table:formula="of:=IF(AND([.CF62] = 1;[.BU62] &lt; 0);1;0)" office:value-type="float" office:value="0">
            <text:p>0</text:p>
          </table:table-cell>
          <table:table-cell table:formula="of:=IF([.CE62] &lt; 0;1;0)" office:value-type="float" office:value="0">
            <text:p>0</text:p>
          </table:table-cell>
          <table:table-cell table:formula="of:=IF(AND([.CI62] = 1;[.BU62] &gt; 0);1;0)" office:value-type="float" office:value="0">
            <text:p>0</text:p>
          </table:table-cell>
        </table:table-row>
        <table:table-row table:style-name="ro2">
          <table:table-cell office:value-type="float" office:value="155183">
            <text:p>155183</text:p>
          </table:table-cell>
          <table:table-cell office:value-type="float" office:value="65">
            <text:p>65</text:p>
          </table:table-cell>
          <table:table-cell office:value-type="string">
            <text:p>33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63">
            <text:p>39563</text:p>
          </table:table-cell>
          <table:table-cell office:value-type="float" office:value="892">
            <text:p>892</text:p>
          </table:table-cell>
          <table:table-cell office:value-type="float" office:value="37088">
            <text:p>37088</text:p>
          </table:table-cell>
          <table:table-cell office:value-type="float" office:value="465">
            <text:p>465</text:p>
          </table:table-cell>
          <table:table-cell office:value-type="float" office:value="173">
            <text:p>173</text:p>
          </table:table-cell>
          <table:table-cell office:value-type="float" office:value="846">
            <text:p>846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office:value-type="float" office:value="28852">
            <text:p>28852</text:p>
          </table:table-cell>
          <table:table-cell office:value-type="float" office:value="513">
            <text:p>513</text:p>
          </table:table-cell>
          <table:table-cell office:value-type="float" office:value="27388">
            <text:p>27388</text:p>
          </table:table-cell>
          <table:table-cell office:value-type="float" office:value="259">
            <text:p>259</text:p>
          </table:table-cell>
          <table:table-cell office:value-type="float" office:value="124">
            <text:p>124</text:p>
          </table:table-cell>
          <table:table-cell office:value-type="float" office:value="520">
            <text:p>52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9">
            <text:p>-19</text:p>
          </table:table-cell>
          <table:table-cell office:value-type="float" office:value="-0.0005">
            <text:p>-0.0005</text:p>
          </table:table-cell>
          <table:table-cell office:value-type="float" office:value="0.0225">
            <text:p>0.0225</text:p>
          </table:table-cell>
          <table:table-cell office:value-type="float" office:value="0.9374">
            <text:p>0.9374</text:p>
          </table:table-cell>
          <table:table-cell office:value-type="float" office:value="0.0118">
            <text:p>0.0118</text:p>
          </table:table-cell>
          <table:table-cell office:value-type="float" office:value="0.0044">
            <text:p>0.0044</text:p>
          </table:table-cell>
          <table:table-cell office:value-type="float" office:value="0.0214">
            <text:p>0.0214</text:p>
          </table:table-cell>
          <table:table-cell office:value-type="float" office:value="0.0004">
            <text:p>0.0004</text:p>
          </table:table-cell>
          <table:table-cell office:value-type="float" office:value="0.0006">
            <text:p>0.0006</text:p>
          </table:table-cell>
          <table:table-cell office:value-type="float" office:value="0.0015">
            <text:p>0.0015</text:p>
          </table:table-cell>
          <table:table-cell office:value-type="float" office:value="0.0178">
            <text:p>0.0178</text:p>
          </table:table-cell>
          <table:table-cell office:value-type="float" office:value="0.9493">
            <text:p>0.9493</text:p>
          </table:table-cell>
          <table:table-cell office:value-type="float" office:value="0.009">
            <text:p>0.009</text:p>
          </table:table-cell>
          <table:table-cell office:value-type="float" office:value="0.0043">
            <text:p>0.0043</text:p>
          </table:table-cell>
          <table:table-cell office:value-type="float" office:value="0.018">
            <text:p>0.018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office:value-type="float" office:value="0.0008">
            <text:p>0.0008</text:p>
          </table:table-cell>
          <table:table-cell table:number-columns-repeated="4" office:value-type="float" office:value="0">
            <text:p>0</text:p>
          </table:table-cell>
          <table:table-cell office:value-type="float" office:value="13531462236">
            <text:p>13531462236</text:p>
          </table:table-cell>
          <table:table-cell office:value-type="float" office:value="270629244.72">
            <text:p>270629244.72</text:p>
          </table:table-cell>
          <table:table-cell office:value-type="float" office:value="1623">
            <text:p>1623</text:p>
          </table:table-cell>
          <table:table-cell office:value-type="float" office:value="32.46">
            <text:p>32.46</text:p>
          </table:table-cell>
          <table:table-cell office:value-type="float" office:value="168">
            <text:p>168</text:p>
          </table:table-cell>
          <table:table-cell office:value-type="float" office:value="3.36">
            <text:p>3.36</text:p>
          </table:table-cell>
          <table:table-cell office:value-type="float" office:value="311">
            <text:p>311</text:p>
          </table:table-cell>
          <table:table-cell office:value-type="float" office:value="6.22">
            <text:p>6.22</text:p>
          </table:table-cell>
          <table:table-cell office:value-type="float" office:value="221">
            <text:p>221</text:p>
          </table:table-cell>
          <table:table-cell office:value-type="float" office:value="4.42">
            <text:p>4.42</text:p>
          </table:table-cell>
          <table:table-cell office:value-type="float" office:value="82236">
            <text:p>82236</text:p>
          </table:table-cell>
          <table:table-cell office:value-type="float" office:value="1644.72">
            <text:p>1644.72</text:p>
          </table:table-cell>
          <table:table-cell office:value-type="float" office:value="6889">
            <text:p>6889</text:p>
          </table:table-cell>
          <table:table-cell office:value-type="float" office:value="137.78">
            <text:p>137.78</text:p>
          </table:table-cell>
          <table:table-cell office:value-type="float" office:value="2178708">
            <text:p>2178708</text:p>
          </table:table-cell>
          <table:table-cell office:value-type="float" office:value="43574.16">
            <text:p>43574.16</text:p>
          </table:table-cell>
          <table:table-cell office:value-type="float" office:value="1211.93713146183">
            <text:p>1211.9371314618</text:p>
          </table:table-cell>
          <table:table-cell office:value-type="float" office:value="24.2387426292366">
            <text:p>24.2387426292</text:p>
          </table:table-cell>
          <table:table-cell office:value-type="float" office:value="1171.01443427586">
            <text:p>1171.0144342759</text:p>
          </table:table-cell>
          <table:table-cell office:value-type="float" office:value="23.4202886855172">
            <text:p>23.4202886855</text:p>
          </table:table-cell>
          <table:table-cell office:value-type="float" office:value="1364.20597400008">
            <text:p>1364.2059740001</text:p>
          </table:table-cell>
          <table:table-cell office:value-type="float" office:value="27.2841194800016">
            <text:p>27.28411948</text:p>
          </table:table-cell>
          <table:table-cell office:value-type="float" office:value="28734">
            <text:p>28734</text:p>
          </table:table-cell>
          <table:table-cell office:value-type="float" office:value="574.68">
            <text:p>574.68</text:p>
          </table:table-cell>
          <table:table-cell office:value-type="float" office:value="14138">
            <text:p>14138</text:p>
          </table:table-cell>
          <table:table-cell office:value-type="float" office:value="282.76">
            <text:p>282.76</text:p>
          </table:table-cell>
          <table:table-cell office:value-type="float" office:value="1639.227791405">
            <text:p>1639.227791405</text:p>
          </table:table-cell>
          <table:table-cell office:value-type="float" office:value="32.7845558281">
            <text:p>32.7845558281</text:p>
          </table:table-cell>
          <table:table-cell office:value-type="float" office:value="1346.5963327858">
            <text:p>1346.5963327858</text:p>
          </table:table-cell>
          <table:table-cell office:value-type="float" office:value="26.931926655716">
            <text:p>26.9319266557</text:p>
          </table:table-cell>
          <table:table-cell office:value-type="float" office:value="50">
            <text:p>50</text:p>
          </table:table-cell>
          <table:table-cell table:formula="of:= 100 * (([.BV63] / ([.BV63] + [.BX63])) - ([.BX63] / ([.BV63] + [.BX63])))" office:value-type="float" office:value="34.0455308826274">
            <text:p>34.0455308826</text:p>
          </table:table-cell>
          <table:table-cell table:formula="of:=IF([.CE63] &gt; 0;1;0)" office:value-type="float" office:value="1">
            <text:p>1</text:p>
          </table:table-cell>
          <table:table-cell table:formula="of:=IF([.BU63] &gt; [.CE63];1;0)" office:value-type="float" office:value="0">
            <text:p>0</text:p>
          </table:table-cell>
          <table:table-cell table:formula="of:=IF(AND([.CF63] = 1;[.BU63] &lt; 0);1;0)" office:value-type="float" office:value="0">
            <text:p>0</text:p>
          </table:table-cell>
          <table:table-cell table:formula="of:=IF([.CE63] &lt; 0;1;0)" office:value-type="float" office:value="0">
            <text:p>0</text:p>
          </table:table-cell>
          <table:table-cell table:formula="of:=IF(AND([.CI63] = 1;[.BU63] &gt; 0);1;0)" office:value-type="float" office:value="0">
            <text:p>0</text:p>
          </table:table-cell>
        </table:table-row>
        <table:table-row table:style-name="ro2">
          <table:table-cell office:value-type="float" office:value="240727">
            <text:p>240727</text:p>
          </table:table-cell>
          <table:table-cell office:value-type="float" office:value="67">
            <text:p>67</text:p>
          </table:table-cell>
          <table:table-cell office:value-type="string">
            <text:p>34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921">
            <text:p>39921</text:p>
          </table:table-cell>
          <table:table-cell office:value-type="float" office:value="1126">
            <text:p>1126</text:p>
          </table:table-cell>
          <table:table-cell office:value-type="float" office:value="34878">
            <text:p>34878</text:p>
          </table:table-cell>
          <table:table-cell office:value-type="float" office:value="1286">
            <text:p>1286</text:p>
          </table:table-cell>
          <table:table-cell office:value-type="float" office:value="190">
            <text:p>190</text:p>
          </table:table-cell>
          <table:table-cell office:value-type="float" office:value="2255">
            <text:p>2255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108">
            <text:p>108</text:p>
          </table:table-cell>
          <table:table-cell office:value-type="float" office:value="28087">
            <text:p>28087</text:p>
          </table:table-cell>
          <table:table-cell office:value-type="float" office:value="622">
            <text:p>622</text:p>
          </table:table-cell>
          <table:table-cell office:value-type="float" office:value="25172">
            <text:p>25172</text:p>
          </table:table-cell>
          <table:table-cell office:value-type="float" office:value="688">
            <text:p>688</text:p>
          </table:table-cell>
          <table:table-cell office:value-type="float" office:value="111">
            <text:p>111</text:p>
          </table:table-cell>
          <table:table-cell office:value-type="float" office:value="1405">
            <text:p>1405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339">
            <text:p>339</text:p>
          </table:table-cell>
          <table:table-cell office:value-type="float" office:value="0.0086">
            <text:p>0.0086</text:p>
          </table:table-cell>
          <table:table-cell office:value-type="float" office:value="0.0282">
            <text:p>0.0282</text:p>
          </table:table-cell>
          <table:table-cell office:value-type="float" office:value="0.8737">
            <text:p>0.8737</text:p>
          </table:table-cell>
          <table:table-cell office:value-type="float" office:value="0.0322">
            <text:p>0.0322</text:p>
          </table:table-cell>
          <table:table-cell office:value-type="float" office:value="0.0048">
            <text:p>0.0048</text:p>
          </table:table-cell>
          <table:table-cell office:value-type="float" office:value="0.0565">
            <text:p>0.0565</text:p>
          </table:table-cell>
          <table:table-cell office:value-type="float" office:value="0.0005">
            <text:p>0.0005</text:p>
          </table:table-cell>
          <table:table-cell office:value-type="float" office:value="0.0014">
            <text:p>0.0014</text:p>
          </table:table-cell>
          <table:table-cell office:value-type="float" office:value="0.0027">
            <text:p>0.0027</text:p>
          </table:table-cell>
          <table:table-cell office:value-type="float" office:value="0.0221">
            <text:p>0.0221</text:p>
          </table:table-cell>
          <table:table-cell office:value-type="float" office:value="0.8962">
            <text:p>0.8962</text:p>
          </table:table-cell>
          <table:table-cell office:value-type="float" office:value="0.0245">
            <text:p>0.0245</text:p>
          </table:table-cell>
          <table:table-cell office:value-type="float" office:value="0.004">
            <text:p>0.004</text:p>
          </table:table-cell>
          <table:table-cell office:value-type="float" office:value="0.05">
            <text:p>0.05</text:p>
          </table:table-cell>
          <table:table-cell office:value-type="float" office:value="0.0004">
            <text:p>0.0004</text:p>
          </table:table-cell>
          <table:table-cell office:value-type="float" office:value="0.0011">
            <text:p>0.0011</text:p>
          </table:table-cell>
          <table:table-cell office:value-type="float" office:value="0.0017">
            <text:p>0.00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61596401">
            <text:p>8661596401</text:p>
          </table:table-cell>
          <table:table-cell office:value-type="float" office:value="270674887.53125">
            <text:p>270674887.53125</text:p>
          </table:table-cell>
          <table:table-cell office:value-type="float" office:value="1091">
            <text:p>1091</text:p>
          </table:table-cell>
          <table:table-cell office:value-type="float" office:value="34.09375">
            <text:p>34.09375</text:p>
          </table:table-cell>
          <table:table-cell office:value-type="float" office:value="120">
            <text:p>120</text:p>
          </table:table-cell>
          <table:table-cell office:value-type="float" office:value="3.75">
            <text:p>3.75</text:p>
          </table:table-cell>
          <table:table-cell office:value-type="float" office:value="184">
            <text:p>184</text:p>
          </table:table-cell>
          <table:table-cell office:value-type="float" office:value="5.75">
            <text:p>5.75</text:p>
          </table:table-cell>
          <table:table-cell office:value-type="float" office:value="170">
            <text:p>170</text:p>
          </table:table-cell>
          <table:table-cell office:value-type="float" office:value="5.3125">
            <text:p>5.3125</text:p>
          </table:table-cell>
          <table:table-cell office:value-type="float" office:value="36401">
            <text:p>36401</text:p>
          </table:table-cell>
          <table:table-cell office:value-type="float" office:value="1137.53125">
            <text:p>1137.53125</text:p>
          </table:table-cell>
          <table:table-cell office:value-type="float" office:value="2872">
            <text:p>2872</text:p>
          </table:table-cell>
          <table:table-cell office:value-type="float" office:value="89.75">
            <text:p>89.75</text:p>
          </table:table-cell>
          <table:table-cell office:value-type="float" office:value="1009972">
            <text:p>1009972</text:p>
          </table:table-cell>
          <table:table-cell office:value-type="float" office:value="31561.625">
            <text:p>31561.625</text:p>
          </table:table-cell>
          <table:table-cell office:value-type="float" office:value="676.7937828024">
            <text:p>676.7937828024</text:p>
          </table:table-cell>
          <table:table-cell office:value-type="float" office:value="21.149805712575">
            <text:p>21.1498057126</text:p>
          </table:table-cell>
          <table:table-cell office:value-type="float" office:value="656.2734822159">
            <text:p>656.2734822159</text:p>
          </table:table-cell>
          <table:table-cell office:value-type="float" office:value="20.5085463192469">
            <text:p>20.5085463192</text:p>
          </table:table-cell>
          <table:table-cell office:value-type="float" office:value="784.156564384128">
            <text:p>784.1565643841</text:p>
          </table:table-cell>
          <table:table-cell office:value-type="float" office:value="24.504892637004">
            <text:p>24.504892637</text:p>
          </table:table-cell>
          <table:table-cell office:value-type="float" office:value="26119">
            <text:p>26119</text:p>
          </table:table-cell>
          <table:table-cell office:value-type="float" office:value="816.21875">
            <text:p>816.21875</text:p>
          </table:table-cell>
          <table:table-cell office:value-type="float" office:value="14224">
            <text:p>14224</text:p>
          </table:table-cell>
          <table:table-cell office:value-type="float" office:value="444.5">
            <text:p>444.5</text:p>
          </table:table-cell>
          <table:table-cell office:value-type="float" office:value="968.888953582707">
            <text:p>968.8889535827</text:p>
          </table:table-cell>
          <table:table-cell office:value-type="float" office:value="30.2777797994596">
            <text:p>30.2777797995</text:p>
          </table:table-cell>
          <table:table-cell office:value-type="float" office:value="771.52819574644">
            <text:p>771.5281957464</text:p>
          </table:table-cell>
          <table:table-cell office:value-type="float" office:value="24.1102561170763">
            <text:p>24.1102561171</text:p>
          </table:table-cell>
          <table:table-cell office:value-type="float" office:value="32">
            <text:p>32</text:p>
          </table:table-cell>
          <table:table-cell table:formula="of:= 100 * (([.BV64] / ([.BV64] + [.BX64])) - ([.BX64] / ([.BV64] + [.BX64])))" office:value-type="float" office:value="29.4846689636368">
            <text:p>29.4846689636</text:p>
          </table:table-cell>
          <table:table-cell table:formula="of:=IF([.CE64] &gt; 0;1;0)" office:value-type="float" office:value="1">
            <text:p>1</text:p>
          </table:table-cell>
          <table:table-cell table:formula="of:=IF([.BU64] &gt; [.CE64];1;0)" office:value-type="float" office:value="0">
            <text:p>0</text:p>
          </table:table-cell>
          <table:table-cell table:formula="of:=IF(AND([.CF64] = 1;[.BU64] &lt; 0);1;0)" office:value-type="float" office:value="0">
            <text:p>0</text:p>
          </table:table-cell>
          <table:table-cell table:formula="of:=IF([.CE64] &lt; 0;1;0)" office:value-type="float" office:value="0">
            <text:p>0</text:p>
          </table:table-cell>
          <table:table-cell table:formula="of:=IF(AND([.CI64] = 1;[.BU64] &gt; 0);1;0)" office:value-type="float" office:value="0">
            <text:p>0</text:p>
          </table:table-cell>
        </table:table-row>
        <table:table-row table:style-name="ro2">
          <table:table-cell office:value-type="float" office:value="240773">
            <text:p>240773</text:p>
          </table:table-cell>
          <table:table-cell office:value-type="float" office:value="68">
            <text:p>68</text:p>
          </table:table-cell>
          <table:table-cell office:value-type="string">
            <text:p>34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890">
            <text:p>39890</text:p>
          </table:table-cell>
          <table:table-cell office:value-type="float" office:value="1099">
            <text:p>1099</text:p>
          </table:table-cell>
          <table:table-cell office:value-type="float" office:value="33752">
            <text:p>33752</text:p>
          </table:table-cell>
          <table:table-cell office:value-type="float" office:value="2093">
            <text:p>2093</text:p>
          </table:table-cell>
          <table:table-cell office:value-type="float" office:value="226">
            <text:p>226</text:p>
          </table:table-cell>
          <table:table-cell office:value-type="float" office:value="2522">
            <text:p>2522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110">
            <text:p>110</text:p>
          </table:table-cell>
          <table:table-cell office:value-type="float" office:value="29902">
            <text:p>29902</text:p>
          </table:table-cell>
          <table:table-cell office:value-type="float" office:value="655">
            <text:p>655</text:p>
          </table:table-cell>
          <table:table-cell office:value-type="float" office:value="26223">
            <text:p>26223</text:p>
          </table:table-cell>
          <table:table-cell office:value-type="float" office:value="1138">
            <text:p>1138</text:p>
          </table:table-cell>
          <table:table-cell office:value-type="float" office:value="156">
            <text:p>156</text:p>
          </table:table-cell>
          <table:table-cell office:value-type="float" office:value="1626">
            <text:p>1626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308">
            <text:p>308</text:p>
          </table:table-cell>
          <table:table-cell office:value-type="float" office:value="0.0078">
            <text:p>0.0078</text:p>
          </table:table-cell>
          <table:table-cell office:value-type="float" office:value="0.0276">
            <text:p>0.0276</text:p>
          </table:table-cell>
          <table:table-cell office:value-type="float" office:value="0.8461">
            <text:p>0.8461</text:p>
          </table:table-cell>
          <table:table-cell office:value-type="float" office:value="0.0525">
            <text:p>0.0525</text:p>
          </table:table-cell>
          <table:table-cell office:value-type="float" office:value="0.0057">
            <text:p>0.0057</text:p>
          </table:table-cell>
          <table:table-cell office:value-type="float" office:value="0.0632">
            <text:p>0.0632</text:p>
          </table:table-cell>
          <table:table-cell office:value-type="float" office:value="0.0006">
            <text:p>0.0006</text:p>
          </table:table-cell>
          <table:table-cell office:value-type="float" office:value="0.0016">
            <text:p>0.0016</text:p>
          </table:table-cell>
          <table:table-cell office:value-type="float" office:value="0.0028">
            <text:p>0.0028</text:p>
          </table:table-cell>
          <table:table-cell office:value-type="float" office:value="0.0219">
            <text:p>0.0219</text:p>
          </table:table-cell>
          <table:table-cell office:value-type="float" office:value="0.877">
            <text:p>0.877</text:p>
          </table:table-cell>
          <table:table-cell office:value-type="float" office:value="0.0381">
            <text:p>0.0381</text:p>
          </table:table-cell>
          <table:table-cell office:value-type="float" office:value="0.0052">
            <text:p>0.0052</text:p>
          </table:table-cell>
          <table:table-cell office:value-type="float" office:value="0.0544">
            <text:p>0.0544</text:p>
          </table:table-cell>
          <table:table-cell office:value-type="float" office:value="0.0005">
            <text:p>0.0005</text:p>
          </table:table-cell>
          <table:table-cell office:value-type="float" office:value="0.0009">
            <text:p>0.0009</text:p>
          </table:table-cell>
          <table:table-cell office:value-type="float" office:value="0.0021">
            <text:p>0.002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198065455">
            <text:p>9198065455</text:p>
          </table:table-cell>
          <table:table-cell office:value-type="float" office:value="270531336.911765">
            <text:p>270531336.911765</text:p>
          </table:table-cell>
          <table:table-cell office:value-type="float" office:value="1205">
            <text:p>1205</text:p>
          </table:table-cell>
          <table:table-cell office:value-type="float" office:value="35.4411764705882">
            <text:p>35.4411764706</text:p>
          </table:table-cell>
          <table:table-cell office:value-type="float" office:value="104">
            <text:p>104</text:p>
          </table:table-cell>
          <table:table-cell office:value-type="float" office:value="3.05882352941176">
            <text:p>3.0588235294</text:p>
          </table:table-cell>
          <table:table-cell office:value-type="float" office:value="202">
            <text:p>202</text:p>
          </table:table-cell>
          <table:table-cell office:value-type="float" office:value="5.94117647058824">
            <text:p>5.9411764706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float" office:value="45455">
            <text:p>45455</text:p>
          </table:table-cell>
          <table:table-cell office:value-type="float" office:value="1336.91176470588">
            <text:p>1336.9117647059</text:p>
          </table:table-cell>
          <table:table-cell office:value-type="float" office:value="3810">
            <text:p>3810</text:p>
          </table:table-cell>
          <table:table-cell office:value-type="float" office:value="112.058823529412">
            <text:p>112.0588235294</text:p>
          </table:table-cell>
          <table:table-cell office:value-type="float" office:value="1271724">
            <text:p>1271724</text:p>
          </table:table-cell>
          <table:table-cell office:value-type="float" office:value="37403.6470588235">
            <text:p>37403.6470588235</text:p>
          </table:table-cell>
          <table:table-cell office:value-type="float" office:value="357.246464789531">
            <text:p>357.2464647895</text:p>
          </table:table-cell>
          <table:table-cell office:value-type="float" office:value="10.507248964398">
            <text:p>10.5072489644</text:p>
          </table:table-cell>
          <table:table-cell office:value-type="float" office:value="494.828522302784">
            <text:p>494.8285223028</text:p>
          </table:table-cell>
          <table:table-cell office:value-type="float" office:value="14.5537800677289">
            <text:p>14.5537800677</text:p>
          </table:table-cell>
          <table:table-cell office:value-type="float" office:value="569.940957764911">
            <text:p>569.9409577649</text:p>
          </table:table-cell>
          <table:table-cell office:value-type="float" office:value="16.7629693460268">
            <text:p>16.762969346</text:p>
          </table:table-cell>
          <table:table-cell office:value-type="float" office:value="20423">
            <text:p>20423</text:p>
          </table:table-cell>
          <table:table-cell office:value-type="float" office:value="600.676470588235">
            <text:p>600.6764705882</text:p>
          </table:table-cell>
          <table:table-cell office:value-type="float" office:value="13273">
            <text:p>13273</text:p>
          </table:table-cell>
          <table:table-cell office:value-type="float" office:value="390.382352941176">
            <text:p>390.3823529412</text:p>
          </table:table-cell>
          <table:table-cell office:value-type="float" office:value="609.427503037087">
            <text:p>609.4275030371</text:p>
          </table:table-cell>
          <table:table-cell office:value-type="float" office:value="17.9243383246202">
            <text:p>17.9243383246</text:p>
          </table:table-cell>
          <table:table-cell office:value-type="float" office:value="507.860861973908">
            <text:p>507.8608619739</text:p>
          </table:table-cell>
          <table:table-cell office:value-type="float" office:value="14.9370841757032">
            <text:p>14.9370841757</text:p>
          </table:table-cell>
          <table:table-cell office:value-type="float" office:value="34">
            <text:p>34</text:p>
          </table:table-cell>
          <table:table-cell table:formula="of:= 100 * (([.BV65] / ([.BV65] + [.BX65])) - ([.BX65] / ([.BV65] + [.BX65])))" office:value-type="float" office:value="21.2191358024691">
            <text:p>21.2191358025</text:p>
          </table:table-cell>
          <table:table-cell table:formula="of:=IF([.CE65] &gt; 0;1;0)" office:value-type="float" office:value="1">
            <text:p>1</text:p>
          </table:table-cell>
          <table:table-cell table:formula="of:=IF([.BU65] &gt; [.CE65];1;0)" office:value-type="float" office:value="0">
            <text:p>0</text:p>
          </table:table-cell>
          <table:table-cell table:formula="of:=IF(AND([.CF65] = 1;[.BU65] &lt; 0);1;0)" office:value-type="float" office:value="0">
            <text:p>0</text:p>
          </table:table-cell>
          <table:table-cell table:formula="of:=IF([.CE65] &lt; 0;1;0)" office:value-type="float" office:value="0">
            <text:p>0</text:p>
          </table:table-cell>
          <table:table-cell table:formula="of:=IF(AND([.CI65] = 1;[.BU65] &gt; 0);1;0)" office:value-type="float" office:value="0">
            <text:p>0</text:p>
          </table:table-cell>
        </table:table-row>
        <table:table-row table:style-name="ro2">
          <table:table-cell office:value-type="float" office:value="240808">
            <text:p>240808</text:p>
          </table:table-cell>
          <table:table-cell office:value-type="float" office:value="79">
            <text:p>79</text:p>
          </table:table-cell>
          <table:table-cell office:value-type="string">
            <text:p>40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93">
            <text:p>39493</text:p>
          </table:table-cell>
          <table:table-cell office:value-type="float" office:value="3826">
            <text:p>3826</text:p>
          </table:table-cell>
          <table:table-cell office:value-type="float" office:value="15572">
            <text:p>15572</text:p>
          </table:table-cell>
          <table:table-cell office:value-type="float" office:value="13748">
            <text:p>13748</text:p>
          </table:table-cell>
          <table:table-cell office:value-type="float" office:value="299">
            <text:p>299</text:p>
          </table:table-cell>
          <table:table-cell office:value-type="float" office:value="5481">
            <text:p>5481</text:p>
          </table:table-cell>
          <table:table-cell office:value-type="float" office:value="27">
            <text:p>27</text:p>
          </table:table-cell>
          <table:table-cell office:value-type="float" office:value="120">
            <text:p>120</text:p>
          </table:table-cell>
          <table:table-cell office:value-type="float" office:value="420">
            <text:p>420</text:p>
          </table:table-cell>
          <table:table-cell office:value-type="float" office:value="27864">
            <text:p>27864</text:p>
          </table:table-cell>
          <table:table-cell office:value-type="float" office:value="2211">
            <text:p>2211</text:p>
          </table:table-cell>
          <table:table-cell office:value-type="float" office:value="13225">
            <text:p>13225</text:p>
          </table:table-cell>
          <table:table-cell office:value-type="float" office:value="8436">
            <text:p>8436</text:p>
          </table:table-cell>
          <table:table-cell office:value-type="float" office:value="205">
            <text:p>205</text:p>
          </table:table-cell>
          <table:table-cell office:value-type="float" office:value="3483">
            <text:p>3483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215">
            <text:p>21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89">
            <text:p>-89</text:p>
          </table:table-cell>
          <table:table-cell office:value-type="float" office:value="-0.0022">
            <text:p>-0.0022</text:p>
          </table:table-cell>
          <table:table-cell office:value-type="float" office:value="0.0969">
            <text:p>0.0969</text:p>
          </table:table-cell>
          <table:table-cell office:value-type="float" office:value="0.3943">
            <text:p>0.3943</text:p>
          </table:table-cell>
          <table:table-cell office:value-type="float" office:value="0.3481">
            <text:p>0.3481</text:p>
          </table:table-cell>
          <table:table-cell office:value-type="float" office:value="0.0076">
            <text:p>0.0076</text:p>
          </table:table-cell>
          <table:table-cell office:value-type="float" office:value="0.1388">
            <text:p>0.1388</text:p>
          </table:table-cell>
          <table:table-cell office:value-type="float" office:value="0.0007">
            <text:p>0.0007</text:p>
          </table:table-cell>
          <table:table-cell office:value-type="float" office:value="0.003">
            <text:p>0.003</text:p>
          </table:table-cell>
          <table:table-cell office:value-type="float" office:value="0.0106">
            <text:p>0.0106</text:p>
          </table:table-cell>
          <table:table-cell office:value-type="float" office:value="0.0794">
            <text:p>0.0794</text:p>
          </table:table-cell>
          <table:table-cell office:value-type="float" office:value="0.4746">
            <text:p>0.4746</text:p>
          </table:table-cell>
          <table:table-cell office:value-type="float" office:value="0.3028">
            <text:p>0.3028</text:p>
          </table:table-cell>
          <table:table-cell office:value-type="float" office:value="0.0074">
            <text:p>0.0074</text:p>
          </table:table-cell>
          <table:table-cell office:value-type="float" office:value="0.125">
            <text:p>0.125</text:p>
          </table:table-cell>
          <table:table-cell office:value-type="float" office:value="0.0007">
            <text:p>0.0007</text:p>
          </table:table-cell>
          <table:table-cell office:value-type="float" office:value="0.0025">
            <text:p>0.0025</text:p>
          </table:table-cell>
          <table:table-cell office:value-type="float" office:value="0.0077">
            <text:p>0.007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45386930">
            <text:p>7845386930</text:p>
          </table:table-cell>
          <table:table-cell office:value-type="float" office:value="270530583.793103">
            <text:p>270530583.793103</text:p>
          </table:table-cell>
          <table:table-cell office:value-type="float" office:value="1309">
            <text:p>1309</text:p>
          </table:table-cell>
          <table:table-cell office:value-type="float" office:value="45.1379310344828">
            <text:p>45.1379310345</text:p>
          </table:table-cell>
          <table:table-cell office:value-type="float" office:value="93">
            <text:p>93</text:p>
          </table:table-cell>
          <table:table-cell office:value-type="float" office:value="3.20689655172414">
            <text:p>3.2068965517</text:p>
          </table:table-cell>
          <table:table-cell office:value-type="float" office:value="35">
            <text:p>35</text:p>
          </table:table-cell>
          <table:table-cell office:value-type="float" office:value="1.20689655172414">
            <text:p>1.2068965517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16930">
            <text:p>16930</text:p>
          </table:table-cell>
          <table:table-cell office:value-type="float" office:value="583.793103448276">
            <text:p>583.7931034483</text:p>
          </table:table-cell>
          <table:table-cell office:value-type="float" office:value="995">
            <text:p>995</text:p>
          </table:table-cell>
          <table:table-cell office:value-type="float" office:value="34.3103448275862">
            <text:p>34.3103448276</text:p>
          </table:table-cell>
          <table:table-cell office:value-type="float" office:value="385704">
            <text:p>385704</text:p>
          </table:table-cell>
          <table:table-cell office:value-type="float" office:value="13300.1379310345">
            <text:p>13300.1379310345</text:p>
          </table:table-cell>
          <table:table-cell office:value-type="float" office:value="-729.83059028223">
            <text:p>-729.8305902822</text:p>
          </table:table-cell>
          <table:table-cell office:value-type="float" office:value="-25.1665720786976">
            <text:p>-25.1665720787</text:p>
          </table:table-cell>
          <table:table-cell office:value-type="float" office:value="-439.121514827446">
            <text:p>-439.1215148274</text:p>
          </table:table-cell>
          <table:table-cell office:value-type="float" office:value="-15.1421212009464">
            <text:p>-15.1421212009</text:p>
          </table:table-cell>
          <table:table-cell office:value-type="float" office:value="-377.250891266819">
            <text:p>-377.2508912668</text:p>
          </table:table-cell>
          <table:table-cell office:value-type="float" office:value="-13.0086514229938">
            <text:p>-13.008651423</text:p>
          </table:table-cell>
          <table:table-cell office:value-type="float" office:value="10806">
            <text:p>10806</text:p>
          </table:table-cell>
          <table:table-cell office:value-type="float" office:value="372.620689655172">
            <text:p>372.6206896552</text:p>
          </table:table-cell>
          <table:table-cell office:value-type="float" office:value="13820">
            <text:p>13820</text:p>
          </table:table-cell>
          <table:table-cell office:value-type="float" office:value="476.551724137931">
            <text:p>476.5517241379</text:p>
          </table:table-cell>
          <table:table-cell office:value-type="float" office:value="-437.19488646775">
            <text:p>-437.1948864678</text:p>
          </table:table-cell>
          <table:table-cell office:value-type="float" office:value="-15.0756857402672">
            <text:p>-15.0756857403</text:p>
          </table:table-cell>
          <table:table-cell office:value-type="float" office:value="-495.849470711272">
            <text:p>-495.8494707113</text:p>
          </table:table-cell>
          <table:table-cell office:value-type="float" office:value="-17.0982576107335">
            <text:p>-17.0982576107</text:p>
          </table:table-cell>
          <table:table-cell office:value-type="float" office:value="29">
            <text:p>29</text:p>
          </table:table-cell>
          <table:table-cell table:formula="of:= 100 * (([.BV66] / ([.BV66] + [.BX66])) - ([.BX66] / ([.BV66] + [.BX66])))" office:value-type="float" office:value="-12.2390968894664">
            <text:p>-12.2390968895</text:p>
          </table:table-cell>
          <table:table-cell table:formula="of:=IF([.CE66] &gt; 0;1;0)" office:value-type="float" office:value="0">
            <text:p>0</text:p>
          </table:table-cell>
          <table:table-cell table:formula="of:=IF([.BU66] &gt; [.CE66];1;0)" office:value-type="float" office:value="0">
            <text:p>0</text:p>
          </table:table-cell>
          <table:table-cell table:formula="of:=IF(AND([.CF66] = 1;[.BU66] &lt; 0);1;0)" office:value-type="float" office:value="0">
            <text:p>0</text:p>
          </table:table-cell>
          <table:table-cell table:formula="of:=IF([.CE66] &lt; 0;1;0)" office:value-type="float" office:value="1">
            <text:p>1</text:p>
          </table:table-cell>
          <table:table-cell table:formula="of:=IF(AND([.CI66] = 1;[.BU66] &gt; 0);1;0)" office:value-type="float" office:value="0">
            <text:p>0</text:p>
          </table:table-cell>
        </table:table-row>
        <table:table-row table:style-name="ro2">
          <table:table-cell office:value-type="float" office:value="240834">
            <text:p>240834</text:p>
          </table:table-cell>
          <table:table-cell office:value-type="float" office:value="72">
            <text:p>72</text:p>
          </table:table-cell>
          <table:table-cell office:value-type="string">
            <text:p>36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23">
            <text:p>39423</text:p>
          </table:table-cell>
          <table:table-cell office:value-type="float" office:value="1031">
            <text:p>1031</text:p>
          </table:table-cell>
          <table:table-cell office:value-type="float" office:value="28009">
            <text:p>28009</text:p>
          </table:table-cell>
          <table:table-cell office:value-type="float" office:value="4628">
            <text:p>4628</text:p>
          </table:table-cell>
          <table:table-cell office:value-type="float" office:value="346">
            <text:p>346</text:p>
          </table:table-cell>
          <table:table-cell office:value-type="float" office:value="5048">
            <text:p>5048</text:p>
          </table:table-cell>
          <table:table-cell office:value-type="float" office:value="14">
            <text:p>14</text:p>
          </table:table-cell>
          <table:table-cell office:value-type="float" office:value="116">
            <text:p>116</text:p>
          </table:table-cell>
          <table:table-cell office:value-type="float" office:value="231">
            <text:p>231</text:p>
          </table:table-cell>
          <table:table-cell office:value-type="float" office:value="28597">
            <text:p>28597</text:p>
          </table:table-cell>
          <table:table-cell office:value-type="float" office:value="597">
            <text:p>597</text:p>
          </table:table-cell>
          <table:table-cell office:value-type="float" office:value="21574">
            <text:p>21574</text:p>
          </table:table-cell>
          <table:table-cell office:value-type="float" office:value="2732">
            <text:p>2732</text:p>
          </table:table-cell>
          <table:table-cell office:value-type="float" office:value="228">
            <text:p>228</text:p>
          </table:table-cell>
          <table:table-cell office:value-type="float" office:value="3260">
            <text:p>3260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59">
            <text:p>-159</text:p>
          </table:table-cell>
          <table:table-cell office:value-type="float" office:value="-0.004">
            <text:p>-0.004</text:p>
          </table:table-cell>
          <table:table-cell office:value-type="float" office:value="0.0262">
            <text:p>0.0262</text:p>
          </table:table-cell>
          <table:table-cell office:value-type="float" office:value="0.7105">
            <text:p>0.7105</text:p>
          </table:table-cell>
          <table:table-cell office:value-type="float" office:value="0.1174">
            <text:p>0.1174</text:p>
          </table:table-cell>
          <table:table-cell office:value-type="float" office:value="0.0088">
            <text:p>0.0088</text:p>
          </table:table-cell>
          <table:table-cell office:value-type="float" office:value="0.128">
            <text:p>0.128</text:p>
          </table:table-cell>
          <table:table-cell office:value-type="float" office:value="0.0004">
            <text:p>0.0004</text:p>
          </table:table-cell>
          <table:table-cell office:value-type="float" office:value="0.0029">
            <text:p>0.0029</text:p>
          </table:table-cell>
          <table:table-cell office:value-type="float" office:value="0.0059">
            <text:p>0.0059</text:p>
          </table:table-cell>
          <table:table-cell office:value-type="float" office:value="0.0209">
            <text:p>0.0209</text:p>
          </table:table-cell>
          <table:table-cell office:value-type="float" office:value="0.7544">
            <text:p>0.7544</text:p>
          </table:table-cell>
          <table:table-cell office:value-type="float" office:value="0.0955">
            <text:p>0.0955</text:p>
          </table:table-cell>
          <table:table-cell office:value-type="float" office:value="0.008">
            <text:p>0.008</text:p>
          </table:table-cell>
          <table:table-cell office:value-type="float" office:value="0.114">
            <text:p>0.114</text:p>
          </table:table-cell>
          <table:table-cell office:value-type="float" office:value="0.0004">
            <text:p>0.0004</text:p>
          </table:table-cell>
          <table:table-cell office:value-type="float" office:value="0.0022">
            <text:p>0.0022</text:p>
          </table:table-cell>
          <table:table-cell office:value-type="float" office:value="0.0047">
            <text:p>0.004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380983155">
            <text:p>8380983155</text:p>
          </table:table-cell>
          <table:table-cell office:value-type="float" office:value="270354295.322581">
            <text:p>270354295.322581</text:p>
          </table:table-cell>
          <table:table-cell office:value-type="float" office:value="1415">
            <text:p>1415</text:p>
          </table:table-cell>
          <table:table-cell office:value-type="float" office:value="45.6451612903226">
            <text:p>45.6451612903</text:p>
          </table:table-cell>
          <table:table-cell office:value-type="float" office:value="95">
            <text:p>95</text:p>
          </table:table-cell>
          <table:table-cell office:value-type="float" office:value="3.06451612903226">
            <text:p>3.064516129</text:p>
          </table:table-cell>
          <table:table-cell office:value-type="float" office:value="107">
            <text:p>107</text:p>
          </table:table-cell>
          <table:table-cell office:value-type="float" office:value="3.45161290322581">
            <text:p>3.4516129032</text:p>
          </table:table-cell>
          <table:table-cell office:value-type="float" office:value="190">
            <text:p>190</text:p>
          </table:table-cell>
          <table:table-cell office:value-type="float" office:value="6.12903225806452">
            <text:p>6.1290322581</text:p>
          </table:table-cell>
          <table:table-cell office:value-type="float" office:value="53155">
            <text:p>53155</text:p>
          </table:table-cell>
          <table:table-cell office:value-type="float" office:value="1714.67741935484">
            <text:p>1714.6774193548</text:p>
          </table:table-cell>
          <table:table-cell office:value-type="float" office:value="1235">
            <text:p>1235</text:p>
          </table:table-cell>
          <table:table-cell office:value-type="float" office:value="39.8387096774193">
            <text:p>39.8387096774</text:p>
          </table:table-cell>
          <table:table-cell office:value-type="float" office:value="424480">
            <text:p>424480</text:p>
          </table:table-cell>
          <table:table-cell office:value-type="float" office:value="13692.9032258065">
            <text:p>13692.9032258065</text:p>
          </table:table-cell>
          <table:table-cell office:value-type="float" office:value="-486.80273096979">
            <text:p>-486.8027309698</text:p>
          </table:table-cell>
          <table:table-cell office:value-type="float" office:value="-15.7033139022513">
            <text:p>-15.7033139023</text:p>
          </table:table-cell>
          <table:table-cell office:value-type="float" office:value="-62.580636596054">
            <text:p>-62.5806365961</text:p>
          </table:table-cell>
          <table:table-cell office:value-type="float" office:value="-2.01873021277593">
            <text:p>-2.0187302128</text:p>
          </table:table-cell>
          <table:table-cell office:value-type="float" office:value="-26.19853854387">
            <text:p>-26.1985385439</text:p>
          </table:table-cell>
          <table:table-cell office:value-type="float" office:value="-0.845114146576451">
            <text:p>-0.8451141466</text:p>
          </table:table-cell>
          <table:table-cell office:value-type="float" office:value="15401">
            <text:p>15401</text:p>
          </table:table-cell>
          <table:table-cell office:value-type="float" office:value="496.806451612903">
            <text:p>496.8064516129</text:p>
          </table:table-cell>
          <table:table-cell office:value-type="float" office:value="14586">
            <text:p>14586</text:p>
          </table:table-cell>
          <table:table-cell office:value-type="float" office:value="470.516129032258">
            <text:p>470.5161290323</text:p>
          </table:table-cell>
          <table:table-cell office:value-type="float" office:value="-248.410601003603">
            <text:p>-248.4106010036</text:p>
          </table:table-cell>
          <table:table-cell office:value-type="float" office:value="-8.01324519366461">
            <text:p>-8.0132451937</text:p>
          </table:table-cell>
          <table:table-cell office:value-type="float" office:value="-205.99812677839">
            <text:p>-205.9981267784</text:p>
          </table:table-cell>
          <table:table-cell office:value-type="float" office:value="-6.64510086381903">
            <text:p>-6.6451008638</text:p>
          </table:table-cell>
          <table:table-cell office:value-type="float" office:value="31">
            <text:p>31</text:p>
          </table:table-cell>
          <table:table-cell table:formula="of:= 100 * (([.BV67] / ([.BV67] + [.BX67])) - ([.BX67] / ([.BV67] + [.BX67])))" office:value-type="float" office:value="2.71784439923967">
            <text:p>2.7178443992</text:p>
          </table:table-cell>
          <table:table-cell table:formula="of:=IF([.CE67] &gt; 0;1;0)" office:value-type="float" office:value="1">
            <text:p>1</text:p>
          </table:table-cell>
          <table:table-cell table:formula="of:=IF([.BU67] &gt; [.CE67];1;0)" office:value-type="float" office:value="0">
            <text:p>0</text:p>
          </table:table-cell>
          <table:table-cell table:formula="of:=IF(AND([.CF67] = 1;[.BU67] &lt; 0);1;0)" office:value-type="float" office:value="1">
            <text:p>1</text:p>
          </table:table-cell>
          <table:table-cell table:formula="of:=IF([.CE67] &lt; 0;1;0)" office:value-type="float" office:value="0">
            <text:p>0</text:p>
          </table:table-cell>
          <table:table-cell table:formula="of:=IF(AND([.CI67] = 1;[.BU67] &gt; 0);1;0)" office:value-type="float" office:value="0">
            <text:p>0</text:p>
          </table:table-cell>
        </table:table-row>
        <table:table-row table:style-name="ro2">
          <table:table-cell office:value-type="float" office:value="240869">
            <text:p>240869</text:p>
          </table:table-cell>
          <table:table-cell office:value-type="float" office:value="71">
            <text:p>71</text:p>
          </table:table-cell>
          <table:table-cell office:value-type="string">
            <text:p>36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44">
            <text:p>39644</text:p>
          </table:table-cell>
          <table:table-cell office:value-type="float" office:value="958">
            <text:p>958</text:p>
          </table:table-cell>
          <table:table-cell office:value-type="float" office:value="34139">
            <text:p>34139</text:p>
          </table:table-cell>
          <table:table-cell office:value-type="float" office:value="2411">
            <text:p>2411</text:p>
          </table:table-cell>
          <table:table-cell office:value-type="float" office:value="336">
            <text:p>336</text:p>
          </table:table-cell>
          <table:table-cell office:value-type="float" office:value="1554">
            <text:p>1554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29337">
            <text:p>29337</text:p>
          </table:table-cell>
          <table:table-cell office:value-type="float" office:value="551">
            <text:p>551</text:p>
          </table:table-cell>
          <table:table-cell office:value-type="float" office:value="26146">
            <text:p>26146</text:p>
          </table:table-cell>
          <table:table-cell office:value-type="float" office:value="1306">
            <text:p>1306</text:p>
          </table:table-cell>
          <table:table-cell office:value-type="float" office:value="234">
            <text:p>234</text:p>
          </table:table-cell>
          <table:table-cell office:value-type="float" office:value="981">
            <text:p>981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62">
            <text:p>62</text:p>
          </table:table-cell>
          <table:table-cell office:value-type="float" office:value="0.0016">
            <text:p>0.0016</text:p>
          </table:table-cell>
          <table:table-cell office:value-type="float" office:value="0.0242">
            <text:p>0.0242</text:p>
          </table:table-cell>
          <table:table-cell office:value-type="float" office:value="0.8611">
            <text:p>0.8611</text:p>
          </table:table-cell>
          <table:table-cell office:value-type="float" office:value="0.0608">
            <text:p>0.0608</text:p>
          </table:table-cell>
          <table:table-cell office:value-type="float" office:value="0.0085">
            <text:p>0.0085</text:p>
          </table:table-cell>
          <table:table-cell office:value-type="float" office:value="0.0392">
            <text:p>0.0392</text:p>
          </table:table-cell>
          <table:table-cell office:value-type="float" office:value="0.0006">
            <text:p>0.0006</text:p>
          </table:table-cell>
          <table:table-cell office:value-type="float" office:value="0.002">
            <text:p>0.002</text:p>
          </table:table-cell>
          <table:table-cell office:value-type="float" office:value="0.0036">
            <text:p>0.0036</text:p>
          </table:table-cell>
          <table:table-cell office:value-type="float" office:value="0.0188">
            <text:p>0.0188</text:p>
          </table:table-cell>
          <table:table-cell office:value-type="float" office:value="0.8912">
            <text:p>0.8912</text:p>
          </table:table-cell>
          <table:table-cell office:value-type="float" office:value="0.0445">
            <text:p>0.0445</text:p>
          </table:table-cell>
          <table:table-cell office:value-type="float" office:value="0.008">
            <text:p>0.008</text:p>
          </table:table-cell>
          <table:table-cell office:value-type="float" office:value="0.0334">
            <text:p>0.0334</text:p>
          </table:table-cell>
          <table:table-cell office:value-type="float" office:value="0.0006">
            <text:p>0.0006</text:p>
          </table:table-cell>
          <table:table-cell office:value-type="float" office:value="0.0013">
            <text:p>0.0013</text:p>
          </table:table-cell>
          <table:table-cell office:value-type="float" office:value="0.0022">
            <text:p>0.002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106464005">
            <text:p>8106464005</text:p>
          </table:table-cell>
          <table:table-cell office:value-type="float" office:value="270215466.833333">
            <text:p>270215466.833333</text:p>
          </table:table-cell>
          <table:table-cell office:value-type="float" office:value="1367">
            <text:p>1367</text:p>
          </table:table-cell>
          <table:table-cell office:value-type="float" office:value="45.5666666666667">
            <text:p>45.5666666667</text:p>
          </table:table-cell>
          <table:table-cell office:value-type="float" office:value="105">
            <text:p>105</text:p>
          </table:table-cell>
          <table:table-cell office:value-type="float" office:value="3.5">
            <text:p>3.5</text:p>
          </table:table-cell>
          <table:table-cell office:value-type="float" office:value="178">
            <text:p>178</text:p>
          </table:table-cell>
          <table:table-cell office:value-type="float" office:value="5.93333333333333">
            <text:p>5.9333333333</text:p>
          </table:table-cell>
          <table:table-cell office:value-type="float" office:value="234">
            <text:p>234</text:p>
          </table:table-cell>
          <table:table-cell office:value-type="float" office:value="7.8">
            <text:p>7.8</text:p>
          </table:table-cell>
          <table:table-cell office:value-type="float" office:value="64005">
            <text:p>64005</text:p>
          </table:table-cell>
          <table:table-cell office:value-type="float" office:value="2133.5">
            <text:p>2133.5</text:p>
          </table:table-cell>
          <table:table-cell office:value-type="float" office:value="1260">
            <text:p>1260</text:p>
          </table:table-cell>
          <table:table-cell office:value-type="float" office:value="42">
            <text:p>42</text:p>
          </table:table-cell>
          <table:table-cell office:value-type="float" office:value="394998">
            <text:p>394998</text:p>
          </table:table-cell>
          <table:table-cell office:value-type="float" office:value="13166.6">
            <text:p>13166.6</text:p>
          </table:table-cell>
          <table:table-cell office:value-type="float" office:value="-147.7443459854">
            <text:p>-147.7443459854</text:p>
          </table:table-cell>
          <table:table-cell office:value-type="float" office:value="-4.92481153284667">
            <text:p>-4.9248115328</text:p>
          </table:table-cell>
          <table:table-cell office:value-type="float" office:value="202.65204698483">
            <text:p>202.6520469848</text:p>
          </table:table-cell>
          <table:table-cell office:value-type="float" office:value="6.75506823282766">
            <text:p>6.7550682328</text:p>
          </table:table-cell>
          <table:table-cell office:value-type="float" office:value="224.441158101461">
            <text:p>224.4411581015</text:p>
          </table:table-cell>
          <table:table-cell office:value-type="float" office:value="7.48137193671537">
            <text:p>7.4813719367</text:p>
          </table:table-cell>
          <table:table-cell office:value-type="float" office:value="18366">
            <text:p>18366</text:p>
          </table:table-cell>
          <table:table-cell office:value-type="float" office:value="612.2">
            <text:p>612.2</text:p>
          </table:table-cell>
          <table:table-cell office:value-type="float" office:value="14824">
            <text:p>14824</text:p>
          </table:table-cell>
          <table:table-cell office:value-type="float" office:value="494.133333333333">
            <text:p>494.1333333333</text:p>
          </table:table-cell>
          <table:table-cell office:value-type="float" office:value="169.63562561224">
            <text:p>169.6356256122</text:p>
          </table:table-cell>
          <table:table-cell office:value-type="float" office:value="5.65452085374133">
            <text:p>5.6545208537</text:p>
          </table:table-cell>
          <table:table-cell office:value-type="float" office:value="112.246121178386">
            <text:p>112.2461211784</text:p>
          </table:table-cell>
          <table:table-cell office:value-type="float" office:value="3.74153737261287">
            <text:p>3.7415373726</text:p>
          </table:table-cell>
          <table:table-cell office:value-type="float" office:value="30">
            <text:p>30</text:p>
          </table:table-cell>
          <table:table-cell table:formula="of:= 100 * (([.BV68] / ([.BV68] + [.BX68])) - ([.BX68] / ([.BV68] + [.BX68])))" office:value-type="float" office:value="10.6718891232299">
            <text:p>10.6718891232</text:p>
          </table:table-cell>
          <table:table-cell table:formula="of:=IF([.CE68] &gt; 0;1;0)" office:value-type="float" office:value="1">
            <text:p>1</text:p>
          </table:table-cell>
          <table:table-cell table:formula="of:=IF([.BU68] &gt; [.CE68];1;0)" office:value-type="float" office:value="0">
            <text:p>0</text:p>
          </table:table-cell>
          <table:table-cell table:formula="of:=IF(AND([.CF68] = 1;[.BU68] &lt; 0);1;0)" office:value-type="float" office:value="0">
            <text:p>0</text:p>
          </table:table-cell>
          <table:table-cell table:formula="of:=IF([.CE68] &lt; 0;1;0)" office:value-type="float" office:value="0">
            <text:p>0</text:p>
          </table:table-cell>
          <table:table-cell table:formula="of:=IF(AND([.CI68] = 1;[.BU68] &gt; 0);1;0)" office:value-type="float" office:value="0">
            <text:p>0</text:p>
          </table:table-cell>
        </table:table-row>
        <table:table-row table:style-name="ro2">
          <table:table-cell office:value-type="float" office:value="240903">
            <text:p>240903</text:p>
          </table:table-cell>
          <table:table-cell office:value-type="float" office:value="69">
            <text:p>69</text:p>
          </table:table-cell>
          <table:table-cell office:value-type="string">
            <text:p>35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08">
            <text:p>39608</text:p>
          </table:table-cell>
          <table:table-cell office:value-type="float" office:value="1257">
            <text:p>1257</text:p>
          </table:table-cell>
          <table:table-cell office:value-type="float" office:value="35091">
            <text:p>35091</text:p>
          </table:table-cell>
          <table:table-cell office:value-type="float" office:value="1670">
            <text:p>1670</text:p>
          </table:table-cell>
          <table:table-cell office:value-type="float" office:value="477">
            <text:p>477</text:p>
          </table:table-cell>
          <table:table-cell office:value-type="float" office:value="987">
            <text:p>987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29331">
            <text:p>29331</text:p>
          </table:table-cell>
          <table:table-cell office:value-type="float" office:value="752">
            <text:p>752</text:p>
          </table:table-cell>
          <table:table-cell office:value-type="float" office:value="26644">
            <text:p>26644</text:p>
          </table:table-cell>
          <table:table-cell office:value-type="float" office:value="920">
            <text:p>920</text:p>
          </table:table-cell>
          <table:table-cell office:value-type="float" office:value="346">
            <text:p>346</text:p>
          </table:table-cell>
          <table:table-cell office:value-type="float" office:value="598">
            <text:p>59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26">
            <text:p>26</text:p>
          </table:table-cell>
          <table:table-cell office:value-type="float" office:value="0.0007">
            <text:p>0.0007</text:p>
          </table:table-cell>
          <table:table-cell office:value-type="float" office:value="0.0317">
            <text:p>0.0317</text:p>
          </table:table-cell>
          <table:table-cell office:value-type="float" office:value="0.886">
            <text:p>0.886</text:p>
          </table:table-cell>
          <table:table-cell office:value-type="float" office:value="0.0422">
            <text:p>0.0422</text:p>
          </table:table-cell>
          <table:table-cell office:value-type="float" office:value="0.012">
            <text:p>0.012</text:p>
          </table:table-cell>
          <table:table-cell office:value-type="float" office:value="0.0249">
            <text:p>0.0249</text:p>
          </table:table-cell>
          <table:table-cell office:value-type="float" office:value="0.0002">
            <text:p>0.0002</text:p>
          </table:table-cell>
          <table:table-cell office:value-type="float" office:value="0.0006">
            <text:p>0.0006</text:p>
          </table:table-cell>
          <table:table-cell office:value-type="float" office:value="0.0023">
            <text:p>0.0023</text:p>
          </table:table-cell>
          <table:table-cell office:value-type="float" office:value="0.0256">
            <text:p>0.0256</text:p>
          </table:table-cell>
          <table:table-cell office:value-type="float" office:value="0.9084">
            <text:p>0.9084</text:p>
          </table:table-cell>
          <table:table-cell office:value-type="float" office:value="0.0314">
            <text:p>0.0314</text:p>
          </table:table-cell>
          <table:table-cell office:value-type="float" office:value="0.0118">
            <text:p>0.0118</text:p>
          </table:table-cell>
          <table:table-cell office:value-type="float" office:value="0.0204">
            <text:p>0.0204</text:p>
          </table:table-cell>
          <table:table-cell office:value-type="float" office:value="0.0003">
            <text:p>0.0003</text:p>
          </table:table-cell>
          <table:table-cell office:value-type="float" office:value="0.0005">
            <text:p>0.0005</text:p>
          </table:table-cell>
          <table:table-cell office:value-type="float" office:value="0.0016">
            <text:p>0.0016</text:p>
          </table:table-cell>
          <table:table-cell table:number-columns-repeated="4" office:value-type="float" office:value="0">
            <text:p>0</text:p>
          </table:table-cell>
          <table:table-cell office:value-type="float" office:value="7294270510">
            <text:p>7294270510</text:p>
          </table:table-cell>
          <table:table-cell office:value-type="float" office:value="270158167.037037">
            <text:p>270158167.037037</text:p>
          </table:table-cell>
          <table:table-cell office:value-type="float" office:value="1265">
            <text:p>1265</text:p>
          </table:table-cell>
          <table:table-cell office:value-type="float" office:value="46.8518518518519">
            <text:p>46.8518518519</text:p>
          </table:table-cell>
          <table:table-cell office:value-type="float" office:value="144">
            <text:p>144</text:p>
          </table:table-cell>
          <table:table-cell office:value-type="float" office:value="5.33333333333333">
            <text:p>5.3333333333</text:p>
          </table:table-cell>
          <table:table-cell office:value-type="float" office:value="103">
            <text:p>103</text:p>
          </table:table-cell>
          <table:table-cell office:value-type="float" office:value="3.81481481481481">
            <text:p>3.8148148148</text:p>
          </table:table-cell>
          <table:table-cell office:value-type="float" office:value="246">
            <text:p>246</text:p>
          </table:table-cell>
          <table:table-cell office:value-type="float" office:value="9.11111111111111">
            <text:p>9.1111111111</text:p>
          </table:table-cell>
          <table:table-cell office:value-type="float" office:value="80510">
            <text:p>80510</text:p>
          </table:table-cell>
          <table:table-cell office:value-type="float" office:value="2981.85185185185">
            <text:p>2981.8518518519</text:p>
          </table:table-cell>
          <table:table-cell office:value-type="float" office:value="1122">
            <text:p>1122</text:p>
          </table:table-cell>
          <table:table-cell office:value-type="float" office:value="41.5555555555556">
            <text:p>41.5555555556</text:p>
          </table:table-cell>
          <table:table-cell office:value-type="float" office:value="586600">
            <text:p>586600</text:p>
          </table:table-cell>
          <table:table-cell office:value-type="float" office:value="21725.9259259259">
            <text:p>21725.9259259259</text:p>
          </table:table-cell>
          <table:table-cell office:value-type="float" office:value="530.90563240381">
            <text:p>530.9056324038</text:p>
          </table:table-cell>
          <table:table-cell office:value-type="float" office:value="19.6631715705115">
            <text:p>19.6631715705</text:p>
          </table:table-cell>
          <table:table-cell office:value-type="float" office:value="362.807496956309">
            <text:p>362.8074969563</text:p>
          </table:table-cell>
          <table:table-cell office:value-type="float" office:value="13.4373147020855">
            <text:p>13.4373147021</text:p>
          </table:table-cell>
          <table:table-cell office:value-type="float" office:value="407.91359185243">
            <text:p>407.9135918524</text:p>
          </table:table-cell>
          <table:table-cell office:value-type="float" office:value="15.1079108093493">
            <text:p>15.1079108093</text:p>
          </table:table-cell>
          <table:table-cell office:value-type="float" office:value="16361">
            <text:p>16361</text:p>
          </table:table-cell>
          <table:table-cell office:value-type="float" office:value="605.962962962963">
            <text:p>605.962962963</text:p>
          </table:table-cell>
          <table:table-cell office:value-type="float" office:value="10887">
            <text:p>10887</text:p>
          </table:table-cell>
          <table:table-cell office:value-type="float" office:value="403.222222222222">
            <text:p>403.2222222222</text:p>
          </table:table-cell>
          <table:table-cell office:value-type="float" office:value="778.73294254917">
            <text:p>778.7329425492</text:p>
          </table:table-cell>
          <table:table-cell office:value-type="float" office:value="28.8419608351544">
            <text:p>28.8419608352</text:p>
          </table:table-cell>
          <table:table-cell office:value-type="float" office:value="520.08991594066">
            <text:p>520.0899159407</text:p>
          </table:table-cell>
          <table:table-cell office:value-type="float" office:value="19.2625894792837">
            <text:p>19.2625894793</text:p>
          </table:table-cell>
          <table:table-cell office:value-type="float" office:value="27">
            <text:p>27</text:p>
          </table:table-cell>
          <table:table-cell table:formula="of:= 100 * (([.BV69] / ([.BV69] + [.BX69])) - ([.BX69] / ([.BV69] + [.BX69])))" office:value-type="float" office:value="20.0895478567234">
            <text:p>20.0895478567</text:p>
          </table:table-cell>
          <table:table-cell table:formula="of:=IF([.CE69] &gt; 0;1;0)" office:value-type="float" office:value="1">
            <text:p>1</text:p>
          </table:table-cell>
          <table:table-cell table:formula="of:=IF([.BU69] &gt; [.CE69];1;0)" office:value-type="float" office:value="0">
            <text:p>0</text:p>
          </table:table-cell>
          <table:table-cell table:formula="of:=IF(AND([.CF69] = 1;[.BU69] &lt; 0);1;0)" office:value-type="float" office:value="0">
            <text:p>0</text:p>
          </table:table-cell>
          <table:table-cell table:formula="of:=IF([.CE69] &lt; 0;1;0)" office:value-type="float" office:value="0">
            <text:p>0</text:p>
          </table:table-cell>
          <table:table-cell table:formula="of:=IF(AND([.CI69] = 1;[.BU69] &gt; 0);1;0)" office:value-type="float" office:value="0">
            <text:p>0</text:p>
          </table:table-cell>
        </table:table-row>
        <table:table-row table:style-name="ro2">
          <table:table-cell office:value-type="float" office:value="240933">
            <text:p>240933</text:p>
          </table:table-cell>
          <table:table-cell office:value-type="float" office:value="70">
            <text:p>70</text:p>
          </table:table-cell>
          <table:table-cell office:value-type="string">
            <text:p>35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39">
            <text:p>39439</text:p>
          </table:table-cell>
          <table:table-cell office:value-type="float" office:value="840">
            <text:p>840</text:p>
          </table:table-cell>
          <table:table-cell office:value-type="float" office:value="35762">
            <text:p>35762</text:p>
          </table:table-cell>
          <table:table-cell office:value-type="float" office:value="1075">
            <text:p>1075</text:p>
          </table:table-cell>
          <table:table-cell office:value-type="float" office:value="313">
            <text:p>313</text:p>
          </table:table-cell>
          <table:table-cell office:value-type="float" office:value="1336">
            <text:p>1336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27899">
            <text:p>27899</text:p>
          </table:table-cell>
          <table:table-cell office:value-type="float" office:value="460">
            <text:p>460</text:p>
          </table:table-cell>
          <table:table-cell office:value-type="float" office:value="25819">
            <text:p>25819</text:p>
          </table:table-cell>
          <table:table-cell office:value-type="float" office:value="575">
            <text:p>575</text:p>
          </table:table-cell>
          <table:table-cell office:value-type="float" office:value="189">
            <text:p>189</text:p>
          </table:table-cell>
          <table:table-cell office:value-type="float" office:value="792">
            <text:p>79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43">
            <text:p>-143</text:p>
          </table:table-cell>
          <table:table-cell office:value-type="float" office:value="-0.0036">
            <text:p>-0.0036</text:p>
          </table:table-cell>
          <table:table-cell office:value-type="float" office:value="0.0213">
            <text:p>0.0213</text:p>
          </table:table-cell>
          <table:table-cell office:value-type="float" office:value="0.9068">
            <text:p>0.9068</text:p>
          </table:table-cell>
          <table:table-cell office:value-type="float" office:value="0.0273">
            <text:p>0.0273</text:p>
          </table:table-cell>
          <table:table-cell office:value-type="float" office:value="0.0079">
            <text:p>0.0079</text:p>
          </table:table-cell>
          <table:table-cell office:value-type="float" office:value="0.0339">
            <text:p>0.0339</text:p>
          </table:table-cell>
          <table:table-cell office:value-type="float" office:value="0.0004">
            <text:p>0.0004</text:p>
          </table:table-cell>
          <table:table-cell office:value-type="float" office:value="0.001">
            <text:p>0.001</text:p>
          </table:table-cell>
          <table:table-cell office:value-type="float" office:value="0.0015">
            <text:p>0.0015</text:p>
          </table:table-cell>
          <table:table-cell office:value-type="float" office:value="0.0165">
            <text:p>0.0165</text:p>
          </table:table-cell>
          <table:table-cell office:value-type="float" office:value="0.9254">
            <text:p>0.9254</text:p>
          </table:table-cell>
          <table:table-cell office:value-type="float" office:value="0.0206">
            <text:p>0.0206</text:p>
          </table:table-cell>
          <table:table-cell office:value-type="float" office:value="0.0068">
            <text:p>0.0068</text:p>
          </table:table-cell>
          <table:table-cell office:value-type="float" office:value="0.0284">
            <text:p>0.0284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office:value-type="float" office:value="0.0014">
            <text:p>0.001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0820500">
            <text:p>6750820500</text:p>
          </table:table-cell>
          <table:table-cell office:value-type="float" office:value="270032820">
            <text:p>270032820</text:p>
          </table:table-cell>
          <table:table-cell office:value-type="float" office:value="1215">
            <text:p>1215</text:p>
          </table:table-cell>
          <table:table-cell office:value-type="float" office:value="48.6">
            <text:p>48.6</text:p>
          </table:table-cell>
          <table:table-cell office:value-type="float" office:value="135">
            <text:p>135</text:p>
          </table:table-cell>
          <table:table-cell office:value-type="float" office:value="5.4">
            <text:p>5.4</text:p>
          </table:table-cell>
          <table:table-cell office:value-type="float" office:value="93">
            <text:p>93</text:p>
          </table:table-cell>
          <table:table-cell office:value-type="float" office:value="3.72">
            <text:p>3.72</text:p>
          </table:table-cell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float" office:value="70500">
            <text:p>70500</text:p>
          </table:table-cell>
          <table:table-cell office:value-type="float" office:value="2820">
            <text:p>2820</text:p>
          </table:table-cell>
          <table:table-cell office:value-type="float" office:value="820">
            <text:p>820</text:p>
          </table:table-cell>
          <table:table-cell office:value-type="float" office:value="32.8">
            <text:p>32.8</text:p>
          </table:table-cell>
          <table:table-cell office:value-type="float" office:value="379746">
            <text:p>379746</text:p>
          </table:table-cell>
          <table:table-cell office:value-type="float" office:value="15189.84">
            <text:p>15189.84</text:p>
          </table:table-cell>
          <table:table-cell office:value-type="float" office:value="364.34192290188">
            <text:p>364.3419229019</text:p>
          </table:table-cell>
          <table:table-cell office:value-type="float" office:value="14.5736769160752">
            <text:p>14.5736769161</text:p>
          </table:table-cell>
          <table:table-cell office:value-type="float" office:value="474.459274862349">
            <text:p>474.4592748623</text:p>
          </table:table-cell>
          <table:table-cell office:value-type="float" office:value="18.978370994494">
            <text:p>18.9783709945</text:p>
          </table:table-cell>
          <table:table-cell office:value-type="float" office:value="522.34207727685">
            <text:p>522.3420772769</text:p>
          </table:table-cell>
          <table:table-cell office:value-type="float" office:value="20.893683091074">
            <text:p>20.8936830911</text:p>
          </table:table-cell>
          <table:table-cell office:value-type="float" office:value="17980">
            <text:p>17980</text:p>
          </table:table-cell>
          <table:table-cell office:value-type="float" office:value="719.2">
            <text:p>719.2</text:p>
          </table:table-cell>
          <table:table-cell office:value-type="float" office:value="10741">
            <text:p>10741</text:p>
          </table:table-cell>
          <table:table-cell office:value-type="float" office:value="429.64">
            <text:p>429.64</text:p>
          </table:table-cell>
          <table:table-cell office:value-type="float" office:value="722.84158035371">
            <text:p>722.8415803537</text:p>
          </table:table-cell>
          <table:table-cell office:value-type="float" office:value="28.9136632141484">
            <text:p>28.9136632141</text:p>
          </table:table-cell>
          <table:table-cell office:value-type="float" office:value="520.996213848551">
            <text:p>520.9962138486</text:p>
          </table:table-cell>
          <table:table-cell office:value-type="float" office:value="20.8398485539421">
            <text:p>20.8398485539</text:p>
          </table:table-cell>
          <table:table-cell office:value-type="float" office:value="25">
            <text:p>25</text:p>
          </table:table-cell>
          <table:table-cell table:formula="of:= 100 * (([.BV70] / ([.BV70] + [.BX70])) - ([.BX70] / ([.BV70] + [.BX70])))" office:value-type="float" office:value="25.2045541589778">
            <text:p>25.204554159</text:p>
          </table:table-cell>
          <table:table-cell table:formula="of:=IF([.CE70] &gt; 0;1;0)" office:value-type="float" office:value="1">
            <text:p>1</text:p>
          </table:table-cell>
          <table:table-cell table:formula="of:=IF([.BU70] &gt; [.CE70];1;0)" office:value-type="float" office:value="0">
            <text:p>0</text:p>
          </table:table-cell>
          <table:table-cell table:formula="of:=IF(AND([.CF70] = 1;[.BU70] &lt; 0);1;0)" office:value-type="float" office:value="0">
            <text:p>0</text:p>
          </table:table-cell>
          <table:table-cell table:formula="of:=IF([.CE70] &lt; 0;1;0)" office:value-type="float" office:value="0">
            <text:p>0</text:p>
          </table:table-cell>
          <table:table-cell table:formula="of:=IF(AND([.CI70] = 1;[.BU70] &gt; 0);1;0)" office:value-type="float" office:value="0">
            <text:p>0</text:p>
          </table:table-cell>
        </table:table-row>
        <table:table-row table:style-name="ro2">
          <table:table-cell office:value-type="float" office:value="240970">
            <text:p>240970</text:p>
          </table:table-cell>
          <table:table-cell office:value-type="float" office:value="61">
            <text:p>61</text:p>
          </table:table-cell>
          <table:table-cell office:value-type="string">
            <text:p>31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93">
            <text:p>39393</text:p>
          </table:table-cell>
          <table:table-cell office:value-type="float" office:value="540">
            <text:p>540</text:p>
          </table:table-cell>
          <table:table-cell office:value-type="float" office:value="37478">
            <text:p>37478</text:p>
          </table:table-cell>
          <table:table-cell office:value-type="float" office:value="354">
            <text:p>354</text:p>
          </table:table-cell>
          <table:table-cell office:value-type="float" office:value="369">
            <text:p>369</text:p>
          </table:table-cell>
          <table:table-cell office:value-type="float" office:value="550">
            <text:p>55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28019">
            <text:p>28019</text:p>
          </table:table-cell>
          <table:table-cell office:value-type="float" office:value="285">
            <text:p>285</text:p>
          </table:table-cell>
          <table:table-cell office:value-type="float" office:value="26992">
            <text:p>26992</text:p>
          </table:table-cell>
          <table:table-cell office:value-type="float" office:value="149">
            <text:p>149</text:p>
          </table:table-cell>
          <table:table-cell office:value-type="float" office:value="224">
            <text:p>224</text:p>
          </table:table-cell>
          <table:table-cell office:value-type="float" office:value="314">
            <text:p>3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89">
            <text:p>-189</text:p>
          </table:table-cell>
          <table:table-cell office:value-type="float" office:value="-0.0048">
            <text:p>-0.0048</text:p>
          </table:table-cell>
          <table:table-cell office:value-type="float" office:value="0.0137">
            <text:p>0.0137</text:p>
          </table:table-cell>
          <table:table-cell office:value-type="float" office:value="0.9514">
            <text:p>0.9514</text:p>
          </table:table-cell>
          <table:table-cell office:value-type="float" office:value="0.009">
            <text:p>0.009</text:p>
          </table:table-cell>
          <table:table-cell office:value-type="float" office:value="0.0094">
            <text:p>0.0094</text:p>
          </table:table-cell>
          <table:table-cell office:value-type="float" office:value="0.014">
            <text:p>0.014</text:p>
          </table:table-cell>
          <table:table-cell office:value-type="float" office:value="0.0004">
            <text:p>0.0004</text:p>
          </table:table-cell>
          <table:table-cell office:value-type="float" office:value="0.0006">
            <text:p>0.0006</text:p>
          </table:table-cell>
          <table:table-cell office:value-type="float" office:value="0.0016">
            <text:p>0.0016</text:p>
          </table:table-cell>
          <table:table-cell office:value-type="float" office:value="0.0102">
            <text:p>0.0102</text:p>
          </table:table-cell>
          <table:table-cell office:value-type="float" office:value="0.9633">
            <text:p>0.9633</text:p>
          </table:table-cell>
          <table:table-cell office:value-type="float" office:value="0.0053">
            <text:p>0.0053</text:p>
          </table:table-cell>
          <table:table-cell office:value-type="float" office:value="0.008">
            <text:p>0.008</text:p>
          </table:table-cell>
          <table:table-cell office:value-type="float" office:value="0.0112">
            <text:p>0.0112</text:p>
          </table:table-cell>
          <table:table-cell office:value-type="float" office:value="0.0004">
            <text:p>0.0004</text:p>
          </table:table-cell>
          <table:table-cell office:value-type="float" office:value="0.0006">
            <text:p>0.0006</text:p>
          </table:table-cell>
          <table:table-cell office:value-type="float" office:value="0.0009">
            <text:p>0.000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31018368">
            <text:p>8931018368</text:p>
          </table:table-cell>
          <table:table-cell office:value-type="float" office:value="270636920.242424">
            <text:p>270636920.242424</text:p>
          </table:table-cell>
          <table:table-cell office:value-type="float" office:value="925">
            <text:p>925</text:p>
          </table:table-cell>
          <table:table-cell office:value-type="float" office:value="28.030303030303">
            <text:p>28.0303030303</text:p>
          </table:table-cell>
          <table:table-cell office:value-type="float" office:value="220">
            <text:p>220</text:p>
          </table:table-cell>
          <table:table-cell office:value-type="float" office:value="6.66666666666667">
            <text:p>6.6666666667</text:p>
          </table:table-cell>
          <table:table-cell office:value-type="float" office:value="91">
            <text:p>91</text:p>
          </table:table-cell>
          <table:table-cell office:value-type="float" office:value="2.75757575757576">
            <text:p>2.7575757576</text:p>
          </table:table-cell>
          <table:table-cell office:value-type="float" office:value="330">
            <text:p>330</text:p>
          </table:table-cell>
          <table:table-cell office:value-type="float" office:value="10">
            <text:p>10</text:p>
          </table:table-cell>
          <table:table-cell office:value-type="float" office:value="68368">
            <text:p>68368</text:p>
          </table:table-cell>
          <table:table-cell office:value-type="float" office:value="2071.75757575758">
            <text:p>2071.7575757576</text:p>
          </table:table-cell>
          <table:table-cell office:value-type="float" office:value="1904">
            <text:p>1904</text:p>
          </table:table-cell>
          <table:table-cell office:value-type="float" office:value="57.6969696969697">
            <text:p>57.696969697</text:p>
          </table:table-cell>
          <table:table-cell office:value-type="float" office:value="1281582">
            <text:p>1281582</text:p>
          </table:table-cell>
          <table:table-cell office:value-type="float" office:value="38835.8181818182">
            <text:p>38835.8181818182</text:p>
          </table:table-cell>
          <table:table-cell office:value-type="float" office:value="684.08498534621">
            <text:p>684.0849853462</text:p>
          </table:table-cell>
          <table:table-cell office:value-type="float" office:value="20.7298480407942">
            <text:p>20.7298480408</text:p>
          </table:table-cell>
          <table:table-cell office:value-type="float" office:value="683.21545373552">
            <text:p>683.2154537355</text:p>
          </table:table-cell>
          <table:table-cell office:value-type="float" office:value="20.7034985980461">
            <text:p>20.703498598</text:p>
          </table:table-cell>
          <table:table-cell office:value-type="float" office:value="891.57425462881">
            <text:p>891.5742546288</text:p>
          </table:table-cell>
          <table:table-cell office:value-type="float" office:value="27.0174016554185">
            <text:p>27.0174016554</text:p>
          </table:table-cell>
          <table:table-cell office:value-type="float" office:value="21468">
            <text:p>21468</text:p>
          </table:table-cell>
          <table:table-cell office:value-type="float" office:value="650.545454545455">
            <text:p>650.5454545455</text:p>
          </table:table-cell>
          <table:table-cell office:value-type="float" office:value="11280">
            <text:p>11280</text:p>
          </table:table-cell>
          <table:table-cell office:value-type="float" office:value="341.818181818182">
            <text:p>341.8181818182</text:p>
          </table:table-cell>
          <table:table-cell office:value-type="float" office:value="1039.30766663206">
            <text:p>1039.3076666321</text:p>
          </table:table-cell>
          <table:table-cell office:value-type="float" office:value="31.4941717161231">
            <text:p>31.4941717161</text:p>
          </table:table-cell>
          <table:table-cell office:value-type="float" office:value="824.54559008578">
            <text:p>824.5455900858</text:p>
          </table:table-cell>
          <table:table-cell office:value-type="float" office:value="24.9862300025994">
            <text:p>24.9862300026</text:p>
          </table:table-cell>
          <table:table-cell office:value-type="float" office:value="33">
            <text:p>33</text:p>
          </table:table-cell>
          <table:table-cell table:formula="of:= 100 * (([.BV71] / ([.BV71] + [.BX71])) - ([.BX71] / ([.BV71] + [.BX71])))" office:value-type="float" office:value="31.110296812019">
            <text:p>31.110296812</text:p>
          </table:table-cell>
          <table:table-cell table:formula="of:=IF([.CE71] &gt; 0;1;0)" office:value-type="float" office:value="1">
            <text:p>1</text:p>
          </table:table-cell>
          <table:table-cell table:formula="of:=IF([.BU71] &gt; [.CE71];1;0)" office:value-type="float" office:value="0">
            <text:p>0</text:p>
          </table:table-cell>
          <table:table-cell table:formula="of:=IF(AND([.CF71] = 1;[.BU71] &lt; 0);1;0)" office:value-type="float" office:value="0">
            <text:p>0</text:p>
          </table:table-cell>
          <table:table-cell table:formula="of:=IF([.CE71] &lt; 0;1;0)" office:value-type="float" office:value="0">
            <text:p>0</text:p>
          </table:table-cell>
          <table:table-cell table:formula="of:=IF(AND([.CI71] = 1;[.BU71] &gt; 0);1;0)" office:value-type="float" office:value="0">
            <text:p>0</text:p>
          </table:table-cell>
        </table:table-row>
        <table:table-row table:style-name="ro2">
          <table:table-cell office:value-type="float" office:value="240995">
            <text:p>240995</text:p>
          </table:table-cell>
          <table:table-cell office:value-type="float" office:value="29">
            <text:p>29</text:p>
          </table:table-cell>
          <table:table-cell office:value-type="string">
            <text:p>15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34">
            <text:p>39434</text:p>
          </table:table-cell>
          <table:table-cell office:value-type="float" office:value="531">
            <text:p>531</text:p>
          </table:table-cell>
          <table:table-cell office:value-type="float" office:value="36477">
            <text:p>36477</text:p>
          </table:table-cell>
          <table:table-cell office:value-type="float" office:value="231">
            <text:p>231</text:p>
          </table:table-cell>
          <table:table-cell office:value-type="float" office:value="1913">
            <text:p>1913</text:p>
          </table:table-cell>
          <table:table-cell office:value-type="float" office:value="214">
            <text:p>21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29160">
            <text:p>29160</text:p>
          </table:table-cell>
          <table:table-cell office:value-type="float" office:value="283">
            <text:p>283</text:p>
          </table:table-cell>
          <table:table-cell office:value-type="float" office:value="27495">
            <text:p>27495</text:p>
          </table:table-cell>
          <table:table-cell office:value-type="float" office:value="89">
            <text:p>89</text:p>
          </table:table-cell>
          <table:table-cell office:value-type="float" office:value="1134">
            <text:p>1134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48">
            <text:p>-148</text:p>
          </table:table-cell>
          <table:table-cell office:value-type="float" office:value="-0.0037">
            <text:p>-0.0037</text:p>
          </table:table-cell>
          <table:table-cell office:value-type="float" office:value="0.0135">
            <text:p>0.0135</text:p>
          </table:table-cell>
          <table:table-cell office:value-type="float" office:value="0.925">
            <text:p>0.925</text:p>
          </table:table-cell>
          <table:table-cell office:value-type="float" office:value="0.0059">
            <text:p>0.0059</text:p>
          </table:table-cell>
          <table:table-cell office:value-type="float" office:value="0.0485">
            <text:p>0.0485</text:p>
          </table:table-cell>
          <table:table-cell office:value-type="float" office:value="0.0054">
            <text:p>0.0054</text:p>
          </table:table-cell>
          <table:table-cell office:value-type="float" office:value="0.0002">
            <text:p>0.0002</text:p>
          </table:table-cell>
          <table:table-cell office:value-type="float" office:value="0.0005">
            <text:p>0.0005</text:p>
          </table:table-cell>
          <table:table-cell office:value-type="float" office:value="0.001">
            <text:p>0.001</text:p>
          </table:table-cell>
          <table:table-cell office:value-type="float" office:value="0.0097">
            <text:p>0.0097</text:p>
          </table:table-cell>
          <table:table-cell office:value-type="float" office:value="0.9429">
            <text:p>0.9429</text:p>
          </table:table-cell>
          <table:table-cell office:value-type="float" office:value="0.0031">
            <text:p>0.0031</text:p>
          </table:table-cell>
          <table:table-cell office:value-type="float" office:value="0.0389">
            <text:p>0.0389</text:p>
          </table:table-cell>
          <table:table-cell office:value-type="float" office:value="0.0041">
            <text:p>0.0041</text:p>
          </table:table-cell>
          <table:table-cell office:value-type="float" office:value="0.0003">
            <text:p>0.0003</text:p>
          </table:table-cell>
          <table:table-cell office:value-type="float" office:value="0.0004">
            <text:p>0.0004</text:p>
          </table:table-cell>
          <table:table-cell office:value-type="float" office:value="0.0006">
            <text:p>0.0006</text:p>
          </table:table-cell>
          <table:table-cell table:number-columns-repeated="4" office:value-type="float" office:value="0">
            <text:p>0</text:p>
          </table:table-cell>
          <table:table-cell office:value-type="float" office:value="17332124960">
            <text:p>17332124960</text:p>
          </table:table-cell>
          <table:table-cell office:value-type="float" office:value="270814452.5">
            <text:p>270814452.5</text:p>
          </table:table-cell>
          <table:table-cell office:value-type="float" office:value="833">
            <text:p>833</text:p>
          </table:table-cell>
          <table:table-cell office:value-type="float" office:value="13.015625">
            <text:p>13.015625</text:p>
          </table:table-cell>
          <table:table-cell office:value-type="float" office:value="490">
            <text:p>490</text:p>
          </table:table-cell>
          <table:table-cell office:value-type="float" office:value="7.65625">
            <text:p>7.65625</text:p>
          </table:table-cell>
          <table:table-cell office:value-type="float" office:value="221">
            <text:p>221</text:p>
          </table:table-cell>
          <table:table-cell office:value-type="float" office:value="3.453125">
            <text:p>3.453125</text:p>
          </table:table-cell>
          <table:table-cell office:value-type="float" office:value="540">
            <text:p>540</text:p>
          </table:table-cell>
          <table:table-cell office:value-type="float" office:value="8.4375">
            <text:p>8.4375</text:p>
          </table:table-cell>
          <table:table-cell office:value-type="float" office:value="4960">
            <text:p>4960</text:p>
          </table:table-cell>
          <table:table-cell office:value-type="float" office:value="77.5">
            <text:p>77.5</text:p>
          </table:table-cell>
          <table:table-cell office:value-type="float" office:value="4417">
            <text:p>4417</text:p>
          </table:table-cell>
          <table:table-cell office:value-type="float" office:value="69.015625">
            <text:p>69.015625</text:p>
          </table:table-cell>
          <table:table-cell office:value-type="float" office:value="2264338">
            <text:p>2264338</text:p>
          </table:table-cell>
          <table:table-cell office:value-type="float" office:value="35380.28125">
            <text:p>35380.28125</text:p>
          </table:table-cell>
          <table:table-cell office:value-type="float" office:value="66.3470652296381">
            <text:p>66.3470652296</text:p>
          </table:table-cell>
          <table:table-cell office:value-type="float" office:value="1.0366728942131">
            <text:p>1.0366728942</text:p>
          </table:table-cell>
          <table:table-cell office:value-type="float" office:value="607.490092312013">
            <text:p>607.490092312</text:p>
          </table:table-cell>
          <table:table-cell office:value-type="float" office:value="9.4920326923752">
            <text:p>9.4920326924</text:p>
          </table:table-cell>
          <table:table-cell office:value-type="float" office:value="985.523931176381">
            <text:p>985.5239311764</text:p>
          </table:table-cell>
          <table:table-cell office:value-type="float" office:value="15.398811424631">
            <text:p>15.3988114246</text:p>
          </table:table-cell>
          <table:table-cell office:value-type="float" office:value="15631">
            <text:p>15631</text:p>
          </table:table-cell>
          <table:table-cell office:value-type="float" office:value="244.234375">
            <text:p>244.234375</text:p>
          </table:table-cell>
          <table:table-cell office:value-type="float" office:value="9607">
            <text:p>9607</text:p>
          </table:table-cell>
          <table:table-cell office:value-type="float" office:value="150.109375">
            <text:p>150.109375</text:p>
          </table:table-cell>
          <table:table-cell office:value-type="float" office:value="831.929794010974">
            <text:p>831.929794011</text:p>
          </table:table-cell>
          <table:table-cell office:value-type="float" office:value="12.9989030314215">
            <text:p>12.9989030314</text:p>
          </table:table-cell>
          <table:table-cell office:value-type="float" office:value="622.822720682277">
            <text:p>622.8227206823</text:p>
          </table:table-cell>
          <table:table-cell office:value-type="float" office:value="9.73160501066058">
            <text:p>9.7316050107</text:p>
          </table:table-cell>
          <table:table-cell office:value-type="float" office:value="64">
            <text:p>64</text:p>
          </table:table-cell>
          <table:table-cell table:formula="of:= 100 * (([.BV72] / ([.BV72] + [.BX72])) - ([.BX72] / ([.BV72] + [.BX72])))" office:value-type="float" office:value="23.8687693161106">
            <text:p>23.8687693161</text:p>
          </table:table-cell>
          <table:table-cell table:formula="of:=IF([.CE72] &gt; 0;1;0)" office:value-type="float" office:value="1">
            <text:p>1</text:p>
          </table:table-cell>
          <table:table-cell table:formula="of:=IF([.BU72] &gt; [.CE72];1;0)" office:value-type="float" office:value="0">
            <text:p>0</text:p>
          </table:table-cell>
          <table:table-cell table:formula="of:=IF(AND([.CF72] = 1;[.BU72] &lt; 0);1;0)" office:value-type="float" office:value="0">
            <text:p>0</text:p>
          </table:table-cell>
          <table:table-cell table:formula="of:=IF([.CE72] &lt; 0;1;0)" office:value-type="float" office:value="0">
            <text:p>0</text:p>
          </table:table-cell>
          <table:table-cell table:formula="of:=IF(AND([.CI72] = 1;[.BU72] &gt; 0);1;0)" office:value-type="float" office:value="0">
            <text:p>0</text:p>
          </table:table-cell>
        </table:table-row>
        <table:table-row table:style-name="ro2">
          <table:table-cell office:value-type="float" office:value="241020">
            <text:p>241020</text:p>
          </table:table-cell>
          <table:table-cell office:value-type="float" office:value="48">
            <text:p>48</text:p>
          </table:table-cell>
          <table:table-cell office:value-type="string">
            <text:p>24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46">
            <text:p>39546</text:p>
          </table:table-cell>
          <table:table-cell office:value-type="float" office:value="3516">
            <text:p>3516</text:p>
          </table:table-cell>
          <table:table-cell office:value-type="float" office:value="33068">
            <text:p>33068</text:p>
          </table:table-cell>
          <table:table-cell office:value-type="float" office:value="1901">
            <text:p>1901</text:p>
          </table:table-cell>
          <table:table-cell office:value-type="float" office:value="314">
            <text:p>314</text:p>
          </table:table-cell>
          <table:table-cell office:value-type="float" office:value="637">
            <text:p>637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29657">
            <text:p>29657</text:p>
          </table:table-cell>
          <table:table-cell office:value-type="float" office:value="2027">
            <text:p>2027</text:p>
          </table:table-cell>
          <table:table-cell office:value-type="float" office:value="25577">
            <text:p>25577</text:p>
          </table:table-cell>
          <table:table-cell office:value-type="float" office:value="1354">
            <text:p>1354</text:p>
          </table:table-cell>
          <table:table-cell office:value-type="float" office:value="238">
            <text:p>238</text:p>
          </table:table-cell>
          <table:table-cell office:value-type="float" office:value="399">
            <text:p>399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36">
            <text:p>-36</text:p>
          </table:table-cell>
          <table:table-cell office:value-type="float" office:value="-0.0009">
            <text:p>-0.0009</text:p>
          </table:table-cell>
          <table:table-cell office:value-type="float" office:value="0.0889">
            <text:p>0.0889</text:p>
          </table:table-cell>
          <table:table-cell office:value-type="float" office:value="0.8362">
            <text:p>0.8362</text:p>
          </table:table-cell>
          <table:table-cell office:value-type="float" office:value="0.0481">
            <text:p>0.0481</text:p>
          </table:table-cell>
          <table:table-cell office:value-type="float" office:value="0.0079">
            <text:p>0.0079</text:p>
          </table:table-cell>
          <table:table-cell office:value-type="float" office:value="0.0161">
            <text:p>0.0161</text:p>
          </table:table-cell>
          <table:table-cell office:value-type="float" office:value="0.0006">
            <text:p>0.0006</text:p>
          </table:table-cell>
          <table:table-cell office:value-type="float" office:value="0.001">
            <text:p>0.001</text:p>
          </table:table-cell>
          <table:table-cell office:value-type="float" office:value="0.0012">
            <text:p>0.0012</text:p>
          </table:table-cell>
          <table:table-cell office:value-type="float" office:value="0.0683">
            <text:p>0.0683</text:p>
          </table:table-cell>
          <table:table-cell office:value-type="float" office:value="0.8624">
            <text:p>0.8624</text:p>
          </table:table-cell>
          <table:table-cell office:value-type="float" office:value="0.0457">
            <text:p>0.0457</text:p>
          </table:table-cell>
          <table:table-cell office:value-type="float" office:value="0.008">
            <text:p>0.008</text:p>
          </table:table-cell>
          <table:table-cell office:value-type="float" office:value="0.0135">
            <text:p>0.0135</text:p>
          </table:table-cell>
          <table:table-cell office:value-type="float" office:value="0.0005">
            <text:p>0.0005</text:p>
          </table:table-cell>
          <table:table-cell office:value-type="float" office:value="0.0007">
            <text:p>0.0007</text:p>
          </table:table-cell>
          <table:table-cell office:value-type="float" office:value="0.0009">
            <text:p>0.000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450773840">
            <text:p>15450773840</text:p>
          </table:table-cell>
          <table:table-cell office:value-type="float" office:value="271066207.719298">
            <text:p>271066207.719298</text:p>
          </table:table-cell>
          <table:table-cell office:value-type="float" office:value="1525">
            <text:p>1525</text:p>
          </table:table-cell>
          <table:table-cell office:value-type="float" office:value="26.7543859649123">
            <text:p>26.7543859649</text:p>
          </table:table-cell>
          <table:table-cell office:value-type="float" office:value="81">
            <text:p>81</text:p>
          </table:table-cell>
          <table:table-cell office:value-type="float" office:value="1.42105263157895">
            <text:p>1.4210526316</text:p>
          </table:table-cell>
          <table:table-cell office:value-type="float" office:value="142">
            <text:p>142</text:p>
          </table:table-cell>
          <table:table-cell office:value-type="float" office:value="2.49122807017544">
            <text:p>2.4912280702</text:p>
          </table:table-cell>
          <table:table-cell office:value-type="float" office:value="161">
            <text:p>161</text:p>
          </table:table-cell>
          <table:table-cell office:value-type="float" office:value="2.82456140350877">
            <text:p>2.8245614035</text:p>
          </table:table-cell>
          <table:table-cell office:value-type="float" office:value="3840">
            <text:p>3840</text:p>
          </table:table-cell>
          <table:table-cell office:value-type="float" office:value="67.3684210526316">
            <text:p>67.3684210526</text:p>
          </table:table-cell>
          <table:table-cell office:value-type="float" office:value="2881">
            <text:p>2881</text:p>
          </table:table-cell>
          <table:table-cell office:value-type="float" office:value="50.5438596491228">
            <text:p>50.5438596491</text:p>
          </table:table-cell>
          <table:table-cell office:value-type="float" office:value="1932164">
            <text:p>1932164</text:p>
          </table:table-cell>
          <table:table-cell office:value-type="float" office:value="33897.6140350877">
            <text:p>33897.6140350877</text:p>
          </table:table-cell>
          <table:table-cell office:value-type="float" office:value="-167.529985729029">
            <text:p>-167.529985729</text:p>
          </table:table-cell>
          <table:table-cell office:value-type="float" office:value="-2.93912255664963">
            <text:p>-2.9391225566</text:p>
          </table:table-cell>
          <table:table-cell office:value-type="float" office:value="626.474357321557">
            <text:p>626.4743573216</text:p>
          </table:table-cell>
          <table:table-cell office:value-type="float" office:value="10.9907781986238">
            <text:p>10.9907781986</text:p>
          </table:table-cell>
          <table:table-cell office:value-type="float" office:value="955.00158555415">
            <text:p>955.0015855542</text:p>
          </table:table-cell>
          <table:table-cell office:value-type="float" office:value="16.7544137816518">
            <text:p>16.7544137817</text:p>
          </table:table-cell>
          <table:table-cell office:value-type="float" office:value="10979">
            <text:p>10979</text:p>
          </table:table-cell>
          <table:table-cell office:value-type="float" office:value="192.614035087719">
            <text:p>192.6140350877</text:p>
          </table:table-cell>
          <table:table-cell office:value-type="float" office:value="8470">
            <text:p>8470</text:p>
          </table:table-cell>
          <table:table-cell office:value-type="float" office:value="148.59649122807">
            <text:p>148.5964912281</text:p>
          </table:table-cell>
          <table:table-cell office:value-type="float" office:value="456.234600983894">
            <text:p>456.2346009839</text:p>
          </table:table-cell>
          <table:table-cell office:value-type="float" office:value="8.00411580673498">
            <text:p>8.0041158067</text:p>
          </table:table-cell>
          <table:table-cell office:value-type="float" office:value="467.545139532945">
            <text:p>467.5451395329</text:p>
          </table:table-cell>
          <table:table-cell office:value-type="float" office:value="8.20254630759553">
            <text:p>8.2025463076</text:p>
          </table:table-cell>
          <table:table-cell office:value-type="float" office:value="57">
            <text:p>57</text:p>
          </table:table-cell>
          <table:table-cell table:formula="of:= 100 * (([.BV73] / ([.BV73] + [.BX73])) - ([.BX73] / ([.BV73] + [.BX73])))" office:value-type="float" office:value="12.9004061905496">
            <text:p>12.9004061905</text:p>
          </table:table-cell>
          <table:table-cell table:formula="of:=IF([.CE73] &gt; 0;1;0)" office:value-type="float" office:value="1">
            <text:p>1</text:p>
          </table:table-cell>
          <table:table-cell table:formula="of:=IF([.BU73] &gt; [.CE73];1;0)" office:value-type="float" office:value="1">
            <text:p>1</text:p>
          </table:table-cell>
          <table:table-cell table:formula="of:=IF(AND([.CF73] = 1;[.BU73] &lt; 0);1;0)" office:value-type="float" office:value="0">
            <text:p>0</text:p>
          </table:table-cell>
          <table:table-cell table:formula="of:=IF([.CE73] &lt; 0;1;0)" office:value-type="float" office:value="0">
            <text:p>0</text:p>
          </table:table-cell>
          <table:table-cell table:formula="of:=IF(AND([.CI73] = 1;[.BU73] &gt; 0);1;0)" office:value-type="float" office:value="0">
            <text:p>0</text:p>
          </table:table-cell>
        </table:table-row>
        <table:table-row table:style-name="ro2">
          <table:table-cell office:value-type="float" office:value="241040">
            <text:p>241040</text:p>
          </table:table-cell>
          <table:table-cell office:value-type="float" office:value="115">
            <text:p>115</text:p>
          </table:table-cell>
          <table:table-cell office:value-type="string">
            <text:p>58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04">
            <text:p>39504</text:p>
          </table:table-cell>
          <table:table-cell office:value-type="float" office:value="1209">
            <text:p>1209</text:p>
          </table:table-cell>
          <table:table-cell office:value-type="float" office:value="34772">
            <text:p>34772</text:p>
          </table:table-cell>
          <table:table-cell office:value-type="float" office:value="1278">
            <text:p>1278</text:p>
          </table:table-cell>
          <table:table-cell office:value-type="float" office:value="226">
            <text:p>226</text:p>
          </table:table-cell>
          <table:table-cell office:value-type="float" office:value="1787">
            <text:p>1787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126">
            <text:p>126</text:p>
          </table:table-cell>
          <table:table-cell office:value-type="float" office:value="26684">
            <text:p>26684</text:p>
          </table:table-cell>
          <table:table-cell office:value-type="float" office:value="645">
            <text:p>645</text:p>
          </table:table-cell>
          <table:table-cell office:value-type="float" office:value="23999">
            <text:p>23999</text:p>
          </table:table-cell>
          <table:table-cell office:value-type="float" office:value="662">
            <text:p>662</text:p>
          </table:table-cell>
          <table:table-cell office:value-type="float" office:value="142">
            <text:p>142</text:p>
          </table:table-cell>
          <table:table-cell office:value-type="float" office:value="1099">
            <text:p>1099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78">
            <text:p>-78</text:p>
          </table:table-cell>
          <table:table-cell office:value-type="float" office:value="-0.002">
            <text:p>-0.002</text:p>
          </table:table-cell>
          <table:table-cell office:value-type="float" office:value="0.0306">
            <text:p>0.0306</text:p>
          </table:table-cell>
          <table:table-cell office:value-type="float" office:value="0.8802">
            <text:p>0.8802</text:p>
          </table:table-cell>
          <table:table-cell office:value-type="float" office:value="0.0324">
            <text:p>0.0324</text:p>
          </table:table-cell>
          <table:table-cell office:value-type="float" office:value="0.0057">
            <text:p>0.0057</text:p>
          </table:table-cell>
          <table:table-cell office:value-type="float" office:value="0.0452">
            <text:p>0.0452</text:p>
          </table:table-cell>
          <table:table-cell office:value-type="float" office:value="0.0004">
            <text:p>0.0004</text:p>
          </table:table-cell>
          <table:table-cell office:value-type="float" office:value="0.0023">
            <text:p>0.0023</text:p>
          </table:table-cell>
          <table:table-cell office:value-type="float" office:value="0.0032">
            <text:p>0.0032</text:p>
          </table:table-cell>
          <table:table-cell office:value-type="float" office:value="0.0242">
            <text:p>0.0242</text:p>
          </table:table-cell>
          <table:table-cell office:value-type="float" office:value="0.8994">
            <text:p>0.8994</text:p>
          </table:table-cell>
          <table:table-cell office:value-type="float" office:value="0.0248">
            <text:p>0.0248</text:p>
          </table:table-cell>
          <table:table-cell office:value-type="float" office:value="0.0053">
            <text:p>0.0053</text:p>
          </table:table-cell>
          <table:table-cell office:value-type="float" office:value="0.0412">
            <text:p>0.0412</text:p>
          </table:table-cell>
          <table:table-cell office:value-type="float" office:value="0.0005">
            <text:p>0.0005</text:p>
          </table:table-cell>
          <table:table-cell office:value-type="float" office:value="0.0019">
            <text:p>0.0019</text:p>
          </table:table-cell>
          <table:table-cell office:value-type="float" office:value="0.0028">
            <text:p>0.0028</text:p>
          </table:table-cell>
          <table:table-cell table:number-columns-repeated="4" office:value-type="float" office:value="0">
            <text:p>0</text:p>
          </table:table-cell>
          <table:table-cell office:value-type="float" office:value="6490974025">
            <text:p>6490974025</text:p>
          </table:table-cell>
          <table:table-cell office:value-type="float" office:value="270457251.041667">
            <text:p>270457251.041667</text:p>
          </table:table-cell>
          <table:table-cell office:value-type="float" office:value="867">
            <text:p>867</text:p>
          </table:table-cell>
          <table:table-cell office:value-type="float" office:value="36.125">
            <text:p>36.125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4025">
            <text:p>54025</text:p>
          </table:table-cell>
          <table:table-cell office:value-type="float" office:value="2251.04166666667">
            <text:p>2251.0416666667</text:p>
          </table:table-cell>
          <table:table-cell office:value-type="float" office:value="1339">
            <text:p>1339</text:p>
          </table:table-cell>
          <table:table-cell office:value-type="float" office:value="55.7916666666667">
            <text:p>55.7916666667</text:p>
          </table:table-cell>
          <table:table-cell office:value-type="float" office:value="629501">
            <text:p>629501</text:p>
          </table:table-cell>
          <table:table-cell office:value-type="float" office:value="26229.2083333333">
            <text:p>26229.2083333333</text:p>
          </table:table-cell>
          <table:table-cell office:value-type="float" office:value="479.911074180893">
            <text:p>479.9110741809</text:p>
          </table:table-cell>
          <table:table-cell office:value-type="float" office:value="19.9962947575372">
            <text:p>19.9962947575</text:p>
          </table:table-cell>
          <table:table-cell office:value-type="float" office:value="454.81711858308">
            <text:p>454.8171185831</text:p>
          </table:table-cell>
          <table:table-cell office:value-type="float" office:value="18.950713274295">
            <text:p>18.9507132743</text:p>
          </table:table-cell>
          <table:table-cell office:value-type="float" office:value="503.87624061389">
            <text:p>503.8762406139</text:p>
          </table:table-cell>
          <table:table-cell office:value-type="float" office:value="20.9948433589121">
            <text:p>20.9948433589</text:p>
          </table:table-cell>
          <table:table-cell office:value-type="float" office:value="19472">
            <text:p>19472</text:p>
          </table:table-cell>
          <table:table-cell office:value-type="float" office:value="811.333333333333">
            <text:p>811.3333333333</text:p>
          </table:table-cell>
          <table:table-cell office:value-type="float" office:value="11262">
            <text:p>11262</text:p>
          </table:table-cell>
          <table:table-cell office:value-type="float" office:value="469.25">
            <text:p>469.25</text:p>
          </table:table-cell>
          <table:table-cell office:value-type="float" office:value="711.24393854904">
            <text:p>711.243938549</text:p>
          </table:table-cell>
          <table:table-cell office:value-type="float" office:value="29.63516410621">
            <text:p>29.6351641062</text:p>
          </table:table-cell>
          <table:table-cell office:value-type="float" office:value="537.46209298163">
            <text:p>537.4620929816</text:p>
          </table:table-cell>
          <table:table-cell office:value-type="float" office:value="22.3942538742346">
            <text:p>22.3942538742</text:p>
          </table:table-cell>
          <table:table-cell office:value-type="float" office:value="24">
            <text:p>24</text:p>
          </table:table-cell>
          <table:table-cell table:formula="of:= 100 * (([.BV74] / ([.BV74] + [.BX74])) - ([.BX74] / ([.BV74] + [.BX74])))" office:value-type="float" office:value="26.7130864840242">
            <text:p>26.713086484</text:p>
          </table:table-cell>
          <table:table-cell table:formula="of:=IF([.CE74] &gt; 0;1;0)" office:value-type="float" office:value="1">
            <text:p>1</text:p>
          </table:table-cell>
          <table:table-cell table:formula="of:=IF([.BU74] &gt; [.CE74];1;0)" office:value-type="float" office:value="0">
            <text:p>0</text:p>
          </table:table-cell>
          <table:table-cell table:formula="of:=IF(AND([.CF74] = 1;[.BU74] &lt; 0);1;0)" office:value-type="float" office:value="0">
            <text:p>0</text:p>
          </table:table-cell>
          <table:table-cell table:formula="of:=IF([.CE74] &lt; 0;1;0)" office:value-type="float" office:value="0">
            <text:p>0</text:p>
          </table:table-cell>
          <table:table-cell table:formula="of:=IF(AND([.CI74] = 1;[.BU74] &gt; 0);1;0)" office:value-type="float" office:value="0">
            <text:p>0</text:p>
          </table:table-cell>
        </table:table-row>
        <table:table-row table:style-name="ro2">
          <table:table-cell office:value-type="float" office:value="241062">
            <text:p>241062</text:p>
          </table:table-cell>
          <table:table-cell office:value-type="float" office:value="112">
            <text:p>112</text:p>
          </table:table-cell>
          <table:table-cell office:value-type="string">
            <text:p>56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28">
            <text:p>39728</text:p>
          </table:table-cell>
          <table:table-cell office:value-type="float" office:value="2607">
            <text:p>2607</text:p>
          </table:table-cell>
          <table:table-cell office:value-type="float" office:value="31392">
            <text:p>31392</text:p>
          </table:table-cell>
          <table:table-cell office:value-type="float" office:value="3271">
            <text:p>3271</text:p>
          </table:table-cell>
          <table:table-cell office:value-type="float" office:value="292">
            <text:p>292</text:p>
          </table:table-cell>
          <table:table-cell office:value-type="float" office:value="1890">
            <text:p>1890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179">
            <text:p>179</text:p>
          </table:table-cell>
          <table:table-cell office:value-type="float" office:value="30221">
            <text:p>30221</text:p>
          </table:table-cell>
          <table:table-cell office:value-type="float" office:value="1540">
            <text:p>1540</text:p>
          </table:table-cell>
          <table:table-cell office:value-type="float" office:value="25194">
            <text:p>25194</text:p>
          </table:table-cell>
          <table:table-cell office:value-type="float" office:value="1840">
            <text:p>1840</text:p>
          </table:table-cell>
          <table:table-cell office:value-type="float" office:value="203">
            <text:p>203</text:p>
          </table:table-cell>
          <table:table-cell office:value-type="float" office:value="1308">
            <text:p>130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46">
            <text:p>146</text:p>
          </table:table-cell>
          <table:table-cell office:value-type="float" office:value="0.0037">
            <text:p>0.0037</text:p>
          </table:table-cell>
          <table:table-cell office:value-type="float" office:value="0.0656">
            <text:p>0.0656</text:p>
          </table:table-cell>
          <table:table-cell office:value-type="float" office:value="0.7902">
            <text:p>0.7902</text:p>
          </table:table-cell>
          <table:table-cell office:value-type="float" office:value="0.0823">
            <text:p>0.0823</text:p>
          </table:table-cell>
          <table:table-cell office:value-type="float" office:value="0.0073">
            <text:p>0.0073</text:p>
          </table:table-cell>
          <table:table-cell office:value-type="float" office:value="0.0476">
            <text:p>0.0476</text:p>
          </table:table-cell>
          <table:table-cell office:value-type="float" office:value="0.0009">
            <text:p>0.0009</text:p>
          </table:table-cell>
          <table:table-cell office:value-type="float" office:value="0.0016">
            <text:p>0.0016</text:p>
          </table:table-cell>
          <table:table-cell office:value-type="float" office:value="0.0045">
            <text:p>0.0045</text:p>
          </table:table-cell>
          <table:table-cell office:value-type="float" office:value="0.051">
            <text:p>0.051</text:p>
          </table:table-cell>
          <table:table-cell office:value-type="float" office:value="0.8337">
            <text:p>0.8337</text:p>
          </table:table-cell>
          <table:table-cell office:value-type="float" office:value="0.0609">
            <text:p>0.0609</text:p>
          </table:table-cell>
          <table:table-cell office:value-type="float" office:value="0.0067">
            <text:p>0.0067</text:p>
          </table:table-cell>
          <table:table-cell office:value-type="float" office:value="0.0433">
            <text:p>0.0433</text:p>
          </table:table-cell>
          <table:table-cell office:value-type="float" office:value="0.0007">
            <text:p>0.0007</text:p>
          </table:table-cell>
          <table:table-cell office:value-type="float" office:value="0.0009">
            <text:p>0.0009</text:p>
          </table:table-cell>
          <table:table-cell office:value-type="float" office:value="0.0029">
            <text:p>0.0029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762346619">
            <text:p>6762346619</text:p>
          </table:table-cell>
          <table:table-cell office:value-type="float" office:value="270493864.76">
            <text:p>270493864.76</text:p>
          </table:table-cell>
          <table:table-cell office:value-type="float" office:value="943">
            <text:p>943</text:p>
          </table:table-cell>
          <table:table-cell office:value-type="float" office:value="37.72">
            <text:p>37.7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5.2">
            <text:p>5.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6619">
            <text:p>36619</text:p>
          </table:table-cell>
          <table:table-cell office:value-type="float" office:value="1464.76">
            <text:p>1464.76</text:p>
          </table:table-cell>
          <table:table-cell office:value-type="float" office:value="683">
            <text:p>683</text:p>
          </table:table-cell>
          <table:table-cell office:value-type="float" office:value="27.32">
            <text:p>27.32</text:p>
          </table:table-cell>
          <table:table-cell office:value-type="float" office:value="442812">
            <text:p>442812</text:p>
          </table:table-cell>
          <table:table-cell office:value-type="float" office:value="17712.48">
            <text:p>17712.48</text:p>
          </table:table-cell>
          <table:table-cell office:value-type="float" office:value="146.196177733572">
            <text:p>146.1961777336</text:p>
          </table:table-cell>
          <table:table-cell office:value-type="float" office:value="5.84784710934286">
            <text:p>5.8478471093</text:p>
          </table:table-cell>
          <table:table-cell office:value-type="float" office:value="286.038815961558">
            <text:p>286.0388159616</text:p>
          </table:table-cell>
          <table:table-cell office:value-type="float" office:value="11.4415526384623">
            <text:p>11.4415526385</text:p>
          </table:table-cell>
          <table:table-cell office:value-type="float" office:value="323.36157471111">
            <text:p>323.3615747111</text:p>
          </table:table-cell>
          <table:table-cell office:value-type="float" office:value="12.9344629884444">
            <text:p>12.9344629884</text:p>
          </table:table-cell>
          <table:table-cell office:value-type="float" office:value="18658">
            <text:p>18658</text:p>
          </table:table-cell>
          <table:table-cell office:value-type="float" office:value="746.32">
            <text:p>746.32</text:p>
          </table:table-cell>
          <table:table-cell office:value-type="float" office:value="13062">
            <text:p>13062</text:p>
          </table:table-cell>
          <table:table-cell office:value-type="float" office:value="522.48">
            <text:p>522.48</text:p>
          </table:table-cell>
          <table:table-cell office:value-type="float" office:value="459.07962056765">
            <text:p>459.0796205677</text:p>
          </table:table-cell>
          <table:table-cell office:value-type="float" office:value="18.363184822706">
            <text:p>18.3631848227</text:p>
          </table:table-cell>
          <table:table-cell office:value-type="float" office:value="303.669047243433">
            <text:p>303.6690472434</text:p>
          </table:table-cell>
          <table:table-cell office:value-type="float" office:value="12.1467618897373">
            <text:p>12.1467618897</text:p>
          </table:table-cell>
          <table:table-cell office:value-type="float" office:value="25">
            <text:p>25</text:p>
          </table:table-cell>
          <table:table-cell table:formula="of:= 100 * (([.BV75] / ([.BV75] + [.BX75])) - ([.BX75] / ([.BV75] + [.BX75])))" office:value-type="float" office:value="17.6418663303909">
            <text:p>17.6418663304</text:p>
          </table:table-cell>
          <table:table-cell table:formula="of:=IF([.CE75] &gt; 0;1;0)" office:value-type="float" office:value="1">
            <text:p>1</text:p>
          </table:table-cell>
          <table:table-cell table:formula="of:=IF([.BU75] &gt; [.CE75];1;0)" office:value-type="float" office:value="0">
            <text:p>0</text:p>
          </table:table-cell>
          <table:table-cell table:formula="of:=IF(AND([.CF75] = 1;[.BU75] &lt; 0);1;0)" office:value-type="float" office:value="0">
            <text:p>0</text:p>
          </table:table-cell>
          <table:table-cell table:formula="of:=IF([.CE75] &lt; 0;1;0)" office:value-type="float" office:value="0">
            <text:p>0</text:p>
          </table:table-cell>
          <table:table-cell table:formula="of:=IF(AND([.CI75] = 1;[.BU75] &gt; 0);1;0)" office:value-type="float" office:value="0">
            <text:p>0</text:p>
          </table:table-cell>
        </table:table-row>
        <table:table-row table:style-name="ro2">
          <table:table-cell office:value-type="float" office:value="241093">
            <text:p>241093</text:p>
          </table:table-cell>
          <table:table-cell office:value-type="float" office:value="100">
            <text:p>100</text:p>
          </table:table-cell>
          <table:table-cell office:value-type="string">
            <text:p>50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27">
            <text:p>39627</text:p>
          </table:table-cell>
          <table:table-cell office:value-type="float" office:value="2602">
            <text:p>2602</text:p>
          </table:table-cell>
          <table:table-cell office:value-type="float" office:value="30604">
            <text:p>30604</text:p>
          </table:table-cell>
          <table:table-cell office:value-type="float" office:value="3334">
            <text:p>3334</text:p>
          </table:table-cell>
          <table:table-cell office:value-type="float" office:value="280">
            <text:p>280</text:p>
          </table:table-cell>
          <table:table-cell office:value-type="float" office:value="2516">
            <text:p>2516</text:p>
          </table:table-cell>
          <table:table-cell office:value-type="float" office:value="28">
            <text:p>28</text:p>
          </table:table-cell>
          <table:table-cell office:value-type="float" office:value="83">
            <text:p>83</text:p>
          </table:table-cell>
          <table:table-cell office:value-type="float" office:value="180">
            <text:p>180</text:p>
          </table:table-cell>
          <table:table-cell office:value-type="float" office:value="31903">
            <text:p>31903</text:p>
          </table:table-cell>
          <table:table-cell office:value-type="float" office:value="1624">
            <text:p>1624</text:p>
          </table:table-cell>
          <table:table-cell office:value-type="float" office:value="25985">
            <text:p>25985</text:p>
          </table:table-cell>
          <table:table-cell office:value-type="float" office:value="2083">
            <text:p>2083</text:p>
          </table:table-cell>
          <table:table-cell office:value-type="float" office:value="211">
            <text:p>211</text:p>
          </table:table-cell>
          <table:table-cell office:value-type="float" office:value="1834">
            <text:p>1834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45">
            <text:p>45</text:p>
          </table:table-cell>
          <table:table-cell office:value-type="float" office:value="0.0011">
            <text:p>0.0011</text:p>
          </table:table-cell>
          <table:table-cell office:value-type="float" office:value="0.0657">
            <text:p>0.0657</text:p>
          </table:table-cell>
          <table:table-cell office:value-type="float" office:value="0.7723">
            <text:p>0.7723</text:p>
          </table:table-cell>
          <table:table-cell office:value-type="float" office:value="0.0841">
            <text:p>0.0841</text:p>
          </table:table-cell>
          <table:table-cell office:value-type="float" office:value="0.0071">
            <text:p>0.0071</text:p>
          </table:table-cell>
          <table:table-cell office:value-type="float" office:value="0.0635">
            <text:p>0.0635</text:p>
          </table:table-cell>
          <table:table-cell office:value-type="float" office:value="0.0007">
            <text:p>0.0007</text:p>
          </table:table-cell>
          <table:table-cell office:value-type="float" office:value="0.0021">
            <text:p>0.0021</text:p>
          </table:table-cell>
          <table:table-cell office:value-type="float" office:value="0.0045">
            <text:p>0.0045</text:p>
          </table:table-cell>
          <table:table-cell office:value-type="float" office:value="0.0509">
            <text:p>0.0509</text:p>
          </table:table-cell>
          <table:table-cell office:value-type="float" office:value="0.8145">
            <text:p>0.8145</text:p>
          </table:table-cell>
          <table:table-cell office:value-type="float" office:value="0.0653">
            <text:p>0.0653</text:p>
          </table:table-cell>
          <table:table-cell office:value-type="float" office:value="0.0066">
            <text:p>0.0066</text:p>
          </table:table-cell>
          <table:table-cell office:value-type="float" office:value="0.0575">
            <text:p>0.0575</text:p>
          </table:table-cell>
          <table:table-cell office:value-type="float" office:value="0.0004">
            <text:p>0.0004</text:p>
          </table:table-cell>
          <table:table-cell office:value-type="float" office:value="0.0016">
            <text:p>0.0016</text:p>
          </table:table-cell>
          <table:table-cell office:value-type="float" office:value="0.0032">
            <text:p>0.0032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845600284">
            <text:p>7845600284</text:p>
          </table:table-cell>
          <table:table-cell office:value-type="float" office:value="270537940.827586">
            <text:p>270537940.827586</text:p>
          </table:table-cell>
          <table:table-cell office:value-type="float" office:value="1299">
            <text:p>1299</text:p>
          </table:table-cell>
          <table:table-cell office:value-type="float" office:value="44.7931034482759">
            <text:p>44.7931034483</text:p>
          </table:table-cell>
          <table:table-cell office:value-type="float" office:value="86">
            <text:p>86</text:p>
          </table:table-cell>
          <table:table-cell office:value-type="float" office:value="2.96551724137931">
            <text:p>2.9655172414</text:p>
          </table:table-cell>
          <table:table-cell office:value-type="float" office:value="140">
            <text:p>140</text:p>
          </table:table-cell>
          <table:table-cell office:value-type="float" office:value="4.82758620689655">
            <text:p>4.8275862069</text:p>
          </table:table-cell>
          <table:table-cell office:value-type="float" office:value="101">
            <text:p>101</text:p>
          </table:table-cell>
          <table:table-cell office:value-type="float" office:value="3.48275862068966">
            <text:p>3.4827586207</text:p>
          </table:table-cell>
          <table:table-cell office:value-type="float" office:value="10284">
            <text:p>10284</text:p>
          </table:table-cell>
          <table:table-cell office:value-type="float" office:value="354.620689655172">
            <text:p>354.6206896552</text:p>
          </table:table-cell>
          <table:table-cell office:value-type="float" office:value="406">
            <text:p>406</text:p>
          </table:table-cell>
          <table:table-cell office:value-type="float" office:value="14">
            <text:p>14</text:p>
          </table:table-cell>
          <table:table-cell office:value-type="float" office:value="309443">
            <text:p>309443</text:p>
          </table:table-cell>
          <table:table-cell office:value-type="float" office:value="10670.4482758621">
            <text:p>10670.4482758621</text:p>
          </table:table-cell>
          <table:table-cell office:value-type="float" office:value="-737.889005907058">
            <text:p>-737.8890059071</text:p>
          </table:table-cell>
          <table:table-cell office:value-type="float" office:value="-25.4444484795537">
            <text:p>-25.4444484796</text:p>
          </table:table-cell>
          <table:table-cell office:value-type="float" office:value="-70.713305548942">
            <text:p>-70.7133055489</text:p>
          </table:table-cell>
          <table:table-cell office:value-type="float" office:value="-2.43838984651524">
            <text:p>-2.4383898465</text:p>
          </table:table-cell>
          <table:table-cell office:value-type="float" office:value="-126.844703002996">
            <text:p>-126.844703003</text:p>
          </table:table-cell>
          <table:table-cell office:value-type="float" office:value="-4.37395527596538">
            <text:p>-4.373955276</text:p>
          </table:table-cell>
          <table:table-cell office:value-type="float" office:value="13681">
            <text:p>13681</text:p>
          </table:table-cell>
          <table:table-cell office:value-type="float" office:value="471.758620689655">
            <text:p>471.7586206897</text:p>
          </table:table-cell>
          <table:table-cell office:value-type="float" office:value="14514">
            <text:p>14514</text:p>
          </table:table-cell>
          <table:table-cell office:value-type="float" office:value="500.48275862069">
            <text:p>500.4827586207</text:p>
          </table:table-cell>
          <table:table-cell office:value-type="float" office:value="-404.20592809555">
            <text:p>-404.2059280956</text:p>
          </table:table-cell>
          <table:table-cell office:value-type="float" office:value="-13.9381354515707">
            <text:p>-13.9381354516</text:p>
          </table:table-cell>
          <table:table-cell office:value-type="float" office:value="-334.91323563887">
            <text:p>-334.9132356389</text:p>
          </table:table-cell>
          <table:table-cell office:value-type="float" office:value="-11.5487322634093">
            <text:p>-11.5487322634</text:p>
          </table:table-cell>
          <table:table-cell office:value-type="float" office:value="29">
            <text:p>29</text:p>
          </table:table-cell>
          <table:table-cell table:formula="of:= 100 * (([.BV76] / ([.BV76] + [.BX76])) - ([.BX76] / ([.BV76] + [.BX76])))" office:value-type="float" office:value="-2.95442454335875">
            <text:p>-2.9544245434</text:p>
          </table:table-cell>
          <table:table-cell table:formula="of:=IF([.CE76] &gt; 0;1;0)" office:value-type="float" office:value="0">
            <text:p>0</text:p>
          </table:table-cell>
          <table:table-cell table:formula="of:=IF([.BU76] &gt; [.CE76];1;0)" office:value-type="float" office:value="0">
            <text:p>0</text:p>
          </table:table-cell>
          <table:table-cell table:formula="of:=IF(AND([.CF76] = 1;[.BU76] &lt; 0);1;0)" office:value-type="float" office:value="0">
            <text:p>0</text:p>
          </table:table-cell>
          <table:table-cell table:formula="of:=IF([.CE76] &lt; 0;1;0)" office:value-type="float" office:value="1">
            <text:p>1</text:p>
          </table:table-cell>
          <table:table-cell table:formula="of:=IF(AND([.CI76] = 1;[.BU76] &gt; 0);1;0)" office:value-type="float" office:value="0">
            <text:p>0</text:p>
          </table:table-cell>
        </table:table-row>
        <table:table-row table:style-name="ro2">
          <table:table-cell office:value-type="float" office:value="241121">
            <text:p>241121</text:p>
          </table:table-cell>
          <table:table-cell office:value-type="float" office:value="113">
            <text:p>113</text:p>
          </table:table-cell>
          <table:table-cell office:value-type="string">
            <text:p>57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286">
            <text:p>39286</text:p>
          </table:table-cell>
          <table:table-cell office:value-type="float" office:value="1730">
            <text:p>1730</text:p>
          </table:table-cell>
          <table:table-cell office:value-type="float" office:value="31862">
            <text:p>31862</text:p>
          </table:table-cell>
          <table:table-cell office:value-type="float" office:value="2629">
            <text:p>2629</text:p>
          </table:table-cell>
          <table:table-cell office:value-type="float" office:value="224">
            <text:p>224</text:p>
          </table:table-cell>
          <table:table-cell office:value-type="float" office:value="2533">
            <text:p>2533</text:p>
          </table:table-cell>
          <table:table-cell office:value-type="float" office:value="38">
            <text:p>38</text:p>
          </table:table-cell>
          <table:table-cell office:value-type="float" office:value="112">
            <text:p>112</text:p>
          </table:table-cell>
          <table:table-cell office:value-type="float" office:value="158">
            <text:p>158</text:p>
          </table:table-cell>
          <table:table-cell office:value-type="float" office:value="28984">
            <text:p>28984</text:p>
          </table:table-cell>
          <table:table-cell office:value-type="float" office:value="970">
            <text:p>970</text:p>
          </table:table-cell>
          <table:table-cell office:value-type="float" office:value="24530">
            <text:p>24530</text:p>
          </table:table-cell>
          <table:table-cell office:value-type="float" office:value="1439">
            <text:p>1439</text:p>
          </table:table-cell>
          <table:table-cell office:value-type="float" office:value="159">
            <text:p>159</text:p>
          </table:table-cell>
          <table:table-cell office:value-type="float" office:value="1720">
            <text:p>1720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84">
            <text:p>8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296">
            <text:p>-296</text:p>
          </table:table-cell>
          <table:table-cell office:value-type="float" office:value="-0.0075">
            <text:p>-0.0075</text:p>
          </table:table-cell>
          <table:table-cell office:value-type="float" office:value="0.044">
            <text:p>0.044</text:p>
          </table:table-cell>
          <table:table-cell office:value-type="float" office:value="0.811">
            <text:p>0.811</text:p>
          </table:table-cell>
          <table:table-cell office:value-type="float" office:value="0.0669">
            <text:p>0.0669</text:p>
          </table:table-cell>
          <table:table-cell office:value-type="float" office:value="0.0057">
            <text:p>0.0057</text:p>
          </table:table-cell>
          <table:table-cell office:value-type="float" office:value="0.0645">
            <text:p>0.0645</text:p>
          </table:table-cell>
          <table:table-cell office:value-type="float" office:value="0.001">
            <text:p>0.001</text:p>
          </table:table-cell>
          <table:table-cell office:value-type="float" office:value="0.0029">
            <text:p>0.0029</text:p>
          </table:table-cell>
          <table:table-cell office:value-type="float" office:value="0.004">
            <text:p>0.004</text:p>
          </table:table-cell>
          <table:table-cell office:value-type="float" office:value="0.0335">
            <text:p>0.0335</text:p>
          </table:table-cell>
          <table:table-cell office:value-type="float" office:value="0.8463">
            <text:p>0.8463</text:p>
          </table:table-cell>
          <table:table-cell office:value-type="float" office:value="0.0496">
            <text:p>0.0496</text:p>
          </table:table-cell>
          <table:table-cell office:value-type="float" office:value="0.0055">
            <text:p>0.0055</text:p>
          </table:table-cell>
          <table:table-cell office:value-type="float" office:value="0.0593">
            <text:p>0.0593</text:p>
          </table:table-cell>
          <table:table-cell office:value-type="float" office:value="0.0009">
            <text:p>0.0009</text:p>
          </table:table-cell>
          <table:table-cell office:value-type="float" office:value="0.0019">
            <text:p>0.0019</text:p>
          </table:table-cell>
          <table:table-cell office:value-type="float" office:value="0.0029">
            <text:p>0.002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300039070">
            <text:p>7300039070</text:p>
          </table:table-cell>
          <table:table-cell office:value-type="float" office:value="270371817.407407">
            <text:p>270371817.407407</text:p>
          </table:table-cell>
          <table:table-cell office:value-type="float" office:value="992">
            <text:p>992</text:p>
          </table:table-cell>
          <table:table-cell office:value-type="float" office:value="36.7407407407407">
            <text:p>36.7407407407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5.77777777777778">
            <text:p>5.777777777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9070">
            <text:p>49070</text:p>
          </table:table-cell>
          <table:table-cell office:value-type="float" office:value="1817.40740740741">
            <text:p>1817.4074074074</text:p>
          </table:table-cell>
          <table:table-cell office:value-type="float" office:value="846">
            <text:p>846</text:p>
          </table:table-cell>
          <table:table-cell office:value-type="float" office:value="31.3333333333333">
            <text:p>31.3333333333</text:p>
          </table:table-cell>
          <table:table-cell office:value-type="float" office:value="400946">
            <text:p>400946</text:p>
          </table:table-cell>
          <table:table-cell office:value-type="float" office:value="14849.8518518519">
            <text:p>14849.8518518519</text:p>
          </table:table-cell>
          <table:table-cell office:value-type="float" office:value="157.624125912087">
            <text:p>157.6241259121</text:p>
          </table:table-cell>
          <table:table-cell office:value-type="float" office:value="5.83793058933656">
            <text:p>5.8379305893</text:p>
          </table:table-cell>
          <table:table-cell office:value-type="float" office:value="318.599864241772">
            <text:p>318.5998642418</text:p>
          </table:table-cell>
          <table:table-cell office:value-type="float" office:value="11.7999949719175">
            <text:p>11.7999949719</text:p>
          </table:table-cell>
          <table:table-cell office:value-type="float" office:value="308.59514135574">
            <text:p>308.5951413557</text:p>
          </table:table-cell>
          <table:table-cell office:value-type="float" office:value="11.4294496798422">
            <text:p>11.4294496798</text:p>
          </table:table-cell>
          <table:table-cell office:value-type="float" office:value="17366">
            <text:p>17366</text:p>
          </table:table-cell>
          <table:table-cell office:value-type="float" office:value="643.185185185185">
            <text:p>643.1851851852</text:p>
          </table:table-cell>
          <table:table-cell office:value-type="float" office:value="13079">
            <text:p>13079</text:p>
          </table:table-cell>
          <table:table-cell office:value-type="float" office:value="484.407407407407">
            <text:p>484.4074074074</text:p>
          </table:table-cell>
          <table:table-cell office:value-type="float" office:value="572.17132330065">
            <text:p>572.1713233007</text:p>
          </table:table-cell>
          <table:table-cell office:value-type="float" office:value="21.1915304926167">
            <text:p>21.1915304926</text:p>
          </table:table-cell>
          <table:table-cell office:value-type="float" office:value="339.24761370262">
            <text:p>339.2476137026</text:p>
          </table:table-cell>
          <table:table-cell office:value-type="float" office:value="12.5647264334304">
            <text:p>12.5647264334</text:p>
          </table:table-cell>
          <table:table-cell office:value-type="float" office:value="27">
            <text:p>27</text:p>
          </table:table-cell>
          <table:table-cell table:formula="of:= 100 * (([.BV77] / ([.BV77] + [.BX77])) - ([.BX77] / ([.BV77] + [.BX77])))" office:value-type="float" office:value="14.0811299063886">
            <text:p>14.0811299064</text:p>
          </table:table-cell>
          <table:table-cell table:formula="of:=IF([.CE77] &gt; 0;1;0)" office:value-type="float" office:value="1">
            <text:p>1</text:p>
          </table:table-cell>
          <table:table-cell table:formula="of:=IF([.BU77] &gt; [.CE77];1;0)" office:value-type="float" office:value="0">
            <text:p>0</text:p>
          </table:table-cell>
          <table:table-cell table:formula="of:=IF(AND([.CF77] = 1;[.BU77] &lt; 0);1;0)" office:value-type="float" office:value="0">
            <text:p>0</text:p>
          </table:table-cell>
          <table:table-cell table:formula="of:=IF([.CE77] &lt; 0;1;0)" office:value-type="float" office:value="0">
            <text:p>0</text:p>
          </table:table-cell>
          <table:table-cell table:formula="of:=IF(AND([.CI77] = 1;[.BU77] &gt; 0);1;0)" office:value-type="float" office:value="0">
            <text:p>0</text:p>
          </table:table-cell>
        </table:table-row>
        <table:table-row table:style-name="ro2">
          <table:table-cell office:value-type="float" office:value="241149">
            <text:p>241149</text:p>
          </table:table-cell>
          <table:table-cell office:value-type="float" office:value="101">
            <text:p>101</text:p>
          </table:table-cell>
          <table:table-cell office:value-type="string">
            <text:p>51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87">
            <text:p>39687</text:p>
          </table:table-cell>
          <table:table-cell office:value-type="float" office:value="2586">
            <text:p>2586</text:p>
          </table:table-cell>
          <table:table-cell office:value-type="float" office:value="28941">
            <text:p>28941</text:p>
          </table:table-cell>
          <table:table-cell office:value-type="float" office:value="4433">
            <text:p>4433</text:p>
          </table:table-cell>
          <table:table-cell office:value-type="float" office:value="240">
            <text:p>240</text:p>
          </table:table-cell>
          <table:table-cell office:value-type="float" office:value="3142">
            <text:p>3142</text:p>
          </table:table-cell>
          <table:table-cell office:value-type="float" office:value="53">
            <text:p>53</text:p>
          </table:table-cell>
          <table:table-cell office:value-type="float" office:value="103">
            <text:p>103</text:p>
          </table:table-cell>
          <table:table-cell office:value-type="float" office:value="189">
            <text:p>189</text:p>
          </table:table-cell>
          <table:table-cell office:value-type="float" office:value="30580">
            <text:p>30580</text:p>
          </table:table-cell>
          <table:table-cell office:value-type="float" office:value="1600">
            <text:p>1600</text:p>
          </table:table-cell>
          <table:table-cell office:value-type="float" office:value="23781">
            <text:p>23781</text:p>
          </table:table-cell>
          <table:table-cell office:value-type="float" office:value="2580">
            <text:p>2580</text:p>
          </table:table-cell>
          <table:table-cell office:value-type="float" office:value="182">
            <text:p>182</text:p>
          </table:table-cell>
          <table:table-cell office:value-type="float" office:value="2245">
            <text:p>2245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05">
            <text:p>105</text:p>
          </table:table-cell>
          <table:table-cell office:value-type="float" office:value="0.0027">
            <text:p>0.0027</text:p>
          </table:table-cell>
          <table:table-cell office:value-type="float" office:value="0.0652">
            <text:p>0.0652</text:p>
          </table:table-cell>
          <table:table-cell office:value-type="float" office:value="0.7292">
            <text:p>0.7292</text:p>
          </table:table-cell>
          <table:table-cell office:value-type="float" office:value="0.1117">
            <text:p>0.1117</text:p>
          </table:table-cell>
          <table:table-cell office:value-type="float" office:value="0.006">
            <text:p>0.006</text:p>
          </table:table-cell>
          <table:table-cell office:value-type="float" office:value="0.0792">
            <text:p>0.0792</text:p>
          </table:table-cell>
          <table:table-cell office:value-type="float" office:value="0.0013">
            <text:p>0.0013</text:p>
          </table:table-cell>
          <table:table-cell office:value-type="float" office:value="0.0026">
            <text:p>0.0026</text:p>
          </table:table-cell>
          <table:table-cell office:value-type="float" office:value="0.0048">
            <text:p>0.0048</text:p>
          </table:table-cell>
          <table:table-cell office:value-type="float" office:value="0.0523">
            <text:p>0.0523</text:p>
          </table:table-cell>
          <table:table-cell office:value-type="float" office:value="0.7777">
            <text:p>0.7777</text:p>
          </table:table-cell>
          <table:table-cell office:value-type="float" office:value="0.0844">
            <text:p>0.0844</text:p>
          </table:table-cell>
          <table:table-cell office:value-type="float" office:value="0.006">
            <text:p>0.006</text:p>
          </table:table-cell>
          <table:table-cell office:value-type="float" office:value="0.0734">
            <text:p>0.0734</text:p>
          </table:table-cell>
          <table:table-cell office:value-type="float" office:value="0.001">
            <text:p>0.001</text:p>
          </table:table-cell>
          <table:table-cell office:value-type="float" office:value="0.0019">
            <text:p>0.0019</text:p>
          </table:table-cell>
          <table:table-cell office:value-type="float" office:value="0.0033">
            <text:p>0.0033</text:p>
          </table:table-cell>
          <table:table-cell table:number-columns-repeated="4" office:value-type="float" office:value="0">
            <text:p>0</text:p>
          </table:table-cell>
          <table:table-cell office:value-type="float" office:value="7301844315">
            <text:p>7301844315</text:p>
          </table:table-cell>
          <table:table-cell office:value-type="float" office:value="270438678.333333">
            <text:p>270438678.333333</text:p>
          </table:table-cell>
          <table:table-cell office:value-type="float" office:value="1072">
            <text:p>1072</text:p>
          </table:table-cell>
          <table:table-cell office:value-type="float" office:value="39.7037037037037">
            <text:p>39.7037037037</text:p>
          </table:table-cell>
          <table:table-cell office:value-type="float" office:value="61">
            <text:p>61</text:p>
          </table:table-cell>
          <table:table-cell office:value-type="float" office:value="2.25925925925926">
            <text:p>2.2592592593</text:p>
          </table:table-cell>
          <table:table-cell office:value-type="float" office:value="116">
            <text:p>116</text:p>
          </table:table-cell>
          <table:table-cell office:value-type="float" office:value="4.2962962962963">
            <text:p>4.2962962963</text:p>
          </table:table-cell>
          <table:table-cell office:value-type="float" office:value="42">
            <text:p>42</text:p>
          </table:table-cell>
          <table:table-cell office:value-type="float" office:value="1.55555555555556">
            <text:p>1.5555555556</text:p>
          </table:table-cell>
          <table:table-cell office:value-type="float" office:value="34315">
            <text:p>34315</text:p>
          </table:table-cell>
          <table:table-cell office:value-type="float" office:value="1270.92592592593">
            <text:p>1270.9259259259</text:p>
          </table:table-cell>
          <table:table-cell office:value-type="float" office:value="537">
            <text:p>537</text:p>
          </table:table-cell>
          <table:table-cell office:value-type="float" office:value="19.8888888888889">
            <text:p>19.8888888889</text:p>
          </table:table-cell>
          <table:table-cell office:value-type="float" office:value="395934">
            <text:p>395934</text:p>
          </table:table-cell>
          <table:table-cell office:value-type="float" office:value="14664.2222222222">
            <text:p>14664.2222222222</text:p>
          </table:table-cell>
          <table:table-cell office:value-type="float" office:value="-341.35976144044">
            <text:p>-341.3597614404</text:p>
          </table:table-cell>
          <table:table-cell office:value-type="float" office:value="-12.6429541274237">
            <text:p>-12.6429541274</text:p>
          </table:table-cell>
          <table:table-cell office:value-type="float" office:value="30.146988685285">
            <text:p>30.1469886853</text:p>
          </table:table-cell>
          <table:table-cell office:value-type="float" office:value="1.11655513649204">
            <text:p>1.1165551365</text:p>
          </table:table-cell>
          <table:table-cell office:value-type="float" office:value="2.300804386514">
            <text:p>2.3008043865</text:p>
          </table:table-cell>
          <table:table-cell office:value-type="float" office:value="0.0852149772782961">
            <text:p>0.0852149773</text:p>
          </table:table-cell>
          <table:table-cell office:value-type="float" office:value="15022">
            <text:p>15022</text:p>
          </table:table-cell>
          <table:table-cell office:value-type="float" office:value="556.37037037037">
            <text:p>556.3703703704</text:p>
          </table:table-cell>
          <table:table-cell office:value-type="float" office:value="14496">
            <text:p>14496</text:p>
          </table:table-cell>
          <table:table-cell office:value-type="float" office:value="536.888888888889">
            <text:p>536.8888888889</text:p>
          </table:table-cell>
          <table:table-cell office:value-type="float" office:value="-38.28810755677">
            <text:p>-38.2881075568</text:p>
          </table:table-cell>
          <table:table-cell office:value-type="float" office:value="-1.41807805765815">
            <text:p>-1.4180780577</text:p>
          </table:table-cell>
          <table:table-cell office:value-type="float" office:value="-86.800018981422">
            <text:p>-86.8000189814</text:p>
          </table:table-cell>
          <table:table-cell office:value-type="float" office:value="-3.21481551783044">
            <text:p>-3.2148155178</text:p>
          </table:table-cell>
          <table:table-cell office:value-type="float" office:value="27">
            <text:p>27</text:p>
          </table:table-cell>
          <table:table-cell table:formula="of:= 100 * (([.BV78] / ([.BV78] + [.BX78])) - ([.BX78] / ([.BV78] + [.BX78])))" office:value-type="float" office:value="1.78196354766583">
            <text:p>1.7819635477</text:p>
          </table:table-cell>
          <table:table-cell table:formula="of:=IF([.CE78] &gt; 0;1;0)" office:value-type="float" office:value="1">
            <text:p>1</text:p>
          </table:table-cell>
          <table:table-cell table:formula="of:=IF([.BU78] &gt; [.CE78];1;0)" office:value-type="float" office:value="0">
            <text:p>0</text:p>
          </table:table-cell>
          <table:table-cell table:formula="of:=IF(AND([.CF78] = 1;[.BU78] &lt; 0);1;0)" office:value-type="float" office:value="0">
            <text:p>0</text:p>
          </table:table-cell>
          <table:table-cell table:formula="of:=IF([.CE78] &lt; 0;1;0)" office:value-type="float" office:value="0">
            <text:p>0</text:p>
          </table:table-cell>
          <table:table-cell table:formula="of:=IF(AND([.CI78] = 1;[.BU78] &gt; 0);1;0)" office:value-type="float" office:value="0">
            <text:p>0</text:p>
          </table:table-cell>
        </table:table-row>
        <table:table-row table:style-name="ro2">
          <table:table-cell office:value-type="float" office:value="241179">
            <text:p>241179</text:p>
          </table:table-cell>
          <table:table-cell office:value-type="float" office:value="102">
            <text:p>102</text:p>
          </table:table-cell>
          <table:table-cell office:value-type="string">
            <text:p>51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59">
            <text:p>39559</text:p>
          </table:table-cell>
          <table:table-cell office:value-type="float" office:value="1434">
            <text:p>1434</text:p>
          </table:table-cell>
          <table:table-cell office:value-type="float" office:value="32646">
            <text:p>32646</text:p>
          </table:table-cell>
          <table:table-cell office:value-type="float" office:value="1790">
            <text:p>1790</text:p>
          </table:table-cell>
          <table:table-cell office:value-type="float" office:value="215">
            <text:p>215</text:p>
          </table:table-cell>
          <table:table-cell office:value-type="float" office:value="3212">
            <text:p>32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28686">
            <text:p>28686</text:p>
          </table:table-cell>
          <table:table-cell office:value-type="float" office:value="833">
            <text:p>833</text:p>
          </table:table-cell>
          <table:table-cell office:value-type="float" office:value="24481">
            <text:p>24481</text:p>
          </table:table-cell>
          <table:table-cell office:value-type="float" office:value="1001">
            <text:p>1001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23">
            <text:p>-23</text:p>
          </table:table-cell>
          <table:table-cell office:value-type="float" office:value="-0.0006">
            <text:p>-0.0006</text:p>
          </table:table-cell>
          <table:table-cell office:value-type="float" office:value="0.0362">
            <text:p>0.0362</text:p>
          </table:table-cell>
          <table:table-cell office:value-type="float" office:value="0.8252">
            <text:p>0.8252</text:p>
          </table:table-cell>
          <table:table-cell office:value-type="float" office:value="0.0452">
            <text:p>0.0452</text:p>
          </table:table-cell>
          <table:table-cell office:value-type="float" office:value="0.0054">
            <text:p>0.0054</text:p>
          </table:table-cell>
          <table:table-cell office:value-type="float" office:value="0.0812">
            <text:p>0.0812</text:p>
          </table:table-cell>
          <table:table-cell office:value-type="float" office:value="0.0006">
            <text:p>0.0006</text:p>
          </table:table-cell>
          <table:table-cell office:value-type="float" office:value="0.0025">
            <text:p>0.0025</text:p>
          </table:table-cell>
          <table:table-cell office:value-type="float" office:value="0.0035">
            <text:p>0.0035</text:p>
          </table:table-cell>
          <table:table-cell office:value-type="float" office:value="0.029">
            <text:p>0.029</text:p>
          </table:table-cell>
          <table:table-cell office:value-type="float" office:value="0.8534">
            <text:p>0.8534</text:p>
          </table:table-cell>
          <table:table-cell office:value-type="float" office:value="0.0349">
            <text:p>0.0349</text:p>
          </table:table-cell>
          <table:table-cell office:value-type="float" office:value="0.005">
            <text:p>0.005</text:p>
          </table:table-cell>
          <table:table-cell office:value-type="float" office:value="0.0726">
            <text:p>0.0726</text:p>
          </table:table-cell>
          <table:table-cell office:value-type="float" office:value="0.0005">
            <text:p>0.0005</text:p>
          </table:table-cell>
          <table:table-cell office:value-type="float" office:value="0.0018">
            <text:p>0.0018</text:p>
          </table:table-cell>
          <table:table-cell office:value-type="float" office:value="0.0027">
            <text:p>0.002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029671170">
            <text:p>7029671170</text:p>
          </table:table-cell>
          <table:table-cell office:value-type="float" office:value="270371968.076923">
            <text:p>270371968.076923</text:p>
          </table:table-cell>
          <table:table-cell office:value-type="float" office:value="986">
            <text:p>986</text:p>
          </table:table-cell>
          <table:table-cell office:value-type="float" office:value="37.9230769230769">
            <text:p>37.9230769231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4.15384615384615">
            <text:p>4.153846153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51170">
            <text:p>51170</text:p>
          </table:table-cell>
          <table:table-cell office:value-type="float" office:value="1968.07692307692">
            <text:p>1968.0769230769</text:p>
          </table:table-cell>
          <table:table-cell office:value-type="float" office:value="894">
            <text:p>894</text:p>
          </table:table-cell>
          <table:table-cell office:value-type="float" office:value="34.3846153846154">
            <text:p>34.3846153846</text:p>
          </table:table-cell>
          <table:table-cell office:value-type="float" office:value="499282">
            <text:p>499282</text:p>
          </table:table-cell>
          <table:table-cell office:value-type="float" office:value="19203.1538461538">
            <text:p>19203.1538461538</text:p>
          </table:table-cell>
          <table:table-cell office:value-type="float" office:value="-125.097543897902">
            <text:p>-125.0975438979</text:p>
          </table:table-cell>
          <table:table-cell office:value-type="float" office:value="-4.81144399607315">
            <text:p>-4.8114439961</text:p>
          </table:table-cell>
          <table:table-cell office:value-type="float" office:value="264.621059552688">
            <text:p>264.6210595527</text:p>
          </table:table-cell>
          <table:table-cell office:value-type="float" office:value="10.1777330597188">
            <text:p>10.1777330597</text:p>
          </table:table-cell>
          <table:table-cell office:value-type="float" office:value="186.556063394441">
            <text:p>186.5560633944</text:p>
          </table:table-cell>
          <table:table-cell office:value-type="float" office:value="7.1752332074785">
            <text:p>7.1752332075</text:p>
          </table:table-cell>
          <table:table-cell office:value-type="float" office:value="17340">
            <text:p>17340</text:p>
          </table:table-cell>
          <table:table-cell office:value-type="float" office:value="666.923076923077">
            <text:p>666.9230769231</text:p>
          </table:table-cell>
          <table:table-cell office:value-type="float" office:value="14200">
            <text:p>14200</text:p>
          </table:table-cell>
          <table:table-cell office:value-type="float" office:value="546.153846153846">
            <text:p>546.1538461538</text:p>
          </table:table-cell>
          <table:table-cell office:value-type="float" office:value="159.845583975372">
            <text:p>159.8455839754</text:p>
          </table:table-cell>
          <table:table-cell office:value-type="float" office:value="6.14790707597585">
            <text:p>6.147907076</text:p>
          </table:table-cell>
          <table:table-cell office:value-type="float" office:value="121.481290756139">
            <text:p>121.4812907561</text:p>
          </table:table-cell>
          <table:table-cell office:value-type="float" office:value="4.67235733677458">
            <text:p>4.6723573368</text:p>
          </table:table-cell>
          <table:table-cell office:value-type="float" office:value="26">
            <text:p>26</text:p>
          </table:table-cell>
          <table:table-cell table:formula="of:= 100 * (([.BV79] / ([.BV79] + [.BX79])) - ([.BX79] / ([.BV79] + [.BX79])))" office:value-type="float" office:value="9.95561192136969">
            <text:p>9.9556119214</text:p>
          </table:table-cell>
          <table:table-cell table:formula="of:=IF([.CE79] &gt; 0;1;0)" office:value-type="float" office:value="1">
            <text:p>1</text:p>
          </table:table-cell>
          <table:table-cell table:formula="of:=IF([.BU79] &gt; [.CE79];1;0)" office:value-type="float" office:value="0">
            <text:p>0</text:p>
          </table:table-cell>
          <table:table-cell table:formula="of:=IF(AND([.CF79] = 1;[.BU79] &lt; 0);1;0)" office:value-type="float" office:value="0">
            <text:p>0</text:p>
          </table:table-cell>
          <table:table-cell table:formula="of:=IF([.CE79] &lt; 0;1;0)" office:value-type="float" office:value="0">
            <text:p>0</text:p>
          </table:table-cell>
          <table:table-cell table:formula="of:=IF(AND([.CI79] = 1;[.BU79] &gt; 0);1;0)" office:value-type="float" office:value="0">
            <text:p>0</text:p>
          </table:table-cell>
        </table:table-row>
        <table:table-row table:style-name="ro2">
          <table:table-cell office:value-type="float" office:value="241201">
            <text:p>241201</text:p>
          </table:table-cell>
          <table:table-cell office:value-type="float" office:value="114">
            <text:p>114</text:p>
          </table:table-cell>
          <table:table-cell office:value-type="string">
            <text:p>57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888">
            <text:p>39888</text:p>
          </table:table-cell>
          <table:table-cell office:value-type="float" office:value="1747">
            <text:p>1747</text:p>
          </table:table-cell>
          <table:table-cell office:value-type="float" office:value="33733">
            <text:p>33733</text:p>
          </table:table-cell>
          <table:table-cell office:value-type="float" office:value="1620">
            <text:p>1620</text:p>
          </table:table-cell>
          <table:table-cell office:value-type="float" office:value="243">
            <text:p>243</text:p>
          </table:table-cell>
          <table:table-cell office:value-type="float" office:value="2284">
            <text:p>2284</text:p>
          </table:table-cell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149">
            <text:p>149</text:p>
          </table:table-cell>
          <table:table-cell office:value-type="float" office:value="28298">
            <text:p>28298</text:p>
          </table:table-cell>
          <table:table-cell office:value-type="float" office:value="953">
            <text:p>953</text:p>
          </table:table-cell>
          <table:table-cell office:value-type="float" office:value="24796">
            <text:p>24796</text:p>
          </table:table-cell>
          <table:table-cell office:value-type="float" office:value="858">
            <text:p>858</text:p>
          </table:table-cell>
          <table:table-cell office:value-type="float" office:value="159">
            <text:p>159</text:p>
          </table:table-cell>
          <table:table-cell office:value-type="float" office:value="1414">
            <text:p>1414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306">
            <text:p>306</text:p>
          </table:table-cell>
          <table:table-cell office:value-type="float" office:value="0.0077">
            <text:p>0.0077</text:p>
          </table:table-cell>
          <table:table-cell office:value-type="float" office:value="0.0438">
            <text:p>0.0438</text:p>
          </table:table-cell>
          <table:table-cell office:value-type="float" office:value="0.8457">
            <text:p>0.8457</text:p>
          </table:table-cell>
          <table:table-cell office:value-type="float" office:value="0.0406">
            <text:p>0.0406</text:p>
          </table:table-cell>
          <table:table-cell office:value-type="float" office:value="0.0061">
            <text:p>0.0061</text:p>
          </table:table-cell>
          <table:table-cell office:value-type="float" office:value="0.0573">
            <text:p>0.0573</text:p>
          </table:table-cell>
          <table:table-cell office:value-type="float" office:value="0.0008">
            <text:p>0.0008</text:p>
          </table:table-cell>
          <table:table-cell office:value-type="float" office:value="0.0021">
            <text:p>0.0021</text:p>
          </table:table-cell>
          <table:table-cell office:value-type="float" office:value="0.0037">
            <text:p>0.0037</text:p>
          </table:table-cell>
          <table:table-cell office:value-type="float" office:value="0.0337">
            <text:p>0.0337</text:p>
          </table:table-cell>
          <table:table-cell office:value-type="float" office:value="0.8762">
            <text:p>0.8762</text:p>
          </table:table-cell>
          <table:table-cell office:value-type="float" office:value="0.0303">
            <text:p>0.0303</text:p>
          </table:table-cell>
          <table:table-cell office:value-type="float" office:value="0.0056">
            <text:p>0.0056</text:p>
          </table:table-cell>
          <table:table-cell office:value-type="float" office:value="0.05">
            <text:p>0.05</text:p>
          </table:table-cell>
          <table:table-cell office:value-type="float" office:value="0.0007">
            <text:p>0.0007</text:p>
          </table:table-cell>
          <table:table-cell office:value-type="float" office:value="0.0015">
            <text:p>0.0015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301314675">
            <text:p>7301314675</text:p>
          </table:table-cell>
          <table:table-cell office:value-type="float" office:value="270419062.037037">
            <text:p>270419062.037037</text:p>
          </table:table-cell>
          <table:table-cell office:value-type="float" office:value="1045">
            <text:p>1045</text:p>
          </table:table-cell>
          <table:table-cell office:value-type="float" office:value="38.7037037037037">
            <text:p>38.7037037037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5.14814814814815">
            <text:p>5.1481481481</text:p>
          </table:table-cell>
          <table:table-cell office:value-type="float" office:value="36">
            <text:p>36</text:p>
          </table:table-cell>
          <table:table-cell office:value-type="float" office:value="1.33333333333333">
            <text:p>1.3333333333</text:p>
          </table:table-cell>
          <table:table-cell office:value-type="float" office:value="64675">
            <text:p>64675</text:p>
          </table:table-cell>
          <table:table-cell office:value-type="float" office:value="2395.37037037037">
            <text:p>2395.3703703704</text:p>
          </table:table-cell>
          <table:table-cell office:value-type="float" office:value="1639">
            <text:p>1639</text:p>
          </table:table-cell>
          <table:table-cell office:value-type="float" office:value="60.7037037037037">
            <text:p>60.7037037037</text:p>
          </table:table-cell>
          <table:table-cell office:value-type="float" office:value="703738">
            <text:p>703738</text:p>
          </table:table-cell>
          <table:table-cell office:value-type="float" office:value="26064.3703703704">
            <text:p>26064.3703703704</text:p>
          </table:table-cell>
          <table:table-cell office:value-type="float" office:value="-59.340613308795">
            <text:p>-59.3406133088</text:p>
          </table:table-cell>
          <table:table-cell office:value-type="float" office:value="-2.19780049291833">
            <text:p>-2.1978004929</text:p>
          </table:table-cell>
          <table:table-cell office:value-type="float" office:value="346.32721201552">
            <text:p>346.3272120155</text:p>
          </table:table-cell>
          <table:table-cell office:value-type="float" office:value="12.8269337783526">
            <text:p>12.8269337784</text:p>
          </table:table-cell>
          <table:table-cell office:value-type="float" office:value="345.618506575024">
            <text:p>345.618506575</text:p>
          </table:table-cell>
          <table:table-cell office:value-type="float" office:value="12.8006854287046">
            <text:p>12.8006854287</text:p>
          </table:table-cell>
          <table:table-cell office:value-type="float" office:value="16793">
            <text:p>16793</text:p>
          </table:table-cell>
          <table:table-cell office:value-type="float" office:value="621.962962962963">
            <text:p>621.962962963</text:p>
          </table:table-cell>
          <table:table-cell office:value-type="float" office:value="12475">
            <text:p>12475</text:p>
          </table:table-cell>
          <table:table-cell office:value-type="float" office:value="462.037037037037">
            <text:p>462.037037037</text:p>
          </table:table-cell>
          <table:table-cell office:value-type="float" office:value="450.119015478342">
            <text:p>450.1190154783</text:p>
          </table:table-cell>
          <table:table-cell office:value-type="float" office:value="16.671074647346">
            <text:p>16.6710746473</text:p>
          </table:table-cell>
          <table:table-cell office:value-type="float" office:value="270.681030190155">
            <text:p>270.6810301902</text:p>
          </table:table-cell>
          <table:table-cell office:value-type="float" office:value="10.0252233403761">
            <text:p>10.0252233404</text:p>
          </table:table-cell>
          <table:table-cell office:value-type="float" office:value="27">
            <text:p>27</text:p>
          </table:table-cell>
          <table:table-cell table:formula="of:= 100 * (([.BV80] / ([.BV80] + [.BX80])) - ([.BX80] / ([.BV80] + [.BX80])))" office:value-type="float" office:value="14.7533141998087">
            <text:p>14.7533141998</text:p>
          </table:table-cell>
          <table:table-cell table:formula="of:=IF([.CE80] &gt; 0;1;0)" office:value-type="float" office:value="1">
            <text:p>1</text:p>
          </table:table-cell>
          <table:table-cell table:formula="of:=IF([.BU80] &gt; [.CE80];1;0)" office:value-type="float" office:value="0">
            <text:p>0</text:p>
          </table:table-cell>
          <table:table-cell table:formula="of:=IF(AND([.CF80] = 1;[.BU80] &lt; 0);1;0)" office:value-type="float" office:value="0">
            <text:p>0</text:p>
          </table:table-cell>
          <table:table-cell table:formula="of:=IF([.CE80] &lt; 0;1;0)" office:value-type="float" office:value="0">
            <text:p>0</text:p>
          </table:table-cell>
          <table:table-cell table:formula="of:=IF(AND([.CI80] = 1;[.BU80] &gt; 0);1;0)" office:value-type="float" office:value="0">
            <text:p>0</text:p>
          </table:table-cell>
        </table:table-row>
        <table:table-row table:style-name="ro2">
          <table:table-cell office:value-type="float" office:value="241233">
            <text:p>241233</text:p>
          </table:table-cell>
          <table:table-cell office:value-type="float" office:value="99">
            <text:p>99</text:p>
          </table:table-cell>
          <table:table-cell office:value-type="string">
            <text:p>50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71">
            <text:p>39571</text:p>
          </table:table-cell>
          <table:table-cell office:value-type="float" office:value="6476">
            <text:p>6476</text:p>
          </table:table-cell>
          <table:table-cell office:value-type="float" office:value="25002">
            <text:p>25002</text:p>
          </table:table-cell>
          <table:table-cell office:value-type="float" office:value="4471">
            <text:p>4471</text:p>
          </table:table-cell>
          <table:table-cell office:value-type="float" office:value="360">
            <text:p>360</text:p>
          </table:table-cell>
          <table:table-cell office:value-type="float" office:value="2870">
            <text:p>2870</text:p>
          </table:table-cell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244">
            <text:p>244</text:p>
          </table:table-cell>
          <table:table-cell office:value-type="float" office:value="30967">
            <text:p>30967</text:p>
          </table:table-cell>
          <table:table-cell office:value-type="float" office:value="3895">
            <text:p>3895</text:p>
          </table:table-cell>
          <table:table-cell office:value-type="float" office:value="21517">
            <text:p>21517</text:p>
          </table:table-cell>
          <table:table-cell office:value-type="float" office:value="2882">
            <text:p>2882</text:p>
          </table:table-cell>
          <table:table-cell office:value-type="float" office:value="258">
            <text:p>258</text:p>
          </table:table-cell>
          <table:table-cell office:value-type="float" office:value="2210">
            <text:p>2210</text:p>
          </table:table-cell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1">
            <text:p>-11</text:p>
          </table:table-cell>
          <table:table-cell office:value-type="float" office:value="-0.0003">
            <text:p>-0.0003</text:p>
          </table:table-cell>
          <table:table-cell office:value-type="float" office:value="0.1637">
            <text:p>0.1637</text:p>
          </table:table-cell>
          <table:table-cell office:value-type="float" office:value="0.6318">
            <text:p>0.6318</text:p>
          </table:table-cell>
          <table:table-cell office:value-type="float" office:value="0.113">
            <text:p>0.113</text:p>
          </table:table-cell>
          <table:table-cell office:value-type="float" office:value="0.0091">
            <text:p>0.0091</text:p>
          </table:table-cell>
          <table:table-cell office:value-type="float" office:value="0.0725">
            <text:p>0.0725</text:p>
          </table:table-cell>
          <table:table-cell office:value-type="float" office:value="0.0009">
            <text:p>0.0009</text:p>
          </table:table-cell>
          <table:table-cell office:value-type="float" office:value="0.0028">
            <text:p>0.0028</text:p>
          </table:table-cell>
          <table:table-cell office:value-type="float" office:value="0.0062">
            <text:p>0.0062</text:p>
          </table:table-cell>
          <table:table-cell office:value-type="float" office:value="0.1258">
            <text:p>0.1258</text:p>
          </table:table-cell>
          <table:table-cell office:value-type="float" office:value="0.6948">
            <text:p>0.6948</text:p>
          </table:table-cell>
          <table:table-cell office:value-type="float" office:value="0.0931">
            <text:p>0.0931</text:p>
          </table:table-cell>
          <table:table-cell office:value-type="float" office:value="0.0083">
            <text:p>0.0083</text:p>
          </table:table-cell>
          <table:table-cell office:value-type="float" office:value="0.0714">
            <text:p>0.0714</text:p>
          </table:table-cell>
          <table:table-cell office:value-type="float" office:value="0.0009">
            <text:p>0.0009</text:p>
          </table:table-cell>
          <table:table-cell office:value-type="float" office:value="0.0019">
            <text:p>0.0019</text:p>
          </table:table-cell>
          <table:table-cell office:value-type="float" office:value="0.0038">
            <text:p>0.003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763277840">
            <text:p>6763277840</text:p>
          </table:table-cell>
          <table:table-cell office:value-type="float" office:value="270531113.6">
            <text:p>270531113.6</text:p>
          </table:table-cell>
          <table:table-cell office:value-type="float" office:value="1418">
            <text:p>1418</text:p>
          </table:table-cell>
          <table:table-cell office:value-type="float" office:value="56.72">
            <text:p>56.72</text:p>
          </table:table-cell>
          <table:table-cell office:value-type="float" office:value="95">
            <text:p>95</text:p>
          </table:table-cell>
          <table:table-cell office:value-type="float" office:value="3.8">
            <text:p>3.8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27840">
            <text:p>27840</text:p>
          </table:table-cell>
          <table:table-cell office:value-type="float" office:value="1113.6">
            <text:p>1113.6</text:p>
          </table:table-cell>
          <table:table-cell office:value-type="float" office:value="1922">
            <text:p>1922</text:p>
          </table:table-cell>
          <table:table-cell office:value-type="float" office:value="76.88">
            <text:p>76.88</text:p>
          </table:table-cell>
          <table:table-cell office:value-type="float" office:value="632633">
            <text:p>632633</text:p>
          </table:table-cell>
          <table:table-cell office:value-type="float" office:value="25305.32">
            <text:p>25305.32</text:p>
          </table:table-cell>
          <table:table-cell office:value-type="float" office:value="-839.8023495401">
            <text:p>-839.8023495401</text:p>
          </table:table-cell>
          <table:table-cell office:value-type="float" office:value="-33.592093981604">
            <text:p>-33.5920939816</text:p>
          </table:table-cell>
          <table:table-cell office:value-type="float" office:value="-369.42935138433">
            <text:p>-369.4293513843</text:p>
          </table:table-cell>
          <table:table-cell office:value-type="float" office:value="-14.7771740553732">
            <text:p>-14.7771740554</text:p>
          </table:table-cell>
          <table:table-cell office:value-type="float" office:value="-455.13178775243">
            <text:p>-455.1317877524</text:p>
          </table:table-cell>
          <table:table-cell office:value-type="float" office:value="-18.2052715100972">
            <text:p>-18.2052715101</text:p>
          </table:table-cell>
          <table:table-cell office:value-type="float" office:value="10349">
            <text:p>10349</text:p>
          </table:table-cell>
          <table:table-cell office:value-type="float" office:value="413.96">
            <text:p>413.96</text:p>
          </table:table-cell>
          <table:table-cell office:value-type="float" office:value="15934">
            <text:p>15934</text:p>
          </table:table-cell>
          <table:table-cell office:value-type="float" office:value="637.36">
            <text:p>637.36</text:p>
          </table:table-cell>
          <table:table-cell office:value-type="float" office:value="-607.10245592694">
            <text:p>-607.1024559269</text:p>
          </table:table-cell>
          <table:table-cell office:value-type="float" office:value="-24.2840982370776">
            <text:p>-24.2840982371</text:p>
          </table:table-cell>
          <table:table-cell office:value-type="float" office:value="-567.86648615131">
            <text:p>-567.8664861513</text:p>
          </table:table-cell>
          <table:table-cell office:value-type="float" office:value="-22.7146594460524">
            <text:p>-22.7146594461</text:p>
          </table:table-cell>
          <table:table-cell office:value-type="float" office:value="25">
            <text:p>25</text:p>
          </table:table-cell>
          <table:table-cell table:formula="of:= 100 * (([.BV81] / ([.BV81] + [.BX81])) - ([.BX81] / ([.BV81] + [.BX81])))" office:value-type="float" office:value="-21.2494768481528">
            <text:p>-21.2494768482</text:p>
          </table:table-cell>
          <table:table-cell table:formula="of:=IF([.CE81] &gt; 0;1;0)" office:value-type="float" office:value="0">
            <text:p>0</text:p>
          </table:table-cell>
          <table:table-cell table:formula="of:=IF([.BU81] &gt; [.CE81];1;0)" office:value-type="float" office:value="1">
            <text:p>1</text:p>
          </table:table-cell>
          <table:table-cell table:formula="of:=IF(AND([.CF81] = 1;[.BU81] &lt; 0);1;0)" office:value-type="float" office:value="0">
            <text:p>0</text:p>
          </table:table-cell>
          <table:table-cell table:formula="of:=IF([.CE81] &lt; 0;1;0)" office:value-type="float" office:value="1">
            <text:p>1</text:p>
          </table:table-cell>
          <table:table-cell table:formula="of:=IF(AND([.CI81] = 1;[.BU81] &gt; 0);1;0)" office:value-type="float" office:value="0">
            <text:p>0</text:p>
          </table:table-cell>
        </table:table-row>
        <table:table-row table:style-name="ro2">
          <table:table-cell office:value-type="float" office:value="241259">
            <text:p>241259</text:p>
          </table:table-cell>
          <table:table-cell office:value-type="float" office:value="122">
            <text:p>122</text:p>
          </table:table-cell>
          <table:table-cell office:value-type="string">
            <text:p>61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54">
            <text:p>39454</text:p>
          </table:table-cell>
          <table:table-cell office:value-type="float" office:value="1716">
            <text:p>1716</text:p>
          </table:table-cell>
          <table:table-cell office:value-type="float" office:value="32633">
            <text:p>32633</text:p>
          </table:table-cell>
          <table:table-cell office:value-type="float" office:value="3087">
            <text:p>3087</text:p>
          </table:table-cell>
          <table:table-cell office:value-type="float" office:value="352">
            <text:p>352</text:p>
          </table:table-cell>
          <table:table-cell office:value-type="float" office:value="1392">
            <text:p>1392</text:p>
          </table:table-cell>
          <table:table-cell office:value-type="float" office:value="45">
            <text:p>45</text:p>
          </table:table-cell>
          <table:table-cell office:value-type="float" office:value="73">
            <text:p>73</text:p>
          </table:table-cell>
          <table:table-cell office:value-type="float" office:value="156">
            <text:p>156</text:p>
          </table:table-cell>
          <table:table-cell office:value-type="float" office:value="31333">
            <text:p>31333</text:p>
          </table:table-cell>
          <table:table-cell office:value-type="float" office:value="1066">
            <text:p>1066</text:p>
          </table:table-cell>
          <table:table-cell office:value-type="float" office:value="26905">
            <text:p>26905</text:p>
          </table:table-cell>
          <table:table-cell office:value-type="float" office:value="2024">
            <text:p>2024</text:p>
          </table:table-cell>
          <table:table-cell office:value-type="float" office:value="263">
            <text:p>263</text:p>
          </table:table-cell>
          <table:table-cell office:value-type="float" office:value="915">
            <text:p>915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28">
            <text:p>-128</text:p>
          </table:table-cell>
          <table:table-cell office:value-type="float" office:value="-0.0032">
            <text:p>-0.0032</text:p>
          </table:table-cell>
          <table:table-cell office:value-type="float" office:value="0.0435">
            <text:p>0.0435</text:p>
          </table:table-cell>
          <table:table-cell office:value-type="float" office:value="0.8271">
            <text:p>0.8271</text:p>
          </table:table-cell>
          <table:table-cell office:value-type="float" office:value="0.0782">
            <text:p>0.0782</text:p>
          </table:table-cell>
          <table:table-cell office:value-type="float" office:value="0.0089">
            <text:p>0.0089</text:p>
          </table:table-cell>
          <table:table-cell office:value-type="float" office:value="0.0353">
            <text:p>0.0353</text:p>
          </table:table-cell>
          <table:table-cell office:value-type="float" office:value="0.0011">
            <text:p>0.0011</text:p>
          </table:table-cell>
          <table:table-cell office:value-type="float" office:value="0.0019">
            <text:p>0.0019</text:p>
          </table:table-cell>
          <table:table-cell office:value-type="float" office:value="0.004">
            <text:p>0.004</text:p>
          </table:table-cell>
          <table:table-cell office:value-type="float" office:value="0.034">
            <text:p>0.034</text:p>
          </table:table-cell>
          <table:table-cell office:value-type="float" office:value="0.8587">
            <text:p>0.8587</text:p>
          </table:table-cell>
          <table:table-cell office:value-type="float" office:value="0.0646">
            <text:p>0.0646</text:p>
          </table:table-cell>
          <table:table-cell office:value-type="float" office:value="0.0084">
            <text:p>0.0084</text:p>
          </table:table-cell>
          <table:table-cell office:value-type="float" office:value="0.0292">
            <text:p>0.0292</text:p>
          </table:table-cell>
          <table:table-cell office:value-type="float" office:value="0.0011">
            <text:p>0.0011</text:p>
          </table:table-cell>
          <table:table-cell office:value-type="float" office:value="0.0014">
            <text:p>0.0014</text:p>
          </table:table-cell>
          <table:table-cell office:value-type="float" office:value="0.0026">
            <text:p>0.002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386488815">
            <text:p>8386488815</text:p>
          </table:table-cell>
          <table:table-cell office:value-type="float" office:value="270531897.258064">
            <text:p>270531897.258064</text:p>
          </table:table-cell>
          <table:table-cell office:value-type="float" office:value="1874">
            <text:p>1874</text:p>
          </table:table-cell>
          <table:table-cell office:value-type="float" office:value="60.4516129032258">
            <text:p>60.4516129032</text:p>
          </table:table-cell>
          <table:table-cell office:value-type="float" office:value="153">
            <text:p>153</text:p>
          </table:table-cell>
          <table:table-cell office:value-type="float" office:value="4.93548387096774">
            <text:p>4.935483871</text:p>
          </table:table-cell>
          <table:table-cell office:value-type="float" office:value="104">
            <text:p>104</text:p>
          </table:table-cell>
          <table:table-cell office:value-type="float" office:value="3.35483870967742">
            <text:p>3.3548387097</text:p>
          </table:table-cell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58815">
            <text:p>58815</text:p>
          </table:table-cell>
          <table:table-cell office:value-type="float" office:value="1897.25806451613">
            <text:p>1897.2580645161</text:p>
          </table:table-cell>
          <table:table-cell office:value-type="float" office:value="4210">
            <text:p>4210</text:p>
          </table:table-cell>
          <table:table-cell office:value-type="float" office:value="135.806451612903">
            <text:p>135.8064516129</text:p>
          </table:table-cell>
          <table:table-cell office:value-type="float" office:value="1330616">
            <text:p>1330616</text:p>
          </table:table-cell>
          <table:table-cell office:value-type="float" office:value="42923.0967741936">
            <text:p>42923.0967741936</text:p>
          </table:table-cell>
          <table:table-cell office:value-type="float" office:value="-1755.265788687">
            <text:p>-1755.265788687</text:p>
          </table:table-cell>
          <table:table-cell office:value-type="float" office:value="-56.6214770544194">
            <text:p>-56.6214770544</text:p>
          </table:table-cell>
          <table:table-cell office:value-type="float" office:value="-1310.19872494513">
            <text:p>-1310.1987249451</text:p>
          </table:table-cell>
          <table:table-cell office:value-type="float" office:value="-42.26447499823">
            <text:p>-42.2644749982</text:p>
          </table:table-cell>
          <table:table-cell office:value-type="float" office:value="-1511.0105206785">
            <text:p>-1511.0105206785</text:p>
          </table:table-cell>
          <table:table-cell office:value-type="float" office:value="-48.7422748605968">
            <text:p>-48.7422748606</text:p>
          </table:table-cell>
          <table:table-cell office:value-type="float" office:value="8740">
            <text:p>8740</text:p>
          </table:table-cell>
          <table:table-cell office:value-type="float" office:value="281.935483870968">
            <text:p>281.935483871</text:p>
          </table:table-cell>
          <table:table-cell office:value-type="float" office:value="29947">
            <text:p>29947</text:p>
          </table:table-cell>
          <table:table-cell office:value-type="float" office:value="966.032258064516">
            <text:p>966.0322580645</text:p>
          </table:table-cell>
          <table:table-cell office:value-type="float" office:value="-1722.2146880723">
            <text:p>-1722.2146880723</text:p>
          </table:table-cell>
          <table:table-cell office:value-type="float" office:value="-55.5553125184613">
            <text:p>-55.5553125185</text:p>
          </table:table-cell>
          <table:table-cell office:value-type="float" office:value="-1574.6724305956">
            <text:p>-1574.6724305956</text:p>
          </table:table-cell>
          <table:table-cell office:value-type="float" office:value="-50.7958848579226">
            <text:p>-50.7958848579</text:p>
          </table:table-cell>
          <table:table-cell office:value-type="float" office:value="31">
            <text:p>31</text:p>
          </table:table-cell>
          <table:table-cell table:formula="of:= 100 * (([.BV82] / ([.BV82] + [.BX82])) - ([.BX82] / ([.BV82] + [.BX82])))" office:value-type="float" office:value="-54.816863545894">
            <text:p>-54.8168635459</text:p>
          </table:table-cell>
          <table:table-cell table:formula="of:=IF([.CE82] &gt; 0;1;0)" office:value-type="float" office:value="0">
            <text:p>0</text:p>
          </table:table-cell>
          <table:table-cell table:formula="of:=IF([.BU82] &gt; [.CE82];1;0)" office:value-type="float" office:value="1">
            <text:p>1</text:p>
          </table:table-cell>
          <table:table-cell table:formula="of:=IF(AND([.CF82] = 1;[.BU82] &lt; 0);1;0)" office:value-type="float" office:value="0">
            <text:p>0</text:p>
          </table:table-cell>
          <table:table-cell table:formula="of:=IF([.CE82] &lt; 0;1;0)" office:value-type="float" office:value="1">
            <text:p>1</text:p>
          </table:table-cell>
          <table:table-cell table:formula="of:=IF(AND([.CI82] = 1;[.BU82] &gt; 0);1;0)" office:value-type="float" office:value="0">
            <text:p>0</text:p>
          </table:table-cell>
        </table:table-row>
        <table:table-row table:style-name="ro2">
          <table:table-cell office:value-type="float" office:value="241298">
            <text:p>241298</text:p>
          </table:table-cell>
          <table:table-cell office:value-type="float" office:value="121">
            <text:p>121</text:p>
          </table:table-cell>
          <table:table-cell office:value-type="string">
            <text:p>61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35">
            <text:p>39635</text:p>
          </table:table-cell>
          <table:table-cell office:value-type="float" office:value="1408">
            <text:p>1408</text:p>
          </table:table-cell>
          <table:table-cell office:value-type="float" office:value="33768">
            <text:p>33768</text:p>
          </table:table-cell>
          <table:table-cell office:value-type="float" office:value="1964">
            <text:p>1964</text:p>
          </table:table-cell>
          <table:table-cell office:value-type="float" office:value="274">
            <text:p>274</text:p>
          </table:table-cell>
          <table:table-cell office:value-type="float" office:value="1929">
            <text:p>1929</text:p>
          </table:table-cell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  <table:table-cell office:value-type="float" office:value="180">
            <text:p>180</text:p>
          </table:table-cell>
          <table:table-cell office:value-type="float" office:value="34676">
            <text:p>34676</text:p>
          </table:table-cell>
          <table:table-cell office:value-type="float" office:value="1106">
            <text:p>1106</text:p>
          </table:table-cell>
          <table:table-cell office:value-type="float" office:value="29959">
            <text:p>29959</text:p>
          </table:table-cell>
          <table:table-cell office:value-type="float" office:value="1575">
            <text:p>1575</text:p>
          </table:table-cell>
          <table:table-cell office:value-type="float" office:value="243">
            <text:p>243</text:p>
          </table:table-cell>
          <table:table-cell office:value-type="float" office:value="1584">
            <text:p>1584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123">
            <text:p>12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53">
            <text:p>53</text:p>
          </table:table-cell>
          <table:table-cell office:value-type="float" office:value="0.0013">
            <text:p>0.0013</text:p>
          </table:table-cell>
          <table:table-cell office:value-type="float" office:value="0.0355">
            <text:p>0.0355</text:p>
          </table:table-cell>
          <table:table-cell office:value-type="float" office:value="0.852">
            <text:p>0.852</text:p>
          </table:table-cell>
          <table:table-cell office:value-type="float" office:value="0.0496">
            <text:p>0.0496</text:p>
          </table:table-cell>
          <table:table-cell office:value-type="float" office:value="0.0069">
            <text:p>0.0069</text:p>
          </table:table-cell>
          <table:table-cell office:value-type="float" office:value="0.0487">
            <text:p>0.0487</text:p>
          </table:table-cell>
          <table:table-cell office:value-type="float" office:value="0.0008">
            <text:p>0.0008</text:p>
          </table:table-cell>
          <table:table-cell office:value-type="float" office:value="0.002">
            <text:p>0.002</text:p>
          </table:table-cell>
          <table:table-cell office:value-type="float" office:value="0.0045">
            <text:p>0.0045</text:p>
          </table:table-cell>
          <table:table-cell office:value-type="float" office:value="0.0319">
            <text:p>0.0319</text:p>
          </table:table-cell>
          <table:table-cell office:value-type="float" office:value="0.864">
            <text:p>0.864</text:p>
          </table:table-cell>
          <table:table-cell office:value-type="float" office:value="0.0454">
            <text:p>0.0454</text:p>
          </table:table-cell>
          <table:table-cell office:value-type="float" office:value="0.007">
            <text:p>0.007</text:p>
          </table:table-cell>
          <table:table-cell office:value-type="float" office:value="0.0457">
            <text:p>0.0457</text:p>
          </table:table-cell>
          <table:table-cell office:value-type="float" office:value="0.0008">
            <text:p>0.0008</text:p>
          </table:table-cell>
          <table:table-cell office:value-type="float" office:value="0.0016">
            <text:p>0.0016</text:p>
          </table:table-cell>
          <table:table-cell office:value-type="float" office:value="0.0035">
            <text:p>0.003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657017405">
            <text:p>8657017405</text:p>
          </table:table-cell>
          <table:table-cell office:value-type="float" office:value="270531793.90625">
            <text:p>270531793.90625</text:p>
          </table:table-cell>
          <table:table-cell office:value-type="float" office:value="1782">
            <text:p>1782</text:p>
          </table:table-cell>
          <table:table-cell office:value-type="float" office:value="55.6875">
            <text:p>55.6875</text:p>
          </table:table-cell>
          <table:table-cell office:value-type="float" office:value="154">
            <text:p>154</text:p>
          </table:table-cell>
          <table:table-cell office:value-type="float" office:value="4.8125">
            <text:p>4.8125</text:p>
          </table:table-cell>
          <table:table-cell office:value-type="float" office:value="103">
            <text:p>103</text:p>
          </table:table-cell>
          <table:table-cell office:value-type="float" office:value="3.21875">
            <text:p>3.21875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57405">
            <text:p>57405</text:p>
          </table:table-cell>
          <table:table-cell office:value-type="float" office:value="1793.90625">
            <text:p>1793.90625</text:p>
          </table:table-cell>
          <table:table-cell office:value-type="float" office:value="4350">
            <text:p>4350</text:p>
          </table:table-cell>
          <table:table-cell office:value-type="float" office:value="135.9375">
            <text:p>135.9375</text:p>
          </table:table-cell>
          <table:table-cell office:value-type="float" office:value="1339752">
            <text:p>1339752</text:p>
          </table:table-cell>
          <table:table-cell office:value-type="float" office:value="41867.25">
            <text:p>41867.25</text:p>
          </table:table-cell>
          <table:table-cell office:value-type="float" office:value="-1699.8184320477">
            <text:p>-1699.8184320477</text:p>
          </table:table-cell>
          <table:table-cell office:value-type="float" office:value="-53.1193260014906">
            <text:p>-53.1193260015</text:p>
          </table:table-cell>
          <table:table-cell office:value-type="float" office:value="-1323.74132644416">
            <text:p>-1323.7413264442</text:p>
          </table:table-cell>
          <table:table-cell office:value-type="float" office:value="-41.36691645138">
            <text:p>-41.3669164514</text:p>
          </table:table-cell>
          <table:table-cell office:value-type="float" office:value="-1482.7215532789">
            <text:p>-1482.7215532789</text:p>
          </table:table-cell>
          <table:table-cell office:value-type="float" office:value="-46.3350485399656">
            <text:p>-46.33504854</text:p>
          </table:table-cell>
          <table:table-cell office:value-type="float" office:value="8437">
            <text:p>8437</text:p>
          </table:table-cell>
          <table:table-cell office:value-type="float" office:value="263.65625">
            <text:p>263.65625</text:p>
          </table:table-cell>
          <table:table-cell office:value-type="float" office:value="27517">
            <text:p>27517</text:p>
          </table:table-cell>
          <table:table-cell office:value-type="float" office:value="859.90625">
            <text:p>859.90625</text:p>
          </table:table-cell>
          <table:table-cell office:value-type="float" office:value="-1634.9065974733">
            <text:p>-1634.9065974733</text:p>
          </table:table-cell>
          <table:table-cell office:value-type="float" office:value="-51.0908311710406">
            <text:p>-51.090831171</text:p>
          </table:table-cell>
          <table:table-cell office:value-type="float" office:value="-1535.2969773109">
            <text:p>-1535.2969773109</text:p>
          </table:table-cell>
          <table:table-cell office:value-type="float" office:value="-47.9780305409656">
            <text:p>-47.978030541</text:p>
          </table:table-cell>
          <table:table-cell office:value-type="float" office:value="32">
            <text:p>32</text:p>
          </table:table-cell>
          <table:table-cell table:formula="of:= 100 * (([.BV83] / ([.BV83] + [.BX83])) - ([.BX83] / ([.BV83] + [.BX83])))" office:value-type="float" office:value="-53.0678088668855">
            <text:p>-53.0678088669</text:p>
          </table:table-cell>
          <table:table-cell table:formula="of:=IF([.CE83] &gt; 0;1;0)" office:value-type="float" office:value="0">
            <text:p>0</text:p>
          </table:table-cell>
          <table:table-cell table:formula="of:=IF([.BU83] &gt; [.CE83];1;0)" office:value-type="float" office:value="1">
            <text:p>1</text:p>
          </table:table-cell>
          <table:table-cell table:formula="of:=IF(AND([.CF83] = 1;[.BU83] &lt; 0);1;0)" office:value-type="float" office:value="0">
            <text:p>0</text:p>
          </table:table-cell>
          <table:table-cell table:formula="of:=IF([.CE83] &lt; 0;1;0)" office:value-type="float" office:value="1">
            <text:p>1</text:p>
          </table:table-cell>
          <table:table-cell table:formula="of:=IF(AND([.CI83] = 1;[.BU83] &gt; 0);1;0)" office:value-type="float" office:value="0">
            <text:p>0</text:p>
          </table:table-cell>
        </table:table-row>
        <table:table-row table:style-name="ro2">
          <table:table-cell office:value-type="float" office:value="241339">
            <text:p>241339</text:p>
          </table:table-cell>
          <table:table-cell office:value-type="float" office:value="124">
            <text:p>124</text:p>
          </table:table-cell>
          <table:table-cell office:value-type="string">
            <text:p>6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29">
            <text:p>39729</text:p>
          </table:table-cell>
          <table:table-cell office:value-type="float" office:value="9461">
            <text:p>9461</text:p>
          </table:table-cell>
          <table:table-cell office:value-type="float" office:value="19604">
            <text:p>19604</text:p>
          </table:table-cell>
          <table:table-cell office:value-type="float" office:value="7970">
            <text:p>7970</text:p>
          </table:table-cell>
          <table:table-cell office:value-type="float" office:value="794">
            <text:p>794</text:p>
          </table:table-cell>
          <table:table-cell office:value-type="float" office:value="1276">
            <text:p>1276</text:p>
          </table:table-cell>
          <table:table-cell office:value-type="float" office:value="19">
            <text:p>19</text:p>
          </table:table-cell>
          <table:table-cell office:value-type="float" office:value="178">
            <text:p>178</text:p>
          </table:table-cell>
          <table:table-cell office:value-type="float" office:value="427">
            <text:p>427</text:p>
          </table:table-cell>
          <table:table-cell office:value-type="float" office:value="30034">
            <text:p>30034</text:p>
          </table:table-cell>
          <table:table-cell office:value-type="float" office:value="6016">
            <text:p>6016</text:p>
          </table:table-cell>
          <table:table-cell office:value-type="float" office:value="16843">
            <text:p>16843</text:p>
          </table:table-cell>
          <table:table-cell office:value-type="float" office:value="5362">
            <text:p>5362</text:p>
          </table:table-cell>
          <table:table-cell office:value-type="float" office:value="538">
            <text:p>538</text:p>
          </table:table-cell>
          <table:table-cell office:value-type="float" office:value="911">
            <text:p>911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254">
            <text:p>25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47">
            <text:p>147</text:p>
          </table:table-cell>
          <table:table-cell office:value-type="float" office:value="0.0037">
            <text:p>0.0037</text:p>
          </table:table-cell>
          <table:table-cell office:value-type="float" office:value="0.2381">
            <text:p>0.2381</text:p>
          </table:table-cell>
          <table:table-cell office:value-type="float" office:value="0.4934">
            <text:p>0.4934</text:p>
          </table:table-cell>
          <table:table-cell office:value-type="float" office:value="0.2006">
            <text:p>0.2006</text:p>
          </table:table-cell>
          <table:table-cell office:value-type="float" office:value="0.02">
            <text:p>0.02</text:p>
          </table:table-cell>
          <table:table-cell office:value-type="float" office:value="0.0321">
            <text:p>0.0321</text:p>
          </table:table-cell>
          <table:table-cell office:value-type="float" office:value="0.0005">
            <text:p>0.0005</text:p>
          </table:table-cell>
          <table:table-cell office:value-type="float" office:value="0.0045">
            <text:p>0.0045</text:p>
          </table:table-cell>
          <table:table-cell office:value-type="float" office:value="0.0107">
            <text:p>0.0107</text:p>
          </table:table-cell>
          <table:table-cell office:value-type="float" office:value="0.2003">
            <text:p>0.2003</text:p>
          </table:table-cell>
          <table:table-cell office:value-type="float" office:value="0.5608">
            <text:p>0.5608</text:p>
          </table:table-cell>
          <table:table-cell office:value-type="float" office:value="0.1785">
            <text:p>0.1785</text:p>
          </table:table-cell>
          <table:table-cell office:value-type="float" office:value="0.0179">
            <text:p>0.0179</text:p>
          </table:table-cell>
          <table:table-cell office:value-type="float" office:value="0.0303">
            <text:p>0.0303</text:p>
          </table:table-cell>
          <table:table-cell office:value-type="float" office:value="0.0005">
            <text:p>0.0005</text:p>
          </table:table-cell>
          <table:table-cell office:value-type="float" office:value="0.0032">
            <text:p>0.0032</text:p>
          </table:table-cell>
          <table:table-cell office:value-type="float" office:value="0.0085">
            <text:p>0.008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574889975">
            <text:p>7574889975</text:p>
          </table:table-cell>
          <table:table-cell office:value-type="float" office:value="270531784.821429">
            <text:p>270531784.821429</text:p>
          </table:table-cell>
          <table:table-cell office:value-type="float" office:value="1709">
            <text:p>1709</text:p>
          </table:table-cell>
          <table:table-cell office:value-type="float" office:value="61.0357142857143">
            <text:p>61.0357142857</text:p>
          </table:table-cell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.57142857142857">
            <text:p>3.5714285714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49975">
            <text:p>49975</text:p>
          </table:table-cell>
          <table:table-cell office:value-type="float" office:value="1784.82142857143">
            <text:p>1784.8214285714</text:p>
          </table:table-cell>
          <table:table-cell office:value-type="float" office:value="3780">
            <text:p>3780</text:p>
          </table:table-cell>
          <table:table-cell office:value-type="float" office:value="135">
            <text:p>135</text:p>
          </table:table-cell>
          <table:table-cell office:value-type="float" office:value="1204000">
            <text:p>1204000</text:p>
          </table:table-cell>
          <table:table-cell office:value-type="float" office:value="43000">
            <text:p>43000</text:p>
          </table:table-cell>
          <table:table-cell office:value-type="float" office:value="-1706.2603574872">
            <text:p>-1706.2603574872</text:p>
          </table:table-cell>
          <table:table-cell office:value-type="float" office:value="-60.9378699102571">
            <text:p>-60.9378699103</text:p>
          </table:table-cell>
          <table:table-cell office:value-type="float" office:value="-1674.8326096045">
            <text:p>-1674.8326096045</text:p>
          </table:table-cell>
          <table:table-cell office:value-type="float" office:value="-59.8154503430179">
            <text:p>-59.815450343</text:p>
          </table:table-cell>
          <table:table-cell office:value-type="float" office:value="-1833.912444925">
            <text:p>-1833.912444925</text:p>
          </table:table-cell>
          <table:table-cell office:value-type="float" office:value="-65.4968730330357">
            <text:p>-65.496873033</text:p>
          </table:table-cell>
          <table:table-cell office:value-type="float" office:value="3780">
            <text:p>3780</text:p>
          </table:table-cell>
          <table:table-cell office:value-type="float" office:value="135">
            <text:p>135</text:p>
          </table:table-cell>
          <table:table-cell office:value-type="float" office:value="22315">
            <text:p>22315</text:p>
          </table:table-cell>
          <table:table-cell office:value-type="float" office:value="796.964285714286">
            <text:p>796.9642857143</text:p>
          </table:table-cell>
          <table:table-cell office:value-type="float" office:value="-1974.9555928335">
            <text:p>-1974.9555928335</text:p>
          </table:table-cell>
          <table:table-cell office:value-type="float" office:value="-70.5341283154821">
            <text:p>-70.5341283155</text:p>
          </table:table-cell>
          <table:table-cell office:value-type="float" office:value="-1797.4902512124">
            <text:p>-1797.4902512124</text:p>
          </table:table-cell>
          <table:table-cell office:value-type="float" office:value="-64.1960804004428">
            <text:p>-64.1960804004</text:p>
          </table:table-cell>
          <table:table-cell office:value-type="float" office:value="28">
            <text:p>28</text:p>
          </table:table-cell>
          <table:table-cell table:formula="of:= 100 * (([.BV84] / ([.BV84] + [.BX84])) - ([.BX84] / ([.BV84] + [.BX84])))" office:value-type="float" office:value="-71.0289327457367">
            <text:p>-71.0289327457</text:p>
          </table:table-cell>
          <table:table-cell table:formula="of:=IF([.CE84] &gt; 0;1;0)" office:value-type="float" office:value="0">
            <text:p>0</text:p>
          </table:table-cell>
          <table:table-cell table:formula="of:=IF([.BU84] &gt; [.CE84];1;0)" office:value-type="float" office:value="1">
            <text:p>1</text:p>
          </table:table-cell>
          <table:table-cell table:formula="of:=IF(AND([.CF84] = 1;[.BU84] &lt; 0);1;0)" office:value-type="float" office:value="0">
            <text:p>0</text:p>
          </table:table-cell>
          <table:table-cell table:formula="of:=IF([.CE84] &lt; 0;1;0)" office:value-type="float" office:value="1">
            <text:p>1</text:p>
          </table:table-cell>
          <table:table-cell table:formula="of:=IF(AND([.CI84] = 1;[.BU84] &gt; 0);1;0)" office:value-type="float" office:value="0">
            <text:p>0</text:p>
          </table:table-cell>
        </table:table-row>
        <table:table-row table:style-name="ro2">
          <table:table-cell office:value-type="float" office:value="241367">
            <text:p>241367</text:p>
          </table:table-cell>
          <table:table-cell office:value-type="float" office:value="123">
            <text:p>123</text:p>
          </table:table-cell>
          <table:table-cell office:value-type="string">
            <text:p>62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96">
            <text:p>39496</text:p>
          </table:table-cell>
          <table:table-cell office:value-type="float" office:value="9974">
            <text:p>9974</text:p>
          </table:table-cell>
          <table:table-cell office:value-type="float" office:value="14339">
            <text:p>14339</text:p>
          </table:table-cell>
          <table:table-cell office:value-type="float" office:value="10957">
            <text:p>10957</text:p>
          </table:table-cell>
          <table:table-cell office:value-type="float" office:value="2187">
            <text:p>2187</text:p>
          </table:table-cell>
          <table:table-cell office:value-type="float" office:value="1405">
            <text:p>1405</text:p>
          </table:table-cell>
          <table:table-cell office:value-type="float" office:value="24">
            <text:p>24</text:p>
          </table:table-cell>
          <table:table-cell office:value-type="float" office:value="122">
            <text:p>122</text:p>
          </table:table-cell>
          <table:table-cell office:value-type="float" office:value="488">
            <text:p>488</text:p>
          </table:table-cell>
          <table:table-cell office:value-type="float" office:value="30614">
            <text:p>30614</text:p>
          </table:table-cell>
          <table:table-cell office:value-type="float" office:value="6592">
            <text:p>6592</text:p>
          </table:table-cell>
          <table:table-cell office:value-type="float" office:value="13541">
            <text:p>13541</text:p>
          </table:table-cell>
          <table:table-cell office:value-type="float" office:value="7468">
            <text:p>7468</text:p>
          </table:table-cell>
          <table:table-cell office:value-type="float" office:value="1477">
            <text:p>1477</text:p>
          </table:table-cell>
          <table:table-cell office:value-type="float" office:value="1157">
            <text:p>1157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275">
            <text:p>27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86">
            <text:p>-86</text:p>
          </table:table-cell>
          <table:table-cell office:value-type="float" office:value="-0.0022">
            <text:p>-0.0022</text:p>
          </table:table-cell>
          <table:table-cell office:value-type="float" office:value="0.2525">
            <text:p>0.2525</text:p>
          </table:table-cell>
          <table:table-cell office:value-type="float" office:value="0.363">
            <text:p>0.363</text:p>
          </table:table-cell>
          <table:table-cell office:value-type="float" office:value="0.2774">
            <text:p>0.2774</text:p>
          </table:table-cell>
          <table:table-cell office:value-type="float" office:value="0.0554">
            <text:p>0.0554</text:p>
          </table:table-cell>
          <table:table-cell office:value-type="float" office:value="0.0356">
            <text:p>0.0356</text:p>
          </table:table-cell>
          <table:table-cell office:value-type="float" office:value="0.0006">
            <text:p>0.0006</text:p>
          </table:table-cell>
          <table:table-cell office:value-type="float" office:value="0.0031">
            <text:p>0.0031</text:p>
          </table:table-cell>
          <table:table-cell office:value-type="float" office:value="0.0124">
            <text:p>0.0124</text:p>
          </table:table-cell>
          <table:table-cell office:value-type="float" office:value="0.2153">
            <text:p>0.2153</text:p>
          </table:table-cell>
          <table:table-cell office:value-type="float" office:value="0.4423">
            <text:p>0.4423</text:p>
          </table:table-cell>
          <table:table-cell office:value-type="float" office:value="0.2439">
            <text:p>0.2439</text:p>
          </table:table-cell>
          <table:table-cell office:value-type="float" office:value="0.0482">
            <text:p>0.0482</text:p>
          </table:table-cell>
          <table:table-cell office:value-type="float" office:value="0.0378">
            <text:p>0.0378</text:p>
          </table:table-cell>
          <table:table-cell office:value-type="float" office:value="0.0006">
            <text:p>0.0006</text:p>
          </table:table-cell>
          <table:table-cell office:value-type="float" office:value="0.0028">
            <text:p>0.0028</text:p>
          </table:table-cell>
          <table:table-cell office:value-type="float" office:value="0.009">
            <text:p>0.00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033823950">
            <text:p>7033823950</text:p>
          </table:table-cell>
          <table:table-cell office:value-type="float" office:value="270531690.384615">
            <text:p>270531690.384615</text:p>
          </table:table-cell>
          <table:table-cell office:value-type="float" office:value="1581">
            <text:p>1581</text:p>
          </table:table-cell>
          <table:table-cell office:value-type="float" office:value="60.8076923076923">
            <text:p>60.8076923077</text:p>
          </table:table-cell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3.61538461538462">
            <text:p>3.6153846154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43950">
            <text:p>43950</text:p>
          </table:table-cell>
          <table:table-cell office:value-type="float" office:value="1690.38461538462">
            <text:p>1690.3846153846</text:p>
          </table:table-cell>
          <table:table-cell office:value-type="float" office:value="3510">
            <text:p>3510</text:p>
          </table:table-cell>
          <table:table-cell office:value-type="float" office:value="135">
            <text:p>135</text:p>
          </table:table-cell>
          <table:table-cell office:value-type="float" office:value="1118000">
            <text:p>1118000</text:p>
          </table:table-cell>
          <table:table-cell office:value-type="float" office:value="43000">
            <text:p>43000</text:p>
          </table:table-cell>
          <table:table-cell office:value-type="float" office:value="-1749.016578469">
            <text:p>-1749.016578469</text:p>
          </table:table-cell>
          <table:table-cell office:value-type="float" office:value="-67.2698684026538">
            <text:p>-67.2698684027</text:p>
          </table:table-cell>
          <table:table-cell office:value-type="float" office:value="-1600.9230442243">
            <text:p>-1600.9230442243</text:p>
          </table:table-cell>
          <table:table-cell office:value-type="float" office:value="-61.5739632393962">
            <text:p>-61.5739632394</text:p>
          </table:table-cell>
          <table:table-cell office:value-type="float" office:value="-1753.7045140152">
            <text:p>-1753.7045140152</text:p>
          </table:table-cell>
          <table:table-cell office:value-type="float" office:value="-67.4501736159692">
            <text:p>-67.450173616</text:p>
          </table:table-cell>
          <table:table-cell office:value-type="float" office:value="2587">
            <text:p>2587</text:p>
          </table:table-cell>
          <table:table-cell office:value-type="float" office:value="99.5">
            <text:p>99.5</text:p>
          </table:table-cell>
          <table:table-cell office:value-type="float" office:value="16791">
            <text:p>16791</text:p>
          </table:table-cell>
          <table:table-cell office:value-type="float" office:value="645.807692307692">
            <text:p>645.8076923077</text:p>
          </table:table-cell>
          <table:table-cell office:value-type="float" office:value="-1704.2876365952">
            <text:p>-1704.2876365952</text:p>
          </table:table-cell>
          <table:table-cell office:value-type="float" office:value="-65.5495244844308">
            <text:p>-65.5495244844</text:p>
          </table:table-cell>
          <table:table-cell office:value-type="float" office:value="-1701.982943326">
            <text:p>-1701.982943326</text:p>
          </table:table-cell>
          <table:table-cell office:value-type="float" office:value="-65.4608824356154">
            <text:p>-65.4608824356</text:p>
          </table:table-cell>
          <table:table-cell office:value-type="float" office:value="26">
            <text:p>26</text:p>
          </table:table-cell>
          <table:table-cell table:formula="of:= 100 * (([.BV85] / ([.BV85] + [.BX85])) - ([.BX85] / ([.BV85] + [.BX85])))" office:value-type="float" office:value="-73.2996181236454">
            <text:p>-73.2996181236</text:p>
          </table:table-cell>
          <table:table-cell table:formula="of:=IF([.CE85] &gt; 0;1;0)" office:value-type="float" office:value="0">
            <text:p>0</text:p>
          </table:table-cell>
          <table:table-cell table:formula="of:=IF([.BU85] &gt; [.CE85];1;0)" office:value-type="float" office:value="1">
            <text:p>1</text:p>
          </table:table-cell>
          <table:table-cell table:formula="of:=IF(AND([.CF85] = 1;[.BU85] &lt; 0);1;0)" office:value-type="float" office:value="0">
            <text:p>0</text:p>
          </table:table-cell>
          <table:table-cell table:formula="of:=IF([.CE85] &lt; 0;1;0)" office:value-type="float" office:value="1">
            <text:p>1</text:p>
          </table:table-cell>
          <table:table-cell table:formula="of:=IF(AND([.CI85] = 1;[.BU85] &gt; 0);1;0)" office:value-type="float" office:value="0">
            <text:p>0</text:p>
          </table:table-cell>
        </table:table-row>
        <table:table-row table:style-name="ro2">
          <table:table-cell office:value-type="float" office:value="241393">
            <text:p>241393</text:p>
          </table:table-cell>
          <table:table-cell office:value-type="float" office:value="126">
            <text:p>126</text:p>
          </table:table-cell>
          <table:table-cell office:value-type="string">
            <text:p>63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03">
            <text:p>39503</text:p>
          </table:table-cell>
          <table:table-cell office:value-type="float" office:value="4370">
            <text:p>4370</text:p>
          </table:table-cell>
          <table:table-cell office:value-type="float" office:value="28950">
            <text:p>28950</text:p>
          </table:table-cell>
          <table:table-cell office:value-type="float" office:value="3581">
            <text:p>3581</text:p>
          </table:table-cell>
          <table:table-cell office:value-type="float" office:value="617">
            <text:p>617</text:p>
          </table:table-cell>
          <table:table-cell office:value-type="float" office:value="1582">
            <text:p>1582</text:p>
          </table:table-cell>
          <table:table-cell office:value-type="float" office:value="14">
            <text:p>14</text:p>
          </table:table-cell>
          <table:table-cell office:value-type="float" office:value="158">
            <text:p>158</text:p>
          </table:table-cell>
          <table:table-cell office:value-type="float" office:value="231">
            <text:p>231</text:p>
          </table:table-cell>
          <table:table-cell office:value-type="float" office:value="30888">
            <text:p>30888</text:p>
          </table:table-cell>
          <table:table-cell office:value-type="float" office:value="2560">
            <text:p>2560</text:p>
          </table:table-cell>
          <table:table-cell office:value-type="float" office:value="24305">
            <text:p>24305</text:p>
          </table:table-cell>
          <table:table-cell office:value-type="float" office:value="2251">
            <text:p>2251</text:p>
          </table:table-cell>
          <table:table-cell office:value-type="float" office:value="431">
            <text:p>431</text:p>
          </table:table-cell>
          <table:table-cell office:value-type="float" office:value="1123">
            <text:p>112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126">
            <text:p>12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79">
            <text:p>-79</text:p>
          </table:table-cell>
          <table:table-cell office:value-type="float" office:value="-0.002">
            <text:p>-0.002</text:p>
          </table:table-cell>
          <table:table-cell office:value-type="float" office:value="0.1106">
            <text:p>0.1106</text:p>
          </table:table-cell>
          <table:table-cell office:value-type="float" office:value="0.7329">
            <text:p>0.7329</text:p>
          </table:table-cell>
          <table:table-cell office:value-type="float" office:value="0.0907">
            <text:p>0.0907</text:p>
          </table:table-cell>
          <table:table-cell office:value-type="float" office:value="0.0156">
            <text:p>0.0156</text:p>
          </table:table-cell>
          <table:table-cell office:value-type="float" office:value="0.04">
            <text:p>0.04</text:p>
          </table:table-cell>
          <table:table-cell office:value-type="float" office:value="0.0004">
            <text:p>0.0004</text:p>
          </table:table-cell>
          <table:table-cell office:value-type="float" office:value="0.004">
            <text:p>0.004</text:p>
          </table:table-cell>
          <table:table-cell office:value-type="float" office:value="0.0058">
            <text:p>0.0058</text:p>
          </table:table-cell>
          <table:table-cell office:value-type="float" office:value="0.0829">
            <text:p>0.0829</text:p>
          </table:table-cell>
          <table:table-cell office:value-type="float" office:value="0.7869">
            <text:p>0.7869</text:p>
          </table:table-cell>
          <table:table-cell office:value-type="float" office:value="0.0729">
            <text:p>0.0729</text:p>
          </table:table-cell>
          <table:table-cell office:value-type="float" office:value="0.014">
            <text:p>0.014</text:p>
          </table:table-cell>
          <table:table-cell office:value-type="float" office:value="0.0364">
            <text:p>0.0364</text:p>
          </table:table-cell>
          <table:table-cell office:value-type="float" office:value="0.0004">
            <text:p>0.0004</text:p>
          </table:table-cell>
          <table:table-cell office:value-type="float" office:value="0.0026">
            <text:p>0.0026</text:p>
          </table:table-cell>
          <table:table-cell office:value-type="float" office:value="0.0041">
            <text:p>0.004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304903895">
            <text:p>7304903895</text:p>
          </table:table-cell>
          <table:table-cell office:value-type="float" office:value="270551996.111111">
            <text:p>270551996.111111</text:p>
          </table:table-cell>
          <table:table-cell office:value-type="float" office:value="1662">
            <text:p>1662</text:p>
          </table:table-cell>
          <table:table-cell office:value-type="float" office:value="61.5555555555556">
            <text:p>61.5555555556</text:p>
          </table:table-cell>
          <table:table-cell office:value-type="float" office:value="131">
            <text:p>131</text:p>
          </table:table-cell>
          <table:table-cell office:value-type="float" office:value="4.85185185185185">
            <text:p>4.8518518519</text:p>
          </table:table-cell>
          <table:table-cell office:value-type="float" office:value="114">
            <text:p>114</text:p>
          </table:table-cell>
          <table:table-cell office:value-type="float" office:value="4.22222222222222">
            <text:p>4.2222222222</text:p>
          </table:table-cell>
          <table:table-cell office:value-type="float" office:value="103">
            <text:p>103</text:p>
          </table:table-cell>
          <table:table-cell office:value-type="float" office:value="3.81481481481481">
            <text:p>3.8148148148</text:p>
          </table:table-cell>
          <table:table-cell office:value-type="float" office:value="53895">
            <text:p>53895</text:p>
          </table:table-cell>
          <table:table-cell office:value-type="float" office:value="1996.11111111111">
            <text:p>1996.1111111111</text:p>
          </table:table-cell>
          <table:table-cell office:value-type="float" office:value="3772">
            <text:p>3772</text:p>
          </table:table-cell>
          <table:table-cell office:value-type="float" office:value="139.703703703704">
            <text:p>139.7037037037</text:p>
          </table:table-cell>
          <table:table-cell office:value-type="float" office:value="1195775">
            <text:p>1195775</text:p>
          </table:table-cell>
          <table:table-cell office:value-type="float" office:value="44287.962962963">
            <text:p>44287.962962963</text:p>
          </table:table-cell>
          <table:table-cell office:value-type="float" office:value="-1336.6994070707">
            <text:p>-1336.6994070707</text:p>
          </table:table-cell>
          <table:table-cell office:value-type="float" office:value="-49.507385447063">
            <text:p>-49.5073854471</text:p>
          </table:table-cell>
          <table:table-cell office:value-type="float" office:value="-851.08476970363">
            <text:p>-851.0847697036</text:p>
          </table:table-cell>
          <table:table-cell office:value-type="float" office:value="-31.5216581371715">
            <text:p>-31.5216581372</text:p>
          </table:table-cell>
          <table:table-cell office:value-type="float" office:value="-1029.61152525912">
            <text:p>-1029.6115252591</text:p>
          </table:table-cell>
          <table:table-cell office:value-type="float" office:value="-38.1337601947822">
            <text:p>-38.1337601948</text:p>
          </table:table-cell>
          <table:table-cell office:value-type="float" office:value="8704">
            <text:p>8704</text:p>
          </table:table-cell>
          <table:table-cell office:value-type="float" office:value="322.37037037037">
            <text:p>322.3703703704</text:p>
          </table:table-cell>
          <table:table-cell office:value-type="float" office:value="22205">
            <text:p>22205</text:p>
          </table:table-cell>
          <table:table-cell office:value-type="float" office:value="822.407407407408">
            <text:p>822.4074074074</text:p>
          </table:table-cell>
          <table:table-cell office:value-type="float" office:value="-1196.46053895216">
            <text:p>-1196.4605389522</text:p>
          </table:table-cell>
          <table:table-cell office:value-type="float" office:value="-44.3133532945245">
            <text:p>-44.3133532945</text:p>
          </table:table-cell>
          <table:table-cell office:value-type="float" office:value="-1103.46406024642">
            <text:p>-1103.4640602464</text:p>
          </table:table-cell>
          <table:table-cell office:value-type="float" office:value="-40.8690392683859">
            <text:p>-40.8690392684</text:p>
          </table:table-cell>
          <table:table-cell office:value-type="float" office:value="27">
            <text:p>27</text:p>
          </table:table-cell>
          <table:table-cell table:formula="of:= 100 * (([.BV86] / ([.BV86] + [.BX86])) - ([.BX86] / ([.BV86] + [.BX86])))" office:value-type="float" office:value="-43.679834352454">
            <text:p>-43.6798343525</text:p>
          </table:table-cell>
          <table:table-cell table:formula="of:=IF([.CE86] &gt; 0;1;0)" office:value-type="float" office:value="0">
            <text:p>0</text:p>
          </table:table-cell>
          <table:table-cell table:formula="of:=IF([.BU86] &gt; [.CE86];1;0)" office:value-type="float" office:value="1">
            <text:p>1</text:p>
          </table:table-cell>
          <table:table-cell table:formula="of:=IF(AND([.CF86] = 1;[.BU86] &lt; 0);1;0)" office:value-type="float" office:value="0">
            <text:p>0</text:p>
          </table:table-cell>
          <table:table-cell table:formula="of:=IF([.CE86] &lt; 0;1;0)" office:value-type="float" office:value="1">
            <text:p>1</text:p>
          </table:table-cell>
          <table:table-cell table:formula="of:=IF(AND([.CI86] = 1;[.BU86] &gt; 0);1;0)" office:value-type="float" office:value="0">
            <text:p>0</text:p>
          </table:table-cell>
        </table:table-row>
        <table:table-row table:style-name="ro2">
          <table:table-cell office:value-type="float" office:value="241429">
            <text:p>241429</text:p>
          </table:table-cell>
          <table:table-cell office:value-type="float" office:value="125">
            <text:p>125</text:p>
          </table:table-cell>
          <table:table-cell office:value-type="string">
            <text:p>63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68">
            <text:p>39668</text:p>
          </table:table-cell>
          <table:table-cell office:value-type="float" office:value="4453">
            <text:p>4453</text:p>
          </table:table-cell>
          <table:table-cell office:value-type="float" office:value="27824">
            <text:p>27824</text:p>
          </table:table-cell>
          <table:table-cell office:value-type="float" office:value="4382">
            <text:p>4382</text:p>
          </table:table-cell>
          <table:table-cell office:value-type="float" office:value="1274">
            <text:p>1274</text:p>
          </table:table-cell>
          <table:table-cell office:value-type="float" office:value="1300">
            <text:p>1300</text:p>
          </table:table-cell>
          <table:table-cell office:value-type="float" office:value="22">
            <text:p>22</text:p>
          </table:table-cell>
          <table:table-cell office:value-type="float" office:value="108">
            <text:p>108</text:p>
          </table:table-cell>
          <table:table-cell office:value-type="float" office:value="305">
            <text:p>305</text:p>
          </table:table-cell>
          <table:table-cell office:value-type="float" office:value="31797">
            <text:p>31797</text:p>
          </table:table-cell>
          <table:table-cell office:value-type="float" office:value="2715">
            <text:p>2715</text:p>
          </table:table-cell>
          <table:table-cell office:value-type="float" office:value="24021">
            <text:p>24021</text:p>
          </table:table-cell>
          <table:table-cell office:value-type="float" office:value="2936">
            <text:p>2936</text:p>
          </table:table-cell>
          <table:table-cell office:value-type="float" office:value="939">
            <text:p>939</text:p>
          </table:table-cell>
          <table:table-cell office:value-type="float" office:value="941">
            <text:p>941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167">
            <text:p>16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86">
            <text:p>86</text:p>
          </table:table-cell>
          <table:table-cell office:value-type="float" office:value="0.0022">
            <text:p>0.0022</text:p>
          </table:table-cell>
          <table:table-cell office:value-type="float" office:value="0.1123">
            <text:p>0.1123</text:p>
          </table:table-cell>
          <table:table-cell office:value-type="float" office:value="0.7014">
            <text:p>0.7014</text:p>
          </table:table-cell>
          <table:table-cell office:value-type="float" office:value="0.1105">
            <text:p>0.1105</text:p>
          </table:table-cell>
          <table:table-cell office:value-type="float" office:value="0.0321">
            <text:p>0.0321</text:p>
          </table:table-cell>
          <table:table-cell office:value-type="float" office:value="0.0328">
            <text:p>0.0328</text:p>
          </table:table-cell>
          <table:table-cell office:value-type="float" office:value="0.0006">
            <text:p>0.0006</text:p>
          </table:table-cell>
          <table:table-cell office:value-type="float" office:value="0.0027">
            <text:p>0.0027</text:p>
          </table:table-cell>
          <table:table-cell office:value-type="float" office:value="0.0077">
            <text:p>0.0077</text:p>
          </table:table-cell>
          <table:table-cell office:value-type="float" office:value="0.0854">
            <text:p>0.0854</text:p>
          </table:table-cell>
          <table:table-cell office:value-type="float" office:value="0.7554">
            <text:p>0.7554</text:p>
          </table:table-cell>
          <table:table-cell office:value-type="float" office:value="0.0923">
            <text:p>0.0923</text:p>
          </table:table-cell>
          <table:table-cell office:value-type="float" office:value="0.0295">
            <text:p>0.0295</text:p>
          </table:table-cell>
          <table:table-cell office:value-type="float" office:value="0.0296">
            <text:p>0.0296</text:p>
          </table:table-cell>
          <table:table-cell office:value-type="float" office:value="0.0006">
            <text:p>0.0006</text:p>
          </table:table-cell>
          <table:table-cell office:value-type="float" office:value="0.0019">
            <text:p>0.0019</text:p>
          </table:table-cell>
          <table:table-cell office:value-type="float" office:value="0.0053">
            <text:p>0.0053</text:p>
          </table:table-cell>
          <table:table-cell table:number-columns-repeated="4" office:value-type="float" office:value="0">
            <text:p>0</text:p>
          </table:table-cell>
          <table:table-cell office:value-type="float" office:value="8659812280">
            <text:p>8659812280</text:p>
          </table:table-cell>
          <table:table-cell office:value-type="float" office:value="270619133.75">
            <text:p>270619133.75</text:p>
          </table:table-cell>
          <table:table-cell office:value-type="float" office:value="1980">
            <text:p>1980</text:p>
          </table:table-cell>
          <table:table-cell office:value-type="float" office:value="61.875">
            <text:p>61.875</text:p>
          </table:table-cell>
          <table:table-cell office:value-type="float" office:value="156">
            <text:p>156</text:p>
          </table:table-cell>
          <table:table-cell office:value-type="float" office:value="4.875">
            <text:p>4.875</text:p>
          </table:table-cell>
          <table:table-cell office:value-type="float" office:value="130">
            <text:p>130</text:p>
          </table:table-cell>
          <table:table-cell office:value-type="float" office:value="4.0625">
            <text:p>4.0625</text:p>
          </table:table-cell>
          <table:table-cell office:value-type="float" office:value="120">
            <text:p>120</text:p>
          </table:table-cell>
          <table:table-cell office:value-type="float" office:value="3.75">
            <text:p>3.75</text:p>
          </table:table-cell>
          <table:table-cell office:value-type="float" office:value="52280">
            <text:p>52280</text:p>
          </table:table-cell>
          <table:table-cell office:value-type="float" office:value="1633.75">
            <text:p>1633.75</text:p>
          </table:table-cell>
          <table:table-cell office:value-type="float" office:value="4272">
            <text:p>4272</text:p>
          </table:table-cell>
          <table:table-cell office:value-type="float" office:value="133.5">
            <text:p>133.5</text:p>
          </table:table-cell>
          <table:table-cell office:value-type="float" office:value="1414965">
            <text:p>1414965</text:p>
          </table:table-cell>
          <table:table-cell office:value-type="float" office:value="44217.65625">
            <text:p>44217.65625</text:p>
          </table:table-cell>
          <table:table-cell office:value-type="float" office:value="-1993.7885212374">
            <text:p>-1993.7885212374</text:p>
          </table:table-cell>
          <table:table-cell office:value-type="float" office:value="-62.3058912886687">
            <text:p>-62.3058912887</text:p>
          </table:table-cell>
          <table:table-cell office:value-type="float" office:value="-1673.7323891808">
            <text:p>-1673.7323891808</text:p>
          </table:table-cell>
          <table:table-cell office:value-type="float" office:value="-52.3041371619">
            <text:p>-52.3041371619</text:p>
          </table:table-cell>
          <table:table-cell office:value-type="float" office:value="-1944.4993903921">
            <text:p>-1944.4993903921</text:p>
          </table:table-cell>
          <table:table-cell office:value-type="float" office:value="-60.7656059497531">
            <text:p>-60.7656059498</text:p>
          </table:table-cell>
          <table:table-cell office:value-type="float" office:value="5228">
            <text:p>5228</text:p>
          </table:table-cell>
          <table:table-cell office:value-type="float" office:value="163.375">
            <text:p>163.375</text:p>
          </table:table-cell>
          <table:table-cell office:value-type="float" office:value="25326">
            <text:p>25326</text:p>
          </table:table-cell>
          <table:table-cell office:value-type="float" office:value="791.4375">
            <text:p>791.4375</text:p>
          </table:table-cell>
          <table:table-cell office:value-type="float" office:value="-2050.6159253828">
            <text:p>-2050.6159253828</text:p>
          </table:table-cell>
          <table:table-cell office:value-type="float" office:value="-64.0817476682125">
            <text:p>-64.0817476682</text:p>
          </table:table-cell>
          <table:table-cell office:value-type="float" office:value="-1915.6590565484">
            <text:p>-1915.6590565484</text:p>
          </table:table-cell>
          <table:table-cell office:value-type="float" office:value="-59.8643455171375">
            <text:p>-59.8643455171</text:p>
          </table:table-cell>
          <table:table-cell office:value-type="float" office:value="32">
            <text:p>32</text:p>
          </table:table-cell>
          <table:table-cell table:formula="of:= 100 * (([.BV87] / ([.BV87] + [.BX87])) - ([.BX87] / ([.BV87] + [.BX87])))" office:value-type="float" office:value="-65.7786214570924">
            <text:p>-65.7786214571</text:p>
          </table:table-cell>
          <table:table-cell table:formula="of:=IF([.CE87] &gt; 0;1;0)" office:value-type="float" office:value="0">
            <text:p>0</text:p>
          </table:table-cell>
          <table:table-cell table:formula="of:=IF([.BU87] &gt; [.CE87];1;0)" office:value-type="float" office:value="1">
            <text:p>1</text:p>
          </table:table-cell>
          <table:table-cell table:formula="of:=IF(AND([.CF87] = 1;[.BU87] &lt; 0);1;0)" office:value-type="float" office:value="0">
            <text:p>0</text:p>
          </table:table-cell>
          <table:table-cell table:formula="of:=IF([.CE87] &lt; 0;1;0)" office:value-type="float" office:value="1">
            <text:p>1</text:p>
          </table:table-cell>
          <table:table-cell table:formula="of:=IF(AND([.CI87] = 1;[.BU87] &gt; 0);1;0)" office:value-type="float" office:value="0">
            <text:p>0</text:p>
          </table:table-cell>
        </table:table-row>
        <table:table-row table:style-name="ro2">
          <table:table-cell office:value-type="float" office:value="207085">
            <text:p>207085</text:p>
          </table:table-cell>
          <table:table-cell office:value-type="float" office:value="110">
            <text:p>110</text:p>
          </table:table-cell>
          <table:table-cell office:value-type="string">
            <text:p>55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35">
            <text:p>39435</text:p>
          </table:table-cell>
          <table:table-cell office:value-type="float" office:value="971">
            <text:p>971</text:p>
          </table:table-cell>
          <table:table-cell office:value-type="float" office:value="35942">
            <text:p>35942</text:p>
          </table:table-cell>
          <table:table-cell office:value-type="float" office:value="532">
            <text:p>532</text:p>
          </table:table-cell>
          <table:table-cell office:value-type="float" office:value="726">
            <text:p>726</text:p>
          </table:table-cell>
          <table:table-cell office:value-type="float" office:value="1088">
            <text:p>1088</text:p>
          </table:table-cell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28022">
            <text:p>28022</text:p>
          </table:table-cell>
          <table:table-cell office:value-type="float" office:value="523">
            <text:p>523</text:p>
          </table:table-cell>
          <table:table-cell office:value-type="float" office:value="26035">
            <text:p>26035</text:p>
          </table:table-cell>
          <table:table-cell office:value-type="float" office:value="279">
            <text:p>279</text:p>
          </table:table-cell>
          <table:table-cell office:value-type="float" office:value="456">
            <text:p>456</text:p>
          </table:table-cell>
          <table:table-cell office:value-type="float" office:value="648">
            <text:p>648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47">
            <text:p>-147</text:p>
          </table:table-cell>
          <table:table-cell office:value-type="float" office:value="-0.0037">
            <text:p>-0.0037</text:p>
          </table:table-cell>
          <table:table-cell office:value-type="float" office:value="0.0246">
            <text:p>0.0246</text:p>
          </table:table-cell>
          <table:table-cell office:value-type="float" office:value="0.9114">
            <text:p>0.9114</text:p>
          </table:table-cell>
          <table:table-cell office:value-type="float" office:value="0.0135">
            <text:p>0.0135</text:p>
          </table:table-cell>
          <table:table-cell office:value-type="float" office:value="0.0184">
            <text:p>0.0184</text:p>
          </table:table-cell>
          <table:table-cell office:value-type="float" office:value="0.0276">
            <text:p>0.0276</text:p>
          </table:table-cell>
          <table:table-cell office:value-type="float" office:value="0.0004">
            <text:p>0.0004</text:p>
          </table:table-cell>
          <table:table-cell office:value-type="float" office:value="0.0018">
            <text:p>0.0018</text:p>
          </table:table-cell>
          <table:table-cell office:value-type="float" office:value="0.0023">
            <text:p>0.0023</text:p>
          </table:table-cell>
          <table:table-cell office:value-type="float" office:value="0.0187">
            <text:p>0.0187</text:p>
          </table:table-cell>
          <table:table-cell office:value-type="float" office:value="0.9291">
            <text:p>0.9291</text:p>
          </table:table-cell>
          <table:table-cell office:value-type="float" office:value="0.01">
            <text:p>0.01</text:p>
          </table:table-cell>
          <table:table-cell office:value-type="float" office:value="0.0163">
            <text:p>0.0163</text:p>
          </table:table-cell>
          <table:table-cell office:value-type="float" office:value="0.0231">
            <text:p>0.0231</text:p>
          </table:table-cell>
          <table:table-cell office:value-type="float" office:value="0.0003">
            <text:p>0.0003</text:p>
          </table:table-cell>
          <table:table-cell office:value-type="float" office:value="0.0012">
            <text:p>0.0012</text:p>
          </table:table-cell>
          <table:table-cell office:value-type="float" office:value="0.0014">
            <text:p>0.001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325313494">
            <text:p>7325313494</text:p>
          </table:table-cell>
          <table:table-cell office:value-type="float" office:value="271307907.185185">
            <text:p>271307907.185185</text:p>
          </table:table-cell>
          <table:table-cell office:value-type="float" office:value="907">
            <text:p>907</text:p>
          </table:table-cell>
          <table:table-cell office:value-type="float" office:value="33.5925925925926">
            <text:p>33.592592592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2.81481481481481">
            <text:p>2.814814814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494">
            <text:p>3494</text:p>
          </table:table-cell>
          <table:table-cell office:value-type="float" office:value="129.407407407407">
            <text:p>129.4074074074</text:p>
          </table:table-cell>
          <table:table-cell office:value-type="float" office:value="1676">
            <text:p>1676</text:p>
          </table:table-cell>
          <table:table-cell office:value-type="float" office:value="62.0740740740741">
            <text:p>62.0740740741</text:p>
          </table:table-cell>
          <table:table-cell office:value-type="float" office:value="1171624">
            <text:p>1171624</text:p>
          </table:table-cell>
          <table:table-cell office:value-type="float" office:value="43393.4814814815">
            <text:p>43393.4814814815</text:p>
          </table:table-cell>
          <table:table-cell office:value-type="float" office:value="574.88049425367">
            <text:p>574.8804942537</text:p>
          </table:table-cell>
          <table:table-cell office:value-type="float" office:value="21.2918701575433">
            <text:p>21.2918701575</text:p>
          </table:table-cell>
          <table:table-cell office:value-type="float" office:value="643.21790857413">
            <text:p>643.2179085741</text:p>
          </table:table-cell>
          <table:table-cell office:value-type="float" office:value="23.8228855027456">
            <text:p>23.8228855027</text:p>
          </table:table-cell>
          <table:table-cell office:value-type="float" office:value="843.6166497094">
            <text:p>843.6166497094</text:p>
          </table:table-cell>
          <table:table-cell office:value-type="float" office:value="31.2450611003481">
            <text:p>31.2450611003</text:p>
          </table:table-cell>
          <table:table-cell office:value-type="float" office:value="17852">
            <text:p>17852</text:p>
          </table:table-cell>
          <table:table-cell office:value-type="float" office:value="661.185185185185">
            <text:p>661.1851851852</text:p>
          </table:table-cell>
          <table:table-cell office:value-type="float" office:value="8429">
            <text:p>8429</text:p>
          </table:table-cell>
          <table:table-cell office:value-type="float" office:value="312.185185185185">
            <text:p>312.1851851852</text:p>
          </table:table-cell>
          <table:table-cell office:value-type="float" office:value="954.0873666958">
            <text:p>954.0873666958</text:p>
          </table:table-cell>
          <table:table-cell office:value-type="float" office:value="35.3365691368815">
            <text:p>35.3365691369</text:p>
          </table:table-cell>
          <table:table-cell office:value-type="float" office:value="753.95060480823">
            <text:p>753.9506048082</text:p>
          </table:table-cell>
          <table:table-cell office:value-type="float" office:value="27.9240964743789">
            <text:p>27.9240964744</text:p>
          </table:table-cell>
          <table:table-cell office:value-type="float" office:value="27">
            <text:p>27</text:p>
          </table:table-cell>
          <table:table-cell table:formula="of:= 100 * (([.BV88] / ([.BV88] + [.BX88])) - ([.BX88] / ([.BV88] + [.BX88])))" office:value-type="float" office:value="35.8548000456604">
            <text:p>35.8548000457</text:p>
          </table:table-cell>
          <table:table-cell table:formula="of:=IF([.CE88] &gt; 0;1;0)" office:value-type="float" office:value="1">
            <text:p>1</text:p>
          </table:table-cell>
          <table:table-cell table:formula="of:=IF([.BU88] &gt; [.CE88];1;0)" office:value-type="float" office:value="0">
            <text:p>0</text:p>
          </table:table-cell>
          <table:table-cell table:formula="of:=IF(AND([.CF88] = 1;[.BU88] &lt; 0);1;0)" office:value-type="float" office:value="0">
            <text:p>0</text:p>
          </table:table-cell>
          <table:table-cell table:formula="of:=IF([.CE88] &lt; 0;1;0)" office:value-type="float" office:value="0">
            <text:p>0</text:p>
          </table:table-cell>
          <table:table-cell table:formula="of:=IF(AND([.CI88] = 1;[.BU88] &gt; 0);1;0)" office:value-type="float" office:value="0">
            <text:p>0</text:p>
          </table:table-cell>
        </table:table-row>
        <table:table-row table:style-name="ro2">
          <table:table-cell office:value-type="float" office:value="207112">
            <text:p>207112</text:p>
          </table:table-cell>
          <table:table-cell office:value-type="float" office:value="109">
            <text:p>109</text:p>
          </table:table-cell>
          <table:table-cell office:value-type="string">
            <text:p>55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68">
            <text:p>39368</text:p>
          </table:table-cell>
          <table:table-cell office:value-type="float" office:value="3449">
            <text:p>3449</text:p>
          </table:table-cell>
          <table:table-cell office:value-type="float" office:value="29263">
            <text:p>29263</text:p>
          </table:table-cell>
          <table:table-cell office:value-type="float" office:value="1827">
            <text:p>1827</text:p>
          </table:table-cell>
          <table:table-cell office:value-type="float" office:value="484">
            <text:p>484</text:p>
          </table:table-cell>
          <table:table-cell office:value-type="float" office:value="4072">
            <text:p>4072</text:p>
          </table:table-cell>
          <table:table-cell office:value-type="float" office:value="16">
            <text:p>16</text:p>
          </table:table-cell>
          <table:table-cell office:value-type="float" office:value="112">
            <text:p>112</text:p>
          </table:table-cell>
          <table:table-cell office:value-type="float" office:value="145">
            <text:p>145</text:p>
          </table:table-cell>
          <table:table-cell office:value-type="float" office:value="27439">
            <text:p>27439</text:p>
          </table:table-cell>
          <table:table-cell office:value-type="float" office:value="2031">
            <text:p>2031</text:p>
          </table:table-cell>
          <table:table-cell office:value-type="float" office:value="21324">
            <text:p>21324</text:p>
          </table:table-cell>
          <table:table-cell office:value-type="float" office:value="978">
            <text:p>978</text:p>
          </table:table-cell>
          <table:table-cell office:value-type="float" office:value="348">
            <text:p>348</text:p>
          </table:table-cell>
          <table:table-cell office:value-type="float" office:value="2612">
            <text:p>2612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81">
            <text:p>8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214">
            <text:p>-214</text:p>
          </table:table-cell>
          <table:table-cell office:value-type="float" office:value="-0.0054">
            <text:p>-0.0054</text:p>
          </table:table-cell>
          <table:table-cell office:value-type="float" office:value="0.0876">
            <text:p>0.0876</text:p>
          </table:table-cell>
          <table:table-cell office:value-type="float" office:value="0.7433">
            <text:p>0.7433</text:p>
          </table:table-cell>
          <table:table-cell office:value-type="float" office:value="0.0464">
            <text:p>0.0464</text:p>
          </table:table-cell>
          <table:table-cell office:value-type="float" office:value="0.0123">
            <text:p>0.0123</text:p>
          </table:table-cell>
          <table:table-cell office:value-type="float" office:value="0.1034">
            <text:p>0.1034</text:p>
          </table:table-cell>
          <table:table-cell office:value-type="float" office:value="0.0004">
            <text:p>0.0004</text:p>
          </table:table-cell>
          <table:table-cell office:value-type="float" office:value="0.0028">
            <text:p>0.0028</text:p>
          </table:table-cell>
          <table:table-cell office:value-type="float" office:value="0.0037">
            <text:p>0.0037</text:p>
          </table:table-cell>
          <table:table-cell office:value-type="float" office:value="0.074">
            <text:p>0.074</text:p>
          </table:table-cell>
          <table:table-cell office:value-type="float" office:value="0.7771">
            <text:p>0.7771</text:p>
          </table:table-cell>
          <table:table-cell office:value-type="float" office:value="0.0356">
            <text:p>0.0356</text:p>
          </table:table-cell>
          <table:table-cell office:value-type="float" office:value="0.0127">
            <text:p>0.0127</text:p>
          </table:table-cell>
          <table:table-cell office:value-type="float" office:value="0.0952">
            <text:p>0.0952</text:p>
          </table:table-cell>
          <table:table-cell office:value-type="float" office:value="0.0003">
            <text:p>0.0003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505643842">
            <text:p>6505643842</text:p>
          </table:table-cell>
          <table:table-cell office:value-type="float" office:value="271068493.416667">
            <text:p>271068493.416667</text:p>
          </table:table-cell>
          <table:table-cell office:value-type="float" office:value="847">
            <text:p>847</text:p>
          </table:table-cell>
          <table:table-cell office:value-type="float" office:value="35.2916666666667">
            <text:p>35.2916666667</text:p>
          </table:table-cell>
          <table:table-cell office:value-type="float" office:value="50">
            <text:p>50</text:p>
          </table:table-cell>
          <table:table-cell office:value-type="float" office:value="2.08333333333333">
            <text:p>2.0833333333</text:p>
          </table:table-cell>
          <table:table-cell office:value-type="float" office:value="75">
            <text:p>75</text:p>
          </table:table-cell>
          <table:table-cell office:value-type="float" office:value="3.125">
            <text:p>3.125</text:p>
          </table:table-cell>
          <table:table-cell office:value-type="float" office:value="30">
            <text:p>30</text:p>
          </table:table-cell>
          <table:table-cell office:value-type="float" office:value="1.25">
            <text:p>1.25</text:p>
          </table:table-cell>
          <table:table-cell office:value-type="float" office:value="3842">
            <text:p>3842</text:p>
          </table:table-cell>
          <table:table-cell office:value-type="float" office:value="160.083333333333">
            <text:p>160.0833333333</text:p>
          </table:table-cell>
          <table:table-cell office:value-type="float" office:value="1686">
            <text:p>1686</text:p>
          </table:table-cell>
          <table:table-cell office:value-type="float" office:value="70.25">
            <text:p>70.25</text:p>
          </table:table-cell>
          <table:table-cell office:value-type="float" office:value="1089454">
            <text:p>1089454</text:p>
          </table:table-cell>
          <table:table-cell office:value-type="float" office:value="45393.9166666667">
            <text:p>45393.9166666667</text:p>
          </table:table-cell>
          <table:table-cell office:value-type="float" office:value="387.778749984571">
            <text:p>387.7787499846</text:p>
          </table:table-cell>
          <table:table-cell office:value-type="float" office:value="16.1574479160238">
            <text:p>16.157447916</text:p>
          </table:table-cell>
          <table:table-cell office:value-type="float" office:value="389.97952140564">
            <text:p>389.9795214056</text:p>
          </table:table-cell>
          <table:table-cell office:value-type="float" office:value="16.249146725235">
            <text:p>16.2491467252</text:p>
          </table:table-cell>
          <table:table-cell office:value-type="float" office:value="508.57011400433">
            <text:p>508.5701140043</text:p>
          </table:table-cell>
          <table:table-cell office:value-type="float" office:value="21.1904214168471">
            <text:p>21.1904214168</text:p>
          </table:table-cell>
          <table:table-cell office:value-type="float" office:value="13974">
            <text:p>13974</text:p>
          </table:table-cell>
          <table:table-cell office:value-type="float" office:value="582.25">
            <text:p>582.25</text:p>
          </table:table-cell>
          <table:table-cell office:value-type="float" office:value="8275">
            <text:p>8275</text:p>
          </table:table-cell>
          <table:table-cell office:value-type="float" office:value="344.791666666667">
            <text:p>344.7916666667</text:p>
          </table:table-cell>
          <table:table-cell office:value-type="float" office:value="891.2474281861">
            <text:p>891.2474281861</text:p>
          </table:table-cell>
          <table:table-cell office:value-type="float" office:value="37.1353095077542">
            <text:p>37.1353095078</text:p>
          </table:table-cell>
          <table:table-cell office:value-type="float" office:value="544.39395339516">
            <text:p>544.3939533952</text:p>
          </table:table-cell>
          <table:table-cell office:value-type="float" office:value="22.683081391465">
            <text:p>22.6830813915</text:p>
          </table:table-cell>
          <table:table-cell office:value-type="float" office:value="24">
            <text:p>24</text:p>
          </table:table-cell>
          <table:table-cell table:formula="of:= 100 * (([.BV89] / ([.BV89] + [.BX89])) - ([.BX89] / ([.BV89] + [.BX89])))" office:value-type="float" office:value="25.6146343655895">
            <text:p>25.6146343656</text:p>
          </table:table-cell>
          <table:table-cell table:formula="of:=IF([.CE89] &gt; 0;1;0)" office:value-type="float" office:value="1">
            <text:p>1</text:p>
          </table:table-cell>
          <table:table-cell table:formula="of:=IF([.BU89] &gt; [.CE89];1;0)" office:value-type="float" office:value="0">
            <text:p>0</text:p>
          </table:table-cell>
          <table:table-cell table:formula="of:=IF(AND([.CF89] = 1;[.BU89] &lt; 0);1;0)" office:value-type="float" office:value="0">
            <text:p>0</text:p>
          </table:table-cell>
          <table:table-cell table:formula="of:=IF([.CE89] &lt; 0;1;0)" office:value-type="float" office:value="0">
            <text:p>0</text:p>
          </table:table-cell>
          <table:table-cell table:formula="of:=IF(AND([.CI89] = 1;[.BU89] &gt; 0);1;0)" office:value-type="float" office:value="0">
            <text:p>0</text:p>
          </table:table-cell>
        </table:table-row>
        <table:table-row table:style-name="ro2">
          <table:table-cell office:value-type="float" office:value="207139">
            <text:p>207139</text:p>
          </table:table-cell>
          <table:table-cell office:value-type="float" office:value="111">
            <text:p>111</text:p>
          </table:table-cell>
          <table:table-cell office:value-type="string">
            <text:p>56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40">
            <text:p>39640</text:p>
          </table:table-cell>
          <table:table-cell office:value-type="float" office:value="2279">
            <text:p>2279</text:p>
          </table:table-cell>
          <table:table-cell office:value-type="float" office:value="30540">
            <text:p>30540</text:p>
          </table:table-cell>
          <table:table-cell office:value-type="float" office:value="2788">
            <text:p>2788</text:p>
          </table:table-cell>
          <table:table-cell office:value-type="float" office:value="281">
            <text:p>281</text:p>
          </table:table-cell>
          <table:table-cell office:value-type="float" office:value="3341">
            <text:p>3341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217">
            <text:p>217</text:p>
          </table:table-cell>
          <table:table-cell office:value-type="float" office:value="27745">
            <text:p>27745</text:p>
          </table:table-cell>
          <table:table-cell office:value-type="float" office:value="1362">
            <text:p>1362</text:p>
          </table:table-cell>
          <table:table-cell office:value-type="float" office:value="22332">
            <text:p>22332</text:p>
          </table:table-cell>
          <table:table-cell office:value-type="float" office:value="1484">
            <text:p>1484</text:p>
          </table:table-cell>
          <table:table-cell office:value-type="float" office:value="171">
            <text:p>171</text:p>
          </table:table-cell>
          <table:table-cell office:value-type="float" office:value="2194">
            <text:p>2194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58">
            <text:p>58</text:p>
          </table:table-cell>
          <table:table-cell office:value-type="float" office:value="0.0015">
            <text:p>0.0015</text:p>
          </table:table-cell>
          <table:table-cell office:value-type="float" office:value="0.0575">
            <text:p>0.0575</text:p>
          </table:table-cell>
          <table:table-cell office:value-type="float" office:value="0.7704">
            <text:p>0.7704</text:p>
          </table:table-cell>
          <table:table-cell office:value-type="float" office:value="0.0703">
            <text:p>0.0703</text:p>
          </table:table-cell>
          <table:table-cell office:value-type="float" office:value="0.0071">
            <text:p>0.0071</text:p>
          </table:table-cell>
          <table:table-cell office:value-type="float" office:value="0.0843">
            <text:p>0.0843</text:p>
          </table:table-cell>
          <table:table-cell office:value-type="float" office:value="0.0024">
            <text:p>0.0024</text:p>
          </table:table-cell>
          <table:table-cell office:value-type="float" office:value="0.0025">
            <text:p>0.0025</text:p>
          </table:table-cell>
          <table:table-cell office:value-type="float" office:value="0.0055">
            <text:p>0.0055</text:p>
          </table:table-cell>
          <table:table-cell office:value-type="float" office:value="0.0491">
            <text:p>0.0491</text:p>
          </table:table-cell>
          <table:table-cell office:value-type="float" office:value="0.8049">
            <text:p>0.8049</text:p>
          </table:table-cell>
          <table:table-cell office:value-type="float" office:value="0.0535">
            <text:p>0.0535</text:p>
          </table:table-cell>
          <table:table-cell office:value-type="float" office:value="0.0062">
            <text:p>0.0062</text:p>
          </table:table-cell>
          <table:table-cell office:value-type="float" office:value="0.0791">
            <text:p>0.0791</text:p>
          </table:table-cell>
          <table:table-cell office:value-type="float" office:value="0.0019">
            <text:p>0.0019</text:p>
          </table:table-cell>
          <table:table-cell office:value-type="float" office:value="0.002">
            <text:p>0.002</text:p>
          </table:table-cell>
          <table:table-cell office:value-type="float" office:value="0.0034">
            <text:p>0.003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33279284">
            <text:p>6233279284</text:p>
          </table:table-cell>
          <table:table-cell office:value-type="float" office:value="271012142.782609">
            <text:p>271012142.782609</text:p>
          </table:table-cell>
          <table:table-cell office:value-type="float" office:value="856">
            <text:p>856</text:p>
          </table:table-cell>
          <table:table-cell office:value-type="float" office:value="37.2173913043478">
            <text:p>37.2173913043</text:p>
          </table:table-cell>
          <table:table-cell office:value-type="float" office:value="49">
            <text:p>49</text:p>
          </table:table-cell>
          <table:table-cell office:value-type="float" office:value="2.1304347826087">
            <text:p>2.1304347826</text:p>
          </table:table-cell>
          <table:table-cell office:value-type="float" office:value="100">
            <text:p>100</text:p>
          </table:table-cell>
          <table:table-cell office:value-type="float" office:value="4.34782608695652">
            <text:p>4.347826087</text:p>
          </table:table-cell>
          <table:table-cell office:value-type="float" office:value="32">
            <text:p>32</text:p>
          </table:table-cell>
          <table:table-cell office:value-type="float" office:value="1.39130434782609">
            <text:p>1.3913043478</text:p>
          </table:table-cell>
          <table:table-cell office:value-type="float" office:value="9284">
            <text:p>9284</text:p>
          </table:table-cell>
          <table:table-cell office:value-type="float" office:value="403.652173913043">
            <text:p>403.652173913</text:p>
          </table:table-cell>
          <table:table-cell office:value-type="float" office:value="1105">
            <text:p>1105</text:p>
          </table:table-cell>
          <table:table-cell office:value-type="float" office:value="48.0434782608696">
            <text:p>48.0434782609</text:p>
          </table:table-cell>
          <table:table-cell office:value-type="float" office:value="825968">
            <text:p>825968</text:p>
          </table:table-cell>
          <table:table-cell office:value-type="float" office:value="35911.652173913">
            <text:p>35911.652173913</text:p>
          </table:table-cell>
          <table:table-cell office:value-type="float" office:value="115.733817597317">
            <text:p>115.7338175973</text:p>
          </table:table-cell>
          <table:table-cell office:value-type="float" office:value="5.03190511292681">
            <text:p>5.0319051129</text:p>
          </table:table-cell>
          <table:table-cell office:value-type="float" office:value="327.717184920588">
            <text:p>327.7171849206</text:p>
          </table:table-cell>
          <table:table-cell office:value-type="float" office:value="14.2485732574169">
            <text:p>14.2485732574</text:p>
          </table:table-cell>
          <table:table-cell office:value-type="float" office:value="390.394370610954">
            <text:p>390.394370611</text:p>
          </table:table-cell>
          <table:table-cell office:value-type="float" office:value="16.9736682874328">
            <text:p>16.9736682874</text:p>
          </table:table-cell>
          <table:table-cell office:value-type="float" office:value="14879">
            <text:p>14879</text:p>
          </table:table-cell>
          <table:table-cell office:value-type="float" office:value="646.913043478261">
            <text:p>646.9130434783</text:p>
          </table:table-cell>
          <table:table-cell office:value-type="float" office:value="9592">
            <text:p>9592</text:p>
          </table:table-cell>
          <table:table-cell office:value-type="float" office:value="417.04347826087">
            <text:p>417.0434782609</text:p>
          </table:table-cell>
          <table:table-cell office:value-type="float" office:value="420.5817976675">
            <text:p>420.5817976675</text:p>
          </table:table-cell>
          <table:table-cell office:value-type="float" office:value="18.2861651159783">
            <text:p>18.286165116</text:p>
          </table:table-cell>
          <table:table-cell office:value-type="float" office:value="313.606792699216">
            <text:p>313.6067926992</text:p>
          </table:table-cell>
          <table:table-cell office:value-type="float" office:value="13.6350779434442">
            <text:p>13.6350779434</text:p>
          </table:table-cell>
          <table:table-cell office:value-type="float" office:value="23">
            <text:p>23</text:p>
          </table:table-cell>
          <table:table-cell table:formula="of:= 100 * (([.BV90] / ([.BV90] + [.BX90])) - ([.BX90] / ([.BV90] + [.BX90])))" office:value-type="float" office:value="21.6051652976993">
            <text:p>21.6051652977</text:p>
          </table:table-cell>
          <table:table-cell table:formula="of:=IF([.CE90] &gt; 0;1;0)" office:value-type="float" office:value="1">
            <text:p>1</text:p>
          </table:table-cell>
          <table:table-cell table:formula="of:=IF([.BU90] &gt; [.CE90];1;0)" office:value-type="float" office:value="0">
            <text:p>0</text:p>
          </table:table-cell>
          <table:table-cell table:formula="of:=IF(AND([.CF90] = 1;[.BU90] &lt; 0);1;0)" office:value-type="float" office:value="0">
            <text:p>0</text:p>
          </table:table-cell>
          <table:table-cell table:formula="of:=IF([.CE90] &lt; 0;1;0)" office:value-type="float" office:value="0">
            <text:p>0</text:p>
          </table:table-cell>
          <table:table-cell table:formula="of:=IF(AND([.CI90] = 1;[.BU90] &gt; 0);1;0)" office:value-type="float" office:value="0">
            <text:p>0</text:p>
          </table:table-cell>
        </table:table-row>
        <table:table-row table:style-name="ro2">
          <table:table-cell office:value-type="float" office:value="207168">
            <text:p>207168</text:p>
          </table:table-cell>
          <table:table-cell office:value-type="float" office:value="66">
            <text:p>66</text:p>
          </table:table-cell>
          <table:table-cell office:value-type="string">
            <text:p>33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76">
            <text:p>39576</text:p>
          </table:table-cell>
          <table:table-cell office:value-type="float" office:value="778">
            <text:p>778</text:p>
          </table:table-cell>
          <table:table-cell office:value-type="float" office:value="37086">
            <text:p>37086</text:p>
          </table:table-cell>
          <table:table-cell office:value-type="float" office:value="507">
            <text:p>507</text:p>
          </table:table-cell>
          <table:table-cell office:value-type="float" office:value="146">
            <text:p>146</text:p>
          </table:table-cell>
          <table:table-cell office:value-type="float" office:value="965">
            <text:p>965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29622">
            <text:p>29622</text:p>
          </table:table-cell>
          <table:table-cell office:value-type="float" office:value="470">
            <text:p>470</text:p>
          </table:table-cell>
          <table:table-cell office:value-type="float" office:value="28087">
            <text:p>28087</text:p>
          </table:table-cell>
          <table:table-cell office:value-type="float" office:value="286">
            <text:p>286</text:p>
          </table:table-cell>
          <table:table-cell office:value-type="float" office:value="103">
            <text:p>103</text:p>
          </table:table-cell>
          <table:table-cell office:value-type="float" office:value="623">
            <text:p>623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6">
            <text:p>-6</text:p>
          </table:table-cell>
          <table:table-cell office:value-type="float" office:value="-0.0002">
            <text:p>-0.0002</text:p>
          </table:table-cell>
          <table:table-cell office:value-type="float" office:value="0.0197">
            <text:p>0.0197</text:p>
          </table:table-cell>
          <table:table-cell office:value-type="float" office:value="0.9371">
            <text:p>0.9371</text:p>
          </table:table-cell>
          <table:table-cell office:value-type="float" office:value="0.0128">
            <text:p>0.0128</text:p>
          </table:table-cell>
          <table:table-cell office:value-type="float" office:value="0.0037">
            <text:p>0.0037</text:p>
          </table:table-cell>
          <table:table-cell office:value-type="float" office:value="0.0244">
            <text:p>0.0244</text:p>
          </table:table-cell>
          <table:table-cell office:value-type="float" office:value="0.0004">
            <text:p>0.000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159">
            <text:p>0.0159</text:p>
          </table:table-cell>
          <table:table-cell office:value-type="float" office:value="0.9482">
            <text:p>0.9482</text:p>
          </table:table-cell>
          <table:table-cell office:value-type="float" office:value="0.0097">
            <text:p>0.0097</text:p>
          </table:table-cell>
          <table:table-cell office:value-type="float" office:value="0.0035">
            <text:p>0.0035</text:p>
          </table:table-cell>
          <table:table-cell office:value-type="float" office:value="0.021">
            <text:p>0.021</text:p>
          </table:table-cell>
          <table:table-cell office:value-type="float" office:value="0.0004">
            <text:p>0.0004</text:p>
          </table:table-cell>
          <table:table-cell table:number-columns-repeated="2"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007295321">
            <text:p>10007295321</text:p>
          </table:table-cell>
          <table:table-cell office:value-type="float" office:value="270467441.108108">
            <text:p>270467441.108108</text:p>
          </table:table-cell>
          <table:table-cell office:value-type="float" office:value="1249">
            <text:p>1249</text:p>
          </table:table-cell>
          <table:table-cell office:value-type="float" office:value="33.7567567567568">
            <text:p>33.7567567568</text:p>
          </table:table-cell>
          <table:table-cell office:value-type="float" office:value="103">
            <text:p>103</text:p>
          </table:table-cell>
          <table:table-cell office:value-type="float" office:value="2.78378378378378">
            <text:p>2.7837837838</text:p>
          </table:table-cell>
          <table:table-cell office:value-type="float" office:value="203">
            <text:p>203</text:p>
          </table:table-cell>
          <table:table-cell office:value-type="float" office:value="5.48648648648649">
            <text:p>5.4864864865</text:p>
          </table:table-cell>
          <table:table-cell office:value-type="float" office:value="127">
            <text:p>127</text:p>
          </table:table-cell>
          <table:table-cell office:value-type="float" office:value="3.43243243243243">
            <text:p>3.4324324324</text:p>
          </table:table-cell>
          <table:table-cell office:value-type="float" office:value="65321">
            <text:p>65321</text:p>
          </table:table-cell>
          <table:table-cell office:value-type="float" office:value="1765.43243243243">
            <text:p>1765.4324324324</text:p>
          </table:table-cell>
          <table:table-cell office:value-type="float" office:value="5031">
            <text:p>5031</text:p>
          </table:table-cell>
          <table:table-cell office:value-type="float" office:value="135.972972972973">
            <text:p>135.972972973</text:p>
          </table:table-cell>
          <table:table-cell office:value-type="float" office:value="1501592">
            <text:p>1501592</text:p>
          </table:table-cell>
          <table:table-cell office:value-type="float" office:value="40583.5675675676">
            <text:p>40583.5675675676</text:p>
          </table:table-cell>
          <table:table-cell office:value-type="float" office:value="755.15358569805">
            <text:p>755.1535856981</text:p>
          </table:table-cell>
          <table:table-cell office:value-type="float" office:value="20.4095563702176">
            <text:p>20.4095563702</text:p>
          </table:table-cell>
          <table:table-cell office:value-type="float" office:value="759.12029985606">
            <text:p>759.1202998561</text:p>
          </table:table-cell>
          <table:table-cell office:value-type="float" office:value="20.5167648609746">
            <text:p>20.516764861</text:p>
          </table:table-cell>
          <table:table-cell office:value-type="float" office:value="826.70042873453">
            <text:p>826.7004287345</text:p>
          </table:table-cell>
          <table:table-cell office:value-type="float" office:value="22.343254830663">
            <text:p>22.3432548307</text:p>
          </table:table-cell>
          <table:table-cell office:value-type="float" office:value="18417">
            <text:p>18417</text:p>
          </table:table-cell>
          <table:table-cell office:value-type="float" office:value="497.756756756757">
            <text:p>497.7567567568</text:p>
          </table:table-cell>
          <table:table-cell office:value-type="float" office:value="10156">
            <text:p>10156</text:p>
          </table:table-cell>
          <table:table-cell office:value-type="float" office:value="274.486486486487">
            <text:p>274.4864864865</text:p>
          </table:table-cell>
          <table:table-cell office:value-type="float" office:value="1443.13375445952">
            <text:p>1443.1337544595</text:p>
          </table:table-cell>
          <table:table-cell office:value-type="float" office:value="39.0036149853924">
            <text:p>39.0036149854</text:p>
          </table:table-cell>
          <table:table-cell office:value-type="float" office:value="946.02701718683">
            <text:p>946.0270171868</text:p>
          </table:table-cell>
          <table:table-cell office:value-type="float" office:value="25.5682977618062">
            <text:p>25.5682977618</text:p>
          </table:table-cell>
          <table:table-cell office:value-type="float" office:value="37">
            <text:p>37</text:p>
          </table:table-cell>
          <table:table-cell table:formula="of:= 100 * (([.BV91] / ([.BV91] + [.BX91])) - ([.BX91] / ([.BV91] + [.BX91])))" office:value-type="float" office:value="28.9119098449585">
            <text:p>28.911909845</text:p>
          </table:table-cell>
          <table:table-cell table:formula="of:=IF([.CE91] &gt; 0;1;0)" office:value-type="float" office:value="1">
            <text:p>1</text:p>
          </table:table-cell>
          <table:table-cell table:formula="of:=IF([.BU91] &gt; [.CE91];1;0)" office:value-type="float" office:value="0">
            <text:p>0</text:p>
          </table:table-cell>
          <table:table-cell table:formula="of:=IF(AND([.CF91] = 1;[.BU91] &lt; 0);1;0)" office:value-type="float" office:value="0">
            <text:p>0</text:p>
          </table:table-cell>
          <table:table-cell table:formula="of:=IF([.CE91] &lt; 0;1;0)" office:value-type="float" office:value="0">
            <text:p>0</text:p>
          </table:table-cell>
          <table:table-cell table:formula="of:=IF(AND([.CI91] = 1;[.BU91] &gt; 0);1;0)" office:value-type="float" office:value="0">
            <text:p>0</text:p>
          </table:table-cell>
        </table:table-row>
        <table:table-row table:style-name="ro2">
          <table:table-cell office:value-type="float" office:value="207203">
            <text:p>207203</text:p>
          </table:table-cell>
          <table:table-cell office:value-type="float" office:value="96">
            <text:p>96</text:p>
          </table:table-cell>
          <table:table-cell office:value-type="string">
            <text:p>48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88">
            <text:p>39688</text:p>
          </table:table-cell>
          <table:table-cell office:value-type="float" office:value="1285">
            <text:p>1285</text:p>
          </table:table-cell>
          <table:table-cell office:value-type="float" office:value="30839">
            <text:p>30839</text:p>
          </table:table-cell>
          <table:table-cell office:value-type="float" office:value="2424">
            <text:p>2424</text:p>
          </table:table-cell>
          <table:table-cell office:value-type="float" office:value="147">
            <text:p>147</text:p>
          </table:table-cell>
          <table:table-cell office:value-type="float" office:value="4744">
            <text:p>4744</text:p>
          </table:table-cell>
          <table:table-cell office:value-type="float" office:value="25">
            <text:p>25</text:p>
          </table:table-cell>
          <table:table-cell office:value-type="float" office:value="79">
            <text:p>79</text:p>
          </table:table-cell>
          <table:table-cell office:value-type="float" office:value="145">
            <text:p>145</text:p>
          </table:table-cell>
          <table:table-cell office:value-type="float" office:value="28941">
            <text:p>28941</text:p>
          </table:table-cell>
          <table:table-cell office:value-type="float" office:value="779">
            <text:p>779</text:p>
          </table:table-cell>
          <table:table-cell office:value-type="float" office:value="23341">
            <text:p>23341</text:p>
          </table:table-cell>
          <table:table-cell office:value-type="float" office:value="1366">
            <text:p>1366</text:p>
          </table:table-cell>
          <table:table-cell office:value-type="float" office:value="97">
            <text:p>97</text:p>
          </table:table-cell>
          <table:table-cell office:value-type="float" office:value="3226">
            <text:p>3226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06">
            <text:p>106</text:p>
          </table:table-cell>
          <table:table-cell office:value-type="float" office:value="0.0027">
            <text:p>0.0027</text:p>
          </table:table-cell>
          <table:table-cell office:value-type="float" office:value="0.0324">
            <text:p>0.0324</text:p>
          </table:table-cell>
          <table:table-cell office:value-type="float" office:value="0.777">
            <text:p>0.777</text:p>
          </table:table-cell>
          <table:table-cell office:value-type="float" office:value="0.0611">
            <text:p>0.0611</text:p>
          </table:table-cell>
          <table:table-cell office:value-type="float" office:value="0.0037">
            <text:p>0.0037</text:p>
          </table:table-cell>
          <table:table-cell office:value-type="float" office:value="0.1195">
            <text:p>0.1195</text:p>
          </table:table-cell>
          <table:table-cell office:value-type="float" office:value="0.0006">
            <text:p>0.0006</text:p>
          </table:table-cell>
          <table:table-cell office:value-type="float" office:value="0.002">
            <text:p>0.002</text:p>
          </table:table-cell>
          <table:table-cell office:value-type="float" office:value="0.0037">
            <text:p>0.0037</text:p>
          </table:table-cell>
          <table:table-cell office:value-type="float" office:value="0.0269">
            <text:p>0.0269</text:p>
          </table:table-cell>
          <table:table-cell office:value-type="float" office:value="0.8065">
            <text:p>0.8065</text:p>
          </table:table-cell>
          <table:table-cell office:value-type="float" office:value="0.0472">
            <text:p>0.0472</text:p>
          </table:table-cell>
          <table:table-cell office:value-type="float" office:value="0.0034">
            <text:p>0.0034</text:p>
          </table:table-cell>
          <table:table-cell office:value-type="float" office:value="0.1115">
            <text:p>0.1115</text:p>
          </table:table-cell>
          <table:table-cell office:value-type="float" office:value="0.0004">
            <text:p>0.0004</text:p>
          </table:table-cell>
          <table:table-cell office:value-type="float" office:value="0.0012">
            <text:p>0.0012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224961058">
            <text:p>6224961058</text:p>
          </table:table-cell>
          <table:table-cell office:value-type="float" office:value="270650480.782609">
            <text:p>270650480.782609</text:p>
          </table:table-cell>
          <table:table-cell office:value-type="float" office:value="911">
            <text:p>911</text:p>
          </table:table-cell>
          <table:table-cell office:value-type="float" office:value="39.6086956521739">
            <text:p>39.6086956522</text:p>
          </table:table-cell>
          <table:table-cell office:value-type="float" office:value="62">
            <text:p>62</text:p>
          </table:table-cell>
          <table:table-cell office:value-type="float" office:value="2.69565217391304">
            <text:p>2.6956521739</text:p>
          </table:table-cell>
          <table:table-cell office:value-type="float" office:value="103">
            <text:p>103</text:p>
          </table:table-cell>
          <table:table-cell office:value-type="float" office:value="4.47826086956522">
            <text:p>4.4782608696</text:p>
          </table:table-cell>
          <table:table-cell office:value-type="float" office:value="74">
            <text:p>74</text:p>
          </table:table-cell>
          <table:table-cell office:value-type="float" office:value="3.21739130434783">
            <text:p>3.2173913043</text:p>
          </table:table-cell>
          <table:table-cell office:value-type="float" office:value="11058">
            <text:p>11058</text:p>
          </table:table-cell>
          <table:table-cell office:value-type="float" office:value="480.782608695652">
            <text:p>480.7826086957</text:p>
          </table:table-cell>
          <table:table-cell office:value-type="float" office:value="1166">
            <text:p>1166</text:p>
          </table:table-cell>
          <table:table-cell office:value-type="float" office:value="50.6956521739131">
            <text:p>50.6956521739</text:p>
          </table:table-cell>
          <table:table-cell office:value-type="float" office:value="524898">
            <text:p>524898</text:p>
          </table:table-cell>
          <table:table-cell office:value-type="float" office:value="22821.652173913">
            <text:p>22821.652173913</text:p>
          </table:table-cell>
          <table:table-cell office:value-type="float" office:value="270.766905674866">
            <text:p>270.7669056749</text:p>
          </table:table-cell>
          <table:table-cell office:value-type="float" office:value="11.7724741597768">
            <text:p>11.7724741598</text:p>
          </table:table-cell>
          <table:table-cell office:value-type="float" office:value="362.30563085797">
            <text:p>362.305630858</text:p>
          </table:table-cell>
          <table:table-cell office:value-type="float" office:value="15.7524187329552">
            <text:p>15.752418733</text:p>
          </table:table-cell>
          <table:table-cell office:value-type="float" office:value="376.63480635041">
            <text:p>376.6348063504</text:p>
          </table:table-cell>
          <table:table-cell office:value-type="float" office:value="16.3754263630613">
            <text:p>16.3754263631</text:p>
          </table:table-cell>
          <table:table-cell office:value-type="float" office:value="15767">
            <text:p>15767</text:p>
          </table:table-cell>
          <table:table-cell office:value-type="float" office:value="685.521739130435">
            <text:p>685.5217391304</text:p>
          </table:table-cell>
          <table:table-cell office:value-type="float" office:value="10046">
            <text:p>10046</text:p>
          </table:table-cell>
          <table:table-cell office:value-type="float" office:value="436.782608695652">
            <text:p>436.7826086957</text:p>
          </table:table-cell>
          <table:table-cell office:value-type="float" office:value="737.08941955846">
            <text:p>737.0894195585</text:p>
          </table:table-cell>
          <table:table-cell office:value-type="float" office:value="32.0473660677591">
            <text:p>32.0473660678</text:p>
          </table:table-cell>
          <table:table-cell office:value-type="float" office:value="436.69919061009">
            <text:p>436.6991906101</text:p>
          </table:table-cell>
          <table:table-cell office:value-type="float" office:value="18.9869213308735">
            <text:p>18.9869213309</text:p>
          </table:table-cell>
          <table:table-cell office:value-type="float" office:value="23">
            <text:p>23</text:p>
          </table:table-cell>
          <table:table-cell table:formula="of:= 100 * (([.BV92] / ([.BV92] + [.BX92])) - ([.BX92] / ([.BV92] + [.BX92])))" office:value-type="float" office:value="22.1632510750397">
            <text:p>22.163251075</text:p>
          </table:table-cell>
          <table:table-cell table:formula="of:=IF([.CE92] &gt; 0;1;0)" office:value-type="float" office:value="1">
            <text:p>1</text:p>
          </table:table-cell>
          <table:table-cell table:formula="of:=IF([.BU92] &gt; [.CE92];1;0)" office:value-type="float" office:value="0">
            <text:p>0</text:p>
          </table:table-cell>
          <table:table-cell table:formula="of:=IF(AND([.CF92] = 1;[.BU92] &lt; 0);1;0)" office:value-type="float" office:value="0">
            <text:p>0</text:p>
          </table:table-cell>
          <table:table-cell table:formula="of:=IF([.CE92] &lt; 0;1;0)" office:value-type="float" office:value="0">
            <text:p>0</text:p>
          </table:table-cell>
          <table:table-cell table:formula="of:=IF(AND([.CI92] = 1;[.BU92] &gt; 0);1;0)" office:value-type="float" office:value="0">
            <text:p>0</text:p>
          </table:table-cell>
        </table:table-row>
        <table:table-row table:style-name="ro2">
          <table:table-cell office:value-type="float" office:value="207225">
            <text:p>207225</text:p>
          </table:table-cell>
          <table:table-cell office:value-type="float" office:value="95">
            <text:p>95</text:p>
          </table:table-cell>
          <table:table-cell office:value-type="string">
            <text:p>48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58">
            <text:p>39458</text:p>
          </table:table-cell>
          <table:table-cell office:value-type="float" office:value="914">
            <text:p>914</text:p>
          </table:table-cell>
          <table:table-cell office:value-type="float" office:value="34786">
            <text:p>34786</text:p>
          </table:table-cell>
          <table:table-cell office:value-type="float" office:value="1708">
            <text:p>1708</text:p>
          </table:table-cell>
          <table:table-cell office:value-type="float" office:value="152">
            <text:p>152</text:p>
          </table:table-cell>
          <table:table-cell office:value-type="float" office:value="1690">
            <text:p>1690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137">
            <text:p>137</text:p>
          </table:table-cell>
          <table:table-cell office:value-type="float" office:value="29709">
            <text:p>29709</text:p>
          </table:table-cell>
          <table:table-cell office:value-type="float" office:value="530">
            <text:p>530</text:p>
          </table:table-cell>
          <table:table-cell office:value-type="float" office:value="27022">
            <text:p>27022</text:p>
          </table:table-cell>
          <table:table-cell office:value-type="float" office:value="875">
            <text:p>875</text:p>
          </table:table-cell>
          <table:table-cell office:value-type="float" office:value="96">
            <text:p>96</text:p>
          </table:table-cell>
          <table:table-cell office:value-type="float" office:value="1074">
            <text:p>1074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24">
            <text:p>-124</text:p>
          </table:table-cell>
          <table:table-cell office:value-type="float" office:value="-0.0031">
            <text:p>-0.0031</text:p>
          </table:table-cell>
          <table:table-cell office:value-type="float" office:value="0.0232">
            <text:p>0.0232</text:p>
          </table:table-cell>
          <table:table-cell office:value-type="float" office:value="0.8816">
            <text:p>0.8816</text:p>
          </table:table-cell>
          <table:table-cell office:value-type="float" office:value="0.0433">
            <text:p>0.0433</text:p>
          </table:table-cell>
          <table:table-cell office:value-type="float" office:value="0.0039">
            <text:p>0.0039</text:p>
          </table:table-cell>
          <table:table-cell office:value-type="float" office:value="0.0428">
            <text:p>0.0428</text:p>
          </table:table-cell>
          <table:table-cell office:value-type="float" office:value="0.0003">
            <text:p>0.0003</text:p>
          </table:table-cell>
          <table:table-cell office:value-type="float" office:value="0.0015">
            <text:p>0.0015</text:p>
          </table:table-cell>
          <table:table-cell office:value-type="float" office:value="0.0035">
            <text:p>0.0035</text:p>
          </table:table-cell>
          <table:table-cell office:value-type="float" office:value="0.0178">
            <text:p>0.0178</text:p>
          </table:table-cell>
          <table:table-cell office:value-type="float" office:value="0.9096">
            <text:p>0.9096</text:p>
          </table:table-cell>
          <table:table-cell office:value-type="float" office:value="0.0295">
            <text:p>0.0295</text:p>
          </table:table-cell>
          <table:table-cell office:value-type="float" office:value="0.0032">
            <text:p>0.0032</text:p>
          </table:table-cell>
          <table:table-cell office:value-type="float" office:value="0.0362">
            <text:p>0.0362</text:p>
          </table:table-cell>
          <table:table-cell office:value-type="float" office:value="0.0003">
            <text:p>0.0003</text:p>
          </table:table-cell>
          <table:table-cell office:value-type="float" office:value="0.0011">
            <text:p>0.0011</text:p>
          </table:table-cell>
          <table:table-cell office:value-type="float" office:value="0.0023">
            <text:p>0.00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8985285">
            <text:p>10008985285</text:p>
          </table:table-cell>
          <table:table-cell office:value-type="float" office:value="270513115.810811">
            <text:p>270513115.810811</text:p>
          </table:table-cell>
          <table:table-cell office:value-type="float" office:value="1474">
            <text:p>1474</text:p>
          </table:table-cell>
          <table:table-cell office:value-type="float" office:value="39.8378378378378">
            <text:p>39.8378378378</text:p>
          </table:table-cell>
          <table:table-cell office:value-type="float" office:value="108">
            <text:p>108</text:p>
          </table:table-cell>
          <table:table-cell office:value-type="float" office:value="2.91891891891892">
            <text:p>2.9189189189</text:p>
          </table:table-cell>
          <table:table-cell office:value-type="float" office:value="208">
            <text:p>208</text:p>
          </table:table-cell>
          <table:table-cell office:value-type="float" office:value="5.62162162162162">
            <text:p>5.6216216216</text:p>
          </table:table-cell>
          <table:table-cell office:value-type="float" office:value="142">
            <text:p>142</text:p>
          </table:table-cell>
          <table:table-cell office:value-type="float" office:value="3.83783783783784">
            <text:p>3.8378378378</text:p>
          </table:table-cell>
          <table:table-cell office:value-type="float" office:value="55285">
            <text:p>55285</text:p>
          </table:table-cell>
          <table:table-cell office:value-type="float" office:value="1494.18918918919">
            <text:p>1494.1891891892</text:p>
          </table:table-cell>
          <table:table-cell office:value-type="float" office:value="3857">
            <text:p>3857</text:p>
          </table:table-cell>
          <table:table-cell office:value-type="float" office:value="104.243243243243">
            <text:p>104.2432432432</text:p>
          </table:table-cell>
          <table:table-cell office:value-type="float" office:value="1191034">
            <text:p>1191034</text:p>
          </table:table-cell>
          <table:table-cell office:value-type="float" office:value="32190.1081081081">
            <text:p>32190.1081081081</text:p>
          </table:table-cell>
          <table:table-cell office:value-type="float" office:value="-211.283683174118">
            <text:p>-211.2836831741</text:p>
          </table:table-cell>
          <table:table-cell office:value-type="float" office:value="-5.7103698155167">
            <text:p>-5.7103698155</text:p>
          </table:table-cell>
          <table:table-cell office:value-type="float" office:value="315.390012987425">
            <text:p>315.3900129874</text:p>
          </table:table-cell>
          <table:table-cell office:value-type="float" office:value="8.52405440506554">
            <text:p>8.5240544051</text:p>
          </table:table-cell>
          <table:table-cell office:value-type="float" office:value="286.168322877029">
            <text:p>286.168322877</text:p>
          </table:table-cell>
          <table:table-cell office:value-type="float" office:value="7.73427899667646">
            <text:p>7.7342789967</text:p>
          </table:table-cell>
          <table:table-cell office:value-type="float" office:value="17620">
            <text:p>17620</text:p>
          </table:table-cell>
          <table:table-cell office:value-type="float" office:value="476.216216216216">
            <text:p>476.2162162162</text:p>
          </table:table-cell>
          <table:table-cell office:value-type="float" office:value="14084">
            <text:p>14084</text:p>
          </table:table-cell>
          <table:table-cell office:value-type="float" office:value="380.648648648649">
            <text:p>380.6486486486</text:p>
          </table:table-cell>
          <table:table-cell office:value-type="float" office:value="426.39799401638">
            <text:p>426.3979940164</text:p>
          </table:table-cell>
          <table:table-cell office:value-type="float" office:value="11.5242701085508">
            <text:p>11.5242701086</text:p>
          </table:table-cell>
          <table:table-cell office:value-type="float" office:value="204.168161676276">
            <text:p>204.1681616763</text:p>
          </table:table-cell>
          <table:table-cell office:value-type="float" office:value="5.51805842368313">
            <text:p>5.5180584237</text:p>
          </table:table-cell>
          <table:table-cell office:value-type="float" office:value="37">
            <text:p>37</text:p>
          </table:table-cell>
          <table:table-cell table:formula="of:= 100 * (([.BV93] / ([.BV93] + [.BX93])) - ([.BX93] / ([.BV93] + [.BX93])))" office:value-type="float" office:value="11.1531667928337">
            <text:p>11.1531667928</text:p>
          </table:table-cell>
          <table:table-cell table:formula="of:=IF([.CE93] &gt; 0;1;0)" office:value-type="float" office:value="1">
            <text:p>1</text:p>
          </table:table-cell>
          <table:table-cell table:formula="of:=IF([.BU93] &gt; [.CE93];1;0)" office:value-type="float" office:value="0">
            <text:p>0</text:p>
          </table:table-cell>
          <table:table-cell table:formula="of:=IF(AND([.CF93] = 1;[.BU93] &lt; 0);1;0)" office:value-type="float" office:value="0">
            <text:p>0</text:p>
          </table:table-cell>
          <table:table-cell table:formula="of:=IF([.CE93] &lt; 0;1;0)" office:value-type="float" office:value="0">
            <text:p>0</text:p>
          </table:table-cell>
          <table:table-cell table:formula="of:=IF(AND([.CI93] = 1;[.BU93] &gt; 0);1;0)" office:value-type="float" office:value="0">
            <text:p>0</text:p>
          </table:table-cell>
        </table:table-row>
        <table:table-row table:style-name="ro2">
          <table:table-cell office:value-type="float" office:value="207256">
            <text:p>207256</text:p>
          </table:table-cell>
          <table:table-cell office:value-type="float" office:value="88">
            <text:p>88</text:p>
          </table:table-cell>
          <table:table-cell office:value-type="string">
            <text:p>44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67">
            <text:p>39567</text:p>
          </table:table-cell>
          <table:table-cell office:value-type="float" office:value="947">
            <text:p>947</text:p>
          </table:table-cell>
          <table:table-cell office:value-type="float" office:value="34343">
            <text:p>34343</text:p>
          </table:table-cell>
          <table:table-cell office:value-type="float" office:value="2171">
            <text:p>2171</text:p>
          </table:table-cell>
          <table:table-cell office:value-type="float" office:value="200">
            <text:p>200</text:p>
          </table:table-cell>
          <table:table-cell office:value-type="float" office:value="1695">
            <text:p>1695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45">
            <text:p>145</text:p>
          </table:table-cell>
          <table:table-cell office:value-type="float" office:value="31319">
            <text:p>31319</text:p>
          </table:table-cell>
          <table:table-cell office:value-type="float" office:value="603">
            <text:p>603</text:p>
          </table:table-cell>
          <table:table-cell office:value-type="float" office:value="27956">
            <text:p>27956</text:p>
          </table:table-cell>
          <table:table-cell office:value-type="float" office:value="1325">
            <text:p>1325</text:p>
          </table:table-cell>
          <table:table-cell office:value-type="float" office:value="151">
            <text:p>151</text:p>
          </table:table-cell>
          <table:table-cell office:value-type="float" office:value="1166">
            <text:p>1166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5">
            <text:p>-15</text:p>
          </table:table-cell>
          <table:table-cell office:value-type="float" office:value="-0.0004">
            <text:p>-0.0004</text:p>
          </table:table-cell>
          <table:table-cell office:value-type="float" office:value="0.0239">
            <text:p>0.0239</text:p>
          </table:table-cell>
          <table:table-cell office:value-type="float" office:value="0.868">
            <text:p>0.868</text:p>
          </table:table-cell>
          <table:table-cell office:value-type="float" office:value="0.0549">
            <text:p>0.0549</text:p>
          </table:table-cell>
          <table:table-cell office:value-type="float" office:value="0.0051">
            <text:p>0.0051</text:p>
          </table:table-cell>
          <table:table-cell office:value-type="float" office:value="0.0428">
            <text:p>0.0428</text:p>
          </table:table-cell>
          <table:table-cell office:value-type="float" office:value="0.0003">
            <text:p>0.0003</text:p>
          </table:table-cell>
          <table:table-cell office:value-type="float" office:value="0.0013">
            <text:p>0.0013</text:p>
          </table:table-cell>
          <table:table-cell office:value-type="float" office:value="0.0037">
            <text:p>0.0037</text:p>
          </table:table-cell>
          <table:table-cell office:value-type="float" office:value="0.0193">
            <text:p>0.0193</text:p>
          </table:table-cell>
          <table:table-cell office:value-type="float" office:value="0.8926">
            <text:p>0.8926</text:p>
          </table:table-cell>
          <table:table-cell office:value-type="float" office:value="0.0423">
            <text:p>0.0423</text:p>
          </table:table-cell>
          <table:table-cell office:value-type="float" office:value="0.0048">
            <text:p>0.0048</text:p>
          </table:table-cell>
          <table:table-cell office:value-type="float" office:value="0.0372">
            <text:p>0.0372</text:p>
          </table:table-cell>
          <table:table-cell office:value-type="float" office:value="0.0003">
            <text:p>0.0003</text:p>
          </table:table-cell>
          <table:table-cell office:value-type="float" office:value="0.0009">
            <text:p>0.0009</text:p>
          </table:table-cell>
          <table:table-cell office:value-type="float" office:value="0.0026">
            <text:p>0.002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280224445">
            <text:p>10280224445</text:p>
          </table:table-cell>
          <table:table-cell office:value-type="float" office:value="270532222.236842">
            <text:p>270532222.236842</text:p>
          </table:table-cell>
          <table:table-cell office:value-type="float" office:value="1527">
            <text:p>1527</text:p>
          </table:table-cell>
          <table:table-cell office:value-type="float" office:value="40.1842105263158">
            <text:p>40.1842105263</text:p>
          </table:table-cell>
          <table:table-cell office:value-type="float" office:value="122">
            <text:p>122</text:p>
          </table:table-cell>
          <table:table-cell office:value-type="float" office:value="3.21052631578947">
            <text:p>3.2105263158</text:p>
          </table:table-cell>
          <table:table-cell office:value-type="float" office:value="209">
            <text:p>209</text:p>
          </table:table-cell>
          <table:table-cell office:value-type="float" office:value="5.5">
            <text:p>5.5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float" office:value="84445">
            <text:p>84445</text:p>
          </table:table-cell>
          <table:table-cell office:value-type="float" office:value="2222.23684210526">
            <text:p>2222.2368421053</text:p>
          </table:table-cell>
          <table:table-cell office:value-type="float" office:value="6020">
            <text:p>6020</text:p>
          </table:table-cell>
          <table:table-cell office:value-type="float" office:value="158.421052631579">
            <text:p>158.4210526316</text:p>
          </table:table-cell>
          <table:table-cell office:value-type="float" office:value="1781588">
            <text:p>1781588</text:p>
          </table:table-cell>
          <table:table-cell office:value-type="float" office:value="46883.8947368421">
            <text:p>46883.8947368421</text:p>
          </table:table-cell>
          <table:table-cell office:value-type="float" office:value="-201.158312275198">
            <text:p>-201.1583122752</text:p>
          </table:table-cell>
          <table:table-cell office:value-type="float" office:value="-5.29363979671574">
            <text:p>-5.2936397967</text:p>
          </table:table-cell>
          <table:table-cell office:value-type="float" office:value="188.922466667513">
            <text:p>188.9224666675</text:p>
          </table:table-cell>
          <table:table-cell office:value-type="float" office:value="4.9716438596714">
            <text:p>4.9716438597</text:p>
          </table:table-cell>
          <table:table-cell office:value-type="float" office:value="108.254921523898">
            <text:p>108.2549215239</text:p>
          </table:table-cell>
          <table:table-cell office:value-type="float" office:value="2.8488137243131">
            <text:p>2.8488137243</text:p>
          </table:table-cell>
          <table:table-cell office:value-type="float" office:value="18805">
            <text:p>18805</text:p>
          </table:table-cell>
          <table:table-cell office:value-type="float" office:value="494.868421052632">
            <text:p>494.8684210526</text:p>
          </table:table-cell>
          <table:table-cell office:value-type="float" office:value="17644">
            <text:p>17644</text:p>
          </table:table-cell>
          <table:table-cell office:value-type="float" office:value="464.315789473684">
            <text:p>464.3157894737</text:p>
          </table:table-cell>
          <table:table-cell office:value-type="float" office:value="100.154938000284">
            <text:p>100.1549380003</text:p>
          </table:table-cell>
          <table:table-cell office:value-type="float" office:value="2.63565626316537">
            <text:p>2.6356562632</text:p>
          </table:table-cell>
          <table:table-cell office:value-type="float" office:value="49.043503479314">
            <text:p>49.0435034793</text:p>
          </table:table-cell>
          <table:table-cell office:value-type="float" office:value="1.29061851261353">
            <text:p>1.2906185126</text:p>
          </table:table-cell>
          <table:table-cell office:value-type="float" office:value="38">
            <text:p>38</text:p>
          </table:table-cell>
          <table:table-cell table:formula="of:= 100 * (([.BV94] / ([.BV94] + [.BX94])) - ([.BX94] / ([.BV94] + [.BX94])))" office:value-type="float" office:value="3.18527257263574">
            <text:p>3.1852725726</text:p>
          </table:table-cell>
          <table:table-cell table:formula="of:=IF([.CE94] &gt; 0;1;0)" office:value-type="float" office:value="1">
            <text:p>1</text:p>
          </table:table-cell>
          <table:table-cell table:formula="of:=IF([.BU94] &gt; [.CE94];1;0)" office:value-type="float" office:value="0">
            <text:p>0</text:p>
          </table:table-cell>
          <table:table-cell table:formula="of:=IF(AND([.CF94] = 1;[.BU94] &lt; 0);1;0)" office:value-type="float" office:value="0">
            <text:p>0</text:p>
          </table:table-cell>
          <table:table-cell table:formula="of:=IF([.CE94] &lt; 0;1;0)" office:value-type="float" office:value="0">
            <text:p>0</text:p>
          </table:table-cell>
          <table:table-cell table:formula="of:=IF(AND([.CI94] = 1;[.BU94] &gt; 0);1;0)" office:value-type="float" office:value="0">
            <text:p>0</text:p>
          </table:table-cell>
        </table:table-row>
        <table:table-row table:style-name="ro2">
          <table:table-cell office:value-type="float" office:value="207291">
            <text:p>207291</text:p>
          </table:table-cell>
          <table:table-cell office:value-type="float" office:value="87">
            <text:p>87</text:p>
          </table:table-cell>
          <table:table-cell office:value-type="string">
            <text:p>44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42">
            <text:p>39542</text:p>
          </table:table-cell>
          <table:table-cell office:value-type="float" office:value="1003">
            <text:p>1003</text:p>
          </table:table-cell>
          <table:table-cell office:value-type="float" office:value="32683">
            <text:p>32683</text:p>
          </table:table-cell>
          <table:table-cell office:value-type="float" office:value="1650">
            <text:p>1650</text:p>
          </table:table-cell>
          <table:table-cell office:value-type="float" office:value="144">
            <text:p>144</text:p>
          </table:table-cell>
          <table:table-cell office:value-type="float" office:value="3836">
            <text:p>3836</text:p>
          </table:table-cell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29301">
            <text:p>29301</text:p>
          </table:table-cell>
          <table:table-cell office:value-type="float" office:value="602">
            <text:p>602</text:p>
          </table:table-cell>
          <table:table-cell office:value-type="float" office:value="25013">
            <text:p>25013</text:p>
          </table:table-cell>
          <table:table-cell office:value-type="float" office:value="981">
            <text:p>981</text:p>
          </table:table-cell>
          <table:table-cell office:value-type="float" office:value="97">
            <text:p>97</text:p>
          </table:table-cell>
          <table:table-cell office:value-type="float" office:value="2489">
            <text:p>2489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40">
            <text:p>-40</text:p>
          </table:table-cell>
          <table:table-cell office:value-type="float" office:value="-0.001">
            <text:p>-0.001</text:p>
          </table:table-cell>
          <table:table-cell office:value-type="float" office:value="0.0254">
            <text:p>0.0254</text:p>
          </table:table-cell>
          <table:table-cell office:value-type="float" office:value="0.8265">
            <text:p>0.8265</text:p>
          </table:table-cell>
          <table:table-cell office:value-type="float" office:value="0.0417">
            <text:p>0.0417</text:p>
          </table:table-cell>
          <table:table-cell office:value-type="float" office:value="0.0036">
            <text:p>0.0036</text:p>
          </table:table-cell>
          <table:table-cell office:value-type="float" office:value="0.097">
            <text:p>0.097</text:p>
          </table:table-cell>
          <table:table-cell office:value-type="float" office:value="0.0006">
            <text:p>0.0006</text:p>
          </table:table-cell>
          <table:table-cell office:value-type="float" office:value="0.0022">
            <text:p>0.0022</text:p>
          </table:table-cell>
          <table:table-cell office:value-type="float" office:value="0.0029">
            <text:p>0.0029</text:p>
          </table:table-cell>
          <table:table-cell office:value-type="float" office:value="0.0205">
            <text:p>0.0205</text:p>
          </table:table-cell>
          <table:table-cell office:value-type="float" office:value="0.8537">
            <text:p>0.8537</text:p>
          </table:table-cell>
          <table:table-cell office:value-type="float" office:value="0.0335">
            <text:p>0.0335</text:p>
          </table:table-cell>
          <table:table-cell office:value-type="float" office:value="0.0033">
            <text:p>0.0033</text:p>
          </table:table-cell>
          <table:table-cell office:value-type="float" office:value="0.0849">
            <text:p>0.0849</text:p>
          </table:table-cell>
          <table:table-cell office:value-type="float" office:value="0.0005">
            <text:p>0.0005</text:p>
          </table:table-cell>
          <table:table-cell office:value-type="float" office:value="0.0014">
            <text:p>0.0014</text:p>
          </table:table-cell>
          <table:table-cell office:value-type="float" office:value="0.0022">
            <text:p>0.002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74901930">
            <text:p>7574901930</text:p>
          </table:table-cell>
          <table:table-cell office:value-type="float" office:value="270532211.785714">
            <text:p>270532211.785714</text:p>
          </table:table-cell>
          <table:table-cell office:value-type="float" office:value="1106">
            <text:p>1106</text:p>
          </table:table-cell>
          <table:table-cell office:value-type="float" office:value="39.5">
            <text:p>39.5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161">
            <text:p>161</text:p>
          </table:table-cell>
          <table:table-cell office:value-type="float" office:value="5.75">
            <text:p>5.75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61930">
            <text:p>61930</text:p>
          </table:table-cell>
          <table:table-cell office:value-type="float" office:value="2211.78571428571">
            <text:p>2211.7857142857</text:p>
          </table:table-cell>
          <table:table-cell office:value-type="float" office:value="4680">
            <text:p>4680</text:p>
          </table:table-cell>
          <table:table-cell office:value-type="float" office:value="167.142857142857">
            <text:p>167.1428571429</text:p>
          </table:table-cell>
          <table:table-cell office:value-type="float" office:value="1381684">
            <text:p>1381684</text:p>
          </table:table-cell>
          <table:table-cell office:value-type="float" office:value="49345.8571428571">
            <text:p>49345.8571428571</text:p>
          </table:table-cell>
          <table:table-cell office:value-type="float" office:value="252.339554447771">
            <text:p>252.3395544478</text:p>
          </table:table-cell>
          <table:table-cell office:value-type="float" office:value="9.01212694456325">
            <text:p>9.0121269446</text:p>
          </table:table-cell>
          <table:table-cell office:value-type="float" office:value="375.846667013104">
            <text:p>375.8466670131</text:p>
          </table:table-cell>
          <table:table-cell office:value-type="float" office:value="13.423095250468">
            <text:p>13.4230952505</text:p>
          </table:table-cell>
          <table:table-cell office:value-type="float" office:value="392.2270068799">
            <text:p>392.2270068799</text:p>
          </table:table-cell>
          <table:table-cell office:value-type="float" office:value="14.0081073885679">
            <text:p>14.0081073886</text:p>
          </table:table-cell>
          <table:table-cell office:value-type="float" office:value="17993">
            <text:p>17993</text:p>
          </table:table-cell>
          <table:table-cell office:value-type="float" office:value="642.607142857143">
            <text:p>642.6071428571</text:p>
          </table:table-cell>
          <table:table-cell office:value-type="float" office:value="12850">
            <text:p>12850</text:p>
          </table:table-cell>
          <table:table-cell office:value-type="float" office:value="458.928571428571">
            <text:p>458.9285714286</text:p>
          </table:table-cell>
          <table:table-cell office:value-type="float" office:value="476.542668506304">
            <text:p>476.5426685063</text:p>
          </table:table-cell>
          <table:table-cell office:value-type="float" office:value="17.0193810180823">
            <text:p>17.0193810181</text:p>
          </table:table-cell>
          <table:table-cell office:value-type="float" office:value="374.23897421185">
            <text:p>374.2389742119</text:p>
          </table:table-cell>
          <table:table-cell office:value-type="float" office:value="13.3656776504232">
            <text:p>13.3656776504</text:p>
          </table:table-cell>
          <table:table-cell office:value-type="float" office:value="28">
            <text:p>28</text:p>
          </table:table-cell>
          <table:table-cell table:formula="of:= 100 * (([.BV95] / ([.BV95] + [.BX95])) - ([.BX95] / ([.BV95] + [.BX95])))" office:value-type="float" office:value="16.67477223357">
            <text:p>16.6747722336</text:p>
          </table:table-cell>
          <table:table-cell table:formula="of:=IF([.CE95] &gt; 0;1;0)" office:value-type="float" office:value="1">
            <text:p>1</text:p>
          </table:table-cell>
          <table:table-cell table:formula="of:=IF([.BU95] &gt; [.CE95];1;0)" office:value-type="float" office:value="0">
            <text:p>0</text:p>
          </table:table-cell>
          <table:table-cell table:formula="of:=IF(AND([.CF95] = 1;[.BU95] &lt; 0);1;0)" office:value-type="float" office:value="0">
            <text:p>0</text:p>
          </table:table-cell>
          <table:table-cell table:formula="of:=IF([.CE95] &lt; 0;1;0)" office:value-type="float" office:value="0">
            <text:p>0</text:p>
          </table:table-cell>
          <table:table-cell table:formula="of:=IF(AND([.CI95] = 1;[.BU95] &gt; 0);1;0)" office:value-type="float" office:value="0">
            <text:p>0</text:p>
          </table:table-cell>
        </table:table-row>
        <table:table-row table:style-name="ro2">
          <table:table-cell office:value-type="float" office:value="207320">
            <text:p>207320</text:p>
          </table:table-cell>
          <table:table-cell office:value-type="float" office:value="98">
            <text:p>98</text:p>
          </table:table-cell>
          <table:table-cell office:value-type="string">
            <text:p>49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53">
            <text:p>39653</text:p>
          </table:table-cell>
          <table:table-cell office:value-type="float" office:value="1132">
            <text:p>1132</text:p>
          </table:table-cell>
          <table:table-cell office:value-type="float" office:value="32626">
            <text:p>32626</text:p>
          </table:table-cell>
          <table:table-cell office:value-type="float" office:value="2226">
            <text:p>2226</text:p>
          </table:table-cell>
          <table:table-cell office:value-type="float" office:value="198">
            <text:p>198</text:p>
          </table:table-cell>
          <table:table-cell office:value-type="float" office:value="3210">
            <text:p>3210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184">
            <text:p>184</text:p>
          </table:table-cell>
          <table:table-cell office:value-type="float" office:value="32886">
            <text:p>32886</text:p>
          </table:table-cell>
          <table:table-cell office:value-type="float" office:value="740">
            <text:p>740</text:p>
          </table:table-cell>
          <table:table-cell office:value-type="float" office:value="28023">
            <text:p>28023</text:p>
          </table:table-cell>
          <table:table-cell office:value-type="float" office:value="1418">
            <text:p>1418</text:p>
          </table:table-cell>
          <table:table-cell office:value-type="float" office:value="143">
            <text:p>143</text:p>
          </table:table-cell>
          <table:table-cell office:value-type="float" office:value="2413">
            <text:p>2413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71">
            <text:p>71</text:p>
          </table:table-cell>
          <table:table-cell office:value-type="float" office:value="0.0018">
            <text:p>0.0018</text:p>
          </table:table-cell>
          <table:table-cell office:value-type="float" office:value="0.0285">
            <text:p>0.0285</text:p>
          </table:table-cell>
          <table:table-cell office:value-type="float" office:value="0.8228">
            <text:p>0.8228</text:p>
          </table:table-cell>
          <table:table-cell office:value-type="float" office:value="0.0561">
            <text:p>0.0561</text:p>
          </table:table-cell>
          <table:table-cell office:value-type="float" office:value="0.005">
            <text:p>0.005</text:p>
          </table:table-cell>
          <table:table-cell office:value-type="float" office:value="0.081">
            <text:p>0.081</text:p>
          </table:table-cell>
          <table:table-cell office:value-type="float" office:value="0.0002">
            <text:p>0.0002</text:p>
          </table:table-cell>
          <table:table-cell office:value-type="float" office:value="0.0017">
            <text:p>0.0017</text:p>
          </table:table-cell>
          <table:table-cell office:value-type="float" office:value="0.0046">
            <text:p>0.0046</text:p>
          </table:table-cell>
          <table:table-cell office:value-type="float" office:value="0.0225">
            <text:p>0.0225</text:p>
          </table:table-cell>
          <table:table-cell office:value-type="float" office:value="0.8521">
            <text:p>0.8521</text:p>
          </table:table-cell>
          <table:table-cell office:value-type="float" office:value="0.0431">
            <text:p>0.0431</text:p>
          </table:table-cell>
          <table:table-cell office:value-type="float" office:value="0.0043">
            <text:p>0.0043</text:p>
          </table:table-cell>
          <table:table-cell office:value-type="float" office:value="0.0734">
            <text:p>0.0734</text:p>
          </table:table-cell>
          <table:table-cell office:value-type="float" office:value="0.0002">
            <text:p>0.0002</text:p>
          </table:table-cell>
          <table:table-cell office:value-type="float" office:value="0.0013">
            <text:p>0.0013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552414583">
            <text:p>10552414583</text:p>
          </table:table-cell>
          <table:table-cell office:value-type="float" office:value="270574732.897436">
            <text:p>270574732.897436</text:p>
          </table:table-cell>
          <table:table-cell office:value-type="float" office:value="1641">
            <text:p>1641</text:p>
          </table:table-cell>
          <table:table-cell office:value-type="float" office:value="42.0769230769231">
            <text:p>42.0769230769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5.38461538461539">
            <text:p>5.3846153846</text:p>
          </table:table-cell>
          <table:table-cell office:value-type="float" office:value="150">
            <text:p>150</text:p>
          </table:table-cell>
          <table:table-cell office:value-type="float" office:value="3.84615384615385">
            <text:p>3.8461538462</text:p>
          </table:table-cell>
          <table:table-cell office:value-type="float" office:value="24583">
            <text:p>24583</text:p>
          </table:table-cell>
          <table:table-cell office:value-type="float" office:value="630.333333333333">
            <text:p>630.3333333333</text:p>
          </table:table-cell>
          <table:table-cell office:value-type="float" office:value="1841">
            <text:p>1841</text:p>
          </table:table-cell>
          <table:table-cell office:value-type="float" office:value="47.2051282051282">
            <text:p>47.2051282051</text:p>
          </table:table-cell>
          <table:table-cell office:value-type="float" office:value="715994">
            <text:p>715994</text:p>
          </table:table-cell>
          <table:table-cell office:value-type="float" office:value="18358.8205128205">
            <text:p>18358.8205128205</text:p>
          </table:table-cell>
          <table:table-cell office:value-type="float" office:value="-264.301972599432">
            <text:p>-264.3019725994</text:p>
          </table:table-cell>
          <table:table-cell office:value-type="float" office:value="-6.77697365639569">
            <text:p>-6.7769736564</text:p>
          </table:table-cell>
          <table:table-cell office:value-type="float" office:value="337.413877027571">
            <text:p>337.4138770276</text:p>
          </table:table-cell>
          <table:table-cell office:value-type="float" office:value="8.65163787250182">
            <text:p>8.6516378725</text:p>
          </table:table-cell>
          <table:table-cell office:value-type="float" office:value="203.847111692904">
            <text:p>203.8471116929</text:p>
          </table:table-cell>
          <table:table-cell office:value-type="float" office:value="5.22684901776677">
            <text:p>5.2268490178</text:p>
          </table:table-cell>
          <table:table-cell office:value-type="float" office:value="21906">
            <text:p>21906</text:p>
          </table:table-cell>
          <table:table-cell office:value-type="float" office:value="561.692307692308">
            <text:p>561.6923076923</text:p>
          </table:table-cell>
          <table:table-cell office:value-type="float" office:value="19052">
            <text:p>19052</text:p>
          </table:table-cell>
          <table:table-cell office:value-type="float" office:value="488.512820512821">
            <text:p>488.5128205128</text:p>
          </table:table-cell>
          <table:table-cell office:value-type="float" office:value="145.96040819083">
            <text:p>145.9604081908</text:p>
          </table:table-cell>
          <table:table-cell office:value-type="float" office:value="3.74257456899564">
            <text:p>3.742574569</text:p>
          </table:table-cell>
          <table:table-cell office:value-type="float" office:value="105.72985607775">
            <text:p>105.7298560778</text:p>
          </table:table-cell>
          <table:table-cell office:value-type="float" office:value="2.71102195071154">
            <text:p>2.7110219507</text:p>
          </table:table-cell>
          <table:table-cell office:value-type="float" office:value="39">
            <text:p>39</text:p>
          </table:table-cell>
          <table:table-cell table:formula="of:= 100 * (([.BV96] / ([.BV96] + [.BX96])) - ([.BX96] / ([.BV96] + [.BX96])))" office:value-type="float" office:value="6.96811367742565">
            <text:p>6.9681136774</text:p>
          </table:table-cell>
          <table:table-cell table:formula="of:=IF([.CE96] &gt; 0;1;0)" office:value-type="float" office:value="1">
            <text:p>1</text:p>
          </table:table-cell>
          <table:table-cell table:formula="of:=IF([.BU96] &gt; [.CE96];1;0)" office:value-type="float" office:value="0">
            <text:p>0</text:p>
          </table:table-cell>
          <table:table-cell table:formula="of:=IF(AND([.CF96] = 1;[.BU96] &lt; 0);1;0)" office:value-type="float" office:value="0">
            <text:p>0</text:p>
          </table:table-cell>
          <table:table-cell table:formula="of:=IF([.CE96] &lt; 0;1;0)" office:value-type="float" office:value="0">
            <text:p>0</text:p>
          </table:table-cell>
          <table:table-cell table:formula="of:=IF(AND([.CI96] = 1;[.BU96] &gt; 0);1;0)" office:value-type="float" office:value="0">
            <text:p>0</text:p>
          </table:table-cell>
        </table:table-row>
        <table:table-row table:style-name="ro2">
          <table:table-cell office:value-type="float" office:value="207357">
            <text:p>207357</text:p>
          </table:table-cell>
          <table:table-cell office:value-type="float" office:value="97">
            <text:p>97</text:p>
          </table:table-cell>
          <table:table-cell office:value-type="string">
            <text:p>49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99">
            <text:p>39599</text:p>
          </table:table-cell>
          <table:table-cell office:value-type="float" office:value="829">
            <text:p>829</text:p>
          </table:table-cell>
          <table:table-cell office:value-type="float" office:value="35660">
            <text:p>35660</text:p>
          </table:table-cell>
          <table:table-cell office:value-type="float" office:value="991">
            <text:p>991</text:p>
          </table:table-cell>
          <table:table-cell office:value-type="float" office:value="119">
            <text:p>119</text:p>
          </table:table-cell>
          <table:table-cell office:value-type="float" office:value="1819">
            <text:p>1819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29387">
            <text:p>29387</text:p>
          </table:table-cell>
          <table:table-cell office:value-type="float" office:value="482">
            <text:p>482</text:p>
          </table:table-cell>
          <table:table-cell office:value-type="float" office:value="27003">
            <text:p>27003</text:p>
          </table:table-cell>
          <table:table-cell office:value-type="float" office:value="589">
            <text:p>589</text:p>
          </table:table-cell>
          <table:table-cell office:value-type="float" office:value="95">
            <text:p>95</text:p>
          </table:table-cell>
          <table:table-cell office:value-type="float" office:value="1126">
            <text:p>1126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7">
            <text:p>17</text:p>
          </table:table-cell>
          <table:table-cell office:value-type="float" office:value="0.0004">
            <text:p>0.0004</text:p>
          </table:table-cell>
          <table:table-cell office:value-type="float" office:value="0.0209">
            <text:p>0.0209</text:p>
          </table:table-cell>
          <table:table-cell office:value-type="float" office:value="0.9005">
            <text:p>0.9005</text:p>
          </table:table-cell>
          <table:table-cell office:value-type="float" office:value="0.025">
            <text:p>0.025</text:p>
          </table:table-cell>
          <table:table-cell office:value-type="float" office:value="0.003">
            <text:p>0.003</text:p>
          </table:table-cell>
          <table:table-cell office:value-type="float" office:value="0.0459">
            <text:p>0.0459</text:p>
          </table:table-cell>
          <table:table-cell office:value-type="float" office:value="0.0005">
            <text:p>0.0005</text:p>
          </table:table-cell>
          <table:table-cell office:value-type="float" office:value="0.0021">
            <text:p>0.0021</text:p>
          </table:table-cell>
          <table:table-cell office:value-type="float" office:value="0.0019">
            <text:p>0.0019</text:p>
          </table:table-cell>
          <table:table-cell office:value-type="float" office:value="0.0164">
            <text:p>0.0164</text:p>
          </table:table-cell>
          <table:table-cell office:value-type="float" office:value="0.9189">
            <text:p>0.9189</text:p>
          </table:table-cell>
          <table:table-cell office:value-type="float" office:value="0.02">
            <text:p>0.02</text:p>
          </table:table-cell>
          <table:table-cell office:value-type="float" office:value="0.0032">
            <text:p>0.0032</text:p>
          </table:table-cell>
          <table:table-cell office:value-type="float" office:value="0.0383">
            <text:p>0.0383</text:p>
          </table:table-cell>
          <table:table-cell office:value-type="float" office:value="0.0004">
            <text:p>0.0004</text:p>
          </table:table-cell>
          <table:table-cell office:value-type="float" office:value="0.0013">
            <text:p>0.0013</text:p>
          </table:table-cell>
          <table:table-cell office:value-type="float" office:value="0.0015">
            <text:p>0.0015</text:p>
          </table:table-cell>
          <table:table-cell table:number-columns-repeated="4" office:value-type="float" office:value="0">
            <text:p>0</text:p>
          </table:table-cell>
          <table:table-cell office:value-type="float" office:value="8927535305">
            <text:p>8927535305</text:p>
          </table:table-cell>
          <table:table-cell office:value-type="float" office:value="270531372.878788">
            <text:p>270531372.878788</text:p>
          </table:table-cell>
          <table:table-cell office:value-type="float" office:value="1530">
            <text:p>1530</text:p>
          </table:table-cell>
          <table:table-cell office:value-type="float" office:value="46.3636363636364">
            <text:p>46.3636363636</text:p>
          </table:table-cell>
          <table:table-cell office:value-type="float" office:value="123">
            <text:p>123</text:p>
          </table:table-cell>
          <table:table-cell office:value-type="float" office:value="3.72727272727273">
            <text:p>3.7272727273</text:p>
          </table:table-cell>
          <table:table-cell office:value-type="float" office:value="169">
            <text:p>169</text:p>
          </table:table-cell>
          <table:table-cell office:value-type="float" office:value="5.12121212121212">
            <text:p>5.1212121212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45305">
            <text:p>45305</text:p>
          </table:table-cell>
          <table:table-cell office:value-type="float" office:value="1372.87878787879">
            <text:p>1372.8787878788</text:p>
          </table:table-cell>
          <table:table-cell office:value-type="float" office:value="3176">
            <text:p>3176</text:p>
          </table:table-cell>
          <table:table-cell office:value-type="float" office:value="96.2424242424243">
            <text:p>96.2424242424</text:p>
          </table:table-cell>
          <table:table-cell office:value-type="float" office:value="950104">
            <text:p>950104</text:p>
          </table:table-cell>
          <table:table-cell office:value-type="float" office:value="28791.0303030303">
            <text:p>28791.0303030303</text:p>
          </table:table-cell>
          <table:table-cell office:value-type="float" office:value="-514.336911726172">
            <text:p>-514.3369117262</text:p>
          </table:table-cell>
          <table:table-cell office:value-type="float" office:value="-15.5859670220052">
            <text:p>-15.585967022</text:p>
          </table:table-cell>
          <table:table-cell office:value-type="float" office:value="-167.88003697801">
            <text:p>-167.880036978</text:p>
          </table:table-cell>
          <table:table-cell office:value-type="float" office:value="-5.08727384781849">
            <text:p>-5.0872738478</text:p>
          </table:table-cell>
          <table:table-cell office:value-type="float" office:value="-318.43360446084">
            <text:p>-318.4336044608</text:p>
          </table:table-cell>
          <table:table-cell office:value-type="float" office:value="-9.64950316548001">
            <text:p>-9.6495031655</text:p>
          </table:table-cell>
          <table:table-cell office:value-type="float" office:value="16227">
            <text:p>16227</text:p>
          </table:table-cell>
          <table:table-cell office:value-type="float" office:value="491.727272727273">
            <text:p>491.7272727273</text:p>
          </table:table-cell>
          <table:table-cell office:value-type="float" office:value="21993">
            <text:p>21993</text:p>
          </table:table-cell>
          <table:table-cell office:value-type="float" office:value="666.454545454546">
            <text:p>666.4545454545</text:p>
          </table:table-cell>
          <table:table-cell office:value-type="float" office:value="-451.38734944923">
            <text:p>-451.3873494492</text:p>
          </table:table-cell>
          <table:table-cell office:value-type="float" office:value="-13.6784045287645">
            <text:p>-13.6784045288</text:p>
          </table:table-cell>
          <table:table-cell office:value-type="float" office:value="-363.00947565353">
            <text:p>-363.0094756535</text:p>
          </table:table-cell>
          <table:table-cell office:value-type="float" office:value="-11.0002871410161">
            <text:p>-11.000287141</text:p>
          </table:table-cell>
          <table:table-cell office:value-type="float" office:value="33">
            <text:p>33</text:p>
          </table:table-cell>
          <table:table-cell table:formula="of:= 100 * (([.BV97] / ([.BV97] + [.BX97])) - ([.BX97] / ([.BV97] + [.BX97])))" office:value-type="float" office:value="-15.0863422291994">
            <text:p>-15.0863422292</text:p>
          </table:table-cell>
          <table:table-cell table:formula="of:=IF([.CE97] &gt; 0;1;0)" office:value-type="float" office:value="0">
            <text:p>0</text:p>
          </table:table-cell>
          <table:table-cell table:formula="of:=IF([.BU97] &gt; [.CE97];1;0)" office:value-type="float" office:value="1">
            <text:p>1</text:p>
          </table:table-cell>
          <table:table-cell table:formula="of:=IF(AND([.CF97] = 1;[.BU97] &lt; 0);1;0)" office:value-type="float" office:value="0">
            <text:p>0</text:p>
          </table:table-cell>
          <table:table-cell table:formula="of:=IF([.CE97] &lt; 0;1;0)" office:value-type="float" office:value="1">
            <text:p>1</text:p>
          </table:table-cell>
          <table:table-cell table:formula="of:=IF(AND([.CI97] = 1;[.BU97] &gt; 0);1;0)" office:value-type="float" office:value="0">
            <text:p>0</text:p>
          </table:table-cell>
        </table:table-row>
        <table:table-row table:style-name="ro2">
          <table:table-cell office:value-type="float" office:value="207389">
            <text:p>207389</text:p>
          </table:table-cell>
          <table:table-cell office:value-type="float" office:value="92">
            <text:p>92</text:p>
          </table:table-cell>
          <table:table-cell office:value-type="string">
            <text:p>46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14">
            <text:p>39414</text:p>
          </table:table-cell>
          <table:table-cell office:value-type="float" office:value="2249">
            <text:p>2249</text:p>
          </table:table-cell>
          <table:table-cell office:value-type="float" office:value="29671">
            <text:p>29671</text:p>
          </table:table-cell>
          <table:table-cell office:value-type="float" office:value="4357">
            <text:p>4357</text:p>
          </table:table-cell>
          <table:table-cell office:value-type="float" office:value="297">
            <text:p>297</text:p>
          </table:table-cell>
          <table:table-cell office:value-type="float" office:value="2455">
            <text:p>2455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242">
            <text:p>242</text:p>
          </table:table-cell>
          <table:table-cell office:value-type="float" office:value="31864">
            <text:p>31864</text:p>
          </table:table-cell>
          <table:table-cell office:value-type="float" office:value="1396">
            <text:p>1396</text:p>
          </table:table-cell>
          <table:table-cell office:value-type="float" office:value="25360">
            <text:p>25360</text:p>
          </table:table-cell>
          <table:table-cell office:value-type="float" office:value="2757">
            <text:p>2757</text:p>
          </table:table-cell>
          <table:table-cell office:value-type="float" office:value="219">
            <text:p>219</text:p>
          </table:table-cell>
          <table:table-cell office:value-type="float" office:value="1906">
            <text:p>1906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68">
            <text:p>-168</text:p>
          </table:table-cell>
          <table:table-cell office:value-type="float" office:value="-0.0042">
            <text:p>-0.0042</text:p>
          </table:table-cell>
          <table:table-cell office:value-type="float" office:value="0.0571">
            <text:p>0.0571</text:p>
          </table:table-cell>
          <table:table-cell office:value-type="float" office:value="0.7528">
            <text:p>0.7528</text:p>
          </table:table-cell>
          <table:table-cell office:value-type="float" office:value="0.1105">
            <text:p>0.1105</text:p>
          </table:table-cell>
          <table:table-cell office:value-type="float" office:value="0.0075">
            <text:p>0.0075</text:p>
          </table:table-cell>
          <table:table-cell office:value-type="float" office:value="0.0623">
            <text:p>0.0623</text:p>
          </table:table-cell>
          <table:table-cell office:value-type="float" office:value="0.0006">
            <text:p>0.0006</text:p>
          </table:table-cell>
          <table:table-cell office:value-type="float" office:value="0.003">
            <text:p>0.003</text:p>
          </table:table-cell>
          <table:table-cell office:value-type="float" office:value="0.0061">
            <text:p>0.0061</text:p>
          </table:table-cell>
          <table:table-cell office:value-type="float" office:value="0.0438">
            <text:p>0.0438</text:p>
          </table:table-cell>
          <table:table-cell office:value-type="float" office:value="0.7959">
            <text:p>0.7959</text:p>
          </table:table-cell>
          <table:table-cell office:value-type="float" office:value="0.0865">
            <text:p>0.0865</text:p>
          </table:table-cell>
          <table:table-cell office:value-type="float" office:value="0.0069">
            <text:p>0.0069</text:p>
          </table:table-cell>
          <table:table-cell office:value-type="float" office:value="0.0598">
            <text:p>0.0598</text:p>
          </table:table-cell>
          <table:table-cell office:value-type="float" office:value="0.0004">
            <text:p>0.0004</text:p>
          </table:table-cell>
          <table:table-cell office:value-type="float" office:value="0.0022">
            <text:p>0.0022</text:p>
          </table:table-cell>
          <table:table-cell office:value-type="float" office:value="0.0045">
            <text:p>0.004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845426195">
            <text:p>7845426195</text:p>
          </table:table-cell>
          <table:table-cell office:value-type="float" office:value="270531937.758621">
            <text:p>270531937.758621</text:p>
          </table:table-cell>
          <table:table-cell office:value-type="float" office:value="1268">
            <text:p>1268</text:p>
          </table:table-cell>
          <table:table-cell office:value-type="float" office:value="43.7241379310345">
            <text:p>43.724137931</text:p>
          </table:table-cell>
          <table:table-cell office:value-type="float" office:value="123">
            <text:p>123</text:p>
          </table:table-cell>
          <table:table-cell office:value-type="float" office:value="4.24137931034483">
            <text:p>4.2413793103</text:p>
          </table:table-cell>
          <table:table-cell office:value-type="float" office:value="135">
            <text:p>135</text:p>
          </table:table-cell>
          <table:table-cell office:value-type="float" office:value="4.6551724137931">
            <text:p>4.6551724138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56195">
            <text:p>56195</text:p>
          </table:table-cell>
          <table:table-cell office:value-type="float" office:value="1937.75862068966">
            <text:p>1937.7586206897</text:p>
          </table:table-cell>
          <table:table-cell office:value-type="float" office:value="4205">
            <text:p>4205</text:p>
          </table:table-cell>
          <table:table-cell office:value-type="float" office:value="145">
            <text:p>145</text:p>
          </table:table-cell>
          <table:table-cell office:value-type="float" office:value="1192616">
            <text:p>1192616</text:p>
          </table:table-cell>
          <table:table-cell office:value-type="float" office:value="41124.6896551724">
            <text:p>41124.6896551724</text:p>
          </table:table-cell>
          <table:table-cell office:value-type="float" office:value="-768.275757951728">
            <text:p>-768.2757579517</text:p>
          </table:table-cell>
          <table:table-cell office:value-type="float" office:value="-26.4922675155768">
            <text:p>-26.4922675156</text:p>
          </table:table-cell>
          <table:table-cell office:value-type="float" office:value="-375.37347956449">
            <text:p>-375.3734795645</text:p>
          </table:table-cell>
          <table:table-cell office:value-type="float" office:value="-12.9439130884307">
            <text:p>-12.9439130884</text:p>
          </table:table-cell>
          <table:table-cell office:value-type="float" office:value="-463.52065145604">
            <text:p>-463.520651456</text:p>
          </table:table-cell>
          <table:table-cell office:value-type="float" office:value="-15.9834707398634">
            <text:p>-15.9834707399</text:p>
          </table:table-cell>
          <table:table-cell office:value-type="float" office:value="11613">
            <text:p>11613</text:p>
          </table:table-cell>
          <table:table-cell office:value-type="float" office:value="400.448275862069">
            <text:p>400.4482758621</text:p>
          </table:table-cell>
          <table:table-cell office:value-type="float" office:value="16276">
            <text:p>16276</text:p>
          </table:table-cell>
          <table:table-cell office:value-type="float" office:value="561.241379310345">
            <text:p>561.2413793103</text:p>
          </table:table-cell>
          <table:table-cell office:value-type="float" office:value="-627.14201877767">
            <text:p>-627.1420187777</text:p>
          </table:table-cell>
          <table:table-cell office:value-type="float" office:value="-21.6255868544024">
            <text:p>-21.6255868544</text:p>
          </table:table-cell>
          <table:table-cell office:value-type="float" office:value="-558.5779769374">
            <text:p>-558.5779769374</text:p>
          </table:table-cell>
          <table:table-cell office:value-type="float" office:value="-19.2613095495655">
            <text:p>-19.2613095496</text:p>
          </table:table-cell>
          <table:table-cell office:value-type="float" office:value="29">
            <text:p>29</text:p>
          </table:table-cell>
          <table:table-cell table:formula="of:= 100 * (([.BV98] / ([.BV98] + [.BX98])) - ([.BX98] / ([.BV98] + [.BX98])))" office:value-type="float" office:value="-16.7198537057621">
            <text:p>-16.7198537058</text:p>
          </table:table-cell>
          <table:table-cell table:formula="of:=IF([.CE98] &gt; 0;1;0)" office:value-type="float" office:value="0">
            <text:p>0</text:p>
          </table:table-cell>
          <table:table-cell table:formula="of:=IF([.BU98] &gt; [.CE98];1;0)" office:value-type="float" office:value="1">
            <text:p>1</text:p>
          </table:table-cell>
          <table:table-cell table:formula="of:=IF(AND([.CF98] = 1;[.BU98] &lt; 0);1;0)" office:value-type="float" office:value="0">
            <text:p>0</text:p>
          </table:table-cell>
          <table:table-cell table:formula="of:=IF([.CE98] &lt; 0;1;0)" office:value-type="float" office:value="1">
            <text:p>1</text:p>
          </table:table-cell>
          <table:table-cell table:formula="of:=IF(AND([.CI98] = 1;[.BU98] &gt; 0);1;0)" office:value-type="float" office:value="0">
            <text:p>0</text:p>
          </table:table-cell>
        </table:table-row>
        <table:table-row table:style-name="ro2">
          <table:table-cell office:value-type="float" office:value="207416">
            <text:p>207416</text:p>
          </table:table-cell>
          <table:table-cell office:value-type="float" office:value="91">
            <text:p>91</text:p>
          </table:table-cell>
          <table:table-cell office:value-type="string">
            <text:p>46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6">
            <text:p>39386</text:p>
          </table:table-cell>
          <table:table-cell office:value-type="float" office:value="1647">
            <text:p>1647</text:p>
          </table:table-cell>
          <table:table-cell office:value-type="float" office:value="31932">
            <text:p>31932</text:p>
          </table:table-cell>
          <table:table-cell office:value-type="float" office:value="3175">
            <text:p>3175</text:p>
          </table:table-cell>
          <table:table-cell office:value-type="float" office:value="295">
            <text:p>295</text:p>
          </table:table-cell>
          <table:table-cell office:value-type="float" office:value="2013">
            <text:p>2013</text:p>
          </table:table-cell>
          <table:table-cell office:value-type="float" office:value="42">
            <text:p>42</text:p>
          </table:table-cell>
          <table:table-cell office:value-type="float" office:value="113">
            <text:p>113</text:p>
          </table:table-cell>
          <table:table-cell office:value-type="float" office:value="169">
            <text:p>169</text:p>
          </table:table-cell>
          <table:table-cell office:value-type="float" office:value="31529">
            <text:p>31529</text:p>
          </table:table-cell>
          <table:table-cell office:value-type="float" office:value="1006">
            <text:p>1006</text:p>
          </table:table-cell>
          <table:table-cell office:value-type="float" office:value="26606">
            <text:p>26606</text:p>
          </table:table-cell>
          <table:table-cell office:value-type="float" office:value="2031">
            <text:p>2031</text:p>
          </table:table-cell>
          <table:table-cell office:value-type="float" office:value="220">
            <text:p>220</text:p>
          </table:table-cell>
          <table:table-cell office:value-type="float" office:value="1484">
            <text:p>1484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96">
            <text:p>-196</text:p>
          </table:table-cell>
          <table:table-cell office:value-type="float" office:value="-0.005">
            <text:p>-0.005</text:p>
          </table:table-cell>
          <table:table-cell office:value-type="float" office:value="0.0418">
            <text:p>0.0418</text:p>
          </table:table-cell>
          <table:table-cell office:value-type="float" office:value="0.8107">
            <text:p>0.8107</text:p>
          </table:table-cell>
          <table:table-cell office:value-type="float" office:value="0.0806">
            <text:p>0.0806</text:p>
          </table:table-cell>
          <table:table-cell office:value-type="float" office:value="0.0075">
            <text:p>0.0075</text:p>
          </table:table-cell>
          <table:table-cell office:value-type="float" office:value="0.0511">
            <text:p>0.0511</text:p>
          </table:table-cell>
          <table:table-cell office:value-type="float" office:value="0.0011">
            <text:p>0.0011</text:p>
          </table:table-cell>
          <table:table-cell office:value-type="float" office:value="0.0029">
            <text:p>0.0029</text:p>
          </table:table-cell>
          <table:table-cell office:value-type="float" office:value="0.0043">
            <text:p>0.0043</text:p>
          </table:table-cell>
          <table:table-cell office:value-type="float" office:value="0.0319">
            <text:p>0.0319</text:p>
          </table:table-cell>
          <table:table-cell office:value-type="float" office:value="0.8439">
            <text:p>0.8439</text:p>
          </table:table-cell>
          <table:table-cell office:value-type="float" office:value="0.0644">
            <text:p>0.0644</text:p>
          </table:table-cell>
          <table:table-cell office:value-type="float" office:value="0.007">
            <text:p>0.007</text:p>
          </table:table-cell>
          <table:table-cell office:value-type="float" office:value="0.0471">
            <text:p>0.0471</text:p>
          </table:table-cell>
          <table:table-cell office:value-type="float" office:value="0.0009">
            <text:p>0.0009</text:p>
          </table:table-cell>
          <table:table-cell office:value-type="float" office:value="0.0021">
            <text:p>0.0021</text:p>
          </table:table-cell>
          <table:table-cell office:value-type="float" office:value="0.0027">
            <text:p>0.0027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198097420">
            <text:p>9198097420</text:p>
          </table:table-cell>
          <table:table-cell office:value-type="float" office:value="270532277.058824">
            <text:p>270532277.058824</text:p>
          </table:table-cell>
          <table:table-cell office:value-type="float" office:value="1521">
            <text:p>1521</text:p>
          </table:table-cell>
          <table:table-cell office:value-type="float" office:value="44.7352941176471">
            <text:p>44.7352941176</text:p>
          </table:table-cell>
          <table:table-cell office:value-type="float" office:value="148">
            <text:p>148</text:p>
          </table:table-cell>
          <table:table-cell office:value-type="float" office:value="4.35294117647059">
            <text:p>4.3529411765</text:p>
          </table:table-cell>
          <table:table-cell office:value-type="float" office:value="98">
            <text:p>98</text:p>
          </table:table-cell>
          <table:table-cell office:value-type="float" office:value="2.88235294117647">
            <text:p>2.8823529412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float" office:value="77420">
            <text:p>77420</text:p>
          </table:table-cell>
          <table:table-cell office:value-type="float" office:value="2277.05882352941">
            <text:p>2277.0588235294</text:p>
          </table:table-cell>
          <table:table-cell office:value-type="float" office:value="5725">
            <text:p>5725</text:p>
          </table:table-cell>
          <table:table-cell office:value-type="float" office:value="168.382352941176">
            <text:p>168.3823529412</text:p>
          </table:table-cell>
          <table:table-cell office:value-type="float" office:value="1624726">
            <text:p>1624726</text:p>
          </table:table-cell>
          <table:table-cell office:value-type="float" office:value="47786.0588235294">
            <text:p>47786.0588235294</text:p>
          </table:table-cell>
          <table:table-cell office:value-type="float" office:value="-985.18690681462">
            <text:p>-985.1869068146</text:p>
          </table:table-cell>
          <table:table-cell office:value-type="float" office:value="-28.9760854945476">
            <text:p>-28.9760854945</text:p>
          </table:table-cell>
          <table:table-cell office:value-type="float" office:value="-570.38653077809">
            <text:p>-570.3865307781</text:p>
          </table:table-cell>
          <table:table-cell office:value-type="float" office:value="-16.7760744346497">
            <text:p>-16.7760744346</text:p>
          </table:table-cell>
          <table:table-cell office:value-type="float" office:value="-693.47686193744">
            <text:p>-693.4768619374</text:p>
          </table:table-cell>
          <table:table-cell office:value-type="float" office:value="-20.3963782922776">
            <text:p>-20.3963782923</text:p>
          </table:table-cell>
          <table:table-cell office:value-type="float" office:value="12821">
            <text:p>12821</text:p>
          </table:table-cell>
          <table:table-cell office:value-type="float" office:value="377.088235294118">
            <text:p>377.0882352941</text:p>
          </table:table-cell>
          <table:table-cell office:value-type="float" office:value="20718">
            <text:p>20718</text:p>
          </table:table-cell>
          <table:table-cell office:value-type="float" office:value="609.352941176471">
            <text:p>609.3529411765</text:p>
          </table:table-cell>
          <table:table-cell office:value-type="float" office:value="-788.362917500016">
            <text:p>-788.3629175</text:p>
          </table:table-cell>
          <table:table-cell office:value-type="float" office:value="-23.1871446323534">
            <text:p>-23.1871446324</text:p>
          </table:table-cell>
          <table:table-cell office:value-type="float" office:value="-759.353304257272">
            <text:p>-759.3533042573</text:p>
          </table:table-cell>
          <table:table-cell office:value-type="float" office:value="-22.3339207134492">
            <text:p>-22.3339207134</text:p>
          </table:table-cell>
          <table:table-cell office:value-type="float" office:value="34">
            <text:p>34</text:p>
          </table:table-cell>
          <table:table-cell table:formula="of:= 100 * (([.BV99] / ([.BV99] + [.BX99])) - ([.BX99] / ([.BV99] + [.BX99])))" office:value-type="float" office:value="-23.5457228897701">
            <text:p>-23.5457228898</text:p>
          </table:table-cell>
          <table:table-cell table:formula="of:=IF([.CE99] &gt; 0;1;0)" office:value-type="float" office:value="0">
            <text:p>0</text:p>
          </table:table-cell>
          <table:table-cell table:formula="of:=IF([.BU99] &gt; [.CE99];1;0)" office:value-type="float" office:value="1">
            <text:p>1</text:p>
          </table:table-cell>
          <table:table-cell table:formula="of:=IF(AND([.CF99] = 1;[.BU99] &lt; 0);1;0)" office:value-type="float" office:value="0">
            <text:p>0</text:p>
          </table:table-cell>
          <table:table-cell table:formula="of:=IF([.CE99] &lt; 0;1;0)" office:value-type="float" office:value="1">
            <text:p>1</text:p>
          </table:table-cell>
          <table:table-cell table:formula="of:=IF(AND([.CI99] = 1;[.BU99] &gt; 0);1;0)" office:value-type="float" office:value="0">
            <text:p>0</text:p>
          </table:table-cell>
        </table:table-row>
        <table:table-row table:style-name="ro2">
          <table:table-cell office:value-type="float" office:value="207451">
            <text:p>207451</text:p>
          </table:table-cell>
          <table:table-cell office:value-type="float" office:value="90">
            <text:p>90</text:p>
          </table:table-cell>
          <table:table-cell office:value-type="string">
            <text:p>45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98">
            <text:p>39398</text:p>
          </table:table-cell>
          <table:table-cell office:value-type="float" office:value="1592">
            <text:p>1592</text:p>
          </table:table-cell>
          <table:table-cell office:value-type="float" office:value="30972">
            <text:p>30972</text:p>
          </table:table-cell>
          <table:table-cell office:value-type="float" office:value="4635">
            <text:p>4635</text:p>
          </table:table-cell>
          <table:table-cell office:value-type="float" office:value="310">
            <text:p>310</text:p>
          </table:table-cell>
          <table:table-cell office:value-type="float" office:value="1582">
            <text:p>1582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float" office:value="213">
            <text:p>213</text:p>
          </table:table-cell>
          <table:table-cell office:value-type="float" office:value="31173">
            <text:p>31173</text:p>
          </table:table-cell>
          <table:table-cell office:value-type="float" office:value="955">
            <text:p>955</text:p>
          </table:table-cell>
          <table:table-cell office:value-type="float" office:value="25802">
            <text:p>25802</text:p>
          </table:table-cell>
          <table:table-cell office:value-type="float" office:value="2925">
            <text:p>2925</text:p>
          </table:table-cell>
          <table:table-cell office:value-type="float" office:value="222">
            <text:p>222</text:p>
          </table:table-cell>
          <table:table-cell office:value-type="float" office:value="1102">
            <text:p>1102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84">
            <text:p>-184</text:p>
          </table:table-cell>
          <table:table-cell office:value-type="float" office:value="-0.0046">
            <text:p>-0.0046</text:p>
          </table:table-cell>
          <table:table-cell office:value-type="float" office:value="0.0404">
            <text:p>0.0404</text:p>
          </table:table-cell>
          <table:table-cell office:value-type="float" office:value="0.7861">
            <text:p>0.7861</text:p>
          </table:table-cell>
          <table:table-cell office:value-type="float" office:value="0.1176">
            <text:p>0.1176</text:p>
          </table:table-cell>
          <table:table-cell office:value-type="float" office:value="0.0079">
            <text:p>0.0079</text:p>
          </table:table-cell>
          <table:table-cell office:value-type="float" office:value="0.0402">
            <text:p>0.0402</text:p>
          </table:table-cell>
          <table:table-cell office:value-type="float" office:value="0.0005">
            <text:p>0.0005</text:p>
          </table:table-cell>
          <table:table-cell office:value-type="float" office:value="0.0019">
            <text:p>0.0019</text:p>
          </table:table-cell>
          <table:table-cell office:value-type="float" office:value="0.0054">
            <text:p>0.0054</text:p>
          </table:table-cell>
          <table:table-cell office:value-type="float" office:value="0.0306">
            <text:p>0.0306</text:p>
          </table:table-cell>
          <table:table-cell office:value-type="float" office:value="0.8277">
            <text:p>0.8277</text:p>
          </table:table-cell>
          <table:table-cell office:value-type="float" office:value="0.0938">
            <text:p>0.0938</text:p>
          </table:table-cell>
          <table:table-cell office:value-type="float" office:value="0.0071">
            <text:p>0.0071</text:p>
          </table:table-cell>
          <table:table-cell office:value-type="float" office:value="0.0354">
            <text:p>0.0354</text:p>
          </table:table-cell>
          <table:table-cell office:value-type="float" office:value="0.0005">
            <text:p>0.0005</text:p>
          </table:table-cell>
          <table:table-cell office:value-type="float" office:value="0.0014">
            <text:p>0.0014</text:p>
          </table:table-cell>
          <table:table-cell office:value-type="float" office:value="0.0034">
            <text:p>0.003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845412995">
            <text:p>7845412995</text:p>
          </table:table-cell>
          <table:table-cell office:value-type="float" office:value="270531482.586207">
            <text:p>270531482.586207</text:p>
          </table:table-cell>
          <table:table-cell office:value-type="float" office:value="1377">
            <text:p>1377</text:p>
          </table:table-cell>
          <table:table-cell office:value-type="float" office:value="47.4827586206897">
            <text:p>47.4827586207</text:p>
          </table:table-cell>
          <table:table-cell office:value-type="float" office:value="139">
            <text:p>139</text:p>
          </table:table-cell>
          <table:table-cell office:value-type="float" office:value="4.79310344827586">
            <text:p>4.7931034483</text:p>
          </table:table-cell>
          <table:table-cell office:value-type="float" office:value="48">
            <text:p>48</text:p>
          </table:table-cell>
          <table:table-cell office:value-type="float" office:value="1.6551724137931">
            <text:p>1.6551724138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42995">
            <text:p>42995</text:p>
          </table:table-cell>
          <table:table-cell office:value-type="float" office:value="1482.58620689655">
            <text:p>1482.5862068966</text:p>
          </table:table-cell>
          <table:table-cell office:value-type="float" office:value="3170">
            <text:p>3170</text:p>
          </table:table-cell>
          <table:table-cell office:value-type="float" office:value="109.310344827586">
            <text:p>109.3103448276</text:p>
          </table:table-cell>
          <table:table-cell office:value-type="float" office:value="990778">
            <text:p>990778</text:p>
          </table:table-cell>
          <table:table-cell office:value-type="float" office:value="34164.7586206897">
            <text:p>34164.7586206897</text:p>
          </table:table-cell>
          <table:table-cell office:value-type="float" office:value="-1047.45723422774">
            <text:p>-1047.4572342277</text:p>
          </table:table-cell>
          <table:table-cell office:value-type="float" office:value="-36.1192149733704">
            <text:p>-36.1192149734</text:p>
          </table:table-cell>
          <table:table-cell office:value-type="float" office:value="-713.67755706459">
            <text:p>-713.6775570646</text:p>
          </table:table-cell>
          <table:table-cell office:value-type="float" office:value="-24.6095709332617">
            <text:p>-24.6095709333</text:p>
          </table:table-cell>
          <table:table-cell office:value-type="float" office:value="-789.49426649869">
            <text:p>-789.4942664987</text:p>
          </table:table-cell>
          <table:table-cell office:value-type="float" office:value="-27.2239402240928">
            <text:p>-27.2239402241</text:p>
          </table:table-cell>
          <table:table-cell office:value-type="float" office:value="10298">
            <text:p>10298</text:p>
          </table:table-cell>
          <table:table-cell office:value-type="float" office:value="355.103448275862">
            <text:p>355.1034482759</text:p>
          </table:table-cell>
          <table:table-cell office:value-type="float" office:value="19355">
            <text:p>19355</text:p>
          </table:table-cell>
          <table:table-cell office:value-type="float" office:value="667.413793103448">
            <text:p>667.4137931034</text:p>
          </table:table-cell>
          <table:table-cell office:value-type="float" office:value="-873.51954458296">
            <text:p>-873.519544583</text:p>
          </table:table-cell>
          <table:table-cell office:value-type="float" office:value="-30.121363606309">
            <text:p>-30.1213636063</text:p>
          </table:table-cell>
          <table:table-cell office:value-type="float" office:value="-856.03715059344">
            <text:p>-856.0371505934</text:p>
          </table:table-cell>
          <table:table-cell office:value-type="float" office:value="-29.5185224342566">
            <text:p>-29.5185224343</text:p>
          </table:table-cell>
          <table:table-cell office:value-type="float" office:value="29">
            <text:p>29</text:p>
          </table:table-cell>
          <table:table-cell table:formula="of:= 100 * (([.BV100] / ([.BV100] + [.BX100])) - ([.BX100] / ([.BV100] + [.BX100])))" office:value-type="float" office:value="-30.543283984757">
            <text:p>-30.5432839848</text:p>
          </table:table-cell>
          <table:table-cell table:formula="of:=IF([.CE100] &gt; 0;1;0)" office:value-type="float" office:value="0">
            <text:p>0</text:p>
          </table:table-cell>
          <table:table-cell table:formula="of:=IF([.BU100] &gt; [.CE100];1;0)" office:value-type="float" office:value="1">
            <text:p>1</text:p>
          </table:table-cell>
          <table:table-cell table:formula="of:=IF(AND([.CF100] = 1;[.BU100] &lt; 0);1;0)" office:value-type="float" office:value="0">
            <text:p>0</text:p>
          </table:table-cell>
          <table:table-cell table:formula="of:=IF([.CE100] &lt; 0;1;0)" office:value-type="float" office:value="1">
            <text:p>1</text:p>
          </table:table-cell>
          <table:table-cell table:formula="of:=IF(AND([.CI100] = 1;[.BU100] &gt; 0);1;0)" office:value-type="float" office:value="0">
            <text:p>0</text:p>
          </table:table-cell>
        </table:table-row>
        <table:table-row table:style-name="ro2">
          <table:table-cell office:value-type="float" office:value="207488">
            <text:p>207488</text:p>
          </table:table-cell>
          <table:table-cell office:value-type="float" office:value="89">
            <text:p>89</text:p>
          </table:table-cell>
          <table:table-cell office:value-type="string">
            <text:p>45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96">
            <text:p>39496</text:p>
          </table:table-cell>
          <table:table-cell office:value-type="float" office:value="2591">
            <text:p>2591</text:p>
          </table:table-cell>
          <table:table-cell office:value-type="float" office:value="29114">
            <text:p>29114</text:p>
          </table:table-cell>
          <table:table-cell office:value-type="float" office:value="5289">
            <text:p>5289</text:p>
          </table:table-cell>
          <table:table-cell office:value-type="float" office:value="328">
            <text:p>328</text:p>
          </table:table-cell>
          <table:table-cell office:value-type="float" office:value="1811">
            <text:p>1811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284">
            <text:p>284</text:p>
          </table:table-cell>
          <table:table-cell office:value-type="float" office:value="30954">
            <text:p>30954</text:p>
          </table:table-cell>
          <table:table-cell office:value-type="float" office:value="1525">
            <text:p>1525</text:p>
          </table:table-cell>
          <table:table-cell office:value-type="float" office:value="24447">
            <text:p>24447</text:p>
          </table:table-cell>
          <table:table-cell office:value-type="float" office:value="3232">
            <text:p>3232</text:p>
          </table:table-cell>
          <table:table-cell office:value-type="float" office:value="235">
            <text:p>235</text:p>
          </table:table-cell>
          <table:table-cell office:value-type="float" office:value="1313">
            <text:p>1313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86">
            <text:p>-86</text:p>
          </table:table-cell>
          <table:table-cell office:value-type="float" office:value="-0.0022">
            <text:p>-0.0022</text:p>
          </table:table-cell>
          <table:table-cell office:value-type="float" office:value="0.0656">
            <text:p>0.0656</text:p>
          </table:table-cell>
          <table:table-cell office:value-type="float" office:value="0.7371">
            <text:p>0.7371</text:p>
          </table:table-cell>
          <table:table-cell office:value-type="float" office:value="0.1339">
            <text:p>0.1339</text:p>
          </table:table-cell>
          <table:table-cell office:value-type="float" office:value="0.0083">
            <text:p>0.0083</text:p>
          </table:table-cell>
          <table:table-cell office:value-type="float" office:value="0.0459">
            <text:p>0.0459</text:p>
          </table:table-cell>
          <table:table-cell office:value-type="float" office:value="0.0006">
            <text:p>0.0006</text:p>
          </table:table-cell>
          <table:table-cell office:value-type="float" office:value="0.0014">
            <text:p>0.0014</text:p>
          </table:table-cell>
          <table:table-cell office:value-type="float" office:value="0.0072">
            <text:p>0.0072</text:p>
          </table:table-cell>
          <table:table-cell office:value-type="float" office:value="0.0493">
            <text:p>0.0493</text:p>
          </table:table-cell>
          <table:table-cell office:value-type="float" office:value="0.7898">
            <text:p>0.7898</text:p>
          </table:table-cell>
          <table:table-cell office:value-type="float" office:value="0.1044">
            <text:p>0.1044</text:p>
          </table:table-cell>
          <table:table-cell office:value-type="float" office:value="0.0076">
            <text:p>0.0076</text:p>
          </table:table-cell>
          <table:table-cell office:value-type="float" office:value="0.0424">
            <text:p>0.0424</text:p>
          </table:table-cell>
          <table:table-cell office:value-type="float" office:value="0.0005">
            <text:p>0.0005</text:p>
          </table:table-cell>
          <table:table-cell office:value-type="float" office:value="0.0012">
            <text:p>0.0012</text:p>
          </table:table-cell>
          <table:table-cell office:value-type="float" office:value="0.0048">
            <text:p>0.0048</text:p>
          </table:table-cell>
          <table:table-cell table:number-columns-repeated="4" office:value-type="float" office:value="0">
            <text:p>0</text:p>
          </table:table-cell>
          <table:table-cell office:value-type="float" office:value="8927544376">
            <text:p>8927544376</text:p>
          </table:table-cell>
          <table:table-cell office:value-type="float" office:value="270531647.757576">
            <text:p>270531647.757576</text:p>
          </table:table-cell>
          <table:table-cell office:value-type="float" office:value="1454">
            <text:p>1454</text:p>
          </table:table-cell>
          <table:table-cell office:value-type="float" office:value="44.0606060606061">
            <text:p>44.0606060606</text:p>
          </table:table-cell>
          <table:table-cell office:value-type="float" office:value="139">
            <text:p>139</text:p>
          </table:table-cell>
          <table:table-cell office:value-type="float" office:value="4.21212121212121">
            <text:p>4.2121212121</text:p>
          </table:table-cell>
          <table:table-cell office:value-type="float" office:value="78">
            <text:p>78</text:p>
          </table:table-cell>
          <table:table-cell office:value-type="float" office:value="2.36363636363636">
            <text:p>2.3636363636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54376">
            <text:p>54376</text:p>
          </table:table-cell>
          <table:table-cell office:value-type="float" office:value="1647.75757575758">
            <text:p>1647.7575757576</text:p>
          </table:table-cell>
          <table:table-cell office:value-type="float" office:value="3860">
            <text:p>3860</text:p>
          </table:table-cell>
          <table:table-cell office:value-type="float" office:value="116.969696969697">
            <text:p>116.9696969697</text:p>
          </table:table-cell>
          <table:table-cell office:value-type="float" office:value="1154400">
            <text:p>1154400</text:p>
          </table:table-cell>
          <table:table-cell office:value-type="float" office:value="34981.8181818182">
            <text:p>34981.8181818182</text:p>
          </table:table-cell>
          <table:table-cell office:value-type="float" office:value="-534.298636798429">
            <text:p>-534.2986367984</text:p>
          </table:table-cell>
          <table:table-cell office:value-type="float" office:value="-16.1908677817706">
            <text:p>-16.1908677818</text:p>
          </table:table-cell>
          <table:table-cell office:value-type="float" office:value="-220.975363779235">
            <text:p>-220.9753637792</text:p>
          </table:table-cell>
          <table:table-cell office:value-type="float" office:value="-6.6962231448253">
            <text:p>-6.6962231448</text:p>
          </table:table-cell>
          <table:table-cell office:value-type="float" office:value="-223.747590070347">
            <text:p>-223.7475900703</text:p>
          </table:table-cell>
          <table:table-cell office:value-type="float" office:value="-6.78023000213173">
            <text:p>-6.7802300021</text:p>
          </table:table-cell>
          <table:table-cell office:value-type="float" office:value="13003">
            <text:p>13003</text:p>
          </table:table-cell>
          <table:table-cell office:value-type="float" office:value="394.030303030303">
            <text:p>394.0303030303</text:p>
          </table:table-cell>
          <table:table-cell office:value-type="float" office:value="14892">
            <text:p>14892</text:p>
          </table:table-cell>
          <table:table-cell office:value-type="float" office:value="451.272727272727">
            <text:p>451.2727272727</text:p>
          </table:table-cell>
          <table:table-cell office:value-type="float" office:value="-236.9833774979">
            <text:p>-236.9833774979</text:p>
          </table:table-cell>
          <table:table-cell office:value-type="float" office:value="-7.18131446963333">
            <text:p>-7.1813144696</text:p>
          </table:table-cell>
          <table:table-cell office:value-type="float" office:value="-304.001242036464">
            <text:p>-304.0012420365</text:p>
          </table:table-cell>
          <table:table-cell office:value-type="float" office:value="-9.21215884958982">
            <text:p>-9.2121588496</text:p>
          </table:table-cell>
          <table:table-cell office:value-type="float" office:value="33">
            <text:p>33</text:p>
          </table:table-cell>
          <table:table-cell table:formula="of:= 100 * (([.BV101] / ([.BV101] + [.BX101])) - ([.BX101] / ([.BV101] + [.BX101])))" office:value-type="float" office:value="-6.77182290733107">
            <text:p>-6.7718229073</text:p>
          </table:table-cell>
          <table:table-cell table:formula="of:=IF([.CE101] &gt; 0;1;0)" office:value-type="float" office:value="0">
            <text:p>0</text:p>
          </table:table-cell>
          <table:table-cell table:formula="of:=IF([.BU101] &gt; [.CE101];1;0)" office:value-type="float" office:value="0">
            <text:p>0</text:p>
          </table:table-cell>
          <table:table-cell table:formula="of:=IF(AND([.CF101] = 1;[.BU101] &lt; 0);1;0)" office:value-type="float" office:value="0">
            <text:p>0</text:p>
          </table:table-cell>
          <table:table-cell table:formula="of:=IF([.CE101] &lt; 0;1;0)" office:value-type="float" office:value="1">
            <text:p>1</text:p>
          </table:table-cell>
          <table:table-cell table:formula="of:=IF(AND([.CI101] = 1;[.BU101] &gt; 0);1;0)" office:value-type="float" office:value="0">
            <text:p>0</text:p>
          </table:table-cell>
        </table:table-row>
        <table:table-row table:style-name="ro2">
          <table:table-cell office:value-type="float" office:value="207522">
            <text:p>207522</text:p>
          </table:table-cell>
          <table:table-cell office:value-type="float" office:value="27">
            <text:p>27</text:p>
          </table:table-cell>
          <table:table-cell office:value-type="string">
            <text:p>14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70">
            <text:p>39770</text:p>
          </table:table-cell>
          <table:table-cell office:value-type="float" office:value="942">
            <text:p>942</text:p>
          </table:table-cell>
          <table:table-cell office:value-type="float" office:value="33627">
            <text:p>33627</text:p>
          </table:table-cell>
          <table:table-cell office:value-type="float" office:value="3165">
            <text:p>3165</text:p>
          </table:table-cell>
          <table:table-cell office:value-type="float" office:value="287">
            <text:p>287</text:p>
          </table:table-cell>
          <table:table-cell office:value-type="float" office:value="1570">
            <text:p>1570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16">
            <text:p>116</text:p>
          </table:table-cell>
          <table:table-cell office:value-type="float" office:value="30732">
            <text:p>30732</text:p>
          </table:table-cell>
          <table:table-cell office:value-type="float" office:value="512">
            <text:p>512</text:p>
          </table:table-cell>
          <table:table-cell office:value-type="float" office:value="27078">
            <text:p>27078</text:p>
          </table:table-cell>
          <table:table-cell office:value-type="float" office:value="1745">
            <text:p>1745</text:p>
          </table:table-cell>
          <table:table-cell office:value-type="float" office:value="182">
            <text:p>182</text:p>
          </table:table-cell>
          <table:table-cell office:value-type="float" office:value="1122">
            <text:p>112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88">
            <text:p>188</text:p>
          </table:table-cell>
          <table:table-cell office:value-type="float" office:value="0.0047">
            <text:p>0.0047</text:p>
          </table:table-cell>
          <table:table-cell office:value-type="float" office:value="0.0237">
            <text:p>0.0237</text:p>
          </table:table-cell>
          <table:table-cell office:value-type="float" office:value="0.8455">
            <text:p>0.8455</text:p>
          </table:table-cell>
          <table:table-cell office:value-type="float" office:value="0.0796">
            <text:p>0.0796</text:p>
          </table:table-cell>
          <table:table-cell office:value-type="float" office:value="0.0072">
            <text:p>0.0072</text:p>
          </table:table-cell>
          <table:table-cell office:value-type="float" office:value="0.0395">
            <text:p>0.0395</text:p>
          </table:table-cell>
          <table:table-cell office:value-type="float" office:value="0.0004">
            <text:p>0.0004</text:p>
          </table:table-cell>
          <table:table-cell office:value-type="float" office:value="0.0012">
            <text:p>0.0012</text:p>
          </table:table-cell>
          <table:table-cell office:value-type="float" office:value="0.0029">
            <text:p>0.0029</text:p>
          </table:table-cell>
          <table:table-cell office:value-type="float" office:value="0.0167">
            <text:p>0.0167</text:p>
          </table:table-cell>
          <table:table-cell office:value-type="float" office:value="0.8811">
            <text:p>0.8811</text:p>
          </table:table-cell>
          <table:table-cell office:value-type="float" office:value="0.0568">
            <text:p>0.0568</text:p>
          </table:table-cell>
          <table:table-cell office:value-type="float" office:value="0.0059">
            <text:p>0.0059</text:p>
          </table:table-cell>
          <table:table-cell office:value-type="float" office:value="0.0365">
            <text:p>0.0365</text:p>
          </table:table-cell>
          <table:table-cell office:value-type="float" office:value="0.0003">
            <text:p>0.0003</text:p>
          </table:table-cell>
          <table:table-cell office:value-type="float" office:value="0.0008">
            <text:p>0.0008</text:p>
          </table:table-cell>
          <table:table-cell office:value-type="float" office:value="0.0019">
            <text:p>0.00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57739529">
            <text:p>8957739529</text:p>
          </table:table-cell>
          <table:table-cell office:value-type="float" office:value="271446652.393939">
            <text:p>271446652.393939</text:p>
          </table:table-cell>
          <table:table-cell office:value-type="float" office:value="490">
            <text:p>490</text:p>
          </table:table-cell>
          <table:table-cell office:value-type="float" office:value="14.8484848484848">
            <text:p>14.8484848485</text:p>
          </table:table-cell>
          <table:table-cell office:value-type="float" office:value="198">
            <text:p>198</text:p>
          </table:table-cell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office:value-type="float" office:value="2.51515151515152">
            <text:p>2.5151515152</text:p>
          </table:table-cell>
          <table:table-cell office:value-type="float" office:value="240">
            <text:p>240</text:p>
          </table:table-cell>
          <table:table-cell office:value-type="float" office:value="7.27272727272727">
            <text:p>7.2727272727</text:p>
          </table:table-cell>
          <table:table-cell office:value-type="float" office:value="9529">
            <text:p>9529</text:p>
          </table:table-cell>
          <table:table-cell office:value-type="float" office:value="288.757575757576">
            <text:p>288.7575757576</text:p>
          </table:table-cell>
          <table:table-cell office:value-type="float" office:value="6880">
            <text:p>6880</text:p>
          </table:table-cell>
          <table:table-cell office:value-type="float" office:value="208.484848484848">
            <text:p>208.4848484848</text:p>
          </table:table-cell>
          <table:table-cell office:value-type="float" office:value="1760400">
            <text:p>1760400</text:p>
          </table:table-cell>
          <table:table-cell office:value-type="float" office:value="53345.4545454545">
            <text:p>53345.4545454545</text:p>
          </table:table-cell>
          <table:table-cell office:value-type="float" office:value="-179.677684205367">
            <text:p>-179.6776842054</text:p>
          </table:table-cell>
          <table:table-cell office:value-type="float" office:value="-5.44477830925355">
            <text:p>-5.4447783093</text:p>
          </table:table-cell>
          <table:table-cell office:value-type="float" office:value="245.577767906723">
            <text:p>245.5777679067</text:p>
          </table:table-cell>
          <table:table-cell office:value-type="float" office:value="7.44175054262797">
            <text:p>7.4417505426</text:p>
          </table:table-cell>
          <table:table-cell office:value-type="float" office:value="206.58148374652">
            <text:p>206.5814837465</text:p>
          </table:table-cell>
          <table:table-cell office:value-type="float" office:value="6.26004496201576">
            <text:p>6.260044962</text:p>
          </table:table-cell>
          <table:table-cell office:value-type="float" office:value="12138">
            <text:p>12138</text:p>
          </table:table-cell>
          <table:table-cell office:value-type="float" office:value="367.818181818182">
            <text:p>367.8181818182</text:p>
          </table:table-cell>
          <table:table-cell office:value-type="float" office:value="9791">
            <text:p>9791</text:p>
          </table:table-cell>
          <table:table-cell office:value-type="float" office:value="296.69696969697">
            <text:p>296.696969697</text:p>
          </table:table-cell>
          <table:table-cell office:value-type="float" office:value="464.184663684687">
            <text:p>464.1846636847</text:p>
          </table:table-cell>
          <table:table-cell office:value-type="float" office:value="14.066201929839">
            <text:p>14.0662019298</text:p>
          </table:table-cell>
          <table:table-cell office:value-type="float" office:value="184.166557783176">
            <text:p>184.1665577832</text:p>
          </table:table-cell>
          <table:table-cell office:value-type="float" office:value="5.58080478130836">
            <text:p>5.5808047813</text:p>
          </table:table-cell>
          <table:table-cell office:value-type="float" office:value="33">
            <text:p>33</text:p>
          </table:table-cell>
          <table:table-cell table:formula="of:= 100 * (([.BV102] / ([.BV102] + [.BX102])) - ([.BX102] / ([.BV102] + [.BX102])))" office:value-type="float" office:value="10.7027224223631">
            <text:p>10.7027224224</text:p>
          </table:table-cell>
          <table:table-cell table:formula="of:=IF([.CE102] &gt; 0;1;0)" office:value-type="float" office:value="1">
            <text:p>1</text:p>
          </table:table-cell>
          <table:table-cell table:formula="of:=IF([.BU102] &gt; [.CE102];1;0)" office:value-type="float" office:value="0">
            <text:p>0</text:p>
          </table:table-cell>
          <table:table-cell table:formula="of:=IF(AND([.CF102] = 1;[.BU102] &lt; 0);1;0)" office:value-type="float" office:value="0">
            <text:p>0</text:p>
          </table:table-cell>
          <table:table-cell table:formula="of:=IF([.CE102] &lt; 0;1;0)" office:value-type="float" office:value="0">
            <text:p>0</text:p>
          </table:table-cell>
          <table:table-cell table:formula="of:=IF(AND([.CI102] = 1;[.BU102] &gt; 0);1;0)" office:value-type="float" office:value="0">
            <text:p>0</text:p>
          </table:table-cell>
        </table:table-row>
        <table:table-row table:style-name="ro2">
          <table:table-cell office:value-type="float" office:value="207555">
            <text:p>207555</text:p>
          </table:table-cell>
          <table:table-cell office:value-type="float" office:value="57">
            <text:p>57</text:p>
          </table:table-cell>
          <table:table-cell office:value-type="string">
            <text:p>29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47">
            <text:p>39347</text:p>
          </table:table-cell>
          <table:table-cell office:value-type="float" office:value="732">
            <text:p>732</text:p>
          </table:table-cell>
          <table:table-cell office:value-type="float" office:value="37660">
            <text:p>37660</text:p>
          </table:table-cell>
          <table:table-cell office:value-type="float" office:value="316">
            <text:p>316</text:p>
          </table:table-cell>
          <table:table-cell office:value-type="float" office:value="176">
            <text:p>176</text:p>
          </table:table-cell>
          <table:table-cell office:value-type="float" office:value="366">
            <text:p>366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28565">
            <text:p>28565</text:p>
          </table:table-cell>
          <table:table-cell office:value-type="float" office:value="409">
            <text:p>409</text:p>
          </table:table-cell>
          <table:table-cell office:value-type="float" office:value="27668">
            <text:p>27668</text:p>
          </table:table-cell>
          <table:table-cell office:value-type="float" office:value="138">
            <text:p>138</text:p>
          </table:table-cell>
          <table:table-cell office:value-type="float" office:value="121">
            <text:p>121</text:p>
          </table:table-cell>
          <table:table-cell office:value-type="float" office:value="184">
            <text:p>184</text:p>
          </table:table-cell>
          <table:table-cell office:value-type="float" office:value="7">
            <text:p>7</text:p>
          </table:table-cell>
          <table:table-cell table:number-columns-repeated="2"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235">
            <text:p>-235</text:p>
          </table:table-cell>
          <table:table-cell office:value-type="float" office:value="-0.0059">
            <text:p>-0.0059</text:p>
          </table:table-cell>
          <table:table-cell office:value-type="float" office:value="0.0186">
            <text:p>0.0186</text:p>
          </table:table-cell>
          <table:table-cell office:value-type="float" office:value="0.9571">
            <text:p>0.9571</text:p>
          </table:table-cell>
          <table:table-cell office:value-type="float" office:value="0.008">
            <text:p>0.008</text:p>
          </table:table-cell>
          <table:table-cell office:value-type="float" office:value="0.0045">
            <text:p>0.0045</text:p>
          </table:table-cell>
          <table:table-cell office:value-type="float" office:value="0.0093">
            <text:p>0.0093</text:p>
          </table:table-cell>
          <table:table-cell office:value-type="float" office:value="0.0004">
            <text:p>0.0004</text:p>
          </table:table-cell>
          <table:table-cell office:value-type="float" office:value="0.001">
            <text:p>0.001</text:p>
          </table:table-cell>
          <table:table-cell office:value-type="float" office:value="0.0011">
            <text:p>0.0011</text:p>
          </table:table-cell>
          <table:table-cell office:value-type="float" office:value="0.0143">
            <text:p>0.0143</text:p>
          </table:table-cell>
          <table:table-cell office:value-type="float" office:value="0.9686">
            <text:p>0.9686</text:p>
          </table:table-cell>
          <table:table-cell office:value-type="float" office:value="0.0048">
            <text:p>0.0048</text:p>
          </table:table-cell>
          <table:table-cell office:value-type="float" office:value="0.0042">
            <text:p>0.0042</text:p>
          </table:table-cell>
          <table:table-cell office:value-type="float" office:value="0.0064">
            <text:p>0.0064</text:p>
          </table:table-cell>
          <table:table-cell office:value-type="float" office:value="0.0002">
            <text:p>0.0002</text:p>
          </table:table-cell>
          <table:table-cell table:number-columns-repeated="2"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029809450">
            <text:p>13029809450</text:p>
          </table:table-cell>
          <table:table-cell office:value-type="float" office:value="271454363.541667">
            <text:p>271454363.541667</text:p>
          </table:table-cell>
          <table:table-cell office:value-type="float" office:value="951">
            <text:p>951</text:p>
          </table:table-cell>
          <table:table-cell office:value-type="float" office:value="19.8125">
            <text:p>19.8125</text:p>
          </table:table-cell>
          <table:table-cell office:value-type="float" office:value="280">
            <text:p>280</text:p>
          </table:table-cell>
          <table:table-cell office:value-type="float" office:value="5.83333333333333">
            <text:p>5.8333333333</text:p>
          </table:table-cell>
          <table:table-cell office:value-type="float" office:value="177">
            <text:p>177</text:p>
          </table:table-cell>
          <table:table-cell office:value-type="float" office:value="3.6875">
            <text:p>3.6875</text:p>
          </table:table-cell>
          <table:table-cell office:value-type="float" office:value="402">
            <text:p>402</text:p>
          </table:table-cell>
          <table:table-cell office:value-type="float" office:value="8.375">
            <text:p>8.375</text:p>
          </table:table-cell>
          <table:table-cell office:value-type="float" office:value="9450">
            <text:p>9450</text:p>
          </table:table-cell>
          <table:table-cell office:value-type="float" office:value="196.875">
            <text:p>196.875</text:p>
          </table:table-cell>
          <table:table-cell office:value-type="float" office:value="4216">
            <text:p>4216</text:p>
          </table:table-cell>
          <table:table-cell office:value-type="float" office:value="87.8333333333333">
            <text:p>87.8333333333</text:p>
          </table:table-cell>
          <table:table-cell office:value-type="float" office:value="1641790">
            <text:p>1641790</text:p>
          </table:table-cell>
          <table:table-cell office:value-type="float" office:value="34203.9583333333">
            <text:p>34203.9583333333</text:p>
          </table:table-cell>
          <table:table-cell office:value-type="float" office:value="985.776044186751">
            <text:p>985.7760441868</text:p>
          </table:table-cell>
          <table:table-cell office:value-type="float" office:value="20.5370009205573">
            <text:p>20.5370009206</text:p>
          </table:table-cell>
          <table:table-cell office:value-type="float" office:value="1049.55491383018">
            <text:p>1049.5549138302</text:p>
          </table:table-cell>
          <table:table-cell office:value-type="float" office:value="21.8657273714621">
            <text:p>21.8657273715</text:p>
          </table:table-cell>
          <table:table-cell office:value-type="float" office:value="1333.05450862693">
            <text:p>1333.0545086269</text:p>
          </table:table-cell>
          <table:table-cell office:value-type="float" office:value="27.7719689297277">
            <text:p>27.7719689297</text:p>
          </table:table-cell>
          <table:table-cell office:value-type="float" office:value="23916">
            <text:p>23916</text:p>
          </table:table-cell>
          <table:table-cell office:value-type="float" office:value="498.25">
            <text:p>498.25</text:p>
          </table:table-cell>
          <table:table-cell office:value-type="float" office:value="11682">
            <text:p>11682</text:p>
          </table:table-cell>
          <table:table-cell office:value-type="float" office:value="243.375">
            <text:p>243.375</text:p>
          </table:table-cell>
          <table:table-cell office:value-type="float" office:value="1758.9445836133">
            <text:p>1758.9445836133</text:p>
          </table:table-cell>
          <table:table-cell office:value-type="float" office:value="36.6446788252771">
            <text:p>36.6446788253</text:p>
          </table:table-cell>
          <table:table-cell office:value-type="float" office:value="1281.83251256431">
            <text:p>1281.8325125643</text:p>
          </table:table-cell>
          <table:table-cell office:value-type="float" office:value="26.7048440117565">
            <text:p>26.7048440118</text:p>
          </table:table-cell>
          <table:table-cell office:value-type="float" office:value="48">
            <text:p>48</text:p>
          </table:table-cell>
          <table:table-cell table:formula="of:= 100 * (([.BV103] / ([.BV103] + [.BX103])) - ([.BX103] / ([.BV103] + [.BX103])))" office:value-type="float" office:value="34.3670992752402">
            <text:p>34.3670992752</text:p>
          </table:table-cell>
          <table:table-cell table:formula="of:=IF([.CE103] &gt; 0;1;0)" office:value-type="float" office:value="1">
            <text:p>1</text:p>
          </table:table-cell>
          <table:table-cell table:formula="of:=IF([.BU103] &gt; [.CE103];1;0)" office:value-type="float" office:value="0">
            <text:p>0</text:p>
          </table:table-cell>
          <table:table-cell table:formula="of:=IF(AND([.CF103] = 1;[.BU103] &lt; 0);1;0)" office:value-type="float" office:value="0">
            <text:p>0</text:p>
          </table:table-cell>
          <table:table-cell table:formula="of:=IF([.CE103] &lt; 0;1;0)" office:value-type="float" office:value="0">
            <text:p>0</text:p>
          </table:table-cell>
          <table:table-cell table:formula="of:=IF(AND([.CI103] = 1;[.BU103] &gt; 0);1;0)" office:value-type="float" office:value="0">
            <text:p>0</text:p>
          </table:table-cell>
        </table:table-row>
        <table:table-row table:style-name="ro2">
          <table:table-cell office:value-type="float" office:value="207597">
            <text:p>207597</text:p>
          </table:table-cell>
          <table:table-cell office:value-type="float" office:value="58">
            <text:p>58</text:p>
          </table:table-cell>
          <table:table-cell office:value-type="string">
            <text:p>29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36">
            <text:p>39336</text:p>
          </table:table-cell>
          <table:table-cell office:value-type="float" office:value="1255">
            <text:p>1255</text:p>
          </table:table-cell>
          <table:table-cell office:value-type="float" office:value="36675">
            <text:p>36675</text:p>
          </table:table-cell>
          <table:table-cell office:value-type="float" office:value="589">
            <text:p>589</text:p>
          </table:table-cell>
          <table:table-cell office:value-type="float" office:value="279">
            <text:p>279</text:p>
          </table:table-cell>
          <table:table-cell office:value-type="float" office:value="448">
            <text:p>448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28010">
            <text:p>28010</text:p>
          </table:table-cell>
          <table:table-cell office:value-type="float" office:value="696">
            <text:p>696</text:p>
          </table:table-cell>
          <table:table-cell office:value-type="float" office:value="26561">
            <text:p>26561</text:p>
          </table:table-cell>
          <table:table-cell office:value-type="float" office:value="269">
            <text:p>269</text:p>
          </table:table-cell>
          <table:table-cell office:value-type="float" office:value="193">
            <text:p>193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246">
            <text:p>-246</text:p>
          </table:table-cell>
          <table:table-cell office:value-type="float" office:value="-0.0062">
            <text:p>-0.0062</text:p>
          </table:table-cell>
          <table:table-cell office:value-type="float" office:value="0.0319">
            <text:p>0.0319</text:p>
          </table:table-cell>
          <table:table-cell office:value-type="float" office:value="0.9324">
            <text:p>0.9324</text:p>
          </table:table-cell>
          <table:table-cell office:value-type="float" office:value="0.015">
            <text:p>0.015</text:p>
          </table:table-cell>
          <table:table-cell office:value-type="float" office:value="0.0071">
            <text:p>0.0071</text:p>
          </table:table-cell>
          <table:table-cell office:value-type="float" office:value="0.0114">
            <text:p>0.0114</text:p>
          </table:table-cell>
          <table:table-cell office:value-type="float" office:value="0.0004">
            <text:p>0.0004</text:p>
          </table:table-cell>
          <table:table-cell office:value-type="float" office:value="0.0008">
            <text:p>0.0008</text:p>
          </table:table-cell>
          <table:table-cell office:value-type="float" office:value="0.0011">
            <text:p>0.0011</text:p>
          </table:table-cell>
          <table:table-cell office:value-type="float" office:value="0.0248">
            <text:p>0.0248</text:p>
          </table:table-cell>
          <table:table-cell office:value-type="float" office:value="0.9483">
            <text:p>0.9483</text:p>
          </table:table-cell>
          <table:table-cell office:value-type="float" office:value="0.0096">
            <text:p>0.0096</text:p>
          </table:table-cell>
          <table:table-cell office:value-type="float" office:value="0.0069">
            <text:p>0.0069</text:p>
          </table:table-cell>
          <table:table-cell office:value-type="float" office:value="0.0089">
            <text:p>0.0089</text:p>
          </table:table-cell>
          <table:table-cell office:value-type="float" office:value="0.0003">
            <text:p>0.0003</text:p>
          </table:table-cell>
          <table:table-cell office:value-type="float" office:value="0.0005">
            <text:p>0.0005</text:p>
          </table:table-cell>
          <table:table-cell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976421682">
            <text:p>5976421682</text:p>
          </table:table-cell>
          <table:table-cell office:value-type="float" office:value="271655531">
            <text:p>271655531</text:p>
          </table:table-cell>
          <table:table-cell office:value-type="float" office:value="405">
            <text:p>405</text:p>
          </table:table-cell>
          <table:table-cell office:value-type="float" office:value="18.4090909090909">
            <text:p>18.4090909091</text:p>
          </table:table-cell>
          <table:table-cell office:value-type="float" office:value="132">
            <text:p>132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.63636363636364">
            <text:p>2.6363636364</text:p>
          </table:table-cell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float" office:value="1682">
            <text:p>1682</text:p>
          </table:table-cell>
          <table:table-cell office:value-type="float" office:value="76.4545454545455">
            <text:p>76.4545454545</text:p>
          </table:table-cell>
          <table:table-cell office:value-type="float" office:value="1325">
            <text:p>1325</text:p>
          </table:table-cell>
          <table:table-cell office:value-type="float" office:value="60.2272727272727">
            <text:p>60.2272727273</text:p>
          </table:table-cell>
          <table:table-cell office:value-type="float" office:value="536764">
            <text:p>536764</text:p>
          </table:table-cell>
          <table:table-cell office:value-type="float" office:value="24398.3636363636">
            <text:p>24398.3636363636</text:p>
          </table:table-cell>
          <table:table-cell office:value-type="float" office:value="325.47848395396">
            <text:p>325.478483954</text:p>
          </table:table-cell>
          <table:table-cell office:value-type="float" office:value="14.7944765433618">
            <text:p>14.7944765434</text:p>
          </table:table-cell>
          <table:table-cell office:value-type="float" office:value="492.7919807376">
            <text:p>492.7919807376</text:p>
          </table:table-cell>
          <table:table-cell office:value-type="float" office:value="22.3996354880727">
            <text:p>22.3996354881</text:p>
          </table:table-cell>
          <table:table-cell office:value-type="float" office:value="604.7608635243">
            <text:p>604.7608635243</text:p>
          </table:table-cell>
          <table:table-cell office:value-type="float" office:value="27.4891301601955">
            <text:p>27.4891301602</text:p>
          </table:table-cell>
          <table:table-cell office:value-type="float" office:value="18285">
            <text:p>18285</text:p>
          </table:table-cell>
          <table:table-cell office:value-type="float" office:value="831.136363636364">
            <text:p>831.1363636364</text:p>
          </table:table-cell>
          <table:table-cell office:value-type="float" office:value="9726">
            <text:p>9726</text:p>
          </table:table-cell>
          <table:table-cell office:value-type="float" office:value="442.090909090909">
            <text:p>442.0909090909</text:p>
          </table:table-cell>
          <table:table-cell office:value-type="float" office:value="692.4447623858">
            <text:p>692.4447623858</text:p>
          </table:table-cell>
          <table:table-cell office:value-type="float" office:value="31.4747619266273">
            <text:p>31.4747619266</text:p>
          </table:table-cell>
          <table:table-cell office:value-type="float" office:value="528.8690226507">
            <text:p>528.8690226507</text:p>
          </table:table-cell>
          <table:table-cell office:value-type="float" office:value="24.0395010295773">
            <text:p>24.0395010296</text:p>
          </table:table-cell>
          <table:table-cell office:value-type="float" office:value="22">
            <text:p>22</text:p>
          </table:table-cell>
          <table:table-cell table:formula="of:= 100 * (([.BV104] / ([.BV104] + [.BX104])) - ([.BX104] / ([.BV104] + [.BX104])))" office:value-type="float" office:value="30.5558530577273">
            <text:p>30.5558530577</text:p>
          </table:table-cell>
          <table:table-cell table:formula="of:=IF([.CE104] &gt; 0;1;0)" office:value-type="float" office:value="1">
            <text:p>1</text:p>
          </table:table-cell>
          <table:table-cell table:formula="of:=IF([.BU104] &gt; [.CE104];1;0)" office:value-type="float" office:value="0">
            <text:p>0</text:p>
          </table:table-cell>
          <table:table-cell table:formula="of:=IF(AND([.CF104] = 1;[.BU104] &lt; 0);1;0)" office:value-type="float" office:value="0">
            <text:p>0</text:p>
          </table:table-cell>
          <table:table-cell table:formula="of:=IF([.CE104] &lt; 0;1;0)" office:value-type="float" office:value="0">
            <text:p>0</text:p>
          </table:table-cell>
          <table:table-cell table:formula="of:=IF(AND([.CI104] = 1;[.BU104] &gt; 0);1;0)" office:value-type="float" office:value="0">
            <text:p>0</text:p>
          </table:table-cell>
        </table:table-row>
        <table:table-row table:style-name="ro2">
          <table:table-cell office:value-type="float" office:value="207629">
            <text:p>207629</text:p>
          </table:table-cell>
          <table:table-cell office:value-type="float" office:value="28">
            <text:p>28</text:p>
          </table:table-cell>
          <table:table-cell office:value-type="string">
            <text:p>14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58">
            <text:p>39758</text:p>
          </table:table-cell>
          <table:table-cell office:value-type="float" office:value="1001">
            <text:p>1001</text:p>
          </table:table-cell>
          <table:table-cell office:value-type="float" office:value="33546">
            <text:p>33546</text:p>
          </table:table-cell>
          <table:table-cell office:value-type="float" office:value="3103">
            <text:p>3103</text:p>
          </table:table-cell>
          <table:table-cell office:value-type="float" office:value="462">
            <text:p>462</text:p>
          </table:table-cell>
          <table:table-cell office:value-type="float" office:value="1472">
            <text:p>147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28">
            <text:p>128</text:p>
          </table:table-cell>
          <table:table-cell office:value-type="float" office:value="33318">
            <text:p>33318</text:p>
          </table:table-cell>
          <table:table-cell office:value-type="float" office:value="681">
            <text:p>681</text:p>
          </table:table-cell>
          <table:table-cell office:value-type="float" office:value="28833">
            <text:p>28833</text:p>
          </table:table-cell>
          <table:table-cell office:value-type="float" office:value="2078">
            <text:p>2078</text:p>
          </table:table-cell>
          <table:table-cell office:value-type="float" office:value="366">
            <text:p>366</text:p>
          </table:table-cell>
          <table:table-cell office:value-type="float" office:value="1257">
            <text:p>125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76">
            <text:p>176</text:p>
          </table:table-cell>
          <table:table-cell office:value-type="float" office:value="0.0044">
            <text:p>0.0044</text:p>
          </table:table-cell>
          <table:table-cell office:value-type="float" office:value="0.0252">
            <text:p>0.0252</text:p>
          </table:table-cell>
          <table:table-cell office:value-type="float" office:value="0.8438">
            <text:p>0.8438</text:p>
          </table:table-cell>
          <table:table-cell office:value-type="float" office:value="0.078">
            <text:p>0.078</text:p>
          </table:table-cell>
          <table:table-cell office:value-type="float" office:value="0.0116">
            <text:p>0.0116</text:p>
          </table:table-cell>
          <table:table-cell office:value-type="float" office:value="0.037">
            <text:p>0.037</text:p>
          </table:table-cell>
          <table:table-cell office:value-type="float" office:value="0.0003">
            <text:p>0.0003</text:p>
          </table:table-cell>
          <table:table-cell office:value-type="float" office:value="0.0008">
            <text:p>0.0008</text:p>
          </table:table-cell>
          <table:table-cell office:value-type="float" office:value="0.0032">
            <text:p>0.0032</text:p>
          </table:table-cell>
          <table:table-cell office:value-type="float" office:value="0.0204">
            <text:p>0.0204</text:p>
          </table:table-cell>
          <table:table-cell office:value-type="float" office:value="0.8654">
            <text:p>0.8654</text:p>
          </table:table-cell>
          <table:table-cell office:value-type="float" office:value="0.0624">
            <text:p>0.0624</text:p>
          </table:table-cell>
          <table:table-cell office:value-type="float" office:value="0.011">
            <text:p>0.011</text:p>
          </table:table-cell>
          <table:table-cell office:value-type="float" office:value="0.0377">
            <text:p>0.0377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office:value-type="float" office:value="0.0022">
            <text:p>0.002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381628451">
            <text:p>11381628451</text:p>
          </table:table-cell>
          <table:table-cell office:value-type="float" office:value="270991153.595238">
            <text:p>270991153.595238</text:p>
          </table:table-cell>
          <table:table-cell office:value-type="float" office:value="623">
            <text:p>623</text:p>
          </table:table-cell>
          <table:table-cell office:value-type="float" office:value="14.8333333333333">
            <text:p>14.8333333333</text:p>
          </table:table-cell>
          <table:table-cell office:value-type="float" office:value="252">
            <text:p>252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  <table:table-cell office:value-type="float" office:value="2.92857142857143">
            <text:p>2.9285714286</text:p>
          </table:table-cell>
          <table:table-cell office:value-type="float" office:value="312">
            <text:p>312</text:p>
          </table:table-cell>
          <table:table-cell office:value-type="float" office:value="7.42857142857143">
            <text:p>7.4285714286</text:p>
          </table:table-cell>
          <table:table-cell office:value-type="float" office:value="8451">
            <text:p>8451</text:p>
          </table:table-cell>
          <table:table-cell office:value-type="float" office:value="201.214285714286">
            <text:p>201.2142857143</text:p>
          </table:table-cell>
          <table:table-cell office:value-type="float" office:value="6274">
            <text:p>6274</text:p>
          </table:table-cell>
          <table:table-cell office:value-type="float" office:value="149.380952380952">
            <text:p>149.380952381</text:p>
          </table:table-cell>
          <table:table-cell office:value-type="float" office:value="2253830">
            <text:p>2253830</text:p>
          </table:table-cell>
          <table:table-cell office:value-type="float" office:value="53662.619047619">
            <text:p>53662.619047619</text:p>
          </table:table-cell>
          <table:table-cell office:value-type="float" office:value="-549.632710092546">
            <text:p>-549.6327100925</text:p>
          </table:table-cell>
          <table:table-cell office:value-type="float" office:value="-13.0864930974416">
            <text:p>-13.0864930974</text:p>
          </table:table-cell>
          <table:table-cell office:value-type="float" office:value="145.104674636253">
            <text:p>145.1046746363</text:p>
          </table:table-cell>
          <table:table-cell office:value-type="float" office:value="3.45487320562507">
            <text:p>3.4548732056</text:p>
          </table:table-cell>
          <table:table-cell office:value-type="float" office:value="250.53756308544">
            <text:p>250.5375630854</text:p>
          </table:table-cell>
          <table:table-cell office:value-type="float" office:value="5.96518007346286">
            <text:p>5.9651800735</text:p>
          </table:table-cell>
          <table:table-cell office:value-type="float" office:value="11048">
            <text:p>11048</text:p>
          </table:table-cell>
          <table:table-cell office:value-type="float" office:value="263.047619047619">
            <text:p>263.0476190476</text:p>
          </table:table-cell>
          <table:table-cell office:value-type="float" office:value="9695">
            <text:p>9695</text:p>
          </table:table-cell>
          <table:table-cell office:value-type="float" office:value="230.833333333333">
            <text:p>230.8333333333</text:p>
          </table:table-cell>
          <table:table-cell office:value-type="float" office:value="499.25885298525">
            <text:p>499.2588529853</text:p>
          </table:table-cell>
          <table:table-cell office:value-type="float" office:value="11.8871155472679">
            <text:p>11.8871155473</text:p>
          </table:table-cell>
          <table:table-cell office:value-type="float" office:value="86.317095153891">
            <text:p>86.3170951539</text:p>
          </table:table-cell>
          <table:table-cell office:value-type="float" office:value="2.0551689322355">
            <text:p>2.0551689322</text:p>
          </table:table-cell>
          <table:table-cell office:value-type="float" office:value="42">
            <text:p>42</text:p>
          </table:table-cell>
          <table:table-cell table:formula="of:= 100 * (([.BV105] / ([.BV105] + [.BX105])) - ([.BX105] / ([.BV105] + [.BX105])))" office:value-type="float" office:value="6.52268235067252">
            <text:p>6.5226823507</text:p>
          </table:table-cell>
          <table:table-cell table:formula="of:=IF([.CE105] &gt; 0;1;0)" office:value-type="float" office:value="1">
            <text:p>1</text:p>
          </table:table-cell>
          <table:table-cell table:formula="of:=IF([.BU105] &gt; [.CE105];1;0)" office:value-type="float" office:value="0">
            <text:p>0</text:p>
          </table:table-cell>
          <table:table-cell table:formula="of:=IF(AND([.CF105] = 1;[.BU105] &lt; 0);1;0)" office:value-type="float" office:value="0">
            <text:p>0</text:p>
          </table:table-cell>
          <table:table-cell table:formula="of:=IF([.CE105] &lt; 0;1;0)" office:value-type="float" office:value="0">
            <text:p>0</text:p>
          </table:table-cell>
          <table:table-cell table:formula="of:=IF(AND([.CI105] = 1;[.BU105] &gt; 0);1;0)" office:value-type="float" office:value="0">
            <text:p>0</text:p>
          </table:table-cell>
        </table:table-row>
        <table:table-row table:style-name="ro2">
          <table:table-cell office:value-type="float" office:value="207673">
            <text:p>207673</text:p>
          </table:table-cell>
          <table:table-cell office:value-type="float" office:value="26">
            <text:p>26</text:p>
          </table:table-cell>
          <table:table-cell office:value-type="string">
            <text:p>13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23">
            <text:p>39623</text:p>
          </table:table-cell>
          <table:table-cell office:value-type="float" office:value="551">
            <text:p>551</text:p>
          </table:table-cell>
          <table:table-cell office:value-type="float" office:value="37679">
            <text:p>37679</text:p>
          </table:table-cell>
          <table:table-cell office:value-type="float" office:value="495">
            <text:p>495</text:p>
          </table:table-cell>
          <table:table-cell office:value-type="float" office:value="167">
            <text:p>167</text:p>
          </table:table-cell>
          <table:table-cell office:value-type="float" office:value="641">
            <text:p>64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8790">
            <text:p>28790</text:p>
          </table:table-cell>
          <table:table-cell office:value-type="float" office:value="277">
            <text:p>277</text:p>
          </table:table-cell>
          <table:table-cell office:value-type="float" office:value="27749">
            <text:p>27749</text:p>
          </table:table-cell>
          <table:table-cell office:value-type="float" office:value="220">
            <text:p>220</text:p>
          </table:table-cell>
          <table:table-cell office:value-type="float" office:value="117">
            <text:p>117</text:p>
          </table:table-cell>
          <table:table-cell office:value-type="float" office:value="371">
            <text:p>37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41">
            <text:p>41</text:p>
          </table:table-cell>
          <table:table-cell office:value-type="float" office:value="0.001">
            <text:p>0.001</text:p>
          </table:table-cell>
          <table:table-cell office:value-type="float" office:value="0.0139">
            <text:p>0.0139</text:p>
          </table:table-cell>
          <table:table-cell office:value-type="float" office:value="0.9509">
            <text:p>0.9509</text:p>
          </table:table-cell>
          <table:table-cell office:value-type="float" office:value="0.0125">
            <text:p>0.0125</text:p>
          </table:table-cell>
          <table:table-cell office:value-type="float" office:value="0.0042">
            <text:p>0.0042</text:p>
          </table:table-cell>
          <table:table-cell office:value-type="float" office:value="0.0162">
            <text:p>0.0162</text:p>
          </table:table-cell>
          <table:table-cell office:value-type="float" office:value="0.0006">
            <text:p>0.0006</text:p>
          </table:table-cell>
          <table:table-cell office:value-type="float" office:value="0.0008">
            <text:p>0.0008</text:p>
          </table:table-cell>
          <table:table-cell office:value-type="float" office:value="0.0009">
            <text:p>0.0009</text:p>
          </table:table-cell>
          <table:table-cell office:value-type="float" office:value="0.0096">
            <text:p>0.0096</text:p>
          </table:table-cell>
          <table:table-cell office:value-type="float" office:value="0.9638">
            <text:p>0.9638</text:p>
          </table:table-cell>
          <table:table-cell office:value-type="float" office:value="0.0076">
            <text:p>0.0076</text:p>
          </table:table-cell>
          <table:table-cell office:value-type="float" office:value="0.0041">
            <text:p>0.0041</text:p>
          </table:table-cell>
          <table:table-cell office:value-type="float" office:value="0.0129">
            <text:p>0.0129</text:p>
          </table:table-cell>
          <table:table-cell office:value-type="float" office:value="0.0006">
            <text:p>0.0006</text:p>
          </table:table-cell>
          <table:table-cell office:value-type="float" office:value="0.0005">
            <text:p>0.0005</text:p>
          </table:table-cell>
          <table:table-cell office:value-type="float" office:value="0.0009">
            <text:p>0.000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378188159">
            <text:p>11378188159</text:p>
          </table:table-cell>
          <table:table-cell office:value-type="float" office:value="270909241.880952">
            <text:p>270909241.880952</text:p>
          </table:table-cell>
          <table:table-cell office:value-type="float" office:value="588">
            <text:p>588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6.0952380952381">
            <text:p>6.0952380952</text:p>
          </table:table-cell>
          <table:table-cell office:value-type="float" office:value="120">
            <text:p>120</text:p>
          </table:table-cell>
          <table:table-cell office:value-type="float" office:value="2.85714285714286">
            <text:p>2.8571428571</text:p>
          </table:table-cell>
          <table:table-cell office:value-type="float" office:value="294">
            <text:p>294</text:p>
          </table:table-cell>
          <table:table-cell office:value-type="float" office:value="7">
            <text:p>7</text:p>
          </table:table-cell>
          <table:table-cell office:value-type="float" office:value="8159">
            <text:p>8159</text:p>
          </table:table-cell>
          <table:table-cell office:value-type="float" office:value="194.261904761905">
            <text:p>194.2619047619</text:p>
          </table:table-cell>
          <table:table-cell office:value-type="float" office:value="5684">
            <text:p>5684</text:p>
          </table:table-cell>
          <table:table-cell office:value-type="float" office:value="135.333333333333">
            <text:p>135.3333333333</text:p>
          </table:table-cell>
          <table:table-cell office:value-type="float" office:value="2010484">
            <text:p>2010484</text:p>
          </table:table-cell>
          <table:table-cell office:value-type="float" office:value="47868.6666666667">
            <text:p>47868.6666666667</text:p>
          </table:table-cell>
          <table:table-cell office:value-type="float" office:value="58.819794453013">
            <text:p>58.819794453</text:p>
          </table:table-cell>
          <table:table-cell office:value-type="float" office:value="1.40047129650031">
            <text:p>1.4004712965</text:p>
          </table:table-cell>
          <table:table-cell office:value-type="float" office:value="641.00607421813">
            <text:p>641.0060742181</text:p>
          </table:table-cell>
          <table:table-cell office:value-type="float" office:value="15.262049386146">
            <text:p>15.2620493861</text:p>
          </table:table-cell>
          <table:table-cell office:value-type="float" office:value="686.08531549481">
            <text:p>686.0853154948</text:p>
          </table:table-cell>
          <table:table-cell office:value-type="float" office:value="16.3353646546383">
            <text:p>16.3353646546</text:p>
          </table:table-cell>
          <table:table-cell office:value-type="float" office:value="12757">
            <text:p>12757</text:p>
          </table:table-cell>
          <table:table-cell office:value-type="float" office:value="303.738095238095">
            <text:p>303.7380952381</text:p>
          </table:table-cell>
          <table:table-cell office:value-type="float" office:value="8935">
            <text:p>8935</text:p>
          </table:table-cell>
          <table:table-cell office:value-type="float" office:value="212.738095238095">
            <text:p>212.7380952381</text:p>
          </table:table-cell>
          <table:table-cell office:value-type="float" office:value="775.580890571027">
            <text:p>775.580890571</text:p>
          </table:table-cell>
          <table:table-cell office:value-type="float" office:value="18.4662116802625">
            <text:p>18.4662116803</text:p>
          </table:table-cell>
          <table:table-cell office:value-type="float" office:value="540.373018684149">
            <text:p>540.3730186841</text:p>
          </table:table-cell>
          <table:table-cell office:value-type="float" office:value="12.8660242543845">
            <text:p>12.8660242544</text:p>
          </table:table-cell>
          <table:table-cell office:value-type="float" office:value="42">
            <text:p>42</text:p>
          </table:table-cell>
          <table:table-cell table:formula="of:= 100 * (([.BV106] / ([.BV106] + [.BX106])) - ([.BX106] / ([.BV106] + [.BX106])))" office:value-type="float" office:value="17.6193988567214">
            <text:p>17.6193988567</text:p>
          </table:table-cell>
          <table:table-cell table:formula="of:=IF([.CE106] &gt; 0;1;0)" office:value-type="float" office:value="1">
            <text:p>1</text:p>
          </table:table-cell>
          <table:table-cell table:formula="of:=IF([.BU106] &gt; [.CE106];1;0)" office:value-type="float" office:value="0">
            <text:p>0</text:p>
          </table:table-cell>
          <table:table-cell table:formula="of:=IF(AND([.CF106] = 1;[.BU106] &lt; 0);1;0)" office:value-type="float" office:value="0">
            <text:p>0</text:p>
          </table:table-cell>
          <table:table-cell table:formula="of:=IF([.CE106] &lt; 0;1;0)" office:value-type="float" office:value="0">
            <text:p>0</text:p>
          </table:table-cell>
          <table:table-cell table:formula="of:=IF(AND([.CI106] = 1;[.BU106] &gt; 0);1;0)" office:value-type="float" office:value="0">
            <text:p>0</text:p>
          </table:table-cell>
        </table:table-row>
        <table:table-row table:style-name="ro2">
          <table:table-cell office:value-type="float" office:value="207718">
            <text:p>207718</text:p>
          </table:table-cell>
          <table:table-cell office:value-type="float" office:value="18">
            <text:p>18</text:p>
          </table:table-cell>
          <table:table-cell office:value-type="string">
            <text:p>09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36">
            <text:p>39536</text:p>
          </table:table-cell>
          <table:table-cell office:value-type="float" office:value="1480">
            <text:p>1480</text:p>
          </table:table-cell>
          <table:table-cell office:value-type="float" office:value="37285">
            <text:p>37285</text:p>
          </table:table-cell>
          <table:table-cell office:value-type="float" office:value="228">
            <text:p>228</text:p>
          </table:table-cell>
          <table:table-cell office:value-type="float" office:value="251">
            <text:p>251</text:p>
          </table:table-cell>
          <table:table-cell office:value-type="float" office:value="183">
            <text:p>183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9812">
            <text:p>29812</text:p>
          </table:table-cell>
          <table:table-cell office:value-type="float" office:value="815">
            <text:p>815</text:p>
          </table:table-cell>
          <table:table-cell office:value-type="float" office:value="28573">
            <text:p>28573</text:p>
          </table:table-cell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05">
            <text:p>105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46">
            <text:p>-46</text:p>
          </table:table-cell>
          <table:table-cell office:value-type="float" office:value="-0.0012">
            <text:p>-0.0012</text:p>
          </table:table-cell>
          <table:table-cell office:value-type="float" office:value="0.0374">
            <text:p>0.0374</text:p>
          </table:table-cell>
          <table:table-cell office:value-type="float" office:value="0.9431">
            <text:p>0.9431</text:p>
          </table:table-cell>
          <table:table-cell office:value-type="float" office:value="0.0058">
            <text:p>0.0058</text:p>
          </table:table-cell>
          <table:table-cell office:value-type="float" office:value="0.0063">
            <text:p>0.0063</text:p>
          </table:table-cell>
          <table:table-cell office:value-type="float" office:value="0.0046">
            <text:p>0.0046</text:p>
          </table:table-cell>
          <table:table-cell office:value-type="float" office:value="0.0012">
            <text:p>0.0012</text:p>
          </table:table-cell>
          <table:table-cell office:value-type="float" office:value="0.0004">
            <text:p>0.0004</text:p>
          </table:table-cell>
          <table:table-cell office:value-type="float" office:value="0.0011">
            <text:p>0.0011</text:p>
          </table:table-cell>
          <table:table-cell office:value-type="float" office:value="0.0273">
            <text:p>0.0273</text:p>
          </table:table-cell>
          <table:table-cell office:value-type="float" office:value="0.9584">
            <text:p>0.9584</text:p>
          </table:table-cell>
          <table:table-cell office:value-type="float" office:value="0.0034">
            <text:p>0.0034</text:p>
          </table:table-cell>
          <table:table-cell office:value-type="float" office:value="0.0051">
            <text:p>0.0051</text:p>
          </table:table-cell>
          <table:table-cell office:value-type="float" office:value="0.0035">
            <text:p>0.0035</text:p>
          </table:table-cell>
          <table:table-cell office:value-type="float" office:value="0.0011">
            <text:p>0.0011</text:p>
          </table:table-cell>
          <table:table-cell office:value-type="float" office:value="0.0003">
            <text:p>0.0003</text:p>
          </table:table-cell>
          <table:table-cell office:value-type="float" office:value="0.0008">
            <text:p>0.0008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034440598">
            <text:p>23034440598</text:p>
          </table:table-cell>
          <table:table-cell office:value-type="float" office:value="270993418.8">
            <text:p>270993418.8</text:p>
          </table:table-cell>
          <table:table-cell office:value-type="float" office:value="1031">
            <text:p>1031</text:p>
          </table:table-cell>
          <table:table-cell office:value-type="float" office:value="12.1294117647059">
            <text:p>12.1294117647</text:p>
          </table:table-cell>
          <table:table-cell office:value-type="float" office:value="649">
            <text:p>649</text:p>
          </table:table-cell>
          <table:table-cell office:value-type="float" office:value="7.63529411764706">
            <text:p>7.6352941176</text:p>
          </table:table-cell>
          <table:table-cell office:value-type="float" office:value="271">
            <text:p>271</text:p>
          </table:table-cell>
          <table:table-cell office:value-type="float" office:value="3.18823529411765">
            <text:p>3.1882352941</text:p>
          </table:table-cell>
          <table:table-cell office:value-type="float" office:value="615">
            <text:p>615</text:p>
          </table:table-cell>
          <table:table-cell office:value-type="float" office:value="7.23529411764706">
            <text:p>7.2352941176</text:p>
          </table:table-cell>
          <table:table-cell office:value-type="float" office:value="10598">
            <text:p>10598</text:p>
          </table:table-cell>
          <table:table-cell office:value-type="float" office:value="124.682352941176">
            <text:p>124.6823529412</text:p>
          </table:table-cell>
          <table:table-cell office:value-type="float" office:value="9828">
            <text:p>9828</text:p>
          </table:table-cell>
          <table:table-cell office:value-type="float" office:value="115.623529411765">
            <text:p>115.6235294118</text:p>
          </table:table-cell>
          <table:table-cell office:value-type="float" office:value="3061342">
            <text:p>3061342</text:p>
          </table:table-cell>
          <table:table-cell office:value-type="float" office:value="36015.7882352941">
            <text:p>36015.7882352941</text:p>
          </table:table-cell>
          <table:table-cell office:value-type="float" office:value="8.69505493110401">
            <text:p>8.6950549311</text:p>
          </table:table-cell>
          <table:table-cell office:value-type="float" office:value="0.102294763895341">
            <text:p>0.1022947639</text:p>
          </table:table-cell>
          <table:table-cell office:value-type="float" office:value="1035.64439129163">
            <text:p>1035.6443912916</text:p>
          </table:table-cell>
          <table:table-cell office:value-type="float" office:value="12.1840516622545">
            <text:p>12.1840516623</text:p>
          </table:table-cell>
          <table:table-cell office:value-type="float" office:value="1519.85897876641">
            <text:p>1519.8589787664</text:p>
          </table:table-cell>
          <table:table-cell office:value-type="float" office:value="17.8806938678402">
            <text:p>17.8806938678</text:p>
          </table:table-cell>
          <table:table-cell office:value-type="float" office:value="12602">
            <text:p>12602</text:p>
          </table:table-cell>
          <table:table-cell office:value-type="float" office:value="148.258823529412">
            <text:p>148.2588235294</text:p>
          </table:table-cell>
          <table:table-cell office:value-type="float" office:value="7950">
            <text:p>7950</text:p>
          </table:table-cell>
          <table:table-cell office:value-type="float" office:value="93.5294117647059">
            <text:p>93.5294117647</text:p>
          </table:table-cell>
          <table:table-cell office:value-type="float" office:value="1176.25123720548">
            <text:p>1176.2512372055</text:p>
          </table:table-cell>
          <table:table-cell office:value-type="float" office:value="13.8382498494762">
            <text:p>13.8382498495</text:p>
          </table:table-cell>
          <table:table-cell office:value-type="float" office:value="935.11241554873">
            <text:p>935.1124155487</text:p>
          </table:table-cell>
          <table:table-cell office:value-type="float" office:value="11.0013225358674">
            <text:p>11.0013225359</text:p>
          </table:table-cell>
          <table:table-cell office:value-type="float" office:value="85">
            <text:p>85</text:p>
          </table:table-cell>
          <table:table-cell table:formula="of:= 100 * (([.BV107] / ([.BV107] + [.BX107])) - ([.BX107] / ([.BV107] + [.BX107])))" office:value-type="float" office:value="22.6352666407162">
            <text:p>22.6352666407</text:p>
          </table:table-cell>
          <table:table-cell table:formula="of:=IF([.CE107] &gt; 0;1;0)" office:value-type="float" office:value="1">
            <text:p>1</text:p>
          </table:table-cell>
          <table:table-cell table:formula="of:=IF([.BU107] &gt; [.CE107];1;0)" office:value-type="float" office:value="0">
            <text:p>0</text:p>
          </table:table-cell>
          <table:table-cell table:formula="of:=IF(AND([.CF107] = 1;[.BU107] &lt; 0);1;0)" office:value-type="float" office:value="0">
            <text:p>0</text:p>
          </table:table-cell>
          <table:table-cell table:formula="of:=IF([.CE107] &lt; 0;1;0)" office:value-type="float" office:value="0">
            <text:p>0</text:p>
          </table:table-cell>
          <table:table-cell table:formula="of:=IF(AND([.CI107] = 1;[.BU107] &gt; 0);1;0)" office:value-type="float" office:value="0">
            <text:p>0</text:p>
          </table:table-cell>
        </table:table-row>
        <table:table-row table:style-name="ro2">
          <table:table-cell office:value-type="float" office:value="207738">
            <text:p>207738</text:p>
          </table:table-cell>
          <table:table-cell office:value-type="float" office:value="30">
            <text:p>30</text:p>
          </table:table-cell>
          <table:table-cell office:value-type="string">
            <text:p>15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99">
            <text:p>39699</text:p>
          </table:table-cell>
          <table:table-cell office:value-type="float" office:value="459">
            <text:p>459</text:p>
          </table:table-cell>
          <table:table-cell office:value-type="float" office:value="38526">
            <text:p>38526</text:p>
          </table:table-cell>
          <table:table-cell office:value-type="float" office:value="202">
            <text:p>202</text:p>
          </table:table-cell>
          <table:table-cell office:value-type="float" office:value="222">
            <text:p>222</text:p>
          </table:table-cell>
          <table:table-cell office:value-type="float" office:value="218">
            <text:p>218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28072">
            <text:p>28072</text:p>
          </table:table-cell>
          <table:table-cell office:value-type="float" office:value="236">
            <text:p>236</text:p>
          </table:table-cell>
          <table:table-cell office:value-type="float" office:value="27436">
            <text:p>27436</text:p>
          </table:table-cell>
          <table:table-cell office:value-type="float" office:value="92">
            <text:p>92</text:p>
          </table:table-cell>
          <table:table-cell office:value-type="float" office:value="150">
            <text:p>150</text:p>
          </table:table-cell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17">
            <text:p>117</text:p>
          </table:table-cell>
          <table:table-cell office:value-type="float" office:value="0.003">
            <text:p>0.003</text:p>
          </table:table-cell>
          <table:table-cell office:value-type="float" office:value="0.0116">
            <text:p>0.0116</text:p>
          </table:table-cell>
          <table:table-cell office:value-type="float" office:value="0.9705">
            <text:p>0.9705</text:p>
          </table:table-cell>
          <table:table-cell office:value-type="float" office:value="0.0051">
            <text:p>0.0051</text:p>
          </table:table-cell>
          <table:table-cell office:value-type="float" office:value="0.0056">
            <text:p>0.0056</text:p>
          </table:table-cell>
          <table:table-cell office:value-type="float" office:value="0.0055">
            <text:p>0.0055</text:p>
          </table:table-cell>
          <table:table-cell office:value-type="float" office:value="0.0005">
            <text:p>0.0005</text:p>
          </table:table-cell>
          <table:table-cell office:value-type="float" office:value="0.0003">
            <text:p>0.0003</text:p>
          </table:table-cell>
          <table:table-cell office:value-type="float" office:value="0.0011">
            <text:p>0.0011</text:p>
          </table:table-cell>
          <table:table-cell office:value-type="float" office:value="0.0084">
            <text:p>0.0084</text:p>
          </table:table-cell>
          <table:table-cell office:value-type="float" office:value="0.9773">
            <text:p>0.9773</text:p>
          </table:table-cell>
          <table:table-cell office:value-type="float" office:value="0.0033">
            <text:p>0.0033</text:p>
          </table:table-cell>
          <table:table-cell office:value-type="float" office:value="0.0053">
            <text:p>0.0053</text:p>
          </table:table-cell>
          <table:table-cell office:value-type="float" office:value="0.0043">
            <text:p>0.0043</text:p>
          </table:table-cell>
          <table:table-cell office:value-type="float" office:value="0.0002">
            <text:p>0.0002</text:p>
          </table:table-cell>
          <table:table-cell office:value-type="float" office:value="0.0003">
            <text:p>0.0003</text:p>
          </table:table-cell>
          <table:table-cell office:value-type="float" office:value="0.0008">
            <text:p>0.000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629584262">
            <text:p>14629584262</text:p>
          </table:table-cell>
          <table:table-cell office:value-type="float" office:value="270918227.074074">
            <text:p>270918227.074074</text:p>
          </table:table-cell>
          <table:table-cell office:value-type="float" office:value="834">
            <text:p>834</text:p>
          </table:table-cell>
          <table:table-cell office:value-type="float" office:value="15.4444444444444">
            <text:p>15.4444444444</text:p>
          </table:table-cell>
          <table:table-cell office:value-type="float" office:value="350">
            <text:p>350</text:p>
          </table:table-cell>
          <table:table-cell office:value-type="float" office:value="6.48148148148148">
            <text:p>6.4814814815</text:p>
          </table:table-cell>
          <table:table-cell office:value-type="float" office:value="143">
            <text:p>143</text:p>
          </table:table-cell>
          <table:table-cell office:value-type="float" office:value="2.64814814814815">
            <text:p>2.6481481481</text:p>
          </table:table-cell>
          <table:table-cell office:value-type="float" office:value="435">
            <text:p>435</text:p>
          </table:table-cell>
          <table:table-cell office:value-type="float" office:value="8.05555555555556">
            <text:p>8.0555555556</text:p>
          </table:table-cell>
          <table:table-cell office:value-type="float" office:value="4262">
            <text:p>4262</text:p>
          </table:table-cell>
          <table:table-cell office:value-type="float" office:value="78.9259259259259">
            <text:p>78.9259259259</text:p>
          </table:table-cell>
          <table:table-cell office:value-type="float" office:value="3458">
            <text:p>3458</text:p>
          </table:table-cell>
          <table:table-cell office:value-type="float" office:value="64.037037037037">
            <text:p>64.037037037</text:p>
          </table:table-cell>
          <table:table-cell office:value-type="float" office:value="1710882">
            <text:p>1710882</text:p>
          </table:table-cell>
          <table:table-cell office:value-type="float" office:value="31683">
            <text:p>31683</text:p>
          </table:table-cell>
          <table:table-cell office:value-type="float" office:value="547.882043527795">
            <text:p>547.8820435278</text:p>
          </table:table-cell>
          <table:table-cell office:value-type="float" office:value="10.1459637690332">
            <text:p>10.145963769</text:p>
          </table:table-cell>
          <table:table-cell office:value-type="float" office:value="1023.82749267916">
            <text:p>1023.8274926792</text:p>
          </table:table-cell>
          <table:table-cell office:value-type="float" office:value="18.9597683829474">
            <text:p>18.9597683829</text:p>
          </table:table-cell>
          <table:table-cell office:value-type="float" office:value="1373.881578399">
            <text:p>1373.881578399</text:p>
          </table:table-cell>
          <table:table-cell office:value-type="float" office:value="25.4422514518333">
            <text:p>25.4422514518</text:p>
          </table:table-cell>
          <table:table-cell office:value-type="float" office:value="19662">
            <text:p>19662</text:p>
          </table:table-cell>
          <table:table-cell office:value-type="float" office:value="364.111111111111">
            <text:p>364.1111111111</text:p>
          </table:table-cell>
          <table:table-cell office:value-type="float" office:value="10079">
            <text:p>10079</text:p>
          </table:table-cell>
          <table:table-cell office:value-type="float" office:value="186.648148148148">
            <text:p>186.6481481481</text:p>
          </table:table-cell>
          <table:table-cell office:value-type="float" office:value="1216.18508523189">
            <text:p>1216.1850852319</text:p>
          </table:table-cell>
          <table:table-cell office:value-type="float" office:value="22.5219460228128">
            <text:p>22.5219460228</text:p>
          </table:table-cell>
          <table:table-cell office:value-type="float" office:value="1040.44404995967">
            <text:p>1040.4440499597</text:p>
          </table:table-cell>
          <table:table-cell office:value-type="float" office:value="19.2674824066606">
            <text:p>19.2674824067</text:p>
          </table:table-cell>
          <table:table-cell office:value-type="float" office:value="54">
            <text:p>54</text:p>
          </table:table-cell>
          <table:table-cell table:formula="of:= 100 * (([.BV108] / ([.BV108] + [.BX108])) - ([.BX108] / ([.BV108] + [.BX108])))" office:value-type="float" office:value="32.221512390303">
            <text:p>32.2215123903</text:p>
          </table:table-cell>
          <table:table-cell table:formula="of:=IF([.CE108] &gt; 0;1;0)" office:value-type="float" office:value="1">
            <text:p>1</text:p>
          </table:table-cell>
          <table:table-cell table:formula="of:=IF([.BU108] &gt; [.CE108];1;0)" office:value-type="float" office:value="0">
            <text:p>0</text:p>
          </table:table-cell>
          <table:table-cell table:formula="of:=IF(AND([.CF108] = 1;[.BU108] &lt; 0);1;0)" office:value-type="float" office:value="0">
            <text:p>0</text:p>
          </table:table-cell>
          <table:table-cell table:formula="of:=IF([.CE108] &lt; 0;1;0)" office:value-type="float" office:value="0">
            <text:p>0</text:p>
          </table:table-cell>
          <table:table-cell table:formula="of:=IF(AND([.CI108] = 1;[.BU108] &gt; 0);1;0)" office:value-type="float" office:value="0">
            <text:p>0</text:p>
          </table:table-cell>
        </table:table-row>
        <table:table-row table:style-name="ro2">
          <table:table-cell office:value-type="float" office:value="207768">
            <text:p>207768</text:p>
          </table:table-cell>
          <table:table-cell office:value-type="float" office:value="60">
            <text:p>60</text:p>
          </table:table-cell>
          <table:table-cell office:value-type="string">
            <text:p>30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16">
            <text:p>39416</text:p>
          </table:table-cell>
          <table:table-cell office:value-type="float" office:value="821">
            <text:p>821</text:p>
          </table:table-cell>
          <table:table-cell office:value-type="float" office:value="36265">
            <text:p>36265</text:p>
          </table:table-cell>
          <table:table-cell office:value-type="float" office:value="917">
            <text:p>917</text:p>
          </table:table-cell>
          <table:table-cell office:value-type="float" office:value="227">
            <text:p>227</text:p>
          </table:table-cell>
          <table:table-cell office:value-type="float" office:value="1078">
            <text:p>1078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26203">
            <text:p>26203</text:p>
          </table:table-cell>
          <table:table-cell office:value-type="float" office:value="439">
            <text:p>439</text:p>
          </table:table-cell>
          <table:table-cell office:value-type="float" office:value="24478">
            <text:p>24478</text:p>
          </table:table-cell>
          <table:table-cell office:value-type="float" office:value="445">
            <text:p>445</text:p>
          </table:table-cell>
          <table:table-cell office:value-type="float" office:value="142">
            <text:p>142</text:p>
          </table:table-cell>
          <table:table-cell office:value-type="float" office:value="641">
            <text:p>64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66">
            <text:p>-166</text:p>
          </table:table-cell>
          <table:table-cell office:value-type="float" office:value="-0.0042">
            <text:p>-0.0042</text:p>
          </table:table-cell>
          <table:table-cell office:value-type="float" office:value="0.0208">
            <text:p>0.0208</text:p>
          </table:table-cell>
          <table:table-cell office:value-type="float" office:value="0.9201">
            <text:p>0.9201</text:p>
          </table:table-cell>
          <table:table-cell office:value-type="float" office:value="0.0233">
            <text:p>0.0233</text:p>
          </table:table-cell>
          <table:table-cell office:value-type="float" office:value="0.0058">
            <text:p>0.0058</text:p>
          </table:table-cell>
          <table:table-cell office:value-type="float" office:value="0.0273">
            <text:p>0.0273</text:p>
          </table:table-cell>
          <table:table-cell office:value-type="float" office:value="0.0009">
            <text:p>0.0009</text:p>
          </table:table-cell>
          <table:table-cell office:value-type="float" office:value="0.0007">
            <text:p>0.0007</text:p>
          </table:table-cell>
          <table:table-cell office:value-type="float" office:value="0.0012">
            <text:p>0.0012</text:p>
          </table:table-cell>
          <table:table-cell office:value-type="float" office:value="0.0168">
            <text:p>0.0168</text:p>
          </table:table-cell>
          <table:table-cell office:value-type="float" office:value="0.9342">
            <text:p>0.9342</text:p>
          </table:table-cell>
          <table:table-cell office:value-type="float" office:value="0.017">
            <text:p>0.017</text:p>
          </table:table-cell>
          <table:table-cell office:value-type="float" office:value="0.0054">
            <text:p>0.0054</text:p>
          </table:table-cell>
          <table:table-cell office:value-type="float" office:value="0.0245">
            <text:p>0.0245</text:p>
          </table:table-cell>
          <table:table-cell office:value-type="float" office:value="0.0007">
            <text:p>0.0007</text:p>
          </table:table-cell>
          <table:table-cell office:value-type="float" office:value="0.0006">
            <text:p>0.0006</text:p>
          </table:table-cell>
          <table:table-cell office:value-type="float" office:value="0.0009">
            <text:p>0.000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55095777">
            <text:p>5155095777</text:p>
          </table:table-cell>
          <table:table-cell office:value-type="float" office:value="271320830.368421">
            <text:p>271320830.368421</text:p>
          </table:table-cell>
          <table:table-cell office:value-type="float" office:value="533">
            <text:p>533</text:p>
          </table:table-cell>
          <table:table-cell office:value-type="float" office:value="28.0526315789474">
            <text:p>28.0526315789</text:p>
          </table:table-cell>
          <table:table-cell office:value-type="float" office:value="102">
            <text:p>102</text:p>
          </table:table-cell>
          <table:table-cell office:value-type="float" office:value="5.36842105263158">
            <text:p>5.3684210526</text:p>
          </table:table-cell>
          <table:table-cell office:value-type="float" office:value="71">
            <text:p>71</text:p>
          </table:table-cell>
          <table:table-cell office:value-type="float" office:value="3.73684210526316">
            <text:p>3.7368421053</text:p>
          </table:table-cell>
          <table:table-cell office:value-type="float" office:value="160">
            <text:p>160</text:p>
          </table:table-cell>
          <table:table-cell office:value-type="float" office:value="8.42105263157895">
            <text:p>8.4210526316</text:p>
          </table:table-cell>
          <table:table-cell office:value-type="float" office:value="5777">
            <text:p>5777</text:p>
          </table:table-cell>
          <table:table-cell office:value-type="float" office:value="304.052631578947">
            <text:p>304.0526315789</text:p>
          </table:table-cell>
          <table:table-cell office:value-type="float" office:value="1299">
            <text:p>1299</text:p>
          </table:table-cell>
          <table:table-cell office:value-type="float" office:value="68.3684210526316">
            <text:p>68.3684210526</text:p>
          </table:table-cell>
          <table:table-cell office:value-type="float" office:value="489698">
            <text:p>489698</text:p>
          </table:table-cell>
          <table:table-cell office:value-type="float" office:value="25773.5789473684">
            <text:p>25773.5789473684</text:p>
          </table:table-cell>
          <table:table-cell office:value-type="float" office:value="466.01264594829">
            <text:p>466.0126459483</text:p>
          </table:table-cell>
          <table:table-cell office:value-type="float" office:value="24.5269813656995">
            <text:p>24.5269813657</text:p>
          </table:table-cell>
          <table:table-cell office:value-type="float" office:value="468.66734125623">
            <text:p>468.6673412562</text:p>
          </table:table-cell>
          <table:table-cell office:value-type="float" office:value="24.6667021713805">
            <text:p>24.6667021714</text:p>
          </table:table-cell>
          <table:table-cell office:value-type="float" office:value="577.116016491">
            <text:p>577.116016491</text:p>
          </table:table-cell>
          <table:table-cell office:value-type="float" office:value="30.3745271837368">
            <text:p>30.3745271837</text:p>
          </table:table-cell>
          <table:table-cell office:value-type="float" office:value="17091">
            <text:p>17091</text:p>
          </table:table-cell>
          <table:table-cell office:value-type="float" office:value="899.526315789474">
            <text:p>899.5263157895</text:p>
          </table:table-cell>
          <table:table-cell office:value-type="float" office:value="8042">
            <text:p>8042</text:p>
          </table:table-cell>
          <table:table-cell office:value-type="float" office:value="423.263157894737">
            <text:p>423.2631578947</text:p>
          </table:table-cell>
          <table:table-cell office:value-type="float" office:value="726.8230416278">
            <text:p>726.8230416278</text:p>
          </table:table-cell>
          <table:table-cell office:value-type="float" office:value="38.2538442962">
            <text:p>38.2538442962</text:p>
          </table:table-cell>
          <table:table-cell office:value-type="float" office:value="559.6547613309">
            <text:p>559.6547613309</text:p>
          </table:table-cell>
          <table:table-cell office:value-type="float" office:value="29.4555137542579">
            <text:p>29.4555137543</text:p>
          </table:table-cell>
          <table:table-cell office:value-type="float" office:value="19">
            <text:p>19</text:p>
          </table:table-cell>
          <table:table-cell table:formula="of:= 100 * (([.BV109] / ([.BV109] + [.BX109])) - ([.BX109] / ([.BV109] + [.BX109])))" office:value-type="float" office:value="36.0044562925238">
            <text:p>36.0044562925</text:p>
          </table:table-cell>
          <table:table-cell table:formula="of:=IF([.CE109] &gt; 0;1;0)" office:value-type="float" office:value="1">
            <text:p>1</text:p>
          </table:table-cell>
          <table:table-cell table:formula="of:=IF([.BU109] &gt; [.CE109];1;0)" office:value-type="float" office:value="0">
            <text:p>0</text:p>
          </table:table-cell>
          <table:table-cell table:formula="of:=IF(AND([.CF109] = 1;[.BU109] &lt; 0);1;0)" office:value-type="float" office:value="0">
            <text:p>0</text:p>
          </table:table-cell>
          <table:table-cell table:formula="of:=IF([.CE109] &lt; 0;1;0)" office:value-type="float" office:value="0">
            <text:p>0</text:p>
          </table:table-cell>
          <table:table-cell table:formula="of:=IF(AND([.CI109] = 1;[.BU109] &gt; 0);1;0)" office:value-type="float" office:value="0">
            <text:p>0</text:p>
          </table:table-cell>
        </table:table-row>
        <table:table-row table:style-name="ro2">
          <table:table-cell office:value-type="float" office:value="207799">
            <text:p>207799</text:p>
          </table:table-cell>
          <table:table-cell office:value-type="float" office:value="59">
            <text:p>59</text:p>
          </table:table-cell>
          <table:table-cell office:value-type="string">
            <text:p>30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50">
            <text:p>39450</text:p>
          </table:table-cell>
          <table:table-cell office:value-type="float" office:value="1232">
            <text:p>1232</text:p>
          </table:table-cell>
          <table:table-cell office:value-type="float" office:value="36147">
            <text:p>36147</text:p>
          </table:table-cell>
          <table:table-cell office:value-type="float" office:value="875">
            <text:p>875</text:p>
          </table:table-cell>
          <table:table-cell office:value-type="float" office:value="350">
            <text:p>350</text:p>
          </table:table-cell>
          <table:table-cell office:value-type="float" office:value="720">
            <text:p>720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27706">
            <text:p>27706</text:p>
          </table:table-cell>
          <table:table-cell office:value-type="float" office:value="736">
            <text:p>736</text:p>
          </table:table-cell>
          <table:table-cell office:value-type="float" office:value="25837">
            <text:p>25837</text:p>
          </table:table-cell>
          <table:table-cell office:value-type="float" office:value="449">
            <text:p>449</text:p>
          </table:table-cell>
          <table:table-cell office:value-type="float" office:value="225">
            <text:p>225</text:p>
          </table:table-cell>
          <table:table-cell office:value-type="float" office:value="402">
            <text:p>40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32">
            <text:p>-132</text:p>
          </table:table-cell>
          <table:table-cell office:value-type="float" office:value="-0.0033">
            <text:p>-0.0033</text:p>
          </table:table-cell>
          <table:table-cell office:value-type="float" office:value="0.0312">
            <text:p>0.0312</text:p>
          </table:table-cell>
          <table:table-cell office:value-type="float" office:value="0.9163">
            <text:p>0.9163</text:p>
          </table:table-cell>
          <table:table-cell office:value-type="float" office:value="0.0222">
            <text:p>0.0222</text:p>
          </table:table-cell>
          <table:table-cell office:value-type="float" office:value="0.0089">
            <text:p>0.0089</text:p>
          </table:table-cell>
          <table:table-cell office:value-type="float" office:value="0.0183">
            <text:p>0.0183</text:p>
          </table:table-cell>
          <table:table-cell office:value-type="float" office:value="0.0005">
            <text:p>0.0005</text:p>
          </table:table-cell>
          <table:table-cell office:value-type="float" office:value="0.001">
            <text:p>0.001</text:p>
          </table:table-cell>
          <table:table-cell office:value-type="float" office:value="0.0017">
            <text:p>0.0017</text:p>
          </table:table-cell>
          <table:table-cell office:value-type="float" office:value="0.0266">
            <text:p>0.0266</text:p>
          </table:table-cell>
          <table:table-cell office:value-type="float" office:value="0.9325">
            <text:p>0.9325</text:p>
          </table:table-cell>
          <table:table-cell office:value-type="float" office:value="0.0162">
            <text:p>0.0162</text:p>
          </table:table-cell>
          <table:table-cell office:value-type="float" office:value="0.0081">
            <text:p>0.0081</text:p>
          </table:table-cell>
          <table:table-cell office:value-type="float" office:value="0.0145">
            <text:p>0.0145</text:p>
          </table:table-cell>
          <table:table-cell office:value-type="float" office:value="0.0003">
            <text:p>0.0003</text:p>
          </table:table-cell>
          <table:table-cell office:value-type="float" office:value="0.0009">
            <text:p>0.0009</text:p>
          </table:table-cell>
          <table:table-cell office:value-type="float" office:value="0.0008">
            <text:p>0.000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39404637">
            <text:p>6239404637</text:p>
          </table:table-cell>
          <table:table-cell office:value-type="float" office:value="271278462.478261">
            <text:p>271278462.478261</text:p>
          </table:table-cell>
          <table:table-cell office:value-type="float" office:value="678">
            <text:p>678</text:p>
          </table:table-cell>
          <table:table-cell office:value-type="float" office:value="29.4782608695652">
            <text:p>29.4782608696</text:p>
          </table:table-cell>
          <table:table-cell office:value-type="float" office:value="135">
            <text:p>135</text:p>
          </table:table-cell>
          <table:table-cell office:value-type="float" office:value="5.8695652173913">
            <text:p>5.8695652174</text:p>
          </table:table-cell>
          <table:table-cell office:value-type="float" office:value="57">
            <text:p>57</text:p>
          </table:table-cell>
          <table:table-cell office:value-type="float" office:value="2.47826086956522">
            <text:p>2.4782608696</text:p>
          </table:table-cell>
          <table:table-cell office:value-type="float" office:value="224">
            <text:p>224</text:p>
          </table:table-cell>
          <table:table-cell office:value-type="float" office:value="9.73913043478261">
            <text:p>9.7391304348</text:p>
          </table:table-cell>
          <table:table-cell office:value-type="float" office:value="14637">
            <text:p>14637</text:p>
          </table:table-cell>
          <table:table-cell office:value-type="float" office:value="636.391304347826">
            <text:p>636.3913043478</text:p>
          </table:table-cell>
          <table:table-cell office:value-type="float" office:value="1072">
            <text:p>1072</text:p>
          </table:table-cell>
          <table:table-cell office:value-type="float" office:value="46.6086956521739">
            <text:p>46.6086956522</text:p>
          </table:table-cell>
          <table:table-cell office:value-type="float" office:value="521286">
            <text:p>521286</text:p>
          </table:table-cell>
          <table:table-cell office:value-type="float" office:value="22664.6086956522">
            <text:p>22664.6086956522</text:p>
          </table:table-cell>
          <table:table-cell office:value-type="float" office:value="519.52445197313">
            <text:p>519.5244519731</text:p>
          </table:table-cell>
          <table:table-cell office:value-type="float" office:value="22.5880196510056">
            <text:p>22.588019651</text:p>
          </table:table-cell>
          <table:table-cell office:value-type="float" office:value="514.54938242459">
            <text:p>514.5493824246</text:p>
          </table:table-cell>
          <table:table-cell office:value-type="float" office:value="22.37171227933">
            <text:p>22.3717122793</text:p>
          </table:table-cell>
          <table:table-cell office:value-type="float" office:value="640.32139315821">
            <text:p>640.3213931582</text:p>
          </table:table-cell>
          <table:table-cell office:value-type="float" office:value="27.8400605720961">
            <text:p>27.8400605721</text:p>
          </table:table-cell>
          <table:table-cell office:value-type="float" office:value="17803">
            <text:p>17803</text:p>
          </table:table-cell>
          <table:table-cell office:value-type="float" office:value="774.04347826087">
            <text:p>774.0434782609</text:p>
          </table:table-cell>
          <table:table-cell office:value-type="float" office:value="8949">
            <text:p>8949</text:p>
          </table:table-cell>
          <table:table-cell office:value-type="float" office:value="389.086956521739">
            <text:p>389.0869565217</text:p>
          </table:table-cell>
          <table:table-cell office:value-type="float" office:value="841.0197123436">
            <text:p>841.0197123436</text:p>
          </table:table-cell>
          <table:table-cell office:value-type="float" office:value="36.5660744497217">
            <text:p>36.5660744497</text:p>
          </table:table-cell>
          <table:table-cell office:value-type="float" office:value="628.8537349748">
            <text:p>628.8537349748</text:p>
          </table:table-cell>
          <table:table-cell office:value-type="float" office:value="27.3414667380348">
            <text:p>27.341466738</text:p>
          </table:table-cell>
          <table:table-cell office:value-type="float" office:value="23">
            <text:p>23</text:p>
          </table:table-cell>
          <table:table-cell table:formula="of:= 100 * (([.BV110] / ([.BV110] + [.BX110])) - ([.BX110] / ([.BV110] + [.BX110])))" office:value-type="float" office:value="33.0965909090909">
            <text:p>33.0965909091</text:p>
          </table:table-cell>
          <table:table-cell table:formula="of:=IF([.CE110] &gt; 0;1;0)" office:value-type="float" office:value="1">
            <text:p>1</text:p>
          </table:table-cell>
          <table:table-cell table:formula="of:=IF([.BU110] &gt; [.CE110];1;0)" office:value-type="float" office:value="0">
            <text:p>0</text:p>
          </table:table-cell>
          <table:table-cell table:formula="of:=IF(AND([.CF110] = 1;[.BU110] &lt; 0);1;0)" office:value-type="float" office:value="0">
            <text:p>0</text:p>
          </table:table-cell>
          <table:table-cell table:formula="of:=IF([.CE110] &lt; 0;1;0)" office:value-type="float" office:value="0">
            <text:p>0</text:p>
          </table:table-cell>
          <table:table-cell table:formula="of:=IF(AND([.CI110] = 1;[.BU110] &gt; 0);1;0)" office:value-type="float" office:value="0">
            <text:p>0</text:p>
          </table:table-cell>
        </table:table-row>
        <table:table-row table:style-name="ro2">
          <table:table-cell office:value-type="float" office:value="262961">
            <text:p>262961</text:p>
          </table:table-cell>
          <table:table-cell office:value-type="float" office:value="118">
            <text:p>118</text:p>
          </table:table-cell>
          <table:table-cell office:value-type="string">
            <text:p>59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22">
            <text:p>39622</text:p>
          </table:table-cell>
          <table:table-cell office:value-type="float" office:value="2506">
            <text:p>2506</text:p>
          </table:table-cell>
          <table:table-cell office:value-type="float" office:value="15455">
            <text:p>15455</text:p>
          </table:table-cell>
          <table:table-cell office:value-type="float" office:value="16050">
            <text:p>16050</text:p>
          </table:table-cell>
          <table:table-cell office:value-type="float" office:value="702">
            <text:p>702</text:p>
          </table:table-cell>
          <table:table-cell office:value-type="float" office:value="4176">
            <text:p>4176</text:p>
          </table:table-cell>
          <table:table-cell office:value-type="float" office:value="35">
            <text:p>35</text:p>
          </table:table-cell>
          <table:table-cell office:value-type="float" office:value="93">
            <text:p>93</text:p>
          </table:table-cell>
          <table:table-cell office:value-type="float" office:value="605">
            <text:p>605</text:p>
          </table:table-cell>
          <table:table-cell office:value-type="float" office:value="30949">
            <text:p>30949</text:p>
          </table:table-cell>
          <table:table-cell office:value-type="float" office:value="1638">
            <text:p>1638</text:p>
          </table:table-cell>
          <table:table-cell office:value-type="float" office:value="14657">
            <text:p>14657</text:p>
          </table:table-cell>
          <table:table-cell office:value-type="float" office:value="10908">
            <text:p>10908</text:p>
          </table:table-cell>
          <table:table-cell office:value-type="float" office:value="542">
            <text:p>542</text:p>
          </table:table-cell>
          <table:table-cell office:value-type="float" office:value="2764">
            <text:p>2764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359">
            <text:p>35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40">
            <text:p>40</text:p>
          </table:table-cell>
          <table:table-cell office:value-type="float" office:value="0.001">
            <text:p>0.001</text:p>
          </table:table-cell>
          <table:table-cell office:value-type="float" office:value="0.0632">
            <text:p>0.0632</text:p>
          </table:table-cell>
          <table:table-cell office:value-type="float" office:value="0.3901">
            <text:p>0.3901</text:p>
          </table:table-cell>
          <table:table-cell office:value-type="float" office:value="0.4051">
            <text:p>0.4051</text:p>
          </table:table-cell>
          <table:table-cell office:value-type="float" office:value="0.0177">
            <text:p>0.0177</text:p>
          </table:table-cell>
          <table:table-cell office:value-type="float" office:value="0.1054">
            <text:p>0.1054</text:p>
          </table:table-cell>
          <table:table-cell office:value-type="float" office:value="0.0009">
            <text:p>0.0009</text:p>
          </table:table-cell>
          <table:table-cell office:value-type="float" office:value="0.0023">
            <text:p>0.0023</text:p>
          </table:table-cell>
          <table:table-cell office:value-type="float" office:value="0.0153">
            <text:p>0.0153</text:p>
          </table:table-cell>
          <table:table-cell office:value-type="float" office:value="0.0529">
            <text:p>0.0529</text:p>
          </table:table-cell>
          <table:table-cell office:value-type="float" office:value="0.4736">
            <text:p>0.4736</text:p>
          </table:table-cell>
          <table:table-cell office:value-type="float" office:value="0.3525">
            <text:p>0.3525</text:p>
          </table:table-cell>
          <table:table-cell office:value-type="float" office:value="0.0175">
            <text:p>0.0175</text:p>
          </table:table-cell>
          <table:table-cell office:value-type="float" office:value="0.0893">
            <text:p>0.0893</text:p>
          </table:table-cell>
          <table:table-cell office:value-type="float" office:value="0.0009">
            <text:p>0.0009</text:p>
          </table:table-cell>
          <table:table-cell office:value-type="float" office:value="0.0017">
            <text:p>0.0017</text:p>
          </table:table-cell>
          <table:table-cell office:value-type="float" office:value="0.0116">
            <text:p>0.011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492757675">
            <text:p>6492757675</text:p>
          </table:table-cell>
          <table:table-cell office:value-type="float" office:value="270531569.791667">
            <text:p>270531569.791667</text:p>
          </table:table-cell>
          <table:table-cell office:value-type="float" office:value="1348">
            <text:p>1348</text:p>
          </table:table-cell>
          <table:table-cell office:value-type="float" office:value="56.1666666666667">
            <text:p>56.1666666667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2.375">
            <text:p>2.375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37675">
            <text:p>37675</text:p>
          </table:table-cell>
          <table:table-cell office:value-type="float" office:value="1569.79166666667">
            <text:p>1569.7916666667</text:p>
          </table:table-cell>
          <table:table-cell office:value-type="float" office:value="3100">
            <text:p>3100</text:p>
          </table:table-cell>
          <table:table-cell office:value-type="float" office:value="129.166666666667">
            <text:p>129.1666666667</text:p>
          </table:table-cell>
          <table:table-cell office:value-type="float" office:value="987732">
            <text:p>987732</text:p>
          </table:table-cell>
          <table:table-cell office:value-type="float" office:value="41155.5">
            <text:p>41155.5</text:p>
          </table:table-cell>
          <table:table-cell office:value-type="float" office:value="-1432.059331078">
            <text:p>-1432.059331078</text:p>
          </table:table-cell>
          <table:table-cell office:value-type="float" office:value="-59.6691387949167">
            <text:p>-59.6691387949</text:p>
          </table:table-cell>
          <table:table-cell office:value-type="float" office:value="-1168.8344327337">
            <text:p>-1168.8344327337</text:p>
          </table:table-cell>
          <table:table-cell office:value-type="float" office:value="-48.7014346972375">
            <text:p>-48.7014346972</text:p>
          </table:table-cell>
          <table:table-cell office:value-type="float" office:value="-1278.4185287292">
            <text:p>-1278.4185287292</text:p>
          </table:table-cell>
          <table:table-cell office:value-type="float" office:value="-53.26743869705">
            <text:p>-53.2674386971</text:p>
          </table:table-cell>
          <table:table-cell office:value-type="float" office:value="4675">
            <text:p>4675</text:p>
          </table:table-cell>
          <table:table-cell office:value-type="float" office:value="194.791666666667">
            <text:p>194.7916666667</text:p>
          </table:table-cell>
          <table:table-cell office:value-type="float" office:value="15819">
            <text:p>15819</text:p>
          </table:table-cell>
          <table:table-cell office:value-type="float" office:value="659.125">
            <text:p>659.125</text:p>
          </table:table-cell>
          <table:table-cell office:value-type="float" office:value="-1341.2570365312">
            <text:p>-1341.2570365312</text:p>
          </table:table-cell>
          <table:table-cell office:value-type="float" office:value="-55.8857098554667">
            <text:p>-55.8857098555</text:p>
          </table:table-cell>
          <table:table-cell office:value-type="float" office:value="-1305.1423322679">
            <text:p>-1305.1423322679</text:p>
          </table:table-cell>
          <table:table-cell office:value-type="float" office:value="-54.3809305111625">
            <text:p>-54.3809305112</text:p>
          </table:table-cell>
          <table:table-cell office:value-type="float" office:value="24">
            <text:p>24</text:p>
          </table:table-cell>
          <table:table-cell table:formula="of:= 100 * (([.BV111] / ([.BV111] + [.BX111])) - ([.BX111] / ([.BV111] + [.BX111])))" office:value-type="float" office:value="-54.3768907973065">
            <text:p>-54.3768907973</text:p>
          </table:table-cell>
          <table:table-cell table:formula="of:=IF([.CE111] &gt; 0;1;0)" office:value-type="float" office:value="0">
            <text:p>0</text:p>
          </table:table-cell>
          <table:table-cell table:formula="of:=IF([.BU111] &gt; [.CE111];1;0)" office:value-type="float" office:value="1">
            <text:p>1</text:p>
          </table:table-cell>
          <table:table-cell table:formula="of:=IF(AND([.CF111] = 1;[.BU111] &lt; 0);1;0)" office:value-type="float" office:value="0">
            <text:p>0</text:p>
          </table:table-cell>
          <table:table-cell table:formula="of:=IF([.CE111] &lt; 0;1;0)" office:value-type="float" office:value="1">
            <text:p>1</text:p>
          </table:table-cell>
          <table:table-cell table:formula="of:=IF(AND([.CI111] = 1;[.BU111] &gt; 0);1;0)" office:value-type="float" office:value="0">
            <text:p>0</text:p>
          </table:table-cell>
        </table:table-row>
        <table:table-row table:style-name="ro2">
          <table:table-cell office:value-type="float" office:value="262998">
            <text:p>262998</text:p>
          </table:table-cell>
          <table:table-cell office:value-type="float" office:value="117">
            <text:p>117</text:p>
          </table:table-cell>
          <table:table-cell office:value-type="string">
            <text:p>59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53">
            <text:p>39653</text:p>
          </table:table-cell>
          <table:table-cell office:value-type="float" office:value="3012">
            <text:p>3012</text:p>
          </table:table-cell>
          <table:table-cell office:value-type="float" office:value="14288">
            <text:p>14288</text:p>
          </table:table-cell>
          <table:table-cell office:value-type="float" office:value="15595">
            <text:p>15595</text:p>
          </table:table-cell>
          <table:table-cell office:value-type="float" office:value="821">
            <text:p>821</text:p>
          </table:table-cell>
          <table:table-cell office:value-type="float" office:value="5065">
            <text:p>5065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717">
            <text:p>717</text:p>
          </table:table-cell>
          <table:table-cell office:value-type="float" office:value="27104">
            <text:p>27104</text:p>
          </table:table-cell>
          <table:table-cell office:value-type="float" office:value="1763">
            <text:p>1763</text:p>
          </table:table-cell>
          <table:table-cell office:value-type="float" office:value="12350">
            <text:p>12350</text:p>
          </table:table-cell>
          <table:table-cell office:value-type="float" office:value="9180">
            <text:p>9180</text:p>
          </table:table-cell>
          <table:table-cell office:value-type="float" office:value="571">
            <text:p>571</text:p>
          </table:table-cell>
          <table:table-cell office:value-type="float" office:value="2819">
            <text:p>2819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71">
            <text:p>71</text:p>
          </table:table-cell>
          <table:table-cell office:value-type="float" office:value="0.0018">
            <text:p>0.0018</text:p>
          </table:table-cell>
          <table:table-cell office:value-type="float" office:value="0.076">
            <text:p>0.076</text:p>
          </table:table-cell>
          <table:table-cell office:value-type="float" office:value="0.3603">
            <text:p>0.3603</text:p>
          </table:table-cell>
          <table:table-cell office:value-type="float" office:value="0.3933">
            <text:p>0.3933</text:p>
          </table:table-cell>
          <table:table-cell office:value-type="float" office:value="0.0207">
            <text:p>0.0207</text:p>
          </table:table-cell>
          <table:table-cell office:value-type="float" office:value="0.1277">
            <text:p>0.1277</text:p>
          </table:table-cell>
          <table:table-cell office:value-type="float" office:value="0.0004">
            <text:p>0.0004</text:p>
          </table:table-cell>
          <table:table-cell office:value-type="float" office:value="0.0035">
            <text:p>0.0035</text:p>
          </table:table-cell>
          <table:table-cell office:value-type="float" office:value="0.0181">
            <text:p>0.0181</text:p>
          </table:table-cell>
          <table:table-cell office:value-type="float" office:value="0.065">
            <text:p>0.065</text:p>
          </table:table-cell>
          <table:table-cell office:value-type="float" office:value="0.4557">
            <text:p>0.4557</text:p>
          </table:table-cell>
          <table:table-cell office:value-type="float" office:value="0.3387">
            <text:p>0.3387</text:p>
          </table:table-cell>
          <table:table-cell office:value-type="float" office:value="0.0211">
            <text:p>0.0211</text:p>
          </table:table-cell>
          <table:table-cell office:value-type="float" office:value="0.104">
            <text:p>0.104</text:p>
          </table:table-cell>
          <table:table-cell office:value-type="float" office:value="0.0004">
            <text:p>0.0004</text:p>
          </table:table-cell>
          <table:table-cell office:value-type="float" office:value="0.0027">
            <text:p>0.0027</text:p>
          </table:table-cell>
          <table:table-cell office:value-type="float" office:value="0.0124">
            <text:p>0.01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33322475">
            <text:p>7033322475</text:p>
          </table:table-cell>
          <table:table-cell office:value-type="float" office:value="270512402.884615">
            <text:p>270512402.884615</text:p>
          </table:table-cell>
          <table:table-cell office:value-type="float" office:value="1453">
            <text:p>1453</text:p>
          </table:table-cell>
          <table:table-cell office:value-type="float" office:value="55.8846153846154">
            <text:p>55.8846153846</text:p>
          </table:table-cell>
          <table:table-cell office:value-type="float" office:value="126">
            <text:p>126</text:p>
          </table:table-cell>
          <table:table-cell office:value-type="float" office:value="4.84615384615385">
            <text:p>4.8461538462</text:p>
          </table:table-cell>
          <table:table-cell office:value-type="float" office:value="45">
            <text:p>45</text:p>
          </table:table-cell>
          <table:table-cell office:value-type="float" office:value="1.73076923076923">
            <text:p>1.7307692308</text:p>
          </table:table-cell>
          <table:table-cell office:value-type="float" office:value="110">
            <text:p>110</text:p>
          </table:table-cell>
          <table:table-cell office:value-type="float" office:value="4.23076923076923">
            <text:p>4.2307692308</text:p>
          </table:table-cell>
          <table:table-cell office:value-type="float" office:value="42475">
            <text:p>42475</text:p>
          </table:table-cell>
          <table:table-cell office:value-type="float" office:value="1633.65384615385">
            <text:p>1633.6538461539</text:p>
          </table:table-cell>
          <table:table-cell office:value-type="float" office:value="3290">
            <text:p>3290</text:p>
          </table:table-cell>
          <table:table-cell office:value-type="float" office:value="126.538461538462">
            <text:p>126.5384615385</text:p>
          </table:table-cell>
          <table:table-cell office:value-type="float" office:value="1051326">
            <text:p>1051326</text:p>
          </table:table-cell>
          <table:table-cell office:value-type="float" office:value="40435.6153846154">
            <text:p>40435.6153846154</text:p>
          </table:table-cell>
          <table:table-cell office:value-type="float" office:value="-1578.4815636835">
            <text:p>-1578.4815636835</text:p>
          </table:table-cell>
          <table:table-cell office:value-type="float" office:value="-60.7108293724423">
            <text:p>-60.7108293724</text:p>
          </table:table-cell>
          <table:table-cell office:value-type="float" office:value="-1251.2533328281">
            <text:p>-1251.2533328281</text:p>
          </table:table-cell>
          <table:table-cell office:value-type="float" office:value="-48.1251281856962">
            <text:p>-48.1251281857</text:p>
          </table:table-cell>
          <table:table-cell office:value-type="float" office:value="-1316.0067063345">
            <text:p>-1316.0067063345</text:p>
          </table:table-cell>
          <table:table-cell office:value-type="float" office:value="-50.6156425513269">
            <text:p>-50.6156425513</text:p>
          </table:table-cell>
          <table:table-cell office:value-type="float" office:value="4505">
            <text:p>4505</text:p>
          </table:table-cell>
          <table:table-cell office:value-type="float" office:value="173.269230769231">
            <text:p>173.2692307692</text:p>
          </table:table-cell>
          <table:table-cell office:value-type="float" office:value="14119">
            <text:p>14119</text:p>
          </table:table-cell>
          <table:table-cell office:value-type="float" office:value="543.038461538462">
            <text:p>543.0384615385</text:p>
          </table:table-cell>
          <table:table-cell office:value-type="float" office:value="-1429.5042917378">
            <text:p>-1429.5042917378</text:p>
          </table:table-cell>
          <table:table-cell office:value-type="float" office:value="-54.9809342976077">
            <text:p>-54.9809342976</text:p>
          </table:table-cell>
          <table:table-cell office:value-type="float" office:value="-1393.8114736459">
            <text:p>-1393.8114736459</text:p>
          </table:table-cell>
          <table:table-cell office:value-type="float" office:value="-53.6081336017654">
            <text:p>-53.6081336018</text:p>
          </table:table-cell>
          <table:table-cell office:value-type="float" office:value="26">
            <text:p>26</text:p>
          </table:table-cell>
          <table:table-cell table:formula="of:= 100 * (([.BV112] / ([.BV112] + [.BX112])) - ([.BX112] / ([.BV112] + [.BX112])))" office:value-type="float" office:value="-51.6215635738832">
            <text:p>-51.6215635739</text:p>
          </table:table-cell>
          <table:table-cell table:formula="of:=IF([.CE112] &gt; 0;1;0)" office:value-type="float" office:value="0">
            <text:p>0</text:p>
          </table:table-cell>
          <table:table-cell table:formula="of:=IF([.BU112] &gt; [.CE112];1;0)" office:value-type="float" office:value="1">
            <text:p>1</text:p>
          </table:table-cell>
          <table:table-cell table:formula="of:=IF(AND([.CF112] = 1;[.BU112] &lt; 0);1;0)" office:value-type="float" office:value="0">
            <text:p>0</text:p>
          </table:table-cell>
          <table:table-cell table:formula="of:=IF([.CE112] &lt; 0;1;0)" office:value-type="float" office:value="1">
            <text:p>1</text:p>
          </table:table-cell>
          <table:table-cell table:formula="of:=IF(AND([.CI112] = 1;[.BU112] &gt; 0);1;0)" office:value-type="float" office:value="0">
            <text:p>0</text:p>
          </table:table-cell>
        </table:table-row>
        <table:table-row table:style-name="ro2">
          <table:table-cell office:value-type="float" office:value="263022">
            <text:p>263022</text:p>
          </table:table-cell>
          <table:table-cell office:value-type="float" office:value="80">
            <text:p>80</text:p>
          </table:table-cell>
          <table:table-cell office:value-type="string">
            <text:p>40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73">
            <text:p>39573</text:p>
          </table:table-cell>
          <table:table-cell office:value-type="float" office:value="3328">
            <text:p>3328</text:p>
          </table:table-cell>
          <table:table-cell office:value-type="float" office:value="18744">
            <text:p>18744</text:p>
          </table:table-cell>
          <table:table-cell office:value-type="float" office:value="10284">
            <text:p>10284</text:p>
          </table:table-cell>
          <table:table-cell office:value-type="float" office:value="379">
            <text:p>379</text:p>
          </table:table-cell>
          <table:table-cell office:value-type="float" office:value="6401">
            <text:p>6401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314">
            <text:p>314</text:p>
          </table:table-cell>
          <table:table-cell office:value-type="float" office:value="28719">
            <text:p>28719</text:p>
          </table:table-cell>
          <table:table-cell office:value-type="float" office:value="1951">
            <text:p>1951</text:p>
          </table:table-cell>
          <table:table-cell office:value-type="float" office:value="16105">
            <text:p>16105</text:p>
          </table:table-cell>
          <table:table-cell office:value-type="float" office:value="6179">
            <text:p>6179</text:p>
          </table:table-cell>
          <table:table-cell office:value-type="float" office:value="270">
            <text:p>270</text:p>
          </table:table-cell>
          <table:table-cell office:value-type="float" office:value="3974">
            <text:p>3974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163">
            <text:p>16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9">
            <text:p>-9</text:p>
          </table:table-cell>
          <table:table-cell office:value-type="float" office:value="-0.0002">
            <text:p>-0.0002</text:p>
          </table:table-cell>
          <table:table-cell office:value-type="float" office:value="0.0841">
            <text:p>0.0841</text:p>
          </table:table-cell>
          <table:table-cell office:value-type="float" office:value="0.4737">
            <text:p>0.4737</text:p>
          </table:table-cell>
          <table:table-cell office:value-type="float" office:value="0.2599">
            <text:p>0.2599</text:p>
          </table:table-cell>
          <table:table-cell office:value-type="float" office:value="0.0096">
            <text:p>0.0096</text:p>
          </table:table-cell>
          <table:table-cell office:value-type="float" office:value="0.1618">
            <text:p>0.1618</text:p>
          </table:table-cell>
          <table:table-cell office:value-type="float" office:value="0.0005">
            <text:p>0.0005</text:p>
          </table:table-cell>
          <table:table-cell office:value-type="float" office:value="0.0026">
            <text:p>0.0026</text:p>
          </table:table-cell>
          <table:table-cell office:value-type="float" office:value="0.0079">
            <text:p>0.0079</text:p>
          </table:table-cell>
          <table:table-cell office:value-type="float" office:value="0.0679">
            <text:p>0.0679</text:p>
          </table:table-cell>
          <table:table-cell office:value-type="float" office:value="0.5608">
            <text:p>0.5608</text:p>
          </table:table-cell>
          <table:table-cell office:value-type="float" office:value="0.2152">
            <text:p>0.2152</text:p>
          </table:table-cell>
          <table:table-cell office:value-type="float" office:value="0.0094">
            <text:p>0.0094</text:p>
          </table:table-cell>
          <table:table-cell office:value-type="float" office:value="0.1384">
            <text:p>0.1384</text:p>
          </table:table-cell>
          <table:table-cell office:value-type="float" office:value="0.0005">
            <text:p>0.0005</text:p>
          </table:table-cell>
          <table:table-cell office:value-type="float" office:value="0.0022">
            <text:p>0.0022</text:p>
          </table:table-cell>
          <table:table-cell office:value-type="float" office:value="0.0057">
            <text:p>0.005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032310115">
            <text:p>7032310115</text:p>
          </table:table-cell>
          <table:table-cell office:value-type="float" office:value="270473465.961538">
            <text:p>270473465.961538</text:p>
          </table:table-cell>
          <table:table-cell office:value-type="float" office:value="1242">
            <text:p>1242</text:p>
          </table:table-cell>
          <table:table-cell office:value-type="float" office:value="47.7692307692308">
            <text:p>47.7692307692</text:p>
          </table:table-cell>
          <table:table-cell office:value-type="float" office:value="98">
            <text:p>98</text:p>
          </table:table-cell>
          <table:table-cell office:value-type="float" office:value="3.76923076923077">
            <text:p>3.7692307692</text:p>
          </table:table-cell>
          <table:table-cell office:value-type="float" office:value="35">
            <text:p>35</text:p>
          </table:table-cell>
          <table:table-cell office:value-type="float" office:value="1.34615384615385">
            <text:p>1.3461538462</text:p>
          </table:table-cell>
          <table:table-cell office:value-type="float" office:value="122">
            <text:p>122</text:p>
          </table:table-cell>
          <table:table-cell office:value-type="float" office:value="4.69230769230769">
            <text:p>4.6923076923</text:p>
          </table:table-cell>
          <table:table-cell office:value-type="float" office:value="30115">
            <text:p>30115</text:p>
          </table:table-cell>
          <table:table-cell office:value-type="float" office:value="1158.26923076923">
            <text:p>1158.2692307692</text:p>
          </table:table-cell>
          <table:table-cell office:value-type="float" office:value="1225">
            <text:p>1225</text:p>
          </table:table-cell>
          <table:table-cell office:value-type="float" office:value="47.1153846153846">
            <text:p>47.1153846154</text:p>
          </table:table-cell>
          <table:table-cell office:value-type="float" office:value="462704">
            <text:p>462704</text:p>
          </table:table-cell>
          <table:table-cell office:value-type="float" office:value="17796.3076923077">
            <text:p>17796.3076923077</text:p>
          </table:table-cell>
          <table:table-cell office:value-type="float" office:value="-900.5688881902">
            <text:p>-900.5688881902</text:p>
          </table:table-cell>
          <table:table-cell office:value-type="float" office:value="-34.6372649303923">
            <text:p>-34.6372649304</text:p>
          </table:table-cell>
          <table:table-cell office:value-type="float" office:value="-599.47920095792">
            <text:p>-599.4792009579</text:p>
          </table:table-cell>
          <table:table-cell office:value-type="float" office:value="-23.0568923445354">
            <text:p>-23.0568923445</text:p>
          </table:table-cell>
          <table:table-cell office:value-type="float" office:value="-599.07011042566">
            <text:p>-599.0701104257</text:p>
          </table:table-cell>
          <table:table-cell office:value-type="float" office:value="-23.0411580932946">
            <text:p>-23.0411580933</text:p>
          </table:table-cell>
          <table:table-cell office:value-type="float" office:value="8897">
            <text:p>8897</text:p>
          </table:table-cell>
          <table:table-cell office:value-type="float" office:value="342.192307692308">
            <text:p>342.1923076923</text:p>
          </table:table-cell>
          <table:table-cell office:value-type="float" office:value="14733">
            <text:p>14733</text:p>
          </table:table-cell>
          <table:table-cell office:value-type="float" office:value="566.653846153846">
            <text:p>566.6538461538</text:p>
          </table:table-cell>
          <table:table-cell office:value-type="float" office:value="-624.15072242574">
            <text:p>-624.1507224257</text:p>
          </table:table-cell>
          <table:table-cell office:value-type="float" office:value="-24.0057970163746">
            <text:p>-24.0057970164</text:p>
          </table:table-cell>
          <table:table-cell office:value-type="float" office:value="-680.81723049969">
            <text:p>-680.8172304997</text:p>
          </table:table-cell>
          <table:table-cell office:value-type="float" office:value="-26.1852780961419">
            <text:p>-26.1852780961</text:p>
          </table:table-cell>
          <table:table-cell office:value-type="float" office:value="26">
            <text:p>26</text:p>
          </table:table-cell>
          <table:table-cell table:formula="of:= 100 * (([.BV113] / ([.BV113] + [.BX113])) - ([.BX113] / ([.BV113] + [.BX113])))" office:value-type="float" office:value="-24.6974185357596">
            <text:p>-24.6974185358</text:p>
          </table:table-cell>
          <table:table-cell table:formula="of:=IF([.CE113] &gt; 0;1;0)" office:value-type="float" office:value="0">
            <text:p>0</text:p>
          </table:table-cell>
          <table:table-cell table:formula="of:=IF([.BU113] &gt; [.CE113];1;0)" office:value-type="float" office:value="1">
            <text:p>1</text:p>
          </table:table-cell>
          <table:table-cell table:formula="of:=IF(AND([.CF113] = 1;[.BU113] &lt; 0);1;0)" office:value-type="float" office:value="0">
            <text:p>0</text:p>
          </table:table-cell>
          <table:table-cell table:formula="of:=IF([.CE113] &lt; 0;1;0)" office:value-type="float" office:value="1">
            <text:p>1</text:p>
          </table:table-cell>
          <table:table-cell table:formula="of:=IF(AND([.CI113] = 1;[.BU113] &gt; 0);1;0)" office:value-type="float" office:value="0">
            <text:p>0</text:p>
          </table:table-cell>
        </table:table-row>
        <table:table-row table:style-name="ro2">
          <table:table-cell office:value-type="float" office:value="263051">
            <text:p>263051</text:p>
          </table:table-cell>
          <table:table-cell office:value-type="float" office:value="120">
            <text:p>120</text:p>
          </table:table-cell>
          <table:table-cell office:value-type="string">
            <text:p>60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75">
            <text:p>39575</text:p>
          </table:table-cell>
          <table:table-cell office:value-type="float" office:value="1264">
            <text:p>1264</text:p>
          </table:table-cell>
          <table:table-cell office:value-type="float" office:value="25215">
            <text:p>25215</text:p>
          </table:table-cell>
          <table:table-cell office:value-type="float" office:value="7609">
            <text:p>7609</text:p>
          </table:table-cell>
          <table:table-cell office:value-type="float" office:value="416">
            <text:p>416</text:p>
          </table:table-cell>
          <table:table-cell office:value-type="float" office:value="4712">
            <text:p>4712</text:p>
          </table:table-cell>
          <table:table-cell office:value-type="float" office:value="31">
            <text:p>31</text:p>
          </table:table-cell>
          <table:table-cell office:value-type="float" office:value="99">
            <text:p>99</text:p>
          </table:table-cell>
          <table:table-cell office:value-type="float" office:value="229">
            <text:p>229</text:p>
          </table:table-cell>
          <table:table-cell office:value-type="float" office:value="36218">
            <text:p>36218</text:p>
          </table:table-cell>
          <table:table-cell office:value-type="float" office:value="1062">
            <text:p>1062</text:p>
          </table:table-cell>
          <table:table-cell office:value-type="float" office:value="24576">
            <text:p>24576</text:p>
          </table:table-cell>
          <table:table-cell office:value-type="float" office:value="5410">
            <text:p>5410</text:p>
          </table:table-cell>
          <table:table-cell office:value-type="float" office:value="344">
            <text:p>344</text:p>
          </table:table-cell>
          <table:table-cell office:value-type="float" office:value="4526">
            <text:p>4526</text:p>
          </table:table-cell>
          <table:table-cell office:value-type="float" office:value="30">
            <text:p>30</text:p>
          </table:table-cell>
          <table:table-cell office:value-type="float" office:value="89">
            <text:p>89</text:p>
          </table:table-cell>
          <table:table-cell office:value-type="float" office:value="181">
            <text:p>18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7">
            <text:p>-7</text:p>
          </table:table-cell>
          <table:table-cell office:value-type="float" office:value="-0.0002">
            <text:p>-0.0002</text:p>
          </table:table-cell>
          <table:table-cell office:value-type="float" office:value="0.0319">
            <text:p>0.0319</text:p>
          </table:table-cell>
          <table:table-cell office:value-type="float" office:value="0.6371">
            <text:p>0.6371</text:p>
          </table:table-cell>
          <table:table-cell office:value-type="float" office:value="0.1923">
            <text:p>0.1923</text:p>
          </table:table-cell>
          <table:table-cell office:value-type="float" office:value="0.0105">
            <text:p>0.0105</text:p>
          </table:table-cell>
          <table:table-cell office:value-type="float" office:value="0.1191">
            <text:p>0.1191</text:p>
          </table:table-cell>
          <table:table-cell office:value-type="float" office:value="0.0008">
            <text:p>0.0008</text:p>
          </table:table-cell>
          <table:table-cell office:value-type="float" office:value="0.0025">
            <text:p>0.0025</text:p>
          </table:table-cell>
          <table:table-cell office:value-type="float" office:value="0.0058">
            <text:p>0.0058</text:p>
          </table:table-cell>
          <table:table-cell office:value-type="float" office:value="0.0293">
            <text:p>0.0293</text:p>
          </table:table-cell>
          <table:table-cell office:value-type="float" office:value="0.6786">
            <text:p>0.6786</text:p>
          </table:table-cell>
          <table:table-cell office:value-type="float" office:value="0.1494">
            <text:p>0.1494</text:p>
          </table:table-cell>
          <table:table-cell office:value-type="float" office:value="0.0095">
            <text:p>0.0095</text:p>
          </table:table-cell>
          <table:table-cell office:value-type="float" office:value="0.125">
            <text:p>0.125</text:p>
          </table:table-cell>
          <table:table-cell office:value-type="float" office:value="0.0008">
            <text:p>0.0008</text:p>
          </table:table-cell>
          <table:table-cell office:value-type="float" office:value="0.0025">
            <text:p>0.0025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494853631">
            <text:p>6494853631</text:p>
          </table:table-cell>
          <table:table-cell office:value-type="float" office:value="270618901.291667">
            <text:p>270618901.291667</text:p>
          </table:table-cell>
          <table:table-cell office:value-type="float" office:value="1434">
            <text:p>1434</text:p>
          </table:table-cell>
          <table:table-cell office:value-type="float" office:value="59.75">
            <text:p>59.75</text:p>
          </table:table-cell>
          <table:table-cell office:value-type="float" office:value="117">
            <text:p>117</text:p>
          </table:table-cell>
          <table:table-cell office:value-type="float" office:value="4.875">
            <text:p>4.875</text:p>
          </table:table-cell>
          <table:table-cell office:value-type="float" office:value="92">
            <text:p>92</text:p>
          </table:table-cell>
          <table:table-cell office:value-type="float" office:value="3.83333333333333">
            <text:p>3.8333333333</text:p>
          </table:table-cell>
          <table:table-cell office:value-type="float" office:value="90">
            <text:p>90</text:p>
          </table:table-cell>
          <table:table-cell office:value-type="float" office:value="3.75">
            <text:p>3.75</text:p>
          </table:table-cell>
          <table:table-cell office:value-type="float" office:value="33631">
            <text:p>33631</text:p>
          </table:table-cell>
          <table:table-cell office:value-type="float" office:value="1401.29166666667">
            <text:p>1401.2916666667</text:p>
          </table:table-cell>
          <table:table-cell office:value-type="float" office:value="3165">
            <text:p>3165</text:p>
          </table:table-cell>
          <table:table-cell office:value-type="float" office:value="131.875">
            <text:p>131.875</text:p>
          </table:table-cell>
          <table:table-cell office:value-type="float" office:value="1054738">
            <text:p>1054738</text:p>
          </table:table-cell>
          <table:table-cell office:value-type="float" office:value="43947.4166666667">
            <text:p>43947.4166666667</text:p>
          </table:table-cell>
          <table:table-cell office:value-type="float" office:value="-1248.91392447875">
            <text:p>-1248.9139244788</text:p>
          </table:table-cell>
          <table:table-cell office:value-type="float" office:value="-52.0380801866146">
            <text:p>-52.0380801866</text:p>
          </table:table-cell>
          <table:table-cell office:value-type="float" office:value="-1116.8841257692">
            <text:p>-1116.8841257692</text:p>
          </table:table-cell>
          <table:table-cell office:value-type="float" office:value="-46.5368385737167">
            <text:p>-46.5368385737</text:p>
          </table:table-cell>
          <table:table-cell office:value-type="float" office:value="-1326.3509377954">
            <text:p>-1326.3509377954</text:p>
          </table:table-cell>
          <table:table-cell office:value-type="float" office:value="-55.2646224081417">
            <text:p>-55.2646224081</text:p>
          </table:table-cell>
          <table:table-cell office:value-type="float" office:value="4130">
            <text:p>4130</text:p>
          </table:table-cell>
          <table:table-cell office:value-type="float" office:value="172.083333333333">
            <text:p>172.0833333333</text:p>
          </table:table-cell>
          <table:table-cell office:value-type="float" office:value="16974">
            <text:p>16974</text:p>
          </table:table-cell>
          <table:table-cell office:value-type="float" office:value="707.25">
            <text:p>707.25</text:p>
          </table:table-cell>
          <table:table-cell office:value-type="float" office:value="-1234.8040026869">
            <text:p>-1234.8040026869</text:p>
          </table:table-cell>
          <table:table-cell office:value-type="float" office:value="-51.4501667786208">
            <text:p>-51.4501667786</text:p>
          </table:table-cell>
          <table:table-cell office:value-type="float" office:value="-1231.7382476826">
            <text:p>-1231.7382476826</text:p>
          </table:table-cell>
          <table:table-cell office:value-type="float" office:value="-51.322426986775">
            <text:p>-51.3224269868</text:p>
          </table:table-cell>
          <table:table-cell office:value-type="float" office:value="24">
            <text:p>24</text:p>
          </table:table-cell>
          <table:table-cell table:formula="of:= 100 * (([.BV114] / ([.BV114] + [.BX114])) - ([.BX114] / ([.BV114] + [.BX114])))" office:value-type="float" office:value="-60.8605003790751">
            <text:p>-60.8605003791</text:p>
          </table:table-cell>
          <table:table-cell table:formula="of:=IF([.CE114] &gt; 0;1;0)" office:value-type="float" office:value="0">
            <text:p>0</text:p>
          </table:table-cell>
          <table:table-cell table:formula="of:=IF([.BU114] &gt; [.CE114];1;0)" office:value-type="float" office:value="1">
            <text:p>1</text:p>
          </table:table-cell>
          <table:table-cell table:formula="of:=IF(AND([.CF114] = 1;[.BU114] &lt; 0);1;0)" office:value-type="float" office:value="0">
            <text:p>0</text:p>
          </table:table-cell>
          <table:table-cell table:formula="of:=IF([.CE114] &lt; 0;1;0)" office:value-type="float" office:value="1">
            <text:p>1</text:p>
          </table:table-cell>
          <table:table-cell table:formula="of:=IF(AND([.CI114] = 1;[.BU114] &gt; 0);1;0)" office:value-type="float" office:value="0">
            <text:p>0</text:p>
          </table:table-cell>
        </table:table-row>
        <table:table-row table:style-name="ro2">
          <table:table-cell office:value-type="float" office:value="263080">
            <text:p>263080</text:p>
          </table:table-cell>
          <table:table-cell office:value-type="float" office:value="119">
            <text:p>119</text:p>
          </table:table-cell>
          <table:table-cell office:value-type="string">
            <text:p>60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25">
            <text:p>39625</text:p>
          </table:table-cell>
          <table:table-cell office:value-type="float" office:value="4230">
            <text:p>4230</text:p>
          </table:table-cell>
          <table:table-cell office:value-type="float" office:value="27143">
            <text:p>27143</text:p>
          </table:table-cell>
          <table:table-cell office:value-type="float" office:value="5000">
            <text:p>5000</text:p>
          </table:table-cell>
          <table:table-cell office:value-type="float" office:value="960">
            <text:p>960</text:p>
          </table:table-cell>
          <table:table-cell office:value-type="float" office:value="1835">
            <text:p>1835</text:p>
          </table:table-cell>
          <table:table-cell office:value-type="float" office:value="27">
            <text:p>27</text:p>
          </table:table-cell>
          <table:table-cell office:value-type="float" office:value="131">
            <text:p>131</text:p>
          </table:table-cell>
          <table:table-cell office:value-type="float" office:value="299">
            <text:p>299</text:p>
          </table:table-cell>
          <table:table-cell office:value-type="float" office:value="32196">
            <text:p>32196</text:p>
          </table:table-cell>
          <table:table-cell office:value-type="float" office:value="2832">
            <text:p>2832</text:p>
          </table:table-cell>
          <table:table-cell office:value-type="float" office:value="23956">
            <text:p>23956</text:p>
          </table:table-cell>
          <table:table-cell office:value-type="float" office:value="2995">
            <text:p>2995</text:p>
          </table:table-cell>
          <table:table-cell office:value-type="float" office:value="708">
            <text:p>708</text:p>
          </table:table-cell>
          <table:table-cell office:value-type="float" office:value="1424">
            <text:p>1424</text:p>
          </table:table-cell>
          <table:table-cell office:value-type="float" office:value="21">
            <text:p>21</text:p>
          </table:table-cell>
          <table:table-cell office:value-type="float" office:value="92">
            <text:p>92</text:p>
          </table:table-cell>
          <table:table-cell office:value-type="float" office:value="168">
            <text:p>16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43">
            <text:p>43</text:p>
          </table:table-cell>
          <table:table-cell office:value-type="float" office:value="0.0011">
            <text:p>0.0011</text:p>
          </table:table-cell>
          <table:table-cell office:value-type="float" office:value="0.1068">
            <text:p>0.1068</text:p>
          </table:table-cell>
          <table:table-cell office:value-type="float" office:value="0.685">
            <text:p>0.685</text:p>
          </table:table-cell>
          <table:table-cell office:value-type="float" office:value="0.1262">
            <text:p>0.1262</text:p>
          </table:table-cell>
          <table:table-cell office:value-type="float" office:value="0.0242">
            <text:p>0.0242</text:p>
          </table:table-cell>
          <table:table-cell office:value-type="float" office:value="0.0463">
            <text:p>0.0463</text:p>
          </table:table-cell>
          <table:table-cell office:value-type="float" office:value="0.0007">
            <text:p>0.0007</text:p>
          </table:table-cell>
          <table:table-cell office:value-type="float" office:value="0.0033">
            <text:p>0.0033</text:p>
          </table:table-cell>
          <table:table-cell office:value-type="float" office:value="0.0075">
            <text:p>0.0075</text:p>
          </table:table-cell>
          <table:table-cell office:value-type="float" office:value="0.088">
            <text:p>0.088</text:p>
          </table:table-cell>
          <table:table-cell office:value-type="float" office:value="0.7441">
            <text:p>0.7441</text:p>
          </table:table-cell>
          <table:table-cell office:value-type="float" office:value="0.093">
            <text:p>0.093</text:p>
          </table:table-cell>
          <table:table-cell office:value-type="float" office:value="0.022">
            <text:p>0.022</text:p>
          </table:table-cell>
          <table:table-cell office:value-type="float" office:value="0.0442">
            <text:p>0.0442</text:p>
          </table:table-cell>
          <table:table-cell office:value-type="float" office:value="0.0007">
            <text:p>0.0007</text:p>
          </table:table-cell>
          <table:table-cell office:value-type="float" office:value="0.0029">
            <text:p>0.0029</text:p>
          </table:table-cell>
          <table:table-cell office:value-type="float" office:value="0.0052">
            <text:p>0.005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303057830">
            <text:p>7303057830</text:p>
          </table:table-cell>
          <table:table-cell office:value-type="float" office:value="270483623.333333">
            <text:p>270483623.333333</text:p>
          </table:table-cell>
          <table:table-cell office:value-type="float" office:value="1538">
            <text:p>1538</text:p>
          </table:table-cell>
          <table:table-cell office:value-type="float" office:value="56.962962962963">
            <text:p>56.962962963</text:p>
          </table:table-cell>
          <table:table-cell office:value-type="float" office:value="134">
            <text:p>134</text:p>
          </table:table-cell>
          <table:table-cell office:value-type="float" office:value="4.96296296296296">
            <text:p>4.962962963</text:p>
          </table:table-cell>
          <table:table-cell office:value-type="float" office:value="70">
            <text:p>70</text:p>
          </table:table-cell>
          <table:table-cell office:value-type="float" office:value="2.59259259259259">
            <text:p>2.5925925926</text:p>
          </table:table-cell>
          <table:table-cell office:value-type="float" office:value="130">
            <text:p>130</text:p>
          </table:table-cell>
          <table:table-cell office:value-type="float" office:value="4.81481481481482">
            <text:p>4.8148148148</text:p>
          </table:table-cell>
          <table:table-cell office:value-type="float" office:value="47830">
            <text:p>47830</text:p>
          </table:table-cell>
          <table:table-cell office:value-type="float" office:value="1771.48148148148">
            <text:p>1771.4814814815</text:p>
          </table:table-cell>
          <table:table-cell office:value-type="float" office:value="3335">
            <text:p>3335</text:p>
          </table:table-cell>
          <table:table-cell office:value-type="float" office:value="123.518518518519">
            <text:p>123.5185185185</text:p>
          </table:table-cell>
          <table:table-cell office:value-type="float" office:value="1070012">
            <text:p>1070012</text:p>
          </table:table-cell>
          <table:table-cell office:value-type="float" office:value="39630.0740740741">
            <text:p>39630.0740740741</text:p>
          </table:table-cell>
          <table:table-cell office:value-type="float" office:value="-1325.31541041947">
            <text:p>-1325.3154104195</text:p>
          </table:table-cell>
          <table:table-cell office:value-type="float" office:value="-49.0857559414618">
            <text:p>-49.0857559415</text:p>
          </table:table-cell>
          <table:table-cell office:value-type="float" office:value="-1032.28770911753">
            <text:p>-1032.2877091175</text:p>
          </table:table-cell>
          <table:table-cell office:value-type="float" office:value="-38.2328781154641">
            <text:p>-38.2328781155</text:p>
          </table:table-cell>
          <table:table-cell office:value-type="float" office:value="-1182.8747492682">
            <text:p>-1182.8747492682</text:p>
          </table:table-cell>
          <table:table-cell office:value-type="float" office:value="-43.8101758988222">
            <text:p>-43.8101758988</text:p>
          </table:table-cell>
          <table:table-cell office:value-type="float" office:value="6300">
            <text:p>6300</text:p>
          </table:table-cell>
          <table:table-cell office:value-type="float" office:value="233.333333333333">
            <text:p>233.3333333333</text:p>
          </table:table-cell>
          <table:table-cell office:value-type="float" office:value="18416">
            <text:p>18416</text:p>
          </table:table-cell>
          <table:table-cell office:value-type="float" office:value="682.074074074074">
            <text:p>682.0740740741</text:p>
          </table:table-cell>
          <table:table-cell office:value-type="float" office:value="-1276.7518441277">
            <text:p>-1276.7518441277</text:p>
          </table:table-cell>
          <table:table-cell office:value-type="float" office:value="-47.287105338063">
            <text:p>-47.2871053381</text:p>
          </table:table-cell>
          <table:table-cell office:value-type="float" office:value="-1204.30742823309">
            <text:p>-1204.3074282331</text:p>
          </table:table-cell>
          <table:table-cell office:value-type="float" office:value="-44.6039788234478">
            <text:p>-44.6039788234</text:p>
          </table:table-cell>
          <table:table-cell office:value-type="float" office:value="27">
            <text:p>27</text:p>
          </table:table-cell>
          <table:table-cell table:formula="of:= 100 * (([.BV115] / ([.BV115] + [.BX115])) - ([.BX115] / ([.BV115] + [.BX115])))" office:value-type="float" office:value="-49.0208771645897">
            <text:p>-49.0208771646</text:p>
          </table:table-cell>
          <table:table-cell table:formula="of:=IF([.CE115] &gt; 0;1;0)" office:value-type="float" office:value="0">
            <text:p>0</text:p>
          </table:table-cell>
          <table:table-cell table:formula="of:=IF([.BU115] &gt; [.CE115];1;0)" office:value-type="float" office:value="1">
            <text:p>1</text:p>
          </table:table-cell>
          <table:table-cell table:formula="of:=IF(AND([.CF115] = 1;[.BU115] &lt; 0);1;0)" office:value-type="float" office:value="0">
            <text:p>0</text:p>
          </table:table-cell>
          <table:table-cell table:formula="of:=IF([.CE115] &lt; 0;1;0)" office:value-type="float" office:value="1">
            <text:p>1</text:p>
          </table:table-cell>
          <table:table-cell table:formula="of:=IF(AND([.CI115] = 1;[.BU115] &gt; 0);1;0)" office:value-type="float" office:value="0">
            <text:p>0</text:p>
          </table:table-cell>
        </table:table-row>
        <table:table-row table:style-name="ro2">
          <table:table-cell office:value-type="float" office:value="263108">
            <text:p>263108</text:p>
          </table:table-cell>
          <table:table-cell office:value-type="float" office:value="82">
            <text:p>82</text:p>
          </table:table-cell>
          <table:table-cell office:value-type="string">
            <text:p>41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79">
            <text:p>39579</text:p>
          </table:table-cell>
          <table:table-cell office:value-type="float" office:value="3333">
            <text:p>3333</text:p>
          </table:table-cell>
          <table:table-cell office:value-type="float" office:value="28773">
            <text:p>28773</text:p>
          </table:table-cell>
          <table:table-cell office:value-type="float" office:value="4306">
            <text:p>4306</text:p>
          </table:table-cell>
          <table:table-cell office:value-type="float" office:value="544">
            <text:p>544</text:p>
          </table:table-cell>
          <table:table-cell office:value-type="float" office:value="2267">
            <text:p>2267</text:p>
          </table:table-cell>
          <table:table-cell office:value-type="float" office:value="26">
            <text:p>26</text:p>
          </table:table-cell>
          <table:table-cell office:value-type="float" office:value="99">
            <text:p>99</text:p>
          </table:table-cell>
          <table:table-cell office:value-type="float" office:value="231">
            <text:p>231</text:p>
          </table:table-cell>
          <table:table-cell office:value-type="float" office:value="31122">
            <text:p>31122</text:p>
          </table:table-cell>
          <table:table-cell office:value-type="float" office:value="1985">
            <text:p>1985</text:p>
          </table:table-cell>
          <table:table-cell office:value-type="float" office:value="24361">
            <text:p>24361</text:p>
          </table:table-cell>
          <table:table-cell office:value-type="float" office:value="2522">
            <text:p>2522</text:p>
          </table:table-cell>
          <table:table-cell office:value-type="float" office:value="396">
            <text:p>396</text:p>
          </table:table-cell>
          <table:table-cell office:value-type="float" office:value="1659">
            <text:p>1659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3">
            <text:p>-3</text:p>
          </table:table-cell>
          <table:table-cell office:value-type="float" office:value="-0.0001">
            <text:p>-0.0001</text:p>
          </table:table-cell>
          <table:table-cell office:value-type="float" office:value="0.0842">
            <text:p>0.0842</text:p>
          </table:table-cell>
          <table:table-cell office:value-type="float" office:value="0.727">
            <text:p>0.727</text:p>
          </table:table-cell>
          <table:table-cell office:value-type="float" office:value="0.1088">
            <text:p>0.1088</text:p>
          </table:table-cell>
          <table:table-cell office:value-type="float" office:value="0.0137">
            <text:p>0.0137</text:p>
          </table:table-cell>
          <table:table-cell office:value-type="float" office:value="0.0573">
            <text:p>0.0573</text:p>
          </table:table-cell>
          <table:table-cell office:value-type="float" office:value="0.0007">
            <text:p>0.0007</text:p>
          </table:table-cell>
          <table:table-cell office:value-type="float" office:value="0.0025">
            <text:p>0.0025</text:p>
          </table:table-cell>
          <table:table-cell office:value-type="float" office:value="0.0058">
            <text:p>0.0058</text:p>
          </table:table-cell>
          <table:table-cell office:value-type="float" office:value="0.0638">
            <text:p>0.0638</text:p>
          </table:table-cell>
          <table:table-cell office:value-type="float" office:value="0.7828">
            <text:p>0.7828</text:p>
          </table:table-cell>
          <table:table-cell office:value-type="float" office:value="0.081">
            <text:p>0.081</text:p>
          </table:table-cell>
          <table:table-cell office:value-type="float" office:value="0.0127">
            <text:p>0.0127</text:p>
          </table:table-cell>
          <table:table-cell office:value-type="float" office:value="0.0533">
            <text:p>0.0533</text:p>
          </table:table-cell>
          <table:table-cell office:value-type="float" office:value="0.0006">
            <text:p>0.0006</text:p>
          </table:table-cell>
          <table:table-cell office:value-type="float" office:value="0.0019">
            <text:p>0.0019</text:p>
          </table:table-cell>
          <table:table-cell office:value-type="float" office:value="0.0039">
            <text:p>0.003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844532810">
            <text:p>7844532810</text:p>
          </table:table-cell>
          <table:table-cell office:value-type="float" office:value="270501131.37931">
            <text:p>270501131.37931</text:p>
          </table:table-cell>
          <table:table-cell office:value-type="float" office:value="1520">
            <text:p>1520</text:p>
          </table:table-cell>
          <table:table-cell office:value-type="float" office:value="52.4137931034483">
            <text:p>52.4137931034</text:p>
          </table:table-cell>
          <table:table-cell office:value-type="float" office:value="138">
            <text:p>138</text:p>
          </table:table-cell>
          <table:table-cell office:value-type="float" office:value="4.75862068965517">
            <text:p>4.7586206897</text:p>
          </table:table-cell>
          <table:table-cell office:value-type="float" office:value="82">
            <text:p>82</text:p>
          </table:table-cell>
          <table:table-cell office:value-type="float" office:value="2.82758620689655">
            <text:p>2.8275862069</text:p>
          </table:table-cell>
          <table:table-cell office:value-type="float" office:value="178">
            <text:p>178</text:p>
          </table:table-cell>
          <table:table-cell office:value-type="float" office:value="6.13793103448276">
            <text:p>6.1379310345</text:p>
          </table:table-cell>
          <table:table-cell office:value-type="float" office:value="62810">
            <text:p>62810</text:p>
          </table:table-cell>
          <table:table-cell office:value-type="float" office:value="2165.86206896552">
            <text:p>2165.8620689655</text:p>
          </table:table-cell>
          <table:table-cell office:value-type="float" office:value="2490">
            <text:p>2490</text:p>
          </table:table-cell>
          <table:table-cell office:value-type="float" office:value="85.8620689655172">
            <text:p>85.8620689655</text:p>
          </table:table-cell>
          <table:table-cell office:value-type="float" office:value="902200">
            <text:p>902200</text:p>
          </table:table-cell>
          <table:table-cell office:value-type="float" office:value="31110.3448275862">
            <text:p>31110.3448275862</text:p>
          </table:table-cell>
          <table:table-cell office:value-type="float" office:value="-845.34199988916">
            <text:p>-845.3419998892</text:p>
          </table:table-cell>
          <table:table-cell office:value-type="float" office:value="-29.149724134109">
            <text:p>-29.1497241341</text:p>
          </table:table-cell>
          <table:table-cell office:value-type="float" office:value="-481.47416458">
            <text:p>-481.47416458</text:p>
          </table:table-cell>
          <table:table-cell office:value-type="float" office:value="-16.6025573993103">
            <text:p>-16.6025573993</text:p>
          </table:table-cell>
          <table:table-cell office:value-type="float" office:value="-630.79296075953">
            <text:p>-630.7929607595</text:p>
          </table:table-cell>
          <table:table-cell office:value-type="float" office:value="-21.751481405501">
            <text:p>-21.7514814055</text:p>
          </table:table-cell>
          <table:table-cell office:value-type="float" office:value="11969">
            <text:p>11969</text:p>
          </table:table-cell>
          <table:table-cell office:value-type="float" office:value="412.724137931034">
            <text:p>412.724137931</text:p>
          </table:table-cell>
          <table:table-cell office:value-type="float" office:value="18917">
            <text:p>18917</text:p>
          </table:table-cell>
          <table:table-cell office:value-type="float" office:value="652.310344827586">
            <text:p>652.3103448276</text:p>
          </table:table-cell>
          <table:table-cell office:value-type="float" office:value="-710.92415492831">
            <text:p>-710.9241549283</text:p>
          </table:table-cell>
          <table:table-cell office:value-type="float" office:value="-24.5146260320107">
            <text:p>-24.514626032</text:p>
          </table:table-cell>
          <table:table-cell office:value-type="float" office:value="-667.13332003928">
            <text:p>-667.1333200393</text:p>
          </table:table-cell>
          <table:table-cell office:value-type="float" office:value="-23.0045972427338">
            <text:p>-23.0045972427</text:p>
          </table:table-cell>
          <table:table-cell office:value-type="float" office:value="29">
            <text:p>29</text:p>
          </table:table-cell>
          <table:table-cell table:formula="of:= 100 * (([.BV116] / ([.BV116] + [.BX116])) - ([.BX116] / ([.BV116] + [.BX116])))" office:value-type="float" office:value="-22.4956290876125">
            <text:p>-22.4956290876</text:p>
          </table:table-cell>
          <table:table-cell table:formula="of:=IF([.CE116] &gt; 0;1;0)" office:value-type="float" office:value="0">
            <text:p>0</text:p>
          </table:table-cell>
          <table:table-cell table:formula="of:=IF([.BU116] &gt; [.CE116];1;0)" office:value-type="float" office:value="1">
            <text:p>1</text:p>
          </table:table-cell>
          <table:table-cell table:formula="of:=IF(AND([.CF116] = 1;[.BU116] &lt; 0);1;0)" office:value-type="float" office:value="0">
            <text:p>0</text:p>
          </table:table-cell>
          <table:table-cell table:formula="of:=IF([.CE116] &lt; 0;1;0)" office:value-type="float" office:value="1">
            <text:p>1</text:p>
          </table:table-cell>
          <table:table-cell table:formula="of:=IF(AND([.CI116] = 1;[.BU116] &gt; 0);1;0)" office:value-type="float" office:value="0">
            <text:p>0</text:p>
          </table:table-cell>
        </table:table-row>
        <table:table-row table:style-name="ro2">
          <table:table-cell office:value-type="float" office:value="263130">
            <text:p>263130</text:p>
          </table:table-cell>
          <table:table-cell office:value-type="float" office:value="81">
            <text:p>81</text:p>
          </table:table-cell>
          <table:table-cell office:value-type="string">
            <text:p>41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40">
            <text:p>39540</text:p>
          </table:table-cell>
          <table:table-cell office:value-type="float" office:value="2377">
            <text:p>2377</text:p>
          </table:table-cell>
          <table:table-cell office:value-type="float" office:value="29639">
            <text:p>29639</text:p>
          </table:table-cell>
          <table:table-cell office:value-type="float" office:value="4259">
            <text:p>4259</text:p>
          </table:table-cell>
          <table:table-cell office:value-type="float" office:value="552">
            <text:p>552</text:p>
          </table:table-cell>
          <table:table-cell office:value-type="float" office:value="2294">
            <text:p>2294</text:p>
          </table:table-cell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office:value-type="float" office:value="30630">
            <text:p>30630</text:p>
          </table:table-cell>
          <table:table-cell office:value-type="float" office:value="1368">
            <text:p>1368</text:p>
          </table:table-cell>
          <table:table-cell office:value-type="float" office:value="24659">
            <text:p>24659</text:p>
          </table:table-cell>
          <table:table-cell office:value-type="float" office:value="2382">
            <text:p>2382</text:p>
          </table:table-cell>
          <table:table-cell office:value-type="float" office:value="402">
            <text:p>402</text:p>
          </table:table-cell>
          <table:table-cell office:value-type="float" office:value="1576">
            <text:p>1576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float" office:value="135">
            <text:p>13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42">
            <text:p>-42</text:p>
          </table:table-cell>
          <table:table-cell office:value-type="float" office:value="-0.0011">
            <text:p>-0.0011</text:p>
          </table:table-cell>
          <table:table-cell office:value-type="float" office:value="0.0601">
            <text:p>0.0601</text:p>
          </table:table-cell>
          <table:table-cell office:value-type="float" office:value="0.7496">
            <text:p>0.7496</text:p>
          </table:table-cell>
          <table:table-cell office:value-type="float" office:value="0.1077">
            <text:p>0.1077</text:p>
          </table:table-cell>
          <table:table-cell office:value-type="float" office:value="0.014">
            <text:p>0.014</text:p>
          </table:table-cell>
          <table:table-cell office:value-type="float" office:value="0.058">
            <text:p>0.058</text:p>
          </table:table-cell>
          <table:table-cell office:value-type="float" office:value="0.0006">
            <text:p>0.0006</text:p>
          </table:table-cell>
          <table:table-cell office:value-type="float" office:value="0.0035">
            <text:p>0.0035</text:p>
          </table:table-cell>
          <table:table-cell office:value-type="float" office:value="0.0064">
            <text:p>0.0064</text:p>
          </table:table-cell>
          <table:table-cell office:value-type="float" office:value="0.0447">
            <text:p>0.0447</text:p>
          </table:table-cell>
          <table:table-cell office:value-type="float" office:value="0.8051">
            <text:p>0.8051</text:p>
          </table:table-cell>
          <table:table-cell office:value-type="float" office:value="0.0778">
            <text:p>0.0778</text:p>
          </table:table-cell>
          <table:table-cell office:value-type="float" office:value="0.0131">
            <text:p>0.0131</text:p>
          </table:table-cell>
          <table:table-cell office:value-type="float" office:value="0.0515">
            <text:p>0.0515</text:p>
          </table:table-cell>
          <table:table-cell office:value-type="float" office:value="0.0006">
            <text:p>0.0006</text:p>
          </table:table-cell>
          <table:table-cell office:value-type="float" office:value="0.003">
            <text:p>0.003</text:p>
          </table:table-cell>
          <table:table-cell office:value-type="float" office:value="0.0044">
            <text:p>0.0044</text:p>
          </table:table-cell>
          <table:table-cell table:number-columns-repeated="4" office:value-type="float" office:value="0">
            <text:p>0</text:p>
          </table:table-cell>
          <table:table-cell office:value-type="float" office:value="9191325795">
            <text:p>9191325795</text:p>
          </table:table-cell>
          <table:table-cell office:value-type="float" office:value="270333111.617647">
            <text:p>270333111.617647</text:p>
          </table:table-cell>
          <table:table-cell office:value-type="float" office:value="1723">
            <text:p>1723</text:p>
          </table:table-cell>
          <table:table-cell office:value-type="float" office:value="50.6764705882353">
            <text:p>50.6764705882</text:p>
          </table:table-cell>
          <table:table-cell office:value-type="float" office:value="157">
            <text:p>157</text:p>
          </table:table-cell>
          <table:table-cell office:value-type="float" office:value="4.61764705882353">
            <text:p>4.6176470588</text:p>
          </table:table-cell>
          <table:table-cell office:value-type="float" office:value="101">
            <text:p>101</text:p>
          </table:table-cell>
          <table:table-cell office:value-type="float" office:value="2.97058823529412">
            <text:p>2.9705882353</text:p>
          </table:table-cell>
          <table:table-cell office:value-type="float" office:value="256">
            <text:p>256</text:p>
          </table:table-cell>
          <table:table-cell office:value-type="float" office:value="7.52941176470588">
            <text:p>7.5294117647</text:p>
          </table:table-cell>
          <table:table-cell office:value-type="float" office:value="105795">
            <text:p>105795</text:p>
          </table:table-cell>
          <table:table-cell office:value-type="float" office:value="3111.61764705882">
            <text:p>3111.6176470588</text:p>
          </table:table-cell>
          <table:table-cell office:value-type="float" office:value="2230">
            <text:p>2230</text:p>
          </table:table-cell>
          <table:table-cell office:value-type="float" office:value="65.5882352941177">
            <text:p>65.5882352941</text:p>
          </table:table-cell>
          <table:table-cell office:value-type="float" office:value="975626">
            <text:p>975626</text:p>
          </table:table-cell>
          <table:table-cell office:value-type="float" office:value="28694.8823529412">
            <text:p>28694.8823529412</text:p>
          </table:table-cell>
          <table:table-cell office:value-type="float" office:value="-903.6165462387">
            <text:p>-903.6165462387</text:p>
          </table:table-cell>
          <table:table-cell office:value-type="float" office:value="-26.5769572423147">
            <text:p>-26.5769572423</text:p>
          </table:table-cell>
          <table:table-cell office:value-type="float" office:value="-409.284618758717">
            <text:p>-409.2846187587</text:p>
          </table:table-cell>
          <table:table-cell office:value-type="float" office:value="-12.0377829046681">
            <text:p>-12.0377829047</text:p>
          </table:table-cell>
          <table:table-cell office:value-type="float" office:value="-491.171423651535">
            <text:p>-491.1714236515</text:p>
          </table:table-cell>
          <table:table-cell office:value-type="float" office:value="-14.4462183426922">
            <text:p>-14.4462183427</text:p>
          </table:table-cell>
          <table:table-cell office:value-type="float" office:value="12962">
            <text:p>12962</text:p>
          </table:table-cell>
          <table:table-cell office:value-type="float" office:value="381.235294117647">
            <text:p>381.2352941176</text:p>
          </table:table-cell>
          <table:table-cell office:value-type="float" office:value="17061">
            <text:p>17061</text:p>
          </table:table-cell>
          <table:table-cell office:value-type="float" office:value="501.794117647059">
            <text:p>501.7941176471</text:p>
          </table:table-cell>
          <table:table-cell office:value-type="float" office:value="-554.24056946025">
            <text:p>-554.2405694603</text:p>
          </table:table-cell>
          <table:table-cell office:value-type="float" office:value="-16.3011932194191">
            <text:p>-16.3011932194</text:p>
          </table:table-cell>
          <table:table-cell office:value-type="float" office:value="-589.57828952733">
            <text:p>-589.5782895273</text:p>
          </table:table-cell>
          <table:table-cell office:value-type="float" office:value="-17.3405379272744">
            <text:p>-17.3405379273</text:p>
          </table:table-cell>
          <table:table-cell office:value-type="float" office:value="34">
            <text:p>34</text:p>
          </table:table-cell>
          <table:table-cell table:formula="of:= 100 * (([.BV117] / ([.BV117] + [.BX117])) - ([.BX117] / ([.BV117] + [.BX117])))" office:value-type="float" office:value="-13.6528661359624">
            <text:p>-13.652866136</text:p>
          </table:table-cell>
          <table:table-cell table:formula="of:=IF([.CE117] &gt; 0;1;0)" office:value-type="float" office:value="0">
            <text:p>0</text:p>
          </table:table-cell>
          <table:table-cell table:formula="of:=IF([.BU117] &gt; [.CE117];1;0)" office:value-type="float" office:value="0">
            <text:p>0</text:p>
          </table:table-cell>
          <table:table-cell table:formula="of:=IF(AND([.CF117] = 1;[.BU117] &lt; 0);1;0)" office:value-type="float" office:value="0">
            <text:p>0</text:p>
          </table:table-cell>
          <table:table-cell table:formula="of:=IF([.CE117] &lt; 0;1;0)" office:value-type="float" office:value="1">
            <text:p>1</text:p>
          </table:table-cell>
          <table:table-cell table:formula="of:=IF(AND([.CI117] = 1;[.BU117] &gt; 0);1;0)" office:value-type="float" office:value="0">
            <text:p>0</text:p>
          </table:table-cell>
        </table:table-row>
        <table:table-row table:style-name="ro2">
          <table:table-cell office:value-type="float" office:value="263162">
            <text:p>263162</text:p>
          </table:table-cell>
          <table:table-cell office:value-type="float" office:value="128">
            <text:p>128</text:p>
          </table:table-cell>
          <table:table-cell office:value-type="string">
            <text:p>64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70">
            <text:p>39670</text:p>
          </table:table-cell>
          <table:table-cell office:value-type="float" office:value="1564">
            <text:p>1564</text:p>
          </table:table-cell>
          <table:table-cell office:value-type="float" office:value="33017">
            <text:p>33017</text:p>
          </table:table-cell>
          <table:table-cell office:value-type="float" office:value="3031">
            <text:p>3031</text:p>
          </table:table-cell>
          <table:table-cell office:value-type="float" office:value="215">
            <text:p>215</text:p>
          </table:table-cell>
          <table:table-cell office:value-type="float" office:value="1593">
            <text:p>1593</text:p>
          </table:table-cell>
          <table:table-cell office:value-type="float" office:value="18">
            <text:p>18</text:p>
          </table:table-cell>
          <table:table-cell office:value-type="float" office:value="103">
            <text:p>103</text:p>
          </table:table-cell>
          <table:table-cell office:value-type="float" office:value="129">
            <text:p>129</text:p>
          </table:table-cell>
          <table:table-cell office:value-type="float" office:value="31904">
            <text:p>31904</text:p>
          </table:table-cell>
          <table:table-cell office:value-type="float" office:value="1046">
            <text:p>1046</text:p>
          </table:table-cell>
          <table:table-cell office:value-type="float" office:value="27234">
            <text:p>27234</text:p>
          </table:table-cell>
          <table:table-cell office:value-type="float" office:value="2241">
            <text:p>2241</text:p>
          </table:table-cell>
          <table:table-cell office:value-type="float" office:value="166">
            <text:p>166</text:p>
          </table:table-cell>
          <table:table-cell office:value-type="float" office:value="1053">
            <text:p>1053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88">
            <text:p>88</text:p>
          </table:table-cell>
          <table:table-cell office:value-type="float" office:value="0.0022">
            <text:p>0.0022</text:p>
          </table:table-cell>
          <table:table-cell office:value-type="float" office:value="0.0394">
            <text:p>0.0394</text:p>
          </table:table-cell>
          <table:table-cell office:value-type="float" office:value="0.8323">
            <text:p>0.8323</text:p>
          </table:table-cell>
          <table:table-cell office:value-type="float" office:value="0.0764">
            <text:p>0.0764</text:p>
          </table:table-cell>
          <table:table-cell office:value-type="float" office:value="0.0054">
            <text:p>0.0054</text:p>
          </table:table-cell>
          <table:table-cell office:value-type="float" office:value="0.0402">
            <text:p>0.0402</text:p>
          </table:table-cell>
          <table:table-cell office:value-type="float" office:value="0.0005">
            <text:p>0.0005</text:p>
          </table:table-cell>
          <table:table-cell office:value-type="float" office:value="0.0026">
            <text:p>0.0026</text:p>
          </table:table-cell>
          <table:table-cell office:value-type="float" office:value="0.0033">
            <text:p>0.0033</text:p>
          </table:table-cell>
          <table:table-cell office:value-type="float" office:value="0.0328">
            <text:p>0.0328</text:p>
          </table:table-cell>
          <table:table-cell office:value-type="float" office:value="0.8536">
            <text:p>0.8536</text:p>
          </table:table-cell>
          <table:table-cell office:value-type="float" office:value="0.0702">
            <text:p>0.0702</text:p>
          </table:table-cell>
          <table:table-cell office:value-type="float" office:value="0.0052">
            <text:p>0.0052</text:p>
          </table:table-cell>
          <table:table-cell office:value-type="float" office:value="0.033">
            <text:p>0.033</text:p>
          </table:table-cell>
          <table:table-cell office:value-type="float" office:value="0.0003">
            <text:p>0.0003</text:p>
          </table:table-cell>
          <table:table-cell office:value-type="float" office:value="0.0021">
            <text:p>0.0021</text:p>
          </table:table-cell>
          <table:table-cell office:value-type="float" office:value="0.0027">
            <text:p>0.002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318722125">
            <text:p>7318722125</text:p>
          </table:table-cell>
          <table:table-cell office:value-type="float" office:value="271063782.407407">
            <text:p>271063782.407407</text:p>
          </table:table-cell>
          <table:table-cell office:value-type="float" office:value="1673">
            <text:p>1673</text:p>
          </table:table-cell>
          <table:table-cell office:value-type="float" office:value="61.962962962963">
            <text:p>61.962962963</text:p>
          </table:table-cell>
          <table:table-cell office:value-type="float" office:value="112">
            <text:p>112</text:p>
          </table:table-cell>
          <table:table-cell office:value-type="float" office:value="4.14814814814815">
            <text:p>4.1481481481</text:p>
          </table:table-cell>
          <table:table-cell office:value-type="float" office:value="119">
            <text:p>119</text:p>
          </table:table-cell>
          <table:table-cell office:value-type="float" office:value="4.40740740740741">
            <text:p>4.4074074074</text:p>
          </table:table-cell>
          <table:table-cell office:value-type="float" office:value="60">
            <text:p>60</text:p>
          </table:table-cell>
          <table:table-cell office:value-type="float" office:value="2.22222222222222">
            <text:p>2.2222222222</text:p>
          </table:table-cell>
          <table:table-cell office:value-type="float" office:value="32125">
            <text:p>32125</text:p>
          </table:table-cell>
          <table:table-cell office:value-type="float" office:value="1189.81481481481">
            <text:p>1189.8148148148</text:p>
          </table:table-cell>
          <table:table-cell office:value-type="float" office:value="3607">
            <text:p>3607</text:p>
          </table:table-cell>
          <table:table-cell office:value-type="float" office:value="133.592592592593">
            <text:p>133.5925925926</text:p>
          </table:table-cell>
          <table:table-cell office:value-type="float" office:value="1447677">
            <text:p>1447677</text:p>
          </table:table-cell>
          <table:table-cell office:value-type="float" office:value="53617.6666666667">
            <text:p>53617.6666666667</text:p>
          </table:table-cell>
          <table:table-cell office:value-type="float" office:value="-1254.79606219065">
            <text:p>-1254.7960621907</text:p>
          </table:table-cell>
          <table:table-cell office:value-type="float" office:value="-46.4739282292833">
            <text:p>-46.4739282293</text:p>
          </table:table-cell>
          <table:table-cell office:value-type="float" office:value="-753.83065512953">
            <text:p>-753.8306551295</text:p>
          </table:table-cell>
          <table:table-cell office:value-type="float" office:value="-27.9196538936863">
            <text:p>-27.9196538937</text:p>
          </table:table-cell>
          <table:table-cell office:value-type="float" office:value="-998.99549593522">
            <text:p>-998.9954959352</text:p>
          </table:table-cell>
          <table:table-cell office:value-type="float" office:value="-36.9998331827859">
            <text:p>-36.9998331828</text:p>
          </table:table-cell>
          <table:table-cell office:value-type="float" office:value="7415">
            <text:p>7415</text:p>
          </table:table-cell>
          <table:table-cell office:value-type="float" office:value="274.62962962963">
            <text:p>274.6296296296</text:p>
          </table:table-cell>
          <table:table-cell office:value-type="float" office:value="18698">
            <text:p>18698</text:p>
          </table:table-cell>
          <table:table-cell office:value-type="float" office:value="692.518518518518">
            <text:p>692.5185185185</text:p>
          </table:table-cell>
          <table:table-cell office:value-type="float" office:value="-1176.92845561321">
            <text:p>-1176.9284556132</text:p>
          </table:table-cell>
          <table:table-cell office:value-type="float" office:value="-43.5899428004893">
            <text:p>-43.5899428005</text:p>
          </table:table-cell>
          <table:table-cell office:value-type="float" office:value="-1046.1376672172">
            <text:p>-1046.1376672172</text:p>
          </table:table-cell>
          <table:table-cell office:value-type="float" office:value="-38.745839526563">
            <text:p>-38.7458395266</text:p>
          </table:table-cell>
          <table:table-cell office:value-type="float" office:value="27">
            <text:p>27</text:p>
          </table:table-cell>
          <table:table-cell table:formula="of:= 100 * (([.BV118] / ([.BV118] + [.BX118])) - ([.BX118] / ([.BV118] + [.BX118])))" office:value-type="float" office:value="-43.2083636502891">
            <text:p>-43.2083636503</text:p>
          </table:table-cell>
          <table:table-cell table:formula="of:=IF([.CE118] &gt; 0;1;0)" office:value-type="float" office:value="0">
            <text:p>0</text:p>
          </table:table-cell>
          <table:table-cell table:formula="of:=IF([.BU118] &gt; [.CE118];1;0)" office:value-type="float" office:value="1">
            <text:p>1</text:p>
          </table:table-cell>
          <table:table-cell table:formula="of:=IF(AND([.CF118] = 1;[.BU118] &lt; 0);1;0)" office:value-type="float" office:value="0">
            <text:p>0</text:p>
          </table:table-cell>
          <table:table-cell table:formula="of:=IF([.CE118] &lt; 0;1;0)" office:value-type="float" office:value="1">
            <text:p>1</text:p>
          </table:table-cell>
          <table:table-cell table:formula="of:=IF(AND([.CI118] = 1;[.BU118] &gt; 0);1;0)" office:value-type="float" office:value="0">
            <text:p>0</text:p>
          </table:table-cell>
        </table:table-row>
        <table:table-row table:style-name="ro2">
          <table:table-cell office:value-type="float" office:value="263186">
            <text:p>263186</text:p>
          </table:table-cell>
          <table:table-cell office:value-type="float" office:value="127">
            <text:p>127</text:p>
          </table:table-cell>
          <table:table-cell office:value-type="string">
            <text:p>64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30">
            <text:p>39630</text:p>
          </table:table-cell>
          <table:table-cell office:value-type="float" office:value="1651">
            <text:p>1651</text:p>
          </table:table-cell>
          <table:table-cell office:value-type="float" office:value="32408">
            <text:p>32408</text:p>
          </table:table-cell>
          <table:table-cell office:value-type="float" office:value="3039">
            <text:p>3039</text:p>
          </table:table-cell>
          <table:table-cell office:value-type="float" office:value="353">
            <text:p>353</text:p>
          </table:table-cell>
          <table:table-cell office:value-type="float" office:value="1918">
            <text:p>1918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161">
            <text:p>161</text:p>
          </table:table-cell>
          <table:table-cell office:value-type="float" office:value="33594">
            <text:p>33594</text:p>
          </table:table-cell>
          <table:table-cell office:value-type="float" office:value="1162">
            <text:p>1162</text:p>
          </table:table-cell>
          <table:table-cell office:value-type="float" office:value="28146">
            <text:p>28146</text:p>
          </table:table-cell>
          <table:table-cell office:value-type="float" office:value="2283">
            <text:p>2283</text:p>
          </table:table-cell>
          <table:table-cell office:value-type="float" office:value="305">
            <text:p>305</text:p>
          </table:table-cell>
          <table:table-cell office:value-type="float" office:value="1522">
            <text:p>1522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48">
            <text:p>48</text:p>
          </table:table-cell>
          <table:table-cell office:value-type="float" office:value="0.0012">
            <text:p>0.0012</text:p>
          </table:table-cell>
          <table:table-cell office:value-type="float" office:value="0.0417">
            <text:p>0.0417</text:p>
          </table:table-cell>
          <table:table-cell office:value-type="float" office:value="0.8178">
            <text:p>0.8178</text:p>
          </table:table-cell>
          <table:table-cell office:value-type="float" office:value="0.0767">
            <text:p>0.0767</text:p>
          </table:table-cell>
          <table:table-cell office:value-type="float" office:value="0.0089">
            <text:p>0.0089</text:p>
          </table:table-cell>
          <table:table-cell office:value-type="float" office:value="0.0484">
            <text:p>0.0484</text:p>
          </table:table-cell>
          <table:table-cell office:value-type="float" office:value="0.0009">
            <text:p>0.0009</text:p>
          </table:table-cell>
          <table:table-cell office:value-type="float" office:value="0.0016">
            <text:p>0.0016</text:p>
          </table:table-cell>
          <table:table-cell office:value-type="float" office:value="0.0041">
            <text:p>0.0041</text:p>
          </table:table-cell>
          <table:table-cell office:value-type="float" office:value="0.0346">
            <text:p>0.0346</text:p>
          </table:table-cell>
          <table:table-cell office:value-type="float" office:value="0.8378">
            <text:p>0.8378</text:p>
          </table:table-cell>
          <table:table-cell office:value-type="float" office:value="0.068">
            <text:p>0.068</text:p>
          </table:table-cell>
          <table:table-cell office:value-type="float" office:value="0.0091">
            <text:p>0.0091</text:p>
          </table:table-cell>
          <table:table-cell office:value-type="float" office:value="0.0453">
            <text:p>0.0453</text:p>
          </table:table-cell>
          <table:table-cell office:value-type="float" office:value="0.0006">
            <text:p>0.0006</text:p>
          </table:table-cell>
          <table:table-cell office:value-type="float" office:value="0.0015">
            <text:p>0.0015</text:p>
          </table:table-cell>
          <table:table-cell office:value-type="float" office:value="0.0031">
            <text:p>0.003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302574980">
            <text:p>10302574980</text:p>
          </table:table-cell>
          <table:table-cell office:value-type="float" office:value="271120394.210526">
            <text:p>271120394.210526</text:p>
          </table:table-cell>
          <table:table-cell office:value-type="float" office:value="2417">
            <text:p>2417</text:p>
          </table:table-cell>
          <table:table-cell office:value-type="float" office:value="63.6052631578947">
            <text:p>63.6052631579</text:p>
          </table:table-cell>
          <table:table-cell office:value-type="float" office:value="158">
            <text:p>158</text:p>
          </table:table-cell>
          <table:table-cell office:value-type="float" office:value="4.15789473684211">
            <text:p>4.1578947368</text:p>
          </table:table-cell>
          <table:table-cell office:value-type="float" office:value="154">
            <text:p>154</text:p>
          </table:table-cell>
          <table:table-cell office:value-type="float" office:value="4.05263157894737">
            <text:p>4.0526315789</text:p>
          </table:table-cell>
          <table:table-cell office:value-type="float" office:value="88">
            <text:p>88</text:p>
          </table:table-cell>
          <table:table-cell office:value-type="float" office:value="2.31578947368421">
            <text:p>2.3157894737</text:p>
          </table:table-cell>
          <table:table-cell office:value-type="float" office:value="34980">
            <text:p>34980</text:p>
          </table:table-cell>
          <table:table-cell office:value-type="float" office:value="920.526315789474">
            <text:p>920.5263157895</text:p>
          </table:table-cell>
          <table:table-cell office:value-type="float" office:value="5090">
            <text:p>5090</text:p>
          </table:table-cell>
          <table:table-cell office:value-type="float" office:value="133.947368421053">
            <text:p>133.9473684211</text:p>
          </table:table-cell>
          <table:table-cell office:value-type="float" office:value="2054158">
            <text:p>2054158</text:p>
          </table:table-cell>
          <table:table-cell office:value-type="float" office:value="54056.7894736842">
            <text:p>54056.7894736842</text:p>
          </table:table-cell>
          <table:table-cell office:value-type="float" office:value="-2094.0298624701">
            <text:p>-2094.0298624701</text:p>
          </table:table-cell>
          <table:table-cell office:value-type="float" office:value="-55.1060490123711">
            <text:p>-55.1060490124</text:p>
          </table:table-cell>
          <table:table-cell office:value-type="float" office:value="-1549.35316613902">
            <text:p>-1549.353166139</text:p>
          </table:table-cell>
          <table:table-cell office:value-type="float" office:value="-40.7724517405005">
            <text:p>-40.7724517405</text:p>
          </table:table-cell>
          <table:table-cell office:value-type="float" office:value="-1910.39084407766">
            <text:p>-1910.3908440777</text:p>
          </table:table-cell>
          <table:table-cell office:value-type="float" office:value="-50.2734432652016">
            <text:p>-50.2734432652</text:p>
          </table:table-cell>
          <table:table-cell office:value-type="float" office:value="8173">
            <text:p>8173</text:p>
          </table:table-cell>
          <table:table-cell office:value-type="float" office:value="215.078947368421">
            <text:p>215.0789473684</text:p>
          </table:table-cell>
          <table:table-cell office:value-type="float" office:value="30242">
            <text:p>30242</text:p>
          </table:table-cell>
          <table:table-cell office:value-type="float" office:value="795.842105263158">
            <text:p>795.8421052632</text:p>
          </table:table-cell>
          <table:table-cell office:value-type="float" office:value="-2142.08743475602">
            <text:p>-2142.087434756</text:p>
          </table:table-cell>
          <table:table-cell office:value-type="float" office:value="-56.3707219672637">
            <text:p>-56.3707219673</text:p>
          </table:table-cell>
          <table:table-cell office:value-type="float" office:value="-1923.96532686069">
            <text:p>-1923.9653268607</text:p>
          </table:table-cell>
          <table:table-cell office:value-type="float" office:value="-50.630666496334">
            <text:p>-50.6306664963</text:p>
          </table:table-cell>
          <table:table-cell office:value-type="float" office:value="38">
            <text:p>38</text:p>
          </table:table-cell>
          <table:table-cell table:formula="of:= 100 * (([.BV119] / ([.BV119] + [.BX119])) - ([.BX119] / ([.BV119] + [.BX119])))" office:value-type="float" office:value="-57.4489131849538">
            <text:p>-57.448913185</text:p>
          </table:table-cell>
          <table:table-cell table:formula="of:=IF([.CE119] &gt; 0;1;0)" office:value-type="float" office:value="0">
            <text:p>0</text:p>
          </table:table-cell>
          <table:table-cell table:formula="of:=IF([.BU119] &gt; [.CE119];1;0)" office:value-type="float" office:value="1">
            <text:p>1</text:p>
          </table:table-cell>
          <table:table-cell table:formula="of:=IF(AND([.CF119] = 1;[.BU119] &lt; 0);1;0)" office:value-type="float" office:value="0">
            <text:p>0</text:p>
          </table:table-cell>
          <table:table-cell table:formula="of:=IF([.CE119] &lt; 0;1;0)" office:value-type="float" office:value="1">
            <text:p>1</text:p>
          </table:table-cell>
          <table:table-cell table:formula="of:=IF(AND([.CI119] = 1;[.BU119] &gt; 0);1;0)" office:value-type="float" office:value="0">
            <text:p>0</text:p>
          </table:table-cell>
        </table:table-row>
        <table:table-row table:style-name="ro2">
          <table:table-cell office:value-type="float" office:value="263224">
            <text:p>263224</text:p>
          </table:table-cell>
          <table:table-cell office:value-type="float" office:value="104">
            <text:p>104</text:p>
          </table:table-cell>
          <table:table-cell office:value-type="string">
            <text:p>5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51">
            <text:p>39651</text:p>
          </table:table-cell>
          <table:table-cell office:value-type="float" office:value="3205">
            <text:p>3205</text:p>
          </table:table-cell>
          <table:table-cell office:value-type="float" office:value="32661">
            <text:p>32661</text:p>
          </table:table-cell>
          <table:table-cell office:value-type="float" office:value="1704">
            <text:p>1704</text:p>
          </table:table-cell>
          <table:table-cell office:value-type="float" office:value="262">
            <text:p>262</text:p>
          </table:table-cell>
          <table:table-cell office:value-type="float" office:value="1588">
            <text:p>1588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121">
            <text:p>121</text:p>
          </table:table-cell>
          <table:table-cell office:value-type="float" office:value="29997">
            <text:p>29997</text:p>
          </table:table-cell>
          <table:table-cell office:value-type="float" office:value="1853">
            <text:p>1853</text:p>
          </table:table-cell>
          <table:table-cell office:value-type="float" office:value="25793">
            <text:p>25793</text:p>
          </table:table-cell>
          <table:table-cell office:value-type="float" office:value="971">
            <text:p>971</text:p>
          </table:table-cell>
          <table:table-cell office:value-type="float" office:value="191">
            <text:p>191</text:p>
          </table:table-cell>
          <table:table-cell office:value-type="float" office:value="1055">
            <text:p>1055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69">
            <text:p>69</text:p>
          </table:table-cell>
          <table:table-cell office:value-type="float" office:value="0.0017">
            <text:p>0.0017</text:p>
          </table:table-cell>
          <table:table-cell office:value-type="float" office:value="0.0808">
            <text:p>0.0808</text:p>
          </table:table-cell>
          <table:table-cell office:value-type="float" office:value="0.8237">
            <text:p>0.8237</text:p>
          </table:table-cell>
          <table:table-cell office:value-type="float" office:value="0.043">
            <text:p>0.043</text:p>
          </table:table-cell>
          <table:table-cell office:value-type="float" office:value="0.0066">
            <text:p>0.0066</text:p>
          </table:table-cell>
          <table:table-cell office:value-type="float" office:value="0.04">
            <text:p>0.04</text:p>
          </table:table-cell>
          <table:table-cell office:value-type="float" office:value="0.0012">
            <text:p>0.0012</text:p>
          </table:table-cell>
          <table:table-cell office:value-type="float" office:value="0.0016">
            <text:p>0.0016</text:p>
          </table:table-cell>
          <table:table-cell office:value-type="float" office:value="0.0031">
            <text:p>0.0031</text:p>
          </table:table-cell>
          <table:table-cell office:value-type="float" office:value="0.0618">
            <text:p>0.0618</text:p>
          </table:table-cell>
          <table:table-cell office:value-type="float" office:value="0.8599">
            <text:p>0.8599</text:p>
          </table:table-cell>
          <table:table-cell office:value-type="float" office:value="0.0324">
            <text:p>0.0324</text:p>
          </table:table-cell>
          <table:table-cell office:value-type="float" office:value="0.0064">
            <text:p>0.0064</text:p>
          </table:table-cell>
          <table:table-cell office:value-type="float" office:value="0.0352">
            <text:p>0.0352</text:p>
          </table:table-cell>
          <table:table-cell office:value-type="float" office:value="0.0012">
            <text:p>0.0012</text:p>
          </table:table-cell>
          <table:table-cell office:value-type="float" office:value="0.0011">
            <text:p>0.0011</text:p>
          </table:table-cell>
          <table:table-cell office:value-type="float" office:value="0.0022">
            <text:p>0.002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742846891">
            <text:p>9742846891</text:p>
          </table:table-cell>
          <table:table-cell office:value-type="float" office:value="270634635.861111">
            <text:p>270634635.861111</text:p>
          </table:table-cell>
          <table:table-cell office:value-type="float" office:value="1597">
            <text:p>1597</text:p>
          </table:table-cell>
          <table:table-cell office:value-type="float" office:value="44.3611111111111">
            <text:p>44.3611111111</text:p>
          </table:table-cell>
          <table:table-cell office:value-type="float" office:value="109">
            <text:p>109</text:p>
          </table:table-cell>
          <table:table-cell office:value-type="float" office:value="3.02777777777778">
            <text:p>3.0277777778</text:p>
          </table:table-cell>
          <table:table-cell office:value-type="float" office:value="123">
            <text:p>123</text:p>
          </table:table-cell>
          <table:table-cell office:value-type="float" office:value="3.41666666666667">
            <text:p>3.4166666667</text:p>
          </table:table-cell>
          <table:table-cell office:value-type="float" office:value="95">
            <text:p>95</text:p>
          </table:table-cell>
          <table:table-cell office:value-type="float" office:value="2.63888888888889">
            <text:p>2.6388888889</text:p>
          </table:table-cell>
          <table:table-cell office:value-type="float" office:value="86891">
            <text:p>86891</text:p>
          </table:table-cell>
          <table:table-cell office:value-type="float" office:value="2413.63888888889">
            <text:p>2413.6388888889</text:p>
          </table:table-cell>
          <table:table-cell office:value-type="float" office:value="3414">
            <text:p>3414</text:p>
          </table:table-cell>
          <table:table-cell office:value-type="float" office:value="94.8333333333333">
            <text:p>94.8333333333</text:p>
          </table:table-cell>
          <table:table-cell office:value-type="float" office:value="1401851">
            <text:p>1401851</text:p>
          </table:table-cell>
          <table:table-cell office:value-type="float" office:value="38940.3055555556">
            <text:p>38940.3055555556</text:p>
          </table:table-cell>
          <table:table-cell office:value-type="float" office:value="-870.52861252528">
            <text:p>-870.5286125253</text:p>
          </table:table-cell>
          <table:table-cell office:value-type="float" office:value="-24.1813503479244">
            <text:p>-24.1813503479</text:p>
          </table:table-cell>
          <table:table-cell office:value-type="float" office:value="-5.40835427691102">
            <text:p>-5.4083542769</text:p>
          </table:table-cell>
          <table:table-cell office:value-type="float" office:value="-0.150232063247528">
            <text:p>-0.1502320632</text:p>
          </table:table-cell>
          <table:table-cell office:value-type="float" office:value="0.0973250084199897">
            <text:p>0.0973250084</text:p>
          </table:table-cell>
          <table:table-cell office:value-type="float" office:value="0.0027034724561108">
            <text:p>0.0027034725</text:p>
          </table:table-cell>
          <table:table-cell office:value-type="float" office:value="16176">
            <text:p>16176</text:p>
          </table:table-cell>
          <table:table-cell office:value-type="float" office:value="449.333333333333">
            <text:p>449.3333333333</text:p>
          </table:table-cell>
          <table:table-cell office:value-type="float" office:value="16035">
            <text:p>16035</text:p>
          </table:table-cell>
          <table:table-cell office:value-type="float" office:value="445.416666666667">
            <text:p>445.4166666667</text:p>
          </table:table-cell>
          <table:table-cell office:value-type="float" office:value="-374.542644267863">
            <text:p>-374.5426442679</text:p>
          </table:table-cell>
          <table:table-cell office:value-type="float" office:value="-10.403962340774">
            <text:p>-10.4039623408</text:p>
          </table:table-cell>
          <table:table-cell office:value-type="float" office:value="-312.595571515455">
            <text:p>-312.5955715155</text:p>
          </table:table-cell>
          <table:table-cell office:value-type="float" office:value="-8.68321031987375">
            <text:p>-8.6832103199</text:p>
          </table:table-cell>
          <table:table-cell office:value-type="float" office:value="36">
            <text:p>36</text:p>
          </table:table-cell>
          <table:table-cell table:formula="of:= 100 * (([.BV120] / ([.BV120] + [.BX120])) - ([.BX120] / ([.BV120] + [.BX120])))" office:value-type="float" office:value="0.437738660705972">
            <text:p>0.4377386607</text:p>
          </table:table-cell>
          <table:table-cell table:formula="of:=IF([.CE120] &gt; 0;1;0)" office:value-type="float" office:value="1">
            <text:p>1</text:p>
          </table:table-cell>
          <table:table-cell table:formula="of:=IF([.BU120] &gt; [.CE120];1;0)" office:value-type="float" office:value="0">
            <text:p>0</text:p>
          </table:table-cell>
          <table:table-cell table:formula="of:=IF(AND([.CF120] = 1;[.BU120] &lt; 0);1;0)" office:value-type="float" office:value="0">
            <text:p>0</text:p>
          </table:table-cell>
          <table:table-cell table:formula="of:=IF([.CE120] &lt; 0;1;0)" office:value-type="float" office:value="0">
            <text:p>0</text:p>
          </table:table-cell>
          <table:table-cell table:formula="of:=IF(AND([.CI120] = 1;[.BU120] &gt; 0);1;0)" office:value-type="float" office:value="0">
            <text:p>0</text:p>
          </table:table-cell>
        </table:table-row>
        <table:table-row table:style-name="ro2">
          <table:table-cell office:value-type="float" office:value="263259">
            <text:p>263259</text:p>
          </table:table-cell>
          <table:table-cell office:value-type="float" office:value="103">
            <text:p>103</text:p>
          </table:table-cell>
          <table:table-cell office:value-type="string">
            <text:p>52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00">
            <text:p>39400</text:p>
          </table:table-cell>
          <table:table-cell office:value-type="float" office:value="5287">
            <text:p>5287</text:p>
          </table:table-cell>
          <table:table-cell office:value-type="float" office:value="30805">
            <text:p>30805</text:p>
          </table:table-cell>
          <table:table-cell office:value-type="float" office:value="1906">
            <text:p>1906</text:p>
          </table:table-cell>
          <table:table-cell office:value-type="float" office:value="374">
            <text:p>374</text:p>
          </table:table-cell>
          <table:table-cell office:value-type="float" office:value="840">
            <text:p>84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11">
            <text:p>111</text:p>
          </table:table-cell>
          <table:table-cell office:value-type="float" office:value="30593">
            <text:p>30593</text:p>
          </table:table-cell>
          <table:table-cell office:value-type="float" office:value="3234">
            <text:p>3234</text:p>
          </table:table-cell>
          <table:table-cell office:value-type="float" office:value="25325">
            <text:p>25325</text:p>
          </table:table-cell>
          <table:table-cell office:value-type="float" office:value="1136">
            <text:p>1136</text:p>
          </table:table-cell>
          <table:table-cell office:value-type="float" office:value="266">
            <text:p>266</text:p>
          </table:table-cell>
          <table:table-cell office:value-type="float" office:value="545">
            <text:p>545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82">
            <text:p>-182</text:p>
          </table:table-cell>
          <table:table-cell office:value-type="float" office:value="-0.0046">
            <text:p>-0.0046</text:p>
          </table:table-cell>
          <table:table-cell office:value-type="float" office:value="0.1342">
            <text:p>0.1342</text:p>
          </table:table-cell>
          <table:table-cell office:value-type="float" office:value="0.7819">
            <text:p>0.7819</text:p>
          </table:table-cell>
          <table:table-cell office:value-type="float" office:value="0.0484">
            <text:p>0.0484</text:p>
          </table:table-cell>
          <table:table-cell office:value-type="float" office:value="0.0095">
            <text:p>0.0095</text:p>
          </table:table-cell>
          <table:table-cell office:value-type="float" office:value="0.0213">
            <text:p>0.0213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028">
            <text:p>0.0028</text:p>
          </table:table-cell>
          <table:table-cell office:value-type="float" office:value="0.1057">
            <text:p>0.1057</text:p>
          </table:table-cell>
          <table:table-cell office:value-type="float" office:value="0.8278">
            <text:p>0.8278</text:p>
          </table:table-cell>
          <table:table-cell office:value-type="float" office:value="0.0371">
            <text:p>0.0371</text:p>
          </table:table-cell>
          <table:table-cell office:value-type="float" office:value="0.0087">
            <text:p>0.0087</text:p>
          </table:table-cell>
          <table:table-cell office:value-type="float" office:value="0.0178">
            <text:p>0.0178</text:p>
          </table:table-cell>
          <table:table-cell office:value-type="float" office:value="0.0009">
            <text:p>0.0009</text:p>
          </table:table-cell>
          <table:table-cell office:value-type="float" office:value="0.0005">
            <text:p>0.0005</text:p>
          </table:table-cell>
          <table:table-cell office:value-type="float" office:value="0.0014">
            <text:p>0.00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46850530">
            <text:p>7846850530</text:p>
          </table:table-cell>
          <table:table-cell office:value-type="float" office:value="270581052.758621">
            <text:p>270581052.758621</text:p>
          </table:table-cell>
          <table:table-cell office:value-type="float" office:value="1350">
            <text:p>1350</text:p>
          </table:table-cell>
          <table:table-cell office:value-type="float" office:value="46.551724137931">
            <text:p>46.5517241379</text:p>
          </table:table-cell>
          <table:table-cell office:value-type="float" office:value="114">
            <text:p>114</text:p>
          </table:table-cell>
          <table:table-cell office:value-type="float" office:value="3.93103448275862">
            <text:p>3.9310344828</text:p>
          </table:table-cell>
          <table:table-cell office:value-type="float" office:value="85">
            <text:p>85</text:p>
          </table:table-cell>
          <table:table-cell office:value-type="float" office:value="2.93103448275862">
            <text:p>2.9310344828</text:p>
          </table:table-cell>
          <table:table-cell office:value-type="float" office:value="36">
            <text:p>36</text:p>
          </table:table-cell>
          <table:table-cell office:value-type="float" office:value="1.24137931034483">
            <text:p>1.2413793103</text:p>
          </table:table-cell>
          <table:table-cell office:value-type="float" office:value="100530">
            <text:p>100530</text:p>
          </table:table-cell>
          <table:table-cell office:value-type="float" office:value="3466.55172413793">
            <text:p>3466.5517241379</text:p>
          </table:table-cell>
          <table:table-cell office:value-type="float" office:value="4218">
            <text:p>4218</text:p>
          </table:table-cell>
          <table:table-cell office:value-type="float" office:value="145.448275862069">
            <text:p>145.4482758621</text:p>
          </table:table-cell>
          <table:table-cell office:value-type="float" office:value="1680858">
            <text:p>1680858</text:p>
          </table:table-cell>
          <table:table-cell office:value-type="float" office:value="57960.6206896552">
            <text:p>57960.6206896552</text:p>
          </table:table-cell>
          <table:table-cell office:value-type="float" office:value="-952.072850183239">
            <text:p>-952.0728501832</text:p>
          </table:table-cell>
          <table:table-cell office:value-type="float" office:value="-32.8300982821807">
            <text:p>-32.8300982822</text:p>
          </table:table-cell>
          <table:table-cell office:value-type="float" office:value="-407.85647391261">
            <text:p>-407.8564739126</text:p>
          </table:table-cell>
          <table:table-cell office:value-type="float" office:value="-14.0640163418141">
            <text:p>-14.0640163418</text:p>
          </table:table-cell>
          <table:table-cell office:value-type="float" office:value="-516.62525024197">
            <text:p>-516.625250242</text:p>
          </table:table-cell>
          <table:table-cell office:value-type="float" office:value="-17.8146638014472">
            <text:p>-17.8146638014</text:p>
          </table:table-cell>
          <table:table-cell office:value-type="float" office:value="9846">
            <text:p>9846</text:p>
          </table:table-cell>
          <table:table-cell office:value-type="float" office:value="339.51724137931">
            <text:p>339.5172413793</text:p>
          </table:table-cell>
          <table:table-cell office:value-type="float" office:value="14000">
            <text:p>14000</text:p>
          </table:table-cell>
          <table:table-cell office:value-type="float" office:value="482.758620689655">
            <text:p>482.7586206897</text:p>
          </table:table-cell>
          <table:table-cell office:value-type="float" office:value="-768.53327706347">
            <text:p>-768.5332770635</text:p>
          </table:table-cell>
          <table:table-cell office:value-type="float" office:value="-26.5011474849472">
            <text:p>-26.5011474849</text:p>
          </table:table-cell>
          <table:table-cell office:value-type="float" office:value="-661.27196285045">
            <text:p>-661.2719628505</text:p>
          </table:table-cell>
          <table:table-cell office:value-type="float" office:value="-22.8024814776017">
            <text:p>-22.8024814776</text:p>
          </table:table-cell>
          <table:table-cell office:value-type="float" office:value="29">
            <text:p>29</text:p>
          </table:table-cell>
          <table:table-cell table:formula="of:= 100 * (([.BV121] / ([.BV121] + [.BX121])) - ([.BX121] / ([.BV121] + [.BX121])))" office:value-type="float" office:value="-17.4201123878219">
            <text:p>-17.4201123878</text:p>
          </table:table-cell>
          <table:table-cell table:formula="of:=IF([.CE121] &gt; 0;1;0)" office:value-type="float" office:value="0">
            <text:p>0</text:p>
          </table:table-cell>
          <table:table-cell table:formula="of:=IF([.BU121] &gt; [.CE121];1;0)" office:value-type="float" office:value="0">
            <text:p>0</text:p>
          </table:table-cell>
          <table:table-cell table:formula="of:=IF(AND([.CF121] = 1;[.BU121] &lt; 0);1;0)" office:value-type="float" office:value="0">
            <text:p>0</text:p>
          </table:table-cell>
          <table:table-cell table:formula="of:=IF([.CE121] &lt; 0;1;0)" office:value-type="float" office:value="1">
            <text:p>1</text:p>
          </table:table-cell>
          <table:table-cell table:formula="of:=IF(AND([.CI121] = 1;[.BU121] &gt; 0);1;0)" office:value-type="float" office:value="0">
            <text:p>0</text:p>
          </table:table-cell>
        </table:table-row>
        <table:table-row table:style-name="ro2">
          <table:table-cell office:value-type="float" office:value="263290">
            <text:p>263290</text:p>
          </table:table-cell>
          <table:table-cell office:value-type="float" office:value="130">
            <text:p>130</text:p>
          </table:table-cell>
          <table:table-cell office:value-type="string">
            <text:p>65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12">
            <text:p>39412</text:p>
          </table:table-cell>
          <table:table-cell office:value-type="float" office:value="6447">
            <text:p>6447</text:p>
          </table:table-cell>
          <table:table-cell office:value-type="float" office:value="21570">
            <text:p>21570</text:p>
          </table:table-cell>
          <table:table-cell office:value-type="float" office:value="6353">
            <text:p>6353</text:p>
          </table:table-cell>
          <table:table-cell office:value-type="float" office:value="645">
            <text:p>645</text:p>
          </table:table-cell>
          <table:table-cell office:value-type="float" office:value="3960">
            <text:p>3960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334">
            <text:p>334</text:p>
          </table:table-cell>
          <table:table-cell office:value-type="float" office:value="30314">
            <text:p>30314</text:p>
          </table:table-cell>
          <table:table-cell office:value-type="float" office:value="4091">
            <text:p>4091</text:p>
          </table:table-cell>
          <table:table-cell office:value-type="float" office:value="19172">
            <text:p>19172</text:p>
          </table:table-cell>
          <table:table-cell office:value-type="float" office:value="3936">
            <text:p>3936</text:p>
          </table:table-cell>
          <table:table-cell office:value-type="float" office:value="491">
            <text:p>491</text:p>
          </table:table-cell>
          <table:table-cell office:value-type="float" office:value="2366">
            <text:p>2366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70">
            <text:p>-170</text:p>
          </table:table-cell>
          <table:table-cell office:value-type="float" office:value="-0.0043">
            <text:p>-0.0043</text:p>
          </table:table-cell>
          <table:table-cell office:value-type="float" office:value="0.1636">
            <text:p>0.1636</text:p>
          </table:table-cell>
          <table:table-cell office:value-type="float" office:value="0.5473">
            <text:p>0.5473</text:p>
          </table:table-cell>
          <table:table-cell office:value-type="float" office:value="0.1612">
            <text:p>0.1612</text:p>
          </table:table-cell>
          <table:table-cell office:value-type="float" office:value="0.0164">
            <text:p>0.0164</text:p>
          </table:table-cell>
          <table:table-cell office:value-type="float" office:value="0.1005">
            <text:p>0.1005</text:p>
          </table:table-cell>
          <table:table-cell office:value-type="float" office:value="0.0007">
            <text:p>0.0007</text:p>
          </table:table-cell>
          <table:table-cell office:value-type="float" office:value="0.002">
            <text:p>0.002</text:p>
          </table:table-cell>
          <table:table-cell office:value-type="float" office:value="0.0085">
            <text:p>0.0085</text:p>
          </table:table-cell>
          <table:table-cell office:value-type="float" office:value="0.135">
            <text:p>0.135</text:p>
          </table:table-cell>
          <table:table-cell office:value-type="float" office:value="0.6324">
            <text:p>0.6324</text:p>
          </table:table-cell>
          <table:table-cell office:value-type="float" office:value="0.1298">
            <text:p>0.1298</text:p>
          </table:table-cell>
          <table:table-cell office:value-type="float" office:value="0.0162">
            <text:p>0.0162</text:p>
          </table:table-cell>
          <table:table-cell office:value-type="float" office:value="0.078">
            <text:p>0.078</text:p>
          </table:table-cell>
          <table:table-cell office:value-type="float" office:value="0.0008">
            <text:p>0.0008</text:p>
          </table:table-cell>
          <table:table-cell office:value-type="float" office:value="0.0018">
            <text:p>0.0018</text:p>
          </table:table-cell>
          <table:table-cell office:value-type="float" office:value="0.0059">
            <text:p>0.005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760886160">
            <text:p>9760886160</text:p>
          </table:table-cell>
          <table:table-cell office:value-type="float" office:value="271135726.666667">
            <text:p>271135726.666667</text:p>
          </table:table-cell>
          <table:table-cell office:value-type="float" office:value="2238">
            <text:p>2238</text:p>
          </table:table-cell>
          <table:table-cell office:value-type="float" office:value="62.1666666666667">
            <text:p>62.1666666667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  <table:table-cell office:value-type="float" office:value="4.19444444444444">
            <text:p>4.1944444444</text:p>
          </table:table-cell>
          <table:table-cell office:value-type="float" office:value="68">
            <text:p>68</text:p>
          </table:table-cell>
          <table:table-cell office:value-type="float" office:value="1.88888888888889">
            <text:p>1.8888888889</text:p>
          </table:table-cell>
          <table:table-cell office:value-type="float" office:value="46160">
            <text:p>46160</text:p>
          </table:table-cell>
          <table:table-cell office:value-type="float" office:value="1282.22222222222">
            <text:p>1282.2222222222</text:p>
          </table:table-cell>
          <table:table-cell office:value-type="float" office:value="5085">
            <text:p>5085</text:p>
          </table:table-cell>
          <table:table-cell office:value-type="float" office:value="141.25">
            <text:p>141.25</text:p>
          </table:table-cell>
          <table:table-cell office:value-type="float" office:value="2093908">
            <text:p>2093908</text:p>
          </table:table-cell>
          <table:table-cell office:value-type="float" office:value="58164.1111111111">
            <text:p>58164.1111111111</text:p>
          </table:table-cell>
          <table:table-cell office:value-type="float" office:value="-1785.77528133115">
            <text:p>-1785.7752813312</text:p>
          </table:table-cell>
          <table:table-cell office:value-type="float" office:value="-49.6048689258653">
            <text:p>-49.6048689259</text:p>
          </table:table-cell>
          <table:table-cell office:value-type="float" office:value="-1326.0802138765">
            <text:p>-1326.0802138765</text:p>
          </table:table-cell>
          <table:table-cell office:value-type="float" office:value="-36.8355614965694">
            <text:p>-36.8355614966</text:p>
          </table:table-cell>
          <table:table-cell office:value-type="float" office:value="-1578.24221398558">
            <text:p>-1578.2422139856</text:p>
          </table:table-cell>
          <table:table-cell office:value-type="float" office:value="-43.8400614995994">
            <text:p>-43.8400614996</text:p>
          </table:table-cell>
          <table:table-cell office:value-type="float" office:value="6634">
            <text:p>6634</text:p>
          </table:table-cell>
          <table:table-cell office:value-type="float" office:value="184.277777777778">
            <text:p>184.2777777778</text:p>
          </table:table-cell>
          <table:table-cell office:value-type="float" office:value="18867">
            <text:p>18867</text:p>
          </table:table-cell>
          <table:table-cell office:value-type="float" office:value="524.083333333333">
            <text:p>524.0833333333</text:p>
          </table:table-cell>
          <table:table-cell office:value-type="float" office:value="-1705.63582612285">
            <text:p>-1705.6358261229</text:p>
          </table:table-cell>
          <table:table-cell office:value-type="float" office:value="-47.378772947857">
            <text:p>-47.3787729479</text:p>
          </table:table-cell>
          <table:table-cell office:value-type="float" office:value="-1598.93338382888">
            <text:p>-1598.9333838289</text:p>
          </table:table-cell>
          <table:table-cell office:value-type="float" office:value="-44.4148162174689">
            <text:p>-44.4148162175</text:p>
          </table:table-cell>
          <table:table-cell office:value-type="float" office:value="36">
            <text:p>36</text:p>
          </table:table-cell>
          <table:table-cell table:formula="of:= 100 * (([.BV122] / ([.BV122] + [.BX122])) - ([.BX122] / ([.BV122] + [.BX122])))" office:value-type="float" office:value="-47.9706678169484">
            <text:p>-47.9706678169</text:p>
          </table:table-cell>
          <table:table-cell table:formula="of:=IF([.CE122] &gt; 0;1;0)" office:value-type="float" office:value="0">
            <text:p>0</text:p>
          </table:table-cell>
          <table:table-cell table:formula="of:=IF([.BU122] &gt; [.CE122];1;0)" office:value-type="float" office:value="1">
            <text:p>1</text:p>
          </table:table-cell>
          <table:table-cell table:formula="of:=IF(AND([.CF122] = 1;[.BU122] &lt; 0);1;0)" office:value-type="float" office:value="0">
            <text:p>0</text:p>
          </table:table-cell>
          <table:table-cell table:formula="of:=IF([.CE122] &lt; 0;1;0)" office:value-type="float" office:value="1">
            <text:p>1</text:p>
          </table:table-cell>
          <table:table-cell table:formula="of:=IF(AND([.CI122] = 1;[.BU122] &gt; 0);1;0)" office:value-type="float" office:value="0">
            <text:p>0</text:p>
          </table:table-cell>
        </table:table-row>
        <table:table-row table:style-name="ro2">
          <table:table-cell office:value-type="float" office:value="263323">
            <text:p>263323</text:p>
          </table:table-cell>
          <table:table-cell office:value-type="float" office:value="131">
            <text:p>131</text:p>
          </table:table-cell>
          <table:table-cell office:value-type="string">
            <text:p>66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35">
            <text:p>39435</text:p>
          </table:table-cell>
          <table:table-cell office:value-type="float" office:value="1769">
            <text:p>1769</text:p>
          </table:table-cell>
          <table:table-cell office:value-type="float" office:value="30636">
            <text:p>30636</text:p>
          </table:table-cell>
          <table:table-cell office:value-type="float" office:value="2640">
            <text:p>2640</text:p>
          </table:table-cell>
          <table:table-cell office:value-type="float" office:value="300">
            <text:p>300</text:p>
          </table:table-cell>
          <table:table-cell office:value-type="float" office:value="3836">
            <text:p>3836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float" office:value="167">
            <text:p>167</text:p>
          </table:table-cell>
          <table:table-cell office:value-type="float" office:value="31995">
            <text:p>31995</text:p>
          </table:table-cell>
          <table:table-cell office:value-type="float" office:value="1142">
            <text:p>1142</text:p>
          </table:table-cell>
          <table:table-cell office:value-type="float" office:value="25983">
            <text:p>25983</text:p>
          </table:table-cell>
          <table:table-cell office:value-type="float" office:value="1712">
            <text:p>1712</text:p>
          </table:table-cell>
          <table:table-cell office:value-type="float" office:value="213">
            <text:p>213</text:p>
          </table:table-cell>
          <table:table-cell office:value-type="float" office:value="2779">
            <text:p>2779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01">
            <text:p>10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47">
            <text:p>-147</text:p>
          </table:table-cell>
          <table:table-cell office:value-type="float" office:value="-0.0037">
            <text:p>-0.0037</text:p>
          </table:table-cell>
          <table:table-cell office:value-type="float" office:value="0.0449">
            <text:p>0.0449</text:p>
          </table:table-cell>
          <table:table-cell office:value-type="float" office:value="0.7769">
            <text:p>0.7769</text:p>
          </table:table-cell>
          <table:table-cell office:value-type="float" office:value="0.0669">
            <text:p>0.0669</text:p>
          </table:table-cell>
          <table:table-cell office:value-type="float" office:value="0.0076">
            <text:p>0.0076</text:p>
          </table:table-cell>
          <table:table-cell office:value-type="float" office:value="0.0973">
            <text:p>0.0973</text:p>
          </table:table-cell>
          <table:table-cell office:value-type="float" office:value="0.0005">
            <text:p>0.0005</text:p>
          </table:table-cell>
          <table:table-cell office:value-type="float" office:value="0.0017">
            <text:p>0.0017</text:p>
          </table:table-cell>
          <table:table-cell office:value-type="float" office:value="0.0042">
            <text:p>0.0042</text:p>
          </table:table-cell>
          <table:table-cell office:value-type="float" office:value="0.0357">
            <text:p>0.0357</text:p>
          </table:table-cell>
          <table:table-cell office:value-type="float" office:value="0.8121">
            <text:p>0.8121</text:p>
          </table:table-cell>
          <table:table-cell office:value-type="float" office:value="0.0535">
            <text:p>0.0535</text:p>
          </table:table-cell>
          <table:table-cell office:value-type="float" office:value="0.0067">
            <text:p>0.0067</text:p>
          </table:table-cell>
          <table:table-cell office:value-type="float" office:value="0.0869">
            <text:p>0.0869</text:p>
          </table:table-cell>
          <table:table-cell office:value-type="float" office:value="0.0005">
            <text:p>0.0005</text:p>
          </table:table-cell>
          <table:table-cell office:value-type="float" office:value="0.0015">
            <text:p>0.0015</text:p>
          </table:table-cell>
          <table:table-cell office:value-type="float" office:value="0.0032">
            <text:p>0.003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62893510">
            <text:p>7862893510</text:p>
          </table:table-cell>
          <table:table-cell office:value-type="float" office:value="271134258.965517">
            <text:p>271134258.965517</text:p>
          </table:table-cell>
          <table:table-cell office:value-type="float" office:value="1701">
            <text:p>1701</text:p>
          </table:table-cell>
          <table:table-cell office:value-type="float" office:value="58.6551724137931">
            <text:p>58.6551724138</text:p>
          </table:table-cell>
          <table:table-cell office:value-type="float" office:value="120">
            <text:p>120</text:p>
          </table:table-cell>
          <table:table-cell office:value-type="float" office:value="4.13793103448276">
            <text:p>4.1379310345</text:p>
          </table:table-cell>
          <table:table-cell office:value-type="float" office:value="77">
            <text:p>77</text:p>
          </table:table-cell>
          <table:table-cell office:value-type="float" office:value="2.6551724137931">
            <text:p>2.6551724138</text:p>
          </table:table-cell>
          <table:table-cell office:value-type="float" office:value="66">
            <text:p>66</text:p>
          </table:table-cell>
          <table:table-cell office:value-type="float" office:value="2.27586206896552">
            <text:p>2.275862069</text:p>
          </table:table-cell>
          <table:table-cell office:value-type="float" office:value="23510">
            <text:p>23510</text:p>
          </table:table-cell>
          <table:table-cell office:value-type="float" office:value="810.689655172414">
            <text:p>810.6896551724</text:p>
          </table:table-cell>
          <table:table-cell office:value-type="float" office:value="3360">
            <text:p>3360</text:p>
          </table:table-cell>
          <table:table-cell office:value-type="float" office:value="115.862068965517">
            <text:p>115.8620689655</text:p>
          </table:table-cell>
          <table:table-cell office:value-type="float" office:value="1425946">
            <text:p>1425946</text:p>
          </table:table-cell>
          <table:table-cell office:value-type="float" office:value="49170.5517241379">
            <text:p>49170.5517241379</text:p>
          </table:table-cell>
          <table:table-cell office:value-type="float" office:value="-1005.97524168057">
            <text:p>-1005.9752416806</text:p>
          </table:table-cell>
          <table:table-cell office:value-type="float" office:value="-34.688801437261">
            <text:p>-34.6888014373</text:p>
          </table:table-cell>
          <table:table-cell office:value-type="float" office:value="-582.06687827585">
            <text:p>-582.0668782759</text:p>
          </table:table-cell>
          <table:table-cell office:value-type="float" office:value="-20.0712716646845">
            <text:p>-20.0712716647</text:p>
          </table:table-cell>
          <table:table-cell office:value-type="float" office:value="-859.76308634329">
            <text:p>-859.7630863433</text:p>
          </table:table-cell>
          <table:table-cell office:value-type="float" office:value="-29.6470029773548">
            <text:p>-29.6470029774</text:p>
          </table:table-cell>
          <table:table-cell office:value-type="float" office:value="11590">
            <text:p>11590</text:p>
          </table:table-cell>
          <table:table-cell office:value-type="float" office:value="399.655172413793">
            <text:p>399.6551724138</text:p>
          </table:table-cell>
          <table:table-cell office:value-type="float" office:value="21335">
            <text:p>21335</text:p>
          </table:table-cell>
          <table:table-cell office:value-type="float" office:value="735.689655172414">
            <text:p>735.6896551724</text:p>
          </table:table-cell>
          <table:table-cell office:value-type="float" office:value="-1000.97779529163">
            <text:p>-1000.9777952916</text:p>
          </table:table-cell>
          <table:table-cell office:value-type="float" office:value="-34.5164756997114">
            <text:p>-34.5164756997</text:p>
          </table:table-cell>
          <table:table-cell office:value-type="float" office:value="-862.19575039773">
            <text:p>-862.1957503977</text:p>
          </table:table-cell>
          <table:table-cell office:value-type="float" office:value="-29.7308879447493">
            <text:p>-29.7308879447</text:p>
          </table:table-cell>
          <table:table-cell office:value-type="float" office:value="29">
            <text:p>29</text:p>
          </table:table-cell>
          <table:table-cell table:formula="of:= 100 * (([.BV123] / ([.BV123] + [.BX123])) - ([.BX123] / ([.BV123] + [.BX123])))" office:value-type="float" office:value="-29.5975702353835">
            <text:p>-29.5975702354</text:p>
          </table:table-cell>
          <table:table-cell table:formula="of:=IF([.CE123] &gt; 0;1;0)" office:value-type="float" office:value="0">
            <text:p>0</text:p>
          </table:table-cell>
          <table:table-cell table:formula="of:=IF([.BU123] &gt; [.CE123];1;0)" office:value-type="float" office:value="0">
            <text:p>0</text:p>
          </table:table-cell>
          <table:table-cell table:formula="of:=IF(AND([.CF123] = 1;[.BU123] &lt; 0);1;0)" office:value-type="float" office:value="0">
            <text:p>0</text:p>
          </table:table-cell>
          <table:table-cell table:formula="of:=IF([.CE123] &lt; 0;1;0)" office:value-type="float" office:value="1">
            <text:p>1</text:p>
          </table:table-cell>
          <table:table-cell table:formula="of:=IF(AND([.CI123] = 1;[.BU123] &gt; 0);1;0)" office:value-type="float" office:value="0">
            <text:p>0</text:p>
          </table:table-cell>
        </table:table-row>
        <table:table-row table:style-name="ro2">
          <table:table-cell office:value-type="float" office:value="263359">
            <text:p>263359</text:p>
          </table:table-cell>
          <table:table-cell office:value-type="float" office:value="129">
            <text:p>129</text:p>
          </table:table-cell>
          <table:table-cell office:value-type="string">
            <text:p>65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31">
            <text:p>39531</text:p>
          </table:table-cell>
          <table:table-cell office:value-type="float" office:value="3134">
            <text:p>3134</text:p>
          </table:table-cell>
          <table:table-cell office:value-type="float" office:value="14252">
            <text:p>14252</text:p>
          </table:table-cell>
          <table:table-cell office:value-type="float" office:value="12983">
            <text:p>12983</text:p>
          </table:table-cell>
          <table:table-cell office:value-type="float" office:value="546">
            <text:p>546</text:p>
          </table:table-cell>
          <table:table-cell office:value-type="float" office:value="7890">
            <text:p>7890</text:p>
          </table:table-cell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office:value-type="float" office:value="610">
            <text:p>610</text:p>
          </table:table-cell>
          <table:table-cell office:value-type="float" office:value="28100">
            <text:p>28100</text:p>
          </table:table-cell>
          <table:table-cell office:value-type="float" office:value="1918">
            <text:p>1918</text:p>
          </table:table-cell>
          <table:table-cell office:value-type="float" office:value="12242">
            <text:p>12242</text:p>
          </table:table-cell>
          <table:table-cell office:value-type="float" office:value="8362">
            <text:p>8362</text:p>
          </table:table-cell>
          <table:table-cell office:value-type="float" office:value="394">
            <text:p>394</text:p>
          </table:table-cell>
          <table:table-cell office:value-type="float" office:value="4800">
            <text:p>4800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325">
            <text:p>32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51">
            <text:p>-51</text:p>
          </table:table-cell>
          <table:table-cell office:value-type="float" office:value="-0.0013">
            <text:p>-0.0013</text:p>
          </table:table-cell>
          <table:table-cell office:value-type="float" office:value="0.0793">
            <text:p>0.0793</text:p>
          </table:table-cell>
          <table:table-cell office:value-type="float" office:value="0.3605">
            <text:p>0.3605</text:p>
          </table:table-cell>
          <table:table-cell office:value-type="float" office:value="0.3284">
            <text:p>0.3284</text:p>
          </table:table-cell>
          <table:table-cell office:value-type="float" office:value="0.0138">
            <text:p>0.0138</text:p>
          </table:table-cell>
          <table:table-cell office:value-type="float" office:value="0.1996">
            <text:p>0.1996</text:p>
          </table:table-cell>
          <table:table-cell office:value-type="float" office:value="0.0005">
            <text:p>0.0005</text:p>
          </table:table-cell>
          <table:table-cell office:value-type="float" office:value="0.0025">
            <text:p>0.0025</text:p>
          </table:table-cell>
          <table:table-cell office:value-type="float" office:value="0.0154">
            <text:p>0.0154</text:p>
          </table:table-cell>
          <table:table-cell office:value-type="float" office:value="0.0683">
            <text:p>0.0683</text:p>
          </table:table-cell>
          <table:table-cell office:value-type="float" office:value="0.4357">
            <text:p>0.4357</text:p>
          </table:table-cell>
          <table:table-cell office:value-type="float" office:value="0.2976">
            <text:p>0.2976</text:p>
          </table:table-cell>
          <table:table-cell office:value-type="float" office:value="0.014">
            <text:p>0.014</text:p>
          </table:table-cell>
          <table:table-cell office:value-type="float" office:value="0.1708">
            <text:p>0.1708</text:p>
          </table:table-cell>
          <table:table-cell office:value-type="float" office:value="0.0004">
            <text:p>0.0004</text:p>
          </table:table-cell>
          <table:table-cell office:value-type="float" office:value="0.0017">
            <text:p>0.0017</text:p>
          </table:table-cell>
          <table:table-cell office:value-type="float" office:value="0.0116">
            <text:p>0.011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94464350">
            <text:p>7594464350</text:p>
          </table:table-cell>
          <table:table-cell office:value-type="float" office:value="271230869.642857">
            <text:p>271230869.642857</text:p>
          </table:table-cell>
          <table:table-cell office:value-type="float" office:value="1822">
            <text:p>1822</text:p>
          </table:table-cell>
          <table:table-cell office:value-type="float" office:value="65.0714285714286">
            <text:p>65.0714285714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office:value-type="float" office:value="3.60714285714286">
            <text:p>3.607142857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24350">
            <text:p>24350</text:p>
          </table:table-cell>
          <table:table-cell office:value-type="float" office:value="869.642857142857">
            <text:p>869.6428571429</text:p>
          </table:table-cell>
          <table:table-cell office:value-type="float" office:value="3920">
            <text:p>3920</text:p>
          </table:table-cell>
          <table:table-cell office:value-type="float" office:value="140">
            <text:p>140</text:p>
          </table:table-cell>
          <table:table-cell office:value-type="float" office:value="1624000">
            <text:p>1624000</text:p>
          </table:table-cell>
          <table:table-cell office:value-type="float" office:value="58000">
            <text:p>58000</text:p>
          </table:table-cell>
          <table:table-cell office:value-type="float" office:value="-1652.7281051361">
            <text:p>-1652.7281051361</text:p>
          </table:table-cell>
          <table:table-cell office:value-type="float" office:value="-59.0260037548607">
            <text:p>-59.0260037549</text:p>
          </table:table-cell>
          <table:table-cell office:value-type="float" office:value="-1306.0422159755">
            <text:p>-1306.0422159755</text:p>
          </table:table-cell>
          <table:table-cell office:value-type="float" office:value="-46.6443648562679">
            <text:p>-46.6443648563</text:p>
          </table:table-cell>
          <table:table-cell office:value-type="float" office:value="-1562.8007596754">
            <text:p>-1562.8007596754</text:p>
          </table:table-cell>
          <table:table-cell office:value-type="float" office:value="-55.81431284555">
            <text:p>-55.8143128456</text:p>
          </table:table-cell>
          <table:table-cell office:value-type="float" office:value="3855">
            <text:p>3855</text:p>
          </table:table-cell>
          <table:table-cell office:value-type="float" office:value="137.678571428571">
            <text:p>137.6785714286</text:p>
          </table:table-cell>
          <table:table-cell office:value-type="float" office:value="16361">
            <text:p>16361</text:p>
          </table:table-cell>
          <table:table-cell office:value-type="float" office:value="584.321428571429">
            <text:p>584.3214285714</text:p>
          </table:table-cell>
          <table:table-cell office:value-type="float" office:value="-1634.552120643">
            <text:p>-1634.552120643</text:p>
          </table:table-cell>
          <table:table-cell office:value-type="float" office:value="-58.3768614515357">
            <text:p>-58.3768614515</text:p>
          </table:table-cell>
          <table:table-cell office:value-type="float" office:value="-1539.0308003575">
            <text:p>-1539.0308003575</text:p>
          </table:table-cell>
          <table:table-cell office:value-type="float" office:value="-54.9653857270536">
            <text:p>-54.9653857271</text:p>
          </table:table-cell>
          <table:table-cell office:value-type="float" office:value="28">
            <text:p>28</text:p>
          </table:table-cell>
          <table:table-cell table:formula="of:= 100 * (([.BV124] / ([.BV124] + [.BX124])) - ([.BX124] / ([.BV124] + [.BX124])))" office:value-type="float" office:value="-61.8618915710328">
            <text:p>-61.861891571</text:p>
          </table:table-cell>
          <table:table-cell table:formula="of:=IF([.CE124] &gt; 0;1;0)" office:value-type="float" office:value="0">
            <text:p>0</text:p>
          </table:table-cell>
          <table:table-cell table:formula="of:=IF([.BU124] &gt; [.CE124];1;0)" office:value-type="float" office:value="1">
            <text:p>1</text:p>
          </table:table-cell>
          <table:table-cell table:formula="of:=IF(AND([.CF124] = 1;[.BU124] &lt; 0);1;0)" office:value-type="float" office:value="0">
            <text:p>0</text:p>
          </table:table-cell>
          <table:table-cell table:formula="of:=IF([.CE124] &lt; 0;1;0)" office:value-type="float" office:value="1">
            <text:p>1</text:p>
          </table:table-cell>
          <table:table-cell table:formula="of:=IF(AND([.CI124] = 1;[.BU124] &gt; 0);1;0)" office:value-type="float" office:value="0">
            <text:p>0</text:p>
          </table:table-cell>
        </table:table-row>
        <table:table-row table:style-name="ro2">
          <table:table-cell office:value-type="float" office:value="263392">
            <text:p>263392</text:p>
          </table:table-cell>
          <table:table-cell office:value-type="float" office:value="132">
            <text:p>132</text:p>
          </table:table-cell>
          <table:table-cell office:value-type="string">
            <text:p>66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40">
            <text:p>39440</text:p>
          </table:table-cell>
          <table:table-cell office:value-type="float" office:value="3949">
            <text:p>3949</text:p>
          </table:table-cell>
          <table:table-cell office:value-type="float" office:value="17518">
            <text:p>17518</text:p>
          </table:table-cell>
          <table:table-cell office:value-type="float" office:value="7364">
            <text:p>7364</text:p>
          </table:table-cell>
          <table:table-cell office:value-type="float" office:value="572">
            <text:p>572</text:p>
          </table:table-cell>
          <table:table-cell office:value-type="float" office:value="9571">
            <text:p>9571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office:value-type="float" office:value="372">
            <text:p>372</text:p>
          </table:table-cell>
          <table:table-cell office:value-type="float" office:value="28162">
            <text:p>28162</text:p>
          </table:table-cell>
          <table:table-cell office:value-type="float" office:value="2445">
            <text:p>2445</text:p>
          </table:table-cell>
          <table:table-cell office:value-type="float" office:value="14938">
            <text:p>14938</text:p>
          </table:table-cell>
          <table:table-cell office:value-type="float" office:value="4506">
            <text:p>4506</text:p>
          </table:table-cell>
          <table:table-cell office:value-type="float" office:value="397">
            <text:p>397</text:p>
          </table:table-cell>
          <table:table-cell office:value-type="float" office:value="5647">
            <text:p>5647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75">
            <text:p>17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42">
            <text:p>-142</text:p>
          </table:table-cell>
          <table:table-cell office:value-type="float" office:value="-0.0036">
            <text:p>-0.0036</text:p>
          </table:table-cell>
          <table:table-cell office:value-type="float" office:value="0.1001">
            <text:p>0.1001</text:p>
          </table:table-cell>
          <table:table-cell office:value-type="float" office:value="0.4442">
            <text:p>0.4442</text:p>
          </table:table-cell>
          <table:table-cell office:value-type="float" office:value="0.1867">
            <text:p>0.1867</text:p>
          </table:table-cell>
          <table:table-cell office:value-type="float" office:value="0.0145">
            <text:p>0.0145</text:p>
          </table:table-cell>
          <table:table-cell office:value-type="float" office:value="0.2427">
            <text:p>0.2427</text:p>
          </table:table-cell>
          <table:table-cell office:value-type="float" office:value="0.0007">
            <text:p>0.0007</text:p>
          </table:table-cell>
          <table:table-cell office:value-type="float" office:value="0.0017">
            <text:p>0.0017</text:p>
          </table:table-cell>
          <table:table-cell office:value-type="float" office:value="0.0094">
            <text:p>0.0094</text:p>
          </table:table-cell>
          <table:table-cell office:value-type="float" office:value="0.0868">
            <text:p>0.0868</text:p>
          </table:table-cell>
          <table:table-cell office:value-type="float" office:value="0.5304">
            <text:p>0.5304</text:p>
          </table:table-cell>
          <table:table-cell office:value-type="float" office:value="0.16">
            <text:p>0.16</text:p>
          </table:table-cell>
          <table:table-cell office:value-type="float" office:value="0.0141">
            <text:p>0.0141</text:p>
          </table:table-cell>
          <table:table-cell office:value-type="float" office:value="0.2005">
            <text:p>0.2005</text:p>
          </table:table-cell>
          <table:table-cell office:value-type="float" office:value="0.0006">
            <text:p>0.0006</text:p>
          </table:table-cell>
          <table:table-cell office:value-type="float" office:value="0.0013">
            <text:p>0.0013</text:p>
          </table:table-cell>
          <table:table-cell office:value-type="float" office:value="0.0062">
            <text:p>0.006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408162330">
            <text:p>8408162330</text:p>
          </table:table-cell>
          <table:table-cell office:value-type="float" office:value="271231042.903226">
            <text:p>271231042.903226</text:p>
          </table:table-cell>
          <table:table-cell office:value-type="float" office:value="2009">
            <text:p>2009</text:p>
          </table:table-cell>
          <table:table-cell office:value-type="float" office:value="64.8064516129032">
            <text:p>64.8064516129</text:p>
          </table:table-cell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float" office:value="3.74193548387097">
            <text:p>3.7419354839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32330">
            <text:p>32330</text:p>
          </table:table-cell>
          <table:table-cell office:value-type="float" office:value="1042.90322580645">
            <text:p>1042.9032258065</text:p>
          </table:table-cell>
          <table:table-cell office:value-type="float" office:value="4070">
            <text:p>4070</text:p>
          </table:table-cell>
          <table:table-cell office:value-type="float" office:value="131.290322580645">
            <text:p>131.2903225806</text:p>
          </table:table-cell>
          <table:table-cell office:value-type="float" office:value="1723036">
            <text:p>1723036</text:p>
          </table:table-cell>
          <table:table-cell office:value-type="float" office:value="55581.8064516129">
            <text:p>55581.8064516129</text:p>
          </table:table-cell>
          <table:table-cell office:value-type="float" office:value="-1628.5752418988">
            <text:p>-1628.5752418988</text:p>
          </table:table-cell>
          <table:table-cell office:value-type="float" office:value="-52.5346852225419">
            <text:p>-52.5346852225</text:p>
          </table:table-cell>
          <table:table-cell office:value-type="float" office:value="-1153.43125968707">
            <text:p>-1153.4312596871</text:p>
          </table:table-cell>
          <table:table-cell office:value-type="float" office:value="-37.2074599899055">
            <text:p>-37.2074599899</text:p>
          </table:table-cell>
          <table:table-cell office:value-type="float" office:value="-1363.8466494795">
            <text:p>-1363.8466494795</text:p>
          </table:table-cell>
          <table:table-cell office:value-type="float" office:value="-43.9950532090161">
            <text:p>-43.995053209</text:p>
          </table:table-cell>
          <table:table-cell office:value-type="float" office:value="6073">
            <text:p>6073</text:p>
          </table:table-cell>
          <table:table-cell office:value-type="float" office:value="195.903225806452">
            <text:p>195.9032258065</text:p>
          </table:table-cell>
          <table:table-cell office:value-type="float" office:value="17916">
            <text:p>17916</text:p>
          </table:table-cell>
          <table:table-cell office:value-type="float" office:value="577.935483870968">
            <text:p>577.935483871</text:p>
          </table:table-cell>
          <table:table-cell office:value-type="float" office:value="-1474.8581642375">
            <text:p>-1474.8581642375</text:p>
          </table:table-cell>
          <table:table-cell office:value-type="float" office:value="-47.5760698141129">
            <text:p>-47.5760698141</text:p>
          </table:table-cell>
          <table:table-cell office:value-type="float" office:value="-1405.1778288255">
            <text:p>-1405.1778288255</text:p>
          </table:table-cell>
          <table:table-cell office:value-type="float" office:value="-45.3283170588871">
            <text:p>-45.3283170589</text:p>
          </table:table-cell>
          <table:table-cell office:value-type="float" office:value="31">
            <text:p>31</text:p>
          </table:table-cell>
          <table:table-cell table:formula="of:= 100 * (([.BV125] / ([.BV125] + [.BX125])) - ([.BX125] / ([.BV125] + [.BX125])))" office:value-type="float" office:value="-49.3684605444162">
            <text:p>-49.3684605444</text:p>
          </table:table-cell>
          <table:table-cell table:formula="of:=IF([.CE125] &gt; 0;1;0)" office:value-type="float" office:value="0">
            <text:p>0</text:p>
          </table:table-cell>
          <table:table-cell table:formula="of:=IF([.BU125] &gt; [.CE125];1;0)" office:value-type="float" office:value="1">
            <text:p>1</text:p>
          </table:table-cell>
          <table:table-cell table:formula="of:=IF(AND([.CF125] = 1;[.BU125] &lt; 0);1;0)" office:value-type="float" office:value="0">
            <text:p>0</text:p>
          </table:table-cell>
          <table:table-cell table:formula="of:=IF([.CE125] &lt; 0;1;0)" office:value-type="float" office:value="1">
            <text:p>1</text:p>
          </table:table-cell>
          <table:table-cell table:formula="of:=IF(AND([.CI125] = 1;[.BU125] &gt; 0);1;0)" office:value-type="float" office:value="0">
            <text:p>0</text:p>
          </table:table-cell>
        </table:table-row>
        <table:table-row table:style-name="ro2">
          <table:table-cell office:value-type="float" office:value="263432">
            <text:p>263432</text:p>
          </table:table-cell>
          <table:table-cell office:value-type="float" office:value="84">
            <text:p>84</text:p>
          </table:table-cell>
          <table:table-cell office:value-type="string">
            <text:p>4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68">
            <text:p>39768</text:p>
          </table:table-cell>
          <table:table-cell office:value-type="float" office:value="1455">
            <text:p>1455</text:p>
          </table:table-cell>
          <table:table-cell office:value-type="float" office:value="32014">
            <text:p>32014</text:p>
          </table:table-cell>
          <table:table-cell office:value-type="float" office:value="2169">
            <text:p>2169</text:p>
          </table:table-cell>
          <table:table-cell office:value-type="float" office:value="274">
            <text:p>274</text:p>
          </table:table-cell>
          <table:table-cell office:value-type="float" office:value="3617">
            <text:p>3617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float" office:value="152">
            <text:p>152</text:p>
          </table:table-cell>
          <table:table-cell office:value-type="float" office:value="31673">
            <text:p>31673</text:p>
          </table:table-cell>
          <table:table-cell office:value-type="float" office:value="915">
            <text:p>915</text:p>
          </table:table-cell>
          <table:table-cell office:value-type="float" office:value="26677">
            <text:p>26677</text:p>
          </table:table-cell>
          <table:table-cell office:value-type="float" office:value="1335">
            <text:p>1335</text:p>
          </table:table-cell>
          <table:table-cell office:value-type="float" office:value="202">
            <text:p>202</text:p>
          </table:table-cell>
          <table:table-cell office:value-type="float" office:value="2409">
            <text:p>2409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86">
            <text:p>186</text:p>
          </table:table-cell>
          <table:table-cell office:value-type="float" office:value="0.0047">
            <text:p>0.0047</text:p>
          </table:table-cell>
          <table:table-cell office:value-type="float" office:value="0.0366">
            <text:p>0.0366</text:p>
          </table:table-cell>
          <table:table-cell office:value-type="float" office:value="0.805">
            <text:p>0.805</text:p>
          </table:table-cell>
          <table:table-cell office:value-type="float" office:value="0.0545">
            <text:p>0.0545</text:p>
          </table:table-cell>
          <table:table-cell office:value-type="float" office:value="0.0069">
            <text:p>0.0069</text:p>
          </table:table-cell>
          <table:table-cell office:value-type="float" office:value="0.091">
            <text:p>0.091</text:p>
          </table:table-cell>
          <table:table-cell office:value-type="float" office:value="0.0004">
            <text:p>0.0004</text:p>
          </table:table-cell>
          <table:table-cell office:value-type="float" office:value="0.0018">
            <text:p>0.0018</text:p>
          </table:table-cell>
          <table:table-cell office:value-type="float" office:value="0.0038">
            <text:p>0.0038</text:p>
          </table:table-cell>
          <table:table-cell office:value-type="float" office:value="0.0289">
            <text:p>0.0289</text:p>
          </table:table-cell>
          <table:table-cell office:value-type="float" office:value="0.8423">
            <text:p>0.8423</text:p>
          </table:table-cell>
          <table:table-cell office:value-type="float" office:value="0.0421">
            <text:p>0.0421</text:p>
          </table:table-cell>
          <table:table-cell office:value-type="float" office:value="0.0064">
            <text:p>0.0064</text:p>
          </table:table-cell>
          <table:table-cell office:value-type="float" office:value="0.0761">
            <text:p>0.0761</text:p>
          </table:table-cell>
          <table:table-cell office:value-type="float" office:value="0.0003">
            <text:p>0.0003</text:p>
          </table:table-cell>
          <table:table-cell office:value-type="float" office:value="0.0012">
            <text:p>0.0012</text:p>
          </table:table-cell>
          <table:table-cell office:value-type="float" office:value="0.0027">
            <text:p>0.002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221845330">
            <text:p>9221845330</text:p>
          </table:table-cell>
          <table:table-cell office:value-type="float" office:value="271230745">
            <text:p>271230745</text:p>
          </table:table-cell>
          <table:table-cell office:value-type="float" office:value="1818">
            <text:p>1818</text:p>
          </table:table-cell>
          <table:table-cell office:value-type="float" office:value="53.4705882352941">
            <text:p>53.4705882353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2.52941176470588">
            <text:p>2.529411764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25330">
            <text:p>25330</text:p>
          </table:table-cell>
          <table:table-cell office:value-type="float" office:value="745">
            <text:p>745</text:p>
          </table:table-cell>
          <table:table-cell office:value-type="float" office:value="3670">
            <text:p>3670</text:p>
          </table:table-cell>
          <table:table-cell office:value-type="float" office:value="107.941176470588">
            <text:p>107.9411764706</text:p>
          </table:table-cell>
          <table:table-cell office:value-type="float" office:value="1616614">
            <text:p>1616614</text:p>
          </table:table-cell>
          <table:table-cell office:value-type="float" office:value="47547.4705882353">
            <text:p>47547.4705882353</text:p>
          </table:table-cell>
          <table:table-cell office:value-type="float" office:value="-418.00682489752">
            <text:p>-418.0068248975</text:p>
          </table:table-cell>
          <table:table-cell office:value-type="float" office:value="-12.2943183793388">
            <text:p>-12.2943183793</text:p>
          </table:table-cell>
          <table:table-cell office:value-type="float" office:value="165.211112862319">
            <text:p>165.2111128623</text:p>
          </table:table-cell>
          <table:table-cell office:value-type="float" office:value="4.8591503783035">
            <text:p>4.8591503783</text:p>
          </table:table-cell>
          <table:table-cell office:value-type="float" office:value="-54.918232217265">
            <text:p>-54.9182322173</text:p>
          </table:table-cell>
          <table:table-cell office:value-type="float" office:value="-1.61524212403721">
            <text:p>-1.615242124</text:p>
          </table:table-cell>
          <table:table-cell office:value-type="float" office:value="19593">
            <text:p>19593</text:p>
          </table:table-cell>
          <table:table-cell office:value-type="float" office:value="576.264705882353">
            <text:p>576.2647058824</text:p>
          </table:table-cell>
          <table:table-cell office:value-type="float" office:value="20188">
            <text:p>20188</text:p>
          </table:table-cell>
          <table:table-cell office:value-type="float" office:value="593.764705882353">
            <text:p>593.7647058824</text:p>
          </table:table-cell>
          <table:table-cell office:value-type="float" office:value="-238.44937155027">
            <text:p>-238.4493715503</text:p>
          </table:table-cell>
          <table:table-cell office:value-type="float" office:value="-7.01321681030206">
            <text:p>-7.0132168103</text:p>
          </table:table-cell>
          <table:table-cell office:value-type="float" office:value="-136.540828950577">
            <text:p>-136.5408289506</text:p>
          </table:table-cell>
          <table:table-cell office:value-type="float" office:value="-4.0159067338405">
            <text:p>-4.0159067338</text:p>
          </table:table-cell>
          <table:table-cell office:value-type="float" office:value="34">
            <text:p>34</text:p>
          </table:table-cell>
          <table:table-cell table:formula="of:= 100 * (([.BV126] / ([.BV126] + [.BX126])) - ([.BX126] / ([.BV126] + [.BX126])))" office:value-type="float" office:value="-1.49568889670948">
            <text:p>-1.4956888967</text:p>
          </table:table-cell>
          <table:table-cell table:formula="of:=IF([.CE126] &gt; 0;1;0)" office:value-type="float" office:value="0">
            <text:p>0</text:p>
          </table:table-cell>
          <table:table-cell table:formula="of:=IF([.BU126] &gt; [.CE126];1;0)" office:value-type="float" office:value="0">
            <text:p>0</text:p>
          </table:table-cell>
          <table:table-cell table:formula="of:=IF(AND([.CF126] = 1;[.BU126] &lt; 0);1;0)" office:value-type="float" office:value="0">
            <text:p>0</text:p>
          </table:table-cell>
          <table:table-cell table:formula="of:=IF([.CE126] &lt; 0;1;0)" office:value-type="float" office:value="1">
            <text:p>1</text:p>
          </table:table-cell>
          <table:table-cell table:formula="of:=IF(AND([.CI126] = 1;[.BU126] &gt; 0);1;0)" office:value-type="float" office:value="0">
            <text:p>0</text:p>
          </table:table-cell>
        </table:table-row>
        <table:table-row table:style-name="ro2">
          <table:table-cell office:value-type="float" office:value="263465">
            <text:p>263465</text:p>
          </table:table-cell>
          <table:table-cell office:value-type="float" office:value="116">
            <text:p>116</text:p>
          </table:table-cell>
          <table:table-cell office:value-type="string">
            <text:p>58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88">
            <text:p>39788</text:p>
          </table:table-cell>
          <table:table-cell office:value-type="float" office:value="1046">
            <text:p>1046</text:p>
          </table:table-cell>
          <table:table-cell office:value-type="float" office:value="36501">
            <text:p>36501</text:p>
          </table:table-cell>
          <table:table-cell office:value-type="float" office:value="698">
            <text:p>698</text:p>
          </table:table-cell>
          <table:table-cell office:value-type="float" office:value="246">
            <text:p>246</text:p>
          </table:table-cell>
          <table:table-cell office:value-type="float" office:value="1133">
            <text:p>1133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89">
            <text:p>89</text:p>
          </table:table-cell>
          <table:table-cell office:value-type="float" office:value="28061">
            <text:p>28061</text:p>
          </table:table-cell>
          <table:table-cell office:value-type="float" office:value="554">
            <text:p>554</text:p>
          </table:table-cell>
          <table:table-cell office:value-type="float" office:value="26262">
            <text:p>26262</text:p>
          </table:table-cell>
          <table:table-cell office:value-type="float" office:value="344">
            <text:p>344</text:p>
          </table:table-cell>
          <table:table-cell office:value-type="float" office:value="160">
            <text:p>160</text:p>
          </table:table-cell>
          <table:table-cell office:value-type="float" office:value="674">
            <text:p>674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206">
            <text:p>206</text:p>
          </table:table-cell>
          <table:table-cell office:value-type="float" office:value="0.0052">
            <text:p>0.0052</text:p>
          </table:table-cell>
          <table:table-cell office:value-type="float" office:value="0.0263">
            <text:p>0.0263</text:p>
          </table:table-cell>
          <table:table-cell office:value-type="float" office:value="0.9174">
            <text:p>0.9174</text:p>
          </table:table-cell>
          <table:table-cell office:value-type="float" office:value="0.0175">
            <text:p>0.0175</text:p>
          </table:table-cell>
          <table:table-cell office:value-type="float" office:value="0.0062">
            <text:p>0.0062</text:p>
          </table:table-cell>
          <table:table-cell office:value-type="float" office:value="0.0285">
            <text:p>0.0285</text:p>
          </table:table-cell>
          <table:table-cell office:value-type="float" office:value="0.0006">
            <text:p>0.0006</text:p>
          </table:table-cell>
          <table:table-cell office:value-type="float" office:value="0.0013">
            <text:p>0.0013</text:p>
          </table:table-cell>
          <table:table-cell office:value-type="float" office:value="0.0022">
            <text:p>0.0022</text:p>
          </table:table-cell>
          <table:table-cell office:value-type="float" office:value="0.0197">
            <text:p>0.0197</text:p>
          </table:table-cell>
          <table:table-cell office:value-type="float" office:value="0.9359">
            <text:p>0.9359</text:p>
          </table:table-cell>
          <table:table-cell office:value-type="float" office:value="0.0123">
            <text:p>0.0123</text:p>
          </table:table-cell>
          <table:table-cell office:value-type="float" office:value="0.0057">
            <text:p>0.0057</text:p>
          </table:table-cell>
          <table:table-cell office:value-type="float" office:value="0.024">
            <text:p>0.024</text:p>
          </table:table-cell>
          <table:table-cell office:value-type="float" office:value="0.0005">
            <text:p>0.0005</text:p>
          </table:table-cell>
          <table:table-cell office:value-type="float" office:value="0.0008">
            <text:p>0.0008</text:p>
          </table:table-cell>
          <table:table-cell office:value-type="float" office:value="0.0011">
            <text:p>0.001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878528302">
            <text:p>14878528302</text:p>
          </table:table-cell>
          <table:table-cell office:value-type="float" office:value="270518696.4">
            <text:p>270518696.4</text:p>
          </table:table-cell>
          <table:table-cell office:value-type="float" office:value="2014">
            <text:p>2014</text:p>
          </table:table-cell>
          <table:table-cell office:value-type="float" office:value="36.6181818181818">
            <text:p>36.618181818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2.29090909090909">
            <text:p>2.2909090909</text:p>
          </table:table-cell>
          <table:table-cell office:value-type="float" office:value="74">
            <text:p>74</text:p>
          </table:table-cell>
          <table:table-cell office:value-type="float" office:value="1.34545454545455">
            <text:p>1.3454545455</text:p>
          </table:table-cell>
          <table:table-cell office:value-type="float" office:value="118302">
            <text:p>118302</text:p>
          </table:table-cell>
          <table:table-cell office:value-type="float" office:value="2150.94545454545">
            <text:p>2150.9454545455</text:p>
          </table:table-cell>
          <table:table-cell office:value-type="float" office:value="4216">
            <text:p>4216</text:p>
          </table:table-cell>
          <table:table-cell office:value-type="float" office:value="76.6545454545455">
            <text:p>76.6545454545</text:p>
          </table:table-cell>
          <table:table-cell office:value-type="float" office:value="1937587">
            <text:p>1937587</text:p>
          </table:table-cell>
          <table:table-cell office:value-type="float" office:value="35228.8545454545">
            <text:p>35228.8545454545</text:p>
          </table:table-cell>
          <table:table-cell office:value-type="float" office:value="406.865868041425">
            <text:p>406.8658680414</text:p>
          </table:table-cell>
          <table:table-cell office:value-type="float" office:value="7.39756123711682">
            <text:p>7.3975612371</text:p>
          </table:table-cell>
          <table:table-cell office:value-type="float" office:value="661.037437462859">
            <text:p>661.0374374629</text:p>
          </table:table-cell>
          <table:table-cell office:value-type="float" office:value="12.0188624993247">
            <text:p>12.0188624993</text:p>
          </table:table-cell>
          <table:table-cell office:value-type="float" office:value="953.52061221649">
            <text:p>953.5206122165</text:p>
          </table:table-cell>
          <table:table-cell office:value-type="float" office:value="17.3367384039362">
            <text:p>17.3367384039</text:p>
          </table:table-cell>
          <table:table-cell office:value-type="float" office:value="22213">
            <text:p>22213</text:p>
          </table:table-cell>
          <table:table-cell office:value-type="float" office:value="403.872727272727">
            <text:p>403.8727272727</text:p>
          </table:table-cell>
          <table:table-cell office:value-type="float" office:value="14635">
            <text:p>14635</text:p>
          </table:table-cell>
          <table:table-cell office:value-type="float" office:value="266.090909090909">
            <text:p>266.0909090909</text:p>
          </table:table-cell>
          <table:table-cell office:value-type="float" office:value="1489.20969181537">
            <text:p>1489.2096918154</text:p>
          </table:table-cell>
          <table:table-cell office:value-type="float" office:value="27.0765398511885">
            <text:p>27.0765398512</text:p>
          </table:table-cell>
          <table:table-cell office:value-type="float" office:value="877.65840238392">
            <text:p>877.6584023839</text:p>
          </table:table-cell>
          <table:table-cell office:value-type="float" office:value="15.9574254978895">
            <text:p>15.9574254979</text:p>
          </table:table-cell>
          <table:table-cell office:value-type="float" office:value="55">
            <text:p>55</text:p>
          </table:table-cell>
          <table:table-cell table:formula="of:= 100 * (([.BV127] / ([.BV127] + [.BX127])) - ([.BX127] / ([.BV127] + [.BX127])))" office:value-type="float" office:value="20.5655666521928">
            <text:p>20.5655666522</text:p>
          </table:table-cell>
          <table:table-cell table:formula="of:=IF([.CE127] &gt; 0;1;0)" office:value-type="float" office:value="1">
            <text:p>1</text:p>
          </table:table-cell>
          <table:table-cell table:formula="of:=IF([.BU127] &gt; [.CE127];1;0)" office:value-type="float" office:value="0">
            <text:p>0</text:p>
          </table:table-cell>
          <table:table-cell table:formula="of:=IF(AND([.CF127] = 1;[.BU127] &lt; 0);1;0)" office:value-type="float" office:value="0">
            <text:p>0</text:p>
          </table:table-cell>
          <table:table-cell table:formula="of:=IF([.CE127] &lt; 0;1;0)" office:value-type="float" office:value="0">
            <text:p>0</text:p>
          </table:table-cell>
          <table:table-cell table:formula="of:=IF(AND([.CI127] = 1;[.BU127] &gt; 0);1;0)" office:value-type="float" office:value="0">
            <text:p>0</text:p>
          </table:table-cell>
        </table:table-row>
        <table:table-row table:style-name="ro2">
          <table:table-cell office:value-type="float" office:value="263488">
            <text:p>263488</text:p>
          </table:table-cell>
          <table:table-cell office:value-type="float" office:value="107">
            <text:p>107</text:p>
          </table:table-cell>
          <table:table-cell office:value-type="string">
            <text:p>54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41">
            <text:p>39741</text:p>
          </table:table-cell>
          <table:table-cell office:value-type="float" office:value="2943">
            <text:p>2943</text:p>
          </table:table-cell>
          <table:table-cell office:value-type="float" office:value="32369">
            <text:p>32369</text:p>
          </table:table-cell>
          <table:table-cell office:value-type="float" office:value="1870">
            <text:p>1870</text:p>
          </table:table-cell>
          <table:table-cell office:value-type="float" office:value="372">
            <text:p>372</text:p>
          </table:table-cell>
          <table:table-cell office:value-type="float" office:value="2006">
            <text:p>2006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29079">
            <text:p>29079</text:p>
          </table:table-cell>
          <table:table-cell office:value-type="float" office:value="1681">
            <text:p>1681</text:p>
          </table:table-cell>
          <table:table-cell office:value-type="float" office:value="24893">
            <text:p>24893</text:p>
          </table:table-cell>
          <table:table-cell office:value-type="float" office:value="983">
            <text:p>983</text:p>
          </table:table-cell>
          <table:table-cell office:value-type="float" office:value="236">
            <text:p>236</text:p>
          </table:table-cell>
          <table:table-cell office:value-type="float" office:value="1185">
            <text:p>118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59">
            <text:p>159</text:p>
          </table:table-cell>
          <table:table-cell office:value-type="float" office:value="0.004">
            <text:p>0.004</text:p>
          </table:table-cell>
          <table:table-cell office:value-type="float" office:value="0.0741">
            <text:p>0.0741</text:p>
          </table:table-cell>
          <table:table-cell office:value-type="float" office:value="0.8145">
            <text:p>0.8145</text:p>
          </table:table-cell>
          <table:table-cell office:value-type="float" office:value="0.0471">
            <text:p>0.0471</text:p>
          </table:table-cell>
          <table:table-cell office:value-type="float" office:value="0.0094">
            <text:p>0.0094</text:p>
          </table:table-cell>
          <table:table-cell office:value-type="float" office:value="0.0505">
            <text:p>0.0505</text:p>
          </table:table-cell>
          <table:table-cell office:value-type="float" office:value="0.0007">
            <text:p>0.0007</text:p>
          </table:table-cell>
          <table:table-cell office:value-type="float" office:value="0.0014">
            <text:p>0.0014</text:p>
          </table:table-cell>
          <table:table-cell office:value-type="float" office:value="0.0025">
            <text:p>0.0025</text:p>
          </table:table-cell>
          <table:table-cell office:value-type="float" office:value="0.0578">
            <text:p>0.0578</text:p>
          </table:table-cell>
          <table:table-cell office:value-type="float" office:value="0.856">
            <text:p>0.856</text:p>
          </table:table-cell>
          <table:table-cell office:value-type="float" office:value="0.0338">
            <text:p>0.0338</text:p>
          </table:table-cell>
          <table:table-cell office:value-type="float" office:value="0.0081">
            <text:p>0.0081</text:p>
          </table:table-cell>
          <table:table-cell office:value-type="float" office:value="0.0408">
            <text:p>0.0408</text:p>
          </table:table-cell>
          <table:table-cell office:value-type="float" office:value="0.0007">
            <text:p>0.0007</text:p>
          </table:table-cell>
          <table:table-cell office:value-type="float" office:value="0.0008">
            <text:p>0.0008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51687726">
            <text:p>8951687726</text:p>
          </table:table-cell>
          <table:table-cell office:value-type="float" office:value="271263264.424242">
            <text:p>271263264.424242</text:p>
          </table:table-cell>
          <table:table-cell office:value-type="float" office:value="1777">
            <text:p>1777</text:p>
          </table:table-cell>
          <table:table-cell office:value-type="float" office:value="53.8484848484849">
            <text:p>53.8484848485</text:p>
          </table:table-cell>
          <table:table-cell office:value-type="float" office:value="94">
            <text:p>94</text:p>
          </table:table-cell>
          <table:table-cell office:value-type="float" office:value="2.84848484848485">
            <text:p>2.8484848485</text:p>
          </table:table-cell>
          <table:table-cell office:value-type="float" office:value="128">
            <text:p>128</text:p>
          </table:table-cell>
          <table:table-cell office:value-type="float" office:value="3.87878787878788">
            <text:p>3.8787878788</text:p>
          </table:table-cell>
          <table:table-cell office:value-type="float" office:value="233">
            <text:p>233</text:p>
          </table:table-cell>
          <table:table-cell office:value-type="float" office:value="7.06060606060606">
            <text:p>7.0606060606</text:p>
          </table:table-cell>
          <table:table-cell office:value-type="float" office:value="37726">
            <text:p>37726</text:p>
          </table:table-cell>
          <table:table-cell office:value-type="float" office:value="1143.21212121212">
            <text:p>1143.2121212121</text:p>
          </table:table-cell>
          <table:table-cell office:value-type="float" office:value="2971">
            <text:p>2971</text:p>
          </table:table-cell>
          <table:table-cell office:value-type="float" office:value="90.030303030303">
            <text:p>90.0303030303</text:p>
          </table:table-cell>
          <table:table-cell office:value-type="float" office:value="1178868">
            <text:p>1178868</text:p>
          </table:table-cell>
          <table:table-cell office:value-type="float" office:value="35723.2727272727">
            <text:p>35723.2727272727</text:p>
          </table:table-cell>
          <table:table-cell office:value-type="float" office:value="-324.000743618514">
            <text:p>-324.0007436185</text:p>
          </table:table-cell>
          <table:table-cell office:value-type="float" office:value="-9.81820435207618">
            <text:p>-9.8182043521</text:p>
          </table:table-cell>
          <table:table-cell office:value-type="float" office:value="65.7828514933389">
            <text:p>65.7828514933</text:p>
          </table:table-cell>
          <table:table-cell office:value-type="float" office:value="1.99341974222239">
            <text:p>1.9934197422</text:p>
          </table:table-cell>
          <table:table-cell office:value-type="float" office:value="89.5248768418239">
            <text:p>89.5248768418</text:p>
          </table:table-cell>
          <table:table-cell office:value-type="float" office:value="2.71287505581285">
            <text:p>2.7128750558</text:p>
          </table:table-cell>
          <table:table-cell office:value-type="float" office:value="15007">
            <text:p>15007</text:p>
          </table:table-cell>
          <table:table-cell office:value-type="float" office:value="454.757575757576">
            <text:p>454.7575757576</text:p>
          </table:table-cell>
          <table:table-cell office:value-type="float" office:value="15098">
            <text:p>15098</text:p>
          </table:table-cell>
          <table:table-cell office:value-type="float" office:value="457.515151515152">
            <text:p>457.5151515152</text:p>
          </table:table-cell>
          <table:table-cell office:value-type="float" office:value="204.36531689721">
            <text:p>204.3653168972</text:p>
          </table:table-cell>
          <table:table-cell office:value-type="float" office:value="6.19288839082455">
            <text:p>6.1928883908</text:p>
          </table:table-cell>
          <table:table-cell office:value-type="float" office:value="8.91807540353003">
            <text:p>8.9180754035</text:p>
          </table:table-cell>
          <table:table-cell office:value-type="float" office:value="0.27024470919788">
            <text:p>0.2702447092</text:p>
          </table:table-cell>
          <table:table-cell office:value-type="float" office:value="33">
            <text:p>33</text:p>
          </table:table-cell>
          <table:table-cell table:formula="of:= 100 * (([.BV128] / ([.BV128] + [.BX128])) - ([.BX128] / ([.BV128] + [.BX128])))" office:value-type="float" office:value="-0.302275369539945">
            <text:p>-0.3022753695</text:p>
          </table:table-cell>
          <table:table-cell table:formula="of:=IF([.CE128] &gt; 0;1;0)" office:value-type="float" office:value="0">
            <text:p>0</text:p>
          </table:table-cell>
          <table:table-cell table:formula="of:=IF([.BU128] &gt; [.CE128];1;0)" office:value-type="float" office:value="1">
            <text:p>1</text:p>
          </table:table-cell>
          <table:table-cell table:formula="of:=IF(AND([.CF128] = 1;[.BU128] &lt; 0);1;0)" office:value-type="float" office:value="0">
            <text:p>0</text:p>
          </table:table-cell>
          <table:table-cell table:formula="of:=IF([.CE128] &lt; 0;1;0)" office:value-type="float" office:value="1">
            <text:p>1</text:p>
          </table:table-cell>
          <table:table-cell table:formula="of:=IF(AND([.CI128] = 1;[.BU128] &gt; 0);1;0)" office:value-type="float" office:value="1">
            <text:p>1</text:p>
          </table:table-cell>
        </table:table-row>
        <table:table-row table:style-name="ro2">
          <table:table-cell office:value-type="float" office:value="263523">
            <text:p>263523</text:p>
          </table:table-cell>
          <table:table-cell office:value-type="float" office:value="108">
            <text:p>108</text:p>
          </table:table-cell>
          <table:table-cell office:value-type="string">
            <text:p>54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42">
            <text:p>39742</text:p>
          </table:table-cell>
          <table:table-cell office:value-type="float" office:value="1146">
            <text:p>1146</text:p>
          </table:table-cell>
          <table:table-cell office:value-type="float" office:value="36160">
            <text:p>36160</text:p>
          </table:table-cell>
          <table:table-cell office:value-type="float" office:value="1039">
            <text:p>1039</text:p>
          </table:table-cell>
          <table:table-cell office:value-type="float" office:value="323">
            <text:p>323</text:p>
          </table:table-cell>
          <table:table-cell office:value-type="float" office:value="944">
            <text:p>944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office:value-type="float" office:value="29373">
            <text:p>29373</text:p>
          </table:table-cell>
          <table:table-cell office:value-type="float" office:value="627">
            <text:p>627</text:p>
          </table:table-cell>
          <table:table-cell office:value-type="float" office:value="27319">
            <text:p>27319</text:p>
          </table:table-cell>
          <table:table-cell office:value-type="float" office:value="569">
            <text:p>569</text:p>
          </table:table-cell>
          <table:table-cell office:value-type="float" office:value="222">
            <text:p>222</text:p>
          </table:table-cell>
          <table:table-cell office:value-type="float" office:value="565">
            <text:p>565</text:p>
          </table:table-cell>
          <table:table-cell table:number-columns-repeated="2" office:value-type="float" office:value="17">
            <text:p>17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60">
            <text:p>160</text:p>
          </table:table-cell>
          <table:table-cell office:value-type="float" office:value="0.004">
            <text:p>0.004</text:p>
          </table:table-cell>
          <table:table-cell office:value-type="float" office:value="0.0288">
            <text:p>0.0288</text:p>
          </table:table-cell>
          <table:table-cell office:value-type="float" office:value="0.9099">
            <text:p>0.9099</text:p>
          </table:table-cell>
          <table:table-cell office:value-type="float" office:value="0.0261">
            <text:p>0.0261</text:p>
          </table:table-cell>
          <table:table-cell office:value-type="float" office:value="0.0081">
            <text:p>0.0081</text:p>
          </table:table-cell>
          <table:table-cell office:value-type="float" office:value="0.0238">
            <text:p>0.0238</text:p>
          </table:table-cell>
          <table:table-cell office:value-type="float" office:value="0.0006">
            <text:p>0.0006</text:p>
          </table:table-cell>
          <table:table-cell office:value-type="float" office:value="0.0008">
            <text:p>0.0008</text:p>
          </table:table-cell>
          <table:table-cell office:value-type="float" office:value="0.0019">
            <text:p>0.0019</text:p>
          </table:table-cell>
          <table:table-cell office:value-type="float" office:value="0.0213">
            <text:p>0.0213</text:p>
          </table:table-cell>
          <table:table-cell office:value-type="float" office:value="0.9301">
            <text:p>0.9301</text:p>
          </table:table-cell>
          <table:table-cell office:value-type="float" office:value="0.0194">
            <text:p>0.0194</text:p>
          </table:table-cell>
          <table:table-cell office:value-type="float" office:value="0.0076">
            <text:p>0.0076</text:p>
          </table:table-cell>
          <table:table-cell office:value-type="float" office:value="0.0192">
            <text:p>0.0192</text:p>
          </table:table-cell>
          <table:table-cell table:number-columns-repeated="2" office:value-type="float" office:value="0.0006">
            <text:p>0.0006</text:p>
          </table:table-cell>
          <table:table-cell office:value-type="float" office:value="0.0013">
            <text:p>0.001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220340039">
            <text:p>9220340039</text:p>
          </table:table-cell>
          <table:table-cell office:value-type="float" office:value="271186471.735294">
            <text:p>271186471.735294</text:p>
          </table:table-cell>
          <table:table-cell office:value-type="float" office:value="1869">
            <text:p>1869</text:p>
          </table:table-cell>
          <table:table-cell office:value-type="float" office:value="54.9705882352941">
            <text:p>54.9705882353</text:p>
          </table:table-cell>
          <table:table-cell office:value-type="float" office:value="112">
            <text:p>112</text:p>
          </table:table-cell>
          <table:table-cell office:value-type="float" office:value="3.29411764705882">
            <text:p>3.2941176471</text:p>
          </table:table-cell>
          <table:table-cell office:value-type="float" office:value="93">
            <text:p>93</text:p>
          </table:table-cell>
          <table:table-cell office:value-type="float" office:value="2.73529411764706">
            <text:p>2.7352941176</text:p>
          </table:table-cell>
          <table:table-cell office:value-type="float" office:value="232">
            <text:p>232</text:p>
          </table:table-cell>
          <table:table-cell office:value-type="float" office:value="6.82352941176471">
            <text:p>6.8235294118</text:p>
          </table:table-cell>
          <table:table-cell office:value-type="float" office:value="40039">
            <text:p>40039</text:p>
          </table:table-cell>
          <table:table-cell office:value-type="float" office:value="1177.61764705882">
            <text:p>1177.6176470588</text:p>
          </table:table-cell>
          <table:table-cell office:value-type="float" office:value="2637">
            <text:p>2637</text:p>
          </table:table-cell>
          <table:table-cell office:value-type="float" office:value="77.5588235294118">
            <text:p>77.5588235294</text:p>
          </table:table-cell>
          <table:table-cell office:value-type="float" office:value="1050421">
            <text:p>1050421</text:p>
          </table:table-cell>
          <table:table-cell office:value-type="float" office:value="30894.7352941176">
            <text:p>30894.7352941176</text:p>
          </table:table-cell>
          <table:table-cell office:value-type="float" office:value="266.22960991273">
            <text:p>266.2296099127</text:p>
          </table:table-cell>
          <table:table-cell office:value-type="float" office:value="7.83028264449206">
            <text:p>7.8302826445</text:p>
          </table:table-cell>
          <table:table-cell office:value-type="float" office:value="278.458160586842">
            <text:p>278.4581605868</text:p>
          </table:table-cell>
          <table:table-cell office:value-type="float" office:value="8.189945899613">
            <text:p>8.1899458996</text:p>
          </table:table-cell>
          <table:table-cell office:value-type="float" office:value="347.120083978594">
            <text:p>347.1200839786</text:p>
          </table:table-cell>
          <table:table-cell office:value-type="float" office:value="10.2094142346645">
            <text:p>10.2094142347</text:p>
          </table:table-cell>
          <table:table-cell office:value-type="float" office:value="15876">
            <text:p>15876</text:p>
          </table:table-cell>
          <table:table-cell office:value-type="float" office:value="466.941176470588">
            <text:p>466.9411764706</text:p>
          </table:table-cell>
          <table:table-cell office:value-type="float" office:value="12317">
            <text:p>12317</text:p>
          </table:table-cell>
          <table:table-cell office:value-type="float" office:value="362.264705882353">
            <text:p>362.2647058824</text:p>
          </table:table-cell>
          <table:table-cell office:value-type="float" office:value="781.79617382892">
            <text:p>781.7961738289</text:p>
          </table:table-cell>
          <table:table-cell office:value-type="float" office:value="22.9940051126153">
            <text:p>22.9940051126</text:p>
          </table:table-cell>
          <table:table-cell office:value-type="float" office:value="418.40100707676">
            <text:p>418.4010070768</text:p>
          </table:table-cell>
          <table:table-cell office:value-type="float" office:value="12.3059119728459">
            <text:p>12.3059119728</text:p>
          </table:table-cell>
          <table:table-cell office:value-type="float" office:value="34">
            <text:p>34</text:p>
          </table:table-cell>
          <table:table-cell table:formula="of:= 100 * (([.BV129] / ([.BV129] + [.BX129])) - ([.BX129] / ([.BV129] + [.BX129])))" office:value-type="float" office:value="12.6237009186678">
            <text:p>12.6237009187</text:p>
          </table:table-cell>
          <table:table-cell table:formula="of:=IF([.CE129] &gt; 0;1;0)" office:value-type="float" office:value="1">
            <text:p>1</text:p>
          </table:table-cell>
          <table:table-cell table:formula="of:=IF([.BU129] &gt; [.CE129];1;0)" office:value-type="float" office:value="0">
            <text:p>0</text:p>
          </table:table-cell>
          <table:table-cell table:formula="of:=IF(AND([.CF129] = 1;[.BU129] &lt; 0);1;0)" office:value-type="float" office:value="0">
            <text:p>0</text:p>
          </table:table-cell>
          <table:table-cell table:formula="of:=IF([.CE129] &lt; 0;1;0)" office:value-type="float" office:value="0">
            <text:p>0</text:p>
          </table:table-cell>
          <table:table-cell table:formula="of:=IF(AND([.CI129] = 1;[.BU129] &gt; 0);1;0)" office:value-type="float" office:value="0">
            <text:p>0</text:p>
          </table:table-cell>
        </table:table-row>
        <table:table-row table:style-name="ro2">
          <table:table-cell office:value-type="float" office:value="263549">
            <text:p>263549</text:p>
          </table:table-cell>
          <table:table-cell office:value-type="float" office:value="134">
            <text:p>134</text:p>
          </table:table-cell>
          <table:table-cell office:value-type="string">
            <text:p>67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46">
            <text:p>39746</text:p>
          </table:table-cell>
          <table:table-cell office:value-type="float" office:value="5105">
            <text:p>5105</text:p>
          </table:table-cell>
          <table:table-cell office:value-type="float" office:value="18039">
            <text:p>18039</text:p>
          </table:table-cell>
          <table:table-cell office:value-type="float" office:value="7893">
            <text:p>7893</text:p>
          </table:table-cell>
          <table:table-cell office:value-type="float" office:value="621">
            <text:p>621</text:p>
          </table:table-cell>
          <table:table-cell office:value-type="float" office:value="7536">
            <text:p>7536</text:p>
          </table:table-cell>
          <table:table-cell office:value-type="float" office:value="26">
            <text:p>26</text:p>
          </table:table-cell>
          <table:table-cell office:value-type="float" office:value="95">
            <text:p>95</text:p>
          </table:table-cell>
          <table:table-cell office:value-type="float" office:value="431">
            <text:p>431</text:p>
          </table:table-cell>
          <table:table-cell office:value-type="float" office:value="28181">
            <text:p>28181</text:p>
          </table:table-cell>
          <table:table-cell office:value-type="float" office:value="3057">
            <text:p>3057</text:p>
          </table:table-cell>
          <table:table-cell office:value-type="float" office:value="15353">
            <text:p>15353</text:p>
          </table:table-cell>
          <table:table-cell office:value-type="float" office:value="4725">
            <text:p>4725</text:p>
          </table:table-cell>
          <table:table-cell office:value-type="float" office:value="427">
            <text:p>427</text:p>
          </table:table-cell>
          <table:table-cell office:value-type="float" office:value="4354">
            <text:p>4354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64">
            <text:p>164</text:p>
          </table:table-cell>
          <table:table-cell office:value-type="float" office:value="0.0041">
            <text:p>0.0041</text:p>
          </table:table-cell>
          <table:table-cell office:value-type="float" office:value="0.1284">
            <text:p>0.1284</text:p>
          </table:table-cell>
          <table:table-cell office:value-type="float" office:value="0.4539">
            <text:p>0.4539</text:p>
          </table:table-cell>
          <table:table-cell office:value-type="float" office:value="0.1986">
            <text:p>0.1986</text:p>
          </table:table-cell>
          <table:table-cell office:value-type="float" office:value="0.0156">
            <text:p>0.0156</text:p>
          </table:table-cell>
          <table:table-cell office:value-type="float" office:value="0.1896">
            <text:p>0.1896</text:p>
          </table:table-cell>
          <table:table-cell office:value-type="float" office:value="0.0007">
            <text:p>0.0007</text:p>
          </table:table-cell>
          <table:table-cell office:value-type="float" office:value="0.0024">
            <text:p>0.0024</text:p>
          </table:table-cell>
          <table:table-cell office:value-type="float" office:value="0.0108">
            <text:p>0.0108</text:p>
          </table:table-cell>
          <table:table-cell office:value-type="float" office:value="0.1085">
            <text:p>0.1085</text:p>
          </table:table-cell>
          <table:table-cell office:value-type="float" office:value="0.5448">
            <text:p>0.5448</text:p>
          </table:table-cell>
          <table:table-cell office:value-type="float" office:value="0.1677">
            <text:p>0.1677</text:p>
          </table:table-cell>
          <table:table-cell office:value-type="float" office:value="0.0152">
            <text:p>0.0152</text:p>
          </table:table-cell>
          <table:table-cell office:value-type="float" office:value="0.1545">
            <text:p>0.1545</text:p>
          </table:table-cell>
          <table:table-cell office:value-type="float" office:value="0.0008">
            <text:p>0.0008</text:p>
          </table:table-cell>
          <table:table-cell office:value-type="float" office:value="0.0017">
            <text:p>0.0017</text:p>
          </table:table-cell>
          <table:table-cell office:value-type="float" office:value="0.0068">
            <text:p>0.006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678084065">
            <text:p>8678084065</text:p>
          </table:table-cell>
          <table:table-cell office:value-type="float" office:value="271190127.03125">
            <text:p>271190127.03125</text:p>
          </table:table-cell>
          <table:table-cell office:value-type="float" office:value="2046">
            <text:p>2046</text:p>
          </table:table-cell>
          <table:table-cell office:value-type="float" office:value="63.9375">
            <text:p>63.9375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 office:value-type="float" office:value="5.25">
            <text:p>5.25</text:p>
          </table:table-cell>
          <table:table-cell office:value-type="float" office:value="70">
            <text:p>70</text:p>
          </table:table-cell>
          <table:table-cell office:value-type="float" office:value="2.1875">
            <text:p>2.1875</text:p>
          </table:table-cell>
          <table:table-cell office:value-type="float" office:value="44065">
            <text:p>44065</text:p>
          </table:table-cell>
          <table:table-cell office:value-type="float" office:value="1377.03125">
            <text:p>1377.03125</text:p>
          </table:table-cell>
          <table:table-cell office:value-type="float" office:value="4280">
            <text:p>4280</text:p>
          </table:table-cell>
          <table:table-cell office:value-type="float" office:value="133.75">
            <text:p>133.75</text:p>
          </table:table-cell>
          <table:table-cell office:value-type="float" office:value="1797920">
            <text:p>1797920</text:p>
          </table:table-cell>
          <table:table-cell office:value-type="float" office:value="56185">
            <text:p>56185</text:p>
          </table:table-cell>
          <table:table-cell office:value-type="float" office:value="-1469.6661472911">
            <text:p>-1469.6661472911</text:p>
          </table:table-cell>
          <table:table-cell office:value-type="float" office:value="-45.9270671028469">
            <text:p>-45.9270671028</text:p>
          </table:table-cell>
          <table:table-cell office:value-type="float" office:value="-1030.68622618184">
            <text:p>-1030.6862261818</text:p>
          </table:table-cell>
          <table:table-cell office:value-type="float" office:value="-32.2089445681825">
            <text:p>-32.2089445682</text:p>
          </table:table-cell>
          <table:table-cell office:value-type="float" office:value="-1155.45856309291">
            <text:p>-1155.4585630929</text:p>
          </table:table-cell>
          <table:table-cell office:value-type="float" office:value="-36.1080800966534">
            <text:p>-36.1080800967</text:p>
          </table:table-cell>
          <table:table-cell office:value-type="float" office:value="6526">
            <text:p>6526</text:p>
          </table:table-cell>
          <table:table-cell office:value-type="float" office:value="203.9375">
            <text:p>203.9375</text:p>
          </table:table-cell>
          <table:table-cell office:value-type="float" office:value="13727">
            <text:p>13727</text:p>
          </table:table-cell>
          <table:table-cell office:value-type="float" office:value="428.96875">
            <text:p>428.96875</text:p>
          </table:table-cell>
          <table:table-cell office:value-type="float" office:value="-1299.76079086952">
            <text:p>-1299.7607908695</text:p>
          </table:table-cell>
          <table:table-cell office:value-type="float" office:value="-40.6175247146725">
            <text:p>-40.6175247147</text:p>
          </table:table-cell>
          <table:table-cell office:value-type="float" office:value="-1238.89293185878">
            <text:p>-1238.8929318588</text:p>
          </table:table-cell>
          <table:table-cell office:value-type="float" office:value="-38.7154041205869">
            <text:p>-38.7154041206</text:p>
          </table:table-cell>
          <table:table-cell office:value-type="float" office:value="32">
            <text:p>32</text:p>
          </table:table-cell>
          <table:table-cell table:formula="of:= 100 * (([.BV130] / ([.BV130] + [.BX130])) - ([.BX130] / ([.BV130] + [.BX130])))" office:value-type="float" office:value="-35.5552263862144">
            <text:p>-35.5552263862</text:p>
          </table:table-cell>
          <table:table-cell table:formula="of:=IF([.CE130] &gt; 0;1;0)" office:value-type="float" office:value="0">
            <text:p>0</text:p>
          </table:table-cell>
          <table:table-cell table:formula="of:=IF([.BU130] &gt; [.CE130];1;0)" office:value-type="float" office:value="0">
            <text:p>0</text:p>
          </table:table-cell>
          <table:table-cell table:formula="of:=IF(AND([.CF130] = 1;[.BU130] &lt; 0);1;0)" office:value-type="float" office:value="0">
            <text:p>0</text:p>
          </table:table-cell>
          <table:table-cell table:formula="of:=IF([.CE130] &lt; 0;1;0)" office:value-type="float" office:value="1">
            <text:p>1</text:p>
          </table:table-cell>
          <table:table-cell table:formula="of:=IF(AND([.CI130] = 1;[.BU130] &gt; 0);1;0)" office:value-type="float" office:value="0">
            <text:p>0</text:p>
          </table:table-cell>
        </table:table-row>
        <table:table-row table:style-name="ro2">
          <table:table-cell office:value-type="float" office:value="263579">
            <text:p>263579</text:p>
          </table:table-cell>
          <table:table-cell office:value-type="float" office:value="105">
            <text:p>105</text:p>
          </table:table-cell>
          <table:table-cell office:value-type="string">
            <text:p>53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48">
            <text:p>39648</text:p>
          </table:table-cell>
          <table:table-cell office:value-type="float" office:value="2158">
            <text:p>2158</text:p>
          </table:table-cell>
          <table:table-cell office:value-type="float" office:value="30579">
            <text:p>30579</text:p>
          </table:table-cell>
          <table:table-cell office:value-type="float" office:value="3079">
            <text:p>3079</text:p>
          </table:table-cell>
          <table:table-cell office:value-type="float" office:value="321">
            <text:p>321</text:p>
          </table:table-cell>
          <table:table-cell office:value-type="float" office:value="3296">
            <text:p>3296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162">
            <text:p>162</text:p>
          </table:table-cell>
          <table:table-cell office:value-type="float" office:value="30347">
            <text:p>30347</text:p>
          </table:table-cell>
          <table:table-cell office:value-type="float" office:value="1286">
            <text:p>1286</text:p>
          </table:table-cell>
          <table:table-cell office:value-type="float" office:value="24644">
            <text:p>24644</text:p>
          </table:table-cell>
          <table:table-cell office:value-type="float" office:value="1926">
            <text:p>1926</text:p>
          </table:table-cell>
          <table:table-cell office:value-type="float" office:value="226">
            <text:p>226</text:p>
          </table:table-cell>
          <table:table-cell office:value-type="float" office:value="2150">
            <text:p>215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87">
            <text:p>8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66">
            <text:p>66</text:p>
          </table:table-cell>
          <table:table-cell office:value-type="float" office:value="0.0017">
            <text:p>0.0017</text:p>
          </table:table-cell>
          <table:table-cell office:value-type="float" office:value="0.0544">
            <text:p>0.0544</text:p>
          </table:table-cell>
          <table:table-cell office:value-type="float" office:value="0.7713">
            <text:p>0.7713</text:p>
          </table:table-cell>
          <table:table-cell office:value-type="float" office:value="0.0777">
            <text:p>0.0777</text:p>
          </table:table-cell>
          <table:table-cell office:value-type="float" office:value="0.0081">
            <text:p>0.0081</text:p>
          </table:table-cell>
          <table:table-cell office:value-type="float" office:value="0.0831">
            <text:p>0.0831</text:p>
          </table:table-cell>
          <table:table-cell office:value-type="float" office:value="0.0004">
            <text:p>0.0004</text:p>
          </table:table-cell>
          <table:table-cell office:value-type="float" office:value="0.001">
            <text:p>0.001</text:p>
          </table:table-cell>
          <table:table-cell office:value-type="float" office:value="0.0041">
            <text:p>0.0041</text:p>
          </table:table-cell>
          <table:table-cell office:value-type="float" office:value="0.0424">
            <text:p>0.0424</text:p>
          </table:table-cell>
          <table:table-cell office:value-type="float" office:value="0.8121">
            <text:p>0.8121</text:p>
          </table:table-cell>
          <table:table-cell office:value-type="float" office:value="0.0635">
            <text:p>0.0635</text:p>
          </table:table-cell>
          <table:table-cell office:value-type="float" office:value="0.0074">
            <text:p>0.0074</text:p>
          </table:table-cell>
          <table:table-cell office:value-type="float" office:value="0.0708">
            <text:p>0.0708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office:value-type="float" office:value="0.0029">
            <text:p>0.002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00057933">
            <text:p>7600057933</text:p>
          </table:table-cell>
          <table:table-cell office:value-type="float" office:value="271430640.464286">
            <text:p>271430640.464286</text:p>
          </table:table-cell>
          <table:table-cell office:value-type="float" office:value="1647">
            <text:p>1647</text:p>
          </table:table-cell>
          <table:table-cell office:value-type="float" office:value="58.8214285714286">
            <text:p>58.8214285714</text:p>
          </table:table-cell>
          <table:table-cell office:value-type="float" office:value="124">
            <text:p>124</text:p>
          </table:table-cell>
          <table:table-cell office:value-type="float" office:value="4.42857142857143">
            <text:p>4.4285714286</text:p>
          </table:table-cell>
          <table:table-cell office:value-type="float" office:value="141">
            <text:p>141</text:p>
          </table:table-cell>
          <table:table-cell office:value-type="float" office:value="5.03571428571429">
            <text:p>5.0357142857</text:p>
          </table:table-cell>
          <table:table-cell office:value-type="float" office:value="168">
            <text:p>168</text:p>
          </table:table-cell>
          <table:table-cell office:value-type="float" office:value="6">
            <text:p>6</text:p>
          </table:table-cell>
          <table:table-cell office:value-type="float" office:value="17933">
            <text:p>17933</text:p>
          </table:table-cell>
          <table:table-cell office:value-type="float" office:value="640.464285714286">
            <text:p>640.4642857143</text:p>
          </table:table-cell>
          <table:table-cell office:value-type="float" office:value="3711">
            <text:p>3711</text:p>
          </table:table-cell>
          <table:table-cell office:value-type="float" office:value="132.535714285714">
            <text:p>132.5357142857</text:p>
          </table:table-cell>
          <table:table-cell office:value-type="float" office:value="1512456">
            <text:p>1512456</text:p>
          </table:table-cell>
          <table:table-cell office:value-type="float" office:value="54016.2857142857">
            <text:p>54016.2857142857</text:p>
          </table:table-cell>
          <table:table-cell office:value-type="float" office:value="-820.88167935294">
            <text:p>-820.8816793529</text:p>
          </table:table-cell>
          <table:table-cell office:value-type="float" office:value="-29.3172028340336">
            <text:p>-29.317202834</text:p>
          </table:table-cell>
          <table:table-cell office:value-type="float" office:value="-225.34094975917">
            <text:p>-225.3409497592</text:p>
          </table:table-cell>
          <table:table-cell office:value-type="float" office:value="-8.0478910628275">
            <text:p>-8.0478910628</text:p>
          </table:table-cell>
          <table:table-cell office:value-type="float" office:value="-319.34633903989">
            <text:p>-319.3463390399</text:p>
          </table:table-cell>
          <table:table-cell office:value-type="float" office:value="-11.4052263942818">
            <text:p>-11.4052263943</text:p>
          </table:table-cell>
          <table:table-cell office:value-type="float" office:value="12563">
            <text:p>12563</text:p>
          </table:table-cell>
          <table:table-cell office:value-type="float" office:value="448.678571428571">
            <text:p>448.6785714286</text:p>
          </table:table-cell>
          <table:table-cell office:value-type="float" office:value="14766">
            <text:p>14766</text:p>
          </table:table-cell>
          <table:table-cell office:value-type="float" office:value="527.357142857143">
            <text:p>527.3571428571</text:p>
          </table:table-cell>
          <table:table-cell office:value-type="float" office:value="-512.27326837338">
            <text:p>-512.2732683734</text:p>
          </table:table-cell>
          <table:table-cell office:value-type="float" office:value="-18.2954738704779">
            <text:p>-18.2954738705</text:p>
          </table:table-cell>
          <table:table-cell office:value-type="float" office:value="-469.460559131249">
            <text:p>-469.4605591312</text:p>
          </table:table-cell>
          <table:table-cell office:value-type="float" office:value="-16.7664485404017">
            <text:p>-16.7664485404</text:p>
          </table:table-cell>
          <table:table-cell office:value-type="float" office:value="28">
            <text:p>28</text:p>
          </table:table-cell>
          <table:table-cell table:formula="of:= 100 * (([.BV131] / ([.BV131] + [.BX131])) - ([.BX131] / ([.BV131] + [.BX131])))" office:value-type="float" office:value="-8.06103406637637">
            <text:p>-8.0610340664</text:p>
          </table:table-cell>
          <table:table-cell table:formula="of:=IF([.CE131] &gt; 0;1;0)" office:value-type="float" office:value="0">
            <text:p>0</text:p>
          </table:table-cell>
          <table:table-cell table:formula="of:=IF([.BU131] &gt; [.CE131];1;0)" office:value-type="float" office:value="0">
            <text:p>0</text:p>
          </table:table-cell>
          <table:table-cell table:formula="of:=IF(AND([.CF131] = 1;[.BU131] &lt; 0);1;0)" office:value-type="float" office:value="0">
            <text:p>0</text:p>
          </table:table-cell>
          <table:table-cell table:formula="of:=IF([.CE131] &lt; 0;1;0)" office:value-type="float" office:value="1">
            <text:p>1</text:p>
          </table:table-cell>
          <table:table-cell table:formula="of:=IF(AND([.CI131] = 1;[.BU131] &gt; 0);1;0)" office:value-type="float" office:value="0">
            <text:p>0</text:p>
          </table:table-cell>
        </table:table-row>
        <table:table-row table:style-name="ro2">
          <table:table-cell office:value-type="float" office:value="263610">
            <text:p>263610</text:p>
          </table:table-cell>
          <table:table-cell office:value-type="float" office:value="133">
            <text:p>133</text:p>
          </table:table-cell>
          <table:table-cell office:value-type="string">
            <text:p>67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53">
            <text:p>39453</text:p>
          </table:table-cell>
          <table:table-cell office:value-type="float" office:value="5160">
            <text:p>5160</text:p>
          </table:table-cell>
          <table:table-cell office:value-type="float" office:value="15887">
            <text:p>15887</text:p>
          </table:table-cell>
          <table:table-cell office:value-type="float" office:value="6138">
            <text:p>6138</text:p>
          </table:table-cell>
          <table:table-cell office:value-type="float" office:value="684">
            <text:p>684</text:p>
          </table:table-cell>
          <table:table-cell office:value-type="float" office:value="11061">
            <text:p>11061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450">
            <text:p>450</text:p>
          </table:table-cell>
          <table:table-cell office:value-type="float" office:value="26571">
            <text:p>26571</text:p>
          </table:table-cell>
          <table:table-cell office:value-type="float" office:value="2967">
            <text:p>2967</text:p>
          </table:table-cell>
          <table:table-cell office:value-type="float" office:value="13372">
            <text:p>13372</text:p>
          </table:table-cell>
          <table:table-cell office:value-type="float" office:value="3378">
            <text:p>3378</text:p>
          </table:table-cell>
          <table:table-cell office:value-type="float" office:value="484">
            <text:p>484</text:p>
          </table:table-cell>
          <table:table-cell office:value-type="float" office:value="6150">
            <text:p>615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79">
            <text:p>17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29">
            <text:p>-129</text:p>
          </table:table-cell>
          <table:table-cell office:value-type="float" office:value="-0.0033">
            <text:p>-0.0033</text:p>
          </table:table-cell>
          <table:table-cell office:value-type="float" office:value="0.1308">
            <text:p>0.1308</text:p>
          </table:table-cell>
          <table:table-cell office:value-type="float" office:value="0.4027">
            <text:p>0.4027</text:p>
          </table:table-cell>
          <table:table-cell office:value-type="float" office:value="0.1556">
            <text:p>0.1556</text:p>
          </table:table-cell>
          <table:table-cell office:value-type="float" office:value="0.0173">
            <text:p>0.0173</text:p>
          </table:table-cell>
          <table:table-cell office:value-type="float" office:value="0.2804">
            <text:p>0.2804</text:p>
          </table:table-cell>
          <table:table-cell office:value-type="float" office:value="0.0008">
            <text:p>0.0008</text:p>
          </table:table-cell>
          <table:table-cell office:value-type="float" office:value="0.0011">
            <text:p>0.0011</text:p>
          </table:table-cell>
          <table:table-cell office:value-type="float" office:value="0.0114">
            <text:p>0.0114</text:p>
          </table:table-cell>
          <table:table-cell office:value-type="float" office:value="0.1117">
            <text:p>0.1117</text:p>
          </table:table-cell>
          <table:table-cell office:value-type="float" office:value="0.5033">
            <text:p>0.5033</text:p>
          </table:table-cell>
          <table:table-cell office:value-type="float" office:value="0.1271">
            <text:p>0.1271</text:p>
          </table:table-cell>
          <table:table-cell office:value-type="float" office:value="0.0182">
            <text:p>0.0182</text:p>
          </table:table-cell>
          <table:table-cell office:value-type="float" office:value="0.2315">
            <text:p>0.2315</text:p>
          </table:table-cell>
          <table:table-cell table:number-columns-repeated="2" office:value-type="float" office:value="0.0008">
            <text:p>0.0008</text:p>
          </table:table-cell>
          <table:table-cell office:value-type="float" office:value="0.0067">
            <text:p>0.0067</text:p>
          </table:table-cell>
          <table:table-cell table:number-columns-repeated="4" office:value-type="float" office:value="0">
            <text:p>0</text:p>
          </table:table-cell>
          <table:table-cell office:value-type="float" office:value="6780779200">
            <text:p>6780779200</text:p>
          </table:table-cell>
          <table:table-cell office:value-type="float" office:value="271231168">
            <text:p>271231168</text:p>
          </table:table-cell>
          <table:table-cell office:value-type="float" office:value="1622">
            <text:p>1622</text:p>
          </table:table-cell>
          <table:table-cell office:value-type="float" office:value="64.88">
            <text:p>64.88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29200">
            <text:p>29200</text:p>
          </table:table-cell>
          <table:table-cell office:value-type="float" office:value="1168">
            <text:p>1168</text:p>
          </table:table-cell>
          <table:table-cell office:value-type="float" office:value="3220">
            <text:p>3220</text:p>
          </table:table-cell>
          <table:table-cell office:value-type="float" office:value="128.8">
            <text:p>128.8</text:p>
          </table:table-cell>
          <table:table-cell office:value-type="float" office:value="1379528">
            <text:p>1379528</text:p>
          </table:table-cell>
          <table:table-cell office:value-type="float" office:value="55181.12">
            <text:p>55181.12</text:p>
          </table:table-cell>
          <table:table-cell office:value-type="float" office:value="-1270.604182885">
            <text:p>-1270.604182885</text:p>
          </table:table-cell>
          <table:table-cell office:value-type="float" office:value="-50.8241673154">
            <text:p>-50.8241673154</text:p>
          </table:table-cell>
          <table:table-cell office:value-type="float" office:value="-794.13807689748">
            <text:p>-794.1380768975</text:p>
          </table:table-cell>
          <table:table-cell office:value-type="float" office:value="-31.7655230758992">
            <text:p>-31.7655230759</text:p>
          </table:table-cell>
          <table:table-cell office:value-type="float" office:value="-851.34927925428">
            <text:p>-851.3492792543</text:p>
          </table:table-cell>
          <table:table-cell office:value-type="float" office:value="-34.0539711701712">
            <text:p>-34.0539711702</text:p>
          </table:table-cell>
          <table:table-cell office:value-type="float" office:value="4459">
            <text:p>4459</text:p>
          </table:table-cell>
          <table:table-cell office:value-type="float" office:value="178.36">
            <text:p>178.36</text:p>
          </table:table-cell>
          <table:table-cell office:value-type="float" office:value="9503">
            <text:p>9503</text:p>
          </table:table-cell>
          <table:table-cell office:value-type="float" office:value="380.12">
            <text:p>380.12</text:p>
          </table:table-cell>
          <table:table-cell office:value-type="float" office:value="-1021.8580750275">
            <text:p>-1021.8580750275</text:p>
          </table:table-cell>
          <table:table-cell office:value-type="float" office:value="-40.8743230011">
            <text:p>-40.8743230011</text:p>
          </table:table-cell>
          <table:table-cell office:value-type="float" office:value="-984.4874035159">
            <text:p>-984.4874035159</text:p>
          </table:table-cell>
          <table:table-cell office:value-type="float" office:value="-39.379496140636">
            <text:p>-39.3794961406</text:p>
          </table:table-cell>
          <table:table-cell office:value-type="float" office:value="25">
            <text:p>25</text:p>
          </table:table-cell>
          <table:table-cell table:formula="of:= 100 * (([.BV132] / ([.BV132] + [.BX132])) - ([.BX132] / ([.BV132] + [.BX132])))" office:value-type="float" office:value="-36.1266294227188">
            <text:p>-36.1266294227</text:p>
          </table:table-cell>
          <table:table-cell table:formula="of:=IF([.CE132] &gt; 0;1;0)" office:value-type="float" office:value="0">
            <text:p>0</text:p>
          </table:table-cell>
          <table:table-cell table:formula="of:=IF([.BU132] &gt; [.CE132];1;0)" office:value-type="float" office:value="1">
            <text:p>1</text:p>
          </table:table-cell>
          <table:table-cell table:formula="of:=IF(AND([.CF132] = 1;[.BU132] &lt; 0);1;0)" office:value-type="float" office:value="0">
            <text:p>0</text:p>
          </table:table-cell>
          <table:table-cell table:formula="of:=IF([.CE132] &lt; 0;1;0)" office:value-type="float" office:value="1">
            <text:p>1</text:p>
          </table:table-cell>
          <table:table-cell table:formula="of:=IF(AND([.CI132] = 1;[.BU132] &gt; 0);1;0)" office:value-type="float" office:value="0">
            <text:p>0</text:p>
          </table:table-cell>
        </table:table-row>
        <table:table-row table:style-name="ro2">
          <table:table-cell office:value-type="float" office:value="263637">
            <text:p>263637</text:p>
          </table:table-cell>
          <table:table-cell office:value-type="float" office:value="85">
            <text:p>85</text:p>
          </table:table-cell>
          <table:table-cell office:value-type="string">
            <text:p>43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19">
            <text:p>39719</text:p>
          </table:table-cell>
          <table:table-cell office:value-type="float" office:value="1718">
            <text:p>1718</text:p>
          </table:table-cell>
          <table:table-cell office:value-type="float" office:value="31563">
            <text:p>31563</text:p>
          </table:table-cell>
          <table:table-cell office:value-type="float" office:value="2470">
            <text:p>2470</text:p>
          </table:table-cell>
          <table:table-cell office:value-type="float" office:value="259">
            <text:p>259</text:p>
          </table:table-cell>
          <table:table-cell office:value-type="float" office:value="3457">
            <text:p>3457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71">
            <text:p>171</text:p>
          </table:table-cell>
          <table:table-cell office:value-type="float" office:value="30250">
            <text:p>30250</text:p>
          </table:table-cell>
          <table:table-cell office:value-type="float" office:value="979">
            <text:p>979</text:p>
          </table:table-cell>
          <table:table-cell office:value-type="float" office:value="25488">
            <text:p>25488</text:p>
          </table:table-cell>
          <table:table-cell office:value-type="float" office:value="1366">
            <text:p>1366</text:p>
          </table:table-cell>
          <table:table-cell office:value-type="float" office:value="180">
            <text:p>180</text:p>
          </table:table-cell>
          <table:table-cell office:value-type="float" office:value="2100">
            <text:p>2100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37">
            <text:p>137</text:p>
          </table:table-cell>
          <table:table-cell office:value-type="float" office:value="0.0035">
            <text:p>0.0035</text:p>
          </table:table-cell>
          <table:table-cell office:value-type="float" office:value="0.0433">
            <text:p>0.0433</text:p>
          </table:table-cell>
          <table:table-cell office:value-type="float" office:value="0.7947">
            <text:p>0.7947</text:p>
          </table:table-cell>
          <table:table-cell office:value-type="float" office:value="0.0622">
            <text:p>0.0622</text:p>
          </table:table-cell>
          <table:table-cell office:value-type="float" office:value="0.0065">
            <text:p>0.0065</text:p>
          </table:table-cell>
          <table:table-cell office:value-type="float" office:value="0.087">
            <text:p>0.087</text:p>
          </table:table-cell>
          <table:table-cell office:value-type="float" office:value="0.0007">
            <text:p>0.0007</text:p>
          </table:table-cell>
          <table:table-cell office:value-type="float" office:value="0.0014">
            <text:p>0.0014</text:p>
          </table:table-cell>
          <table:table-cell office:value-type="float" office:value="0.0043">
            <text:p>0.0043</text:p>
          </table:table-cell>
          <table:table-cell office:value-type="float" office:value="0.0324">
            <text:p>0.0324</text:p>
          </table:table-cell>
          <table:table-cell office:value-type="float" office:value="0.8426">
            <text:p>0.8426</text:p>
          </table:table-cell>
          <table:table-cell office:value-type="float" office:value="0.0452">
            <text:p>0.0452</text:p>
          </table:table-cell>
          <table:table-cell office:value-type="float" office:value="0.006">
            <text:p>0.006</text:p>
          </table:table-cell>
          <table:table-cell office:value-type="float" office:value="0.0694">
            <text:p>0.0694</text:p>
          </table:table-cell>
          <table:table-cell office:value-type="float" office:value="0.0005">
            <text:p>0.0005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310363006">
            <text:p>10310363006</text:p>
          </table:table-cell>
          <table:table-cell office:value-type="float" office:value="271325342.263158">
            <text:p>271325342.263158</text:p>
          </table:table-cell>
          <table:table-cell office:value-type="float" office:value="2106">
            <text:p>2106</text:p>
          </table:table-cell>
          <table:table-cell office:value-type="float" office:value="55.421052631579">
            <text:p>55.4210526316</text:p>
          </table:table-cell>
          <table:table-cell office:value-type="float" office:value="156">
            <text:p>156</text:p>
          </table:table-cell>
          <table:table-cell office:value-type="float" office:value="4.10526315789474">
            <text:p>4.1052631579</text:p>
          </table:table-cell>
          <table:table-cell office:value-type="float" office:value="153">
            <text:p>153</text:p>
          </table:table-cell>
          <table:table-cell office:value-type="float" office:value="4.02631578947368">
            <text:p>4.0263157895</text:p>
          </table:table-cell>
          <table:table-cell office:value-type="float" office:value="148">
            <text:p>148</text:p>
          </table:table-cell>
          <table:table-cell office:value-type="float" office:value="3.89473684210526">
            <text:p>3.8947368421</text:p>
          </table:table-cell>
          <table:table-cell office:value-type="float" office:value="23006">
            <text:p>23006</text:p>
          </table:table-cell>
          <table:table-cell office:value-type="float" office:value="605.421052631579">
            <text:p>605.4210526316</text:p>
          </table:table-cell>
          <table:table-cell office:value-type="float" office:value="4208">
            <text:p>4208</text:p>
          </table:table-cell>
          <table:table-cell office:value-type="float" office:value="110.736842105263">
            <text:p>110.7368421053</text:p>
          </table:table-cell>
          <table:table-cell office:value-type="float" office:value="1824027">
            <text:p>1824027</text:p>
          </table:table-cell>
          <table:table-cell office:value-type="float" office:value="48000.7105263158">
            <text:p>48000.7105263158</text:p>
          </table:table-cell>
          <table:table-cell office:value-type="float" office:value="-706.7363468283">
            <text:p>-706.7363468283</text:p>
          </table:table-cell>
          <table:table-cell office:value-type="float" office:value="-18.5983249165342">
            <text:p>-18.5983249165</text:p>
          </table:table-cell>
          <table:table-cell office:value-type="float" office:value="-165.918068967881">
            <text:p>-165.9180689679</text:p>
          </table:table-cell>
          <table:table-cell office:value-type="float" office:value="-4.36626497283897">
            <text:p>-4.3662649728</text:p>
          </table:table-cell>
          <table:table-cell office:value-type="float" office:value="-270.285588455981">
            <text:p>-270.285588456</text:p>
          </table:table-cell>
          <table:table-cell office:value-type="float" office:value="-7.11277864357845">
            <text:p>-7.1127786436</text:p>
          </table:table-cell>
          <table:table-cell office:value-type="float" office:value="17052">
            <text:p>17052</text:p>
          </table:table-cell>
          <table:table-cell office:value-type="float" office:value="448.736842105263">
            <text:p>448.7368421053</text:p>
          </table:table-cell>
          <table:table-cell office:value-type="float" office:value="18918">
            <text:p>18918</text:p>
          </table:table-cell>
          <table:table-cell office:value-type="float" office:value="497.842105263158">
            <text:p>497.8421052632</text:p>
          </table:table-cell>
          <table:table-cell office:value-type="float" office:value="-369.70661480401">
            <text:p>-369.706614804</text:p>
          </table:table-cell>
          <table:table-cell office:value-type="float" office:value="-9.72912144221079">
            <text:p>-9.7291214422</text:p>
          </table:table-cell>
          <table:table-cell office:value-type="float" office:value="-378.16165476394">
            <text:p>-378.1616547639</text:p>
          </table:table-cell>
          <table:table-cell office:value-type="float" office:value="-9.95162249378789">
            <text:p>-9.9516224938</text:p>
          </table:table-cell>
          <table:table-cell office:value-type="float" office:value="38">
            <text:p>38</text:p>
          </table:table-cell>
          <table:table-cell table:formula="of:= 100 * (([.BV133] / ([.BV133] + [.BX133])) - ([.BX133] / ([.BV133] + [.BX133])))" office:value-type="float" office:value="-5.18765638031693">
            <text:p>-5.1876563803</text:p>
          </table:table-cell>
          <table:table-cell table:formula="of:=IF([.CE133] &gt; 0;1;0)" office:value-type="float" office:value="0">
            <text:p>0</text:p>
          </table:table-cell>
          <table:table-cell table:formula="of:=IF([.BU133] &gt; [.CE133];1;0)" office:value-type="float" office:value="0">
            <text:p>0</text:p>
          </table:table-cell>
          <table:table-cell table:formula="of:=IF(AND([.CF133] = 1;[.BU133] &lt; 0);1;0)" office:value-type="float" office:value="0">
            <text:p>0</text:p>
          </table:table-cell>
          <table:table-cell table:formula="of:=IF([.CE133] &lt; 0;1;0)" office:value-type="float" office:value="1">
            <text:p>1</text:p>
          </table:table-cell>
          <table:table-cell table:formula="of:=IF(AND([.CI133] = 1;[.BU133] &gt; 0);1;0)" office:value-type="float" office:value="0">
            <text:p>0</text:p>
          </table:table-cell>
        </table:table-row>
        <table:table-row table:style-name="ro2">
          <table:table-cell office:value-type="float" office:value="263672">
            <text:p>263672</text:p>
          </table:table-cell>
          <table:table-cell office:value-type="float" office:value="86">
            <text:p>86</text:p>
          </table:table-cell>
          <table:table-cell office:value-type="string">
            <text:p>43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88">
            <text:p>39688</text:p>
          </table:table-cell>
          <table:table-cell office:value-type="float" office:value="1844">
            <text:p>1844</text:p>
          </table:table-cell>
          <table:table-cell office:value-type="float" office:value="31043">
            <text:p>31043</text:p>
          </table:table-cell>
          <table:table-cell office:value-type="float" office:value="3086">
            <text:p>3086</text:p>
          </table:table-cell>
          <table:table-cell office:value-type="float" office:value="292">
            <text:p>292</text:p>
          </table:table-cell>
          <table:table-cell office:value-type="float" office:value="3220">
            <text:p>3220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136">
            <text:p>136</text:p>
          </table:table-cell>
          <table:table-cell office:value-type="float" office:value="30176">
            <text:p>30176</text:p>
          </table:table-cell>
          <table:table-cell office:value-type="float" office:value="1077">
            <text:p>1077</text:p>
          </table:table-cell>
          <table:table-cell office:value-type="float" office:value="25138">
            <text:p>25138</text:p>
          </table:table-cell>
          <table:table-cell office:value-type="float" office:value="1663">
            <text:p>1663</text:p>
          </table:table-cell>
          <table:table-cell office:value-type="float" office:value="213">
            <text:p>213</text:p>
          </table:table-cell>
          <table:table-cell office:value-type="float" office:value="1978">
            <text:p>197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06">
            <text:p>106</text:p>
          </table:table-cell>
          <table:table-cell office:value-type="float" office:value="0.0027">
            <text:p>0.0027</text:p>
          </table:table-cell>
          <table:table-cell office:value-type="float" office:value="0.0465">
            <text:p>0.0465</text:p>
          </table:table-cell>
          <table:table-cell office:value-type="float" office:value="0.7822">
            <text:p>0.7822</text:p>
          </table:table-cell>
          <table:table-cell office:value-type="float" office:value="0.0778">
            <text:p>0.0778</text:p>
          </table:table-cell>
          <table:table-cell office:value-type="float" office:value="0.0074">
            <text:p>0.0074</text:p>
          </table:table-cell>
          <table:table-cell office:value-type="float" office:value="0.0811">
            <text:p>0.0811</text:p>
          </table:table-cell>
          <table:table-cell office:value-type="float" office:value="0.0007">
            <text:p>0.0007</text:p>
          </table:table-cell>
          <table:table-cell office:value-type="float" office:value="0.001">
            <text:p>0.001</text:p>
          </table:table-cell>
          <table:table-cell office:value-type="float" office:value="0.0034">
            <text:p>0.0034</text:p>
          </table:table-cell>
          <table:table-cell office:value-type="float" office:value="0.0357">
            <text:p>0.0357</text:p>
          </table:table-cell>
          <table:table-cell office:value-type="float" office:value="0.833">
            <text:p>0.833</text:p>
          </table:table-cell>
          <table:table-cell office:value-type="float" office:value="0.0551">
            <text:p>0.0551</text:p>
          </table:table-cell>
          <table:table-cell office:value-type="float" office:value="0.0071">
            <text:p>0.0071</text:p>
          </table:table-cell>
          <table:table-cell office:value-type="float" office:value="0.0655">
            <text:p>0.0655</text:p>
          </table:table-cell>
          <table:table-cell office:value-type="float" office:value="0.0007">
            <text:p>0.0007</text:p>
          </table:table-cell>
          <table:table-cell office:value-type="float" office:value="0.0009">
            <text:p>0.0009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599253221">
            <text:p>7599253221</text:p>
          </table:table-cell>
          <table:table-cell office:value-type="float" office:value="271401900.75">
            <text:p>271401900.75</text:p>
          </table:table-cell>
          <table:table-cell office:value-type="float" office:value="1582">
            <text:p>1582</text:p>
          </table:table-cell>
          <table:table-cell office:value-type="float" office:value="56.5">
            <text:p>56.5</text:p>
          </table:table-cell>
          <table:table-cell office:value-type="float" office:value="116">
            <text:p>116</text:p>
          </table:table-cell>
          <table:table-cell office:value-type="float" office:value="4.14285714285714">
            <text:p>4.1428571429</text:p>
          </table:table-cell>
          <table:table-cell office:value-type="float" office:value="131">
            <text:p>131</text:p>
          </table:table-cell>
          <table:table-cell office:value-type="float" office:value="4.67857142857143">
            <text:p>4.6785714286</text:p>
          </table:table-cell>
          <table:table-cell office:value-type="float" office:value="152">
            <text:p>152</text:p>
          </table:table-cell>
          <table:table-cell office:value-type="float" office:value="5.42857142857143">
            <text:p>5.4285714286</text:p>
          </table:table-cell>
          <table:table-cell office:value-type="float" office:value="13221">
            <text:p>13221</text:p>
          </table:table-cell>
          <table:table-cell office:value-type="float" office:value="472.178571428572">
            <text:p>472.1785714286</text:p>
          </table:table-cell>
          <table:table-cell office:value-type="float" office:value="3178">
            <text:p>3178</text:p>
          </table:table-cell>
          <table:table-cell office:value-type="float" office:value="113.5">
            <text:p>113.5</text:p>
          </table:table-cell>
          <table:table-cell office:value-type="float" office:value="1314200">
            <text:p>1314200</text:p>
          </table:table-cell>
          <table:table-cell office:value-type="float" office:value="46935.7142857143">
            <text:p>46935.7142857143</text:p>
          </table:table-cell>
          <table:table-cell office:value-type="float" office:value="-765.84852880044">
            <text:p>-765.8485288004</text:p>
          </table:table-cell>
          <table:table-cell office:value-type="float" office:value="-27.3517331714443">
            <text:p>-27.3517331714</text:p>
          </table:table-cell>
          <table:table-cell office:value-type="float" office:value="-125.3100406972">
            <text:p>-125.3100406972</text:p>
          </table:table-cell>
          <table:table-cell office:value-type="float" office:value="-4.47535859632857">
            <text:p>-4.4753585963</text:p>
          </table:table-cell>
          <table:table-cell office:value-type="float" office:value="-170.814411054676">
            <text:p>-170.8144110547</text:p>
          </table:table-cell>
          <table:table-cell office:value-type="float" office:value="-6.10051468052414">
            <text:p>-6.1005146805</text:p>
          </table:table-cell>
          <table:table-cell office:value-type="float" office:value="13339">
            <text:p>13339</text:p>
          </table:table-cell>
          <table:table-cell office:value-type="float" office:value="476.392857142857">
            <text:p>476.3928571429</text:p>
          </table:table-cell>
          <table:table-cell office:value-type="float" office:value="14205">
            <text:p>14205</text:p>
          </table:table-cell>
          <table:table-cell office:value-type="float" office:value="507.321428571429">
            <text:p>507.3214285714</text:p>
          </table:table-cell>
          <table:table-cell office:value-type="float" office:value="-418.80530141088">
            <text:p>-418.8053014109</text:p>
          </table:table-cell>
          <table:table-cell office:value-type="float" office:value="-14.9573321932457">
            <text:p>-14.9573321932</text:p>
          </table:table-cell>
          <table:table-cell office:value-type="float" office:value="-370.194570490795">
            <text:p>-370.1945704908</text:p>
          </table:table-cell>
          <table:table-cell office:value-type="float" office:value="-13.2212346603855">
            <text:p>-13.2212346604</text:p>
          </table:table-cell>
          <table:table-cell office:value-type="float" office:value="28">
            <text:p>28</text:p>
          </table:table-cell>
          <table:table-cell table:formula="of:= 100 * (([.BV134] / ([.BV134] + [.BX134])) - ([.BX134] / ([.BV134] + [.BX134])))" office:value-type="float" office:value="-3.14406041243102">
            <text:p>-3.1440604124</text:p>
          </table:table-cell>
          <table:table-cell table:formula="of:=IF([.CE134] &gt; 0;1;0)" office:value-type="float" office:value="0">
            <text:p>0</text:p>
          </table:table-cell>
          <table:table-cell table:formula="of:=IF([.BU134] &gt; [.CE134];1;0)" office:value-type="float" office:value="0">
            <text:p>0</text:p>
          </table:table-cell>
          <table:table-cell table:formula="of:=IF(AND([.CF134] = 1;[.BU134] &lt; 0);1;0)" office:value-type="float" office:value="0">
            <text:p>0</text:p>
          </table:table-cell>
          <table:table-cell table:formula="of:=IF([.CE134] &lt; 0;1;0)" office:value-type="float" office:value="1">
            <text:p>1</text:p>
          </table:table-cell>
          <table:table-cell table:formula="of:=IF(AND([.CI134] = 1;[.BU134] &gt; 0);1;0)" office:value-type="float" office:value="0">
            <text:p>0</text:p>
          </table:table-cell>
        </table:table-row>
        <table:table-row table:style-name="ro2">
          <table:table-cell office:value-type="float" office:value="263705">
            <text:p>263705</text:p>
          </table:table-cell>
          <table:table-cell office:value-type="float" office:value="106">
            <text:p>106</text:p>
          </table:table-cell>
          <table:table-cell office:value-type="string">
            <text:p>53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41">
            <text:p>39541</text:p>
          </table:table-cell>
          <table:table-cell office:value-type="float" office:value="1316">
            <text:p>1316</text:p>
          </table:table-cell>
          <table:table-cell office:value-type="float" office:value="31694">
            <text:p>31694</text:p>
          </table:table-cell>
          <table:table-cell office:value-type="float" office:value="2123">
            <text:p>2123</text:p>
          </table:table-cell>
          <table:table-cell office:value-type="float" office:value="147">
            <text:p>147</text:p>
          </table:table-cell>
          <table:table-cell office:value-type="float" office:value="4060">
            <text:p>4060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20">
            <text:p>120</text:p>
          </table:table-cell>
          <table:table-cell office:value-type="float" office:value="26720">
            <text:p>26720</text:p>
          </table:table-cell>
          <table:table-cell office:value-type="float" office:value="731">
            <text:p>731</text:p>
          </table:table-cell>
          <table:table-cell office:value-type="float" office:value="22046">
            <text:p>22046</text:p>
          </table:table-cell>
          <table:table-cell office:value-type="float" office:value="1229">
            <text:p>1229</text:p>
          </table:table-cell>
          <table:table-cell office:value-type="float" office:value="98">
            <text:p>98</text:p>
          </table:table-cell>
          <table:table-cell office:value-type="float" office:value="2514">
            <text:p>25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41">
            <text:p>-41</text:p>
          </table:table-cell>
          <table:table-cell office:value-type="float" office:value="-0.001">
            <text:p>-0.001</text:p>
          </table:table-cell>
          <table:table-cell office:value-type="float" office:value="0.0333">
            <text:p>0.0333</text:p>
          </table:table-cell>
          <table:table-cell office:value-type="float" office:value="0.8015">
            <text:p>0.8015</text:p>
          </table:table-cell>
          <table:table-cell office:value-type="float" office:value="0.0537">
            <text:p>0.0537</text:p>
          </table:table-cell>
          <table:table-cell office:value-type="float" office:value="0.0037">
            <text:p>0.0037</text:p>
          </table:table-cell>
          <table:table-cell office:value-type="float" office:value="0.1027">
            <text:p>0.1027</text:p>
          </table:table-cell>
          <table:table-cell office:value-type="float" office:value="0.0007">
            <text:p>0.0007</text:p>
          </table:table-cell>
          <table:table-cell office:value-type="float" office:value="0.0014">
            <text:p>0.0014</text:p>
          </table:table-cell>
          <table:table-cell office:value-type="float" office:value="0.003">
            <text:p>0.003</text:p>
          </table:table-cell>
          <table:table-cell office:value-type="float" office:value="0.0274">
            <text:p>0.0274</text:p>
          </table:table-cell>
          <table:table-cell office:value-type="float" office:value="0.8251">
            <text:p>0.8251</text:p>
          </table:table-cell>
          <table:table-cell office:value-type="float" office:value="0.046">
            <text:p>0.046</text:p>
          </table:table-cell>
          <table:table-cell office:value-type="float" office:value="0.0037">
            <text:p>0.0037</text:p>
          </table:table-cell>
          <table:table-cell office:value-type="float" office:value="0.0941">
            <text:p>0.0941</text:p>
          </table:table-cell>
          <table:table-cell office:value-type="float" office:value="0.0006">
            <text:p>0.0006</text:p>
          </table:table-cell>
          <table:table-cell office:value-type="float" office:value="0.0008">
            <text:p>0.0008</text:p>
          </table:table-cell>
          <table:table-cell office:value-type="float" office:value="0.0024">
            <text:p>0.002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704236299">
            <text:p>5704236299</text:p>
          </table:table-cell>
          <table:table-cell office:value-type="float" office:value="271630299.952381">
            <text:p>271630299.952381</text:p>
          </table:table-cell>
          <table:table-cell office:value-type="float" office:value="1182">
            <text:p>1182</text:p>
          </table:table-cell>
          <table:table-cell office:value-type="float" office:value="56.2857142857143">
            <text:p>56.2857142857</text:p>
          </table:table-cell>
          <table:table-cell office:value-type="float" office:value="100">
            <text:p>100</text:p>
          </table:table-cell>
          <table:table-cell office:value-type="float" office:value="4.76190476190476">
            <text:p>4.7619047619</text:p>
          </table:table-cell>
          <table:table-cell office:value-type="float" office:value="82">
            <text:p>82</text:p>
          </table:table-cell>
          <table:table-cell office:value-type="float" office:value="3.9047619047619">
            <text:p>3.9047619048</text:p>
          </table:table-cell>
          <table:table-cell office:value-type="float" office:value="210">
            <text:p>210</text:p>
          </table:table-cell>
          <table:table-cell office:value-type="float" office:value="10">
            <text:p>10</text:p>
          </table:table-cell>
          <table:table-cell office:value-type="float" office:value="6299">
            <text:p>6299</text:p>
          </table:table-cell>
          <table:table-cell office:value-type="float" office:value="299.952380952381">
            <text:p>299.9523809524</text:p>
          </table:table-cell>
          <table:table-cell office:value-type="float" office:value="2999">
            <text:p>2999</text:p>
          </table:table-cell>
          <table:table-cell office:value-type="float" office:value="142.809523809524">
            <text:p>142.8095238095</text:p>
          </table:table-cell>
          <table:table-cell office:value-type="float" office:value="1124196">
            <text:p>1124196</text:p>
          </table:table-cell>
          <table:table-cell office:value-type="float" office:value="53533.1428571429">
            <text:p>53533.1428571429</text:p>
          </table:table-cell>
          <table:table-cell office:value-type="float" office:value="-20.177927229053">
            <text:p>-20.1779272291</text:p>
          </table:table-cell>
          <table:table-cell office:value-type="float" office:value="-0.960853677573953">
            <text:p>-0.9608536776</text:p>
          </table:table-cell>
          <table:table-cell office:value-type="float" office:value="304.40221491615">
            <text:p>304.4022149162</text:p>
          </table:table-cell>
          <table:table-cell office:value-type="float" office:value="14.4953435674357">
            <text:p>14.4953435674</text:p>
          </table:table-cell>
          <table:table-cell office:value-type="float" office:value="258.29532286003">
            <text:p>258.29532286</text:p>
          </table:table-cell>
          <table:table-cell office:value-type="float" office:value="12.299777279049">
            <text:p>12.299777279</text:p>
          </table:table-cell>
          <table:table-cell office:value-type="float" office:value="14106">
            <text:p>14106</text:p>
          </table:table-cell>
          <table:table-cell office:value-type="float" office:value="671.714285714286">
            <text:p>671.7142857143</text:p>
          </table:table-cell>
          <table:table-cell office:value-type="float" office:value="10820">
            <text:p>10820</text:p>
          </table:table-cell>
          <table:table-cell office:value-type="float" office:value="515.238095238095">
            <text:p>515.2380952381</text:p>
          </table:table-cell>
          <table:table-cell office:value-type="float" office:value="277.881709249904">
            <text:p>277.8817092499</text:p>
          </table:table-cell>
          <table:table-cell office:value-type="float" office:value="13.2324623452335">
            <text:p>13.2324623452</text:p>
          </table:table-cell>
          <table:table-cell office:value-type="float" office:value="205.100329949283">
            <text:p>205.1003299493</text:p>
          </table:table-cell>
          <table:table-cell office:value-type="float" office:value="9.76668237853729">
            <text:p>9.7666823785</text:p>
          </table:table-cell>
          <table:table-cell office:value-type="float" office:value="21">
            <text:p>21</text:p>
          </table:table-cell>
          <table:table-cell table:formula="of:= 100 * (([.BV135] / ([.BV135] + [.BX135])) - ([.BX135] / ([.BV135] + [.BX135])))" office:value-type="float" office:value="13.1830217443633">
            <text:p>13.1830217444</text:p>
          </table:table-cell>
          <table:table-cell table:formula="of:=IF([.CE135] &gt; 0;1;0)" office:value-type="float" office:value="1">
            <text:p>1</text:p>
          </table:table-cell>
          <table:table-cell table:formula="of:=IF([.BU135] &gt; [.CE135];1;0)" office:value-type="float" office:value="0">
            <text:p>0</text:p>
          </table:table-cell>
          <table:table-cell table:formula="of:=IF(AND([.CF135] = 1;[.BU135] &lt; 0);1;0)" office:value-type="float" office:value="0">
            <text:p>0</text:p>
          </table:table-cell>
          <table:table-cell table:formula="of:=IF([.CE135] &lt; 0;1;0)" office:value-type="float" office:value="0">
            <text:p>0</text:p>
          </table:table-cell>
          <table:table-cell table:formula="of:=IF(AND([.CI135] = 1;[.BU135] &gt; 0);1;0)" office:value-type="float" office:value="0">
            <text:p>0</text:p>
          </table:table-cell>
        </table:table-row>
        <table:table-row table:style-name="ro2">
          <table:table-cell table:number-columns-repeated="83"/>
          <table:table-cell table:formula="of:=SUM([.CF2:.CF135])" office:value-type="float" office:value="83">
            <text:p>83</text:p>
          </table:table-cell>
          <table:table-cell table:formula="of:=SUM([.CG2:.CG135])" office:value-type="float" office:value="50">
            <text:p>50</text:p>
          </table:table-cell>
          <table:table-cell table:formula="of:=SUM([.CH2:.CH135])" office:value-type="float" office:value="3">
            <text:p>3</text:p>
          </table:table-cell>
          <table:table-cell table:style-name="Default" table:formula="of:=SUM([.CI2:.CI135])" office:value-type="float" office:value="51">
            <text:p>51</text:p>
          </table:table-cell>
          <table:table-cell table:style-name="Default" table:formula="of:=SUM([.CJ2:.CJ135])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4/05/2012</text:date>, <text:time>09:1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05T09:19:10</dc:date>
    <dc:creator>Kevin Schaul</dc:creator>
    <meta:generator>OpenOffice.org/3.3$Unix OpenOffice.org_project/330m20$Build-9567</meta:generator>
    <meta:editing-duration>PT28M46S</meta:editing-duration>
    <meta:editing-cycles>2</meta:editing-cycles>
    <meta:document-statistic meta:table-count="1" meta:cell-count="11617" meta:object-count="0"/>
  </office:meta>
</office:document-meta>
</file>